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46cm"/>
    </style:style>
    <style:style style:name="co2" style:family="table-column">
      <style:table-column-properties fo:break-before="auto" style:column-width="2.752cm"/>
    </style:style>
    <style:style style:name="co3" style:family="table-column">
      <style:table-column-properties fo:break-before="auto" style:column-width="1.087cm"/>
    </style:style>
    <style:style style:name="co4" style:family="table-column">
      <style:table-column-properties fo:break-before="auto" style:column-width="6.442cm"/>
    </style:style>
    <style:style style:name="co5" style:family="table-column">
      <style:table-column-properties fo:break-before="auto" style:column-width="1.863cm"/>
    </style:style>
    <style:style style:name="co6" style:family="table-column">
      <style:table-column-properties fo:break-before="auto" style:column-width="0.504cm"/>
    </style:style>
    <style:style style:name="co7" style:family="table-column">
      <style:table-column-properties fo:break-before="auto" style:column-width="1.281cm"/>
    </style:style>
    <style:style style:name="co8" style:family="table-column">
      <style:table-column-properties fo:break-before="auto" style:column-width="0.699cm"/>
    </style:style>
    <style:style style:name="co9" style:family="table-column">
      <style:table-column-properties fo:break-before="auto" style:column-width="0.864cm"/>
    </style:style>
    <style:style style:name="co10" style:family="table-column">
      <style:table-column-properties fo:break-before="auto" style:column-width="0.893cm"/>
    </style:style>
    <style:style style:name="co11" style:family="table-column">
      <style:table-column-properties fo:break-before="auto" style:column-width="2.364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VilleMTP_MTP_Bâtiments_2011_v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number-columns-repeated="2" table:default-cell-style-name="Default"/>
        <table:table-row table:style-name="ro1">
          <table:table-cell office:value-type="string">
            <text:p>AREA_,N,19,8</text:p>
          </table:table-cell>
          <table:table-cell office:value-type="string">
            <text:p>PERIMETER,N,19,8</text:p>
          </table:table-cell>
          <table:table-cell office:value-type="string">
            <text:p>BATIMENTS_,N,10,0</text:p>
          </table:table-cell>
          <table:table-cell office:value-type="string">
            <text:p>PATRLIB,C,36</text:p>
          </table:table-cell>
          <table:table-cell office:value-type="string">
            <text:p>CLEFPATR,C,8</text:p>
          </table:table-cell>
          <table:table-cell office:value-type="string">
            <text:p>CDCOL,C,1</text:p>
          </table:table-cell>
          <table:table-cell office:value-type="string">
            <text:p>CDPAT,C,5</text:p>
          </table:table-cell>
          <table:table-cell office:value-type="string">
            <text:p>CDELEM,C,2</text:p>
          </table:table-cell>
          <table:table-cell office:value-type="string">
            <text:p>CLASS,C,5</text:p>
          </table:table-cell>
          <table:table-cell office:value-type="string">
            <text:p>SYMBOLE,N,5,0</text:p>
          </table:table-cell>
          <table:table-cell office:value-type="string">
            <text:p>ID,N,10,0</text:p>
          </table:table-cell>
          <table:table-cell office:value-type="string">
            <text:p>AREA,N,19,11</text:p>
          </table:table-cell>
          <table:table-cell office:value-type="string">
            <text:p>LEN,N,19,11</text:p>
          </table:table-cell>
        </table:table-row>
        <table:table-row table:style-name="ro1">
          <table:table-cell office:value-type="float" office:value="5171.62688127">
            <text:p>5171,62688127</text:p>
          </table:table-cell>
          <table:table-cell office:value-type="float" office:value="511.13697564">
            <text:p>511,13697564</text:p>
          </table:table-cell>
          <table:table-cell office:value-type="float" office:value="22">
            <text:p>22</text:p>
          </table:table-cell>
          <table:table-cell office:value-type="string">
            <text:p>Centre T.A.M <text:s/>La jeune Parque</text:p>
          </table:table-cell>
          <table:table-cell office:value-type="string">
            <text:p>00123600</text:p>
          </table:table-cell>
          <table:table-cell office:value-type="string">
            <text:p>0</text:p>
          </table:table-cell>
          <table:table-cell office:value-type="string">
            <text:p>01236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5175.92186">
            <text:p>5175,92186</text:p>
          </table:table-cell>
          <table:table-cell office:value-type="float" office:value="511.348872">
            <text:p>511,348872</text:p>
          </table:table-cell>
        </table:table-row>
        <table:table-row table:style-name="ro1">
          <table:table-cell office:value-type="float" office:value="238.07630938">
            <text:p>238,07630938</text:p>
          </table:table-cell>
          <table:table-cell office:value-type="float" office:value="54.77020705">
            <text:p>54,77020705</text:p>
          </table:table-cell>
          <table:table-cell office:value-type="float" office:value="25">
            <text:p>25</text:p>
          </table:table-cell>
          <table:table-cell office:value-type="string">
            <text:p>Maera Usine d'assainissement</text:p>
          </table:table-cell>
          <table:table-cell table:number-columns-repeated="4"/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238.2727">
            <text:p>238,2727</text:p>
          </table:table-cell>
          <table:table-cell office:value-type="float" office:value="54.792792">
            <text:p>54,792792</text:p>
          </table:table-cell>
        </table:table-row>
        <table:table-row table:style-name="ro1">
          <table:table-cell office:value-type="float" office:value="214.10102501">
            <text:p>214,10102501</text:p>
          </table:table-cell>
          <table:table-cell office:value-type="float" office:value="51.93829975">
            <text:p>51,93829975</text:p>
          </table:table-cell>
          <table:table-cell office:value-type="float" office:value="28">
            <text:p>28</text:p>
          </table:table-cell>
          <table:table-cell office:value-type="string">
            <text:p>Maera Usine d'assainissement</text:p>
          </table:table-cell>
          <table:table-cell table:number-columns-repeated="4"/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214.27746">
            <text:p>214,27746</text:p>
          </table:table-cell>
          <table:table-cell office:value-type="float" office:value="51.959696">
            <text:p>51,959696</text:p>
          </table:table-cell>
        </table:table-row>
        <table:table-row table:style-name="ro1">
          <table:table-cell office:value-type="float" office:value="2645.44314679">
            <text:p>2645,44314679</text:p>
          </table:table-cell>
          <table:table-cell office:value-type="float" office:value="253.74940238">
            <text:p>253,74940238</text:p>
          </table:table-cell>
          <table:table-cell office:value-type="float" office:value="31">
            <text:p>31</text:p>
          </table:table-cell>
          <table:table-cell office:value-type="string">
            <text:p>Maera Usine d'assainissement</text:p>
          </table:table-cell>
          <table:table-cell table:number-columns-repeated="4"/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2647.62302">
            <text:p>2647,62302</text:p>
          </table:table-cell>
          <table:table-cell office:value-type="float" office:value="253.85364">
            <text:p>253,85364</text:p>
          </table:table-cell>
        </table:table-row>
        <table:table-row table:style-name="ro1">
          <table:table-cell office:value-type="float" office:value="580.67943122">
            <text:p>580,67943122</text:p>
          </table:table-cell>
          <table:table-cell office:value-type="float" office:value="85.53259483">
            <text:p>85,53259483</text:p>
          </table:table-cell>
          <table:table-cell office:value-type="float" office:value="33">
            <text:p>33</text:p>
          </table:table-cell>
          <table:table-cell office:value-type="string">
            <text:p>Maera Usine d'assainissement</text:p>
          </table:table-cell>
          <table:table-cell table:number-columns-repeated="4"/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581.15766">
            <text:p>581,15766</text:p>
          </table:table-cell>
          <table:table-cell office:value-type="float" office:value="85.567811">
            <text:p>85,567811</text:p>
          </table:table-cell>
        </table:table-row>
        <table:table-row table:style-name="ro1">
          <table:table-cell office:value-type="float" office:value="542.07301251">
            <text:p>542,07301251</text:p>
          </table:table-cell>
          <table:table-cell office:value-type="float" office:value="82.64127271">
            <text:p>82,64127271</text:p>
          </table:table-cell>
          <table:table-cell office:value-type="float" office:value="36">
            <text:p>36</text:p>
          </table:table-cell>
          <table:table-cell office:value-type="string">
            <text:p>Maera Usine d'assainissement</text:p>
          </table:table-cell>
          <table:table-cell table:number-columns-repeated="4"/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542.51967">
            <text:p>542,51967</text:p>
          </table:table-cell>
          <table:table-cell office:value-type="float" office:value="82.675312">
            <text:p>82,675312</text:p>
          </table:table-cell>
        </table:table-row>
        <table:table-row table:style-name="ro1">
          <table:table-cell office:value-type="float" office:value="1220.86539382">
            <text:p>1220,86539382</text:p>
          </table:table-cell>
          <table:table-cell office:value-type="float" office:value="124.02567443">
            <text:p>124,02567443</text:p>
          </table:table-cell>
          <table:table-cell office:value-type="float" office:value="37">
            <text:p>37</text:p>
          </table:table-cell>
          <table:table-cell office:value-type="string">
            <text:p>Maera Usine d'assainissement</text:p>
          </table:table-cell>
          <table:table-cell table:number-columns-repeated="4"/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1221.87171">
            <text:p>1221,87171</text:p>
          </table:table-cell>
          <table:table-cell office:value-type="float" office:value="124.076783">
            <text:p>124,076783</text:p>
          </table:table-cell>
        </table:table-row>
        <table:table-row table:style-name="ro1">
          <table:table-cell office:value-type="float" office:value="65.96817186">
            <text:p>65,96817186</text:p>
          </table:table-cell>
          <table:table-cell office:value-type="float" office:value="28.83612434">
            <text:p>28,83612434</text:p>
          </table:table-cell>
          <table:table-cell office:value-type="float" office:value="40">
            <text:p>40</text:p>
          </table:table-cell>
          <table:table-cell office:value-type="string">
            <text:p>Maera Usine d'assainissement</text:p>
          </table:table-cell>
          <table:table-cell table:number-columns-repeated="4"/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66.02244">
            <text:p>66,02244</text:p>
          </table:table-cell>
          <table:table-cell office:value-type="float" office:value="28.847983">
            <text:p>28,847983</text:p>
          </table:table-cell>
        </table:table-row>
        <table:table-row table:style-name="ro1">
          <table:table-cell office:value-type="float" office:value="8343.80575235">
            <text:p>8343,80575235</text:p>
          </table:table-cell>
          <table:table-cell office:value-type="float" office:value="801.48296943">
            <text:p>801,48296943</text:p>
          </table:table-cell>
          <table:table-cell office:value-type="float" office:value="43">
            <text:p>43</text:p>
          </table:table-cell>
          <table:table-cell office:value-type="string">
            <text:p>Maera Usine d'assainissement</text:p>
          </table:table-cell>
          <table:table-cell table:number-columns-repeated="4"/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8350.67942">
            <text:p>8350,67942</text:p>
          </table:table-cell>
          <table:table-cell office:value-type="float" office:value="801.813428">
            <text:p>801,813428</text:p>
          </table:table-cell>
        </table:table-row>
        <table:table-row table:style-name="ro1">
          <table:table-cell office:value-type="float" office:value="1219.82618756">
            <text:p>1219,82618756</text:p>
          </table:table-cell>
          <table:table-cell office:value-type="float" office:value="123.96943478">
            <text:p>123,96943478</text:p>
          </table:table-cell>
          <table:table-cell office:value-type="float" office:value="45">
            <text:p>45</text:p>
          </table:table-cell>
          <table:table-cell office:value-type="string">
            <text:p>Maera Usine d'assainissement</text:p>
          </table:table-cell>
          <table:table-cell table:number-columns-repeated="4"/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1220.83003">
            <text:p>1220,83003</text:p>
          </table:table-cell>
          <table:table-cell office:value-type="float" office:value="124.020433">
            <text:p>124,020433</text:p>
          </table:table-cell>
        </table:table-row>
        <table:table-row table:style-name="ro1">
          <table:table-cell office:value-type="float" office:value="70.80476562">
            <text:p>70,80476562</text:p>
          </table:table-cell>
          <table:table-cell office:value-type="float" office:value="29.87413335">
            <text:p>29,87413335</text:p>
          </table:table-cell>
          <table:table-cell office:value-type="float" office:value="47">
            <text:p>47</text:p>
          </table:table-cell>
          <table:table-cell office:value-type="string">
            <text:p>Maera Usine d'assainissement</text:p>
          </table:table-cell>
          <table:table-cell table:number-columns-repeated="4"/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70.86304">
            <text:p>70,86304</text:p>
          </table:table-cell>
          <table:table-cell office:value-type="float" office:value="29.886421">
            <text:p>29,886421</text:p>
          </table:table-cell>
        </table:table-row>
        <table:table-row table:style-name="ro1">
          <table:table-cell office:value-type="float" office:value="3158.5733312">
            <text:p>3158,5733312</text:p>
          </table:table-cell>
          <table:table-cell office:value-type="float" office:value="231.30627413">
            <text:p>231,30627413</text:p>
          </table:table-cell>
          <table:table-cell office:value-type="float" office:value="50">
            <text:p>50</text:p>
          </table:table-cell>
          <table:table-cell office:value-type="string">
            <text:p>M.I.N Marché Gare</text:p>
          </table:table-cell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3161.17457">
            <text:p>3161,17457</text:p>
          </table:table-cell>
          <table:table-cell office:value-type="float" office:value="231.401115">
            <text:p>231,401115</text:p>
          </table:table-cell>
        </table:table-row>
        <table:table-row table:style-name="ro1">
          <table:table-cell office:value-type="float" office:value="3406.70699062">
            <text:p>3406,70699062</text:p>
          </table:table-cell>
          <table:table-cell office:value-type="float" office:value="379.68471807">
            <text:p>379,68471807</text:p>
          </table:table-cell>
          <table:table-cell office:value-type="float" office:value="53">
            <text:p>53</text:p>
          </table:table-cell>
          <table:table-cell office:value-type="string">
            <text:p>M.I.N Marché Gare</text:p>
          </table:table-cell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3409.51423">
            <text:p>3409,51423</text:p>
          </table:table-cell>
          <table:table-cell office:value-type="float" office:value="379.842211">
            <text:p>379,842211</text:p>
          </table:table-cell>
        </table:table-row>
        <table:table-row table:style-name="ro1">
          <table:table-cell office:value-type="float" office:value="4523.90446244">
            <text:p>4523,90446244</text:p>
          </table:table-cell>
          <table:table-cell office:value-type="float" office:value="292.78759828">
            <text:p>292,78759828</text:p>
          </table:table-cell>
          <table:table-cell office:value-type="float" office:value="57">
            <text:p>57</text:p>
          </table:table-cell>
          <table:table-cell office:value-type="string">
            <text:p>M.I.N Marché Gare</text:p>
          </table:table-cell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4527.62745">
            <text:p>4527,62745</text:p>
          </table:table-cell>
          <table:table-cell office:value-type="float" office:value="292.908915">
            <text:p>292,908915</text:p>
          </table:table-cell>
        </table:table-row>
        <table:table-row table:style-name="ro1">
          <table:table-cell office:value-type="float" office:value="203.41463751">
            <text:p>203,41463751</text:p>
          </table:table-cell>
          <table:table-cell office:value-type="float" office:value="71.63844491">
            <text:p>71,63844491</text:p>
          </table:table-cell>
          <table:table-cell office:value-type="float" office:value="59">
            <text:p>59</text:p>
          </table:table-cell>
          <table:table-cell office:value-type="string">
            <text:p>M.I.N Marché Gare</text:p>
          </table:table-cell>
          <table:table-cell office:value-type="string">
            <text:p>99999999</text:p>
          </table:table-cell>
          <table:table-cell office:value-type="string">
            <text:p>7</text:p>
          </table:table-cell>
          <table:table-cell office:value-type="string">
            <text:p>00227</text:p>
          </table:table-cell>
          <table:table-cell office:value-type="string">
            <text:p>00</text:p>
          </table:table-cell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203.58258">
            <text:p>203,58258</text:p>
          </table:table-cell>
          <table:table-cell office:value-type="float" office:value="71.667849">
            <text:p>71,667849</text:p>
          </table:table-cell>
        </table:table-row>
        <table:table-row table:style-name="ro1">
          <table:table-cell office:value-type="float" office:value="3714.76975629">
            <text:p>3714,76975629</text:p>
          </table:table-cell>
          <table:table-cell office:value-type="float" office:value="280.95373192">
            <text:p>280,95373192</text:p>
          </table:table-cell>
          <table:table-cell office:value-type="float" office:value="61">
            <text:p>61</text:p>
          </table:table-cell>
          <table:table-cell office:value-type="string">
            <text:p>M.I.N Marché Gare</text:p>
          </table:table-cell>
          <table:table-cell office:value-type="string">
            <text:p>99999999</text:p>
          </table:table-cell>
          <table:table-cell table:number-columns-repeated="3"/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3717.82097">
            <text:p>3717,82097</text:p>
          </table:table-cell>
          <table:table-cell office:value-type="float" office:value="281.068347">
            <text:p>281,068347</text:p>
          </table:table-cell>
        </table:table-row>
        <table:table-row table:style-name="ro1">
          <table:table-cell office:value-type="float" office:value="7945.36998691">
            <text:p>7945,36998691</text:p>
          </table:table-cell>
          <table:table-cell office:value-type="float" office:value="441.4256302">
            <text:p>441,4256302</text:p>
          </table:table-cell>
          <table:table-cell office:value-type="float" office:value="63">
            <text:p>63</text:p>
          </table:table-cell>
          <table:table-cell office:value-type="string">
            <text:p>M.I.N Marché Gare</text:p>
          </table:table-cell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7951.89227">
            <text:p>7951,89227</text:p>
          </table:table-cell>
          <table:table-cell office:value-type="float" office:value="441.604973">
            <text:p>441,604973</text:p>
          </table:table-cell>
        </table:table-row>
        <table:table-row table:style-name="ro1">
          <table:table-cell office:value-type="float" office:value="2530.66363445">
            <text:p>2530,66363445</text:p>
          </table:table-cell>
          <table:table-cell office:value-type="float" office:value="224.07455995">
            <text:p>224,07455995</text:p>
          </table:table-cell>
          <table:table-cell office:value-type="float" office:value="67">
            <text:p>67</text:p>
          </table:table-cell>
          <table:table-cell office:value-type="string">
            <text:p>M.I.N Marché Gare</text:p>
          </table:table-cell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2532.73761">
            <text:p>2532,73761</text:p>
          </table:table-cell>
          <table:table-cell office:value-type="float" office:value="224.166201">
            <text:p>224,166201</text:p>
          </table:table-cell>
        </table:table-row>
        <table:table-row table:style-name="ro1">
          <table:table-cell office:value-type="float" office:value="9538.60989309">
            <text:p>9538,60989309</text:p>
          </table:table-cell>
          <table:table-cell office:value-type="float" office:value="428.17349737">
            <text:p>428,17349737</text:p>
          </table:table-cell>
          <table:table-cell office:value-type="float" office:value="69">
            <text:p>69</text:p>
          </table:table-cell>
          <table:table-cell office:value-type="string">
            <text:p>M.I.N Marché Gare</text:p>
          </table:table-cell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9546.43253">
            <text:p>9546,43253</text:p>
          </table:table-cell>
          <table:table-cell office:value-type="float" office:value="428.348788">
            <text:p>428,348788</text:p>
          </table:table-cell>
        </table:table-row>
        <table:table-row table:style-name="ro1">
          <table:table-cell office:value-type="float" office:value="827.12065626">
            <text:p>827,12065626</text:p>
          </table:table-cell>
          <table:table-cell office:value-type="float" office:value="161.62184312">
            <text:p>161,62184312</text:p>
          </table:table-cell>
          <table:table-cell office:value-type="float" office:value="70">
            <text:p>70</text:p>
          </table:table-cell>
          <table:table-cell office:value-type="string">
            <text:p>Ecole élémentaire Ronsard</text:p>
          </table:table-cell>
          <table:table-cell office:value-type="string">
            <text:p>00043002</text:p>
          </table:table-cell>
          <table:table-cell office:value-type="string">
            <text:p>0</text:p>
          </table:table-cell>
          <table:table-cell office:value-type="string">
            <text:p>00430</text:p>
          </table:table-cell>
          <table:table-cell office:value-type="string">
            <text:p>02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827.79762">
            <text:p>827,79762</text:p>
          </table:table-cell>
          <table:table-cell office:value-type="float" office:value="161.687941">
            <text:p>161,687941</text:p>
          </table:table-cell>
        </table:table-row>
        <table:table-row table:style-name="ro1">
          <table:table-cell office:value-type="float" office:value="17163.97625361">
            <text:p>17163,97625361</text:p>
          </table:table-cell>
          <table:table-cell office:value-type="float" office:value="753.10101413">
            <text:p>753,10101413</text:p>
          </table:table-cell>
          <table:table-cell office:value-type="float" office:value="73">
            <text:p>73</text:p>
          </table:table-cell>
          <table:table-cell office:value-type="string">
            <text:p>Hypermarché</text:p>
          </table:table-cell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17178.05635">
            <text:p>17178,05635</text:p>
          </table:table-cell>
          <table:table-cell office:value-type="float" office:value="753.410415">
            <text:p>753,410415</text:p>
          </table:table-cell>
        </table:table-row>
        <table:table-row table:style-name="ro1">
          <table:table-cell office:value-type="float" office:value="1168.49804697">
            <text:p>1168,49804697</text:p>
          </table:table-cell>
          <table:table-cell office:value-type="float" office:value="179.74833101">
            <text:p>179,74833101</text:p>
          </table:table-cell>
          <table:table-cell office:value-type="float" office:value="79">
            <text:p>79</text:p>
          </table:table-cell>
          <table:table-cell office:value-type="string">
            <text:p>Centre EDF-GDF</text:p>
          </table:table-cell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1169.45444">
            <text:p>1169,45444</text:p>
          </table:table-cell>
          <table:table-cell office:value-type="float" office:value="179.82195">
            <text:p>179,82195</text:p>
          </table:table-cell>
        </table:table-row>
        <table:table-row table:style-name="ro1">
          <table:table-cell office:value-type="float" office:value="2968.78614379">
            <text:p>2968,78614379</text:p>
          </table:table-cell>
          <table:table-cell office:value-type="float" office:value="392.79474065">
            <text:p>392,79474065</text:p>
          </table:table-cell>
          <table:table-cell office:value-type="float" office:value="81">
            <text:p>81</text:p>
          </table:table-cell>
          <table:table-cell office:value-type="string">
            <text:p>M.I.N Marché Gare</text:p>
          </table:table-cell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2971.21596">
            <text:p>2971,21596</text:p>
          </table:table-cell>
          <table:table-cell office:value-type="float" office:value="392.955314">
            <text:p>392,955314</text:p>
          </table:table-cell>
        </table:table-row>
        <table:table-row table:style-name="ro1">
          <table:table-cell office:value-type="float" office:value="538.78189369">
            <text:p>538,78189369</text:p>
          </table:table-cell>
          <table:table-cell office:value-type="float" office:value="181.2338675">
            <text:p>181,2338675</text:p>
          </table:table-cell>
          <table:table-cell office:value-type="float" office:value="82">
            <text:p>82</text:p>
          </table:table-cell>
          <table:table-cell office:value-type="string">
            <text:p>Maison de Quartier Pauline Lafont</text:p>
          </table:table-cell>
          <table:table-cell office:value-type="string">
            <text:p>00144600</text:p>
          </table:table-cell>
          <table:table-cell office:value-type="string">
            <text:p>0</text:p>
          </table:table-cell>
          <table:table-cell office:value-type="string">
            <text:p>01446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539.2232">
            <text:p>539,2232</text:p>
          </table:table-cell>
          <table:table-cell office:value-type="float" office:value="181.308619">
            <text:p>181,308619</text:p>
          </table:table-cell>
        </table:table-row>
        <table:table-row table:style-name="ro1">
          <table:table-cell office:value-type="float" office:value="351.81114075">
            <text:p>351,81114075</text:p>
          </table:table-cell>
          <table:table-cell office:value-type="float" office:value="177.56437188">
            <text:p>177,56437188</text:p>
          </table:table-cell>
          <table:table-cell office:value-type="float" office:value="89">
            <text:p>89</text:p>
          </table:table-cell>
          <table:table-cell office:value-type="string">
            <text:p>Médiathèque Federico Garcia Lorca</text:p>
          </table:table-cell>
          <table:table-cell office:value-type="string">
            <text:p>70244200</text:p>
          </table:table-cell>
          <table:table-cell office:value-type="string">
            <text:p>7</text:p>
          </table:table-cell>
          <table:table-cell office:value-type="string">
            <text:p>02442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352.09833">
            <text:p>352,09833</text:p>
          </table:table-cell>
          <table:table-cell office:value-type="float" office:value="177.636033">
            <text:p>177,636033</text:p>
          </table:table-cell>
        </table:table-row>
        <table:table-row table:style-name="ro1">
          <table:table-cell office:value-type="float" office:value="560.72113462">
            <text:p>560,72113462</text:p>
          </table:table-cell>
          <table:table-cell office:value-type="float" office:value="177.37264706">
            <text:p>177,37264706</text:p>
          </table:table-cell>
          <table:table-cell office:value-type="float" office:value="90">
            <text:p>90</text:p>
          </table:table-cell>
          <table:table-cell office:value-type="string">
            <text:p>Médiathèque Federico Garcia Lorca</text:p>
          </table:table-cell>
          <table:table-cell office:value-type="string">
            <text:p>70244200</text:p>
          </table:table-cell>
          <table:table-cell office:value-type="string">
            <text:p>7</text:p>
          </table:table-cell>
          <table:table-cell office:value-type="string">
            <text:p>02442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561.17749">
            <text:p>561,17749</text:p>
          </table:table-cell>
          <table:table-cell office:value-type="float" office:value="177.444288">
            <text:p>177,444288</text:p>
          </table:table-cell>
        </table:table-row>
        <table:table-row table:style-name="ro1">
          <table:table-cell office:value-type="float" office:value="3077.65511221">
            <text:p>3077,65511221</text:p>
          </table:table-cell>
          <table:table-cell office:value-type="float" office:value="301.74215622">
            <text:p>301,74215622</text:p>
          </table:table-cell>
          <table:table-cell office:value-type="float" office:value="92">
            <text:p>92</text:p>
          </table:table-cell>
          <table:table-cell office:value-type="string">
            <text:p>Médiathèque Federico Garcia Lorca</text:p>
          </table:table-cell>
          <table:table-cell office:value-type="string">
            <text:p>70244200</text:p>
          </table:table-cell>
          <table:table-cell office:value-type="string">
            <text:p>7</text:p>
          </table:table-cell>
          <table:table-cell office:value-type="string">
            <text:p>02442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3080.16518">
            <text:p>3080,16518</text:p>
          </table:table-cell>
          <table:table-cell office:value-type="float" office:value="301.863777">
            <text:p>301,863777</text:p>
          </table:table-cell>
        </table:table-row>
        <table:table-row table:style-name="ro1">
          <table:table-cell office:value-type="float" office:value="764.37985637">
            <text:p>764,37985637</text:p>
          </table:table-cell>
          <table:table-cell office:value-type="float" office:value="208.66431781">
            <text:p>208,66431781</text:p>
          </table:table-cell>
          <table:table-cell office:value-type="float" office:value="99">
            <text:p>99</text:p>
          </table:table-cell>
          <table:table-cell office:value-type="string">
            <text:p>Chai Molière</text:p>
          </table:table-cell>
          <table:table-cell office:value-type="string">
            <text:p>00010100</text:p>
          </table:table-cell>
          <table:table-cell office:value-type="string">
            <text:p>0</text:p>
          </table:table-cell>
          <table:table-cell office:value-type="string">
            <text:p>00101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765.00161">
            <text:p>765,00161</text:p>
          </table:table-cell>
          <table:table-cell office:value-type="float" office:value="208.749675">
            <text:p>208,749675</text:p>
          </table:table-cell>
        </table:table-row>
        <table:table-row table:style-name="ro1">
          <table:table-cell office:value-type="float" office:value="138.22154995">
            <text:p>138,22154995</text:p>
          </table:table-cell>
          <table:table-cell office:value-type="float" office:value="83.18388361">
            <text:p>83,18388361</text:p>
          </table:table-cell>
          <table:table-cell office:value-type="float" office:value="102">
            <text:p>102</text:p>
          </table:table-cell>
          <table:table-cell office:value-type="string">
            <text:p>Eglise Saint Martin</text:p>
          </table:table-cell>
          <table:table-cell office:value-type="string">
            <text:p>88888888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CE</text:p>
          </table:table-cell>
          <table:table-cell table:number-columns-repeated="2" office:value-type="float" office:value="0">
            <text:p>0</text:p>
          </table:table-cell>
          <table:table-cell office:value-type="float" office:value="138.33307">
            <text:p>138,33307</text:p>
          </table:table-cell>
          <table:table-cell office:value-type="float" office:value="83.217909">
            <text:p>83,217909</text:p>
          </table:table-cell>
        </table:table-row>
        <table:table-row table:style-name="ro1">
          <table:table-cell office:value-type="float" office:value="684.735225">
            <text:p>684,735225</text:p>
          </table:table-cell>
          <table:table-cell office:value-type="float" office:value="172.31797917">
            <text:p>172,31797917</text:p>
          </table:table-cell>
          <table:table-cell office:value-type="float" office:value="103">
            <text:p>103</text:p>
          </table:table-cell>
          <table:table-cell office:value-type="string">
            <text:p>Ecole maternelle Jean Cocteau</text:p>
          </table:table-cell>
          <table:table-cell office:value-type="string">
            <text:p>00041501</text:p>
          </table:table-cell>
          <table:table-cell office:value-type="string">
            <text:p>0</text:p>
          </table:table-cell>
          <table:table-cell office:value-type="string">
            <text:p>00415</text:p>
          </table:table-cell>
          <table:table-cell office:value-type="string">
            <text:p>01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685.29157">
            <text:p>685,29157</text:p>
          </table:table-cell>
          <table:table-cell office:value-type="float" office:value="172.388154">
            <text:p>172,388154</text:p>
          </table:table-cell>
        </table:table-row>
        <table:table-row table:style-name="ro1">
          <table:table-cell office:value-type="float" office:value="1346.65202813">
            <text:p>1346,65202813</text:p>
          </table:table-cell>
          <table:table-cell office:value-type="float" office:value="263.62594432">
            <text:p>263,62594432</text:p>
          </table:table-cell>
          <table:table-cell office:value-type="float" office:value="105">
            <text:p>105</text:p>
          </table:table-cell>
          <table:table-cell office:value-type="string">
            <text:p>Eglise Saint Martin</text:p>
          </table:table-cell>
          <table:table-cell office:value-type="string">
            <text:p>99999999</text:p>
          </table:table-cell>
          <table:table-cell table:number-columns-repeated="3"/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347.74882">
            <text:p>1347,74882</text:p>
          </table:table-cell>
          <table:table-cell office:value-type="float" office:value="263.733337">
            <text:p>263,733337</text:p>
          </table:table-cell>
        </table:table-row>
        <table:table-row table:style-name="ro1">
          <table:table-cell office:value-type="float" office:value="1337.44984684">
            <text:p>1337,44984684</text:p>
          </table:table-cell>
          <table:table-cell office:value-type="float" office:value="155.66544551">
            <text:p>155,66544551</text:p>
          </table:table-cell>
          <table:table-cell office:value-type="float" office:value="107">
            <text:p>107</text:p>
          </table:table-cell>
          <table:table-cell office:value-type="string">
            <text:p>Salle de sports Henri Ferrari</text:p>
          </table:table-cell>
          <table:table-cell office:value-type="string">
            <text:p>00018400</text:p>
          </table:table-cell>
          <table:table-cell office:value-type="string">
            <text:p>0</text:p>
          </table:table-cell>
          <table:table-cell office:value-type="string">
            <text:p>00184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1338.53702">
            <text:p>1338,53702</text:p>
          </table:table-cell>
          <table:table-cell office:value-type="float" office:value="155.728659">
            <text:p>155,728659</text:p>
          </table:table-cell>
        </table:table-row>
        <table:table-row table:style-name="ro1">
          <table:table-cell office:value-type="float" office:value="536.38324683">
            <text:p>536,38324683</text:p>
          </table:table-cell>
          <table:table-cell office:value-type="float" office:value="97.39548177">
            <text:p>97,39548177</text:p>
          </table:table-cell>
          <table:table-cell office:value-type="float" office:value="108">
            <text:p>108</text:p>
          </table:table-cell>
          <table:table-cell office:value-type="string">
            <text:p>Ecole maternelle Bertie Albrecht</text:p>
          </table:table-cell>
          <table:table-cell office:value-type="string">
            <text:p>00038601</text:p>
          </table:table-cell>
          <table:table-cell office:value-type="string">
            <text:p>0</text:p>
          </table:table-cell>
          <table:table-cell office:value-type="string">
            <text:p>00386</text:p>
          </table:table-cell>
          <table:table-cell office:value-type="string">
            <text:p>01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536.81908">
            <text:p>536,81908</text:p>
          </table:table-cell>
          <table:table-cell office:value-type="float" office:value="97.434843">
            <text:p>97,434843</text:p>
          </table:table-cell>
        </table:table-row>
        <table:table-row table:style-name="ro1">
          <table:table-cell office:value-type="float" office:value="503.9315311">
            <text:p>503,9315311</text:p>
          </table:table-cell>
          <table:table-cell office:value-type="float" office:value="91.70088633">
            <text:p>91,70088633</text:p>
          </table:table-cell>
          <table:table-cell office:value-type="float" office:value="109">
            <text:p>109</text:p>
          </table:table-cell>
          <table:table-cell office:value-type="string">
            <text:p>Gymnase Henri Ferrari</text:p>
          </table:table-cell>
          <table:table-cell office:value-type="string">
            <text:p>00106600</text:p>
          </table:table-cell>
          <table:table-cell office:value-type="string">
            <text:p>0</text:p>
          </table:table-cell>
          <table:table-cell office:value-type="string">
            <text:p>01066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504.34188">
            <text:p>504,34188</text:p>
          </table:table-cell>
          <table:table-cell office:value-type="float" office:value="91.738344">
            <text:p>91,738344</text:p>
          </table:table-cell>
        </table:table-row>
        <table:table-row table:style-name="ro1">
          <table:table-cell office:value-type="float" office:value="564.21174989">
            <text:p>564,21174989</text:p>
          </table:table-cell>
          <table:table-cell office:value-type="float" office:value="95.21632198">
            <text:p>95,21632198</text:p>
          </table:table-cell>
          <table:table-cell office:value-type="float" office:value="110">
            <text:p>110</text:p>
          </table:table-cell>
          <table:table-cell office:value-type="string">
            <text:p>Poste de Police Municipale St Martin</text:p>
          </table:table-cell>
          <table:table-cell office:value-type="string">
            <text:p>00013200</text:p>
          </table:table-cell>
          <table:table-cell office:value-type="string">
            <text:p>0</text:p>
          </table:table-cell>
          <table:table-cell office:value-type="string">
            <text:p>00132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564.67051">
            <text:p>564,67051</text:p>
          </table:table-cell>
          <table:table-cell office:value-type="float" office:value="95.254983">
            <text:p>95,254983</text:p>
          </table:table-cell>
        </table:table-row>
        <table:table-row table:style-name="ro1">
          <table:table-cell office:value-type="float" office:value="390.76137501">
            <text:p>390,76137501</text:p>
          </table:table-cell>
          <table:table-cell office:value-type="float" office:value="79.08916539">
            <text:p>79,08916539</text:p>
          </table:table-cell>
          <table:table-cell office:value-type="float" office:value="111">
            <text:p>111</text:p>
          </table:table-cell>
          <table:table-cell office:value-type="string">
            <text:p>Club de loisirs Lemasson</text:p>
          </table:table-cell>
          <table:table-cell table:number-columns-repeated="4"/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391.07871">
            <text:p>391,07871</text:p>
          </table:table-cell>
          <table:table-cell office:value-type="float" office:value="79.121261">
            <text:p>79,121261</text:p>
          </table:table-cell>
        </table:table-row>
        <table:table-row table:style-name="ro1">
          <table:table-cell office:value-type="float" office:value="11232.51630611">
            <text:p>11232,51630611</text:p>
          </table:table-cell>
          <table:table-cell office:value-type="float" office:value="647.0061486">
            <text:p>647,0061486</text:p>
          </table:table-cell>
          <table:table-cell office:value-type="float" office:value="2">
            <text:p>2</text:p>
          </table:table-cell>
          <table:table-cell office:value-type="string">
            <text:p>Midi Libre</text:p>
          </table:table-cell>
          <table:table-cell table:number-columns-repeated="4"/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11242.00223">
            <text:p>11242,00223</text:p>
          </table:table-cell>
          <table:table-cell office:value-type="float" office:value="647.280663">
            <text:p>647,280663</text:p>
          </table:table-cell>
        </table:table-row>
        <table:table-row table:style-name="ro1">
          <table:table-cell office:value-type="float" office:value="625.296075">
            <text:p>625,296075</text:p>
          </table:table-cell>
          <table:table-cell office:value-type="float" office:value="105.49726685">
            <text:p>105,49726685</text:p>
          </table:table-cell>
          <table:table-cell office:value-type="float" office:value="5">
            <text:p>5</text:p>
          </table:table-cell>
          <table:table-cell office:value-type="string">
            <text:p>Ecolothèque</text:p>
          </table:table-cell>
          <table:table-cell table:number-columns-repeated="4"/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625.8215">
            <text:p>625,8215</text:p>
          </table:table-cell>
          <table:table-cell office:value-type="float" office:value="105.541426">
            <text:p>105,541426</text:p>
          </table:table-cell>
        </table:table-row>
        <table:table-row table:style-name="ro1">
          <table:table-cell office:value-type="float" office:value="327.30138443">
            <text:p>327,30138443</text:p>
          </table:table-cell>
          <table:table-cell office:value-type="float" office:value="75.4498399">
            <text:p>75,4498399</text:p>
          </table:table-cell>
          <table:table-cell office:value-type="float" office:value="6">
            <text:p>6</text:p>
          </table:table-cell>
          <table:table-cell office:value-type="string">
            <text:p>Ecolothèque</text:p>
          </table:table-cell>
          <table:table-cell table:number-columns-repeated="4"/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327.57598">
            <text:p>327,57598</text:p>
          </table:table-cell>
          <table:table-cell office:value-type="float" office:value="75.48165">
            <text:p>75,48165</text:p>
          </table:table-cell>
        </table:table-row>
        <table:table-row table:style-name="ro1">
          <table:table-cell office:value-type="float" office:value="605.58356251">
            <text:p>605,58356251</text:p>
          </table:table-cell>
          <table:table-cell office:value-type="float" office:value="117.64786899">
            <text:p>117,64786899</text:p>
          </table:table-cell>
          <table:table-cell office:value-type="float" office:value="7">
            <text:p>7</text:p>
          </table:table-cell>
          <table:table-cell office:value-type="string">
            <text:p>Ecolothèque</text:p>
          </table:table-cell>
          <table:table-cell table:number-columns-repeated="4"/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606.0917">
            <text:p>606,0917</text:p>
          </table:table-cell>
          <table:table-cell office:value-type="float" office:value="117.697011">
            <text:p>117,697011</text:p>
          </table:table-cell>
        </table:table-row>
        <table:table-row table:style-name="ro1">
          <table:table-cell office:value-type="float" office:value="822.74632203">
            <text:p>822,74632203</text:p>
          </table:table-cell>
          <table:table-cell office:value-type="float" office:value="144.85238496">
            <text:p>144,85238496</text:p>
          </table:table-cell>
          <table:table-cell office:value-type="float" office:value="8">
            <text:p>8</text:p>
          </table:table-cell>
          <table:table-cell office:value-type="string">
            <text:p>Salle Victoire II</text:p>
          </table:table-cell>
          <table:table-cell table:number-columns-repeated="4"/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823.43912">
            <text:p>823,43912</text:p>
          </table:table-cell>
          <table:table-cell office:value-type="float" office:value="144.913592">
            <text:p>144,913592</text:p>
          </table:table-cell>
        </table:table-row>
        <table:table-row table:style-name="ro1">
          <table:table-cell office:value-type="float" office:value="2134.02066868">
            <text:p>2134,02066868</text:p>
          </table:table-cell>
          <table:table-cell office:value-type="float" office:value="221.0327491">
            <text:p>221,0327491</text:p>
          </table:table-cell>
          <table:table-cell office:value-type="float" office:value="9">
            <text:p>9</text:p>
          </table:table-cell>
          <table:table-cell office:value-type="string">
            <text:p>Complexe sportif Albert Batteux</text:p>
          </table:table-cell>
          <table:table-cell office:value-type="string">
            <text:p>00327700</text:p>
          </table:table-cell>
          <table:table-cell office:value-type="string">
            <text:p>0</text:p>
          </table:table-cell>
          <table:table-cell office:value-type="string">
            <text:p>03277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2135.81213">
            <text:p>2135,81213</text:p>
          </table:table-cell>
          <table:table-cell office:value-type="float" office:value="221.126">
            <text:p>221,126</text:p>
          </table:table-cell>
        </table:table-row>
        <table:table-row table:style-name="ro1">
          <table:table-cell office:value-type="float" office:value="16282.44063123">
            <text:p>16282,44063123</text:p>
          </table:table-cell>
          <table:table-cell office:value-type="float" office:value="528.42998496">
            <text:p>528,42998496</text:p>
          </table:table-cell>
          <table:table-cell office:value-type="float" office:value="11">
            <text:p>11</text:p>
          </table:table-cell>
          <table:table-cell office:value-type="string">
            <text:p>Métro</text:p>
          </table:table-cell>
          <table:table-cell table:number-columns-repeated="4"/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16296.12067">
            <text:p>16296,12067</text:p>
          </table:table-cell>
          <table:table-cell office:value-type="float" office:value="528.651994">
            <text:p>528,651994</text:p>
          </table:table-cell>
        </table:table-row>
        <table:table-row table:style-name="ro1">
          <table:table-cell office:value-type="float" office:value="1073.71590214">
            <text:p>1073,71590214</text:p>
          </table:table-cell>
          <table:table-cell office:value-type="float" office:value="159.85348654">
            <text:p>159,85348654</text:p>
          </table:table-cell>
          <table:table-cell office:value-type="float" office:value="12">
            <text:p>12</text:p>
          </table:table-cell>
          <table:table-cell office:value-type="string">
            <text:p>M.U.C</text:p>
          </table:table-cell>
          <table:table-cell table:number-columns-repeated="4"/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1074.61611">
            <text:p>1074,61611</text:p>
          </table:table-cell>
          <table:table-cell office:value-type="float" office:value="159.92003">
            <text:p>159,92003</text:p>
          </table:table-cell>
        </table:table-row>
        <table:table-row table:style-name="ro1">
          <table:table-cell office:value-type="float" office:value="541.12438123">
            <text:p>541,12438123</text:p>
          </table:table-cell>
          <table:table-cell office:value-type="float" office:value="119.86801631">
            <text:p>119,86801631</text:p>
          </table:table-cell>
          <table:table-cell office:value-type="float" office:value="13">
            <text:p>13</text:p>
          </table:table-cell>
          <table:table-cell office:value-type="string">
            <text:p>Unité de Méthanisation</text:p>
          </table:table-cell>
          <table:table-cell table:number-columns-repeated="4"/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541.5771">
            <text:p>541,5771</text:p>
          </table:table-cell>
          <table:table-cell office:value-type="float" office:value="119.917795">
            <text:p>119,917795</text:p>
          </table:table-cell>
        </table:table-row>
        <table:table-row table:style-name="ro1">
          <table:table-cell office:value-type="float" office:value="6170.65622198">
            <text:p>6170,65622198</text:p>
          </table:table-cell>
          <table:table-cell office:value-type="float" office:value="347.03293828">
            <text:p>347,03293828</text:p>
          </table:table-cell>
          <table:table-cell office:value-type="float" office:value="14">
            <text:p>14</text:p>
          </table:table-cell>
          <table:table-cell office:value-type="string">
            <text:p>Unité de Méthanisation</text:p>
          </table:table-cell>
          <table:table-cell table:number-columns-repeated="4"/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6175.80964">
            <text:p>6175,80964</text:p>
          </table:table-cell>
          <table:table-cell office:value-type="float" office:value="347.177722">
            <text:p>347,177722</text:p>
          </table:table-cell>
        </table:table-row>
        <table:table-row table:style-name="ro1">
          <table:table-cell office:value-type="float" office:value="483.75348748">
            <text:p>483,75348748</text:p>
          </table:table-cell>
          <table:table-cell office:value-type="float" office:value="95.02510218">
            <text:p>95,02510218</text:p>
          </table:table-cell>
          <table:table-cell office:value-type="float" office:value="16">
            <text:p>16</text:p>
          </table:table-cell>
          <table:table-cell office:value-type="string">
            <text:p>Unité de Méthanisation</text:p>
          </table:table-cell>
          <table:table-cell table:number-columns-repeated="4"/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484.15645">
            <text:p>484,15645</text:p>
          </table:table-cell>
          <table:table-cell office:value-type="float" office:value="95.064949">
            <text:p>95,064949</text:p>
          </table:table-cell>
        </table:table-row>
        <table:table-row table:style-name="ro1">
          <table:table-cell office:value-type="float" office:value="483.75388117">
            <text:p>483,75388117</text:p>
          </table:table-cell>
          <table:table-cell office:value-type="float" office:value="95.02390025">
            <text:p>95,02390025</text:p>
          </table:table-cell>
          <table:table-cell office:value-type="float" office:value="17">
            <text:p>17</text:p>
          </table:table-cell>
          <table:table-cell office:value-type="string">
            <text:p>Unité de Méthanisation</text:p>
          </table:table-cell>
          <table:table-cell table:number-columns-repeated="4"/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484.15895">
            <text:p>484,15895</text:p>
          </table:table-cell>
          <table:table-cell office:value-type="float" office:value="95.063829">
            <text:p>95,063829</text:p>
          </table:table-cell>
        </table:table-row>
        <table:table-row table:style-name="ro1">
          <table:table-cell office:value-type="float" office:value="482.82957195">
            <text:p>482,82957195</text:p>
          </table:table-cell>
          <table:table-cell office:value-type="float" office:value="94.97557219">
            <text:p>94,97557219</text:p>
          </table:table-cell>
          <table:table-cell office:value-type="float" office:value="18">
            <text:p>18</text:p>
          </table:table-cell>
          <table:table-cell office:value-type="string">
            <text:p>Unité de Méthanisation</text:p>
          </table:table-cell>
          <table:table-cell table:number-columns-repeated="4"/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483.23318">
            <text:p>483,23318</text:p>
          </table:table-cell>
          <table:table-cell office:value-type="float" office:value="95.015428">
            <text:p>95,015428</text:p>
          </table:table-cell>
        </table:table-row>
        <table:table-row table:style-name="ro1">
          <table:table-cell office:value-type="float" office:value="484.83005616">
            <text:p>484,83005616</text:p>
          </table:table-cell>
          <table:table-cell office:value-type="float" office:value="95.09880522">
            <text:p>95,09880522</text:p>
          </table:table-cell>
          <table:table-cell office:value-type="float" office:value="19">
            <text:p>19</text:p>
          </table:table-cell>
          <table:table-cell office:value-type="string">
            <text:p>Unité de Méthanisation</text:p>
          </table:table-cell>
          <table:table-cell table:number-columns-repeated="4"/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485.23659">
            <text:p>485,23659</text:p>
          </table:table-cell>
          <table:table-cell office:value-type="float" office:value="95.138834">
            <text:p>95,138834</text:p>
          </table:table-cell>
        </table:table-row>
        <table:table-row table:style-name="ro1">
          <table:table-cell office:value-type="float" office:value="251.06965006">
            <text:p>251,06965006</text:p>
          </table:table-cell>
          <table:table-cell office:value-type="float" office:value="72.14229953">
            <text:p>72,14229953</text:p>
          </table:table-cell>
          <table:table-cell office:value-type="float" office:value="21">
            <text:p>21</text:p>
          </table:table-cell>
          <table:table-cell office:value-type="string">
            <text:p>Centre T.A.M <text:s/>La jeune Parque</text:p>
          </table:table-cell>
          <table:table-cell office:value-type="string">
            <text:p>00123600</text:p>
          </table:table-cell>
          <table:table-cell office:value-type="string">
            <text:p>0</text:p>
          </table:table-cell>
          <table:table-cell office:value-type="string">
            <text:p>01236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251.27837">
            <text:p>251,27837</text:p>
          </table:table-cell>
          <table:table-cell office:value-type="float" office:value="72.172355">
            <text:p>72,172355</text:p>
          </table:table-cell>
        </table:table-row>
        <table:table-row table:style-name="ro1">
          <table:table-cell office:value-type="float" office:value="253.47348742">
            <text:p>253,47348742</text:p>
          </table:table-cell>
          <table:table-cell office:value-type="float" office:value="74.85493399">
            <text:p>74,85493399</text:p>
          </table:table-cell>
          <table:table-cell office:value-type="float" office:value="23">
            <text:p>23</text:p>
          </table:table-cell>
          <table:table-cell office:value-type="string">
            <text:p>Centre T.A.M <text:s/>La jeune Parque</text:p>
          </table:table-cell>
          <table:table-cell office:value-type="string">
            <text:p>00123600</text:p>
          </table:table-cell>
          <table:table-cell office:value-type="string">
            <text:p>0</text:p>
          </table:table-cell>
          <table:table-cell office:value-type="string">
            <text:p>01236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253.6853">
            <text:p>253,6853</text:p>
          </table:table-cell>
          <table:table-cell office:value-type="float" office:value="74.886293">
            <text:p>74,886293</text:p>
          </table:table-cell>
        </table:table-row>
        <table:table-row table:style-name="ro1">
          <table:table-cell office:value-type="float" office:value="498.61846564">
            <text:p>498,61846564</text:p>
          </table:table-cell>
          <table:table-cell office:value-type="float" office:value="134.83861278">
            <text:p>134,83861278</text:p>
          </table:table-cell>
          <table:table-cell office:value-type="float" office:value="24">
            <text:p>24</text:p>
          </table:table-cell>
          <table:table-cell office:value-type="string">
            <text:p>Maison de Quartier JP Caillens</text:p>
          </table:table-cell>
          <table:table-cell office:value-type="string">
            <text:p>00089800</text:p>
          </table:table-cell>
          <table:table-cell office:value-type="string">
            <text:p>0</text:p>
          </table:table-cell>
          <table:table-cell office:value-type="string">
            <text:p>00898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499.03078">
            <text:p>499,03078</text:p>
          </table:table-cell>
          <table:table-cell office:value-type="float" office:value="134.894882">
            <text:p>134,894882</text:p>
          </table:table-cell>
        </table:table-row>
        <table:table-row table:style-name="ro1">
          <table:table-cell office:value-type="float" office:value="281.61318747">
            <text:p>281,61318747</text:p>
          </table:table-cell>
          <table:table-cell office:value-type="float" office:value="59.59458774">
            <text:p>59,59458774</text:p>
          </table:table-cell>
          <table:table-cell office:value-type="float" office:value="26">
            <text:p>26</text:p>
          </table:table-cell>
          <table:table-cell office:value-type="string">
            <text:p>Maera Usine d'assainissement</text:p>
          </table:table-cell>
          <table:table-cell table:number-columns-repeated="4"/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281.84548">
            <text:p>281,84548</text:p>
          </table:table-cell>
          <table:table-cell office:value-type="float" office:value="59.619156">
            <text:p>59,619156</text:p>
          </table:table-cell>
        </table:table-row>
        <table:table-row table:style-name="ro1">
          <table:table-cell office:value-type="float" office:value="1199.2609217">
            <text:p>1199,2609217</text:p>
          </table:table-cell>
          <table:table-cell office:value-type="float" office:value="179.6917609">
            <text:p>179,6917609</text:p>
          </table:table-cell>
          <table:table-cell office:value-type="float" office:value="27">
            <text:p>27</text:p>
          </table:table-cell>
          <table:table-cell office:value-type="string">
            <text:p>Parc du Mas Nouguier</text:p>
          </table:table-cell>
          <table:table-cell table:number-columns-repeated="4"/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1200.25602">
            <text:p>1200,25602</text:p>
          </table:table-cell>
          <table:table-cell office:value-type="float" office:value="179.766304">
            <text:p>179,766304</text:p>
          </table:table-cell>
        </table:table-row>
        <table:table-row table:style-name="ro1">
          <table:table-cell office:value-type="float" office:value="214.69669371">
            <text:p>214,69669371</text:p>
          </table:table-cell>
          <table:table-cell office:value-type="float" office:value="52.0107613">
            <text:p>52,0107613</text:p>
          </table:table-cell>
          <table:table-cell office:value-type="float" office:value="29">
            <text:p>29</text:p>
          </table:table-cell>
          <table:table-cell office:value-type="string">
            <text:p>Maera Usine d'assainissement</text:p>
          </table:table-cell>
          <table:table-cell table:number-columns-repeated="4"/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214.87374">
            <text:p>214,87374</text:p>
          </table:table-cell>
          <table:table-cell office:value-type="float" office:value="52.032205">
            <text:p>52,032205</text:p>
          </table:table-cell>
        </table:table-row>
        <table:table-row table:style-name="ro1">
          <table:table-cell office:value-type="float" office:value="238.94718127">
            <text:p>238,94718127</text:p>
          </table:table-cell>
          <table:table-cell office:value-type="float" office:value="64.62732936">
            <text:p>64,62732936</text:p>
          </table:table-cell>
          <table:table-cell office:value-type="float" office:value="30">
            <text:p>30</text:p>
          </table:table-cell>
          <table:table-cell office:value-type="string">
            <text:p>Maera Usine d'assainissement</text:p>
          </table:table-cell>
          <table:table-cell table:number-columns-repeated="4"/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239.14481">
            <text:p>239,14481</text:p>
          </table:table-cell>
          <table:table-cell office:value-type="float" office:value="64.654282">
            <text:p>64,654282</text:p>
          </table:table-cell>
        </table:table-row>
        <table:table-row table:style-name="ro1">
          <table:table-cell office:value-type="float" office:value="1916.31437496">
            <text:p>1916,31437496</text:p>
          </table:table-cell>
          <table:table-cell office:value-type="float" office:value="221.11386896">
            <text:p>221,11386896</text:p>
          </table:table-cell>
          <table:table-cell office:value-type="float" office:value="32">
            <text:p>32</text:p>
          </table:table-cell>
          <table:table-cell office:value-type="string">
            <text:p>Usine de Tri Demeter</text:p>
          </table:table-cell>
          <table:table-cell office:value-type="string">
            <text:p>00109400</text:p>
          </table:table-cell>
          <table:table-cell office:value-type="string">
            <text:p>0</text:p>
          </table:table-cell>
          <table:table-cell office:value-type="string">
            <text:p>01094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917.8983">
            <text:p>1917,8983</text:p>
          </table:table-cell>
          <table:table-cell office:value-type="float" office:value="221.205268">
            <text:p>221,205268</text:p>
          </table:table-cell>
        </table:table-row>
        <table:table-row table:style-name="ro1">
          <table:table-cell office:value-type="float" office:value="1778.77272506">
            <text:p>1778,77272506</text:p>
          </table:table-cell>
          <table:table-cell office:value-type="float" office:value="171.21751562">
            <text:p>171,21751562</text:p>
          </table:table-cell>
          <table:table-cell office:value-type="float" office:value="34">
            <text:p>34</text:p>
          </table:table-cell>
          <table:table-cell office:value-type="string">
            <text:p>M.I.N Marché Gare</text:p>
          </table:table-cell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1780.24433">
            <text:p>1780,24433</text:p>
          </table:table-cell>
          <table:table-cell office:value-type="float" office:value="171.288462">
            <text:p>171,288462</text:p>
          </table:table-cell>
        </table:table-row>
        <table:table-row table:style-name="ro1">
          <table:table-cell office:value-type="float" office:value="567.36301561">
            <text:p>567,36301561</text:p>
          </table:table-cell>
          <table:table-cell office:value-type="float" office:value="84.55145824">
            <text:p>84,55145824</text:p>
          </table:table-cell>
          <table:table-cell office:value-type="float" office:value="35">
            <text:p>35</text:p>
          </table:table-cell>
          <table:table-cell office:value-type="string">
            <text:p>Maera Usine d'assainissement</text:p>
          </table:table-cell>
          <table:table-cell table:number-columns-repeated="4"/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567.83122">
            <text:p>567,83122</text:p>
          </table:table-cell>
          <table:table-cell office:value-type="float" office:value="84.586337">
            <text:p>84,586337</text:p>
          </table:table-cell>
        </table:table-row>
        <table:table-row table:style-name="ro1">
          <table:table-cell office:value-type="float" office:value="581.88474374">
            <text:p>581,88474374</text:p>
          </table:table-cell>
          <table:table-cell office:value-type="float" office:value="85.62293082">
            <text:p>85,62293082</text:p>
          </table:table-cell>
          <table:table-cell office:value-type="float" office:value="38">
            <text:p>38</text:p>
          </table:table-cell>
          <table:table-cell office:value-type="string">
            <text:p>Maera Usine d'assainissement</text:p>
          </table:table-cell>
          <table:table-cell table:number-columns-repeated="4"/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582.36376">
            <text:p>582,36376</text:p>
          </table:table-cell>
          <table:table-cell office:value-type="float" office:value="85.65817">
            <text:p>85,65817</text:p>
          </table:table-cell>
        </table:table-row>
        <table:table-row table:style-name="ro1">
          <table:table-cell office:value-type="float" office:value="3019.03419732">
            <text:p>3019,03419732</text:p>
          </table:table-cell>
          <table:table-cell office:value-type="float" office:value="453.31506701">
            <text:p>453,31506701</text:p>
          </table:table-cell>
          <table:table-cell office:value-type="float" office:value="39">
            <text:p>39</text:p>
          </table:table-cell>
          <table:table-cell office:value-type="string">
            <text:p>Domaine de Saporta</text:p>
          </table:table-cell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3021.52702">
            <text:p>3021,52702</text:p>
          </table:table-cell>
          <table:table-cell office:value-type="float" office:value="453.502144">
            <text:p>453,502144</text:p>
          </table:table-cell>
        </table:table-row>
        <table:table-row table:style-name="ro1">
          <table:table-cell office:value-type="float" office:value="1167.26532816">
            <text:p>1167,26532816</text:p>
          </table:table-cell>
          <table:table-cell office:value-type="float" office:value="121.26900667">
            <text:p>121,26900667</text:p>
          </table:table-cell>
          <table:table-cell office:value-type="float" office:value="41">
            <text:p>41</text:p>
          </table:table-cell>
          <table:table-cell office:value-type="string">
            <text:p>Maera Usine d'assainissement</text:p>
          </table:table-cell>
          <table:table-cell table:number-columns-repeated="4"/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1168.22588">
            <text:p>1168,22588</text:p>
          </table:table-cell>
          <table:table-cell office:value-type="float" office:value="121.318895">
            <text:p>121,318895</text:p>
          </table:table-cell>
        </table:table-row>
        <table:table-row table:style-name="ro1">
          <table:table-cell office:value-type="float" office:value="319.90883118">
            <text:p>319,90883118</text:p>
          </table:table-cell>
          <table:table-cell office:value-type="float" office:value="75.44083602">
            <text:p>75,44083602</text:p>
          </table:table-cell>
          <table:table-cell office:value-type="float" office:value="42">
            <text:p>42</text:p>
          </table:table-cell>
          <table:table-cell office:value-type="string">
            <text:p>Maera Usine d'assainissement</text:p>
          </table:table-cell>
          <table:table-cell table:number-columns-repeated="4"/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320.1725">
            <text:p>320,1725</text:p>
          </table:table-cell>
          <table:table-cell office:value-type="float" office:value="75.471742">
            <text:p>75,471742</text:p>
          </table:table-cell>
        </table:table-row>
        <table:table-row table:style-name="ro1">
          <table:table-cell office:value-type="float" office:value="2080.44122186">
            <text:p>2080,44122186</text:p>
          </table:table-cell>
          <table:table-cell office:value-type="float" office:value="161.90559411">
            <text:p>161,90559411</text:p>
          </table:table-cell>
          <table:table-cell office:value-type="float" office:value="44">
            <text:p>44</text:p>
          </table:table-cell>
          <table:table-cell office:value-type="string">
            <text:p>Maera Usine d'assainissement</text:p>
          </table:table-cell>
          <table:table-cell table:number-columns-repeated="4"/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2082.15485">
            <text:p>2082,15485</text:p>
          </table:table-cell>
          <table:table-cell office:value-type="float" office:value="161.972255">
            <text:p>161,972255</text:p>
          </table:table-cell>
        </table:table-row>
        <table:table-row table:style-name="ro1">
          <table:table-cell office:value-type="float" office:value="2061.00293755">
            <text:p>2061,00293755</text:p>
          </table:table-cell>
          <table:table-cell office:value-type="float" office:value="213.08627653">
            <text:p>213,08627653</text:p>
          </table:table-cell>
          <table:table-cell office:value-type="float" office:value="46">
            <text:p>46</text:p>
          </table:table-cell>
          <table:table-cell office:value-type="string">
            <text:p>Maera Usine d'assainissement</text:p>
          </table:table-cell>
          <table:table-cell table:number-columns-repeated="4"/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2062.69501">
            <text:p>2062,69501</text:p>
          </table:table-cell>
          <table:table-cell office:value-type="float" office:value="213.174415">
            <text:p>213,174415</text:p>
          </table:table-cell>
        </table:table-row>
        <table:table-row table:style-name="ro1">
          <table:table-cell office:value-type="float" office:value="2168.01293436">
            <text:p>2168,01293436</text:p>
          </table:table-cell>
          <table:table-cell office:value-type="float" office:value="165.26516164">
            <text:p>165,26516164</text:p>
          </table:table-cell>
          <table:table-cell office:value-type="float" office:value="48">
            <text:p>48</text:p>
          </table:table-cell>
          <table:table-cell office:value-type="string">
            <text:p>Maera Usine d'assainissement</text:p>
          </table:table-cell>
          <table:table-cell table:number-columns-repeated="4"/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2169.79442">
            <text:p>2169,79442</text:p>
          </table:table-cell>
          <table:table-cell office:value-type="float" office:value="165.333049">
            <text:p>165,333049</text:p>
          </table:table-cell>
        </table:table-row>
        <table:table-row table:style-name="ro1">
          <table:table-cell office:value-type="float" office:value="3891.48709052">
            <text:p>3891,48709052</text:p>
          </table:table-cell>
          <table:table-cell office:value-type="float" office:value="331.76119745">
            <text:p>331,76119745</text:p>
          </table:table-cell>
          <table:table-cell office:value-type="float" office:value="49">
            <text:p>49</text:p>
          </table:table-cell>
          <table:table-cell office:value-type="string">
            <text:p>M.I.N Marché Gare</text:p>
          </table:table-cell>
          <table:table-cell office:value-type="string">
            <text:p>99999999</text:p>
          </table:table-cell>
          <table:table-cell table:number-columns-repeated="3"/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3894.69094">
            <text:p>3894,69094</text:p>
          </table:table-cell>
          <table:table-cell office:value-type="float" office:value="331.897325">
            <text:p>331,897325</text:p>
          </table:table-cell>
        </table:table-row>
        <table:table-row table:style-name="ro1">
          <table:table-cell office:value-type="float" office:value="529.87565629">
            <text:p>529,87565629</text:p>
          </table:table-cell>
          <table:table-cell office:value-type="float" office:value="158.34433808">
            <text:p>158,34433808</text:p>
          </table:table-cell>
          <table:table-cell office:value-type="float" office:value="51">
            <text:p>51</text:p>
          </table:table-cell>
          <table:table-cell office:value-type="string">
            <text:p>Ecole maternelle Les Grisettes</text:p>
          </table:table-cell>
          <table:table-cell office:value-type="string">
            <text:p>00038302</text:p>
          </table:table-cell>
          <table:table-cell office:value-type="string">
            <text:p>0</text:p>
          </table:table-cell>
          <table:table-cell office:value-type="string">
            <text:p>00383</text:p>
          </table:table-cell>
          <table:table-cell office:value-type="string">
            <text:p>02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530.31406">
            <text:p>530,31406</text:p>
          </table:table-cell>
          <table:table-cell office:value-type="float" office:value="158.409503">
            <text:p>158,409503</text:p>
          </table:table-cell>
        </table:table-row>
        <table:table-row table:style-name="ro1">
          <table:table-cell office:value-type="float" office:value="5012.59417797">
            <text:p>5012,59417797</text:p>
          </table:table-cell>
          <table:table-cell office:value-type="float" office:value="324.76295977">
            <text:p>324,76295977</text:p>
          </table:table-cell>
          <table:table-cell office:value-type="float" office:value="52">
            <text:p>52</text:p>
          </table:table-cell>
          <table:table-cell office:value-type="string">
            <text:p>M.I.N Marché Gare</text:p>
          </table:table-cell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5016.72321">
            <text:p>5016,72321</text:p>
          </table:table-cell>
          <table:table-cell office:value-type="float" office:value="324.895497">
            <text:p>324,895497</text:p>
          </table:table-cell>
        </table:table-row>
        <table:table-row table:style-name="ro1">
          <table:table-cell office:value-type="float" office:value="826.27893125">
            <text:p>826,27893125</text:p>
          </table:table-cell>
          <table:table-cell office:value-type="float" office:value="133.42323655">
            <text:p>133,42323655</text:p>
          </table:table-cell>
          <table:table-cell office:value-type="float" office:value="54">
            <text:p>54</text:p>
          </table:table-cell>
          <table:table-cell office:value-type="string">
            <text:p>Hôtel des Ventes</text:p>
          </table:table-cell>
          <table:table-cell office:value-type="string">
            <text:p>99999999</text:p>
          </table:table-cell>
          <table:table-cell table:number-columns-repeated="3"/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826.9612">
            <text:p>826,9612</text:p>
          </table:table-cell>
          <table:table-cell office:value-type="float" office:value="133.477697">
            <text:p>133,477697</text:p>
          </table:table-cell>
        </table:table-row>
        <table:table-row table:style-name="ro1">
          <table:table-cell office:value-type="float" office:value="6517.65682777">
            <text:p>6517,65682777</text:p>
          </table:table-cell>
          <table:table-cell office:value-type="float" office:value="357.03179865">
            <text:p>357,03179865</text:p>
          </table:table-cell>
          <table:table-cell office:value-type="float" office:value="55">
            <text:p>55</text:p>
          </table:table-cell>
          <table:table-cell office:value-type="string">
            <text:p>M.I.N Marché Gare</text:p>
          </table:table-cell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6523.0246">
            <text:p>6523,0246</text:p>
          </table:table-cell>
          <table:table-cell office:value-type="float" office:value="357.179701">
            <text:p>357,179701</text:p>
          </table:table-cell>
        </table:table-row>
        <table:table-row table:style-name="ro1">
          <table:table-cell office:value-type="float" office:value="61.00832811">
            <text:p>61,00832811</text:p>
          </table:table-cell>
          <table:table-cell office:value-type="float" office:value="34.0974999">
            <text:p>34,0974999</text:p>
          </table:table-cell>
          <table:table-cell office:value-type="float" office:value="56">
            <text:p>56</text:p>
          </table:table-cell>
          <table:table-cell office:value-type="string">
            <text:p>Hôtel des Ventes</text:p>
          </table:table-cell>
          <table:table-cell office:value-type="string">
            <text:p>99999999</text:p>
          </table:table-cell>
          <table:table-cell table:number-columns-repeated="3"/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61.05849">
            <text:p>61,05849</text:p>
          </table:table-cell>
          <table:table-cell office:value-type="float" office:value="34.111588">
            <text:p>34,111588</text:p>
          </table:table-cell>
        </table:table-row>
        <table:table-row table:style-name="ro1">
          <table:table-cell office:value-type="float" office:value="1414.48982797">
            <text:p>1414,48982797</text:p>
          </table:table-cell>
          <table:table-cell office:value-type="float" office:value="215.15014424">
            <text:p>215,15014424</text:p>
          </table:table-cell>
          <table:table-cell office:value-type="float" office:value="58">
            <text:p>58</text:p>
          </table:table-cell>
          <table:table-cell office:value-type="string">
            <text:p>Hôtel des Ventes</text:p>
          </table:table-cell>
          <table:table-cell office:value-type="string">
            <text:p>00038302</text:p>
          </table:table-cell>
          <table:table-cell office:value-type="string">
            <text:p>0</text:p>
          </table:table-cell>
          <table:table-cell office:value-type="string">
            <text:p>00383</text:p>
          </table:table-cell>
          <table:table-cell office:value-type="string">
            <text:p>02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415.65362">
            <text:p>1415,65362</text:p>
          </table:table-cell>
          <table:table-cell office:value-type="float" office:value="215.239468">
            <text:p>215,239468</text:p>
          </table:table-cell>
        </table:table-row>
        <table:table-row table:style-name="ro1">
          <table:table-cell office:value-type="float" office:value="4576.22604061">
            <text:p>4576,22604061</text:p>
          </table:table-cell>
          <table:table-cell office:value-type="float" office:value="327.52760196">
            <text:p>327,52760196</text:p>
          </table:table-cell>
          <table:table-cell office:value-type="float" office:value="60">
            <text:p>60</text:p>
          </table:table-cell>
          <table:table-cell office:value-type="string">
            <text:p>M.I.N Marché Gare</text:p>
          </table:table-cell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4579.98856">
            <text:p>4579,98856</text:p>
          </table:table-cell>
          <table:table-cell office:value-type="float" office:value="327.661964">
            <text:p>327,661964</text:p>
          </table:table-cell>
        </table:table-row>
        <table:table-row table:style-name="ro1">
          <table:table-cell office:value-type="float" office:value="3686.06005018">
            <text:p>3686,06005018</text:p>
          </table:table-cell>
          <table:table-cell office:value-type="float" office:value="260.93389001">
            <text:p>260,93389001</text:p>
          </table:table-cell>
          <table:table-cell office:value-type="float" office:value="62">
            <text:p>62</text:p>
          </table:table-cell>
          <table:table-cell office:value-type="string">
            <text:p>M.I.N Marché Gare</text:p>
          </table:table-cell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3689.08386">
            <text:p>3689,08386</text:p>
          </table:table-cell>
          <table:table-cell office:value-type="float" office:value="261.041017">
            <text:p>261,041017</text:p>
          </table:table-cell>
        </table:table-row>
        <table:table-row table:style-name="ro1">
          <table:table-cell office:value-type="float" office:value="6443.71215977">
            <text:p>6443,71215977</text:p>
          </table:table-cell>
          <table:table-cell office:value-type="float" office:value="510.82195742">
            <text:p>510,82195742</text:p>
          </table:table-cell>
          <table:table-cell office:value-type="float" office:value="64">
            <text:p>64</text:p>
          </table:table-cell>
          <table:table-cell office:value-type="string">
            <text:p>M.I.N Marché Gare</text:p>
          </table:table-cell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6449.00969">
            <text:p>6449,00969</text:p>
          </table:table-cell>
          <table:table-cell office:value-type="float" office:value="511.030748">
            <text:p>511,030748</text:p>
          </table:table-cell>
        </table:table-row>
        <table:table-row table:style-name="ro1">
          <table:table-cell office:value-type="float" office:value="1574.72598138">
            <text:p>1574,72598138</text:p>
          </table:table-cell>
          <table:table-cell office:value-type="float" office:value="195.63230095">
            <text:p>195,63230095</text:p>
          </table:table-cell>
          <table:table-cell office:value-type="float" office:value="65">
            <text:p>65</text:p>
          </table:table-cell>
          <table:table-cell office:value-type="string">
            <text:p>M.I.N Marché Gare</text:p>
          </table:table-cell>
          <table:table-cell office:value-type="string">
            <text:p>99999999</text:p>
          </table:table-cell>
          <table:table-cell table:number-columns-repeated="3"/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1576.01693">
            <text:p>1576,01693</text:p>
          </table:table-cell>
          <table:table-cell office:value-type="float" office:value="195.712468">
            <text:p>195,712468</text:p>
          </table:table-cell>
        </table:table-row>
        <table:table-row table:style-name="ro1">
          <table:table-cell office:value-type="float" office:value="544.41406226">
            <text:p>544,41406226</text:p>
          </table:table-cell>
          <table:table-cell office:value-type="float" office:value="179.44978934">
            <text:p>179,44978934</text:p>
          </table:table-cell>
          <table:table-cell office:value-type="float" office:value="66">
            <text:p>66</text:p>
          </table:table-cell>
          <table:table-cell office:value-type="string">
            <text:p>M.I.N Marché Gare</text:p>
          </table:table-cell>
          <table:table-cell office:value-type="string">
            <text:p>99999999</text:p>
          </table:table-cell>
          <table:table-cell table:number-columns-repeated="3"/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544.86069">
            <text:p>544,86069</text:p>
          </table:table-cell>
          <table:table-cell office:value-type="float" office:value="179.523424">
            <text:p>179,523424</text:p>
          </table:table-cell>
        </table:table-row>
        <table:table-row table:style-name="ro1">
          <table:table-cell office:value-type="float" office:value="10811.90359665">
            <text:p>10811,90359665</text:p>
          </table:table-cell>
          <table:table-cell office:value-type="float" office:value="706.65800067">
            <text:p>706,65800067</text:p>
          </table:table-cell>
          <table:table-cell office:value-type="float" office:value="68">
            <text:p>68</text:p>
          </table:table-cell>
          <table:table-cell office:value-type="string">
            <text:p>M.I.N Marché Gare</text:p>
          </table:table-cell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10820.77947">
            <text:p>10820,77947</text:p>
          </table:table-cell>
          <table:table-cell office:value-type="float" office:value="706.949793">
            <text:p>706,949793</text:p>
          </table:table-cell>
        </table:table-row>
        <table:table-row table:style-name="ro1">
          <table:table-cell office:value-type="float" office:value="834.50591867">
            <text:p>834,50591867</text:p>
          </table:table-cell>
          <table:table-cell office:value-type="float" office:value="126.32538157">
            <text:p>126,32538157</text:p>
          </table:table-cell>
          <table:table-cell office:value-type="float" office:value="71">
            <text:p>71</text:p>
          </table:table-cell>
          <table:table-cell office:value-type="string">
            <text:p>Hypermarché</text:p>
          </table:table-cell>
          <table:table-cell office:value-type="string">
            <text:p>99999999</text:p>
          </table:table-cell>
          <table:table-cell table:number-columns-repeated="3"/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835.18997">
            <text:p>835,18997</text:p>
          </table:table-cell>
          <table:table-cell office:value-type="float" office:value="126.376723">
            <text:p>126,376723</text:p>
          </table:table-cell>
        </table:table-row>
        <table:table-row table:style-name="ro1">
          <table:table-cell office:value-type="float" office:value="874.73009375">
            <text:p>874,73009375</text:p>
          </table:table-cell>
          <table:table-cell office:value-type="float" office:value="203.63998291">
            <text:p>203,63998291</text:p>
          </table:table-cell>
          <table:table-cell office:value-type="float" office:value="72">
            <text:p>72</text:p>
          </table:table-cell>
          <table:table-cell office:value-type="string">
            <text:p>Ecole maternelle Aliénor d'Aquitaine</text:p>
          </table:table-cell>
          <table:table-cell office:value-type="string">
            <text:p>00043003</text:p>
          </table:table-cell>
          <table:table-cell office:value-type="string">
            <text:p>0</text:p>
          </table:table-cell>
          <table:table-cell office:value-type="string">
            <text:p>00430</text:p>
          </table:table-cell>
          <table:table-cell office:value-type="string">
            <text:p>03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875.44797">
            <text:p>875,44797</text:p>
          </table:table-cell>
          <table:table-cell office:value-type="float" office:value="203.72315">
            <text:p>203,72315</text:p>
          </table:table-cell>
        </table:table-row>
        <table:table-row table:style-name="ro1">
          <table:table-cell office:value-type="float" office:value="977.10360613">
            <text:p>977,10360613</text:p>
          </table:table-cell>
          <table:table-cell office:value-type="float" office:value="123.41528241">
            <text:p>123,41528241</text:p>
          </table:table-cell>
          <table:table-cell office:value-type="float" office:value="74">
            <text:p>74</text:p>
          </table:table-cell>
          <table:table-cell office:value-type="string">
            <text:p>Poste de Police Municipale</text:p>
          </table:table-cell>
          <table:table-cell table:number-columns-repeated="4"/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977.90466">
            <text:p>977,90466</text:p>
          </table:table-cell>
          <table:table-cell office:value-type="float" office:value="123.465571">
            <text:p>123,465571</text:p>
          </table:table-cell>
        </table:table-row>
        <table:table-row table:style-name="ro1">
          <table:table-cell office:value-type="float" office:value="66.88148121">
            <text:p>66,88148121</text:p>
          </table:table-cell>
          <table:table-cell office:value-type="float" office:value="34.07770224">
            <text:p>34,07770224</text:p>
          </table:table-cell>
          <table:table-cell office:value-type="float" office:value="75">
            <text:p>75</text:p>
          </table:table-cell>
          <table:table-cell office:value-type="string">
            <text:p>Domaine de la Providence</text:p>
          </table:table-cell>
          <table:table-cell table:number-columns-repeated="4"/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float" office:value="66.93673">
            <text:p>66,93673</text:p>
          </table:table-cell>
          <table:table-cell office:value-type="float" office:value="34.091655">
            <text:p>34,091655</text:p>
          </table:table-cell>
        </table:table-row>
        <table:table-row table:style-name="ro1">
          <table:table-cell office:value-type="float" office:value="1367.68023169">
            <text:p>1367,68023169</text:p>
          </table:table-cell>
          <table:table-cell office:value-type="float" office:value="293.53503553">
            <text:p>293,53503553</text:p>
          </table:table-cell>
          <table:table-cell office:value-type="float" office:value="76">
            <text:p>76</text:p>
          </table:table-cell>
          <table:table-cell office:value-type="string">
            <text:p>M.I.N Marché Gare</text:p>
          </table:table-cell>
          <table:table-cell office:value-type="string">
            <text:p>99999999</text:p>
          </table:table-cell>
          <table:table-cell table:number-columns-repeated="3"/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1368.80426">
            <text:p>1368,80426</text:p>
          </table:table-cell>
          <table:table-cell office:value-type="float" office:value="293.655414">
            <text:p>293,655414</text:p>
          </table:table-cell>
        </table:table-row>
        <table:table-row table:style-name="ro1">
          <table:table-cell office:value-type="float" office:value="507.4814127">
            <text:p>507,4814127</text:p>
          </table:table-cell>
          <table:table-cell office:value-type="float" office:value="136.49933629">
            <text:p>136,49933629</text:p>
          </table:table-cell>
          <table:table-cell office:value-type="float" office:value="77">
            <text:p>77</text:p>
          </table:table-cell>
          <table:table-cell office:value-type="string">
            <text:p>Domaine de la Providence</text:p>
          </table:table-cell>
          <table:table-cell table:number-columns-repeated="4"/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507.89475">
            <text:p>507,89475</text:p>
          </table:table-cell>
          <table:table-cell office:value-type="float" office:value="136.554863">
            <text:p>136,554863</text:p>
          </table:table-cell>
        </table:table-row>
        <table:table-row table:style-name="ro1">
          <table:table-cell office:value-type="float" office:value="249.79103123">
            <text:p>249,79103123</text:p>
          </table:table-cell>
          <table:table-cell office:value-type="float" office:value="71.19299088">
            <text:p>71,19299088</text:p>
          </table:table-cell>
          <table:table-cell office:value-type="float" office:value="78">
            <text:p>78</text:p>
          </table:table-cell>
          <table:table-cell office:value-type="string">
            <text:p>Domaine de la Providence</text:p>
          </table:table-cell>
          <table:table-cell table:number-columns-repeated="4"/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249.99586">
            <text:p>249,99586</text:p>
          </table:table-cell>
          <table:table-cell office:value-type="float" office:value="71.221826">
            <text:p>71,221826</text:p>
          </table:table-cell>
        </table:table-row>
        <table:table-row table:style-name="ro1">
          <table:table-cell office:value-type="float" office:value="4502.27128071">
            <text:p>4502,27128071</text:p>
          </table:table-cell>
          <table:table-cell office:value-type="float" office:value="403.31746471">
            <text:p>403,31746471</text:p>
          </table:table-cell>
          <table:table-cell office:value-type="float" office:value="80">
            <text:p>80</text:p>
          </table:table-cell>
          <table:table-cell office:value-type="string">
            <text:p>M.I.N Marché Gare</text:p>
          </table:table-cell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4505.96407">
            <text:p>4505,96407</text:p>
          </table:table-cell>
          <table:table-cell office:value-type="float" office:value="403.482744">
            <text:p>403,482744</text:p>
          </table:table-cell>
        </table:table-row>
        <table:table-row table:style-name="ro1">
          <table:table-cell office:value-type="float" office:value="203.189453">
            <text:p>203,189453</text:p>
          </table:table-cell>
          <table:table-cell office:value-type="float" office:value="81.15823189">
            <text:p>81,15823189</text:p>
          </table:table-cell>
          <table:table-cell office:value-type="float" office:value="83">
            <text:p>83</text:p>
          </table:table-cell>
          <table:table-cell office:value-type="string">
            <text:p>Maison de Quartier Pauline Lafont</text:p>
          </table:table-cell>
          <table:table-cell table:number-columns-repeated="4"/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203.35528">
            <text:p>203,35528</text:p>
          </table:table-cell>
          <table:table-cell office:value-type="float" office:value="81.191959">
            <text:p>81,191959</text:p>
          </table:table-cell>
        </table:table-row>
        <table:table-row table:style-name="ro1">
          <table:table-cell office:value-type="float" office:value="5465.84426236">
            <text:p>5465,84426236</text:p>
          </table:table-cell>
          <table:table-cell office:value-type="float" office:value="394.43782166">
            <text:p>394,43782166</text:p>
          </table:table-cell>
          <table:table-cell office:value-type="float" office:value="84">
            <text:p>84</text:p>
          </table:table-cell>
          <table:table-cell office:value-type="string">
            <text:p>M.I.N Marché Gare</text:p>
          </table:table-cell>
          <table:table-cell office:value-type="string">
            <text:p>99999999</text:p>
          </table:table-cell>
          <table:table-cell table:number-columns-repeated="3"/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5470.31509">
            <text:p>5470,31509</text:p>
          </table:table-cell>
          <table:table-cell office:value-type="float" office:value="394.598447">
            <text:p>394,598447</text:p>
          </table:table-cell>
        </table:table-row>
        <table:table-row table:style-name="ro1">
          <table:table-cell office:value-type="float" office:value="1347.7414409">
            <text:p>1347,7414409</text:p>
          </table:table-cell>
          <table:table-cell office:value-type="float" office:value="152.78621613">
            <text:p>152,78621613</text:p>
          </table:table-cell>
          <table:table-cell office:value-type="float" office:value="85">
            <text:p>85</text:p>
          </table:table-cell>
          <table:table-cell office:value-type="string">
            <text:p>Crèche Joséphine Baker</text:p>
          </table:table-cell>
          <table:table-cell table:number-columns-repeated="4"/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1185.34402">
            <text:p>1185,34402</text:p>
          </table:table-cell>
          <table:table-cell office:value-type="float" office:value="146.178193">
            <text:p>146,178193</text:p>
          </table:table-cell>
        </table:table-row>
        <table:table-row table:style-name="ro1">
          <table:table-cell office:value-type="float" office:value="1031.58403431">
            <text:p>1031,58403431</text:p>
          </table:table-cell>
          <table:table-cell office:value-type="float" office:value="136.14518227">
            <text:p>136,14518227</text:p>
          </table:table-cell>
          <table:table-cell office:value-type="float" office:value="86">
            <text:p>86</text:p>
          </table:table-cell>
          <table:table-cell office:value-type="string">
            <text:p>Gymnase Alain Colas</text:p>
          </table:table-cell>
          <table:table-cell office:value-type="string">
            <text:p>00046701</text:p>
          </table:table-cell>
          <table:table-cell office:value-type="string">
            <text:p>0</text:p>
          </table:table-cell>
          <table:table-cell office:value-type="string">
            <text:p>00467</text:p>
          </table:table-cell>
          <table:table-cell office:value-type="string">
            <text:p>01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032.4269">
            <text:p>1032,4269</text:p>
          </table:table-cell>
          <table:table-cell office:value-type="float" office:value="136.20069">
            <text:p>136,20069</text:p>
          </table:table-cell>
        </table:table-row>
        <table:table-row table:style-name="ro1">
          <table:table-cell office:value-type="float" office:value="409.1247157">
            <text:p>409,1247157</text:p>
          </table:table-cell>
          <table:table-cell office:value-type="float" office:value="81.00032489">
            <text:p>81,00032489</text:p>
          </table:table-cell>
          <table:table-cell office:value-type="float" office:value="87">
            <text:p>87</text:p>
          </table:table-cell>
          <table:table-cell office:value-type="string">
            <text:p>Collège Croix d'Argent</text:p>
          </table:table-cell>
          <table:table-cell office:value-type="string">
            <text:p>70011000</text:p>
          </table:table-cell>
          <table:table-cell office:value-type="string">
            <text:p>7</text:p>
          </table:table-cell>
          <table:table-cell office:value-type="string">
            <text:p>00110</text:p>
          </table:table-cell>
          <table:table-cell office:value-type="string">
            <text:p>00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float" office:value="409.45907">
            <text:p>409,45907</text:p>
          </table:table-cell>
          <table:table-cell office:value-type="float" office:value="81.033445">
            <text:p>81,033445</text:p>
          </table:table-cell>
        </table:table-row>
        <table:table-row table:style-name="ro1">
          <table:table-cell office:value-type="float" office:value="4189.19571841">
            <text:p>4189,19571841</text:p>
          </table:table-cell>
          <table:table-cell office:value-type="float" office:value="329.15432429">
            <text:p>329,15432429</text:p>
          </table:table-cell>
          <table:table-cell office:value-type="float" office:value="88">
            <text:p>88</text:p>
          </table:table-cell>
          <table:table-cell office:value-type="string">
            <text:p>M.I.N Marché Gare</text:p>
          </table:table-cell>
          <table:table-cell office:value-type="string">
            <text:p>99999999</text:p>
          </table:table-cell>
          <table:table-cell table:number-columns-repeated="3"/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4192.61651">
            <text:p>4192,61651</text:p>
          </table:table-cell>
          <table:table-cell office:value-type="float" office:value="329.287451">
            <text:p>329,287451</text:p>
          </table:table-cell>
        </table:table-row>
        <table:table-row table:style-name="ro1">
          <table:table-cell office:value-type="float" office:value="4497.75204688">
            <text:p>4497,75204688</text:p>
          </table:table-cell>
          <table:table-cell office:value-type="float" office:value="500.64929882">
            <text:p>500,64929882</text:p>
          </table:table-cell>
          <table:table-cell office:value-type="float" office:value="91">
            <text:p>91</text:p>
          </table:table-cell>
          <table:table-cell office:value-type="string">
            <text:p>Collège Croix d'Argent</text:p>
          </table:table-cell>
          <table:table-cell office:value-type="string">
            <text:p>70011000</text:p>
          </table:table-cell>
          <table:table-cell office:value-type="string">
            <text:p>7</text:p>
          </table:table-cell>
          <table:table-cell office:value-type="string">
            <text:p>00110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4501.42698">
            <text:p>4501,42698</text:p>
          </table:table-cell>
          <table:table-cell office:value-type="float" office:value="500.853404">
            <text:p>500,853404</text:p>
          </table:table-cell>
        </table:table-row>
        <table:table-row table:style-name="ro1">
          <table:table-cell office:value-type="float" office:value="4867.30984064">
            <text:p>4867,30984064</text:p>
          </table:table-cell>
          <table:table-cell office:value-type="float" office:value="287.84988821">
            <text:p>287,84988821</text:p>
          </table:table-cell>
          <table:table-cell office:value-type="float" office:value="93">
            <text:p>93</text:p>
          </table:table-cell>
          <table:table-cell office:value-type="string">
            <text:p>Ecole élémentaire Esope</text:p>
          </table:table-cell>
          <table:table-cell office:value-type="string">
            <text:p>70017800</text:p>
          </table:table-cell>
          <table:table-cell office:value-type="string">
            <text:p>7</text:p>
          </table:table-cell>
          <table:table-cell office:value-type="string">
            <text:p>00178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4871.28816">
            <text:p>4871,28816</text:p>
          </table:table-cell>
          <table:table-cell office:value-type="float" office:value="287.967264">
            <text:p>287,967264</text:p>
          </table:table-cell>
        </table:table-row>
        <table:table-row table:style-name="ro1">
          <table:table-cell office:value-type="float" office:value="7791.2404424">
            <text:p>7791,2404424</text:p>
          </table:table-cell>
          <table:table-cell office:value-type="float" office:value="875.26159587">
            <text:p>875,26159587</text:p>
          </table:table-cell>
          <table:table-cell office:value-type="float" office:value="94">
            <text:p>94</text:p>
          </table:table-cell>
          <table:table-cell office:value-type="string">
            <text:p>M.I.N Marché Gare</text:p>
          </table:table-cell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7797.60375">
            <text:p>7797,60375</text:p>
          </table:table-cell>
          <table:table-cell office:value-type="float" office:value="875.618988">
            <text:p>875,618988</text:p>
          </table:table-cell>
        </table:table-row>
        <table:table-row table:style-name="ro1">
          <table:table-cell office:value-type="float" office:value="2306.96471895">
            <text:p>2306,96471895</text:p>
          </table:table-cell>
          <table:table-cell office:value-type="float" office:value="248.30925351">
            <text:p>248,30925351</text:p>
          </table:table-cell>
          <table:table-cell office:value-type="float" office:value="95">
            <text:p>95</text:p>
          </table:table-cell>
          <table:table-cell office:value-type="string">
            <text:p>Centre Inter urbain des Telecom</text:p>
          </table:table-cell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2308.84641">
            <text:p>2308,84641</text:p>
          </table:table-cell>
          <table:table-cell office:value-type="float" office:value="248.410642">
            <text:p>248,410642</text:p>
          </table:table-cell>
        </table:table-row>
        <table:table-row table:style-name="ro1">
          <table:table-cell office:value-type="float" office:value="4019.00258358">
            <text:p>4019,00258358</text:p>
          </table:table-cell>
          <table:table-cell office:value-type="float" office:value="273.73445763">
            <text:p>273,73445763</text:p>
          </table:table-cell>
          <table:table-cell office:value-type="float" office:value="96">
            <text:p>96</text:p>
          </table:table-cell>
          <table:table-cell office:value-type="string">
            <text:p>E.H.P.A.D Françoise Gauffier</text:p>
          </table:table-cell>
          <table:table-cell office:value-type="string">
            <text:p>70017800</text:p>
          </table:table-cell>
          <table:table-cell office:value-type="string">
            <text:p>7</text:p>
          </table:table-cell>
          <table:table-cell office:value-type="string">
            <text:p>00178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4022.28839">
            <text:p>4022,28839</text:p>
          </table:table-cell>
          <table:table-cell office:value-type="float" office:value="273.846485">
            <text:p>273,846485</text:p>
          </table:table-cell>
        </table:table-row>
        <table:table-row table:style-name="ro1">
          <table:table-cell office:value-type="float" office:value="15.40720001">
            <text:p>15,40720001</text:p>
          </table:table-cell>
          <table:table-cell office:value-type="float" office:value="16.73465018">
            <text:p>16,73465018</text:p>
          </table:table-cell>
          <table:table-cell office:value-type="float" office:value="97">
            <text:p>97</text:p>
          </table:table-cell>
          <table:table-cell office:value-type="string">
            <text:p>Chai Molière</text:p>
          </table:table-cell>
          <table:table-cell office:value-type="string">
            <text:p>00010100</text:p>
          </table:table-cell>
          <table:table-cell office:value-type="string">
            <text:p>0</text:p>
          </table:table-cell>
          <table:table-cell office:value-type="string">
            <text:p>00101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15.41962">
            <text:p>15,41962</text:p>
          </table:table-cell>
          <table:table-cell office:value-type="float" office:value="16.741479">
            <text:p>16,741479</text:p>
          </table:table-cell>
        </table:table-row>
        <table:table-row table:style-name="ro1">
          <table:table-cell office:value-type="float" office:value="55.11292501">
            <text:p>55,11292501</text:p>
          </table:table-cell>
          <table:table-cell office:value-type="float" office:value="31.52977602">
            <text:p>31,52977602</text:p>
          </table:table-cell>
          <table:table-cell office:value-type="float" office:value="98">
            <text:p>98</text:p>
          </table:table-cell>
          <table:table-cell office:value-type="string">
            <text:p>Chai Molière</text:p>
          </table:table-cell>
          <table:table-cell office:value-type="string">
            <text:p>00010100</text:p>
          </table:table-cell>
          <table:table-cell office:value-type="string">
            <text:p>0</text:p>
          </table:table-cell>
          <table:table-cell office:value-type="string">
            <text:p>00101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55.15852">
            <text:p>55,15852</text:p>
          </table:table-cell>
          <table:table-cell office:value-type="float" office:value="31.542908">
            <text:p>31,542908</text:p>
          </table:table-cell>
        </table:table-row>
        <table:table-row table:style-name="ro1">
          <table:table-cell office:value-type="float" office:value="592.24094663">
            <text:p>592,24094663</text:p>
          </table:table-cell>
          <table:table-cell office:value-type="float" office:value="128.96985061">
            <text:p>128,96985061</text:p>
          </table:table-cell>
          <table:table-cell office:value-type="float" office:value="100">
            <text:p>100</text:p>
          </table:table-cell>
          <table:table-cell office:value-type="string">
            <text:p>Terrain de foot Claude Béal</text:p>
          </table:table-cell>
          <table:table-cell office:value-type="string">
            <text:p>00018303</text:p>
          </table:table-cell>
          <table:table-cell office:value-type="string">
            <text:p>0</text:p>
          </table:table-cell>
          <table:table-cell office:value-type="string">
            <text:p>00183</text:p>
          </table:table-cell>
          <table:table-cell office:value-type="string">
            <text:p>03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592.7216">
            <text:p>592,7216</text:p>
          </table:table-cell>
          <table:table-cell office:value-type="float" office:value="129.021795">
            <text:p>129,021795</text:p>
          </table:table-cell>
        </table:table-row>
        <table:table-row table:style-name="ro1">
          <table:table-cell office:value-type="float" office:value="1646.60564384">
            <text:p>1646,60564384</text:p>
          </table:table-cell>
          <table:table-cell office:value-type="float" office:value="283.67307228">
            <text:p>283,67307228</text:p>
          </table:table-cell>
          <table:table-cell office:value-type="float" office:value="101">
            <text:p>101</text:p>
          </table:table-cell>
          <table:table-cell/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1647.94771">
            <text:p>1647,94771</text:p>
          </table:table-cell>
          <table:table-cell office:value-type="float" office:value="283.789242">
            <text:p>283,789242</text:p>
          </table:table-cell>
        </table:table-row>
        <table:table-row table:style-name="ro1">
          <table:table-cell office:value-type="float" office:value="347.98933439">
            <text:p>347,98933439</text:p>
          </table:table-cell>
          <table:table-cell office:value-type="float" office:value="79.67094648">
            <text:p>79,67094648</text:p>
          </table:table-cell>
          <table:table-cell office:value-type="float" office:value="3">
            <text:p>3</text:p>
          </table:table-cell>
          <table:table-cell office:value-type="string">
            <text:p>Ecolothèque</text:p>
          </table:table-cell>
          <table:table-cell table:number-columns-repeated="4"/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348.28156">
            <text:p>348,28156</text:p>
          </table:table-cell>
          <table:table-cell office:value-type="float" office:value="79.704335">
            <text:p>79,704335</text:p>
          </table:table-cell>
        </table:table-row>
        <table:table-row table:style-name="ro1">
          <table:table-cell office:value-type="float" office:value="7826.5289123">
            <text:p>7826,5289123</text:p>
          </table:table-cell>
          <table:table-cell office:value-type="float" office:value="480.17467049">
            <text:p>480,17467049</text:p>
          </table:table-cell>
          <table:table-cell office:value-type="float" office:value="4">
            <text:p>4</text:p>
          </table:table-cell>
          <table:table-cell office:value-type="string">
            <text:p>Centre Municipal Garosud</text:p>
          </table:table-cell>
          <table:table-cell office:value-type="string">
            <text:p>00231600</text:p>
          </table:table-cell>
          <table:table-cell office:value-type="string">
            <text:p>0</text:p>
          </table:table-cell>
          <table:table-cell office:value-type="string">
            <text:p>02316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7833.11696">
            <text:p>7833,11696</text:p>
          </table:table-cell>
          <table:table-cell office:value-type="float" office:value="480.376157">
            <text:p>480,376157</text:p>
          </table:table-cell>
        </table:table-row>
        <table:table-row table:style-name="ro1">
          <table:table-cell office:value-type="float" office:value="9734.76680399">
            <text:p>9734,76680399</text:p>
          </table:table-cell>
          <table:table-cell office:value-type="float" office:value="389.74896766">
            <text:p>389,74896766</text:p>
          </table:table-cell>
          <table:table-cell office:value-type="float" office:value="10">
            <text:p>10</text:p>
          </table:table-cell>
          <table:table-cell office:value-type="string">
            <text:p>Piscine Amphitrite</text:p>
          </table:table-cell>
          <table:table-cell table:number-columns-repeated="4"/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9742.95699">
            <text:p>9742,95699</text:p>
          </table:table-cell>
          <table:table-cell office:value-type="float" office:value="389.911813">
            <text:p>389,911813</text:p>
          </table:table-cell>
        </table:table-row>
        <table:table-row table:style-name="ro1">
          <table:table-cell office:value-type="float" office:value="564.50280327">
            <text:p>564,50280327</text:p>
          </table:table-cell>
          <table:table-cell office:value-type="float" office:value="120.17730945">
            <text:p>120,17730945</text:p>
          </table:table-cell>
          <table:table-cell office:value-type="float" office:value="15">
            <text:p>15</text:p>
          </table:table-cell>
          <table:table-cell office:value-type="string">
            <text:p>Unité de Méthanisation</text:p>
          </table:table-cell>
          <table:table-cell table:number-columns-repeated="4"/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564.9756">
            <text:p>564,9756</text:p>
          </table:table-cell>
          <table:table-cell office:value-type="float" office:value="120.227052">
            <text:p>120,227052</text:p>
          </table:table-cell>
        </table:table-row>
        <table:table-row table:style-name="ro1">
          <table:table-cell office:value-type="float" office:value="13920.56025605">
            <text:p>13920,56025605</text:p>
          </table:table-cell>
          <table:table-cell office:value-type="float" office:value="552.75039967">
            <text:p>552,75039967</text:p>
          </table:table-cell>
          <table:table-cell office:value-type="float" office:value="20">
            <text:p>20</text:p>
          </table:table-cell>
          <table:table-cell office:value-type="string">
            <text:p>Unité de Méthanisation</text:p>
          </table:table-cell>
          <table:table-cell table:number-columns-repeated="4"/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13932.177">
            <text:p>13932,177</text:p>
          </table:table-cell>
          <table:table-cell office:value-type="float" office:value="552.98196">
            <text:p>552,98196</text:p>
          </table:table-cell>
        </table:table-row>
        <table:table-row table:style-name="ro1">
          <table:table-cell office:value-type="float" office:value="150.81216865">
            <text:p>150,81216865</text:p>
          </table:table-cell>
          <table:table-cell office:value-type="float" office:value="55.65137732">
            <text:p>55,65137732</text:p>
          </table:table-cell>
          <table:table-cell office:value-type="float" office:value="218">
            <text:p>218</text:p>
          </table:table-cell>
          <table:table-cell office:value-type="string">
            <text:p>Groupe Médico Social Robert Lafont</text:p>
          </table:table-cell>
          <table:table-cell office:value-type="string">
            <text:p>99999999</text:p>
          </table:table-cell>
          <table:table-cell table:number-columns-repeated="3"/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150.93246">
            <text:p>150,93246</text:p>
          </table:table-cell>
          <table:table-cell office:value-type="float" office:value="55.673561">
            <text:p>55,673561</text:p>
          </table:table-cell>
        </table:table-row>
        <table:table-row table:style-name="ro1">
          <table:table-cell office:value-type="float" office:value="1209.09257506">
            <text:p>1209,09257506</text:p>
          </table:table-cell>
          <table:table-cell office:value-type="float" office:value="150.33145516">
            <text:p>150,33145516</text:p>
          </table:table-cell>
          <table:table-cell office:value-type="float" office:value="220">
            <text:p>220</text:p>
          </table:table-cell>
          <table:table-cell office:value-type="string">
            <text:p>EAI</text:p>
          </table:table-cell>
          <table:table-cell office:value-type="string">
            <text:p>99999999</text:p>
          </table:table-cell>
          <table:table-cell table:number-columns-repeated="3"/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210.062">
            <text:p>1210,062</text:p>
          </table:table-cell>
          <table:table-cell office:value-type="float" office:value="150.391349">
            <text:p>150,391349</text:p>
          </table:table-cell>
        </table:table-row>
        <table:table-row table:style-name="ro1">
          <table:table-cell office:value-type="float" office:value="164.66749053">
            <text:p>164,66749053</text:p>
          </table:table-cell>
          <table:table-cell office:value-type="float" office:value="54.36487662">
            <text:p>54,36487662</text:p>
          </table:table-cell>
          <table:table-cell office:value-type="float" office:value="221">
            <text:p>221</text:p>
          </table:table-cell>
          <table:table-cell office:value-type="string">
            <text:p>Centre Observation et Psychotérapie</text:p>
          </table:table-cell>
          <table:table-cell office:value-type="string">
            <text:p>99999999</text:p>
          </table:table-cell>
          <table:table-cell table:number-columns-repeated="3"/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164.80044">
            <text:p>164,80044</text:p>
          </table:table-cell>
          <table:table-cell office:value-type="float" office:value="54.386698">
            <text:p>54,386698</text:p>
          </table:table-cell>
        </table:table-row>
        <table:table-row table:style-name="ro1">
          <table:table-cell office:value-type="float" office:value="943.59202173">
            <text:p>943,59202173</text:p>
          </table:table-cell>
          <table:table-cell office:value-type="float" office:value="223.62733349">
            <text:p>223,62733349</text:p>
          </table:table-cell>
          <table:table-cell office:value-type="float" office:value="222">
            <text:p>222</text:p>
          </table:table-cell>
          <table:table-cell office:value-type="string">
            <text:p>Groupe Médico Social Robert Lafont</text:p>
          </table:table-cell>
          <table:table-cell office:value-type="string">
            <text:p>99999999</text:p>
          </table:table-cell>
          <table:table-cell table:number-columns-repeated="3"/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944.34706">
            <text:p>944,34706</text:p>
          </table:table-cell>
          <table:table-cell office:value-type="float" office:value="223.71661">
            <text:p>223,71661</text:p>
          </table:table-cell>
        </table:table-row>
        <table:table-row table:style-name="ro1">
          <table:table-cell office:value-type="float" office:value="291.87196567">
            <text:p>291,87196567</text:p>
          </table:table-cell>
          <table:table-cell office:value-type="float" office:value="82.55330137">
            <text:p>82,55330137</text:p>
          </table:table-cell>
          <table:table-cell office:value-type="float" office:value="223">
            <text:p>223</text:p>
          </table:table-cell>
          <table:table-cell office:value-type="string">
            <text:p>Centre Observation et Psychotérapie</text:p>
          </table:table-cell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292.10562">
            <text:p>292,10562</text:p>
          </table:table-cell>
          <table:table-cell office:value-type="float" office:value="82.586521">
            <text:p>82,586521</text:p>
          </table:table-cell>
        </table:table-row>
        <table:table-row table:style-name="ro1">
          <table:table-cell office:value-type="float" office:value="326.97459673">
            <text:p>326,97459673</text:p>
          </table:table-cell>
          <table:table-cell office:value-type="float" office:value="90.01268745">
            <text:p>90,01268745</text:p>
          </table:table-cell>
          <table:table-cell office:value-type="float" office:value="225">
            <text:p>225</text:p>
          </table:table-cell>
          <table:table-cell office:value-type="string">
            <text:p>EAI</text:p>
          </table:table-cell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327.23676">
            <text:p>327,23676</text:p>
          </table:table-cell>
          <table:table-cell office:value-type="float" office:value="90.049027">
            <text:p>90,049027</text:p>
          </table:table-cell>
        </table:table-row>
        <table:table-row table:style-name="ro1">
          <table:table-cell office:value-type="float" office:value="667.2023">
            <text:p>667,2023</text:p>
          </table:table-cell>
          <table:table-cell office:value-type="float" office:value="156.63249958">
            <text:p>156,63249958</text:p>
          </table:table-cell>
          <table:table-cell office:value-type="float" office:value="226">
            <text:p>226</text:p>
          </table:table-cell>
          <table:table-cell office:value-type="string">
            <text:p>Mairie annexe La Chamberte</text:p>
          </table:table-cell>
          <table:table-cell office:value-type="string">
            <text:p>00085300</text:p>
          </table:table-cell>
          <table:table-cell office:value-type="string">
            <text:p>0</text:p>
          </table:table-cell>
          <table:table-cell office:value-type="string">
            <text:p>00853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667.73472">
            <text:p>667,73472</text:p>
          </table:table-cell>
          <table:table-cell office:value-type="float" office:value="156.695434">
            <text:p>156,695434</text:p>
          </table:table-cell>
        </table:table-row>
        <table:table-row table:style-name="ro1">
          <table:table-cell office:value-type="float" office:value="650.27454975">
            <text:p>650,27454975</text:p>
          </table:table-cell>
          <table:table-cell office:value-type="float" office:value="114.9845518">
            <text:p>114,9845518</text:p>
          </table:table-cell>
          <table:table-cell office:value-type="float" office:value="228">
            <text:p>228</text:p>
          </table:table-cell>
          <table:table-cell office:value-type="string">
            <text:p>EAI</text:p>
          </table:table-cell>
          <table:table-cell office:value-type="string">
            <text:p>99999999</text:p>
          </table:table-cell>
          <table:table-cell table:number-columns-repeated="3"/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650.79341">
            <text:p>650,79341</text:p>
          </table:table-cell>
          <table:table-cell office:value-type="float" office:value="115.030197">
            <text:p>115,030197</text:p>
          </table:table-cell>
        </table:table-row>
        <table:table-row table:style-name="ro1">
          <table:table-cell office:value-type="float" office:value="447.28775627">
            <text:p>447,28775627</text:p>
          </table:table-cell>
          <table:table-cell office:value-type="float" office:value="99.88693745">
            <text:p>99,88693745</text:p>
          </table:table-cell>
          <table:table-cell office:value-type="float" office:value="229">
            <text:p>229</text:p>
          </table:table-cell>
          <table:table-cell office:value-type="string">
            <text:p>Château de la Mogère</text:p>
          </table:table-cell>
          <table:table-cell office:value-type="string">
            <text:p>70008200</text:p>
          </table:table-cell>
          <table:table-cell office:value-type="string">
            <text:p>7</text:p>
          </table:table-cell>
          <table:table-cell office:value-type="string">
            <text:p>00082</text:p>
          </table:table-cell>
          <table:table-cell office:value-type="string">
            <text:p>00</text:p>
          </table:table-cell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447.64407">
            <text:p>447,64407</text:p>
          </table:table-cell>
          <table:table-cell office:value-type="float" office:value="99.926732">
            <text:p>99,926732</text:p>
          </table:table-cell>
        </table:table-row>
        <table:table-row table:style-name="ro1">
          <table:table-cell office:value-type="float" office:value="249.6403687">
            <text:p>249,6403687</text:p>
          </table:table-cell>
          <table:table-cell office:value-type="float" office:value="73.65555954">
            <text:p>73,65555954</text:p>
          </table:table-cell>
          <table:table-cell office:value-type="float" office:value="231">
            <text:p>231</text:p>
          </table:table-cell>
          <table:table-cell office:value-type="string">
            <text:p>Club de loisirs Laure Moulin</text:p>
          </table:table-cell>
          <table:table-cell office:value-type="string">
            <text:p>70018500</text:p>
          </table:table-cell>
          <table:table-cell office:value-type="string">
            <text:p>7</text:p>
          </table:table-cell>
          <table:table-cell office:value-type="string">
            <text:p>00185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249.84055">
            <text:p>249,84055</text:p>
          </table:table-cell>
          <table:table-cell office:value-type="float" office:value="73.684875">
            <text:p>73,684875</text:p>
          </table:table-cell>
        </table:table-row>
        <table:table-row table:style-name="ro1">
          <table:table-cell office:value-type="float" office:value="91.65367501">
            <text:p>91,65367501</text:p>
          </table:table-cell>
          <table:table-cell office:value-type="float" office:value="41.2944873">
            <text:p>41,2944873</text:p>
          </table:table-cell>
          <table:table-cell office:value-type="float" office:value="232">
            <text:p>232</text:p>
          </table:table-cell>
          <table:table-cell office:value-type="string">
            <text:p>EAI</text:p>
          </table:table-cell>
          <table:table-cell office:value-type="string">
            <text:p>99999999</text:p>
          </table:table-cell>
          <table:table-cell table:number-columns-repeated="3"/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91.72723">
            <text:p>91,72723</text:p>
          </table:table-cell>
          <table:table-cell office:value-type="float" office:value="41.311054">
            <text:p>41,311054</text:p>
          </table:table-cell>
        </table:table-row>
        <table:table-row table:style-name="ro1">
          <table:table-cell office:value-type="float" office:value="791.7927468">
            <text:p>791,7927468</text:p>
          </table:table-cell>
          <table:table-cell office:value-type="float" office:value="223.74328938">
            <text:p>223,74328938</text:p>
          </table:table-cell>
          <table:table-cell office:value-type="float" office:value="233">
            <text:p>233</text:p>
          </table:table-cell>
          <table:table-cell office:value-type="string">
            <text:p>Lycée Georges Clémenceau</text:p>
          </table:table-cell>
          <table:table-cell office:value-type="string">
            <text:p>70009400</text:p>
          </table:table-cell>
          <table:table-cell office:value-type="string">
            <text:p>7</text:p>
          </table:table-cell>
          <table:table-cell office:value-type="string">
            <text:p>00094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792.42631">
            <text:p>792,42631</text:p>
          </table:table-cell>
          <table:table-cell office:value-type="float" office:value="223.831947">
            <text:p>223,831947</text:p>
          </table:table-cell>
        </table:table-row>
        <table:table-row table:style-name="ro1">
          <table:table-cell office:value-type="float" office:value="255.01093125">
            <text:p>255,01093125</text:p>
          </table:table-cell>
          <table:table-cell office:value-type="float" office:value="74.80585359">
            <text:p>74,80585359</text:p>
          </table:table-cell>
          <table:table-cell office:value-type="float" office:value="235">
            <text:p>235</text:p>
          </table:table-cell>
          <table:table-cell office:value-type="string">
            <text:p>Centre Observation et Psychotérapie</text:p>
          </table:table-cell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255.21527">
            <text:p>255,21527</text:p>
          </table:table-cell>
          <table:table-cell office:value-type="float" office:value="74.83592">
            <text:p>74,83592</text:p>
          </table:table-cell>
        </table:table-row>
        <table:table-row table:style-name="ro1">
          <table:table-cell office:value-type="float" office:value="93.90937503">
            <text:p>93,90937503</text:p>
          </table:table-cell>
          <table:table-cell office:value-type="float" office:value="43.86260426">
            <text:p>43,86260426</text:p>
          </table:table-cell>
          <table:table-cell office:value-type="float" office:value="236">
            <text:p>236</text:p>
          </table:table-cell>
          <table:table-cell office:value-type="string">
            <text:p>Centre Observation et Psychotérapie</text:p>
          </table:table-cell>
          <table:table-cell office:value-type="string">
            <text:p>99999999</text:p>
          </table:table-cell>
          <table:table-cell table:number-columns-repeated="3"/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93.98489">
            <text:p>93,98489</text:p>
          </table:table-cell>
          <table:table-cell office:value-type="float" office:value="43.880178">
            <text:p>43,880178</text:p>
          </table:table-cell>
        </table:table-row>
        <table:table-row table:style-name="ro1">
          <table:table-cell office:value-type="float" office:value="260.5351562">
            <text:p>260,5351562</text:p>
          </table:table-cell>
          <table:table-cell office:value-type="float" office:value="70.95877071">
            <text:p>70,95877071</text:p>
          </table:table-cell>
          <table:table-cell office:value-type="float" office:value="238">
            <text:p>238</text:p>
          </table:table-cell>
          <table:table-cell office:value-type="string">
            <text:p>Chateau de Bionne</text:p>
          </table:table-cell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260.74388">
            <text:p>260,74388</text:p>
          </table:table-cell>
          <table:table-cell office:value-type="float" office:value="70.987285">
            <text:p>70,987285</text:p>
          </table:table-cell>
        </table:table-row>
        <table:table-row table:style-name="ro1">
          <table:table-cell office:value-type="float" office:value="641.69205944">
            <text:p>641,69205944</text:p>
          </table:table-cell>
          <table:table-cell office:value-type="float" office:value="114.84915364">
            <text:p>114,84915364</text:p>
          </table:table-cell>
          <table:table-cell office:value-type="float" office:value="239">
            <text:p>239</text:p>
          </table:table-cell>
          <table:table-cell office:value-type="string">
            <text:p>EAI</text:p>
          </table:table-cell>
          <table:table-cell office:value-type="string">
            <text:p>99999999</text:p>
          </table:table-cell>
          <table:table-cell table:number-columns-repeated="3"/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642.20462">
            <text:p>642,20462</text:p>
          </table:table-cell>
          <table:table-cell office:value-type="float" office:value="114.894708">
            <text:p>114,894708</text:p>
          </table:table-cell>
        </table:table-row>
        <table:table-row table:style-name="ro1">
          <table:table-cell office:value-type="float" office:value="134.92902299">
            <text:p>134,92902299</text:p>
          </table:table-cell>
          <table:table-cell office:value-type="float" office:value="70.40771038">
            <text:p>70,40771038</text:p>
          </table:table-cell>
          <table:table-cell office:value-type="float" office:value="240">
            <text:p>240</text:p>
          </table:table-cell>
          <table:table-cell office:value-type="string">
            <text:p>Eglise N.D. de la Paix</text:p>
          </table:table-cell>
          <table:table-cell office:value-type="string">
            <text:p>88888888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CE</text:p>
          </table:table-cell>
          <table:table-cell table:number-columns-repeated="2" office:value-type="float" office:value="0">
            <text:p>0</text:p>
          </table:table-cell>
          <table:table-cell office:value-type="float" office:value="135.03663">
            <text:p>135,03663</text:p>
          </table:table-cell>
          <table:table-cell office:value-type="float" office:value="70.435999">
            <text:p>70,435999</text:p>
          </table:table-cell>
        </table:table-row>
        <table:table-row table:style-name="ro1">
          <table:table-cell office:value-type="float" office:value="858.53106877">
            <text:p>858,53106877</text:p>
          </table:table-cell>
          <table:table-cell office:value-type="float" office:value="145.07300952">
            <text:p>145,07300952</text:p>
          </table:table-cell>
          <table:table-cell office:value-type="float" office:value="242">
            <text:p>242</text:p>
          </table:table-cell>
          <table:table-cell office:value-type="string">
            <text:p>EAI</text:p>
          </table:table-cell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859.216">
            <text:p>859,216</text:p>
          </table:table-cell>
          <table:table-cell office:value-type="float" office:value="145.131293">
            <text:p>145,131293</text:p>
          </table:table-cell>
        </table:table-row>
        <table:table-row table:style-name="ro1">
          <table:table-cell office:value-type="float" office:value="1347.79066553">
            <text:p>1347,79066553</text:p>
          </table:table-cell>
          <table:table-cell office:value-type="float" office:value="182.41552543">
            <text:p>182,41552543</text:p>
          </table:table-cell>
          <table:table-cell office:value-type="float" office:value="244">
            <text:p>244</text:p>
          </table:table-cell>
          <table:table-cell office:value-type="string">
            <text:p>EAI</text:p>
          </table:table-cell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348.8651">
            <text:p>1348,8651</text:p>
          </table:table-cell>
          <table:table-cell office:value-type="float" office:value="182.487703">
            <text:p>182,487703</text:p>
          </table:table-cell>
        </table:table-row>
        <table:table-row table:style-name="ro1">
          <table:table-cell office:value-type="float" office:value="3932.32530745">
            <text:p>3932,32530745</text:p>
          </table:table-cell>
          <table:table-cell office:value-type="float" office:value="329.45020914">
            <text:p>329,45020914</text:p>
          </table:table-cell>
          <table:table-cell office:value-type="float" office:value="245">
            <text:p>245</text:p>
          </table:table-cell>
          <table:table-cell office:value-type="string">
            <text:p>Lycée Georges Clémenceau</text:p>
          </table:table-cell>
          <table:table-cell office:value-type="string">
            <text:p>70009400</text:p>
          </table:table-cell>
          <table:table-cell office:value-type="string">
            <text:p>7</text:p>
          </table:table-cell>
          <table:table-cell office:value-type="string">
            <text:p>00094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3935.4623">
            <text:p>3935,4623</text:p>
          </table:table-cell>
          <table:table-cell office:value-type="float" office:value="329.58125">
            <text:p>329,58125</text:p>
          </table:table-cell>
        </table:table-row>
        <table:table-row table:style-name="ro1">
          <table:table-cell office:value-type="float" office:value="506.29940859">
            <text:p>506,29940859</text:p>
          </table:table-cell>
          <table:table-cell office:value-type="float" office:value="115.89611881">
            <text:p>115,89611881</text:p>
          </table:table-cell>
          <table:table-cell office:value-type="float" office:value="247">
            <text:p>247</text:p>
          </table:table-cell>
          <table:table-cell office:value-type="string">
            <text:p>Chateau de Bionne</text:p>
          </table:table-cell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506.7042">
            <text:p>506,7042</text:p>
          </table:table-cell>
          <table:table-cell office:value-type="float" office:value="115.942613">
            <text:p>115,942613</text:p>
          </table:table-cell>
        </table:table-row>
        <table:table-row table:style-name="ro1">
          <table:table-cell office:value-type="float" office:value="619.96153123">
            <text:p>619,96153123</text:p>
          </table:table-cell>
          <table:table-cell office:value-type="float" office:value="114.02195301">
            <text:p>114,02195301</text:p>
          </table:table-cell>
          <table:table-cell office:value-type="float" office:value="248">
            <text:p>248</text:p>
          </table:table-cell>
          <table:table-cell office:value-type="string">
            <text:p>EAI</text:p>
          </table:table-cell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620.45594">
            <text:p>620,45594</text:p>
          </table:table-cell>
          <table:table-cell office:value-type="float" office:value="114.06711">
            <text:p>114,06711</text:p>
          </table:table-cell>
        </table:table-row>
        <table:table-row table:style-name="ro1">
          <table:table-cell office:value-type="float" office:value="103.47552502">
            <text:p>103,47552502</text:p>
          </table:table-cell>
          <table:table-cell office:value-type="float" office:value="48.26357835">
            <text:p>48,26357835</text:p>
          </table:table-cell>
          <table:table-cell office:value-type="float" office:value="249">
            <text:p>249</text:p>
          </table:table-cell>
          <table:table-cell office:value-type="string">
            <text:p>Château de la Mogère</text:p>
          </table:table-cell>
          <table:table-cell office:value-type="string">
            <text:p>70008200</text:p>
          </table:table-cell>
          <table:table-cell office:value-type="string">
            <text:p>7</text:p>
          </table:table-cell>
          <table:table-cell office:value-type="string">
            <text:p>00082</text:p>
          </table:table-cell>
          <table:table-cell office:value-type="string">
            <text:p>00</text:p>
          </table:table-cell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103.55804">
            <text:p>103,55804</text:p>
          </table:table-cell>
          <table:table-cell office:value-type="float" office:value="48.282706">
            <text:p>48,282706</text:p>
          </table:table-cell>
        </table:table-row>
        <table:table-row table:style-name="ro1">
          <table:table-cell office:value-type="float" office:value="98.44239062">
            <text:p>98,44239062</text:p>
          </table:table-cell>
          <table:table-cell office:value-type="float" office:value="40.7881535">
            <text:p>40,7881535</text:p>
          </table:table-cell>
          <table:table-cell office:value-type="float" office:value="250">
            <text:p>250</text:p>
          </table:table-cell>
          <table:table-cell office:value-type="string">
            <text:p>EAI</text:p>
          </table:table-cell>
          <table:table-cell office:value-type="string">
            <text:p>99999999</text:p>
          </table:table-cell>
          <table:table-cell table:number-columns-repeated="3"/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98.52166">
            <text:p>98,52166</text:p>
          </table:table-cell>
          <table:table-cell office:value-type="float" office:value="40.804582">
            <text:p>40,804582</text:p>
          </table:table-cell>
        </table:table-row>
        <table:table-row table:style-name="ro1">
          <table:table-cell office:value-type="float" office:value="666.05019384">
            <text:p>666,05019384</text:p>
          </table:table-cell>
          <table:table-cell office:value-type="float" office:value="117.04823363">
            <text:p>117,04823363</text:p>
          </table:table-cell>
          <table:table-cell office:value-type="float" office:value="252">
            <text:p>252</text:p>
          </table:table-cell>
          <table:table-cell office:value-type="string">
            <text:p>Clinique du Millénaire</text:p>
          </table:table-cell>
          <table:table-cell table:number-columns-repeated="4"/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float" office:value="666.58004">
            <text:p>666,58004</text:p>
          </table:table-cell>
          <table:table-cell office:value-type="float" office:value="117.094587">
            <text:p>117,094587</text:p>
          </table:table-cell>
        </table:table-row>
        <table:table-row table:style-name="ro1">
          <table:table-cell office:value-type="float" office:value="1433.25246248">
            <text:p>1433,25246248</text:p>
          </table:table-cell>
          <table:table-cell office:value-type="float" office:value="378.77970719">
            <text:p>378,77970719</text:p>
          </table:table-cell>
          <table:table-cell office:value-type="float" office:value="253">
            <text:p>253</text:p>
          </table:table-cell>
          <table:table-cell office:value-type="string">
            <text:p>Château de la Mogère</text:p>
          </table:table-cell>
          <table:table-cell office:value-type="string">
            <text:p>70008200</text:p>
          </table:table-cell>
          <table:table-cell office:value-type="string">
            <text:p>7</text:p>
          </table:table-cell>
          <table:table-cell office:value-type="string">
            <text:p>00082</text:p>
          </table:table-cell>
          <table:table-cell office:value-type="string">
            <text:p>00</text:p>
          </table:table-cell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1434.39569">
            <text:p>1434,39569</text:p>
          </table:table-cell>
          <table:table-cell office:value-type="float" office:value="378.930871">
            <text:p>378,930871</text:p>
          </table:table-cell>
        </table:table-row>
        <table:table-row table:style-name="ro1">
          <table:table-cell office:value-type="float" office:value="4015.13211865">
            <text:p>4015,13211865</text:p>
          </table:table-cell>
          <table:table-cell office:value-type="float" office:value="266.38051266">
            <text:p>266,38051266</text:p>
          </table:table-cell>
          <table:table-cell office:value-type="float" office:value="255">
            <text:p>255</text:p>
          </table:table-cell>
          <table:table-cell office:value-type="string">
            <text:p>EAI</text:p>
          </table:table-cell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4018.33274">
            <text:p>4018,33274</text:p>
          </table:table-cell>
          <table:table-cell office:value-type="float" office:value="266.486708">
            <text:p>266,486708</text:p>
          </table:table-cell>
        </table:table-row>
        <table:table-row table:style-name="ro1">
          <table:table-cell office:value-type="float" office:value="58.06433436">
            <text:p>58,06433436</text:p>
          </table:table-cell>
          <table:table-cell office:value-type="float" office:value="34.33768305">
            <text:p>34,33768305</text:p>
          </table:table-cell>
          <table:table-cell office:value-type="float" office:value="257">
            <text:p>257</text:p>
          </table:table-cell>
          <table:table-cell office:value-type="string">
            <text:p>EAI</text:p>
          </table:table-cell>
          <table:table-cell office:value-type="string">
            <text:p>99999999</text:p>
          </table:table-cell>
          <table:table-cell table:number-columns-repeated="3"/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58.11077">
            <text:p>58,11077</text:p>
          </table:table-cell>
          <table:table-cell office:value-type="float" office:value="34.351576">
            <text:p>34,351576</text:p>
          </table:table-cell>
        </table:table-row>
        <table:table-row table:style-name="ro1">
          <table:table-cell office:value-type="float" office:value="1024.33541857">
            <text:p>1024,33541857</text:p>
          </table:table-cell>
          <table:table-cell office:value-type="float" office:value="157.25087652">
            <text:p>157,25087652</text:p>
          </table:table-cell>
          <table:table-cell office:value-type="float" office:value="258">
            <text:p>258</text:p>
          </table:table-cell>
          <table:table-cell office:value-type="string">
            <text:p>EAI</text:p>
          </table:table-cell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025.1519">
            <text:p>1025,1519</text:p>
          </table:table-cell>
          <table:table-cell office:value-type="float" office:value="157.312998">
            <text:p>157,312998</text:p>
          </table:table-cell>
        </table:table-row>
        <table:table-row table:style-name="ro1">
          <table:table-cell office:value-type="float" office:value="521.80262814">
            <text:p>521,80262814</text:p>
          </table:table-cell>
          <table:table-cell office:value-type="float" office:value="111.63759643">
            <text:p>111,63759643</text:p>
          </table:table-cell>
          <table:table-cell office:value-type="float" office:value="260">
            <text:p>260</text:p>
          </table:table-cell>
          <table:table-cell office:value-type="string">
            <text:p>Crèche Robin des Bois</text:p>
          </table:table-cell>
          <table:table-cell table:number-columns-repeated="4"/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522.21754">
            <text:p>522,21754</text:p>
          </table:table-cell>
          <table:table-cell office:value-type="float" office:value="111.681812">
            <text:p>111,681812</text:p>
          </table:table-cell>
        </table:table-row>
        <table:table-row table:style-name="ro1">
          <table:table-cell office:value-type="float" office:value="8222.2174064">
            <text:p>8222,2174064</text:p>
          </table:table-cell>
          <table:table-cell office:value-type="float" office:value="576.01673994">
            <text:p>576,01673994</text:p>
          </table:table-cell>
          <table:table-cell office:value-type="float" office:value="261">
            <text:p>261</text:p>
          </table:table-cell>
          <table:table-cell office:value-type="string">
            <text:p>Clinique du Millénaire</text:p>
          </table:table-cell>
          <table:table-cell table:number-columns-repeated="4"/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8228.76642">
            <text:p>8228,76642</text:p>
          </table:table-cell>
          <table:table-cell office:value-type="float" office:value="576.245466">
            <text:p>576,245466</text:p>
          </table:table-cell>
        </table:table-row>
        <table:table-row table:style-name="ro1">
          <table:table-cell office:value-type="float" office:value="5247.71890971">
            <text:p>5247,71890971</text:p>
          </table:table-cell>
          <table:table-cell office:value-type="float" office:value="309.06215315">
            <text:p>309,06215315</text:p>
          </table:table-cell>
          <table:table-cell office:value-type="float" office:value="262">
            <text:p>262</text:p>
          </table:table-cell>
          <table:table-cell office:value-type="string">
            <text:p>Cité Hyppocrate</text:p>
          </table:table-cell>
          <table:table-cell table:number-columns-repeated="4"/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5251.88974">
            <text:p>5251,88974</text:p>
          </table:table-cell>
          <table:table-cell office:value-type="float" office:value="309.184701">
            <text:p>309,184701</text:p>
          </table:table-cell>
        </table:table-row>
        <table:table-row table:style-name="ro1">
          <table:table-cell office:value-type="float" office:value="869.75472796">
            <text:p>869,75472796</text:p>
          </table:table-cell>
          <table:table-cell office:value-type="float" office:value="144.56373115">
            <text:p>144,56373115</text:p>
          </table:table-cell>
          <table:table-cell office:value-type="float" office:value="264">
            <text:p>264</text:p>
          </table:table-cell>
          <table:table-cell office:value-type="string">
            <text:p>EAI</text:p>
          </table:table-cell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870.4492">
            <text:p>870,4492</text:p>
          </table:table-cell>
          <table:table-cell office:value-type="float" office:value="144.621866">
            <text:p>144,621866</text:p>
          </table:table-cell>
        </table:table-row>
        <table:table-row table:style-name="ro1">
          <table:table-cell office:value-type="float" office:value="187.57954694">
            <text:p>187,57954694</text:p>
          </table:table-cell>
          <table:table-cell office:value-type="float" office:value="70.55794983">
            <text:p>70,55794983</text:p>
          </table:table-cell>
          <table:table-cell office:value-type="float" office:value="265">
            <text:p>265</text:p>
          </table:table-cell>
          <table:table-cell office:value-type="string">
            <text:p>Hôtel des Impôts Chaptal</text:p>
          </table:table-cell>
          <table:table-cell office:value-type="string">
            <text:p>70001900</text:p>
          </table:table-cell>
          <table:table-cell office:value-type="string">
            <text:p>7</text:p>
          </table:table-cell>
          <table:table-cell office:value-type="string">
            <text:p>00019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87.7282">
            <text:p>187,7282</text:p>
          </table:table-cell>
          <table:table-cell office:value-type="float" office:value="70.585771">
            <text:p>70,585771</text:p>
          </table:table-cell>
        </table:table-row>
        <table:table-row table:style-name="ro1">
          <table:table-cell office:value-type="float" office:value="88.79737503">
            <text:p>88,79737503</text:p>
          </table:table-cell>
          <table:table-cell office:value-type="float" office:value="38.51540533">
            <text:p>38,51540533</text:p>
          </table:table-cell>
          <table:table-cell office:value-type="float" office:value="266">
            <text:p>266</text:p>
          </table:table-cell>
          <table:table-cell office:value-type="string">
            <text:p>EAI</text:p>
          </table:table-cell>
          <table:table-cell office:value-type="string">
            <text:p>99999999</text:p>
          </table:table-cell>
          <table:table-cell table:number-columns-repeated="3"/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88.86839">
            <text:p>88,86839</text:p>
          </table:table-cell>
          <table:table-cell office:value-type="float" office:value="38.530842">
            <text:p>38,530842</text:p>
          </table:table-cell>
        </table:table-row>
        <table:table-row table:style-name="ro1">
          <table:table-cell office:value-type="float" office:value="1107.08590623">
            <text:p>1107,08590623</text:p>
          </table:table-cell>
          <table:table-cell office:value-type="float" office:value="157.7025156">
            <text:p>157,7025156</text:p>
          </table:table-cell>
          <table:table-cell office:value-type="float" office:value="268">
            <text:p>268</text:p>
          </table:table-cell>
          <table:table-cell office:value-type="string">
            <text:p>EAI</text:p>
          </table:table-cell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107.96895">
            <text:p>1107,96895</text:p>
          </table:table-cell>
          <table:table-cell office:value-type="float" office:value="157.764944">
            <text:p>157,764944</text:p>
          </table:table-cell>
        </table:table-row>
        <table:table-row table:style-name="ro1">
          <table:table-cell office:value-type="float" office:value="1472.1038059">
            <text:p>1472,1038059</text:p>
          </table:table-cell>
          <table:table-cell office:value-type="float" office:value="162.60216739">
            <text:p>162,60216739</text:p>
          </table:table-cell>
          <table:table-cell office:value-type="float" office:value="269">
            <text:p>269</text:p>
          </table:table-cell>
          <table:table-cell office:value-type="string">
            <text:p>Gymnase Emmanuel Gambardella</text:p>
          </table:table-cell>
          <table:table-cell office:value-type="string">
            <text:p>00231200</text:p>
          </table:table-cell>
          <table:table-cell office:value-type="string">
            <text:p>0</text:p>
          </table:table-cell>
          <table:table-cell office:value-type="string">
            <text:p>02312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1473.2762">
            <text:p>1473,2762</text:p>
          </table:table-cell>
          <table:table-cell office:value-type="float" office:value="162.6666">
            <text:p>162,6666</text:p>
          </table:table-cell>
        </table:table-row>
        <table:table-row table:style-name="ro1">
          <table:table-cell office:value-type="float" office:value="1306.88156883">
            <text:p>1306,88156883</text:p>
          </table:table-cell>
          <table:table-cell office:value-type="float" office:value="210.53888705">
            <text:p>210,53888705</text:p>
          </table:table-cell>
          <table:table-cell office:value-type="float" office:value="270">
            <text:p>270</text:p>
          </table:table-cell>
          <table:table-cell office:value-type="string">
            <text:p>EAI</text:p>
          </table:table-cell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307.92336">
            <text:p>1307,92336</text:p>
          </table:table-cell>
          <table:table-cell office:value-type="float" office:value="210.622869">
            <text:p>210,622869</text:p>
          </table:table-cell>
        </table:table-row>
        <table:table-row table:style-name="ro1">
          <table:table-cell office:value-type="float" office:value="173.80079996">
            <text:p>173,80079996</text:p>
          </table:table-cell>
          <table:table-cell office:value-type="float" office:value="59.09368219">
            <text:p>59,09368219</text:p>
          </table:table-cell>
          <table:table-cell office:value-type="float" office:value="271">
            <text:p>271</text:p>
          </table:table-cell>
          <table:table-cell office:value-type="string">
            <text:p>S.E.R.M</text:p>
          </table:table-cell>
          <table:table-cell table:number-columns-repeated="4"/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372.18834">
            <text:p>372,18834</text:p>
          </table:table-cell>
          <table:table-cell office:value-type="float" office:value="90.116673">
            <text:p>90,116673</text:p>
          </table:table-cell>
        </table:table-row>
        <table:table-row table:style-name="ro1">
          <table:table-cell office:value-type="float" office:value="1500.90705">
            <text:p>1500,90705</text:p>
          </table:table-cell>
          <table:table-cell office:value-type="float" office:value="187.0627035">
            <text:p>187,0627035</text:p>
          </table:table-cell>
          <table:table-cell office:value-type="float" office:value="272">
            <text:p>272</text:p>
          </table:table-cell>
          <table:table-cell office:value-type="string">
            <text:p>EAI</text:p>
          </table:table-cell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502.10139">
            <text:p>1502,10139</text:p>
          </table:table-cell>
          <table:table-cell office:value-type="float" office:value="187.136656">
            <text:p>187,136656</text:p>
          </table:table-cell>
        </table:table-row>
        <table:table-row table:style-name="ro1">
          <table:table-cell office:value-type="float" office:value="2733.42900959">
            <text:p>2733,42900959</text:p>
          </table:table-cell>
          <table:table-cell office:value-type="float" office:value="344.94581064">
            <text:p>344,94581064</text:p>
          </table:table-cell>
          <table:table-cell office:value-type="float" office:value="274">
            <text:p>274</text:p>
          </table:table-cell>
          <table:table-cell office:value-type="string">
            <text:p>S.N.C.F Direction régionale</text:p>
          </table:table-cell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2735.61077">
            <text:p>2735,61077</text:p>
          </table:table-cell>
          <table:table-cell office:value-type="float" office:value="345.082729">
            <text:p>345,082729</text:p>
          </table:table-cell>
        </table:table-row>
        <table:table-row table:style-name="ro1">
          <table:table-cell office:value-type="float" office:value="529.19865632">
            <text:p>529,19865632</text:p>
          </table:table-cell>
          <table:table-cell office:value-type="float" office:value="98.60998009">
            <text:p>98,60998009</text:p>
          </table:table-cell>
          <table:table-cell office:value-type="float" office:value="275">
            <text:p>275</text:p>
          </table:table-cell>
          <table:table-cell/>
          <table:table-cell office:value-type="string">
            <text:p>99999999</text:p>
          </table:table-cell>
          <table:table-cell table:number-columns-repeated="3"/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529.62124">
            <text:p>529,62124</text:p>
          </table:table-cell>
          <table:table-cell office:value-type="float" office:value="98.649169">
            <text:p>98,649169</text:p>
          </table:table-cell>
        </table:table-row>
        <table:table-row table:style-name="ro1">
          <table:table-cell office:value-type="float" office:value="774.14563429">
            <text:p>774,14563429</text:p>
          </table:table-cell>
          <table:table-cell office:value-type="float" office:value="173.08530957">
            <text:p>173,08530957</text:p>
          </table:table-cell>
          <table:table-cell office:value-type="float" office:value="277">
            <text:p>277</text:p>
          </table:table-cell>
          <table:table-cell office:value-type="string">
            <text:p>EAI</text:p>
          </table:table-cell>
          <table:table-cell office:value-type="string">
            <text:p>99999999</text:p>
          </table:table-cell>
          <table:table-cell table:number-columns-repeated="3"/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774.76741">
            <text:p>774,76741</text:p>
          </table:table-cell>
          <table:table-cell office:value-type="float" office:value="173.153714">
            <text:p>173,153714</text:p>
          </table:table-cell>
        </table:table-row>
        <table:table-row table:style-name="ro1">
          <table:table-cell office:value-type="float" office:value="230.13833132">
            <text:p>230,13833132</text:p>
          </table:table-cell>
          <table:table-cell office:value-type="float" office:value="80.40875711">
            <text:p>80,40875711</text:p>
          </table:table-cell>
          <table:table-cell office:value-type="float" office:value="278">
            <text:p>278</text:p>
          </table:table-cell>
          <table:table-cell office:value-type="string">
            <text:p>Faculté Sc. Eco et Gestion</text:p>
          </table:table-cell>
          <table:table-cell office:value-type="string">
            <text:p>70012900</text:p>
          </table:table-cell>
          <table:table-cell office:value-type="string">
            <text:p>7</text:p>
          </table:table-cell>
          <table:table-cell office:value-type="string">
            <text:p>00129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230.32166">
            <text:p>230,32166</text:p>
          </table:table-cell>
          <table:table-cell office:value-type="float" office:value="80.440604">
            <text:p>80,440604</text:p>
          </table:table-cell>
        </table:table-row>
        <table:table-row table:style-name="ro1">
          <table:table-cell office:value-type="float" office:value="52.47800309">
            <text:p>52,47800309</text:p>
          </table:table-cell>
          <table:table-cell office:value-type="float" office:value="54.45697288">
            <text:p>54,45697288</text:p>
          </table:table-cell>
          <table:table-cell office:value-type="float" office:value="280">
            <text:p>280</text:p>
          </table:table-cell>
          <table:table-cell office:value-type="string">
            <text:p>Eglise Saint François</text:p>
          </table:table-cell>
          <table:table-cell office:value-type="string">
            <text:p>99999999</text:p>
          </table:table-cell>
          <table:table-cell table:number-columns-repeated="3"/>
          <table:table-cell office:value-type="string">
            <text:p>CE</text:p>
          </table:table-cell>
          <table:table-cell table:number-columns-repeated="2" office:value-type="float" office:value="0">
            <text:p>0</text:p>
          </table:table-cell>
          <table:table-cell office:value-type="float" office:value="52.52081">
            <text:p>52,52081</text:p>
          </table:table-cell>
          <table:table-cell office:value-type="float" office:value="54.478655">
            <text:p>54,478655</text:p>
          </table:table-cell>
        </table:table-row>
        <table:table-row table:style-name="ro1">
          <table:table-cell office:value-type="float" office:value="884.28411572">
            <text:p>884,28411572</text:p>
          </table:table-cell>
          <table:table-cell office:value-type="float" office:value="133.07784467">
            <text:p>133,07784467</text:p>
          </table:table-cell>
          <table:table-cell office:value-type="float" office:value="281">
            <text:p>281</text:p>
          </table:table-cell>
          <table:table-cell office:value-type="string">
            <text:p>EAI</text:p>
          </table:table-cell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884.9878">
            <text:p>884,9878</text:p>
          </table:table-cell>
          <table:table-cell office:value-type="float" office:value="133.130475">
            <text:p>133,130475</text:p>
          </table:table-cell>
        </table:table-row>
        <table:table-row table:style-name="ro1">
          <table:table-cell office:value-type="float" office:value="6939.09528785">
            <text:p>6939,09528785</text:p>
          </table:table-cell>
          <table:table-cell office:value-type="float" office:value="472.26002087">
            <text:p>472,26002087</text:p>
          </table:table-cell>
          <table:table-cell office:value-type="float" office:value="283">
            <text:p>283</text:p>
          </table:table-cell>
          <table:table-cell office:value-type="string">
            <text:p>Lycée Georges Clémenceau</text:p>
          </table:table-cell>
          <table:table-cell office:value-type="string">
            <text:p>70009500</text:p>
          </table:table-cell>
          <table:table-cell office:value-type="string">
            <text:p>7</text:p>
          </table:table-cell>
          <table:table-cell office:value-type="string">
            <text:p>00095</text:p>
          </table:table-cell>
          <table:table-cell office:value-type="string">
            <text:p>00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float" office:value="6944.63505">
            <text:p>6944,63505</text:p>
          </table:table-cell>
          <table:table-cell office:value-type="float" office:value="472.447325">
            <text:p>472,447325</text:p>
          </table:table-cell>
        </table:table-row>
        <table:table-row table:style-name="ro1">
          <table:table-cell office:value-type="float" office:value="241.16813444">
            <text:p>241,16813444</text:p>
          </table:table-cell>
          <table:table-cell office:value-type="float" office:value="88.45611515">
            <text:p>88,45611515</text:p>
          </table:table-cell>
          <table:table-cell office:value-type="float" office:value="284">
            <text:p>284</text:p>
          </table:table-cell>
          <table:table-cell office:value-type="string">
            <text:p>EAI</text:p>
          </table:table-cell>
          <table:table-cell office:value-type="string">
            <text:p>99999999</text:p>
          </table:table-cell>
          <table:table-cell table:number-columns-repeated="3"/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241.3605">
            <text:p>241,3605</text:p>
          </table:table-cell>
          <table:table-cell office:value-type="float" office:value="88.491552">
            <text:p>88,491552</text:p>
          </table:table-cell>
        </table:table-row>
        <table:table-row table:style-name="ro1">
          <table:table-cell office:value-type="float" office:value="89.57603752">
            <text:p>89,57603752</text:p>
          </table:table-cell>
          <table:table-cell office:value-type="float" office:value="40.40117919">
            <text:p>40,40117919</text:p>
          </table:table-cell>
          <table:table-cell office:value-type="float" office:value="287">
            <text:p>287</text:p>
          </table:table-cell>
          <table:table-cell office:value-type="string">
            <text:p>Maison de l'Agriculture</text:p>
          </table:table-cell>
          <table:table-cell office:value-type="string">
            <text:p>99999999</text:p>
          </table:table-cell>
          <table:table-cell table:number-columns-repeated="3"/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float" office:value="89.64767">
            <text:p>89,64767</text:p>
          </table:table-cell>
          <table:table-cell office:value-type="float" office:value="40.417162">
            <text:p>40,417162</text:p>
          </table:table-cell>
        </table:table-row>
        <table:table-row table:style-name="ro1">
          <table:table-cell office:value-type="float" office:value="147.46599057">
            <text:p>147,46599057</text:p>
          </table:table-cell>
          <table:table-cell office:value-type="float" office:value="51.44365451">
            <text:p>51,44365451</text:p>
          </table:table-cell>
          <table:table-cell office:value-type="float" office:value="288">
            <text:p>288</text:p>
          </table:table-cell>
          <table:table-cell office:value-type="string">
            <text:p>Maison de l'Agriculture</text:p>
          </table:table-cell>
          <table:table-cell office:value-type="string">
            <text:p>99999999</text:p>
          </table:table-cell>
          <table:table-cell table:number-columns-repeated="3"/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float" office:value="147.58414">
            <text:p>147,58414</text:p>
          </table:table-cell>
          <table:table-cell office:value-type="float" office:value="51.46415">
            <text:p>51,46415</text:p>
          </table:table-cell>
        </table:table-row>
        <table:table-row table:style-name="ro1">
          <table:table-cell office:value-type="float" office:value="201.64920005">
            <text:p>201,64920005</text:p>
          </table:table-cell>
          <table:table-cell office:value-type="float" office:value="60.80702551">
            <text:p>60,80702551</text:p>
          </table:table-cell>
          <table:table-cell office:value-type="float" office:value="290">
            <text:p>290</text:p>
          </table:table-cell>
          <table:table-cell office:value-type="string">
            <text:p>Faculté Sc. Eco et Gestion</text:p>
          </table:table-cell>
          <table:table-cell office:value-type="string">
            <text:p>70012900</text:p>
          </table:table-cell>
          <table:table-cell office:value-type="string">
            <text:p>7</text:p>
          </table:table-cell>
          <table:table-cell office:value-type="string">
            <text:p>00129</text:p>
          </table:table-cell>
          <table:table-cell office:value-type="string">
            <text:p>00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float" office:value="201.80931">
            <text:p>201,80931</text:p>
          </table:table-cell>
          <table:table-cell office:value-type="float" office:value="60.831189">
            <text:p>60,831189</text:p>
          </table:table-cell>
        </table:table-row>
        <table:table-row table:style-name="ro1">
          <table:table-cell office:value-type="float" office:value="361.85695007">
            <text:p>361,85695007</text:p>
          </table:table-cell>
          <table:table-cell office:value-type="float" office:value="82.45548297">
            <text:p>82,45548297</text:p>
          </table:table-cell>
          <table:table-cell office:value-type="float" office:value="291">
            <text:p>291</text:p>
          </table:table-cell>
          <table:table-cell office:value-type="string">
            <text:p>EAI</text:p>
          </table:table-cell>
          <table:table-cell office:value-type="string">
            <text:p>99999999</text:p>
          </table:table-cell>
          <table:table-cell table:number-columns-repeated="3"/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362.14624">
            <text:p>362,14624</text:p>
          </table:table-cell>
          <table:table-cell office:value-type="float" office:value="82.488264">
            <text:p>82,488264</text:p>
          </table:table-cell>
        </table:table-row>
        <table:table-row table:style-name="ro1">
          <table:table-cell office:value-type="float" office:value="769.63123758">
            <text:p>769,63123758</text:p>
          </table:table-cell>
          <table:table-cell office:value-type="float" office:value="121.41803565">
            <text:p>121,41803565</text:p>
          </table:table-cell>
          <table:table-cell office:value-type="float" office:value="292">
            <text:p>292</text:p>
          </table:table-cell>
          <table:table-cell office:value-type="string">
            <text:p>EAI</text:p>
          </table:table-cell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770.24682">
            <text:p>770,24682</text:p>
          </table:table-cell>
          <table:table-cell office:value-type="float" office:value="121.466228">
            <text:p>121,466228</text:p>
          </table:table-cell>
        </table:table-row>
        <table:table-row table:style-name="ro1">
          <table:table-cell office:value-type="float" office:value="1212.11722494">
            <text:p>1212,11722494</text:p>
          </table:table-cell>
          <table:table-cell office:value-type="float" office:value="145.68837482">
            <text:p>145,68837482</text:p>
          </table:table-cell>
          <table:table-cell office:value-type="float" office:value="293">
            <text:p>293</text:p>
          </table:table-cell>
          <table:table-cell office:value-type="string">
            <text:p>Faculté Sc. Eco et Gestion</text:p>
          </table:table-cell>
          <table:table-cell office:value-type="string">
            <text:p>70012900</text:p>
          </table:table-cell>
          <table:table-cell office:value-type="string">
            <text:p>7</text:p>
          </table:table-cell>
          <table:table-cell office:value-type="string">
            <text:p>00129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213.08283">
            <text:p>1213,08283</text:p>
          </table:table-cell>
          <table:table-cell office:value-type="float" office:value="145.746289">
            <text:p>145,746289</text:p>
          </table:table-cell>
        </table:table-row>
        <table:table-row table:style-name="ro1">
          <table:table-cell office:value-type="float" office:value="2255.43412543">
            <text:p>2255,43412543</text:p>
          </table:table-cell>
          <table:table-cell office:value-type="float" office:value="286.49079346">
            <text:p>286,49079346</text:p>
          </table:table-cell>
          <table:table-cell office:value-type="float" office:value="295">
            <text:p>295</text:p>
          </table:table-cell>
          <table:table-cell office:value-type="string">
            <text:p>EAI</text:p>
          </table:table-cell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2257.24149">
            <text:p>2257,24149</text:p>
          </table:table-cell>
          <table:table-cell office:value-type="float" office:value="286.606442">
            <text:p>286,606442</text:p>
          </table:table-cell>
        </table:table-row>
        <table:table-row table:style-name="ro1">
          <table:table-cell office:value-type="float" office:value="61.50447814">
            <text:p>61,50447814</text:p>
          </table:table-cell>
          <table:table-cell office:value-type="float" office:value="31.9258835">
            <text:p>31,9258835</text:p>
          </table:table-cell>
          <table:table-cell office:value-type="float" office:value="296">
            <text:p>296</text:p>
          </table:table-cell>
          <table:table-cell office:value-type="string">
            <text:p>Ecole élémentaire Sun Yat Sen</text:p>
          </table:table-cell>
          <table:table-cell office:value-type="string">
            <text:p>00048202</text:p>
          </table:table-cell>
          <table:table-cell office:value-type="string">
            <text:p>0</text:p>
          </table:table-cell>
          <table:table-cell office:value-type="string">
            <text:p>00482</text:p>
          </table:table-cell>
          <table:table-cell office:value-type="string">
            <text:p>02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61.5533">
            <text:p>61,5533</text:p>
          </table:table-cell>
          <table:table-cell office:value-type="float" office:value="31.938581">
            <text:p>31,938581</text:p>
          </table:table-cell>
        </table:table-row>
        <table:table-row table:style-name="ro1">
          <table:table-cell office:value-type="float" office:value="584.18202517">
            <text:p>584,18202517</text:p>
          </table:table-cell>
          <table:table-cell office:value-type="float" office:value="138.23133695">
            <text:p>138,23133695</text:p>
          </table:table-cell>
          <table:table-cell office:value-type="float" office:value="297">
            <text:p>297</text:p>
          </table:table-cell>
          <table:table-cell office:value-type="string">
            <text:p>Ecole élémentaire Dante Alighiéri</text:p>
          </table:table-cell>
          <table:table-cell office:value-type="string">
            <text:p>00048101</text:p>
          </table:table-cell>
          <table:table-cell office:value-type="string">
            <text:p>0</text:p>
          </table:table-cell>
          <table:table-cell office:value-type="string">
            <text:p>00481</text:p>
          </table:table-cell>
          <table:table-cell office:value-type="string">
            <text:p>01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584.64675">
            <text:p>584,64675</text:p>
          </table:table-cell>
          <table:table-cell office:value-type="float" office:value="138.286686">
            <text:p>138,286686</text:p>
          </table:table-cell>
        </table:table-row>
        <table:table-row table:style-name="ro1">
          <table:table-cell office:value-type="float" office:value="116.79656248">
            <text:p>116,79656248</text:p>
          </table:table-cell>
          <table:table-cell office:value-type="float" office:value="47.28460893">
            <text:p>47,28460893</text:p>
          </table:table-cell>
          <table:table-cell office:value-type="float" office:value="298">
            <text:p>298</text:p>
          </table:table-cell>
          <table:table-cell office:value-type="string">
            <text:p>Ecole élémentaire Sun Yat Sen</text:p>
          </table:table-cell>
          <table:table-cell office:value-type="string">
            <text:p>00048202</text:p>
          </table:table-cell>
          <table:table-cell office:value-type="string">
            <text:p>0</text:p>
          </table:table-cell>
          <table:table-cell office:value-type="string">
            <text:p>00482</text:p>
          </table:table-cell>
          <table:table-cell office:value-type="string">
            <text:p>02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116.88941">
            <text:p>116,88941</text:p>
          </table:table-cell>
          <table:table-cell office:value-type="float" office:value="47.303507">
            <text:p>47,303507</text:p>
          </table:table-cell>
        </table:table-row>
        <table:table-row table:style-name="ro1">
          <table:table-cell office:value-type="float" office:value="1106.90228433">
            <text:p>1106,90228433</text:p>
          </table:table-cell>
          <table:table-cell office:value-type="float" office:value="141.51184076">
            <text:p>141,51184076</text:p>
          </table:table-cell>
          <table:table-cell office:value-type="float" office:value="300">
            <text:p>300</text:p>
          </table:table-cell>
          <table:table-cell office:value-type="string">
            <text:p>Hôtel de Police Nationale</text:p>
          </table:table-cell>
          <table:table-cell office:value-type="string">
            <text:p>70004100</text:p>
          </table:table-cell>
          <table:table-cell office:value-type="string">
            <text:p>7</text:p>
          </table:table-cell>
          <table:table-cell office:value-type="string">
            <text:p>00041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107.78433">
            <text:p>1107,78433</text:p>
          </table:table-cell>
          <table:table-cell office:value-type="float" office:value="141.567907">
            <text:p>141,567907</text:p>
          </table:table-cell>
        </table:table-row>
        <table:table-row table:style-name="ro1">
          <table:table-cell office:value-type="float" office:value="685.50202823">
            <text:p>685,50202823</text:p>
          </table:table-cell>
          <table:table-cell office:value-type="float" office:value="143.43868639">
            <text:p>143,43868639</text:p>
          </table:table-cell>
          <table:table-cell office:value-type="float" office:value="301">
            <text:p>301</text:p>
          </table:table-cell>
          <table:table-cell office:value-type="string">
            <text:p>Ecole élémentaire Paul Bert</text:p>
          </table:table-cell>
          <table:table-cell office:value-type="string">
            <text:p>00040502</text:p>
          </table:table-cell>
          <table:table-cell office:value-type="string">
            <text:p>0</text:p>
          </table:table-cell>
          <table:table-cell office:value-type="string">
            <text:p>00405</text:p>
          </table:table-cell>
          <table:table-cell office:value-type="string">
            <text:p>02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686.04834">
            <text:p>686,04834</text:p>
          </table:table-cell>
          <table:table-cell office:value-type="float" office:value="143.496326">
            <text:p>143,496326</text:p>
          </table:table-cell>
        </table:table-row>
        <table:table-row table:style-name="ro1">
          <table:table-cell office:value-type="float" office:value="575.13285635">
            <text:p>575,13285635</text:p>
          </table:table-cell>
          <table:table-cell office:value-type="float" office:value="144.29228401">
            <text:p>144,29228401</text:p>
          </table:table-cell>
          <table:table-cell office:value-type="float" office:value="202">
            <text:p>202</text:p>
          </table:table-cell>
          <table:table-cell office:value-type="string">
            <text:p>Centre Bourneville</text:p>
          </table:table-cell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575.5924">
            <text:p>575,5924</text:p>
          </table:table-cell>
          <table:table-cell office:value-type="float" office:value="144.349874">
            <text:p>144,349874</text:p>
          </table:table-cell>
        </table:table-row>
        <table:table-row table:style-name="ro1">
          <table:table-cell office:value-type="float" office:value="71.22450941">
            <text:p>71,22450941</text:p>
          </table:table-cell>
          <table:table-cell office:value-type="float" office:value="40.40978953">
            <text:p>40,40978953</text:p>
          </table:table-cell>
          <table:table-cell office:value-type="float" office:value="205">
            <text:p>205</text:p>
          </table:table-cell>
          <table:table-cell office:value-type="string">
            <text:p>EAI</text:p>
          </table:table-cell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71.28152">
            <text:p>71,28152</text:p>
          </table:table-cell>
          <table:table-cell office:value-type="float" office:value="40.425757">
            <text:p>40,425757</text:p>
          </table:table-cell>
        </table:table-row>
        <table:table-row table:style-name="ro1">
          <table:table-cell office:value-type="float" office:value="148.14572185">
            <text:p>148,14572185</text:p>
          </table:table-cell>
          <table:table-cell office:value-type="float" office:value="71.4336123">
            <text:p>71,4336123</text:p>
          </table:table-cell>
          <table:table-cell office:value-type="float" office:value="209">
            <text:p>209</text:p>
          </table:table-cell>
          <table:table-cell office:value-type="string">
            <text:p>Centre Observation et Psychotérapie</text:p>
          </table:table-cell>
          <table:table-cell office:value-type="string">
            <text:p>99999999</text:p>
          </table:table-cell>
          <table:table-cell table:number-columns-repeated="3"/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148.26457">
            <text:p>148,26457</text:p>
          </table:table-cell>
          <table:table-cell office:value-type="float" office:value="71.462101">
            <text:p>71,462101</text:p>
          </table:table-cell>
        </table:table-row>
        <table:table-row table:style-name="ro1">
          <table:table-cell office:value-type="float" office:value="2169.34601883">
            <text:p>2169,34601883</text:p>
          </table:table-cell>
          <table:table-cell office:value-type="float" office:value="302.53155694">
            <text:p>302,53155694</text:p>
          </table:table-cell>
          <table:table-cell office:value-type="float" office:value="212">
            <text:p>212</text:p>
          </table:table-cell>
          <table:table-cell office:value-type="string">
            <text:p>EAI</text:p>
          </table:table-cell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2171.08257">
            <text:p>2171,08257</text:p>
          </table:table-cell>
          <table:table-cell office:value-type="float" office:value="302.652498">
            <text:p>302,652498</text:p>
          </table:table-cell>
        </table:table-row>
        <table:table-row table:style-name="ro1">
          <table:table-cell office:value-type="float" office:value="300.71880318">
            <text:p>300,71880318</text:p>
          </table:table-cell>
          <table:table-cell office:value-type="float" office:value="83.06848816">
            <text:p>83,06848816</text:p>
          </table:table-cell>
          <table:table-cell office:value-type="float" office:value="217">
            <text:p>217</text:p>
          </table:table-cell>
          <table:table-cell office:value-type="string">
            <text:p>Centre Observation et Psychotérapie</text:p>
          </table:table-cell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300.95945">
            <text:p>300,95945</text:p>
          </table:table-cell>
          <table:table-cell office:value-type="float" office:value="83.101836">
            <text:p>83,101836</text:p>
          </table:table-cell>
        </table:table-row>
        <table:table-row table:style-name="ro1">
          <table:table-cell office:value-type="float" office:value="379.0257781">
            <text:p>379,0257781</text:p>
          </table:table-cell>
          <table:table-cell office:value-type="float" office:value="78.15515532">
            <text:p>78,15515532</text:p>
          </table:table-cell>
          <table:table-cell office:value-type="float" office:value="219">
            <text:p>219</text:p>
          </table:table-cell>
          <table:table-cell office:value-type="string">
            <text:p>Groupe Médico Social Robert Lafont</text:p>
          </table:table-cell>
          <table:table-cell office:value-type="string">
            <text:p>99999999</text:p>
          </table:table-cell>
          <table:table-cell table:number-columns-repeated="3"/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float" office:value="379.32811">
            <text:p>379,32811</text:p>
          </table:table-cell>
          <table:table-cell office:value-type="float" office:value="78.186294">
            <text:p>78,186294</text:p>
          </table:table-cell>
        </table:table-row>
        <table:table-row table:style-name="ro1">
          <table:table-cell office:value-type="float" office:value="613.43191247">
            <text:p>613,43191247</text:p>
          </table:table-cell>
          <table:table-cell office:value-type="float" office:value="132.22316295">
            <text:p>132,22316295</text:p>
          </table:table-cell>
          <table:table-cell office:value-type="float" office:value="224">
            <text:p>224</text:p>
          </table:table-cell>
          <table:table-cell office:value-type="string">
            <text:p>Centre Observation et Psychotérapie</text:p>
          </table:table-cell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613.922">
            <text:p>613,922</text:p>
          </table:table-cell>
          <table:table-cell office:value-type="float" office:value="132.275626">
            <text:p>132,275626</text:p>
          </table:table-cell>
        </table:table-row>
        <table:table-row table:style-name="ro1">
          <table:table-cell office:value-type="float" office:value="1764.84365011">
            <text:p>1764,84365011</text:p>
          </table:table-cell>
          <table:table-cell office:value-type="float" office:value="217.1052439">
            <text:p>217,1052439</text:p>
          </table:table-cell>
          <table:table-cell office:value-type="float" office:value="227">
            <text:p>227</text:p>
          </table:table-cell>
          <table:table-cell office:value-type="string">
            <text:p>EAI</text:p>
          </table:table-cell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766.25616">
            <text:p>1766,25616</text:p>
          </table:table-cell>
          <table:table-cell office:value-type="float" office:value="217.192471">
            <text:p>217,192471</text:p>
          </table:table-cell>
        </table:table-row>
        <table:table-row table:style-name="ro1">
          <table:table-cell office:value-type="float" office:value="1064.69608744">
            <text:p>1064,69608744</text:p>
          </table:table-cell>
          <table:table-cell office:value-type="float" office:value="185.84519841">
            <text:p>185,84519841</text:p>
          </table:table-cell>
          <table:table-cell office:value-type="float" office:value="230">
            <text:p>230</text:p>
          </table:table-cell>
          <table:table-cell office:value-type="string">
            <text:p>M.P.T Marcel Pagnol</text:p>
          </table:table-cell>
          <table:table-cell office:value-type="string">
            <text:p>00056400</text:p>
          </table:table-cell>
          <table:table-cell office:value-type="string">
            <text:p>0</text:p>
          </table:table-cell>
          <table:table-cell office:value-type="string">
            <text:p>00564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1065.54867">
            <text:p>1065,54867</text:p>
          </table:table-cell>
          <table:table-cell office:value-type="float" office:value="185.919655">
            <text:p>185,919655</text:p>
          </table:table-cell>
        </table:table-row>
        <table:table-row table:style-name="ro1">
          <table:table-cell office:value-type="float" office:value="915.8172375">
            <text:p>915,8172375</text:p>
          </table:table-cell>
          <table:table-cell office:value-type="float" office:value="145.12437715">
            <text:p>145,12437715</text:p>
          </table:table-cell>
          <table:table-cell office:value-type="float" office:value="234">
            <text:p>234</text:p>
          </table:table-cell>
          <table:table-cell office:value-type="string">
            <text:p>EAI</text:p>
          </table:table-cell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916.54852">
            <text:p>916,54852</text:p>
          </table:table-cell>
          <table:table-cell office:value-type="float" office:value="145.182716">
            <text:p>145,182716</text:p>
          </table:table-cell>
        </table:table-row>
        <table:table-row table:style-name="ro1">
          <table:table-cell office:value-type="float" office:value="216.54389381">
            <text:p>216,54389381</text:p>
          </table:table-cell>
          <table:table-cell office:value-type="float" office:value="62.80797404">
            <text:p>62,80797404</text:p>
          </table:table-cell>
          <table:table-cell office:value-type="float" office:value="237">
            <text:p>237</text:p>
          </table:table-cell>
          <table:table-cell office:value-type="string">
            <text:p>Centre Observation et Psychotérapie</text:p>
          </table:table-cell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216.71681">
            <text:p>216,71681</text:p>
          </table:table-cell>
          <table:table-cell office:value-type="float" office:value="62.832963">
            <text:p>62,832963</text:p>
          </table:table-cell>
        </table:table-row>
        <table:table-row table:style-name="ro1">
          <table:table-cell office:value-type="float" office:value="347.20549075">
            <text:p>347,20549075</text:p>
          </table:table-cell>
          <table:table-cell office:value-type="float" office:value="98.82636231">
            <text:p>98,82636231</text:p>
          </table:table-cell>
          <table:table-cell office:value-type="float" office:value="241">
            <text:p>241</text:p>
          </table:table-cell>
          <table:table-cell office:value-type="string">
            <text:p>EAI</text:p>
          </table:table-cell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347.48404">
            <text:p>347,48404</text:p>
          </table:table-cell>
          <table:table-cell office:value-type="float" office:value="98.866061">
            <text:p>98,866061</text:p>
          </table:table-cell>
        </table:table-row>
        <table:table-row table:style-name="ro1">
          <table:table-cell office:value-type="float" office:value="544.37951137">
            <text:p>544,37951137</text:p>
          </table:table-cell>
          <table:table-cell office:value-type="float" office:value="192.28665032">
            <text:p>192,28665032</text:p>
          </table:table-cell>
          <table:table-cell office:value-type="float" office:value="243">
            <text:p>243</text:p>
          </table:table-cell>
          <table:table-cell office:value-type="string">
            <text:p>Eglise N.D. de la Paix</text:p>
          </table:table-cell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544.81575">
            <text:p>544,81575</text:p>
          </table:table-cell>
          <table:table-cell office:value-type="float" office:value="192.363701">
            <text:p>192,363701</text:p>
          </table:table-cell>
        </table:table-row>
        <table:table-row table:style-name="ro1">
          <table:table-cell office:value-type="float" office:value="351.90278432">
            <text:p>351,90278432</text:p>
          </table:table-cell>
          <table:table-cell office:value-type="float" office:value="144.68735948">
            <text:p>144,68735948</text:p>
          </table:table-cell>
          <table:table-cell office:value-type="float" office:value="246">
            <text:p>246</text:p>
          </table:table-cell>
          <table:table-cell office:value-type="string">
            <text:p>Château de la Mogère</text:p>
          </table:table-cell>
          <table:table-cell office:value-type="string">
            <text:p>70008200</text:p>
          </table:table-cell>
          <table:table-cell office:value-type="string">
            <text:p>7</text:p>
          </table:table-cell>
          <table:table-cell office:value-type="string">
            <text:p>00082</text:p>
          </table:table-cell>
          <table:table-cell office:value-type="string">
            <text:p>00</text:p>
          </table:table-cell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352.18436">
            <text:p>352,18436</text:p>
          </table:table-cell>
          <table:table-cell office:value-type="float" office:value="144.744629">
            <text:p>144,744629</text:p>
          </table:table-cell>
        </table:table-row>
        <table:table-row table:style-name="ro1">
          <table:table-cell office:value-type="float" office:value="1010.0730282">
            <text:p>1010,0730282</text:p>
          </table:table-cell>
          <table:table-cell office:value-type="float" office:value="232.31034349">
            <text:p>232,31034349</text:p>
          </table:table-cell>
          <table:table-cell office:value-type="float" office:value="251">
            <text:p>251</text:p>
          </table:table-cell>
          <table:table-cell office:value-type="string">
            <text:p>Lycée Georges Clémenceau</text:p>
          </table:table-cell>
          <table:table-cell office:value-type="string">
            <text:p>70009400</text:p>
          </table:table-cell>
          <table:table-cell office:value-type="string">
            <text:p>7</text:p>
          </table:table-cell>
          <table:table-cell office:value-type="string">
            <text:p>00094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010.87886">
            <text:p>1010,87886</text:p>
          </table:table-cell>
          <table:table-cell office:value-type="float" office:value="232.403549">
            <text:p>232,403549</text:p>
          </table:table-cell>
        </table:table-row>
        <table:table-row table:style-name="ro1">
          <table:table-cell office:value-type="float" office:value="488.98120615">
            <text:p>488,98120615</text:p>
          </table:table-cell>
          <table:table-cell office:value-type="float" office:value="115.38979747">
            <text:p>115,38979747</text:p>
          </table:table-cell>
          <table:table-cell office:value-type="float" office:value="254">
            <text:p>254</text:p>
          </table:table-cell>
          <table:table-cell office:value-type="string">
            <text:p>EAI</text:p>
          </table:table-cell>
          <table:table-cell office:value-type="string">
            <text:p>99999999</text:p>
          </table:table-cell>
          <table:table-cell table:number-columns-repeated="3"/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489.37108">
            <text:p>489,37108</text:p>
          </table:table-cell>
          <table:table-cell office:value-type="float" office:value="115.436055">
            <text:p>115,436055</text:p>
          </table:table-cell>
        </table:table-row>
        <table:table-row table:style-name="ro1">
          <table:table-cell office:value-type="float" office:value="855.48252193">
            <text:p>855,48252193</text:p>
          </table:table-cell>
          <table:table-cell office:value-type="float" office:value="129.13913407">
            <text:p>129,13913407</text:p>
          </table:table-cell>
          <table:table-cell office:value-type="float" office:value="256">
            <text:p>256</text:p>
          </table:table-cell>
          <table:table-cell office:value-type="string">
            <text:p>EAI</text:p>
          </table:table-cell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856.1652">
            <text:p>856,1652</text:p>
          </table:table-cell>
          <table:table-cell office:value-type="float" office:value="129.19065">
            <text:p>129,19065</text:p>
          </table:table-cell>
        </table:table-row>
        <table:table-row table:style-name="ro1">
          <table:table-cell office:value-type="float" office:value="476.20312188">
            <text:p>476,20312188</text:p>
          </table:table-cell>
          <table:table-cell office:value-type="float" office:value="132.43308931">
            <text:p>132,43308931</text:p>
          </table:table-cell>
          <table:table-cell office:value-type="float" office:value="259">
            <text:p>259</text:p>
          </table:table-cell>
          <table:table-cell office:value-type="string">
            <text:p>Collège Georges Clémenceau</text:p>
          </table:table-cell>
          <table:table-cell office:value-type="string">
            <text:p>70010200</text:p>
          </table:table-cell>
          <table:table-cell office:value-type="string">
            <text:p>7</text:p>
          </table:table-cell>
          <table:table-cell office:value-type="string">
            <text:p>00102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476.5818">
            <text:p>476,5818</text:p>
          </table:table-cell>
          <table:table-cell office:value-type="float" office:value="132.486555">
            <text:p>132,486555</text:p>
          </table:table-cell>
        </table:table-row>
        <table:table-row table:style-name="ro1">
          <table:table-cell office:value-type="float" office:value="332.93478433">
            <text:p>332,93478433</text:p>
          </table:table-cell>
          <table:table-cell office:value-type="float" office:value="89.57361065">
            <text:p>89,57361065</text:p>
          </table:table-cell>
          <table:table-cell office:value-type="float" office:value="263">
            <text:p>263</text:p>
          </table:table-cell>
          <table:table-cell office:value-type="string">
            <text:p>EAI</text:p>
          </table:table-cell>
          <table:table-cell office:value-type="string">
            <text:p>99999999</text:p>
          </table:table-cell>
          <table:table-cell table:number-columns-repeated="3"/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333.20012">
            <text:p>333,20012</text:p>
          </table:table-cell>
          <table:table-cell office:value-type="float" office:value="89.609285">
            <text:p>89,609285</text:p>
          </table:table-cell>
        </table:table-row>
        <table:table-row table:style-name="ro1">
          <table:table-cell office:value-type="float" office:value="367.6516094">
            <text:p>367,6516094</text:p>
          </table:table-cell>
          <table:table-cell office:value-type="float" office:value="81.65454951">
            <text:p>81,65454951</text:p>
          </table:table-cell>
          <table:table-cell office:value-type="float" office:value="267">
            <text:p>267</text:p>
          </table:table-cell>
          <table:table-cell office:value-type="string">
            <text:p>Lycée Georges Clémenceau</text:p>
          </table:table-cell>
          <table:table-cell office:value-type="string">
            <text:p>70009500</text:p>
          </table:table-cell>
          <table:table-cell office:value-type="string">
            <text:p>7</text:p>
          </table:table-cell>
          <table:table-cell office:value-type="string">
            <text:p>00095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367.94509">
            <text:p>367,94509</text:p>
          </table:table-cell>
          <table:table-cell office:value-type="float" office:value="81.687155">
            <text:p>81,687155</text:p>
          </table:table-cell>
        </table:table-row>
        <table:table-row table:style-name="ro1">
          <table:table-cell office:value-type="float" office:value="262.99501875">
            <text:p>262,99501875</text:p>
          </table:table-cell>
          <table:table-cell office:value-type="float" office:value="81.22727992">
            <text:p>81,22727992</text:p>
          </table:table-cell>
          <table:table-cell office:value-type="float" office:value="115">
            <text:p>115</text:p>
          </table:table-cell>
          <table:table-cell office:value-type="string">
            <text:p>Ecole élémentaire Jean Macé</text:p>
          </table:table-cell>
          <table:table-cell office:value-type="string">
            <text:p>00034501</text:p>
          </table:table-cell>
          <table:table-cell office:value-type="string">
            <text:p>0</text:p>
          </table:table-cell>
          <table:table-cell office:value-type="string">
            <text:p>00346</text:p>
          </table:table-cell>
          <table:table-cell office:value-type="string">
            <text:p>01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263.20838">
            <text:p>263,20838</text:p>
          </table:table-cell>
          <table:table-cell office:value-type="float" office:value="81.260047">
            <text:p>81,260047</text:p>
          </table:table-cell>
        </table:table-row>
        <table:table-row table:style-name="ro1">
          <table:table-cell office:value-type="float" office:value="313.04565925">
            <text:p>313,04565925</text:p>
          </table:table-cell>
          <table:table-cell office:value-type="float" office:value="100.61918737">
            <text:p>100,61918737</text:p>
          </table:table-cell>
          <table:table-cell office:value-type="float" office:value="116">
            <text:p>116</text:p>
          </table:table-cell>
          <table:table-cell office:value-type="string">
            <text:p>Ecole élémentaire Jean Macé</text:p>
          </table:table-cell>
          <table:table-cell office:value-type="string">
            <text:p>99999999</text:p>
          </table:table-cell>
          <table:table-cell table:number-columns-repeated="3"/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313.30014">
            <text:p>313,30014</text:p>
          </table:table-cell>
          <table:table-cell office:value-type="float" office:value="100.659732">
            <text:p>100,659732</text:p>
          </table:table-cell>
        </table:table-row>
        <table:table-row table:style-name="ro1">
          <table:table-cell office:value-type="float" office:value="254.07583135">
            <text:p>254,07583135</text:p>
          </table:table-cell>
          <table:table-cell office:value-type="float" office:value="75.16034197">
            <text:p>75,16034197</text:p>
          </table:table-cell>
          <table:table-cell office:value-type="float" office:value="118">
            <text:p>118</text:p>
          </table:table-cell>
          <table:table-cell office:value-type="string">
            <text:p>Ecole maternelle Paul Eluard</text:p>
          </table:table-cell>
          <table:table-cell office:value-type="string">
            <text:p>00034601</text:p>
          </table:table-cell>
          <table:table-cell office:value-type="string">
            <text:p>0</text:p>
          </table:table-cell>
          <table:table-cell office:value-type="string">
            <text:p>00346</text:p>
          </table:table-cell>
          <table:table-cell office:value-type="string">
            <text:p>01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254.28114">
            <text:p>254,28114</text:p>
          </table:table-cell>
          <table:table-cell office:value-type="float" office:value="75.190679">
            <text:p>75,190679</text:p>
          </table:table-cell>
        </table:table-row>
        <table:table-row table:style-name="ro1">
          <table:table-cell office:value-type="float" office:value="815.43043428">
            <text:p>815,43043428</text:p>
          </table:table-cell>
          <table:table-cell office:value-type="float" office:value="196.63139553">
            <text:p>196,63139553</text:p>
          </table:table-cell>
          <table:table-cell office:value-type="float" office:value="119">
            <text:p>119</text:p>
          </table:table-cell>
          <table:table-cell office:value-type="string">
            <text:p>M.P.T. Michel Colucci</text:p>
          </table:table-cell>
          <table:table-cell office:value-type="string">
            <text:p>00010200</text:p>
          </table:table-cell>
          <table:table-cell office:value-type="string">
            <text:p>0</text:p>
          </table:table-cell>
          <table:table-cell office:value-type="string">
            <text:p>00102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816.09434">
            <text:p>816,09434</text:p>
          </table:table-cell>
          <table:table-cell office:value-type="float" office:value="196.711463">
            <text:p>196,711463</text:p>
          </table:table-cell>
        </table:table-row>
        <table:table-row table:style-name="ro1">
          <table:table-cell office:value-type="float" office:value="724.05547182">
            <text:p>724,05547182</text:p>
          </table:table-cell>
          <table:table-cell office:value-type="float" office:value="129.1838617">
            <text:p>129,1838617</text:p>
          </table:table-cell>
          <table:table-cell office:value-type="float" office:value="122">
            <text:p>122</text:p>
          </table:table-cell>
          <table:table-cell office:value-type="string">
            <text:p>Ecole maternelle Marcel Pagnol</text:p>
          </table:table-cell>
          <table:table-cell office:value-type="string">
            <text:p>00038203</text:p>
          </table:table-cell>
          <table:table-cell office:value-type="string">
            <text:p>0</text:p>
          </table:table-cell>
          <table:table-cell office:value-type="string">
            <text:p>00382</text:p>
          </table:table-cell>
          <table:table-cell office:value-type="string">
            <text:p>03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724.64328">
            <text:p>724,64328</text:p>
          </table:table-cell>
          <table:table-cell office:value-type="float" office:value="129.236474">
            <text:p>129,236474</text:p>
          </table:table-cell>
        </table:table-row>
        <table:table-row table:style-name="ro1">
          <table:table-cell office:value-type="float" office:value="993.73780493">
            <text:p>993,73780493</text:p>
          </table:table-cell>
          <table:table-cell office:value-type="float" office:value="145.59550031">
            <text:p>145,59550031</text:p>
          </table:table-cell>
          <table:table-cell office:value-type="float" office:value="123">
            <text:p>123</text:p>
          </table:table-cell>
          <table:table-cell/>
          <table:table-cell office:value-type="string">
            <text:p>00112100</text:p>
          </table:table-cell>
          <table:table-cell office:value-type="string">
            <text:p>0</text:p>
          </table:table-cell>
          <table:table-cell office:value-type="string">
            <text:p>01121</text:p>
          </table:table-cell>
          <table:table-cell office:value-type="string">
            <text:p>00</text:p>
          </table:table-cell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994.54343">
            <text:p>994,54343</text:p>
          </table:table-cell>
          <table:table-cell office:value-type="float" office:value="145.654793">
            <text:p>145,654793</text:p>
          </table:table-cell>
        </table:table-row>
        <table:table-row table:style-name="ro1">
          <table:table-cell office:value-type="float" office:value="562.60405316">
            <text:p>562,60405316</text:p>
          </table:table-cell>
          <table:table-cell office:value-type="float" office:value="118.69758827">
            <text:p>118,69758827</text:p>
          </table:table-cell>
          <table:table-cell office:value-type="float" office:value="125">
            <text:p>125</text:p>
          </table:table-cell>
          <table:table-cell office:value-type="string">
            <text:p>Crèche Thérèse Sentis</text:p>
          </table:table-cell>
          <table:table-cell office:value-type="string">
            <text:p>00021401</text:p>
          </table:table-cell>
          <table:table-cell office:value-type="string">
            <text:p>0</text:p>
          </table:table-cell>
          <table:table-cell office:value-type="string">
            <text:p>00214</text:p>
          </table:table-cell>
          <table:table-cell office:value-type="string">
            <text:p>01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563.05814">
            <text:p>563,05814</text:p>
          </table:table-cell>
          <table:table-cell office:value-type="float" office:value="118.745832">
            <text:p>118,745832</text:p>
          </table:table-cell>
        </table:table-row>
        <table:table-row table:style-name="ro1">
          <table:table-cell office:value-type="float" office:value="85.55387503">
            <text:p>85,55387503</text:p>
          </table:table-cell>
          <table:table-cell office:value-type="float" office:value="62.14074609">
            <text:p>62,14074609</text:p>
          </table:table-cell>
          <table:table-cell office:value-type="float" office:value="126">
            <text:p>126</text:p>
          </table:table-cell>
          <table:table-cell office:value-type="string">
            <text:p>Eglise Saint Jacques</text:p>
          </table:table-cell>
          <table:table-cell office:value-type="string">
            <text:p>88888888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CE</text:p>
          </table:table-cell>
          <table:table-cell table:number-columns-repeated="2" office:value-type="float" office:value="0">
            <text:p>0</text:p>
          </table:table-cell>
          <table:table-cell office:value-type="float" office:value="85.62288">
            <text:p>85,62288</text:p>
          </table:table-cell>
          <table:table-cell office:value-type="float" office:value="62.166041">
            <text:p>62,166041</text:p>
          </table:table-cell>
        </table:table-row>
        <table:table-row table:style-name="ro1">
          <table:table-cell office:value-type="float" office:value="53.93107494">
            <text:p>53,93107494</text:p>
          </table:table-cell>
          <table:table-cell office:value-type="float" office:value="43.77445063">
            <text:p>43,77445063</text:p>
          </table:table-cell>
          <table:table-cell office:value-type="float" office:value="128">
            <text:p>128</text:p>
          </table:table-cell>
          <table:table-cell office:value-type="string">
            <text:p>Halte-garderie L'Oustal dou Caganis</text:p>
          </table:table-cell>
          <table:table-cell office:value-type="string">
            <text:p>00070302</text:p>
          </table:table-cell>
          <table:table-cell office:value-type="string">
            <text:p>0</text:p>
          </table:table-cell>
          <table:table-cell office:value-type="string">
            <text:p>00703</text:p>
          </table:table-cell>
          <table:table-cell office:value-type="string">
            <text:p>02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53.97448">
            <text:p>53,97448</text:p>
          </table:table-cell>
          <table:table-cell office:value-type="float" office:value="43.791789">
            <text:p>43,791789</text:p>
          </table:table-cell>
        </table:table-row>
        <table:table-row table:style-name="ro1">
          <table:table-cell office:value-type="float" office:value="518.42934696">
            <text:p>518,42934696</text:p>
          </table:table-cell>
          <table:table-cell office:value-type="float" office:value="103.26240281">
            <text:p>103,26240281</text:p>
          </table:table-cell>
          <table:table-cell office:value-type="float" office:value="129">
            <text:p>129</text:p>
          </table:table-cell>
          <table:table-cell office:value-type="string">
            <text:p>Ecole élémentaire Georges Simenon</text:p>
          </table:table-cell>
          <table:table-cell office:value-type="string">
            <text:p>00035101</text:p>
          </table:table-cell>
          <table:table-cell office:value-type="string">
            <text:p>0</text:p>
          </table:table-cell>
          <table:table-cell office:value-type="string">
            <text:p>00351</text:p>
          </table:table-cell>
          <table:table-cell office:value-type="string">
            <text:p>01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518.8479">
            <text:p>518,8479</text:p>
          </table:table-cell>
          <table:table-cell office:value-type="float" office:value="103.30435">
            <text:p>103,30435</text:p>
          </table:table-cell>
        </table:table-row>
        <table:table-row table:style-name="ro1">
          <table:table-cell office:value-type="float" office:value="127.35029062">
            <text:p>127,35029062</text:p>
          </table:table-cell>
          <table:table-cell office:value-type="float" office:value="52.46018886">
            <text:p>52,46018886</text:p>
          </table:table-cell>
          <table:table-cell office:value-type="float" office:value="130">
            <text:p>130</text:p>
          </table:table-cell>
          <table:table-cell office:value-type="string">
            <text:p>Halte-garderie L'Oustal dou Caganis</text:p>
          </table:table-cell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2311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127.45261">
            <text:p>127,45261</text:p>
          </table:table-cell>
          <table:table-cell office:value-type="float" office:value="52.481417">
            <text:p>52,481417</text:p>
          </table:table-cell>
        </table:table-row>
        <table:table-row table:style-name="ro1">
          <table:table-cell office:value-type="float" office:value="443.45522268">
            <text:p>443,45522268</text:p>
          </table:table-cell>
          <table:table-cell office:value-type="float" office:value="97.92848866">
            <text:p>97,92848866</text:p>
          </table:table-cell>
          <table:table-cell office:value-type="float" office:value="132">
            <text:p>132</text:p>
          </table:table-cell>
          <table:table-cell office:value-type="string">
            <text:p>Poste - Mas Drevon</text:p>
          </table:table-cell>
          <table:table-cell office:value-type="string">
            <text:p>70022600</text:p>
          </table:table-cell>
          <table:table-cell office:value-type="string">
            <text:p>7</text:p>
          </table:table-cell>
          <table:table-cell office:value-type="string">
            <text:p>00226</text:p>
          </table:table-cell>
          <table:table-cell office:value-type="string">
            <text:p>00</text:p>
          </table:table-cell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443.81354">
            <text:p>443,81354</text:p>
          </table:table-cell>
          <table:table-cell office:value-type="float" office:value="97.967904">
            <text:p>97,967904</text:p>
          </table:table-cell>
        </table:table-row>
        <table:table-row table:style-name="ro1">
          <table:table-cell office:value-type="float" office:value="527.68269061">
            <text:p>527,68269061</text:p>
          </table:table-cell>
          <table:table-cell office:value-type="float" office:value="96.93142731">
            <text:p>96,93142731</text:p>
          </table:table-cell>
          <table:table-cell office:value-type="float" office:value="133">
            <text:p>133</text:p>
          </table:table-cell>
          <table:table-cell office:value-type="string">
            <text:p>Ecole élémentaire Georges Simenon</text:p>
          </table:table-cell>
          <table:table-cell office:value-type="string">
            <text:p>00035101</text:p>
          </table:table-cell>
          <table:table-cell office:value-type="string">
            <text:p>0</text:p>
          </table:table-cell>
          <table:table-cell office:value-type="string">
            <text:p>00351</text:p>
          </table:table-cell>
          <table:table-cell office:value-type="string">
            <text:p>01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528.10929">
            <text:p>528,10929</text:p>
          </table:table-cell>
          <table:table-cell office:value-type="float" office:value="96.970856">
            <text:p>96,970856</text:p>
          </table:table-cell>
        </table:table-row>
        <table:table-row table:style-name="ro1">
          <table:table-cell office:value-type="float" office:value="1316.28880863">
            <text:p>1316,28880863</text:p>
          </table:table-cell>
          <table:table-cell office:value-type="float" office:value="183.63810563">
            <text:p>183,63810563</text:p>
          </table:table-cell>
          <table:table-cell office:value-type="float" office:value="135">
            <text:p>135</text:p>
          </table:table-cell>
          <table:table-cell office:value-type="string">
            <text:p>M.P.T. l'Escoutaïre</text:p>
          </table:table-cell>
          <table:table-cell office:value-type="string">
            <text:p>00070300</text:p>
          </table:table-cell>
          <table:table-cell office:value-type="string">
            <text:p>0</text:p>
          </table:table-cell>
          <table:table-cell office:value-type="string">
            <text:p>00703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1317.35234">
            <text:p>1317,35234</text:p>
          </table:table-cell>
          <table:table-cell office:value-type="float" office:value="183.712239">
            <text:p>183,712239</text:p>
          </table:table-cell>
        </table:table-row>
        <table:table-row table:style-name="ro1">
          <table:table-cell office:value-type="float" office:value="1484.47555633">
            <text:p>1484,47555633</text:p>
          </table:table-cell>
          <table:table-cell office:value-type="float" office:value="204.4955234">
            <text:p>204,4955234</text:p>
          </table:table-cell>
          <table:table-cell office:value-type="float" office:value="137">
            <text:p>137</text:p>
          </table:table-cell>
          <table:table-cell office:value-type="string">
            <text:p>Collège Marcel Pagnol</text:p>
          </table:table-cell>
          <table:table-cell office:value-type="string">
            <text:p>70010400</text:p>
          </table:table-cell>
          <table:table-cell office:value-type="string">
            <text:p>7</text:p>
          </table:table-cell>
          <table:table-cell office:value-type="string">
            <text:p>00104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485.67796">
            <text:p>1485,67796</text:p>
          </table:table-cell>
          <table:table-cell office:value-type="float" office:value="204.577999">
            <text:p>204,577999</text:p>
          </table:table-cell>
        </table:table-row>
        <table:table-row table:style-name="ro1">
          <table:table-cell office:value-type="float" office:value="1452.16954059">
            <text:p>1452,16954059</text:p>
          </table:table-cell>
          <table:table-cell office:value-type="float" office:value="153.59527582">
            <text:p>153,59527582</text:p>
          </table:table-cell>
          <table:table-cell office:value-type="float" office:value="138">
            <text:p>138</text:p>
          </table:table-cell>
          <table:table-cell office:value-type="string">
            <text:p>Gymnase Georges Busnel</text:p>
          </table:table-cell>
          <table:table-cell office:value-type="string">
            <text:p>00231100</text:p>
          </table:table-cell>
          <table:table-cell office:value-type="string">
            <text:p>0</text:p>
          </table:table-cell>
          <table:table-cell office:value-type="string">
            <text:p>02311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1453.33948">
            <text:p>1453,33948</text:p>
          </table:table-cell>
          <table:table-cell office:value-type="float" office:value="153.657291">
            <text:p>153,657291</text:p>
          </table:table-cell>
        </table:table-row>
        <table:table-row table:style-name="ro1">
          <table:table-cell office:value-type="float" office:value="273.67364386">
            <text:p>273,67364386</text:p>
          </table:table-cell>
          <table:table-cell office:value-type="float" office:value="90.76998826">
            <text:p>90,76998826</text:p>
          </table:table-cell>
          <table:table-cell office:value-type="float" office:value="140">
            <text:p>140</text:p>
          </table:table-cell>
          <table:table-cell office:value-type="string">
            <text:p>Ecole élémentaire Alain Savary</text:p>
          </table:table-cell>
          <table:table-cell office:value-type="string">
            <text:p>00042503</text:p>
          </table:table-cell>
          <table:table-cell office:value-type="string">
            <text:p>0</text:p>
          </table:table-cell>
          <table:table-cell office:value-type="string">
            <text:p>00425</text:p>
          </table:table-cell>
          <table:table-cell office:value-type="string">
            <text:p>03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273.8954">
            <text:p>273,8954</text:p>
          </table:table-cell>
          <table:table-cell office:value-type="float" office:value="90.806386">
            <text:p>90,806386</text:p>
          </table:table-cell>
        </table:table-row>
        <table:table-row table:style-name="ro1">
          <table:table-cell office:value-type="float" office:value="964.932975">
            <text:p>964,932975</text:p>
          </table:table-cell>
          <table:table-cell office:value-type="float" office:value="124.54599646">
            <text:p>124,54599646</text:p>
          </table:table-cell>
          <table:table-cell office:value-type="float" office:value="141">
            <text:p>141</text:p>
          </table:table-cell>
          <table:table-cell office:value-type="string">
            <text:p>Boulodrome Bernard Gasset</text:p>
          </table:table-cell>
          <table:table-cell table:number-columns-repeated="4"/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965.71406">
            <text:p>965,71406</text:p>
          </table:table-cell>
          <table:table-cell office:value-type="float" office:value="124.596329">
            <text:p>124,596329</text:p>
          </table:table-cell>
        </table:table-row>
        <table:table-row table:style-name="ro1">
          <table:table-cell office:value-type="float" office:value="851.19381872">
            <text:p>851,19381872</text:p>
          </table:table-cell>
          <table:table-cell office:value-type="float" office:value="143.48592901">
            <text:p>143,48592901</text:p>
          </table:table-cell>
          <table:table-cell office:value-type="float" office:value="142">
            <text:p>142</text:p>
          </table:table-cell>
          <table:table-cell office:value-type="string">
            <text:p>Ecole maternelle Hélène Boucher</text:p>
          </table:table-cell>
          <table:table-cell office:value-type="string">
            <text:p>00042503</text:p>
          </table:table-cell>
          <table:table-cell office:value-type="string">
            <text:p>0</text:p>
          </table:table-cell>
          <table:table-cell office:value-type="string">
            <text:p>00425</text:p>
          </table:table-cell>
          <table:table-cell office:value-type="string">
            <text:p>03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851.88247">
            <text:p>851,88247</text:p>
          </table:table-cell>
          <table:table-cell office:value-type="float" office:value="143.544176">
            <text:p>143,544176</text:p>
          </table:table-cell>
        </table:table-row>
        <table:table-row table:style-name="ro1">
          <table:table-cell office:value-type="float" office:value="259.95059061">
            <text:p>259,95059061</text:p>
          </table:table-cell>
          <table:table-cell office:value-type="float" office:value="65.27145729">
            <text:p>65,27145729</text:p>
          </table:table-cell>
          <table:table-cell office:value-type="float" office:value="144">
            <text:p>144</text:p>
          </table:table-cell>
          <table:table-cell office:value-type="string">
            <text:p>M.P.T. Boris Vian</text:p>
          </table:table-cell>
          <table:table-cell office:value-type="string">
            <text:p>99999999</text:p>
          </table:table-cell>
          <table:table-cell table:number-columns-repeated="3"/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260.16067">
            <text:p>260,16067</text:p>
          </table:table-cell>
          <table:table-cell office:value-type="float" office:value="65.297752">
            <text:p>65,297752</text:p>
          </table:table-cell>
        </table:table-row>
        <table:table-row table:style-name="ro1">
          <table:table-cell office:value-type="float" office:value="339.89855933">
            <text:p>339,89855933</text:p>
          </table:table-cell>
          <table:table-cell office:value-type="float" office:value="82.38498218">
            <text:p>82,38498218</text:p>
          </table:table-cell>
          <table:table-cell office:value-type="float" office:value="146">
            <text:p>146</text:p>
          </table:table-cell>
          <table:table-cell office:value-type="string">
            <text:p>Ecole maternelle Hélène Boucher</text:p>
          </table:table-cell>
          <table:table-cell office:value-type="string">
            <text:p>00189500</text:p>
          </table:table-cell>
          <table:table-cell office:value-type="string">
            <text:p>0</text:p>
          </table:table-cell>
          <table:table-cell office:value-type="string">
            <text:p>01895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340.17432">
            <text:p>340,17432</text:p>
          </table:table-cell>
          <table:table-cell office:value-type="float" office:value="82.417996">
            <text:p>82,417996</text:p>
          </table:table-cell>
        </table:table-row>
        <table:table-row table:style-name="ro1">
          <table:table-cell office:value-type="float" office:value="254.45732806">
            <text:p>254,45732806</text:p>
          </table:table-cell>
          <table:table-cell office:value-type="float" office:value="88.05514501">
            <text:p>88,05514501</text:p>
          </table:table-cell>
          <table:table-cell office:value-type="float" office:value="147">
            <text:p>147</text:p>
          </table:table-cell>
          <table:table-cell office:value-type="string">
            <text:p>M.P.T. Boris Vian</text:p>
          </table:table-cell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254.66187">
            <text:p>254,66187</text:p>
          </table:table-cell>
          <table:table-cell office:value-type="float" office:value="88.090435">
            <text:p>88,090435</text:p>
          </table:table-cell>
        </table:table-row>
        <table:table-row table:style-name="ro1">
          <table:table-cell office:value-type="float" office:value="307.55306258">
            <text:p>307,55306258</text:p>
          </table:table-cell>
          <table:table-cell office:value-type="float" office:value="70.33290041">
            <text:p>70,33290041</text:p>
          </table:table-cell>
          <table:table-cell office:value-type="float" office:value="148">
            <text:p>148</text:p>
          </table:table-cell>
          <table:table-cell office:value-type="string">
            <text:p>M.P.T. Albert Camus</text:p>
          </table:table-cell>
          <table:table-cell office:value-type="string">
            <text:p>00067800</text:p>
          </table:table-cell>
          <table:table-cell office:value-type="string">
            <text:p>0</text:p>
          </table:table-cell>
          <table:table-cell office:value-type="string">
            <text:p>00678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307.80135">
            <text:p>307,80135</text:p>
          </table:table-cell>
          <table:table-cell office:value-type="float" office:value="70.361304">
            <text:p>70,361304</text:p>
          </table:table-cell>
        </table:table-row>
        <table:table-row table:style-name="ro1">
          <table:table-cell office:value-type="float" office:value="263.66483745">
            <text:p>263,66483745</text:p>
          </table:table-cell>
          <table:table-cell office:value-type="float" office:value="87.05216362">
            <text:p>87,05216362</text:p>
          </table:table-cell>
          <table:table-cell office:value-type="float" office:value="149">
            <text:p>149</text:p>
          </table:table-cell>
          <table:table-cell office:value-type="string">
            <text:p>M.P.T. Boris Vian</text:p>
          </table:table-cell>
          <table:table-cell office:value-type="string">
            <text:p>00052400</text:p>
          </table:table-cell>
          <table:table-cell office:value-type="string">
            <text:p>0</text:p>
          </table:table-cell>
          <table:table-cell office:value-type="string">
            <text:p>00524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263.87668">
            <text:p>263,87668</text:p>
          </table:table-cell>
          <table:table-cell office:value-type="float" office:value="87.087294">
            <text:p>87,087294</text:p>
          </table:table-cell>
        </table:table-row>
        <table:table-row table:style-name="ro1">
          <table:table-cell office:value-type="float" office:value="257.6539874">
            <text:p>257,6539874</text:p>
          </table:table-cell>
          <table:table-cell office:value-type="float" office:value="66.65067793">
            <text:p>66,65067793</text:p>
          </table:table-cell>
          <table:table-cell office:value-type="float" office:value="151">
            <text:p>151</text:p>
          </table:table-cell>
          <table:table-cell office:value-type="string">
            <text:p>Collège des Aiguerelles</text:p>
          </table:table-cell>
          <table:table-cell office:value-type="string">
            <text:p>00052400</text:p>
          </table:table-cell>
          <table:table-cell office:value-type="string">
            <text:p>0</text:p>
          </table:table-cell>
          <table:table-cell office:value-type="string">
            <text:p>00524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257.86097">
            <text:p>257,86097</text:p>
          </table:table-cell>
          <table:table-cell office:value-type="float" office:value="66.677637">
            <text:p>66,677637</text:p>
          </table:table-cell>
        </table:table-row>
        <table:table-row table:style-name="ro1">
          <table:table-cell office:value-type="float" office:value="1124.31973747">
            <text:p>1124,31973747</text:p>
          </table:table-cell>
          <table:table-cell office:value-type="float" office:value="148.16271107">
            <text:p>148,16271107</text:p>
          </table:table-cell>
          <table:table-cell office:value-type="float" office:value="153">
            <text:p>153</text:p>
          </table:table-cell>
          <table:table-cell office:value-type="string">
            <text:p>Gymnase Roger Couderc</text:p>
          </table:table-cell>
          <table:table-cell office:value-type="string">
            <text:p>00014700</text:p>
          </table:table-cell>
          <table:table-cell office:value-type="string">
            <text:p>0</text:p>
          </table:table-cell>
          <table:table-cell office:value-type="string">
            <text:p>00147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1125.2274">
            <text:p>1125,2274</text:p>
          </table:table-cell>
          <table:table-cell office:value-type="float" office:value="148.222486">
            <text:p>148,222486</text:p>
          </table:table-cell>
        </table:table-row>
        <table:table-row table:style-name="ro1">
          <table:table-cell office:value-type="float" office:value="65.41833127">
            <text:p>65,41833127</text:p>
          </table:table-cell>
          <table:table-cell office:value-type="float" office:value="32.36326859">
            <text:p>32,36326859</text:p>
          </table:table-cell>
          <table:table-cell office:value-type="float" office:value="155">
            <text:p>155</text:p>
          </table:table-cell>
          <table:table-cell office:value-type="string">
            <text:p>Maison de Quartier St Exupery</text:p>
          </table:table-cell>
          <table:table-cell office:value-type="string">
            <text:p>88888888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float" office:value="65.4714">
            <text:p>65,4714</text:p>
          </table:table-cell>
          <table:table-cell office:value-type="float" office:value="32.376394">
            <text:p>32,376394</text:p>
          </table:table-cell>
        </table:table-row>
        <table:table-row table:style-name="ro1">
          <table:table-cell office:value-type="float" office:value="348.13077504">
            <text:p>348,13077504</text:p>
          </table:table-cell>
          <table:table-cell office:value-type="float" office:value="144.90714884">
            <text:p>144,90714884</text:p>
          </table:table-cell>
          <table:table-cell office:value-type="float" office:value="156">
            <text:p>156</text:p>
          </table:table-cell>
          <table:table-cell office:value-type="string">
            <text:p>Maison de Quartier St Exupery</text:p>
          </table:table-cell>
          <table:table-cell office:value-type="string">
            <text:p>00053100</text:p>
          </table:table-cell>
          <table:table-cell office:value-type="string">
            <text:p>0</text:p>
          </table:table-cell>
          <table:table-cell office:value-type="string">
            <text:p>00531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348.41277">
            <text:p>348,41277</text:p>
          </table:table-cell>
          <table:table-cell office:value-type="float" office:value="144.965666">
            <text:p>144,965666</text:p>
          </table:table-cell>
        </table:table-row>
        <table:table-row table:style-name="ro1">
          <table:table-cell office:value-type="float" office:value="211.67594366">
            <text:p>211,67594366</text:p>
          </table:table-cell>
          <table:table-cell office:value-type="float" office:value="58.68354222">
            <text:p>58,68354222</text:p>
          </table:table-cell>
          <table:table-cell office:value-type="float" office:value="157">
            <text:p>157</text:p>
          </table:table-cell>
          <table:table-cell office:value-type="string">
            <text:p>Salle de sports Cité Mion</text:p>
          </table:table-cell>
          <table:table-cell office:value-type="string">
            <text:p>00072000</text:p>
          </table:table-cell>
          <table:table-cell office:value-type="string">
            <text:p>0</text:p>
          </table:table-cell>
          <table:table-cell office:value-type="string">
            <text:p>00720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211.84641">
            <text:p>211,84641</text:p>
          </table:table-cell>
          <table:table-cell office:value-type="float" office:value="58.707195">
            <text:p>58,707195</text:p>
          </table:table-cell>
        </table:table-row>
        <table:table-row table:style-name="ro1">
          <table:table-cell office:value-type="float" office:value="180.24952495">
            <text:p>180,24952495</text:p>
          </table:table-cell>
          <table:table-cell office:value-type="float" office:value="54.92697239">
            <text:p>54,92697239</text:p>
          </table:table-cell>
          <table:table-cell office:value-type="float" office:value="158">
            <text:p>158</text:p>
          </table:table-cell>
          <table:table-cell office:value-type="string">
            <text:p>Collège Gérard Philipe</text:p>
          </table:table-cell>
          <table:table-cell office:value-type="string">
            <text:p>88888888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float" office:value="180.39397">
            <text:p>180,39397</text:p>
          </table:table-cell>
          <table:table-cell office:value-type="float" office:value="54.949084">
            <text:p>54,949084</text:p>
          </table:table-cell>
        </table:table-row>
        <table:table-row table:style-name="ro1">
          <table:table-cell office:value-type="float" office:value="2487.62711253">
            <text:p>2487,62711253</text:p>
          </table:table-cell>
          <table:table-cell office:value-type="float" office:value="304.4487333">
            <text:p>304,4487333</text:p>
          </table:table-cell>
          <table:table-cell office:value-type="float" office:value="159">
            <text:p>159</text:p>
          </table:table-cell>
          <table:table-cell office:value-type="string">
            <text:p>Collège des Aiguerelles</text:p>
          </table:table-cell>
          <table:table-cell office:value-type="string">
            <text:p>70011400</text:p>
          </table:table-cell>
          <table:table-cell office:value-type="string">
            <text:p>7</text:p>
          </table:table-cell>
          <table:table-cell office:value-type="string">
            <text:p>00114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2489.63053">
            <text:p>2489,63053</text:p>
          </table:table-cell>
          <table:table-cell office:value-type="float" office:value="304.571031">
            <text:p>304,571031</text:p>
          </table:table-cell>
        </table:table-row>
        <table:table-row table:style-name="ro1">
          <table:table-cell office:value-type="float" office:value="373.06498128">
            <text:p>373,06498128</text:p>
          </table:table-cell>
          <table:table-cell office:value-type="float" office:value="84.8404642">
            <text:p>84,8404642</text:p>
          </table:table-cell>
          <table:table-cell office:value-type="float" office:value="160">
            <text:p>160</text:p>
          </table:table-cell>
          <table:table-cell office:value-type="string">
            <text:p>Chateau Bon</text:p>
          </table:table-cell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373.36593">
            <text:p>373,36593</text:p>
          </table:table-cell>
          <table:table-cell office:value-type="float" office:value="84.874757">
            <text:p>84,874757</text:p>
          </table:table-cell>
        </table:table-row>
        <table:table-row table:style-name="ro1">
          <table:table-cell office:value-type="float" office:value="2912.34708146">
            <text:p>2912,34708146</text:p>
          </table:table-cell>
          <table:table-cell office:value-type="float" office:value="337.07732084">
            <text:p>337,07732084</text:p>
          </table:table-cell>
          <table:table-cell office:value-type="float" office:value="162">
            <text:p>162</text:p>
          </table:table-cell>
          <table:table-cell office:value-type="string">
            <text:p>Collège Gérard Philipe</text:p>
          </table:table-cell>
          <table:table-cell office:value-type="string">
            <text:p>70010800</text:p>
          </table:table-cell>
          <table:table-cell office:value-type="string">
            <text:p>7</text:p>
          </table:table-cell>
          <table:table-cell office:value-type="string">
            <text:p>00108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2914.68987">
            <text:p>2914,68987</text:p>
          </table:table-cell>
          <table:table-cell office:value-type="float" office:value="337.213122">
            <text:p>337,213122</text:p>
          </table:table-cell>
        </table:table-row>
        <table:table-row table:style-name="ro1">
          <table:table-cell office:value-type="float" office:value="311.4394531">
            <text:p>311,4394531</text:p>
          </table:table-cell>
          <table:table-cell office:value-type="float" office:value="82.97708809">
            <text:p>82,97708809</text:p>
          </table:table-cell>
          <table:table-cell office:value-type="float" office:value="163">
            <text:p>163</text:p>
          </table:table-cell>
          <table:table-cell office:value-type="string">
            <text:p>Chateau Bon</text:p>
          </table:table-cell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311.68894">
            <text:p>311,68894</text:p>
          </table:table-cell>
          <table:table-cell office:value-type="float" office:value="83.010829">
            <text:p>83,010829</text:p>
          </table:table-cell>
        </table:table-row>
        <table:table-row table:style-name="ro1">
          <table:table-cell office:value-type="float" office:value="749.15443124">
            <text:p>749,15443124</text:p>
          </table:table-cell>
          <table:table-cell office:value-type="float" office:value="131.37611658">
            <text:p>131,37611658</text:p>
          </table:table-cell>
          <table:table-cell office:value-type="float" office:value="164">
            <text:p>164</text:p>
          </table:table-cell>
          <table:table-cell office:value-type="string">
            <text:p>Chateau Bon</text:p>
          </table:table-cell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749.75916">
            <text:p>749,75916</text:p>
          </table:table-cell>
          <table:table-cell office:value-type="float" office:value="131.429261">
            <text:p>131,429261</text:p>
          </table:table-cell>
        </table:table-row>
        <table:table-row table:style-name="ro1">
          <table:table-cell office:value-type="float" office:value="761.8590156">
            <text:p>761,8590156</text:p>
          </table:table-cell>
          <table:table-cell office:value-type="float" office:value="163.81150399">
            <text:p>163,81150399</text:p>
          </table:table-cell>
          <table:table-cell office:value-type="float" office:value="166">
            <text:p>166</text:p>
          </table:table-cell>
          <table:table-cell office:value-type="string">
            <text:p>Ecole maternelle Simone Signoret</text:p>
          </table:table-cell>
          <table:table-cell office:value-type="string">
            <text:p>00029401</text:p>
          </table:table-cell>
          <table:table-cell office:value-type="string">
            <text:p>0</text:p>
          </table:table-cell>
          <table:table-cell office:value-type="string">
            <text:p>00294</text:p>
          </table:table-cell>
          <table:table-cell office:value-type="string">
            <text:p>01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762.47307">
            <text:p>762,47307</text:p>
          </table:table-cell>
          <table:table-cell office:value-type="float" office:value="163.877957">
            <text:p>163,877957</text:p>
          </table:table-cell>
        </table:table-row>
        <table:table-row table:style-name="ro1">
          <table:table-cell office:value-type="float" office:value="197.86328122">
            <text:p>197,86328122</text:p>
          </table:table-cell>
          <table:table-cell office:value-type="float" office:value="57.82814953">
            <text:p>57,82814953</text:p>
          </table:table-cell>
          <table:table-cell office:value-type="float" office:value="167">
            <text:p>167</text:p>
          </table:table-cell>
          <table:table-cell office:value-type="string">
            <text:p>Ecole élémentaire Jacques Brel</text:p>
          </table:table-cell>
          <table:table-cell office:value-type="string">
            <text:p>00029401</text:p>
          </table:table-cell>
          <table:table-cell office:value-type="string">
            <text:p>0</text:p>
          </table:table-cell>
          <table:table-cell office:value-type="string">
            <text:p>00294</text:p>
          </table:table-cell>
          <table:table-cell office:value-type="string">
            <text:p>01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198.02318">
            <text:p>198,02318</text:p>
          </table:table-cell>
          <table:table-cell office:value-type="float" office:value="57.851611">
            <text:p>57,851611</text:p>
          </table:table-cell>
        </table:table-row>
        <table:table-row table:style-name="ro1">
          <table:table-cell office:value-type="float" office:value="793.40384044">
            <text:p>793,40384044</text:p>
          </table:table-cell>
          <table:table-cell office:value-type="float" office:value="159.68228851">
            <text:p>159,68228851</text:p>
          </table:table-cell>
          <table:table-cell office:value-type="float" office:value="169">
            <text:p>169</text:p>
          </table:table-cell>
          <table:table-cell office:value-type="string">
            <text:p>Chateau Bon</text:p>
          </table:table-cell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794.04419">
            <text:p>794,04419</text:p>
          </table:table-cell>
          <table:table-cell office:value-type="float" office:value="159.747133">
            <text:p>159,747133</text:p>
          </table:table-cell>
        </table:table-row>
        <table:table-row table:style-name="ro1">
          <table:table-cell office:value-type="float" office:value="235.17230627">
            <text:p>235,17230627</text:p>
          </table:table-cell>
          <table:table-cell office:value-type="float" office:value="61.80941465">
            <text:p>61,80941465</text:p>
          </table:table-cell>
          <table:table-cell office:value-type="float" office:value="170">
            <text:p>170</text:p>
          </table:table-cell>
          <table:table-cell office:value-type="string">
            <text:p>Ecole Mat Desborde-Valmore</text:p>
          </table:table-cell>
          <table:table-cell office:value-type="string">
            <text:p>00030601</text:p>
          </table:table-cell>
          <table:table-cell office:value-type="string">
            <text:p>0</text:p>
          </table:table-cell>
          <table:table-cell office:value-type="string">
            <text:p>00306</text:p>
          </table:table-cell>
          <table:table-cell office:value-type="string">
            <text:p>01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235.3623">
            <text:p>235,3623</text:p>
          </table:table-cell>
          <table:table-cell office:value-type="float" office:value="61.834355">
            <text:p>61,834355</text:p>
          </table:table-cell>
        </table:table-row>
        <table:table-row table:style-name="ro1">
          <table:table-cell office:value-type="float" office:value="582.15314058">
            <text:p>582,15314058</text:p>
          </table:table-cell>
          <table:table-cell office:value-type="float" office:value="103.84392653">
            <text:p>103,84392653</text:p>
          </table:table-cell>
          <table:table-cell office:value-type="float" office:value="171">
            <text:p>171</text:p>
          </table:table-cell>
          <table:table-cell office:value-type="string">
            <text:p>Centre Bourneville</text:p>
          </table:table-cell>
          <table:table-cell office:value-type="string">
            <text:p>99999999</text:p>
          </table:table-cell>
          <table:table-cell table:number-columns-repeated="3"/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582.62279">
            <text:p>582,62279</text:p>
          </table:table-cell>
          <table:table-cell office:value-type="float" office:value="103.885994">
            <text:p>103,885994</text:p>
          </table:table-cell>
        </table:table-row>
        <table:table-row table:style-name="ro1">
          <table:table-cell office:value-type="float" office:value="4589.79854784">
            <text:p>4589,79854784</text:p>
          </table:table-cell>
          <table:table-cell office:value-type="float" office:value="282.91643223">
            <text:p>282,91643223</text:p>
          </table:table-cell>
          <table:table-cell office:value-type="float" office:value="172">
            <text:p>172</text:p>
          </table:table-cell>
          <table:table-cell office:value-type="string">
            <text:p>Hôtel de Ville</text:p>
          </table:table-cell>
          <table:table-cell table:number-columns-repeated="4"/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4718.93934">
            <text:p>4718,93934</text:p>
          </table:table-cell>
          <table:table-cell office:value-type="float" office:value="287.830211">
            <text:p>287,830211</text:p>
          </table:table-cell>
        </table:table-row>
        <table:table-row table:style-name="ro1">
          <table:table-cell office:value-type="float" office:value="235.89216995">
            <text:p>235,89216995</text:p>
          </table:table-cell>
          <table:table-cell office:value-type="float" office:value="88.49624608">
            <text:p>88,49624608</text:p>
          </table:table-cell>
          <table:table-cell office:value-type="float" office:value="174">
            <text:p>174</text:p>
          </table:table-cell>
          <table:table-cell office:value-type="string">
            <text:p>Centre Bourneville</text:p>
          </table:table-cell>
          <table:table-cell office:value-type="string">
            <text:p>99999999</text:p>
          </table:table-cell>
          <table:table-cell table:number-columns-repeated="3"/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236.08136">
            <text:p>236,08136</text:p>
          </table:table-cell>
          <table:table-cell office:value-type="float" office:value="88.532305">
            <text:p>88,532305</text:p>
          </table:table-cell>
        </table:table-row>
        <table:table-row table:style-name="ro1">
          <table:table-cell office:value-type="float" office:value="860.87146867">
            <text:p>860,87146867</text:p>
          </table:table-cell>
          <table:table-cell office:value-type="float" office:value="207.08551052">
            <text:p>207,08551052</text:p>
          </table:table-cell>
          <table:table-cell office:value-type="float" office:value="176">
            <text:p>176</text:p>
          </table:table-cell>
          <table:table-cell office:value-type="string">
            <text:p>Centre Bourneville</text:p>
          </table:table-cell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861.56495">
            <text:p>861,56495</text:p>
          </table:table-cell>
          <table:table-cell office:value-type="float" office:value="207.168738">
            <text:p>207,168738</text:p>
          </table:table-cell>
        </table:table-row>
        <table:table-row table:style-name="ro1">
          <table:table-cell office:value-type="float" office:value="272.20171871">
            <text:p>272,20171871</text:p>
          </table:table-cell>
          <table:table-cell office:value-type="float" office:value="68.48252115">
            <text:p>68,48252115</text:p>
          </table:table-cell>
          <table:table-cell office:value-type="float" office:value="177">
            <text:p>177</text:p>
          </table:table-cell>
          <table:table-cell office:value-type="string">
            <text:p>Centre Bourneville</text:p>
          </table:table-cell>
          <table:table-cell office:value-type="string">
            <text:p>99999999</text:p>
          </table:table-cell>
          <table:table-cell table:number-columns-repeated="3"/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272.4204">
            <text:p>272,4204</text:p>
          </table:table-cell>
          <table:table-cell office:value-type="float" office:value="68.50994">
            <text:p>68,50994</text:p>
          </table:table-cell>
        </table:table-row>
        <table:table-row table:style-name="ro1">
          <table:table-cell office:value-type="float" office:value="164.37370943">
            <text:p>164,37370943</text:p>
          </table:table-cell>
          <table:table-cell office:value-type="float" office:value="68.15458484">
            <text:p>68,15458484</text:p>
          </table:table-cell>
          <table:table-cell office:value-type="float" office:value="179">
            <text:p>179</text:p>
          </table:table-cell>
          <table:table-cell office:value-type="string">
            <text:p>Centre Bourneville</text:p>
          </table:table-cell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164.50526">
            <text:p>164,50526</text:p>
          </table:table-cell>
          <table:table-cell office:value-type="float" office:value="68.182325">
            <text:p>68,182325</text:p>
          </table:table-cell>
        </table:table-row>
        <table:table-row table:style-name="ro1">
          <table:table-cell office:value-type="float" office:value="1298.16653758">
            <text:p>1298,16653758</text:p>
          </table:table-cell>
          <table:table-cell office:value-type="float" office:value="155.79765128">
            <text:p>155,79765128</text:p>
          </table:table-cell>
          <table:table-cell office:value-type="float" office:value="180">
            <text:p>180</text:p>
          </table:table-cell>
          <table:table-cell office:value-type="string">
            <text:p>Gymnase Marcel Cerdan</text:p>
          </table:table-cell>
          <table:table-cell office:value-type="string">
            <text:p>00048900</text:p>
          </table:table-cell>
          <table:table-cell office:value-type="string">
            <text:p>0</text:p>
          </table:table-cell>
          <table:table-cell office:value-type="string">
            <text:p>00489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1299.20855">
            <text:p>1299,20855</text:p>
          </table:table-cell>
          <table:table-cell office:value-type="float" office:value="155.860271">
            <text:p>155,860271</text:p>
          </table:table-cell>
        </table:table-row>
        <table:table-row table:style-name="ro1">
          <table:table-cell office:value-type="float" office:value="30073.7420199">
            <text:p>30073,7420199</text:p>
          </table:table-cell>
          <table:table-cell office:value-type="float" office:value="946.01065766">
            <text:p>946,01065766</text:p>
          </table:table-cell>
          <table:table-cell office:value-type="float" office:value="181">
            <text:p>181</text:p>
          </table:table-cell>
          <table:table-cell office:value-type="string">
            <text:p>Lycée Mendes France</text:p>
          </table:table-cell>
          <table:table-cell table:number-columns-repeated="4"/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30097.84144">
            <text:p>30097,84144</text:p>
          </table:table-cell>
          <table:table-cell office:value-type="float" office:value="946.389599">
            <text:p>946,389599</text:p>
          </table:table-cell>
        </table:table-row>
        <table:table-row table:style-name="ro1">
          <table:table-cell office:value-type="float" office:value="727.91771556">
            <text:p>727,91771556</text:p>
          </table:table-cell>
          <table:table-cell office:value-type="float" office:value="117.69919407">
            <text:p>117,69919407</text:p>
          </table:table-cell>
          <table:table-cell office:value-type="float" office:value="186">
            <text:p>186</text:p>
          </table:table-cell>
          <table:table-cell office:value-type="string">
            <text:p>Poste - Estanove</text:p>
          </table:table-cell>
          <table:table-cell office:value-type="string">
            <text:p>70022100</text:p>
          </table:table-cell>
          <table:table-cell office:value-type="string">
            <text:p>7</text:p>
          </table:table-cell>
          <table:table-cell office:value-type="string">
            <text:p>00221</text:p>
          </table:table-cell>
          <table:table-cell office:value-type="string">
            <text:p>00</text:p>
          </table:table-cell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728.49909">
            <text:p>728,49909</text:p>
          </table:table-cell>
          <table:table-cell office:value-type="float" office:value="117.746271">
            <text:p>117,746271</text:p>
          </table:table-cell>
        </table:table-row>
        <table:table-row table:style-name="ro1">
          <table:table-cell office:value-type="float" office:value="787.70479371">
            <text:p>787,70479371</text:p>
          </table:table-cell>
          <table:table-cell office:value-type="float" office:value="184.85902765">
            <text:p>184,85902765</text:p>
          </table:table-cell>
          <table:table-cell office:value-type="float" office:value="187">
            <text:p>187</text:p>
          </table:table-cell>
          <table:table-cell office:value-type="string">
            <text:p>Centre Bourneville</text:p>
          </table:table-cell>
          <table:table-cell office:value-type="string">
            <text:p>99999999</text:p>
          </table:table-cell>
          <table:table-cell table:number-columns-repeated="3"/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788.33787">
            <text:p>788,33787</text:p>
          </table:table-cell>
          <table:table-cell office:value-type="float" office:value="184.933213">
            <text:p>184,933213</text:p>
          </table:table-cell>
        </table:table-row>
        <table:table-row table:style-name="ro1">
          <table:table-cell office:value-type="float" office:value="783.06445629">
            <text:p>783,06445629</text:p>
          </table:table-cell>
          <table:table-cell office:value-type="float" office:value="184.16555344">
            <text:p>184,16555344</text:p>
          </table:table-cell>
          <table:table-cell office:value-type="float" office:value="188">
            <text:p>188</text:p>
          </table:table-cell>
          <table:table-cell office:value-type="string">
            <text:p>Centre Bourneville</text:p>
          </table:table-cell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783.69313">
            <text:p>783,69313</text:p>
          </table:table-cell>
          <table:table-cell office:value-type="float" office:value="184.239363">
            <text:p>184,239363</text:p>
          </table:table-cell>
        </table:table-row>
        <table:table-row table:style-name="ro1">
          <table:table-cell office:value-type="float" office:value="8601.99983439">
            <text:p>8601,99983439</text:p>
          </table:table-cell>
          <table:table-cell office:value-type="float" office:value="376.68147122">
            <text:p>376,68147122</text:p>
          </table:table-cell>
          <table:table-cell office:value-type="float" office:value="189">
            <text:p>189</text:p>
          </table:table-cell>
          <table:table-cell office:value-type="string">
            <text:p>Gymnase Françoise Spinosi</text:p>
          </table:table-cell>
          <table:table-cell table:number-columns-repeated="4"/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8608.87536">
            <text:p>8608,87536</text:p>
          </table:table-cell>
          <table:table-cell office:value-type="float" office:value="376.832395">
            <text:p>376,832395</text:p>
          </table:table-cell>
        </table:table-row>
        <table:table-row table:style-name="ro1">
          <table:table-cell office:value-type="float" office:value="79.62436875">
            <text:p>79,62436875</text:p>
          </table:table-cell>
          <table:table-cell office:value-type="float" office:value="35.76280084">
            <text:p>35,76280084</text:p>
          </table:table-cell>
          <table:table-cell office:value-type="float" office:value="190">
            <text:p>190</text:p>
          </table:table-cell>
          <table:table-cell office:value-type="string">
            <text:p>EAI</text:p>
          </table:table-cell>
          <table:table-cell office:value-type="string">
            <text:p>99999999</text:p>
          </table:table-cell>
          <table:table-cell table:number-columns-repeated="3"/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79.68759">
            <text:p>79,68759</text:p>
          </table:table-cell>
          <table:table-cell office:value-type="float" office:value="35.776988">
            <text:p>35,776988</text:p>
          </table:table-cell>
        </table:table-row>
        <table:table-row table:style-name="ro1">
          <table:table-cell office:value-type="float" office:value="38.31528753">
            <text:p>38,31528753</text:p>
          </table:table-cell>
          <table:table-cell office:value-type="float" office:value="25.3942807">
            <text:p>25,3942807</text:p>
          </table:table-cell>
          <table:table-cell office:value-type="float" office:value="191">
            <text:p>191</text:p>
          </table:table-cell>
          <table:table-cell office:value-type="string">
            <text:p>EAI</text:p>
          </table:table-cell>
          <table:table-cell office:value-type="string">
            <text:p>99999999</text:p>
          </table:table-cell>
          <table:table-cell table:number-columns-repeated="3"/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38.34552">
            <text:p>38,34552</text:p>
          </table:table-cell>
          <table:table-cell office:value-type="float" office:value="25.404312">
            <text:p>25,404312</text:p>
          </table:table-cell>
        </table:table-row>
        <table:table-row table:style-name="ro1">
          <table:table-cell office:value-type="float" office:value="204.21364683">
            <text:p>204,21364683</text:p>
          </table:table-cell>
          <table:table-cell office:value-type="float" office:value="61.26456676">
            <text:p>61,26456676</text:p>
          </table:table-cell>
          <table:table-cell office:value-type="float" office:value="192">
            <text:p>192</text:p>
          </table:table-cell>
          <table:table-cell office:value-type="string">
            <text:p>EAI</text:p>
          </table:table-cell>
          <table:table-cell office:value-type="string">
            <text:p>99999999</text:p>
          </table:table-cell>
          <table:table-cell table:number-columns-repeated="3"/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204.3772">
            <text:p>204,3772</text:p>
          </table:table-cell>
          <table:table-cell office:value-type="float" office:value="61.289229">
            <text:p>61,289229</text:p>
          </table:table-cell>
        </table:table-row>
        <table:table-row table:style-name="ro1">
          <table:table-cell office:value-type="float" office:value="1107.11263433">
            <text:p>1107,11263433</text:p>
          </table:table-cell>
          <table:table-cell office:value-type="float" office:value="174.5265003">
            <text:p>174,5265003</text:p>
          </table:table-cell>
          <table:table-cell office:value-type="float" office:value="193">
            <text:p>193</text:p>
          </table:table-cell>
          <table:table-cell office:value-type="string">
            <text:p>Centre Bourneville</text:p>
          </table:table-cell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1107.99954">
            <text:p>1107,99954</text:p>
          </table:table-cell>
          <table:table-cell office:value-type="float" office:value="174.597077">
            <text:p>174,597077</text:p>
          </table:table-cell>
        </table:table-row>
        <table:table-row table:style-name="ro1">
          <table:table-cell office:value-type="float" office:value="1101.32140323">
            <text:p>1101,32140323</text:p>
          </table:table-cell>
          <table:table-cell office:value-type="float" office:value="135.65134473">
            <text:p>135,65134473</text:p>
          </table:table-cell>
          <table:table-cell office:value-type="float" office:value="194">
            <text:p>194</text:p>
          </table:table-cell>
          <table:table-cell office:value-type="string">
            <text:p>Ecole maternelle Lily Boulanger</text:p>
          </table:table-cell>
          <table:table-cell office:value-type="string">
            <text:p>00040101</text:p>
          </table:table-cell>
          <table:table-cell office:value-type="string">
            <text:p>0</text:p>
          </table:table-cell>
          <table:table-cell office:value-type="string">
            <text:p>00401</text:p>
          </table:table-cell>
          <table:table-cell office:value-type="string">
            <text:p>01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1102.20409">
            <text:p>1102,20409</text:p>
          </table:table-cell>
          <table:table-cell office:value-type="float" office:value="135.705649">
            <text:p>135,705649</text:p>
          </table:table-cell>
        </table:table-row>
        <table:table-row table:style-name="ro1">
          <table:table-cell office:value-type="float" office:value="159.61668127">
            <text:p>159,61668127</text:p>
          </table:table-cell>
          <table:table-cell office:value-type="float" office:value="59.12603179">
            <text:p>59,12603179</text:p>
          </table:table-cell>
          <table:table-cell office:value-type="float" office:value="195">
            <text:p>195</text:p>
          </table:table-cell>
          <table:table-cell office:value-type="string">
            <text:p>Groupe Médico Social Robert Lafont</text:p>
          </table:table-cell>
          <table:table-cell office:value-type="string">
            <text:p>99999999</text:p>
          </table:table-cell>
          <table:table-cell table:number-columns-repeated="3"/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159.74491">
            <text:p>159,74491</text:p>
          </table:table-cell>
          <table:table-cell office:value-type="float" office:value="59.149846">
            <text:p>59,149846</text:p>
          </table:table-cell>
        </table:table-row>
        <table:table-row table:style-name="ro1">
          <table:table-cell office:value-type="float" office:value="295.86421556">
            <text:p>295,86421556</text:p>
          </table:table-cell>
          <table:table-cell office:value-type="float" office:value="81.738057">
            <text:p>81,738057</text:p>
          </table:table-cell>
          <table:table-cell office:value-type="float" office:value="197">
            <text:p>197</text:p>
          </table:table-cell>
          <table:table-cell office:value-type="string">
            <text:p>EAI</text:p>
          </table:table-cell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296.10047">
            <text:p>296,10047</text:p>
          </table:table-cell>
          <table:table-cell office:value-type="float" office:value="81.770481">
            <text:p>81,770481</text:p>
          </table:table-cell>
        </table:table-row>
        <table:table-row table:style-name="ro1">
          <table:table-cell office:value-type="float" office:value="955.01410944">
            <text:p>955,01410944</text:p>
          </table:table-cell>
          <table:table-cell office:value-type="float" office:value="209.25722721">
            <text:p>209,25722721</text:p>
          </table:table-cell>
          <table:table-cell office:value-type="float" office:value="198">
            <text:p>198</text:p>
          </table:table-cell>
          <table:table-cell office:value-type="string">
            <text:p>Ecole maternelle Alphonse Daudet</text:p>
          </table:table-cell>
          <table:table-cell office:value-type="string">
            <text:p>00037905</text:p>
          </table:table-cell>
          <table:table-cell office:value-type="string">
            <text:p>0</text:p>
          </table:table-cell>
          <table:table-cell office:value-type="string">
            <text:p>00379</text:p>
          </table:table-cell>
          <table:table-cell office:value-type="string">
            <text:p>05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955.78028">
            <text:p>955,78028</text:p>
          </table:table-cell>
          <table:table-cell office:value-type="float" office:value="209.340224">
            <text:p>209,340224</text:p>
          </table:table-cell>
        </table:table-row>
        <table:table-row table:style-name="ro1">
          <table:table-cell office:value-type="float" office:value="196.24152812">
            <text:p>196,24152812</text:p>
          </table:table-cell>
          <table:table-cell office:value-type="float" office:value="60.90169909">
            <text:p>60,90169909</text:p>
          </table:table-cell>
          <table:table-cell office:value-type="float" office:value="199">
            <text:p>199</text:p>
          </table:table-cell>
          <table:table-cell office:value-type="string">
            <text:p>Centre Bourneville</text:p>
          </table:table-cell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196.39849">
            <text:p>196,39849</text:p>
          </table:table-cell>
          <table:table-cell office:value-type="float" office:value="60.926082">
            <text:p>60,926082</text:p>
          </table:table-cell>
        </table:table-row>
        <table:table-row table:style-name="ro1">
          <table:table-cell office:value-type="float" office:value="20.06797499">
            <text:p>20,06797499</text:p>
          </table:table-cell>
          <table:table-cell office:value-type="float" office:value="17.92899947">
            <text:p>17,92899947</text:p>
          </table:table-cell>
          <table:table-cell office:value-type="float" office:value="201">
            <text:p>201</text:p>
          </table:table-cell>
          <table:table-cell office:value-type="string">
            <text:p>EAI</text:p>
          </table:table-cell>
          <table:table-cell office:value-type="string">
            <text:p>99999999</text:p>
          </table:table-cell>
          <table:table-cell table:number-columns-repeated="3"/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20.08386">
            <text:p>20,08386</text:p>
          </table:table-cell>
          <table:table-cell office:value-type="float" office:value="17.936096">
            <text:p>17,936096</text:p>
          </table:table-cell>
        </table:table-row>
        <table:table-row table:style-name="ro1">
          <table:table-cell office:value-type="float" office:value="162.34764687">
            <text:p>162,34764687</text:p>
          </table:table-cell>
          <table:table-cell office:value-type="float" office:value="60.56843339">
            <text:p>60,56843339</text:p>
          </table:table-cell>
          <table:table-cell office:value-type="float" office:value="104">
            <text:p>104</text:p>
          </table:table-cell>
          <table:table-cell office:value-type="string">
            <text:p>Ecole élémentaire Diderot</text:p>
          </table:table-cell>
          <table:table-cell office:value-type="string">
            <text:p>00041601</text:p>
          </table:table-cell>
          <table:table-cell office:value-type="string">
            <text:p>0</text:p>
          </table:table-cell>
          <table:table-cell office:value-type="string">
            <text:p>00416</text:p>
          </table:table-cell>
          <table:table-cell office:value-type="string">
            <text:p>01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162.47927">
            <text:p>162,47927</text:p>
          </table:table-cell>
          <table:table-cell office:value-type="float" office:value="60.592943">
            <text:p>60,592943</text:p>
          </table:table-cell>
        </table:table-row>
        <table:table-row table:style-name="ro1">
          <table:table-cell office:value-type="float" office:value="441.9417218">
            <text:p>441,9417218</text:p>
          </table:table-cell>
          <table:table-cell office:value-type="float" office:value="121.72050053">
            <text:p>121,72050053</text:p>
          </table:table-cell>
          <table:table-cell office:value-type="float" office:value="106">
            <text:p>106</text:p>
          </table:table-cell>
          <table:table-cell office:value-type="string">
            <text:p>Ecole élémentaire Diderot</text:p>
          </table:table-cell>
          <table:table-cell office:value-type="string">
            <text:p>00041401</text:p>
          </table:table-cell>
          <table:table-cell office:value-type="string">
            <text:p>0</text:p>
          </table:table-cell>
          <table:table-cell office:value-type="string">
            <text:p>00414</text:p>
          </table:table-cell>
          <table:table-cell office:value-type="string">
            <text:p>01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442.30234">
            <text:p>442,30234</text:p>
          </table:table-cell>
          <table:table-cell office:value-type="float" office:value="121.769655">
            <text:p>121,769655</text:p>
          </table:table-cell>
        </table:table-row>
        <table:table-row table:style-name="ro1">
          <table:table-cell office:value-type="float" office:value="1013.84561565">
            <text:p>1013,84561565</text:p>
          </table:table-cell>
          <table:table-cell office:value-type="float" office:value="170.34836699">
            <text:p>170,34836699</text:p>
          </table:table-cell>
          <table:table-cell office:value-type="float" office:value="112">
            <text:p>112</text:p>
          </table:table-cell>
          <table:table-cell office:value-type="string">
            <text:p>Ecole élémentaire Garibaldi</text:p>
          </table:table-cell>
          <table:table-cell office:value-type="string">
            <text:p>00038502</text:p>
          </table:table-cell>
          <table:table-cell office:value-type="string">
            <text:p>0</text:p>
          </table:table-cell>
          <table:table-cell office:value-type="string">
            <text:p>00385</text:p>
          </table:table-cell>
          <table:table-cell office:value-type="string">
            <text:p>02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1014.67096">
            <text:p>1014,67096</text:p>
          </table:table-cell>
          <table:table-cell office:value-type="float" office:value="170.416761">
            <text:p>170,416761</text:p>
          </table:table-cell>
        </table:table-row>
        <table:table-row table:style-name="ro1">
          <table:table-cell office:value-type="float" office:value="9524.12745002">
            <text:p>9524,12745002</text:p>
          </table:table-cell>
          <table:table-cell office:value-type="float" office:value="390.42674587">
            <text:p>390,42674587</text:p>
          </table:table-cell>
          <table:table-cell office:value-type="float" office:value="113">
            <text:p>113</text:p>
          </table:table-cell>
          <table:table-cell office:value-type="string">
            <text:p>Stade Yves du Manoir</text:p>
          </table:table-cell>
          <table:table-cell table:number-columns-repeated="4"/>
          <table:table-cell office:value-type="string">
            <text:p>CI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9531.88031">
            <text:p>9531,88031</text:p>
          </table:table-cell>
          <table:table-cell office:value-type="float" office:value="390.585258">
            <text:p>390,585258</text:p>
          </table:table-cell>
        </table:table-row>
        <table:table-row table:style-name="ro1">
          <table:table-cell office:value-type="float" office:value="2830.09264705">
            <text:p>2830,09264705</text:p>
          </table:table-cell>
          <table:table-cell office:value-type="float" office:value="315.92794077">
            <text:p>315,92794077</text:p>
          </table:table-cell>
          <table:table-cell office:value-type="float" office:value="114">
            <text:p>114</text:p>
          </table:table-cell>
          <table:table-cell office:value-type="string">
            <text:p>E.H.P.A.D Simone Gillet-Demangel</text:p>
          </table:table-cell>
          <table:table-cell office:value-type="string">
            <text:p>70017800</text:p>
          </table:table-cell>
          <table:table-cell office:value-type="string">
            <text:p>7</text:p>
          </table:table-cell>
          <table:table-cell office:value-type="string">
            <text:p>00178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2832.39286">
            <text:p>2832,39286</text:p>
          </table:table-cell>
          <table:table-cell office:value-type="float" office:value="316.056059">
            <text:p>316,056059</text:p>
          </table:table-cell>
        </table:table-row>
        <table:table-row table:style-name="ro1">
          <table:table-cell office:value-type="float" office:value="12183.54377957">
            <text:p>12183,54377957</text:p>
          </table:table-cell>
          <table:table-cell office:value-type="float" office:value="981.30283739">
            <text:p>981,30283739</text:p>
          </table:table-cell>
          <table:table-cell office:value-type="float" office:value="117">
            <text:p>117</text:p>
          </table:table-cell>
          <table:table-cell office:value-type="string">
            <text:p>Stade Yves du Manoir</text:p>
          </table:table-cell>
          <table:table-cell table:number-columns-repeated="4"/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2193.45747">
            <text:p>12193,45747</text:p>
          </table:table-cell>
          <table:table-cell office:value-type="float" office:value="981.701206">
            <text:p>981,701206</text:p>
          </table:table-cell>
        </table:table-row>
        <table:table-row table:style-name="ro1">
          <table:table-cell office:value-type="float" office:value="2930.53091871">
            <text:p>2930,53091871</text:p>
          </table:table-cell>
          <table:table-cell office:value-type="float" office:value="262.30992065">
            <text:p>262,30992065</text:p>
          </table:table-cell>
          <table:table-cell office:value-type="float" office:value="120">
            <text:p>120</text:p>
          </table:table-cell>
          <table:table-cell/>
          <table:table-cell office:value-type="string">
            <text:p>99999999</text:p>
          </table:table-cell>
          <table:table-cell table:number-columns-repeated="3"/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float" office:value="2932.91302">
            <text:p>2932,91302</text:p>
          </table:table-cell>
          <table:table-cell office:value-type="float" office:value="262.416342">
            <text:p>262,416342</text:p>
          </table:table-cell>
        </table:table-row>
        <table:table-row table:style-name="ro1">
          <table:table-cell office:value-type="float" office:value="5208.28254678">
            <text:p>5208,28254678</text:p>
          </table:table-cell>
          <table:table-cell office:value-type="float" office:value="810.9648846">
            <text:p>810,9648846</text:p>
          </table:table-cell>
          <table:table-cell office:value-type="float" office:value="121">
            <text:p>121</text:p>
          </table:table-cell>
          <table:table-cell/>
          <table:table-cell office:value-type="string">
            <text:p>99999999</text:p>
          </table:table-cell>
          <table:table-cell table:number-columns-repeated="3"/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5212.51993">
            <text:p>5212,51993</text:p>
          </table:table-cell>
          <table:table-cell office:value-type="float" office:value="811.295198">
            <text:p>811,295198</text:p>
          </table:table-cell>
        </table:table-row>
        <table:table-row table:style-name="ro1">
          <table:table-cell office:value-type="float" office:value="292.06668426">
            <text:p>292,06668426</text:p>
          </table:table-cell>
          <table:table-cell office:value-type="float" office:value="81.87659847">
            <text:p>81,87659847</text:p>
          </table:table-cell>
          <table:table-cell office:value-type="float" office:value="124">
            <text:p>124</text:p>
          </table:table-cell>
          <table:table-cell office:value-type="string">
            <text:p>Club de loisirs Jacqueline Maillan</text:p>
          </table:table-cell>
          <table:table-cell office:value-type="string">
            <text:p>70018600</text:p>
          </table:table-cell>
          <table:table-cell office:value-type="string">
            <text:p>7</text:p>
          </table:table-cell>
          <table:table-cell office:value-type="string">
            <text:p>00186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292.30359">
            <text:p>292,30359</text:p>
          </table:table-cell>
          <table:table-cell office:value-type="float" office:value="81.909446">
            <text:p>81,909446</text:p>
          </table:table-cell>
        </table:table-row>
        <table:table-row table:style-name="ro1">
          <table:table-cell office:value-type="float" office:value="477.7224376">
            <text:p>477,7224376</text:p>
          </table:table-cell>
          <table:table-cell office:value-type="float" office:value="179.23040682">
            <text:p>179,23040682</text:p>
          </table:table-cell>
          <table:table-cell office:value-type="float" office:value="127">
            <text:p>127</text:p>
          </table:table-cell>
          <table:table-cell office:value-type="string">
            <text:p>Eglise Saint Jacques</text:p>
          </table:table-cell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478.10834">
            <text:p>478,10834</text:p>
          </table:table-cell>
          <table:table-cell office:value-type="float" office:value="179.302708">
            <text:p>179,302708</text:p>
          </table:table-cell>
        </table:table-row>
        <table:table-row table:style-name="ro1">
          <table:table-cell office:value-type="float" office:value="680.81503124">
            <text:p>680,81503124</text:p>
          </table:table-cell>
          <table:table-cell office:value-type="float" office:value="161.06268485">
            <text:p>161,06268485</text:p>
          </table:table-cell>
          <table:table-cell office:value-type="float" office:value="131">
            <text:p>131</text:p>
          </table:table-cell>
          <table:table-cell office:value-type="string">
            <text:p>Ecole maternelle Robert Surcouf</text:p>
          </table:table-cell>
          <table:table-cell office:value-type="string">
            <text:p>00035001</text:p>
          </table:table-cell>
          <table:table-cell office:value-type="string">
            <text:p>0</text:p>
          </table:table-cell>
          <table:table-cell office:value-type="string">
            <text:p>00350</text:p>
          </table:table-cell>
          <table:table-cell office:value-type="string">
            <text:p>01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681.3645">
            <text:p>681,3645</text:p>
          </table:table-cell>
          <table:table-cell office:value-type="float" office:value="161.127634">
            <text:p>161,127634</text:p>
          </table:table-cell>
        </table:table-row>
        <table:table-row table:style-name="ro1">
          <table:table-cell office:value-type="float" office:value="1248.454325">
            <text:p>1248,454325</text:p>
          </table:table-cell>
          <table:table-cell office:value-type="float" office:value="264.37598016">
            <text:p>264,37598016</text:p>
          </table:table-cell>
          <table:table-cell office:value-type="float" office:value="134">
            <text:p>134</text:p>
          </table:table-cell>
          <table:table-cell office:value-type="string">
            <text:p>Ecole élémentaire Voltaire</text:p>
          </table:table-cell>
          <table:table-cell office:value-type="string">
            <text:p>00043401</text:p>
          </table:table-cell>
          <table:table-cell office:value-type="string">
            <text:p>0</text:p>
          </table:table-cell>
          <table:table-cell office:value-type="string">
            <text:p>00434</text:p>
          </table:table-cell>
          <table:table-cell office:value-type="string">
            <text:p>01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1249.46446">
            <text:p>1249,46446</text:p>
          </table:table-cell>
          <table:table-cell office:value-type="float" office:value="264.483764">
            <text:p>264,483764</text:p>
          </table:table-cell>
        </table:table-row>
        <table:table-row table:style-name="ro1">
          <table:table-cell office:value-type="float" office:value="469.57755955">
            <text:p>469,57755955</text:p>
          </table:table-cell>
          <table:table-cell office:value-type="float" office:value="109.35855427">
            <text:p>109,35855427</text:p>
          </table:table-cell>
          <table:table-cell office:value-type="float" office:value="136">
            <text:p>136</text:p>
          </table:table-cell>
          <table:table-cell office:value-type="string">
            <text:p>Ecole élémentaire Voltaire</text:p>
          </table:table-cell>
          <table:table-cell office:value-type="string">
            <text:p>00043501</text:p>
          </table:table-cell>
          <table:table-cell office:value-type="string">
            <text:p>0</text:p>
          </table:table-cell>
          <table:table-cell office:value-type="string">
            <text:p>00435</text:p>
          </table:table-cell>
          <table:table-cell office:value-type="string">
            <text:p>01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469.95658">
            <text:p>469,95658</text:p>
          </table:table-cell>
          <table:table-cell office:value-type="float" office:value="109.402853">
            <text:p>109,402853</text:p>
          </table:table-cell>
        </table:table-row>
        <table:table-row table:style-name="ro1">
          <table:table-cell office:value-type="float" office:value="1410.49955317">
            <text:p>1410,49955317</text:p>
          </table:table-cell>
          <table:table-cell office:value-type="float" office:value="184.07578802">
            <text:p>184,07578802</text:p>
          </table:table-cell>
          <table:table-cell office:value-type="float" office:value="139">
            <text:p>139</text:p>
          </table:table-cell>
          <table:table-cell office:value-type="string">
            <text:p>Ecole maternelle Hélène Boucher</text:p>
          </table:table-cell>
          <table:table-cell office:value-type="string">
            <text:p>00042502</text:p>
          </table:table-cell>
          <table:table-cell office:value-type="string">
            <text:p>0</text:p>
          </table:table-cell>
          <table:table-cell office:value-type="string">
            <text:p>00425</text:p>
          </table:table-cell>
          <table:table-cell office:value-type="string">
            <text:p>02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1411.64149">
            <text:p>1411,64149</text:p>
          </table:table-cell>
          <table:table-cell office:value-type="float" office:value="184.150011">
            <text:p>184,150011</text:p>
          </table:table-cell>
        </table:table-row>
        <table:table-row table:style-name="ro1">
          <table:table-cell office:value-type="float" office:value="903.00450622">
            <text:p>903,00450622</text:p>
          </table:table-cell>
          <table:table-cell office:value-type="float" office:value="132.67261985">
            <text:p>132,67261985</text:p>
          </table:table-cell>
          <table:table-cell office:value-type="float" office:value="143">
            <text:p>143</text:p>
          </table:table-cell>
          <table:table-cell office:value-type="string">
            <text:p>Médiathèque Victor Hugo</text:p>
          </table:table-cell>
          <table:table-cell office:value-type="string">
            <text:p>70133000</text:p>
          </table:table-cell>
          <table:table-cell office:value-type="string">
            <text:p>7</text:p>
          </table:table-cell>
          <table:table-cell office:value-type="string">
            <text:p>01330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903.73368">
            <text:p>903,73368</text:p>
          </table:table-cell>
          <table:table-cell office:value-type="float" office:value="132.726149">
            <text:p>132,726149</text:p>
          </table:table-cell>
        </table:table-row>
        <table:table-row table:style-name="ro1">
          <table:table-cell office:value-type="float" office:value="1160.03227819">
            <text:p>1160,03227819</text:p>
          </table:table-cell>
          <table:table-cell office:value-type="float" office:value="204.41076978">
            <text:p>204,41076978</text:p>
          </table:table-cell>
          <table:table-cell office:value-type="float" office:value="145">
            <text:p>145</text:p>
          </table:table-cell>
          <table:table-cell office:value-type="string">
            <text:p>Ecole maternelle Hélène Boucher</text:p>
          </table:table-cell>
          <table:table-cell office:value-type="string">
            <text:p>00077600</text:p>
          </table:table-cell>
          <table:table-cell office:value-type="string">
            <text:p>0</text:p>
          </table:table-cell>
          <table:table-cell office:value-type="string">
            <text:p>00776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1160.96954">
            <text:p>1160,96954</text:p>
          </table:table-cell>
          <table:table-cell office:value-type="float" office:value="204.49359">
            <text:p>204,49359</text:p>
          </table:table-cell>
        </table:table-row>
        <table:table-row table:style-name="ro1">
          <table:table-cell office:value-type="float" office:value="94.51355931">
            <text:p>94,51355931</text:p>
          </table:table-cell>
          <table:table-cell office:value-type="float" office:value="47.11587502">
            <text:p>47,11587502</text:p>
          </table:table-cell>
          <table:table-cell office:value-type="float" office:value="150">
            <text:p>150</text:p>
          </table:table-cell>
          <table:table-cell office:value-type="string">
            <text:p>Crèche Blanche Neige</text:p>
          </table:table-cell>
          <table:table-cell office:value-type="string">
            <text:p>00067800</text:p>
          </table:table-cell>
          <table:table-cell office:value-type="string">
            <text:p>0</text:p>
          </table:table-cell>
          <table:table-cell office:value-type="string">
            <text:p>00678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94.58989">
            <text:p>94,58989</text:p>
          </table:table-cell>
          <table:table-cell office:value-type="float" office:value="47.135072">
            <text:p>47,135072</text:p>
          </table:table-cell>
        </table:table-row>
        <table:table-row table:style-name="ro1">
          <table:table-cell office:value-type="float" office:value="601.26867812">
            <text:p>601,26867812</text:p>
          </table:table-cell>
          <table:table-cell office:value-type="float" office:value="125.79160374">
            <text:p>125,79160374</text:p>
          </table:table-cell>
          <table:table-cell office:value-type="float" office:value="152">
            <text:p>152</text:p>
          </table:table-cell>
          <table:table-cell office:value-type="string">
            <text:p>Ecole élémentaire Charles Dickens</text:p>
          </table:table-cell>
          <table:table-cell office:value-type="string">
            <text:p>00025302</text:p>
          </table:table-cell>
          <table:table-cell office:value-type="string">
            <text:p>0</text:p>
          </table:table-cell>
          <table:table-cell office:value-type="string">
            <text:p>00253</text:p>
          </table:table-cell>
          <table:table-cell office:value-type="string">
            <text:p>02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float" office:value="601.75348">
            <text:p>601,75348</text:p>
          </table:table-cell>
          <table:table-cell office:value-type="float" office:value="125.842584">
            <text:p>125,842584</text:p>
          </table:table-cell>
        </table:table-row>
        <table:table-row table:style-name="ro1">
          <table:table-cell office:value-type="float" office:value="2067.32746258">
            <text:p>2067,32746258</text:p>
          </table:table-cell>
          <table:table-cell office:value-type="float" office:value="397.16691267">
            <text:p>397,16691267</text:p>
          </table:table-cell>
          <table:table-cell office:value-type="float" office:value="154">
            <text:p>154</text:p>
          </table:table-cell>
          <table:table-cell office:value-type="string">
            <text:p>Ecole élémentaire Charles Dickens</text:p>
          </table:table-cell>
          <table:table-cell office:value-type="string">
            <text:p>00025302</text:p>
          </table:table-cell>
          <table:table-cell office:value-type="string">
            <text:p>0</text:p>
          </table:table-cell>
          <table:table-cell office:value-type="string">
            <text:p>00253</text:p>
          </table:table-cell>
          <table:table-cell office:value-type="string">
            <text:p>02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2068.99079">
            <text:p>2068,99079</text:p>
          </table:table-cell>
          <table:table-cell office:value-type="float" office:value="397.327246">
            <text:p>397,327246</text:p>
          </table:table-cell>
        </table:table-row>
        <table:table-row table:style-name="ro1">
          <table:table-cell office:value-type="float" office:value="619.13294069">
            <text:p>619,13294069</text:p>
          </table:table-cell>
          <table:table-cell office:value-type="float" office:value="115.95214134">
            <text:p>115,95214134</text:p>
          </table:table-cell>
          <table:table-cell office:value-type="float" office:value="161">
            <text:p>161</text:p>
          </table:table-cell>
          <table:table-cell office:value-type="string">
            <text:p>Ecole maternelle Anne Frank</text:p>
          </table:table-cell>
          <table:table-cell office:value-type="string">
            <text:p>00025202</text:p>
          </table:table-cell>
          <table:table-cell office:value-type="string">
            <text:p>0</text:p>
          </table:table-cell>
          <table:table-cell office:value-type="string">
            <text:p>00252</text:p>
          </table:table-cell>
          <table:table-cell office:value-type="string">
            <text:p>02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619.63106">
            <text:p>619,63106</text:p>
          </table:table-cell>
          <table:table-cell office:value-type="float" office:value="115.998601">
            <text:p>115,998601</text:p>
          </table:table-cell>
        </table:table-row>
        <table:table-row table:style-name="ro1">
          <table:table-cell office:value-type="float" office:value="755.77818447">
            <text:p>755,77818447</text:p>
          </table:table-cell>
          <table:table-cell office:value-type="float" office:value="127.38705017">
            <text:p>127,38705017</text:p>
          </table:table-cell>
          <table:table-cell office:value-type="float" office:value="165">
            <text:p>165</text:p>
          </table:table-cell>
          <table:table-cell office:value-type="string">
            <text:p>élem J Brel</text:p>
          </table:table-cell>
          <table:table-cell office:value-type="string">
            <text:p>00029401</text:p>
          </table:table-cell>
          <table:table-cell office:value-type="string">
            <text:p>0</text:p>
          </table:table-cell>
          <table:table-cell office:value-type="string">
            <text:p>00294</text:p>
          </table:table-cell>
          <table:table-cell office:value-type="string">
            <text:p>01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756.38594">
            <text:p>756,38594</text:p>
          </table:table-cell>
          <table:table-cell office:value-type="float" office:value="127.43839">
            <text:p>127,43839</text:p>
          </table:table-cell>
        </table:table-row>
        <table:table-row table:style-name="ro1">
          <table:table-cell office:value-type="float" office:value="762.63640621">
            <text:p>762,63640621</text:p>
          </table:table-cell>
          <table:table-cell office:value-type="float" office:value="160.74673517">
            <text:p>160,74673517</text:p>
          </table:table-cell>
          <table:table-cell office:value-type="float" office:value="168">
            <text:p>168</text:p>
          </table:table-cell>
          <table:table-cell office:value-type="string">
            <text:p>mat S Signoret</text:p>
          </table:table-cell>
          <table:table-cell office:value-type="string">
            <text:p>00029602</text:p>
          </table:table-cell>
          <table:table-cell office:value-type="string">
            <text:p>0</text:p>
          </table:table-cell>
          <table:table-cell office:value-type="string">
            <text:p>00296</text:p>
          </table:table-cell>
          <table:table-cell office:value-type="string">
            <text:p>02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763.249">
            <text:p>763,249</text:p>
          </table:table-cell>
          <table:table-cell office:value-type="float" office:value="160.810614">
            <text:p>160,810614</text:p>
          </table:table-cell>
        </table:table-row>
        <table:table-row table:style-name="ro1">
          <table:table-cell office:value-type="float" office:value="2376.01081271">
            <text:p>2376,01081271</text:p>
          </table:table-cell>
          <table:table-cell office:value-type="float" office:value="260.54097185">
            <text:p>260,54097185</text:p>
          </table:table-cell>
          <table:table-cell office:value-type="float" office:value="173">
            <text:p>173</text:p>
          </table:table-cell>
          <table:table-cell office:value-type="string">
            <text:p>Ecole élémentaire Winston Churchill</text:p>
          </table:table-cell>
          <table:table-cell office:value-type="string">
            <text:p>00030402</text:p>
          </table:table-cell>
          <table:table-cell office:value-type="string">
            <text:p>0</text:p>
          </table:table-cell>
          <table:table-cell office:value-type="string">
            <text:p>00304</text:p>
          </table:table-cell>
          <table:table-cell office:value-type="string">
            <text:p>02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2377.92271">
            <text:p>2377,92271</text:p>
          </table:table-cell>
          <table:table-cell office:value-type="float" office:value="260.645104">
            <text:p>260,645104</text:p>
          </table:table-cell>
        </table:table-row>
        <table:table-row table:style-name="ro1">
          <table:table-cell office:value-type="float" office:value="2689.40768114">
            <text:p>2689,40768114</text:p>
          </table:table-cell>
          <table:table-cell office:value-type="float" office:value="259.85628809">
            <text:p>259,85628809</text:p>
          </table:table-cell>
          <table:table-cell office:value-type="float" office:value="175">
            <text:p>175</text:p>
          </table:table-cell>
          <table:table-cell office:value-type="string">
            <text:p>Cuisine centrale</text:p>
          </table:table-cell>
          <table:table-cell office:value-type="string">
            <text:p>00021600</text:p>
          </table:table-cell>
          <table:table-cell office:value-type="string">
            <text:p>0</text:p>
          </table:table-cell>
          <table:table-cell office:value-type="string">
            <text:p>00216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2691.56833">
            <text:p>2691,56833</text:p>
          </table:table-cell>
          <table:table-cell office:value-type="float" office:value="259.959606">
            <text:p>259,959606</text:p>
          </table:table-cell>
        </table:table-row>
        <table:table-row table:style-name="ro1">
          <table:table-cell office:value-type="float" office:value="727.37688315">
            <text:p>727,37688315</text:p>
          </table:table-cell>
          <table:table-cell office:value-type="float" office:value="114.18376118">
            <text:p>114,18376118</text:p>
          </table:table-cell>
          <table:table-cell office:value-type="float" office:value="178">
            <text:p>178</text:p>
          </table:table-cell>
          <table:table-cell office:value-type="string">
            <text:p>Centre Bourneville</text:p>
          </table:table-cell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727.96247">
            <text:p>727,96247</text:p>
          </table:table-cell>
          <table:table-cell office:value-type="float" office:value="114.229994">
            <text:p>114,229994</text:p>
          </table:table-cell>
        </table:table-row>
        <table:table-row table:style-name="ro1">
          <table:table-cell office:value-type="float" office:value="121.58616253">
            <text:p>121,58616253</text:p>
          </table:table-cell>
          <table:table-cell office:value-type="float" office:value="86.12360756">
            <text:p>86,12360756</text:p>
          </table:table-cell>
          <table:table-cell office:value-type="float" office:value="182">
            <text:p>182</text:p>
          </table:table-cell>
          <table:table-cell office:value-type="string">
            <text:p>Eglise ST Cléophas</text:p>
          </table:table-cell>
          <table:table-cell office:value-type="string">
            <text:p>88888888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CE</text:p>
          </table:table-cell>
          <table:table-cell table:number-columns-repeated="2" office:value-type="float" office:value="0">
            <text:p>0</text:p>
          </table:table-cell>
          <table:table-cell office:value-type="float" office:value="121.68408">
            <text:p>121,68408</text:p>
          </table:table-cell>
          <table:table-cell office:value-type="float" office:value="86.158148">
            <text:p>86,158148</text:p>
          </table:table-cell>
        </table:table-row>
        <table:table-row table:style-name="ro1">
          <table:table-cell office:value-type="float" office:value="217.55439219">
            <text:p>217,55439219</text:p>
          </table:table-cell>
          <table:table-cell office:value-type="float" office:value="52.32223553">
            <text:p>52,32223553</text:p>
          </table:table-cell>
          <table:table-cell office:value-type="float" office:value="183">
            <text:p>183</text:p>
          </table:table-cell>
          <table:table-cell office:value-type="string">
            <text:p>Centre Bourneville</text:p>
          </table:table-cell>
          <table:table-cell office:value-type="string">
            <text:p>99999999</text:p>
          </table:table-cell>
          <table:table-cell table:number-columns-repeated="3"/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float" office:value="217.72879">
            <text:p>217,72879</text:p>
          </table:table-cell>
          <table:table-cell office:value-type="float" office:value="52.343189">
            <text:p>52,343189</text:p>
          </table:table-cell>
        </table:table-row>
        <table:table-row table:style-name="ro1">
          <table:table-cell office:value-type="float" office:value="405.13812969">
            <text:p>405,13812969</text:p>
          </table:table-cell>
          <table:table-cell office:value-type="float" office:value="140.84508307">
            <text:p>140,84508307</text:p>
          </table:table-cell>
          <table:table-cell office:value-type="float" office:value="184">
            <text:p>184</text:p>
          </table:table-cell>
          <table:table-cell office:value-type="string">
            <text:p>Centre Bourneville</text:p>
          </table:table-cell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405.46344">
            <text:p>405,46344</text:p>
          </table:table-cell>
          <table:table-cell office:value-type="float" office:value="140.901535">
            <text:p>140,901535</text:p>
          </table:table-cell>
        </table:table-row>
        <table:table-row table:style-name="ro1">
          <table:table-cell office:value-type="float" office:value="1070.65093334">
            <text:p>1070,65093334</text:p>
          </table:table-cell>
          <table:table-cell office:value-type="float" office:value="289.94050349">
            <text:p>289,94050349</text:p>
          </table:table-cell>
          <table:table-cell office:value-type="float" office:value="185">
            <text:p>185</text:p>
          </table:table-cell>
          <table:table-cell office:value-type="string">
            <text:p>Eglise ST Cléophas</text:p>
          </table:table-cell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071.50898">
            <text:p>1071,50898</text:p>
          </table:table-cell>
          <table:table-cell office:value-type="float" office:value="290.056007">
            <text:p>290,056007</text:p>
          </table:table-cell>
        </table:table-row>
        <table:table-row table:style-name="ro1">
          <table:table-cell office:value-type="float" office:value="623.93457499">
            <text:p>623,93457499</text:p>
          </table:table-cell>
          <table:table-cell office:value-type="float" office:value="126.73248861">
            <text:p>126,73248861</text:p>
          </table:table-cell>
          <table:table-cell office:value-type="float" office:value="196">
            <text:p>196</text:p>
          </table:table-cell>
          <table:table-cell office:value-type="string">
            <text:p>Groupe Médico Social Robert Lafont</text:p>
          </table:table-cell>
          <table:table-cell office:value-type="string">
            <text:p>99999999</text:p>
          </table:table-cell>
          <table:table-cell table:number-columns-repeated="3"/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624.43658">
            <text:p>624,43658</text:p>
          </table:table-cell>
          <table:table-cell office:value-type="float" office:value="126.78344">
            <text:p>126,78344</text:p>
          </table:table-cell>
        </table:table-row>
        <table:table-row table:style-name="ro1">
          <table:table-cell office:value-type="float" office:value="655.85096257">
            <text:p>655,85096257</text:p>
          </table:table-cell>
          <table:table-cell office:value-type="float" office:value="135.3980304">
            <text:p>135,3980304</text:p>
          </table:table-cell>
          <table:table-cell office:value-type="float" office:value="200">
            <text:p>200</text:p>
          </table:table-cell>
          <table:table-cell office:value-type="string">
            <text:p>Centre Bourneville</text:p>
          </table:table-cell>
          <table:table-cell office:value-type="string">
            <text:p>99999999</text:p>
          </table:table-cell>
          <table:table-cell table:number-columns-repeated="3"/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656.37619">
            <text:p>656,37619</text:p>
          </table:table-cell>
          <table:table-cell office:value-type="float" office:value="135.45235">
            <text:p>135,45235</text:p>
          </table:table-cell>
        </table:table-row>
        <table:table-row table:style-name="ro1">
          <table:table-cell office:value-type="float" office:value="353.09217816">
            <text:p>353,09217816</text:p>
          </table:table-cell>
          <table:table-cell office:value-type="float" office:value="90.67530947">
            <text:p>90,67530947</text:p>
          </table:table-cell>
          <table:table-cell office:value-type="float" office:value="203">
            <text:p>203</text:p>
          </table:table-cell>
          <table:table-cell office:value-type="string">
            <text:p>Ecole maternelle Alphonse Daudet</text:p>
          </table:table-cell>
          <table:table-cell office:value-type="string">
            <text:p>00038001</text:p>
          </table:table-cell>
          <table:table-cell office:value-type="string">
            <text:p>0</text:p>
          </table:table-cell>
          <table:table-cell office:value-type="string">
            <text:p>00380</text:p>
          </table:table-cell>
          <table:table-cell office:value-type="string">
            <text:p>01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353.37525">
            <text:p>353,37525</text:p>
          </table:table-cell>
          <table:table-cell office:value-type="float" office:value="90.711214">
            <text:p>90,711214</text:p>
          </table:table-cell>
        </table:table-row>
        <table:table-row table:style-name="ro1">
          <table:table-cell office:value-type="float" office:value="86.66546565">
            <text:p>86,66546565</text:p>
          </table:table-cell>
          <table:table-cell office:value-type="float" office:value="38.27525077">
            <text:p>38,27525077</text:p>
          </table:table-cell>
          <table:table-cell office:value-type="float" office:value="204">
            <text:p>204</text:p>
          </table:table-cell>
          <table:table-cell office:value-type="string">
            <text:p>EAI</text:p>
          </table:table-cell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86.73545">
            <text:p>86,73545</text:p>
          </table:table-cell>
          <table:table-cell office:value-type="float" office:value="38.290714">
            <text:p>38,290714</text:p>
          </table:table-cell>
        </table:table-row>
        <table:table-row table:style-name="ro1">
          <table:table-cell office:value-type="float" office:value="1306.28362204">
            <text:p>1306,28362204</text:p>
          </table:table-cell>
          <table:table-cell office:value-type="float" office:value="165.18567259">
            <text:p>165,18567259</text:p>
          </table:table-cell>
          <table:table-cell office:value-type="float" office:value="206">
            <text:p>206</text:p>
          </table:table-cell>
          <table:table-cell office:value-type="string">
            <text:p>EAI</text:p>
          </table:table-cell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307.32436">
            <text:p>1307,32436</text:p>
          </table:table-cell>
          <table:table-cell office:value-type="float" office:value="165.251134">
            <text:p>165,251134</text:p>
          </table:table-cell>
        </table:table-row>
        <table:table-row table:style-name="ro1">
          <table:table-cell office:value-type="float" office:value="1391.91349065">
            <text:p>1391,91349065</text:p>
          </table:table-cell>
          <table:table-cell office:value-type="float" office:value="156.61417399">
            <text:p>156,61417399</text:p>
          </table:table-cell>
          <table:table-cell office:value-type="float" office:value="207">
            <text:p>207</text:p>
          </table:table-cell>
          <table:table-cell office:value-type="string">
            <text:p>Ecole élémentaire Victor Schoelcher</text:p>
          </table:table-cell>
          <table:table-cell office:value-type="string">
            <text:p>00040001</text:p>
          </table:table-cell>
          <table:table-cell office:value-type="string">
            <text:p>0</text:p>
          </table:table-cell>
          <table:table-cell office:value-type="string">
            <text:p>00400</text:p>
          </table:table-cell>
          <table:table-cell office:value-type="string">
            <text:p>01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1393.02983">
            <text:p>1393,02983</text:p>
          </table:table-cell>
          <table:table-cell office:value-type="float" office:value="156.677078">
            <text:p>156,677078</text:p>
          </table:table-cell>
        </table:table-row>
        <table:table-row table:style-name="ro1">
          <table:table-cell office:value-type="float" office:value="354.34450943">
            <text:p>354,34450943</text:p>
          </table:table-cell>
          <table:table-cell office:value-type="float" office:value="80.3243594">
            <text:p>80,3243594</text:p>
          </table:table-cell>
          <table:table-cell office:value-type="float" office:value="208">
            <text:p>208</text:p>
          </table:table-cell>
          <table:table-cell office:value-type="string">
            <text:p>Groupe Médico Social Robert Lafont</text:p>
          </table:table-cell>
          <table:table-cell office:value-type="string">
            <text:p>99999999</text:p>
          </table:table-cell>
          <table:table-cell table:number-columns-repeated="3"/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354.62811">
            <text:p>354,62811</text:p>
          </table:table-cell>
          <table:table-cell office:value-type="float" office:value="80.356404">
            <text:p>80,356404</text:p>
          </table:table-cell>
        </table:table-row>
        <table:table-row table:style-name="ro1">
          <table:table-cell office:value-type="float" office:value="147.49817497">
            <text:p>147,49817497</text:p>
          </table:table-cell>
          <table:table-cell office:value-type="float" office:value="55.03399414">
            <text:p>55,03399414</text:p>
          </table:table-cell>
          <table:table-cell office:value-type="float" office:value="210">
            <text:p>210</text:p>
          </table:table-cell>
          <table:table-cell office:value-type="string">
            <text:p>Groupe Médico Social Robert Lafont</text:p>
          </table:table-cell>
          <table:table-cell office:value-type="string">
            <text:p>99999999</text:p>
          </table:table-cell>
          <table:table-cell table:number-columns-repeated="3"/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147.61639">
            <text:p>147,61639</text:p>
          </table:table-cell>
          <table:table-cell office:value-type="float" office:value="55.056203">
            <text:p>55,056203</text:p>
          </table:table-cell>
        </table:table-row>
        <table:table-row table:style-name="ro1">
          <table:table-cell office:value-type="float" office:value="655.00223118">
            <text:p>655,00223118</text:p>
          </table:table-cell>
          <table:table-cell office:value-type="float" office:value="183.80781169">
            <text:p>183,80781169</text:p>
          </table:table-cell>
          <table:table-cell office:value-type="float" office:value="211">
            <text:p>211</text:p>
          </table:table-cell>
          <table:table-cell office:value-type="string">
            <text:p>Centre Observation et Psychotérapie</text:p>
          </table:table-cell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655.52829">
            <text:p>655,52829</text:p>
          </table:table-cell>
          <table:table-cell office:value-type="float" office:value="183.881408">
            <text:p>183,881408</text:p>
          </table:table-cell>
        </table:table-row>
        <table:table-row table:style-name="ro1">
          <table:table-cell office:value-type="float" office:value="167.38818743">
            <text:p>167,38818743</text:p>
          </table:table-cell>
          <table:table-cell office:value-type="float" office:value="55.04104817">
            <text:p>55,04104817</text:p>
          </table:table-cell>
          <table:table-cell office:value-type="float" office:value="213">
            <text:p>213</text:p>
          </table:table-cell>
          <table:table-cell office:value-type="string">
            <text:p>Groupe Médico Social Robert Lafont</text:p>
          </table:table-cell>
          <table:table-cell office:value-type="string">
            <text:p>99999999</text:p>
          </table:table-cell>
          <table:table-cell table:number-columns-repeated="3"/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167.52294">
            <text:p>167,52294</text:p>
          </table:table-cell>
          <table:table-cell office:value-type="float" office:value="55.063277">
            <text:p>55,063277</text:p>
          </table:table-cell>
        </table:table-row>
        <table:table-row table:style-name="ro1">
          <table:table-cell office:value-type="float" office:value="680.73323128">
            <text:p>680,73323128</text:p>
          </table:table-cell>
          <table:table-cell office:value-type="float" office:value="117.53671268">
            <text:p>117,53671268</text:p>
          </table:table-cell>
          <table:table-cell office:value-type="float" office:value="214">
            <text:p>214</text:p>
          </table:table-cell>
          <table:table-cell office:value-type="string">
            <text:p>EAI</text:p>
          </table:table-cell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681.27724">
            <text:p>681,27724</text:p>
          </table:table-cell>
          <table:table-cell office:value-type="float" office:value="117.583313">
            <text:p>117,583313</text:p>
          </table:table-cell>
        </table:table-row>
        <table:table-row table:style-name="ro1">
          <table:table-cell office:value-type="float" office:value="354.44644994">
            <text:p>354,44644994</text:p>
          </table:table-cell>
          <table:table-cell office:value-type="float" office:value="80.39458769">
            <text:p>80,39458769</text:p>
          </table:table-cell>
          <table:table-cell office:value-type="float" office:value="215">
            <text:p>215</text:p>
          </table:table-cell>
          <table:table-cell office:value-type="string">
            <text:p>Groupe Médico Social Robert Lafont</text:p>
          </table:table-cell>
          <table:table-cell office:value-type="string">
            <text:p>99999999</text:p>
          </table:table-cell>
          <table:table-cell table:number-columns-repeated="3"/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354.73028">
            <text:p>354,73028</text:p>
          </table:table-cell>
          <table:table-cell office:value-type="float" office:value="80.426719">
            <text:p>80,426719</text:p>
          </table:table-cell>
        </table:table-row>
        <table:table-row table:style-name="ro1">
          <table:table-cell office:value-type="float" office:value="544.03308743">
            <text:p>544,03308743</text:p>
          </table:table-cell>
          <table:table-cell office:value-type="float" office:value="143.05072711">
            <text:p>143,05072711</text:p>
          </table:table-cell>
          <table:table-cell office:value-type="float" office:value="216">
            <text:p>216</text:p>
          </table:table-cell>
          <table:table-cell office:value-type="string">
            <text:p>EAI</text:p>
          </table:table-cell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544.46832">
            <text:p>544,46832</text:p>
          </table:table-cell>
          <table:table-cell office:value-type="float" office:value="143.108474">
            <text:p>143,108474</text:p>
          </table:table-cell>
        </table:table-row>
        <table:table-row table:style-name="ro1">
          <table:table-cell office:value-type="float" office:value="545.62570636">
            <text:p>545,62570636</text:p>
          </table:table-cell>
          <table:table-cell office:value-type="float" office:value="92.19087645">
            <text:p>92,19087645</text:p>
          </table:table-cell>
          <table:table-cell office:value-type="float" office:value="400">
            <text:p>400</text:p>
          </table:table-cell>
          <table:table-cell/>
          <table:table-cell office:value-type="string">
            <text:p>70006000</text:p>
          </table:table-cell>
          <table:table-cell office:value-type="string">
            <text:p>7</text:p>
          </table:table-cell>
          <table:table-cell office:value-type="string">
            <text:p>00060</text:p>
          </table:table-cell>
          <table:table-cell office:value-type="string">
            <text:p>00</text:p>
          </table:table-cell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546.05576">
            <text:p>546,05576</text:p>
          </table:table-cell>
          <table:table-cell office:value-type="float" office:value="92.227292">
            <text:p>92,227292</text:p>
          </table:table-cell>
        </table:table-row>
        <table:table-row table:style-name="ro1">
          <table:table-cell office:value-type="float" office:value="3478.85738143">
            <text:p>3478,85738143</text:p>
          </table:table-cell>
          <table:table-cell office:value-type="float" office:value="246.526148">
            <text:p>246,526148</text:p>
          </table:table-cell>
          <table:table-cell office:value-type="float" office:value="302">
            <text:p>302</text:p>
          </table:table-cell>
          <table:table-cell office:value-type="string">
            <text:p>Aquarium Mare Nostrum</text:p>
          </table:table-cell>
          <table:table-cell table:number-columns-repeated="4"/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3481.62549">
            <text:p>3481,62549</text:p>
          </table:table-cell>
          <table:table-cell office:value-type="float" office:value="246.624546">
            <text:p>246,624546</text:p>
          </table:table-cell>
        </table:table-row>
        <table:table-row table:style-name="ro1">
          <table:table-cell office:value-type="float" office:value="4260.27029806">
            <text:p>4260,27029806</text:p>
          </table:table-cell>
          <table:table-cell office:value-type="float" office:value="393.7858746">
            <text:p>393,7858746</text:p>
          </table:table-cell>
          <table:table-cell office:value-type="float" office:value="304">
            <text:p>304</text:p>
          </table:table-cell>
          <table:table-cell office:value-type="string">
            <text:p>Gare routière</text:p>
          </table:table-cell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4263.66619">
            <text:p>4263,66619</text:p>
          </table:table-cell>
          <table:table-cell office:value-type="float" office:value="393.94348">
            <text:p>393,94348</text:p>
          </table:table-cell>
        </table:table-row>
        <table:table-row table:style-name="ro1">
          <table:table-cell office:value-type="float" office:value="2174.56289902">
            <text:p>2174,56289902</text:p>
          </table:table-cell>
          <table:table-cell office:value-type="float" office:value="239.60046794">
            <text:p>239,60046794</text:p>
          </table:table-cell>
          <table:table-cell office:value-type="float" office:value="306">
            <text:p>306</text:p>
          </table:table-cell>
          <table:table-cell office:value-type="string">
            <text:p>Planétarium Galilée</text:p>
          </table:table-cell>
          <table:table-cell office:value-type="string">
            <text:p>70024200</text:p>
          </table:table-cell>
          <table:table-cell office:value-type="string">
            <text:p>7</text:p>
          </table:table-cell>
          <table:table-cell office:value-type="string">
            <text:p>00242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2176.29218">
            <text:p>2176,29218</text:p>
          </table:table-cell>
          <table:table-cell office:value-type="float" office:value="239.695735">
            <text:p>239,695735</text:p>
          </table:table-cell>
        </table:table-row>
        <table:table-row table:style-name="ro1">
          <table:table-cell office:value-type="float" office:value="7317.72892534">
            <text:p>7317,72892534</text:p>
          </table:table-cell>
          <table:table-cell office:value-type="float" office:value="369.30244675">
            <text:p>369,30244675</text:p>
          </table:table-cell>
          <table:table-cell office:value-type="float" office:value="307">
            <text:p>307</text:p>
          </table:table-cell>
          <table:table-cell office:value-type="string">
            <text:p>Patinoire Végapolis</text:p>
          </table:table-cell>
          <table:table-cell office:value-type="string">
            <text:p>70023700</text:p>
          </table:table-cell>
          <table:table-cell office:value-type="string">
            <text:p>7</text:p>
          </table:table-cell>
          <table:table-cell office:value-type="string">
            <text:p>00237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7323.54915">
            <text:p>7323,54915</text:p>
          </table:table-cell>
          <table:table-cell office:value-type="float" office:value="369.449421">
            <text:p>369,449421</text:p>
          </table:table-cell>
        </table:table-row>
        <table:table-row table:style-name="ro1">
          <table:table-cell office:value-type="float" office:value="925.92332199">
            <text:p>925,92332199</text:p>
          </table:table-cell>
          <table:table-cell office:value-type="float" office:value="150.50130706">
            <text:p>150,50130706</text:p>
          </table:table-cell>
          <table:table-cell office:value-type="float" office:value="312">
            <text:p>312</text:p>
          </table:table-cell>
          <table:table-cell/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926.65826">
            <text:p>926,65826</text:p>
          </table:table-cell>
          <table:table-cell office:value-type="float" office:value="150.560547">
            <text:p>150,560547</text:p>
          </table:table-cell>
        </table:table-row>
        <table:table-row table:style-name="ro1">
          <table:table-cell office:value-type="float" office:value="1726.15599985">
            <text:p>1726,15599985</text:p>
          </table:table-cell>
          <table:table-cell office:value-type="float" office:value="185.06460927">
            <text:p>185,06460927</text:p>
          </table:table-cell>
          <table:table-cell office:value-type="float" office:value="317">
            <text:p>317</text:p>
          </table:table-cell>
          <table:table-cell/>
          <table:table-cell office:value-type="string">
            <text:p>70020000</text:p>
          </table:table-cell>
          <table:table-cell office:value-type="string">
            <text:p>7</text:p>
          </table:table-cell>
          <table:table-cell office:value-type="string">
            <text:p>00200</text:p>
          </table:table-cell>
          <table:table-cell office:value-type="string">
            <text:p>00</text:p>
          </table:table-cell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1727.52402">
            <text:p>1727,52402</text:p>
          </table:table-cell>
          <table:table-cell office:value-type="float" office:value="185.138007">
            <text:p>185,138007</text:p>
          </table:table-cell>
        </table:table-row>
        <table:table-row table:style-name="ro1">
          <table:table-cell office:value-type="float" office:value="971.55316564">
            <text:p>971,55316564</text:p>
          </table:table-cell>
          <table:table-cell office:value-type="float" office:value="144.74266892">
            <text:p>144,74266892</text:p>
          </table:table-cell>
          <table:table-cell office:value-type="float" office:value="319">
            <text:p>319</text:p>
          </table:table-cell>
          <table:table-cell office:value-type="string">
            <text:p>Lycée Professionnel Jules Ferry</text:p>
          </table:table-cell>
          <table:table-cell office:value-type="string">
            <text:p>70009300</text:p>
          </table:table-cell>
          <table:table-cell office:value-type="string">
            <text:p>7</text:p>
          </table:table-cell>
          <table:table-cell office:value-type="string">
            <text:p>00093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972.32448">
            <text:p>972,32448</text:p>
          </table:table-cell>
          <table:table-cell office:value-type="float" office:value="144.800532">
            <text:p>144,800532</text:p>
          </table:table-cell>
        </table:table-row>
        <table:table-row table:style-name="ro1">
          <table:table-cell office:value-type="float" office:value="1064.70187176">
            <text:p>1064,70187176</text:p>
          </table:table-cell>
          <table:table-cell office:value-type="float" office:value="177.96926532">
            <text:p>177,96926532</text:p>
          </table:table-cell>
          <table:table-cell office:value-type="float" office:value="321">
            <text:p>321</text:p>
          </table:table-cell>
          <table:table-cell office:value-type="string">
            <text:p>M.P.T. Voltaire</text:p>
          </table:table-cell>
          <table:table-cell office:value-type="string">
            <text:p>00233900</text:p>
          </table:table-cell>
          <table:table-cell office:value-type="string">
            <text:p>0</text:p>
          </table:table-cell>
          <table:table-cell office:value-type="string">
            <text:p>02339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1065.54718">
            <text:p>1065,54718</text:p>
          </table:table-cell>
          <table:table-cell office:value-type="float" office:value="178.040231">
            <text:p>178,040231</text:p>
          </table:table-cell>
        </table:table-row>
        <table:table-row table:style-name="ro1">
          <table:table-cell office:value-type="float" office:value="170.62672499">
            <text:p>170,62672499</text:p>
          </table:table-cell>
          <table:table-cell office:value-type="float" office:value="62.38994199">
            <text:p>62,38994199</text:p>
          </table:table-cell>
          <table:table-cell office:value-type="float" office:value="325">
            <text:p>325</text:p>
          </table:table-cell>
          <table:table-cell office:value-type="string">
            <text:p>Lycée Professionnel Jules Ferry</text:p>
          </table:table-cell>
          <table:table-cell office:value-type="string">
            <text:p>70009300</text:p>
          </table:table-cell>
          <table:table-cell office:value-type="string">
            <text:p>7</text:p>
          </table:table-cell>
          <table:table-cell office:value-type="string">
            <text:p>00093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70.76208">
            <text:p>170,76208</text:p>
          </table:table-cell>
          <table:table-cell office:value-type="float" office:value="62.414918">
            <text:p>62,414918</text:p>
          </table:table-cell>
        </table:table-row>
        <table:table-row table:style-name="ro1">
          <table:table-cell office:value-type="float" office:value="118.63043436">
            <text:p>118,63043436</text:p>
          </table:table-cell>
          <table:table-cell office:value-type="float" office:value="44.44019053">
            <text:p>44,44019053</text:p>
          </table:table-cell>
          <table:table-cell office:value-type="float" office:value="402">
            <text:p>402</text:p>
          </table:table-cell>
          <table:table-cell office:value-type="string">
            <text:p>Maison Asso Guy de Montpellier</text:p>
          </table:table-cell>
          <table:table-cell office:value-type="string">
            <text:p>00114600</text:p>
          </table:table-cell>
          <table:table-cell office:value-type="string">
            <text:p>0</text:p>
          </table:table-cell>
          <table:table-cell office:value-type="string">
            <text:p>01146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118.72416">
            <text:p>118,72416</text:p>
          </table:table-cell>
          <table:table-cell office:value-type="float" office:value="44.457762">
            <text:p>44,457762</text:p>
          </table:table-cell>
        </table:table-row>
        <table:table-row table:style-name="ro1">
          <table:table-cell office:value-type="float" office:value="9309.90498133">
            <text:p>9309,90498133</text:p>
          </table:table-cell>
          <table:table-cell office:value-type="float" office:value="854.51327464">
            <text:p>854,51327464</text:p>
          </table:table-cell>
          <table:table-cell office:value-type="float" office:value="326">
            <text:p>326</text:p>
          </table:table-cell>
          <table:table-cell office:value-type="string">
            <text:p>Maison de l'Agriculture</text:p>
          </table:table-cell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9317.31746">
            <text:p>9317,31746</text:p>
          </table:table-cell>
          <table:table-cell office:value-type="float" office:value="854.852662">
            <text:p>854,852662</text:p>
          </table:table-cell>
        </table:table-row>
        <table:table-row table:style-name="ro1">
          <table:table-cell office:value-type="float" office:value="737.78683746">
            <text:p>737,78683746</text:p>
          </table:table-cell>
          <table:table-cell office:value-type="float" office:value="109.64110013">
            <text:p>109,64110013</text:p>
          </table:table-cell>
          <table:table-cell office:value-type="float" office:value="422">
            <text:p>422</text:p>
          </table:table-cell>
          <table:table-cell/>
          <table:table-cell office:value-type="string">
            <text:p>99999999</text:p>
          </table:table-cell>
          <table:table-cell table:number-columns-repeated="3"/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738.36702">
            <text:p>738,36702</text:p>
          </table:table-cell>
          <table:table-cell office:value-type="float" office:value="109.684184">
            <text:p>109,684184</text:p>
          </table:table-cell>
        </table:table-row>
        <table:table-row table:style-name="ro1">
          <table:table-cell office:value-type="float" office:value="175.3491156">
            <text:p>175,3491156</text:p>
          </table:table-cell>
          <table:table-cell office:value-type="float" office:value="58.49523309">
            <text:p>58,49523309</text:p>
          </table:table-cell>
          <table:table-cell office:value-type="float" office:value="424">
            <text:p>424</text:p>
          </table:table-cell>
          <table:table-cell office:value-type="string">
            <text:p>Halte-garderie André Chamson</text:p>
          </table:table-cell>
          <table:table-cell office:value-type="string">
            <text:p>00053200</text:p>
          </table:table-cell>
          <table:table-cell office:value-type="string">
            <text:p>0</text:p>
          </table:table-cell>
          <table:table-cell office:value-type="string">
            <text:p>00532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175.48686">
            <text:p>175,48686</text:p>
          </table:table-cell>
          <table:table-cell office:value-type="float" office:value="58.518224">
            <text:p>58,518224</text:p>
          </table:table-cell>
        </table:table-row>
        <table:table-row table:style-name="ro1">
          <table:table-cell office:value-type="float" office:value="866.08985945">
            <text:p>866,08985945</text:p>
          </table:table-cell>
          <table:table-cell office:value-type="float" office:value="161.29820439">
            <text:p>161,29820439</text:p>
          </table:table-cell>
          <table:table-cell office:value-type="float" office:value="426">
            <text:p>426</text:p>
          </table:table-cell>
          <table:table-cell/>
          <table:table-cell office:value-type="string">
            <text:p>99999999</text:p>
          </table:table-cell>
          <table:table-cell table:number-columns-repeated="3"/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866.77213">
            <text:p>866,77213</text:p>
          </table:table-cell>
          <table:table-cell office:value-type="float" office:value="161.362023">
            <text:p>161,362023</text:p>
          </table:table-cell>
        </table:table-row>
        <table:table-row table:style-name="ro1">
          <table:table-cell office:value-type="float" office:value="119.7047594">
            <text:p>119,7047594</text:p>
          </table:table-cell>
          <table:table-cell office:value-type="float" office:value="73.02187472">
            <text:p>73,02187472</text:p>
          </table:table-cell>
          <table:table-cell office:value-type="float" office:value="428">
            <text:p>428</text:p>
          </table:table-cell>
          <table:table-cell office:value-type="string">
            <text:p>Eglise Saint Roch</text:p>
          </table:table-cell>
          <table:table-cell office:value-type="string">
            <text:p>00070900</text:p>
          </table:table-cell>
          <table:table-cell office:value-type="string">
            <text:p>0</text:p>
          </table:table-cell>
          <table:table-cell office:value-type="string">
            <text:p>00709</text:p>
          </table:table-cell>
          <table:table-cell office:value-type="string">
            <text:p>00</text:p>
          </table:table-cell>
          <table:table-cell office:value-type="string">
            <text:p>CE</text:p>
          </table:table-cell>
          <table:table-cell table:number-columns-repeated="2" office:value-type="float" office:value="0">
            <text:p>0</text:p>
          </table:table-cell>
          <table:table-cell office:value-type="float" office:value="119.79821">
            <text:p>119,79821</text:p>
          </table:table-cell>
          <table:table-cell office:value-type="float" office:value="73.050632">
            <text:p>73,050632</text:p>
          </table:table-cell>
        </table:table-row>
        <table:table-row table:style-name="ro1">
          <table:table-cell office:value-type="float" office:value="3567.81047502">
            <text:p>3567,81047502</text:p>
          </table:table-cell>
          <table:table-cell office:value-type="float" office:value="331.31495317">
            <text:p>331,31495317</text:p>
          </table:table-cell>
          <table:table-cell office:value-type="float" office:value="429">
            <text:p>429</text:p>
          </table:table-cell>
          <table:table-cell office:value-type="string">
            <text:p>Médiathèque Emile Zola</text:p>
          </table:table-cell>
          <table:table-cell office:value-type="string">
            <text:p>70246200</text:p>
          </table:table-cell>
          <table:table-cell office:value-type="string">
            <text:p>7</text:p>
          </table:table-cell>
          <table:table-cell office:value-type="string">
            <text:p>02462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3570.62319">
            <text:p>3570,62319</text:p>
          </table:table-cell>
          <table:table-cell office:value-type="float" office:value="331.444714">
            <text:p>331,444714</text:p>
          </table:table-cell>
        </table:table-row>
        <table:table-row table:style-name="ro1">
          <table:table-cell office:value-type="float" office:value="52.31354062">
            <text:p>52,31354062</text:p>
          </table:table-cell>
          <table:table-cell office:value-type="float" office:value="54.2173518">
            <text:p>54,2173518</text:p>
          </table:table-cell>
          <table:table-cell office:value-type="float" office:value="432">
            <text:p>432</text:p>
          </table:table-cell>
          <table:table-cell/>
          <table:table-cell office:value-type="string">
            <text:p>88888888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CE</text:p>
          </table:table-cell>
          <table:table-cell table:number-columns-repeated="2" office:value-type="float" office:value="0">
            <text:p>0</text:p>
          </table:table-cell>
          <table:table-cell office:value-type="float" office:value="52.3547">
            <text:p>52,3547</text:p>
          </table:table-cell>
          <table:table-cell office:value-type="float" office:value="54.23871">
            <text:p>54,23871</text:p>
          </table:table-cell>
        </table:table-row>
        <table:table-row table:style-name="ro1">
          <table:table-cell office:value-type="float" office:value="203.19601564">
            <text:p>203,19601564</text:p>
          </table:table-cell>
          <table:table-cell office:value-type="float" office:value="120.63580132">
            <text:p>120,63580132</text:p>
          </table:table-cell>
          <table:table-cell office:value-type="float" office:value="433">
            <text:p>433</text:p>
          </table:table-cell>
          <table:table-cell/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203.35655">
            <text:p>203,35655</text:p>
          </table:table-cell>
          <table:table-cell office:value-type="float" office:value="120.683515">
            <text:p>120,683515</text:p>
          </table:table-cell>
        </table:table-row>
        <table:table-row table:style-name="ro1">
          <table:table-cell office:value-type="float" office:value="353.43236239">
            <text:p>353,43236239</text:p>
          </table:table-cell>
          <table:table-cell office:value-type="float" office:value="75.32525045">
            <text:p>75,32525045</text:p>
          </table:table-cell>
          <table:table-cell office:value-type="float" office:value="434">
            <text:p>434</text:p>
          </table:table-cell>
          <table:table-cell/>
          <table:table-cell office:value-type="string">
            <text:p>99999999</text:p>
          </table:table-cell>
          <table:table-cell table:number-columns-repeated="3"/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353.71143">
            <text:p>353,71143</text:p>
          </table:table-cell>
          <table:table-cell office:value-type="float" office:value="75.355001">
            <text:p>75,355001</text:p>
          </table:table-cell>
        </table:table-row>
        <table:table-row table:style-name="ro1">
          <table:table-cell office:value-type="float" office:value="457.07454999">
            <text:p>457,07454999</text:p>
          </table:table-cell>
          <table:table-cell office:value-type="float" office:value="180.80346704">
            <text:p>180,80346704</text:p>
          </table:table-cell>
          <table:table-cell office:value-type="float" office:value="435">
            <text:p>435</text:p>
          </table:table-cell>
          <table:table-cell office:value-type="string">
            <text:p>M.P.T. André Chamson</text:p>
          </table:table-cell>
          <table:table-cell office:value-type="string">
            <text:p>00053201</text:p>
          </table:table-cell>
          <table:table-cell office:value-type="string">
            <text:p>0</text:p>
          </table:table-cell>
          <table:table-cell office:value-type="string">
            <text:p>00532</text:p>
          </table:table-cell>
          <table:table-cell office:value-type="string">
            <text:p>01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457.43428">
            <text:p>457,43428</text:p>
          </table:table-cell>
          <table:table-cell office:value-type="float" office:value="180.874438">
            <text:p>180,874438</text:p>
          </table:table-cell>
        </table:table-row>
        <table:table-row table:style-name="ro1">
          <table:table-cell office:value-type="float" office:value="397.66669369">
            <text:p>397,66669369</text:p>
          </table:table-cell>
          <table:table-cell office:value-type="float" office:value="79.76907851">
            <text:p>79,76907851</text:p>
          </table:table-cell>
          <table:table-cell office:value-type="float" office:value="436">
            <text:p>436</text:p>
          </table:table-cell>
          <table:table-cell/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397.97947">
            <text:p>397,97947</text:p>
          </table:table-cell>
          <table:table-cell office:value-type="float" office:value="79.800439">
            <text:p>79,800439</text:p>
          </table:table-cell>
        </table:table-row>
        <table:table-row table:style-name="ro1">
          <table:table-cell office:value-type="float" office:value="69.19906312">
            <text:p>69,19906312</text:p>
          </table:table-cell>
          <table:table-cell office:value-type="float" office:value="57.52503055">
            <text:p>57,52503055</text:p>
          </table:table-cell>
          <table:table-cell office:value-type="float" office:value="438">
            <text:p>438</text:p>
          </table:table-cell>
          <table:table-cell office:value-type="string">
            <text:p>Eglise Orthodoxe de France</text:p>
          </table:table-cell>
          <table:table-cell table:number-columns-repeated="4"/>
          <table:table-cell office:value-type="string">
            <text:p>CE</text:p>
          </table:table-cell>
          <table:table-cell table:number-columns-repeated="2" office:value-type="float" office:value="0">
            <text:p>0</text:p>
          </table:table-cell>
          <table:table-cell office:value-type="float" office:value="69.25307">
            <text:p>69,25307</text:p>
          </table:table-cell>
          <table:table-cell office:value-type="float" office:value="57.547676">
            <text:p>57,547676</text:p>
          </table:table-cell>
        </table:table-row>
        <table:table-row table:style-name="ro1">
          <table:table-cell office:value-type="float" office:value="244.71264627">
            <text:p>244,71264627</text:p>
          </table:table-cell>
          <table:table-cell office:value-type="float" office:value="130.05341762">
            <text:p>130,05341762</text:p>
          </table:table-cell>
          <table:table-cell office:value-type="float" office:value="440">
            <text:p>440</text:p>
          </table:table-cell>
          <table:table-cell office:value-type="string">
            <text:p>Eglise Orthodoxe de France</text:p>
          </table:table-cell>
          <table:table-cell table:number-columns-repeated="4"/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244.90686">
            <text:p>244,90686</text:p>
          </table:table-cell>
          <table:table-cell office:value-type="float" office:value="130.104824">
            <text:p>130,104824</text:p>
          </table:table-cell>
        </table:table-row>
        <table:table-row table:style-name="ro1">
          <table:table-cell office:value-type="float" office:value="856.80850933">
            <text:p>856,80850933</text:p>
          </table:table-cell>
          <table:table-cell office:value-type="float" office:value="172.3603903">
            <text:p>172,3603903</text:p>
          </table:table-cell>
          <table:table-cell office:value-type="float" office:value="443">
            <text:p>443</text:p>
          </table:table-cell>
          <table:table-cell office:value-type="string">
            <text:p>Ecole élémentaire Périclès</text:p>
          </table:table-cell>
          <table:table-cell office:value-type="string">
            <text:p>00026303</text:p>
          </table:table-cell>
          <table:table-cell office:value-type="string">
            <text:p>0</text:p>
          </table:table-cell>
          <table:table-cell office:value-type="string">
            <text:p>00263</text:p>
          </table:table-cell>
          <table:table-cell office:value-type="string">
            <text:p>03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857.48386">
            <text:p>857,48386</text:p>
          </table:table-cell>
          <table:table-cell office:value-type="float" office:value="172.428327">
            <text:p>172,428327</text:p>
          </table:table-cell>
        </table:table-row>
        <table:table-row table:style-name="ro1">
          <table:table-cell office:value-type="float" office:value="917.30210632">
            <text:p>917,30210632</text:p>
          </table:table-cell>
          <table:table-cell office:value-type="float" office:value="169.0825542">
            <text:p>169,0825542</text:p>
          </table:table-cell>
          <table:table-cell office:value-type="float" office:value="444">
            <text:p>444</text:p>
          </table:table-cell>
          <table:table-cell office:value-type="string">
            <text:p>Ecole maternelle Aristote</text:p>
          </table:table-cell>
          <table:table-cell office:value-type="string">
            <text:p>00026302</text:p>
          </table:table-cell>
          <table:table-cell office:value-type="string">
            <text:p>0</text:p>
          </table:table-cell>
          <table:table-cell office:value-type="string">
            <text:p>00263</text:p>
          </table:table-cell>
          <table:table-cell office:value-type="string">
            <text:p>02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918.02513">
            <text:p>918,02513</text:p>
          </table:table-cell>
          <table:table-cell office:value-type="float" office:value="169.149101">
            <text:p>169,149101</text:p>
          </table:table-cell>
        </table:table-row>
        <table:table-row table:style-name="ro1">
          <table:table-cell office:value-type="float" office:value="48.19742189">
            <text:p>48,19742189</text:p>
          </table:table-cell>
          <table:table-cell office:value-type="float" office:value="28.11833279">
            <text:p>28,11833279</text:p>
          </table:table-cell>
          <table:table-cell office:value-type="float" office:value="445">
            <text:p>445</text:p>
          </table:table-cell>
          <table:table-cell office:value-type="string">
            <text:p>Galerie Saint Ravy</text:p>
          </table:table-cell>
          <table:table-cell office:value-type="string">
            <text:p>00056100</text:p>
          </table:table-cell>
          <table:table-cell office:value-type="string">
            <text:p>0</text:p>
          </table:table-cell>
          <table:table-cell office:value-type="string">
            <text:p>00561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48.23536">
            <text:p>48,23536</text:p>
          </table:table-cell>
          <table:table-cell office:value-type="float" office:value="28.129431">
            <text:p>28,129431</text:p>
          </table:table-cell>
        </table:table-row>
        <table:table-row table:style-name="ro1">
          <table:table-cell office:value-type="float" office:value="306.6373195">
            <text:p>306,6373195</text:p>
          </table:table-cell>
          <table:table-cell office:value-type="float" office:value="95.72872158">
            <text:p>95,72872158</text:p>
          </table:table-cell>
          <table:table-cell office:value-type="float" office:value="447">
            <text:p>447</text:p>
          </table:table-cell>
          <table:table-cell office:value-type="string">
            <text:p>Ecole maternelle Pasteur</text:p>
          </table:table-cell>
          <table:table-cell office:value-type="string">
            <text:p>00034903</text:p>
          </table:table-cell>
          <table:table-cell office:value-type="string">
            <text:p>0</text:p>
          </table:table-cell>
          <table:table-cell office:value-type="string">
            <text:p>00349</text:p>
          </table:table-cell>
          <table:table-cell office:value-type="string">
            <text:p>03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306.88003">
            <text:p>306,88003</text:p>
          </table:table-cell>
          <table:table-cell office:value-type="float" office:value="95.766456">
            <text:p>95,766456</text:p>
          </table:table-cell>
        </table:table-row>
        <table:table-row table:style-name="ro1">
          <table:table-cell office:value-type="float" office:value="51.1858">
            <text:p>51,1858</text:p>
          </table:table-cell>
          <table:table-cell office:value-type="float" office:value="53.65754819">
            <text:p>53,65754819</text:p>
          </table:table-cell>
          <table:table-cell office:value-type="float" office:value="448">
            <text:p>448</text:p>
          </table:table-cell>
          <table:table-cell office:value-type="string">
            <text:p>Eglise Sainte Eulalie</text:p>
          </table:table-cell>
          <table:table-cell office:value-type="string">
            <text:p>00071300</text:p>
          </table:table-cell>
          <table:table-cell office:value-type="string">
            <text:p>0</text:p>
          </table:table-cell>
          <table:table-cell office:value-type="string">
            <text:p>00713</text:p>
          </table:table-cell>
          <table:table-cell office:value-type="string">
            <text:p>00</text:p>
          </table:table-cell>
          <table:table-cell office:value-type="string">
            <text:p>CE</text:p>
          </table:table-cell>
          <table:table-cell table:number-columns-repeated="2" office:value-type="float" office:value="0">
            <text:p>0</text:p>
          </table:table-cell>
          <table:table-cell office:value-type="float" office:value="51.2259">
            <text:p>51,2259</text:p>
          </table:table-cell>
          <table:table-cell office:value-type="float" office:value="53.678661">
            <text:p>53,678661</text:p>
          </table:table-cell>
        </table:table-row>
        <table:table-row table:style-name="ro1">
          <table:table-cell office:value-type="float" office:value="103.4505031">
            <text:p>103,4505031</text:p>
          </table:table-cell>
          <table:table-cell office:value-type="float" office:value="66.43962916">
            <text:p>66,43962916</text:p>
          </table:table-cell>
          <table:table-cell office:value-type="float" office:value="450">
            <text:p>450</text:p>
          </table:table-cell>
          <table:table-cell/>
          <table:table-cell office:value-type="string">
            <text:p>88888888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CE</text:p>
          </table:table-cell>
          <table:table-cell table:number-columns-repeated="2" office:value-type="float" office:value="0">
            <text:p>0</text:p>
          </table:table-cell>
          <table:table-cell office:value-type="float" office:value="103.53232">
            <text:p>103,53232</text:p>
          </table:table-cell>
          <table:table-cell office:value-type="float" office:value="66.465986">
            <text:p>66,465986</text:p>
          </table:table-cell>
        </table:table-row>
        <table:table-row table:style-name="ro1">
          <table:table-cell office:value-type="float" office:value="2790.94507794">
            <text:p>2790,94507794</text:p>
          </table:table-cell>
          <table:table-cell office:value-type="float" office:value="380.84132839">
            <text:p>380,84132839</text:p>
          </table:table-cell>
          <table:table-cell office:value-type="float" office:value="451">
            <text:p>451</text:p>
          </table:table-cell>
          <table:table-cell/>
          <table:table-cell office:value-type="string">
            <text:p>99999999</text:p>
          </table:table-cell>
          <table:table-cell table:number-columns-repeated="3"/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2793.1387">
            <text:p>2793,1387</text:p>
          </table:table-cell>
          <table:table-cell office:value-type="float" office:value="380.989953">
            <text:p>380,989953</text:p>
          </table:table-cell>
        </table:table-row>
        <table:table-row table:style-name="ro1">
          <table:table-cell office:value-type="float" office:value="88.75544697">
            <text:p>88,75544697</text:p>
          </table:table-cell>
          <table:table-cell office:value-type="float" office:value="38.26341547">
            <text:p>38,26341547</text:p>
          </table:table-cell>
          <table:table-cell office:value-type="float" office:value="453">
            <text:p>453</text:p>
          </table:table-cell>
          <table:table-cell office:value-type="string">
            <text:p>Poste - Comédie</text:p>
          </table:table-cell>
          <table:table-cell office:value-type="string">
            <text:p>70022000</text:p>
          </table:table-cell>
          <table:table-cell office:value-type="string">
            <text:p>7</text:p>
          </table:table-cell>
          <table:table-cell office:value-type="string">
            <text:p>00220</text:p>
          </table:table-cell>
          <table:table-cell office:value-type="string">
            <text:p>00</text:p>
          </table:table-cell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88.82525">
            <text:p>88,82525</text:p>
          </table:table-cell>
          <table:table-cell office:value-type="float" office:value="38.278495">
            <text:p>38,278495</text:p>
          </table:table-cell>
        </table:table-row>
        <table:table-row table:style-name="ro1">
          <table:table-cell office:value-type="float" office:value="394.49901574">
            <text:p>394,49901574</text:p>
          </table:table-cell>
          <table:table-cell office:value-type="float" office:value="110.66446031">
            <text:p>110,66446031</text:p>
          </table:table-cell>
          <table:table-cell office:value-type="float" office:value="454">
            <text:p>454</text:p>
          </table:table-cell>
          <table:table-cell office:value-type="string">
            <text:p>Ecole élémentaire Lamartine</text:p>
          </table:table-cell>
          <table:table-cell office:value-type="string">
            <text:p>00034802</text:p>
          </table:table-cell>
          <table:table-cell office:value-type="string">
            <text:p>0</text:p>
          </table:table-cell>
          <table:table-cell office:value-type="string">
            <text:p>00348</text:p>
          </table:table-cell>
          <table:table-cell office:value-type="string">
            <text:p>02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394.80942">
            <text:p>394,80942</text:p>
          </table:table-cell>
          <table:table-cell office:value-type="float" office:value="110.708081">
            <text:p>110,708081</text:p>
          </table:table-cell>
        </table:table-row>
        <table:table-row table:style-name="ro1">
          <table:table-cell office:value-type="float" office:value="54.20700941">
            <text:p>54,20700941</text:p>
          </table:table-cell>
          <table:table-cell office:value-type="float" office:value="56.27019952">
            <text:p>56,27019952</text:p>
          </table:table-cell>
          <table:table-cell office:value-type="float" office:value="457">
            <text:p>457</text:p>
          </table:table-cell>
          <table:table-cell office:value-type="string">
            <text:p>Pénitents Blancs</text:p>
          </table:table-cell>
          <table:table-cell office:value-type="string">
            <text:p>88888888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CE</text:p>
          </table:table-cell>
          <table:table-cell table:number-columns-repeated="2" office:value-type="float" office:value="0">
            <text:p>0</text:p>
          </table:table-cell>
          <table:table-cell office:value-type="float" office:value="54.24956">
            <text:p>54,24956</text:p>
          </table:table-cell>
          <table:table-cell office:value-type="float" office:value="56.292281">
            <text:p>56,292281</text:p>
          </table:table-cell>
        </table:table-row>
        <table:table-row table:style-name="ro1">
          <table:table-cell office:value-type="float" office:value="320.47076242">
            <text:p>320,47076242</text:p>
          </table:table-cell>
          <table:table-cell office:value-type="float" office:value="160.25580289">
            <text:p>160,25580289</text:p>
          </table:table-cell>
          <table:table-cell office:value-type="float" office:value="458">
            <text:p>458</text:p>
          </table:table-cell>
          <table:table-cell office:value-type="string">
            <text:p>Pénitents Blancs</text:p>
          </table:table-cell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320.72253">
            <text:p>320,72253</text:p>
          </table:table-cell>
          <table:table-cell office:value-type="float" office:value="160.318862">
            <text:p>160,318862</text:p>
          </table:table-cell>
        </table:table-row>
        <table:table-row table:style-name="ro1">
          <table:table-cell office:value-type="float" office:value="123.82006251">
            <text:p>123,82006251</text:p>
          </table:table-cell>
          <table:table-cell office:value-type="float" office:value="75.93155683">
            <text:p>75,93155683</text:p>
          </table:table-cell>
          <table:table-cell office:value-type="float" office:value="333">
            <text:p>333</text:p>
          </table:table-cell>
          <table:table-cell office:value-type="string">
            <text:p>Eglise Saint Denis</text:p>
          </table:table-cell>
          <table:table-cell office:value-type="string">
            <text:p>00069900</text:p>
          </table:table-cell>
          <table:table-cell office:value-type="string">
            <text:p>0</text:p>
          </table:table-cell>
          <table:table-cell office:value-type="string">
            <text:p>00699</text:p>
          </table:table-cell>
          <table:table-cell office:value-type="string">
            <text:p>00</text:p>
          </table:table-cell>
          <table:table-cell office:value-type="string">
            <text:p>CE</text:p>
          </table:table-cell>
          <table:table-cell table:number-columns-repeated="2" office:value-type="float" office:value="0">
            <text:p>0</text:p>
          </table:table-cell>
          <table:table-cell office:value-type="float" office:value="123.91809">
            <text:p>123,91809</text:p>
          </table:table-cell>
          <table:table-cell office:value-type="float" office:value="75.961974">
            <text:p>75,961974</text:p>
          </table:table-cell>
        </table:table-row>
        <table:table-row table:style-name="ro1">
          <table:table-cell office:value-type="float" office:value="924.0826063">
            <text:p>924,0826063</text:p>
          </table:table-cell>
          <table:table-cell office:value-type="float" office:value="228.18598827">
            <text:p>228,18598827</text:p>
          </table:table-cell>
          <table:table-cell office:value-type="float" office:value="335">
            <text:p>335</text:p>
          </table:table-cell>
          <table:table-cell office:value-type="string">
            <text:p>Eglise Saint Denis</text:p>
          </table:table-cell>
          <table:table-cell office:value-type="string">
            <text:p>00069900</text:p>
          </table:table-cell>
          <table:table-cell office:value-type="string">
            <text:p>0</text:p>
          </table:table-cell>
          <table:table-cell office:value-type="string">
            <text:p>00699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924.81501">
            <text:p>924,81501</text:p>
          </table:table-cell>
          <table:table-cell office:value-type="float" office:value="228.276982">
            <text:p>228,276982</text:p>
          </table:table-cell>
        </table:table-row>
        <table:table-row table:style-name="ro1">
          <table:table-cell office:value-type="float" office:value="592.78334058">
            <text:p>592,78334058</text:p>
          </table:table-cell>
          <table:table-cell office:value-type="float" office:value="159.36626001">
            <text:p>159,36626001</text:p>
          </table:table-cell>
          <table:table-cell office:value-type="float" office:value="339">
            <text:p>339</text:p>
          </table:table-cell>
          <table:table-cell office:value-type="string">
            <text:p>M.P.T. François de Malherbe</text:p>
          </table:table-cell>
          <table:table-cell office:value-type="string">
            <text:p>00272004</text:p>
          </table:table-cell>
          <table:table-cell office:value-type="string">
            <text:p>0</text:p>
          </table:table-cell>
          <table:table-cell office:value-type="string">
            <text:p>02720</text:p>
          </table:table-cell>
          <table:table-cell office:value-type="string">
            <text:p>04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593.25446">
            <text:p>593,25446</text:p>
          </table:table-cell>
          <table:table-cell office:value-type="float" office:value="159.429295">
            <text:p>159,429295</text:p>
          </table:table-cell>
        </table:table-row>
        <table:table-row table:style-name="ro1">
          <table:table-cell office:value-type="float" office:value="253.52344359">
            <text:p>253,52344359</text:p>
          </table:table-cell>
          <table:table-cell office:value-type="float" office:value="78.20464699">
            <text:p>78,20464699</text:p>
          </table:table-cell>
          <table:table-cell office:value-type="float" office:value="342">
            <text:p>342</text:p>
          </table:table-cell>
          <table:table-cell office:value-type="string">
            <text:p>Salle de sports Jean Farré</text:p>
          </table:table-cell>
          <table:table-cell office:value-type="string">
            <text:p>00047700</text:p>
          </table:table-cell>
          <table:table-cell office:value-type="string">
            <text:p>0</text:p>
          </table:table-cell>
          <table:table-cell office:value-type="string">
            <text:p>00477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253.72502">
            <text:p>253,72502</text:p>
          </table:table-cell>
          <table:table-cell office:value-type="float" office:value="78.235519">
            <text:p>78,235519</text:p>
          </table:table-cell>
        </table:table-row>
        <table:table-row table:style-name="ro1">
          <table:table-cell office:value-type="float" office:value="828.58486254">
            <text:p>828,58486254</text:p>
          </table:table-cell>
          <table:table-cell office:value-type="float" office:value="206.80011665">
            <text:p>206,80011665</text:p>
          </table:table-cell>
          <table:table-cell office:value-type="float" office:value="343">
            <text:p>343</text:p>
          </table:table-cell>
          <table:table-cell office:value-type="string">
            <text:p>Maison de la Démocratie - D.M.P.T</text:p>
          </table:table-cell>
          <table:table-cell office:value-type="string">
            <text:p>00273500</text:p>
          </table:table-cell>
          <table:table-cell office:value-type="string">
            <text:p>0</text:p>
          </table:table-cell>
          <table:table-cell office:value-type="string">
            <text:p>02735</text:p>
          </table:table-cell>
          <table:table-cell office:value-type="string">
            <text:p>00</text:p>
          </table:table-cell>
          <table:table-cell office:value-type="string">
            <text:p>BM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829.24103">
            <text:p>829,24103</text:p>
          </table:table-cell>
          <table:table-cell office:value-type="float" office:value="206.881973">
            <text:p>206,881973</text:p>
          </table:table-cell>
        </table:table-row>
        <table:table-row table:style-name="ro1">
          <table:table-cell office:value-type="float" office:value="9605.78751262">
            <text:p>9605,78751262</text:p>
          </table:table-cell>
          <table:table-cell office:value-type="float" office:value="433.4941177">
            <text:p>433,4941177</text:p>
          </table:table-cell>
          <table:table-cell office:value-type="float" office:value="345">
            <text:p>345</text:p>
          </table:table-cell>
          <table:table-cell office:value-type="string">
            <text:p>Multiplexe Gaumont</text:p>
          </table:table-cell>
          <table:table-cell office:value-type="string">
            <text:p>70008300</text:p>
          </table:table-cell>
          <table:table-cell office:value-type="string">
            <text:p>7</text:p>
          </table:table-cell>
          <table:table-cell office:value-type="string">
            <text:p>00083</text:p>
          </table:table-cell>
          <table:table-cell office:value-type="string">
            <text:p>00</text:p>
          </table:table-cell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9613.3977">
            <text:p>9613,3977</text:p>
          </table:table-cell>
          <table:table-cell office:value-type="float" office:value="433.665858">
            <text:p>433,665858</text:p>
          </table:table-cell>
        </table:table-row>
        <table:table-row table:style-name="ro1">
          <table:table-cell office:value-type="float" office:value="19398.54550918">
            <text:p>19398,54550918</text:p>
          </table:table-cell>
          <table:table-cell office:value-type="float" office:value="676.42145554">
            <text:p>676,42145554</text:p>
          </table:table-cell>
          <table:table-cell office:value-type="float" office:value="349">
            <text:p>349</text:p>
          </table:table-cell>
          <table:table-cell office:value-type="string">
            <text:p>Centre Commercial IKEA</text:p>
          </table:table-cell>
          <table:table-cell table:number-columns-repeated="4"/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19413.90915">
            <text:p>19413,90915</text:p>
          </table:table-cell>
          <table:table-cell office:value-type="float" office:value="676.689945">
            <text:p>676,689945</text:p>
          </table:table-cell>
        </table:table-row>
        <table:table-row table:style-name="ro1">
          <table:table-cell office:value-type="float" office:value="2235.90941829">
            <text:p>2235,90941829</text:p>
          </table:table-cell>
          <table:table-cell office:value-type="float" office:value="371.14794185">
            <text:p>371,14794185</text:p>
          </table:table-cell>
          <table:table-cell office:value-type="float" office:value="351">
            <text:p>351</text:p>
          </table:table-cell>
          <table:table-cell office:value-type="string">
            <text:p>Bilbliothèque Universitaire</text:p>
          </table:table-cell>
          <table:table-cell office:value-type="string">
            <text:p>70002600</text:p>
          </table:table-cell>
          <table:table-cell office:value-type="string">
            <text:p>7</text:p>
          </table:table-cell>
          <table:table-cell office:value-type="string">
            <text:p>00026</text:p>
          </table:table-cell>
          <table:table-cell office:value-type="string">
            <text:p>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2237.68027">
            <text:p>2237,68027</text:p>
          </table:table-cell>
          <table:table-cell office:value-type="float" office:value="371.293906">
            <text:p>371,293906</text:p>
          </table:table-cell>
        </table:table-row>
        <table:table-row table:style-name="ro1">
          <table:table-cell office:value-type="float" office:value="508.81610336">
            <text:p>508,81610336</text:p>
          </table:table-cell>
          <table:table-cell office:value-type="float" office:value="199.28524322">
            <text:p>199,28524322</text:p>
          </table:table-cell>
          <table:table-cell office:value-type="float" office:value="354">
            <text:p>354</text:p>
          </table:table-cell>
          <table:table-cell office:value-type="string">
            <text:p>Chapelle Cité Gely</text:p>
          </table:table-cell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509.21991">
            <text:p>509,21991</text:p>
          </table:table-cell>
          <table:table-cell office:value-type="float" office:value="199.364171">
            <text:p>199,364171</text:p>
          </table:table-cell>
        </table:table-row>
        <table:table-row table:style-name="ro1">
          <table:table-cell office:value-type="float" office:value="838.59877171">
            <text:p>838,59877171</text:p>
          </table:table-cell>
          <table:table-cell office:value-type="float" office:value="193.74557692">
            <text:p>193,74557692</text:p>
          </table:table-cell>
          <table:table-cell office:value-type="float" office:value="357">
            <text:p>357</text:p>
          </table:table-cell>
          <table:table-cell office:value-type="string">
            <text:p>Ecole maternelle Docteur Roux</text:p>
          </table:table-cell>
          <table:table-cell office:value-type="string">
            <text:p>00030303</text:p>
          </table:table-cell>
          <table:table-cell office:value-type="string">
            <text:p>0</text:p>
          </table:table-cell>
          <table:table-cell office:value-type="string">
            <text:p>00303</text:p>
          </table:table-cell>
          <table:table-cell office:value-type="string">
            <text:p>03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839.26365">
            <text:p>839,26365</text:p>
          </table:table-cell>
          <table:table-cell office:value-type="float" office:value="193.822337">
            <text:p>193,822337</text:p>
          </table:table-cell>
        </table:table-row>
        <table:table-row table:style-name="ro1">
          <table:table-cell office:value-type="float" office:value="57829.22309424">
            <text:p>57829,22309424</text:p>
          </table:table-cell>
          <table:table-cell office:value-type="float" office:value="1204.90938441">
            <text:p>1204,90938441</text:p>
          </table:table-cell>
          <table:table-cell office:value-type="float" office:value="358">
            <text:p>358</text:p>
          </table:table-cell>
          <table:table-cell office:value-type="string">
            <text:p>Centre Commercial Odysseum</text:p>
          </table:table-cell>
          <table:table-cell table:number-columns-repeated="4"/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57875.01649">
            <text:p>57875,01649</text:p>
          </table:table-cell>
          <table:table-cell office:value-type="float" office:value="1205.386596">
            <text:p>1205,386596</text:p>
          </table:table-cell>
        </table:table-row>
        <table:table-row table:style-name="ro1">
          <table:table-cell office:value-type="float" office:value="11986.71905132">
            <text:p>11986,71905132</text:p>
          </table:table-cell>
          <table:table-cell office:value-type="float" office:value="493.58286839">
            <text:p>493,58286839</text:p>
          </table:table-cell>
          <table:table-cell office:value-type="float" office:value="360">
            <text:p>360</text:p>
          </table:table-cell>
          <table:table-cell office:value-type="string">
            <text:p>Lycée Marianne</text:p>
          </table:table-cell>
          <table:table-cell table:number-columns-repeated="4"/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1996.20687">
            <text:p>11996,20687</text:p>
          </table:table-cell>
          <table:table-cell office:value-type="float" office:value="493.779034">
            <text:p>493,779034</text:p>
          </table:table-cell>
        </table:table-row>
        <table:table-row table:style-name="ro1">
          <table:table-cell office:value-type="float" office:value="1378.51375307">
            <text:p>1378,51375307</text:p>
          </table:table-cell>
          <table:table-cell office:value-type="float" office:value="131.75354665">
            <text:p>131,75354665</text:p>
          </table:table-cell>
          <table:table-cell office:value-type="float" office:value="362">
            <text:p>362</text:p>
          </table:table-cell>
          <table:table-cell office:value-type="string">
            <text:p>Halles Laissac</text:p>
          </table:table-cell>
          <table:table-cell office:value-type="string">
            <text:p>00051100</text:p>
          </table:table-cell>
          <table:table-cell office:value-type="string">
            <text:p>0</text:p>
          </table:table-cell>
          <table:table-cell office:value-type="string">
            <text:p>00511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1379.60539">
            <text:p>1379,60539</text:p>
          </table:table-cell>
          <table:table-cell office:value-type="float" office:value="131.805705">
            <text:p>131,805705</text:p>
          </table:table-cell>
        </table:table-row>
        <table:table-row table:style-name="ro1">
          <table:table-cell office:value-type="float" office:value="815.2704658">
            <text:p>815,2704658</text:p>
          </table:table-cell>
          <table:table-cell office:value-type="float" office:value="160.21340908">
            <text:p>160,21340908</text:p>
          </table:table-cell>
          <table:table-cell office:value-type="float" office:value="365">
            <text:p>365</text:p>
          </table:table-cell>
          <table:table-cell office:value-type="string">
            <text:p>C.P.A.M</text:p>
          </table:table-cell>
          <table:table-cell office:value-type="string">
            <text:p>70023300</text:p>
          </table:table-cell>
          <table:table-cell office:value-type="string">
            <text:p>7</text:p>
          </table:table-cell>
          <table:table-cell office:value-type="string">
            <text:p>00233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815.91625">
            <text:p>815,91625</text:p>
          </table:table-cell>
          <table:table-cell office:value-type="float" office:value="160.276925">
            <text:p>160,276925</text:p>
          </table:table-cell>
        </table:table-row>
        <table:table-row table:style-name="ro1">
          <table:table-cell office:value-type="float" office:value="999.13180328">
            <text:p>999,13180328</text:p>
          </table:table-cell>
          <table:table-cell office:value-type="float" office:value="261.308734">
            <text:p>261,308734</text:p>
          </table:table-cell>
          <table:table-cell office:value-type="float" office:value="368">
            <text:p>368</text:p>
          </table:table-cell>
          <table:table-cell office:value-type="string">
            <text:p>Hôtel Montcalm</text:p>
          </table:table-cell>
          <table:table-cell office:value-type="string">
            <text:p>003226</text:p>
          </table:table-cell>
          <table:table-cell/>
          <table:table-cell office:value-type="string">
            <text:p>03226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999.92317">
            <text:p>999,92317</text:p>
          </table:table-cell>
          <table:table-cell office:value-type="float" office:value="261.41248">
            <text:p>261,41248</text:p>
          </table:table-cell>
        </table:table-row>
        <table:table-row table:style-name="ro1">
          <table:table-cell office:value-type="float" office:value="996.91476553">
            <text:p>996,91476553</text:p>
          </table:table-cell>
          <table:table-cell office:value-type="float" office:value="140.92054141">
            <text:p>140,92054141</text:p>
          </table:table-cell>
          <table:table-cell office:value-type="float" office:value="371">
            <text:p>371</text:p>
          </table:table-cell>
          <table:table-cell office:value-type="string">
            <text:p>C.P.A.M</text:p>
          </table:table-cell>
          <table:table-cell office:value-type="string">
            <text:p>70017100</text:p>
          </table:table-cell>
          <table:table-cell office:value-type="string">
            <text:p>7</text:p>
          </table:table-cell>
          <table:table-cell office:value-type="string">
            <text:p>00171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997.70465">
            <text:p>997,70465</text:p>
          </table:table-cell>
          <table:table-cell office:value-type="float" office:value="140.975916">
            <text:p>140,975916</text:p>
          </table:table-cell>
        </table:table-row>
        <table:table-row table:style-name="ro1">
          <table:table-cell office:value-type="float" office:value="3187.08844991">
            <text:p>3187,08844991</text:p>
          </table:table-cell>
          <table:table-cell office:value-type="float" office:value="433.67357468">
            <text:p>433,67357468</text:p>
          </table:table-cell>
          <table:table-cell office:value-type="float" office:value="373">
            <text:p>373</text:p>
          </table:table-cell>
          <table:table-cell office:value-type="string">
            <text:p>Espace Robert Capdeville</text:p>
          </table:table-cell>
          <table:table-cell office:value-type="string">
            <text:p>70023700</text:p>
          </table:table-cell>
          <table:table-cell office:value-type="string">
            <text:p>7</text:p>
          </table:table-cell>
          <table:table-cell office:value-type="string">
            <text:p>00237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3189.60297">
            <text:p>3189,60297</text:p>
          </table:table-cell>
          <table:table-cell office:value-type="float" office:value="433.844703">
            <text:p>433,844703</text:p>
          </table:table-cell>
        </table:table-row>
        <table:table-row table:style-name="ro1">
          <table:table-cell office:value-type="float" office:value="594.62235005">
            <text:p>594,62235005</text:p>
          </table:table-cell>
          <table:table-cell office:value-type="float" office:value="97.79649413">
            <text:p>97,79649413</text:p>
          </table:table-cell>
          <table:table-cell office:value-type="float" office:value="377">
            <text:p>377</text:p>
          </table:table-cell>
          <table:table-cell table:number-columns-repeated="5"/>
          <table:table-cell office:value-type="string">
            <text:p>BT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595.09015">
            <text:p>595,09015</text:p>
          </table:table-cell>
          <table:table-cell office:value-type="float" office:value="97.83496">
            <text:p>97,83496</text:p>
          </table:table-cell>
        </table:table-row>
        <table:table-row table:style-name="ro1">
          <table:table-cell office:value-type="float" office:value="379.54601595">
            <text:p>379,54601595</text:p>
          </table:table-cell>
          <table:table-cell office:value-type="float" office:value="152.61399863">
            <text:p>152,61399863</text:p>
          </table:table-cell>
          <table:table-cell office:value-type="float" office:value="379">
            <text:p>379</text:p>
          </table:table-cell>
          <table:table-cell office:value-type="string">
            <text:p>Eglise Pénitents Bleus</text:p>
          </table:table-cell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379.84632">
            <text:p>379,84632</text:p>
          </table:table-cell>
          <table:table-cell office:value-type="float" office:value="152.674224">
            <text:p>152,674224</text:p>
          </table:table-cell>
        </table:table-row>
        <table:table-row table:style-name="ro1">
          <table:table-cell office:value-type="float" office:value="346.51256875">
            <text:p>346,51256875</text:p>
          </table:table-cell>
          <table:table-cell office:value-type="float" office:value="74.62973862">
            <text:p>74,62973862</text:p>
          </table:table-cell>
          <table:table-cell office:value-type="float" office:value="384">
            <text:p>384</text:p>
          </table:table-cell>
          <table:table-cell/>
          <table:table-cell office:value-type="string">
            <text:p>99999999</text:p>
          </table:table-cell>
          <table:table-cell table:number-columns-repeated="3"/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346.78532">
            <text:p>346,78532</text:p>
          </table:table-cell>
          <table:table-cell office:value-type="float" office:value="74.659123">
            <text:p>74,659123</text:p>
          </table:table-cell>
        </table:table-row>
        <table:table-row table:style-name="ro1">
          <table:table-cell office:value-type="float" office:value="392.05027819">
            <text:p>392,05027819</text:p>
          </table:table-cell>
          <table:table-cell office:value-type="float" office:value="79.83749855">
            <text:p>79,83749855</text:p>
          </table:table-cell>
          <table:table-cell office:value-type="float" office:value="389">
            <text:p>389</text:p>
          </table:table-cell>
          <table:table-cell office:value-type="string">
            <text:p>Poste - Antigone</text:p>
          </table:table-cell>
          <table:table-cell office:value-type="string">
            <text:p>70021700</text:p>
          </table:table-cell>
          <table:table-cell office:value-type="string">
            <text:p>7</text:p>
          </table:table-cell>
          <table:table-cell office:value-type="string">
            <text:p>00217</text:p>
          </table:table-cell>
          <table:table-cell office:value-type="string">
            <text:p>00</text:p>
          </table:table-cell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392.36151">
            <text:p>392,36151</text:p>
          </table:table-cell>
          <table:table-cell office:value-type="float" office:value="79.869176">
            <text:p>79,869176</text:p>
          </table:table-cell>
        </table:table-row>
        <table:table-row table:style-name="ro1">
          <table:table-cell office:value-type="float" office:value="681.38636885">
            <text:p>681,38636885</text:p>
          </table:table-cell>
          <table:table-cell office:value-type="float" office:value="133.24739954">
            <text:p>133,24739954</text:p>
          </table:table-cell>
          <table:table-cell office:value-type="float" office:value="392">
            <text:p>392</text:p>
          </table:table-cell>
          <table:table-cell/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681.92482">
            <text:p>681,92482</text:p>
          </table:table-cell>
          <table:table-cell office:value-type="float" office:value="133.299975">
            <text:p>133,299975</text:p>
          </table:table-cell>
        </table:table-row>
        <table:table-row table:style-name="ro1">
          <table:table-cell office:value-type="float" office:value="589.32810944">
            <text:p>589,32810944</text:p>
          </table:table-cell>
          <table:table-cell office:value-type="float" office:value="97.68550337">
            <text:p>97,68550337</text:p>
          </table:table-cell>
          <table:table-cell office:value-type="float" office:value="395">
            <text:p>395</text:p>
          </table:table-cell>
          <table:table-cell office:value-type="string">
            <text:p>Ecole élémentaire Gambetta</text:p>
          </table:table-cell>
          <table:table-cell office:value-type="string">
            <text:p>00031304</text:p>
          </table:table-cell>
          <table:table-cell office:value-type="string">
            <text:p>0</text:p>
          </table:table-cell>
          <table:table-cell office:value-type="string">
            <text:p>00313</text:p>
          </table:table-cell>
          <table:table-cell office:value-type="string">
            <text:p>04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589.79405">
            <text:p>589,79405</text:p>
          </table:table-cell>
          <table:table-cell office:value-type="float" office:value="97.724131">
            <text:p>97,724131</text:p>
          </table:table-cell>
        </table:table-row>
        <table:table-row table:style-name="ro1">
          <table:table-cell office:value-type="float" office:value="1183.2054249">
            <text:p>1183,2054249</text:p>
          </table:table-cell>
          <table:table-cell office:value-type="float" office:value="257.05967423">
            <text:p>257,05967423</text:p>
          </table:table-cell>
          <table:table-cell office:value-type="float" office:value="398">
            <text:p>398</text:p>
          </table:table-cell>
          <table:table-cell office:value-type="string">
            <text:p>Eglise Don Bosco</text:p>
          </table:table-cell>
          <table:table-cell office:value-type="string">
            <text:p>99999999</text:p>
          </table:table-cell>
          <table:table-cell table:number-columns-repeated="3"/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184.13707">
            <text:p>1184,13707</text:p>
          </table:table-cell>
          <table:table-cell office:value-type="float" office:value="257.161531">
            <text:p>257,161531</text:p>
          </table:table-cell>
        </table:table-row>
        <table:table-row table:style-name="ro1">
          <table:table-cell office:value-type="float" office:value="1522.46455323">
            <text:p>1522,46455323</text:p>
          </table:table-cell>
          <table:table-cell office:value-type="float" office:value="256.75616788">
            <text:p>256,75616788</text:p>
          </table:table-cell>
          <table:table-cell office:value-type="float" office:value="399">
            <text:p>399</text:p>
          </table:table-cell>
          <table:table-cell/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1523.66822">
            <text:p>1523,66822</text:p>
          </table:table-cell>
          <table:table-cell office:value-type="float" office:value="256.857714">
            <text:p>256,857714</text:p>
          </table:table-cell>
        </table:table-row>
        <table:table-row table:style-name="ro1">
          <table:table-cell office:value-type="float" office:value="2250.01887819">
            <text:p>2250,01887819</text:p>
          </table:table-cell>
          <table:table-cell office:value-type="float" office:value="381.48000164">
            <text:p>381,48000164</text:p>
          </table:table-cell>
          <table:table-cell office:value-type="float" office:value="401">
            <text:p>401</text:p>
          </table:table-cell>
          <table:table-cell/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2251.79894">
            <text:p>2251,79894</text:p>
          </table:table-cell>
          <table:table-cell office:value-type="float" office:value="381.629509">
            <text:p>381,629509</text:p>
          </table:table-cell>
        </table:table-row>
        <table:table-row table:style-name="ro1">
          <table:table-cell office:value-type="float" office:value="455.99376558">
            <text:p>455,99376558</text:p>
          </table:table-cell>
          <table:table-cell office:value-type="float" office:value="115.87498538">
            <text:p>115,87498538</text:p>
          </table:table-cell>
          <table:table-cell office:value-type="float" office:value="404">
            <text:p>404</text:p>
          </table:table-cell>
          <table:table-cell office:value-type="string">
            <text:p>Mission Grand Coeur</text:p>
          </table:table-cell>
          <table:table-cell office:value-type="string">
            <text:p>00310900</text:p>
          </table:table-cell>
          <table:table-cell office:value-type="string">
            <text:p>0</text:p>
          </table:table-cell>
          <table:table-cell office:value-type="string">
            <text:p>03109</text:p>
          </table:table-cell>
          <table:table-cell office:value-type="string">
            <text:p>00</text:p>
          </table:table-cell>
          <table:table-cell office:value-type="string">
            <text:p>BM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456.3536">
            <text:p>456,3536</text:p>
          </table:table-cell>
          <table:table-cell office:value-type="float" office:value="115.920894">
            <text:p>115,920894</text:p>
          </table:table-cell>
        </table:table-row>
        <table:table-row table:style-name="ro1">
          <table:table-cell office:value-type="float" office:value="891.0141749">
            <text:p>891,0141749</text:p>
          </table:table-cell>
          <table:table-cell office:value-type="float" office:value="123.80286459">
            <text:p>123,80286459</text:p>
          </table:table-cell>
          <table:table-cell office:value-type="float" office:value="406">
            <text:p>406</text:p>
          </table:table-cell>
          <table:table-cell office:value-type="string">
            <text:p>Ecole élémentaire Spinoza</text:p>
          </table:table-cell>
          <table:table-cell office:value-type="string">
            <text:p>00034202</text:p>
          </table:table-cell>
          <table:table-cell office:value-type="string">
            <text:p>0</text:p>
          </table:table-cell>
          <table:table-cell office:value-type="string">
            <text:p>00342</text:p>
          </table:table-cell>
          <table:table-cell office:value-type="string">
            <text:p>02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891.7183">
            <text:p>891,7183</text:p>
          </table:table-cell>
          <table:table-cell office:value-type="float" office:value="123.85172">
            <text:p>123,85172</text:p>
          </table:table-cell>
        </table:table-row>
        <table:table-row table:style-name="ro1">
          <table:table-cell office:value-type="float" office:value="598.37531944">
            <text:p>598,37531944</text:p>
          </table:table-cell>
          <table:table-cell office:value-type="float" office:value="120.27787326">
            <text:p>120,27787326</text:p>
          </table:table-cell>
          <table:table-cell office:value-type="float" office:value="407">
            <text:p>407</text:p>
          </table:table-cell>
          <table:table-cell/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598.84957">
            <text:p>598,84957</text:p>
          </table:table-cell>
          <table:table-cell office:value-type="float" office:value="120.325318">
            <text:p>120,325318</text:p>
          </table:table-cell>
        </table:table-row>
        <table:table-row table:style-name="ro1">
          <table:table-cell office:value-type="float" office:value="859.39847503">
            <text:p>859,39847503</text:p>
          </table:table-cell>
          <table:table-cell office:value-type="float" office:value="161.65837001">
            <text:p>161,65837001</text:p>
          </table:table-cell>
          <table:table-cell office:value-type="float" office:value="408">
            <text:p>408</text:p>
          </table:table-cell>
          <table:table-cell/>
          <table:table-cell office:value-type="string">
            <text:p>99999999</text:p>
          </table:table-cell>
          <table:table-cell table:number-columns-repeated="3"/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860.07719">
            <text:p>860,07719</text:p>
          </table:table-cell>
          <table:table-cell office:value-type="float" office:value="161.722296">
            <text:p>161,722296</text:p>
          </table:table-cell>
        </table:table-row>
        <table:table-row table:style-name="ro1">
          <table:table-cell office:value-type="float" office:value="126.88419997">
            <text:p>126,88419997</text:p>
          </table:table-cell>
          <table:table-cell office:value-type="float" office:value="45.20556272">
            <text:p>45,20556272</text:p>
          </table:table-cell>
          <table:table-cell office:value-type="float" office:value="409">
            <text:p>409</text:p>
          </table:table-cell>
          <table:table-cell office:value-type="string">
            <text:p>Hôtel de Région</text:p>
          </table:table-cell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26.98432">
            <text:p>126,98432</text:p>
          </table:table-cell>
          <table:table-cell office:value-type="float" office:value="45.223415">
            <text:p>45,223415</text:p>
          </table:table-cell>
        </table:table-row>
        <table:table-row table:style-name="ro1">
          <table:table-cell office:value-type="float" office:value="799.93649414">
            <text:p>799,93649414</text:p>
          </table:table-cell>
          <table:table-cell office:value-type="float" office:value="115.215525">
            <text:p>115,215525</text:p>
          </table:table-cell>
          <table:table-cell office:value-type="float" office:value="411">
            <text:p>411</text:p>
          </table:table-cell>
          <table:table-cell office:value-type="string">
            <text:p>FRANCE TELECOM - Polygone</text:p>
          </table:table-cell>
          <table:table-cell office:value-type="string">
            <text:p>70023600</text:p>
          </table:table-cell>
          <table:table-cell office:value-type="string">
            <text:p>7</text:p>
          </table:table-cell>
          <table:table-cell office:value-type="string">
            <text:p>00236</text:p>
          </table:table-cell>
          <table:table-cell office:value-type="string">
            <text:p>00</text:p>
          </table:table-cell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800.56682">
            <text:p>800,56682</text:p>
          </table:table-cell>
          <table:table-cell office:value-type="float" office:value="115.260898">
            <text:p>115,260898</text:p>
          </table:table-cell>
        </table:table-row>
        <table:table-row table:style-name="ro1">
          <table:table-cell office:value-type="float" office:value="1169.56926569">
            <text:p>1169,56926569</text:p>
          </table:table-cell>
          <table:table-cell office:value-type="float" office:value="239.55096637">
            <text:p>239,55096637</text:p>
          </table:table-cell>
          <table:table-cell office:value-type="float" office:value="412">
            <text:p>412</text:p>
          </table:table-cell>
          <table:table-cell office:value-type="string">
            <text:p>Ecole maternelle Jeanne Deroin</text:p>
          </table:table-cell>
          <table:table-cell office:value-type="string">
            <text:p>00034302</text:p>
          </table:table-cell>
          <table:table-cell office:value-type="string">
            <text:p>0</text:p>
          </table:table-cell>
          <table:table-cell office:value-type="string">
            <text:p>00343</text:p>
          </table:table-cell>
          <table:table-cell office:value-type="string">
            <text:p>02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1170.49524">
            <text:p>1170,49524</text:p>
          </table:table-cell>
          <table:table-cell office:value-type="float" office:value="239.645786">
            <text:p>239,645786</text:p>
          </table:table-cell>
        </table:table-row>
        <table:table-row table:style-name="ro1">
          <table:table-cell office:value-type="float" office:value="233.07669601">
            <text:p>233,07669601</text:p>
          </table:table-cell>
          <table:table-cell office:value-type="float" office:value="88.00110539">
            <text:p>88,00110539</text:p>
          </table:table-cell>
          <table:table-cell office:value-type="float" office:value="415">
            <text:p>415</text:p>
          </table:table-cell>
          <table:table-cell office:value-type="string">
            <text:p>M.P.T. Joseph Ricôme</text:p>
          </table:table-cell>
          <table:table-cell office:value-type="string">
            <text:p>00052900</text:p>
          </table:table-cell>
          <table:table-cell office:value-type="string">
            <text:p>0</text:p>
          </table:table-cell>
          <table:table-cell office:value-type="string">
            <text:p>00529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233.26008">
            <text:p>233,26008</text:p>
          </table:table-cell>
          <table:table-cell office:value-type="float" office:value="88.035614">
            <text:p>88,035614</text:p>
          </table:table-cell>
        </table:table-row>
        <table:table-row table:style-name="ro1">
          <table:table-cell office:value-type="float" office:value="350.57927818">
            <text:p>350,57927818</text:p>
          </table:table-cell>
          <table:table-cell office:value-type="float" office:value="89.87491523">
            <text:p>89,87491523</text:p>
          </table:table-cell>
          <table:table-cell office:value-type="float" office:value="416">
            <text:p>416</text:p>
          </table:table-cell>
          <table:table-cell office:value-type="string">
            <text:p>Collège Fontcarrade</text:p>
          </table:table-cell>
          <table:table-cell office:value-type="string">
            <text:p>70010900</text:p>
          </table:table-cell>
          <table:table-cell office:value-type="string">
            <text:p>7</text:p>
          </table:table-cell>
          <table:table-cell office:value-type="string">
            <text:p>00109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350.85546">
            <text:p>350,85546</text:p>
          </table:table-cell>
          <table:table-cell office:value-type="float" office:value="89.910615">
            <text:p>89,910615</text:p>
          </table:table-cell>
        </table:table-row>
        <table:table-row table:style-name="ro1">
          <table:table-cell office:value-type="float" office:value="25.84466562">
            <text:p>25,84466562</text:p>
          </table:table-cell>
          <table:table-cell office:value-type="float" office:value="20.39502915">
            <text:p>20,39502915</text:p>
          </table:table-cell>
          <table:table-cell office:value-type="float" office:value="418">
            <text:p>418</text:p>
          </table:table-cell>
          <table:table-cell office:value-type="string">
            <text:p>M.P.T. Joseph Ricôme</text:p>
          </table:table-cell>
          <table:table-cell office:value-type="string">
            <text:p>00052900</text:p>
          </table:table-cell>
          <table:table-cell office:value-type="string">
            <text:p>0</text:p>
          </table:table-cell>
          <table:table-cell office:value-type="string">
            <text:p>00529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25.86478">
            <text:p>25,86478</text:p>
          </table:table-cell>
          <table:table-cell office:value-type="float" office:value="20.402979">
            <text:p>20,402979</text:p>
          </table:table-cell>
        </table:table-row>
        <table:table-row table:style-name="ro1">
          <table:table-cell office:value-type="float" office:value="99.30518748">
            <text:p>99,30518748</text:p>
          </table:table-cell>
          <table:table-cell office:value-type="float" office:value="40.82425547">
            <text:p>40,82425547</text:p>
          </table:table-cell>
          <table:table-cell office:value-type="float" office:value="419">
            <text:p>419</text:p>
          </table:table-cell>
          <table:table-cell office:value-type="string">
            <text:p>Poste de police municipale Gambetta</text:p>
          </table:table-cell>
          <table:table-cell office:value-type="string">
            <text:p>00012800</text:p>
          </table:table-cell>
          <table:table-cell office:value-type="string">
            <text:p>0</text:p>
          </table:table-cell>
          <table:table-cell office:value-type="string">
            <text:p>00128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99.38327">
            <text:p>99,38327</text:p>
          </table:table-cell>
          <table:table-cell office:value-type="float" office:value="40.84028">
            <text:p>40,84028</text:p>
          </table:table-cell>
        </table:table-row>
        <table:table-row table:style-name="ro1">
          <table:table-cell office:value-type="float" office:value="747.05487479">
            <text:p>747,05487479</text:p>
          </table:table-cell>
          <table:table-cell office:value-type="float" office:value="110.55250467">
            <text:p>110,55250467</text:p>
          </table:table-cell>
          <table:table-cell office:value-type="float" office:value="420">
            <text:p>420</text:p>
          </table:table-cell>
          <table:table-cell/>
          <table:table-cell office:value-type="string">
            <text:p>99999999</text:p>
          </table:table-cell>
          <table:table-cell table:number-columns-repeated="3"/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747.64602">
            <text:p>747,64602</text:p>
          </table:table-cell>
          <table:table-cell office:value-type="float" office:value="110.596178">
            <text:p>110,596178</text:p>
          </table:table-cell>
        </table:table-row>
        <table:table-row table:style-name="ro1">
          <table:table-cell office:value-type="float" office:value="87.45388125">
            <text:p>87,45388125</text:p>
          </table:table-cell>
          <table:table-cell office:value-type="float" office:value="40.56888381">
            <text:p>40,56888381</text:p>
          </table:table-cell>
          <table:table-cell office:value-type="float" office:value="421">
            <text:p>421</text:p>
          </table:table-cell>
          <table:table-cell office:value-type="string">
            <text:p>M.P.T. Joseph Ricôme</text:p>
          </table:table-cell>
          <table:table-cell office:value-type="string">
            <text:p>00052900</text:p>
          </table:table-cell>
          <table:table-cell office:value-type="string">
            <text:p>0</text:p>
          </table:table-cell>
          <table:table-cell office:value-type="string">
            <text:p>00529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87.5232">
            <text:p>87,5232</text:p>
          </table:table-cell>
          <table:table-cell office:value-type="float" office:value="40.584804">
            <text:p>40,584804</text:p>
          </table:table-cell>
        </table:table-row>
        <table:table-row table:style-name="ro1">
          <table:table-cell office:value-type="float" office:value="1480.27497186">
            <text:p>1480,27497186</text:p>
          </table:table-cell>
          <table:table-cell office:value-type="float" office:value="258.95272867">
            <text:p>258,95272867</text:p>
          </table:table-cell>
          <table:table-cell office:value-type="float" office:value="273">
            <text:p>273</text:p>
          </table:table-cell>
          <table:table-cell office:value-type="string">
            <text:p>Hôtel des Impôts Chaptal</text:p>
          </table:table-cell>
          <table:table-cell office:value-type="string">
            <text:p>70001900</text:p>
          </table:table-cell>
          <table:table-cell office:value-type="string">
            <text:p>7</text:p>
          </table:table-cell>
          <table:table-cell office:value-type="string">
            <text:p>00019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481.45557">
            <text:p>1481,45557</text:p>
          </table:table-cell>
          <table:table-cell office:value-type="float" office:value="259.055956">
            <text:p>259,055956</text:p>
          </table:table-cell>
        </table:table-row>
        <table:table-row table:style-name="ro1">
          <table:table-cell office:value-type="float" office:value="349.06464693">
            <text:p>349,06464693</text:p>
          </table:table-cell>
          <table:table-cell office:value-type="float" office:value="90.15410737">
            <text:p>90,15410737</text:p>
          </table:table-cell>
          <table:table-cell office:value-type="float" office:value="276">
            <text:p>276</text:p>
          </table:table-cell>
          <table:table-cell office:value-type="string">
            <text:p>Salle de sports Louis Lachenal</text:p>
          </table:table-cell>
          <table:table-cell office:value-type="string">
            <text:p>00048500</text:p>
          </table:table-cell>
          <table:table-cell office:value-type="string">
            <text:p>0</text:p>
          </table:table-cell>
          <table:table-cell office:value-type="string">
            <text:p>00485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349.34225">
            <text:p>349,34225</text:p>
          </table:table-cell>
          <table:table-cell office:value-type="float" office:value="90.190187">
            <text:p>90,190187</text:p>
          </table:table-cell>
        </table:table-row>
        <table:table-row table:style-name="ro1">
          <table:table-cell office:value-type="float" office:value="228.1255499">
            <text:p>228,1255499</text:p>
          </table:table-cell>
          <table:table-cell office:value-type="float" office:value="93.52567604">
            <text:p>93,52567604</text:p>
          </table:table-cell>
          <table:table-cell office:value-type="float" office:value="279">
            <text:p>279</text:p>
          </table:table-cell>
          <table:table-cell office:value-type="string">
            <text:p>EAI</text:p>
          </table:table-cell>
          <table:table-cell office:value-type="string">
            <text:p>99999999</text:p>
          </table:table-cell>
          <table:table-cell table:number-columns-repeated="3"/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228.30913">
            <text:p>228,30913</text:p>
          </table:table-cell>
          <table:table-cell office:value-type="float" office:value="93.563461">
            <text:p>93,563461</text:p>
          </table:table-cell>
        </table:table-row>
        <table:table-row table:style-name="ro1">
          <table:table-cell office:value-type="float" office:value="353.20986862">
            <text:p>353,20986862</text:p>
          </table:table-cell>
          <table:table-cell office:value-type="float" office:value="102.15524566">
            <text:p>102,15524566</text:p>
          </table:table-cell>
          <table:table-cell office:value-type="float" office:value="282">
            <text:p>282</text:p>
          </table:table-cell>
          <table:table-cell office:value-type="string">
            <text:p>Salle de sports Amélie Blanchard</text:p>
          </table:table-cell>
          <table:table-cell office:value-type="string">
            <text:p>00046800</text:p>
          </table:table-cell>
          <table:table-cell office:value-type="string">
            <text:p>0</text:p>
          </table:table-cell>
          <table:table-cell office:value-type="string">
            <text:p>00468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353.49091">
            <text:p>353,49091</text:p>
          </table:table-cell>
          <table:table-cell office:value-type="float" office:value="102.195763">
            <text:p>102,195763</text:p>
          </table:table-cell>
        </table:table-row>
        <table:table-row table:style-name="ro1">
          <table:table-cell office:value-type="float" office:value="2368.02232213">
            <text:p>2368,02232213</text:p>
          </table:table-cell>
          <table:table-cell office:value-type="float" office:value="225.75646962">
            <text:p>225,75646962</text:p>
          </table:table-cell>
          <table:table-cell office:value-type="float" office:value="285">
            <text:p>285</text:p>
          </table:table-cell>
          <table:table-cell office:value-type="string">
            <text:p>EAI</text:p>
          </table:table-cell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2369.9146">
            <text:p>2369,9146</text:p>
          </table:table-cell>
          <table:table-cell office:value-type="float" office:value="225.847257">
            <text:p>225,847257</text:p>
          </table:table-cell>
        </table:table-row>
        <table:table-row table:style-name="ro1">
          <table:table-cell office:value-type="float" office:value="1239.76695042">
            <text:p>1239,76695042</text:p>
          </table:table-cell>
          <table:table-cell office:value-type="float" office:value="288.79020011">
            <text:p>288,79020011</text:p>
          </table:table-cell>
          <table:table-cell office:value-type="float" office:value="286">
            <text:p>286</text:p>
          </table:table-cell>
          <table:table-cell office:value-type="string">
            <text:p>Eglise Saint François</text:p>
          </table:table-cell>
          <table:table-cell office:value-type="string">
            <text:p>99999999</text:p>
          </table:table-cell>
          <table:table-cell table:number-columns-repeated="3"/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240.75432">
            <text:p>1240,75432</text:p>
          </table:table-cell>
          <table:table-cell office:value-type="float" office:value="288.904747">
            <text:p>288,904747</text:p>
          </table:table-cell>
        </table:table-row>
        <table:table-row table:style-name="ro1">
          <table:table-cell office:value-type="float" office:value="4362.9163592">
            <text:p>4362,9163592</text:p>
          </table:table-cell>
          <table:table-cell office:value-type="float" office:value="935.461714">
            <text:p>935,461714</text:p>
          </table:table-cell>
          <table:table-cell office:value-type="float" office:value="289">
            <text:p>289</text:p>
          </table:table-cell>
          <table:table-cell office:value-type="string">
            <text:p>Lycée Georges Clémenceau</text:p>
          </table:table-cell>
          <table:table-cell office:value-type="string">
            <text:p>70009500</text:p>
          </table:table-cell>
          <table:table-cell office:value-type="string">
            <text:p>7</text:p>
          </table:table-cell>
          <table:table-cell office:value-type="string">
            <text:p>00095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4366.38667">
            <text:p>4366,38667</text:p>
          </table:table-cell>
          <table:table-cell office:value-type="float" office:value="935.831274">
            <text:p>935,831274</text:p>
          </table:table-cell>
        </table:table-row>
        <table:table-row table:style-name="ro1">
          <table:table-cell office:value-type="float" office:value="1544.55055302">
            <text:p>1544,55055302</text:p>
          </table:table-cell>
          <table:table-cell office:value-type="float" office:value="244.62137385">
            <text:p>244,62137385</text:p>
          </table:table-cell>
          <table:table-cell office:value-type="float" office:value="294">
            <text:p>294</text:p>
          </table:table-cell>
          <table:table-cell office:value-type="string">
            <text:p>Faculté Sc. Eco et Gestion</text:p>
          </table:table-cell>
          <table:table-cell office:value-type="string">
            <text:p>70012900</text:p>
          </table:table-cell>
          <table:table-cell office:value-type="string">
            <text:p>7</text:p>
          </table:table-cell>
          <table:table-cell office:value-type="string">
            <text:p>00129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545.77814">
            <text:p>1545,77814</text:p>
          </table:table-cell>
          <table:table-cell office:value-type="float" office:value="244.718681">
            <text:p>244,718681</text:p>
          </table:table-cell>
        </table:table-row>
        <table:table-row table:style-name="ro1">
          <table:table-cell office:value-type="float" office:value="286.85685932">
            <text:p>286,85685932</text:p>
          </table:table-cell>
          <table:table-cell office:value-type="float" office:value="79.67685474">
            <text:p>79,67685474</text:p>
          </table:table-cell>
          <table:table-cell office:value-type="float" office:value="299">
            <text:p>299</text:p>
          </table:table-cell>
          <table:table-cell office:value-type="string">
            <text:p>Ecole maternelle Maria Callas</text:p>
          </table:table-cell>
          <table:table-cell office:value-type="string">
            <text:p>00048301</text:p>
          </table:table-cell>
          <table:table-cell office:value-type="string">
            <text:p>0</text:p>
          </table:table-cell>
          <table:table-cell office:value-type="string">
            <text:p>00483</text:p>
          </table:table-cell>
          <table:table-cell office:value-type="string">
            <text:p>01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287.0849">
            <text:p>287,0849</text:p>
          </table:table-cell>
          <table:table-cell office:value-type="float" office:value="79.708771">
            <text:p>79,708771</text:p>
          </table:table-cell>
        </table:table-row>
        <table:table-row table:style-name="ro1">
          <table:table-cell office:value-type="float" office:value="1290.63568757">
            <text:p>1290,63568757</text:p>
          </table:table-cell>
          <table:table-cell office:value-type="float" office:value="290.30692681">
            <text:p>290,30692681</text:p>
          </table:table-cell>
          <table:table-cell office:value-type="float" office:value="303">
            <text:p>303</text:p>
          </table:table-cell>
          <table:table-cell office:value-type="string">
            <text:p>Ecole élémentaire Sun Yat Sen</text:p>
          </table:table-cell>
          <table:table-cell office:value-type="string">
            <text:p>00048202</text:p>
          </table:table-cell>
          <table:table-cell office:value-type="string">
            <text:p>0</text:p>
          </table:table-cell>
          <table:table-cell office:value-type="string">
            <text:p>00482</text:p>
          </table:table-cell>
          <table:table-cell office:value-type="string">
            <text:p>02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1291.66501">
            <text:p>1291,66501</text:p>
          </table:table-cell>
          <table:table-cell office:value-type="float" office:value="290.42281">
            <text:p>290,42281</text:p>
          </table:table-cell>
        </table:table-row>
        <table:table-row table:style-name="ro1">
          <table:table-cell office:value-type="float" office:value="310.35493435">
            <text:p>310,35493435</text:p>
          </table:table-cell>
          <table:table-cell office:value-type="float" office:value="70.85726863">
            <text:p>70,85726863</text:p>
          </table:table-cell>
          <table:table-cell office:value-type="float" office:value="305">
            <text:p>305</text:p>
          </table:table-cell>
          <table:table-cell office:value-type="string">
            <text:p>Faculté Economique et Sociale</text:p>
          </table:table-cell>
          <table:table-cell office:value-type="string">
            <text:p>70012900</text:p>
          </table:table-cell>
          <table:table-cell office:value-type="string">
            <text:p>7</text:p>
          </table:table-cell>
          <table:table-cell office:value-type="string">
            <text:p>00129</text:p>
          </table:table-cell>
          <table:table-cell office:value-type="string">
            <text:p>00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float" office:value="310.60206">
            <text:p>310,60206</text:p>
          </table:table-cell>
          <table:table-cell office:value-type="float" office:value="70.885371">
            <text:p>70,885371</text:p>
          </table:table-cell>
        </table:table-row>
        <table:table-row table:style-name="ro1">
          <table:table-cell office:value-type="float" office:value="1801.00659388">
            <text:p>1801,00659388</text:p>
          </table:table-cell>
          <table:table-cell office:value-type="float" office:value="256.21250529">
            <text:p>256,21250529</text:p>
          </table:table-cell>
          <table:table-cell office:value-type="float" office:value="308">
            <text:p>308</text:p>
          </table:table-cell>
          <table:table-cell office:value-type="string">
            <text:p>Faculté Economique et Sociale</text:p>
          </table:table-cell>
          <table:table-cell office:value-type="string">
            <text:p>70012900</text:p>
          </table:table-cell>
          <table:table-cell office:value-type="string">
            <text:p>7</text:p>
          </table:table-cell>
          <table:table-cell office:value-type="string">
            <text:p>00129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802.43926">
            <text:p>1802,43926</text:p>
          </table:table-cell>
          <table:table-cell office:value-type="float" office:value="256.314254">
            <text:p>256,314254</text:p>
          </table:table-cell>
        </table:table-row>
        <table:table-row table:style-name="ro1">
          <table:table-cell office:value-type="float" office:value="2629.12014698">
            <text:p>2629,12014698</text:p>
          </table:table-cell>
          <table:table-cell office:value-type="float" office:value="346.12908372">
            <text:p>346,12908372</text:p>
          </table:table-cell>
          <table:table-cell office:value-type="float" office:value="309">
            <text:p>309</text:p>
          </table:table-cell>
          <table:table-cell table:number-columns-repeated="5"/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2631.20541">
            <text:p>2631,20541</text:p>
          </table:table-cell>
          <table:table-cell office:value-type="float" office:value="346.266116">
            <text:p>346,266116</text:p>
          </table:table-cell>
        </table:table-row>
        <table:table-row table:style-name="ro1">
          <table:table-cell office:value-type="float" office:value="496.66148125">
            <text:p>496,66148125</text:p>
          </table:table-cell>
          <table:table-cell office:value-type="float" office:value="137.4880549">
            <text:p>137,4880549</text:p>
          </table:table-cell>
          <table:table-cell office:value-type="float" office:value="310">
            <text:p>310</text:p>
          </table:table-cell>
          <table:table-cell office:value-type="string">
            <text:p>Ecole élémentaire Victor Hugo</text:p>
          </table:table-cell>
          <table:table-cell office:value-type="string">
            <text:p>00037304</text:p>
          </table:table-cell>
          <table:table-cell office:value-type="string">
            <text:p>0</text:p>
          </table:table-cell>
          <table:table-cell office:value-type="string">
            <text:p>00373</text:p>
          </table:table-cell>
          <table:table-cell office:value-type="string">
            <text:p>04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497.05812">
            <text:p>497,05812</text:p>
          </table:table-cell>
          <table:table-cell office:value-type="float" office:value="137.542937">
            <text:p>137,542937</text:p>
          </table:table-cell>
        </table:table-row>
        <table:table-row table:style-name="ro1">
          <table:table-cell office:value-type="float" office:value="4386.9814497">
            <text:p>4386,9814497</text:p>
          </table:table-cell>
          <table:table-cell office:value-type="float" office:value="453.68702779">
            <text:p>453,68702779</text:p>
          </table:table-cell>
          <table:table-cell office:value-type="float" office:value="311">
            <text:p>311</text:p>
          </table:table-cell>
          <table:table-cell office:value-type="string">
            <text:p>Poste - Rondelet</text:p>
          </table:table-cell>
          <table:table-cell office:value-type="string">
            <text:p>70021600</text:p>
          </table:table-cell>
          <table:table-cell office:value-type="string">
            <text:p>7</text:p>
          </table:table-cell>
          <table:table-cell office:value-type="string">
            <text:p>00216</text:p>
          </table:table-cell>
          <table:table-cell office:value-type="string">
            <text:p>00</text:p>
          </table:table-cell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4390.47232">
            <text:p>4390,47232</text:p>
          </table:table-cell>
          <table:table-cell office:value-type="float" office:value="453.867361">
            <text:p>453,867361</text:p>
          </table:table-cell>
        </table:table-row>
        <table:table-row table:style-name="ro1">
          <table:table-cell office:value-type="float" office:value="266.26720925">
            <text:p>266,26720925</text:p>
          </table:table-cell>
          <table:table-cell office:value-type="float" office:value="69.01607701">
            <text:p>69,01607701</text:p>
          </table:table-cell>
          <table:table-cell office:value-type="float" office:value="313">
            <text:p>313</text:p>
          </table:table-cell>
          <table:table-cell office:value-type="string">
            <text:p>Maison de l'Agglomération</text:p>
          </table:table-cell>
          <table:table-cell table:number-columns-repeated="4"/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266.47746">
            <text:p>266,47746</text:p>
          </table:table-cell>
          <table:table-cell office:value-type="float" office:value="69.04344">
            <text:p>69,04344</text:p>
          </table:table-cell>
        </table:table-row>
        <table:table-row table:style-name="ro1">
          <table:table-cell office:value-type="float" office:value="707.14109369">
            <text:p>707,14109369</text:p>
          </table:table-cell>
          <table:table-cell office:value-type="float" office:value="140.08005258">
            <text:p>140,08005258</text:p>
          </table:table-cell>
          <table:table-cell office:value-type="float" office:value="314">
            <text:p>314</text:p>
          </table:table-cell>
          <table:table-cell office:value-type="string">
            <text:p>E.N.A.C.T</text:p>
          </table:table-cell>
          <table:table-cell office:value-type="string">
            <text:p>70002300</text:p>
          </table:table-cell>
          <table:table-cell office:value-type="string">
            <text:p>7</text:p>
          </table:table-cell>
          <table:table-cell office:value-type="string">
            <text:p>00023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707.70023">
            <text:p>707,70023</text:p>
          </table:table-cell>
          <table:table-cell office:value-type="float" office:value="140.135698">
            <text:p>140,135698</text:p>
          </table:table-cell>
        </table:table-row>
        <table:table-row table:style-name="ro1">
          <table:table-cell office:value-type="float" office:value="345.95619377">
            <text:p>345,95619377</text:p>
          </table:table-cell>
          <table:table-cell office:value-type="float" office:value="99.11105887">
            <text:p>99,11105887</text:p>
          </table:table-cell>
          <table:table-cell office:value-type="float" office:value="315">
            <text:p>315</text:p>
          </table:table-cell>
          <table:table-cell office:value-type="string">
            <text:p>Ecole maternelle Louis Figuier</text:p>
          </table:table-cell>
          <table:table-cell office:value-type="string">
            <text:p>00037403</text:p>
          </table:table-cell>
          <table:table-cell office:value-type="string">
            <text:p>0</text:p>
          </table:table-cell>
          <table:table-cell office:value-type="string">
            <text:p>00374</text:p>
          </table:table-cell>
          <table:table-cell office:value-type="string">
            <text:p>03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346.23063">
            <text:p>346,23063</text:p>
          </table:table-cell>
          <table:table-cell office:value-type="float" office:value="99.150418">
            <text:p>99,150418</text:p>
          </table:table-cell>
        </table:table-row>
        <table:table-row table:style-name="ro1">
          <table:table-cell office:value-type="float" office:value="604.31766865">
            <text:p>604,31766865</text:p>
          </table:table-cell>
          <table:table-cell office:value-type="float" office:value="127.46950139">
            <text:p>127,46950139</text:p>
          </table:table-cell>
          <table:table-cell office:value-type="float" office:value="316">
            <text:p>316</text:p>
          </table:table-cell>
          <table:table-cell office:value-type="string">
            <text:p>Ecole maternelle Anatole France</text:p>
          </table:table-cell>
          <table:table-cell table:number-columns-repeated="4" office:value-type="string">
            <text:p>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604.79654">
            <text:p>604,79654</text:p>
          </table:table-cell>
          <table:table-cell office:value-type="float" office:value="127.519673">
            <text:p>127,519673</text:p>
          </table:table-cell>
        </table:table-row>
        <table:table-row table:style-name="ro1">
          <table:table-cell office:value-type="float" office:value="261.81030005">
            <text:p>261,81030005</text:p>
          </table:table-cell>
          <table:table-cell office:value-type="float" office:value="66.50096851">
            <text:p>66,50096851</text:p>
          </table:table-cell>
          <table:table-cell office:value-type="float" office:value="318">
            <text:p>318</text:p>
          </table:table-cell>
          <table:table-cell/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262.01781">
            <text:p>262,01781</text:p>
          </table:table-cell>
          <table:table-cell office:value-type="float" office:value="66.527416">
            <text:p>66,527416</text:p>
          </table:table-cell>
        </table:table-row>
        <table:table-row table:style-name="ro1">
          <table:table-cell office:value-type="float" office:value="825.25681243">
            <text:p>825,25681243</text:p>
          </table:table-cell>
          <table:table-cell office:value-type="float" office:value="136.1446117">
            <text:p>136,1446117</text:p>
          </table:table-cell>
          <table:table-cell office:value-type="float" office:value="320">
            <text:p>320</text:p>
          </table:table-cell>
          <table:table-cell/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825.91398">
            <text:p>825,91398</text:p>
          </table:table-cell>
          <table:table-cell office:value-type="float" office:value="136.198538">
            <text:p>136,198538</text:p>
          </table:table-cell>
        </table:table-row>
        <table:table-row table:style-name="ro1">
          <table:table-cell office:value-type="float" office:value="1019.8229281">
            <text:p>1019,8229281</text:p>
          </table:table-cell>
          <table:table-cell office:value-type="float" office:value="145.98446412">
            <text:p>145,98446412</text:p>
          </table:table-cell>
          <table:table-cell office:value-type="float" office:value="322">
            <text:p>322</text:p>
          </table:table-cell>
          <table:table-cell office:value-type="string">
            <text:p>Ecole élémentaire Jean Jaurès</text:p>
          </table:table-cell>
          <table:table-cell table:number-columns-repeated="4"/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1020.63239">
            <text:p>1020,63239</text:p>
          </table:table-cell>
          <table:table-cell office:value-type="float" office:value="146.042102">
            <text:p>146,042102</text:p>
          </table:table-cell>
        </table:table-row>
        <table:table-row table:style-name="ro1">
          <table:table-cell office:value-type="float" office:value="115.2029969">
            <text:p>115,2029969</text:p>
          </table:table-cell>
          <table:table-cell office:value-type="float" office:value="45.58858433">
            <text:p>45,58858433</text:p>
          </table:table-cell>
          <table:table-cell office:value-type="float" office:value="323">
            <text:p>323</text:p>
          </table:table-cell>
          <table:table-cell office:value-type="string">
            <text:p>Poste de police municipale Cité Gély</text:p>
          </table:table-cell>
          <table:table-cell office:value-type="string">
            <text:p>00012700</text:p>
          </table:table-cell>
          <table:table-cell office:value-type="string">
            <text:p>0</text:p>
          </table:table-cell>
          <table:table-cell office:value-type="string">
            <text:p>00127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115.29496">
            <text:p>115,29496</text:p>
          </table:table-cell>
          <table:table-cell office:value-type="float" office:value="45.60688">
            <text:p>45,60688</text:p>
          </table:table-cell>
        </table:table-row>
        <table:table-row table:style-name="ro1">
          <table:table-cell office:value-type="float" office:value="343.2200812">
            <text:p>343,2200812</text:p>
          </table:table-cell>
          <table:table-cell office:value-type="float" office:value="116.95526913">
            <text:p>116,95526913</text:p>
          </table:table-cell>
          <table:table-cell office:value-type="float" office:value="324">
            <text:p>324</text:p>
          </table:table-cell>
          <table:table-cell office:value-type="string">
            <text:p>Ecole maternelle Anatole France</text:p>
          </table:table-cell>
          <table:table-cell office:value-type="string">
            <text:p>00025701</text:p>
          </table:table-cell>
          <table:table-cell office:value-type="string">
            <text:p>0</text:p>
          </table:table-cell>
          <table:table-cell office:value-type="string">
            <text:p>00257</text:p>
          </table:table-cell>
          <table:table-cell office:value-type="string">
            <text:p>01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343.49468">
            <text:p>343,49468</text:p>
          </table:table-cell>
          <table:table-cell office:value-type="float" office:value="117.00186">
            <text:p>117,00186</text:p>
          </table:table-cell>
        </table:table-row>
        <table:table-row table:style-name="ro1">
          <table:table-cell office:value-type="float" office:value="542.00888125">
            <text:p>542,00888125</text:p>
          </table:table-cell>
          <table:table-cell office:value-type="float" office:value="106.57975895">
            <text:p>106,57975895</text:p>
          </table:table-cell>
          <table:table-cell office:value-type="float" office:value="327">
            <text:p>327</text:p>
          </table:table-cell>
          <table:table-cell office:value-type="string">
            <text:p>Lycée Professionnel Jules Ferry</text:p>
          </table:table-cell>
          <table:table-cell office:value-type="string">
            <text:p>70009300</text:p>
          </table:table-cell>
          <table:table-cell office:value-type="string">
            <text:p>7</text:p>
          </table:table-cell>
          <table:table-cell office:value-type="string">
            <text:p>00093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542.43889">
            <text:p>542,43889</text:p>
          </table:table-cell>
          <table:table-cell office:value-type="float" office:value="106.621712">
            <text:p>106,621712</text:p>
          </table:table-cell>
        </table:table-row>
        <table:table-row table:style-name="ro1">
          <table:table-cell office:value-type="float" office:value="567.90143439">
            <text:p>567,90143439</text:p>
          </table:table-cell>
          <table:table-cell office:value-type="float" office:value="125.34287428">
            <text:p>125,34287428</text:p>
          </table:table-cell>
          <table:table-cell office:value-type="float" office:value="328">
            <text:p>328</text:p>
          </table:table-cell>
          <table:table-cell office:value-type="string">
            <text:p>Espace Jacques 1er d'Aragon</text:p>
          </table:table-cell>
          <table:table-cell table:number-columns-repeated="4"/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568.35146">
            <text:p>568,35146</text:p>
          </table:table-cell>
          <table:table-cell office:value-type="float" office:value="125.392617">
            <text:p>125,392617</text:p>
          </table:table-cell>
        </table:table-row>
        <table:table-row table:style-name="ro1">
          <table:table-cell office:value-type="float" office:value="5922.8585529">
            <text:p>5922,8585529</text:p>
          </table:table-cell>
          <table:table-cell office:value-type="float" office:value="390.99170811">
            <text:p>390,99170811</text:p>
          </table:table-cell>
          <table:table-cell office:value-type="float" office:value="329">
            <text:p>329</text:p>
          </table:table-cell>
          <table:table-cell table:number-columns-repeated="5"/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5927.55555">
            <text:p>5927,55555</text:p>
          </table:table-cell>
          <table:table-cell office:value-type="float" office:value="391.147071">
            <text:p>391,147071</text:p>
          </table:table-cell>
        </table:table-row>
        <table:table-row table:style-name="ro1">
          <table:table-cell office:value-type="float" office:value="833.88417205">
            <text:p>833,88417205</text:p>
          </table:table-cell>
          <table:table-cell office:value-type="float" office:value="118.77205827">
            <text:p>118,77205827</text:p>
          </table:table-cell>
          <table:table-cell office:value-type="float" office:value="330">
            <text:p>330</text:p>
          </table:table-cell>
          <table:table-cell office:value-type="string">
            <text:p>Ecole élémentaire André Malraux</text:p>
          </table:table-cell>
          <table:table-cell table:number-columns-repeated="4"/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834.54503">
            <text:p>834,54503</text:p>
          </table:table-cell>
          <table:table-cell office:value-type="float" office:value="118.819141">
            <text:p>118,819141</text:p>
          </table:table-cell>
        </table:table-row>
        <table:table-row table:style-name="ro1">
          <table:table-cell office:value-type="float" office:value="2540.51352837">
            <text:p>2540,51352837</text:p>
          </table:table-cell>
          <table:table-cell office:value-type="float" office:value="205.34042759">
            <text:p>205,34042759</text:p>
          </table:table-cell>
          <table:table-cell office:value-type="float" office:value="331">
            <text:p>331</text:p>
          </table:table-cell>
          <table:table-cell office:value-type="string">
            <text:p>Maison de l'Etudiant</text:p>
          </table:table-cell>
          <table:table-cell table:number-columns-repeated="4"/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2542.53018">
            <text:p>2542,53018</text:p>
          </table:table-cell>
          <table:table-cell office:value-type="float" office:value="205.421897">
            <text:p>205,421897</text:p>
          </table:table-cell>
        </table:table-row>
        <table:table-row table:style-name="ro1">
          <table:table-cell office:value-type="float" office:value="167.26135625">
            <text:p>167,26135625</text:p>
          </table:table-cell>
          <table:table-cell office:value-type="float" office:value="54.06139008">
            <text:p>54,06139008</text:p>
          </table:table-cell>
          <table:table-cell office:value-type="float" office:value="332">
            <text:p>332</text:p>
          </table:table-cell>
          <table:table-cell office:value-type="string">
            <text:p>Ecole élémentaire Frédéric Bazille</text:p>
          </table:table-cell>
          <table:table-cell office:value-type="string">
            <text:p>00031200</text:p>
          </table:table-cell>
          <table:table-cell office:value-type="string">
            <text:p>0</text:p>
          </table:table-cell>
          <table:table-cell office:value-type="string">
            <text:p>00312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167.39411">
            <text:p>167,39411</text:p>
          </table:table-cell>
          <table:table-cell office:value-type="float" office:value="54.082888">
            <text:p>54,082888</text:p>
          </table:table-cell>
        </table:table-row>
        <table:table-row table:style-name="ro1">
          <table:table-cell office:value-type="float" office:value="1039.92442174">
            <text:p>1039,92442174</text:p>
          </table:table-cell>
          <table:table-cell office:value-type="float" office:value="136.92780504">
            <text:p>136,92780504</text:p>
          </table:table-cell>
          <table:table-cell office:value-type="float" office:value="334">
            <text:p>334</text:p>
          </table:table-cell>
          <table:table-cell office:value-type="string">
            <text:p>Gymnase Jean Ramel</text:p>
          </table:table-cell>
          <table:table-cell office:value-type="string">
            <text:p>00047600</text:p>
          </table:table-cell>
          <table:table-cell office:value-type="string">
            <text:p>0</text:p>
          </table:table-cell>
          <table:table-cell office:value-type="string">
            <text:p>00476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1040.75216">
            <text:p>1040,75216</text:p>
          </table:table-cell>
          <table:table-cell office:value-type="float" office:value="136.982209">
            <text:p>136,982209</text:p>
          </table:table-cell>
        </table:table-row>
        <table:table-row table:style-name="ro1">
          <table:table-cell office:value-type="float" office:value="2116.91889979">
            <text:p>2116,91889979</text:p>
          </table:table-cell>
          <table:table-cell office:value-type="float" office:value="311.05879298">
            <text:p>311,05879298</text:p>
          </table:table-cell>
          <table:table-cell office:value-type="float" office:value="336">
            <text:p>336</text:p>
          </table:table-cell>
          <table:table-cell office:value-type="string">
            <text:p>Lycée Professionnel Jules Ferry</text:p>
          </table:table-cell>
          <table:table-cell office:value-type="string">
            <text:p>70009300</text:p>
          </table:table-cell>
          <table:table-cell office:value-type="string">
            <text:p>7</text:p>
          </table:table-cell>
          <table:table-cell office:value-type="string">
            <text:p>00093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2118.59819">
            <text:p>2118,59819</text:p>
          </table:table-cell>
          <table:table-cell office:value-type="float" office:value="311.181777">
            <text:p>311,181777</text:p>
          </table:table-cell>
        </table:table-row>
        <table:table-row table:style-name="ro1">
          <table:table-cell office:value-type="float" office:value="141.98389681">
            <text:p>141,98389681</text:p>
          </table:table-cell>
          <table:table-cell office:value-type="float" office:value="52.32400888">
            <text:p>52,32400888</text:p>
          </table:table-cell>
          <table:table-cell office:value-type="float" office:value="337">
            <text:p>337</text:p>
          </table:table-cell>
          <table:table-cell office:value-type="string">
            <text:p>Salle de sports La Babote</text:p>
          </table:table-cell>
          <table:table-cell office:value-type="string">
            <text:p>00071700</text:p>
          </table:table-cell>
          <table:table-cell office:value-type="string">
            <text:p>0</text:p>
          </table:table-cell>
          <table:table-cell office:value-type="string">
            <text:p>00717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142.09624">
            <text:p>142,09624</text:p>
          </table:table-cell>
          <table:table-cell office:value-type="float" office:value="52.344807">
            <text:p>52,344807</text:p>
          </table:table-cell>
        </table:table-row>
        <table:table-row table:style-name="ro1">
          <table:table-cell office:value-type="float" office:value="880.52038005">
            <text:p>880,52038005</text:p>
          </table:table-cell>
          <table:table-cell office:value-type="float" office:value="212.09395965">
            <text:p>212,09395965</text:p>
          </table:table-cell>
          <table:table-cell office:value-type="float" office:value="338">
            <text:p>338</text:p>
          </table:table-cell>
          <table:table-cell office:value-type="string">
            <text:p>Ecole élémentaire Frédéric Bazille</text:p>
          </table:table-cell>
          <table:table-cell office:value-type="string">
            <text:p>00031002</text:p>
          </table:table-cell>
          <table:table-cell office:value-type="string">
            <text:p>0</text:p>
          </table:table-cell>
          <table:table-cell office:value-type="string">
            <text:p>00310</text:p>
          </table:table-cell>
          <table:table-cell office:value-type="string">
            <text:p>02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881.21919">
            <text:p>881,21919</text:p>
          </table:table-cell>
          <table:table-cell office:value-type="float" office:value="212.177818">
            <text:p>212,177818</text:p>
          </table:table-cell>
        </table:table-row>
        <table:table-row table:style-name="ro1">
          <table:table-cell office:value-type="float" office:value="756.35615311">
            <text:p>756,35615311</text:p>
          </table:table-cell>
          <table:table-cell office:value-type="float" office:value="165.14478295">
            <text:p>165,14478295</text:p>
          </table:table-cell>
          <table:table-cell office:value-type="float" office:value="340">
            <text:p>340</text:p>
          </table:table-cell>
          <table:table-cell office:value-type="string">
            <text:p>Ecole élémentaire Jules Simon</text:p>
          </table:table-cell>
          <table:table-cell office:value-type="string">
            <text:p>00033802</text:p>
          </table:table-cell>
          <table:table-cell office:value-type="string">
            <text:p>0</text:p>
          </table:table-cell>
          <table:table-cell office:value-type="string">
            <text:p>00338</text:p>
          </table:table-cell>
          <table:table-cell office:value-type="string">
            <text:p>02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756.95771">
            <text:p>756,95771</text:p>
          </table:table-cell>
          <table:table-cell office:value-type="float" office:value="165.210113">
            <text:p>165,210113</text:p>
          </table:table-cell>
        </table:table-row>
        <table:table-row table:style-name="ro1">
          <table:table-cell office:value-type="float" office:value="515.32030294">
            <text:p>515,32030294</text:p>
          </table:table-cell>
          <table:table-cell office:value-type="float" office:value="137.46042131">
            <text:p>137,46042131</text:p>
          </table:table-cell>
          <table:table-cell office:value-type="float" office:value="341">
            <text:p>341</text:p>
          </table:table-cell>
          <table:table-cell office:value-type="string">
            <text:p>Ecole maternelle Florian</text:p>
          </table:table-cell>
          <table:table-cell office:value-type="string">
            <text:p>00030802</text:p>
          </table:table-cell>
          <table:table-cell office:value-type="string">
            <text:p>0</text:p>
          </table:table-cell>
          <table:table-cell office:value-type="string">
            <text:p>00308</text:p>
          </table:table-cell>
          <table:table-cell office:value-type="string">
            <text:p>02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515.73076">
            <text:p>515,73076</text:p>
          </table:table-cell>
          <table:table-cell office:value-type="float" office:value="137.515255">
            <text:p>137,515255</text:p>
          </table:table-cell>
        </table:table-row>
        <table:table-row table:style-name="ro1">
          <table:table-cell office:value-type="float" office:value="1648.49016551">
            <text:p>1648,49016551</text:p>
          </table:table-cell>
          <table:table-cell office:value-type="float" office:value="250.45736265">
            <text:p>250,45736265</text:p>
          </table:table-cell>
          <table:table-cell office:value-type="float" office:value="344">
            <text:p>344</text:p>
          </table:table-cell>
          <table:table-cell office:value-type="string">
            <text:p>Lycée Professionnel Jules Ferry</text:p>
          </table:table-cell>
          <table:table-cell office:value-type="string">
            <text:p>70009300</text:p>
          </table:table-cell>
          <table:table-cell office:value-type="string">
            <text:p>7</text:p>
          </table:table-cell>
          <table:table-cell office:value-type="string">
            <text:p>00093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649.79937">
            <text:p>1649,79937</text:p>
          </table:table-cell>
          <table:table-cell office:value-type="float" office:value="250.556702">
            <text:p>250,556702</text:p>
          </table:table-cell>
        </table:table-row>
        <table:table-row table:style-name="ro1">
          <table:table-cell office:value-type="float" office:value="63.62177813">
            <text:p>63,62177813</text:p>
          </table:table-cell>
          <table:table-cell office:value-type="float" office:value="63.56865676">
            <text:p>63,56865676</text:p>
          </table:table-cell>
          <table:table-cell office:value-type="float" office:value="346">
            <text:p>346</text:p>
          </table:table-cell>
          <table:table-cell office:value-type="string">
            <text:p>Eglise Réformée-temple</text:p>
          </table:table-cell>
          <table:table-cell table:number-columns-repeated="4"/>
          <table:table-cell office:value-type="string">
            <text:p>CE</text:p>
          </table:table-cell>
          <table:table-cell table:number-columns-repeated="2" office:value-type="float" office:value="0">
            <text:p>0</text:p>
          </table:table-cell>
          <table:table-cell office:value-type="float" office:value="63.67173">
            <text:p>63,67173</text:p>
          </table:table-cell>
          <table:table-cell office:value-type="float" office:value="63.593887">
            <text:p>63,593887</text:p>
          </table:table-cell>
        </table:table-row>
        <table:table-row table:style-name="ro1">
          <table:table-cell office:value-type="float" office:value="3824.86682211">
            <text:p>3824,86682211</text:p>
          </table:table-cell>
          <table:table-cell office:value-type="float" office:value="436.98526576">
            <text:p>436,98526576</text:p>
          </table:table-cell>
          <table:table-cell office:value-type="float" office:value="347">
            <text:p>347</text:p>
          </table:table-cell>
          <table:table-cell office:value-type="string">
            <text:p>Gare Montpellier St Roch</text:p>
          </table:table-cell>
          <table:table-cell office:value-type="string">
            <text:p>70020200</text:p>
          </table:table-cell>
          <table:table-cell office:value-type="string">
            <text:p>7</text:p>
          </table:table-cell>
          <table:table-cell office:value-type="string">
            <text:p>00202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3827.90314">
            <text:p>3827,90314</text:p>
          </table:table-cell>
          <table:table-cell office:value-type="float" office:value="437.159877">
            <text:p>437,159877</text:p>
          </table:table-cell>
        </table:table-row>
        <table:table-row table:style-name="ro1">
          <table:table-cell office:value-type="float" office:value="194.21937186">
            <text:p>194,21937186</text:p>
          </table:table-cell>
          <table:table-cell office:value-type="float" office:value="55.48532717">
            <text:p>55,48532717</text:p>
          </table:table-cell>
          <table:table-cell office:value-type="float" office:value="348">
            <text:p>348</text:p>
          </table:table-cell>
          <table:table-cell office:value-type="string">
            <text:p>Salle de boxe Auguste Caulet</text:p>
          </table:table-cell>
          <table:table-cell office:value-type="string">
            <text:p>00071600</text:p>
          </table:table-cell>
          <table:table-cell office:value-type="string">
            <text:p>0</text:p>
          </table:table-cell>
          <table:table-cell office:value-type="string">
            <text:p>00716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194.37377">
            <text:p>194,37377</text:p>
          </table:table-cell>
          <table:table-cell office:value-type="float" office:value="55.507316">
            <text:p>55,507316</text:p>
          </table:table-cell>
        </table:table-row>
        <table:table-row table:style-name="ro1">
          <table:table-cell office:value-type="float" office:value="445.60565931">
            <text:p>445,60565931</text:p>
          </table:table-cell>
          <table:table-cell office:value-type="float" office:value="156.05047287">
            <text:p>156,05047287</text:p>
          </table:table-cell>
          <table:table-cell office:value-type="float" office:value="350">
            <text:p>350</text:p>
          </table:table-cell>
          <table:table-cell office:value-type="string">
            <text:p>Eglise Réformée-temple</text:p>
          </table:table-cell>
          <table:table-cell table:number-columns-repeated="4"/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445.95905">
            <text:p>445,95905</text:p>
          </table:table-cell>
          <table:table-cell office:value-type="float" office:value="156.112439">
            <text:p>156,112439</text:p>
          </table:table-cell>
        </table:table-row>
        <table:table-row table:style-name="ro1">
          <table:table-cell office:value-type="float" office:value="97.43219064">
            <text:p>97,43219064</text:p>
          </table:table-cell>
          <table:table-cell office:value-type="float" office:value="71.46114206">
            <text:p>71,46114206</text:p>
          </table:table-cell>
          <table:table-cell office:value-type="float" office:value="352">
            <text:p>352</text:p>
          </table:table-cell>
          <table:table-cell office:value-type="string">
            <text:p>Chapelle Cité Gely</text:p>
          </table:table-cell>
          <table:table-cell office:value-type="string">
            <text:p>88888888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CE</text:p>
          </table:table-cell>
          <table:table-cell table:number-columns-repeated="2" office:value-type="float" office:value="0">
            <text:p>0</text:p>
          </table:table-cell>
          <table:table-cell office:value-type="float" office:value="97.50983">
            <text:p>97,50983</text:p>
          </table:table-cell>
          <table:table-cell office:value-type="float" office:value="71.489506">
            <text:p>71,489506</text:p>
          </table:table-cell>
        </table:table-row>
        <table:table-row table:style-name="ro1">
          <table:table-cell office:value-type="float" office:value="17470.96509731">
            <text:p>17470,96509731</text:p>
          </table:table-cell>
          <table:table-cell office:value-type="float" office:value="567.69634405">
            <text:p>567,69634405</text:p>
          </table:table-cell>
          <table:table-cell office:value-type="float" office:value="353">
            <text:p>353</text:p>
          </table:table-cell>
          <table:table-cell office:value-type="string">
            <text:p>Parking Circe</text:p>
          </table:table-cell>
          <table:table-cell table:number-columns-repeated="4"/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17484.78892">
            <text:p>17484,78892</text:p>
          </table:table-cell>
          <table:table-cell office:value-type="float" office:value="567.921312">
            <text:p>567,921312</text:p>
          </table:table-cell>
        </table:table-row>
        <table:table-row table:style-name="ro1">
          <table:table-cell office:value-type="float" office:value="411.13607827">
            <text:p>411,13607827</text:p>
          </table:table-cell>
          <table:table-cell office:value-type="float" office:value="117.89135721">
            <text:p>117,89135721</text:p>
          </table:table-cell>
          <table:table-cell office:value-type="float" office:value="355">
            <text:p>355</text:p>
          </table:table-cell>
          <table:table-cell office:value-type="string">
            <text:p>Ecole élémentaire Sévigné</text:p>
          </table:table-cell>
          <table:table-cell office:value-type="string">
            <text:p>00041902</text:p>
          </table:table-cell>
          <table:table-cell office:value-type="string">
            <text:p>0</text:p>
          </table:table-cell>
          <table:table-cell office:value-type="string">
            <text:p>00419</text:p>
          </table:table-cell>
          <table:table-cell office:value-type="string">
            <text:p>02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411.461">
            <text:p>411,461</text:p>
          </table:table-cell>
          <table:table-cell office:value-type="float" office:value="117.938601">
            <text:p>117,938601</text:p>
          </table:table-cell>
        </table:table-row>
        <table:table-row table:style-name="ro1">
          <table:table-cell office:value-type="float" office:value="1668.56557492">
            <text:p>1668,56557492</text:p>
          </table:table-cell>
          <table:table-cell office:value-type="float" office:value="202.23052049">
            <text:p>202,23052049</text:p>
          </table:table-cell>
          <table:table-cell office:value-type="float" office:value="356">
            <text:p>356</text:p>
          </table:table-cell>
          <table:table-cell office:value-type="string">
            <text:p>Lycée Professionnel Jules Ferry</text:p>
          </table:table-cell>
          <table:table-cell office:value-type="string">
            <text:p>70009300</text:p>
          </table:table-cell>
          <table:table-cell office:value-type="string">
            <text:p>7</text:p>
          </table:table-cell>
          <table:table-cell office:value-type="string">
            <text:p>00093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669.8907">
            <text:p>1669,8907</text:p>
          </table:table-cell>
          <table:table-cell office:value-type="float" office:value="202.310592">
            <text:p>202,310592</text:p>
          </table:table-cell>
        </table:table-row>
        <table:table-row table:style-name="ro1">
          <table:table-cell office:value-type="float" office:value="1121.23697509">
            <text:p>1121,23697509</text:p>
          </table:table-cell>
          <table:table-cell office:value-type="float" office:value="151.14438528">
            <text:p>151,14438528</text:p>
          </table:table-cell>
          <table:table-cell office:value-type="float" office:value="359">
            <text:p>359</text:p>
          </table:table-cell>
          <table:table-cell office:value-type="string">
            <text:p>Gymnase Alain le Hetet</text:p>
          </table:table-cell>
          <table:table-cell office:value-type="string">
            <text:p>00331600</text:p>
          </table:table-cell>
          <table:table-cell office:value-type="string">
            <text:p>0</text:p>
          </table:table-cell>
          <table:table-cell office:value-type="string">
            <text:p>03316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1122.12197">
            <text:p>1122,12197</text:p>
          </table:table-cell>
          <table:table-cell office:value-type="float" office:value="151.204075">
            <text:p>151,204075</text:p>
          </table:table-cell>
        </table:table-row>
        <table:table-row table:style-name="ro1">
          <table:table-cell office:value-type="float" office:value="492.25434064">
            <text:p>492,25434064</text:p>
          </table:table-cell>
          <table:table-cell office:value-type="float" office:value="88.85983851">
            <text:p>88,85983851</text:p>
          </table:table-cell>
          <table:table-cell office:value-type="float" office:value="361">
            <text:p>361</text:p>
          </table:table-cell>
          <table:table-cell office:value-type="string">
            <text:p>Annexe LR</text:p>
          </table:table-cell>
          <table:table-cell table:number-columns-repeated="4"/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492.6454">
            <text:p>492,6454</text:p>
          </table:table-cell>
          <table:table-cell office:value-type="float" office:value="88.89514">
            <text:p>88,89514</text:p>
          </table:table-cell>
        </table:table-row>
        <table:table-row table:style-name="ro1">
          <table:table-cell office:value-type="float" office:value="79.37612189">
            <text:p>79,37612189</text:p>
          </table:table-cell>
          <table:table-cell office:value-type="float" office:value="61.00681299">
            <text:p>61,00681299</text:p>
          </table:table-cell>
          <table:table-cell office:value-type="float" office:value="363">
            <text:p>363</text:p>
          </table:table-cell>
          <table:table-cell/>
          <table:table-cell office:value-type="string">
            <text:p>88888888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CE</text:p>
          </table:table-cell>
          <table:table-cell table:number-columns-repeated="2" office:value-type="float" office:value="0">
            <text:p>0</text:p>
          </table:table-cell>
          <table:table-cell office:value-type="float" office:value="79.43847">
            <text:p>79,43847</text:p>
          </table:table-cell>
          <table:table-cell office:value-type="float" office:value="61.030903">
            <text:p>61,030903</text:p>
          </table:table-cell>
        </table:table-row>
        <table:table-row table:style-name="ro1">
          <table:table-cell office:value-type="float" office:value="408.05227195">
            <text:p>408,05227195</text:p>
          </table:table-cell>
          <table:table-cell office:value-type="float" office:value="156.43161393">
            <text:p>156,43161393</text:p>
          </table:table-cell>
          <table:table-cell office:value-type="float" office:value="364">
            <text:p>364</text:p>
          </table:table-cell>
          <table:table-cell/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408.37544">
            <text:p>408,37544</text:p>
          </table:table-cell>
          <table:table-cell office:value-type="float" office:value="156.493603">
            <text:p>156,493603</text:p>
          </table:table-cell>
        </table:table-row>
        <table:table-row table:style-name="ro1">
          <table:table-cell office:value-type="float" office:value="495.4151561">
            <text:p>495,4151561</text:p>
          </table:table-cell>
          <table:table-cell office:value-type="float" office:value="89.27541307">
            <text:p>89,27541307</text:p>
          </table:table-cell>
          <table:table-cell office:value-type="float" office:value="366">
            <text:p>366</text:p>
          </table:table-cell>
          <table:table-cell office:value-type="string">
            <text:p>C.P.A.M</text:p>
          </table:table-cell>
          <table:table-cell office:value-type="string">
            <text:p>70017100</text:p>
          </table:table-cell>
          <table:table-cell office:value-type="string">
            <text:p>7</text:p>
          </table:table-cell>
          <table:table-cell office:value-type="string">
            <text:p>00171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495.80806">
            <text:p>495,80806</text:p>
          </table:table-cell>
          <table:table-cell office:value-type="float" office:value="89.310746">
            <text:p>89,310746</text:p>
          </table:table-cell>
        </table:table-row>
        <table:table-row table:style-name="ro1">
          <table:table-cell office:value-type="float" office:value="129.127975">
            <text:p>129,127975</text:p>
          </table:table-cell>
          <table:table-cell office:value-type="float" office:value="63.77703796">
            <text:p>63,77703796</text:p>
          </table:table-cell>
          <table:table-cell office:value-type="float" office:value="367">
            <text:p>367</text:p>
          </table:table-cell>
          <table:table-cell office:value-type="string">
            <text:p>Tour de la Babotte</text:p>
          </table:table-cell>
          <table:table-cell office:value-type="string">
            <text:p>00141700</text:p>
          </table:table-cell>
          <table:table-cell office:value-type="string">
            <text:p>0</text:p>
          </table:table-cell>
          <table:table-cell office:value-type="string">
            <text:p>01417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129.23075">
            <text:p>129,23075</text:p>
          </table:table-cell>
          <table:table-cell office:value-type="float" office:value="63.802491">
            <text:p>63,802491</text:p>
          </table:table-cell>
        </table:table-row>
        <table:table-row table:style-name="ro1">
          <table:table-cell office:value-type="float" office:value="195.59182201">
            <text:p>195,59182201</text:p>
          </table:table-cell>
          <table:table-cell office:value-type="float" office:value="78.59065075">
            <text:p>78,59065075</text:p>
          </table:table-cell>
          <table:table-cell office:value-type="float" office:value="369">
            <text:p>369</text:p>
          </table:table-cell>
          <table:table-cell office:value-type="string">
            <text:p>Club de loisirs Luis Mariano</text:p>
          </table:table-cell>
          <table:table-cell office:value-type="string">
            <text:p>70018300</text:p>
          </table:table-cell>
          <table:table-cell office:value-type="string">
            <text:p>7</text:p>
          </table:table-cell>
          <table:table-cell office:value-type="string">
            <text:p>00183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195.74686">
            <text:p>195,74686</text:p>
          </table:table-cell>
          <table:table-cell office:value-type="float" office:value="78.621584">
            <text:p>78,621584</text:p>
          </table:table-cell>
        </table:table-row>
        <table:table-row table:style-name="ro1">
          <table:table-cell office:value-type="float" office:value="11974.4476842">
            <text:p>11974,4476842</text:p>
          </table:table-cell>
          <table:table-cell office:value-type="float" office:value="480.82045823">
            <text:p>480,82045823</text:p>
          </table:table-cell>
          <table:table-cell office:value-type="float" office:value="370">
            <text:p>370</text:p>
          </table:table-cell>
          <table:table-cell office:value-type="string">
            <text:p>Decathlon</text:p>
          </table:table-cell>
          <table:table-cell table:number-columns-repeated="4"/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11983.90873">
            <text:p>11983,90873</text:p>
          </table:table-cell>
          <table:table-cell office:value-type="float" office:value="481.010086">
            <text:p>481,010086</text:p>
          </table:table-cell>
        </table:table-row>
        <table:table-row table:style-name="ro1">
          <table:table-cell office:value-type="float" office:value="438.89610631">
            <text:p>438,89610631</text:p>
          </table:table-cell>
          <table:table-cell office:value-type="float" office:value="97.92968573">
            <text:p>97,92968573</text:p>
          </table:table-cell>
          <table:table-cell office:value-type="float" office:value="372">
            <text:p>372</text:p>
          </table:table-cell>
          <table:table-cell office:value-type="string">
            <text:p>Espace Antonin Balmès</text:p>
          </table:table-cell>
          <table:table-cell office:value-type="string">
            <text:p>70021500</text:p>
          </table:table-cell>
          <table:table-cell office:value-type="string">
            <text:p>7</text:p>
          </table:table-cell>
          <table:table-cell office:value-type="string">
            <text:p>00215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439.24354">
            <text:p>439,24354</text:p>
          </table:table-cell>
          <table:table-cell office:value-type="float" office:value="97.968319">
            <text:p>97,968319</text:p>
          </table:table-cell>
        </table:table-row>
        <table:table-row table:style-name="ro1">
          <table:table-cell office:value-type="float" office:value="551.02324376">
            <text:p>551,02324376</text:p>
          </table:table-cell>
          <table:table-cell office:value-type="float" office:value="97.27825399">
            <text:p>97,27825399</text:p>
          </table:table-cell>
          <table:table-cell office:value-type="float" office:value="374">
            <text:p>374</text:p>
          </table:table-cell>
          <table:table-cell office:value-type="string">
            <text:p>Collège Fontcarrade</text:p>
          </table:table-cell>
          <table:table-cell office:value-type="string">
            <text:p>70010900</text:p>
          </table:table-cell>
          <table:table-cell office:value-type="string">
            <text:p>7</text:p>
          </table:table-cell>
          <table:table-cell office:value-type="string">
            <text:p>00109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551.45841">
            <text:p>551,45841</text:p>
          </table:table-cell>
          <table:table-cell office:value-type="float" office:value="97.316424">
            <text:p>97,316424</text:p>
          </table:table-cell>
        </table:table-row>
        <table:table-row table:style-name="ro1">
          <table:table-cell office:value-type="float" office:value="5790.29779033">
            <text:p>5790,29779033</text:p>
          </table:table-cell>
          <table:table-cell office:value-type="float" office:value="497.98784132">
            <text:p>497,98784132</text:p>
          </table:table-cell>
          <table:table-cell office:value-type="float" office:value="375">
            <text:p>375</text:p>
          </table:table-cell>
          <table:table-cell office:value-type="string">
            <text:p>C.P.A.M</text:p>
          </table:table-cell>
          <table:table-cell office:value-type="string">
            <text:p>70017100</text:p>
          </table:table-cell>
          <table:table-cell office:value-type="string">
            <text:p>7</text:p>
          </table:table-cell>
          <table:table-cell office:value-type="string">
            <text:p>00171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5794.88099">
            <text:p>5794,88099</text:p>
          </table:table-cell>
          <table:table-cell office:value-type="float" office:value="498.184941">
            <text:p>498,184941</text:p>
          </table:table-cell>
        </table:table-row>
        <table:table-row table:style-name="ro1">
          <table:table-cell office:value-type="float" office:value="64.92975942">
            <text:p>64,92975942</text:p>
          </table:table-cell>
          <table:table-cell office:value-type="float" office:value="55.4560385">
            <text:p>55,4560385</text:p>
          </table:table-cell>
          <table:table-cell office:value-type="float" office:value="376">
            <text:p>376</text:p>
          </table:table-cell>
          <table:table-cell office:value-type="string">
            <text:p>Eglise Pénitents Bleus</text:p>
          </table:table-cell>
          <table:table-cell office:value-type="string">
            <text:p>88888888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CE</text:p>
          </table:table-cell>
          <table:table-cell table:number-columns-repeated="2" office:value-type="float" office:value="0">
            <text:p>0</text:p>
          </table:table-cell>
          <table:table-cell office:value-type="float" office:value="64.9812">
            <text:p>64,9812</text:p>
          </table:table-cell>
          <table:table-cell office:value-type="float" office:value="55.478027">
            <text:p>55,478027</text:p>
          </table:table-cell>
        </table:table-row>
        <table:table-row table:style-name="ro1">
          <table:table-cell office:value-type="float" office:value="803.00861545">
            <text:p>803,00861545</text:p>
          </table:table-cell>
          <table:table-cell office:value-type="float" office:value="152.84449039">
            <text:p>152,84449039</text:p>
          </table:table-cell>
          <table:table-cell office:value-type="float" office:value="378">
            <text:p>378</text:p>
          </table:table-cell>
          <table:table-cell office:value-type="string">
            <text:p>C.R.A.M</text:p>
          </table:table-cell>
          <table:table-cell office:value-type="string">
            <text:p>70017000</text:p>
          </table:table-cell>
          <table:table-cell office:value-type="string">
            <text:p>7</text:p>
          </table:table-cell>
          <table:table-cell office:value-type="string">
            <text:p>00170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803.6423">
            <text:p>803,6423</text:p>
          </table:table-cell>
          <table:table-cell office:value-type="float" office:value="152.9055">
            <text:p>152,9055</text:p>
          </table:table-cell>
        </table:table-row>
        <table:table-row table:style-name="ro1">
          <table:table-cell office:value-type="float" office:value="206.83517484">
            <text:p>206,83517484</text:p>
          </table:table-cell>
          <table:table-cell office:value-type="float" office:value="114.4879794">
            <text:p>114,4879794</text:p>
          </table:table-cell>
          <table:table-cell office:value-type="float" office:value="380">
            <text:p>380</text:p>
          </table:table-cell>
          <table:table-cell office:value-type="string">
            <text:p>M.P.T Albertine-Sarrazin</text:p>
          </table:table-cell>
          <table:table-cell office:value-type="string">
            <text:p>00045900</text:p>
          </table:table-cell>
          <table:table-cell office:value-type="string">
            <text:p>0</text:p>
          </table:table-cell>
          <table:table-cell office:value-type="string">
            <text:p>00459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206.999">
            <text:p>206,999</text:p>
          </table:table-cell>
          <table:table-cell office:value-type="float" office:value="114.533743">
            <text:p>114,533743</text:p>
          </table:table-cell>
        </table:table-row>
        <table:table-row table:style-name="ro1">
          <table:table-cell office:value-type="float" office:value="290.82582806">
            <text:p>290,82582806</text:p>
          </table:table-cell>
          <table:table-cell office:value-type="float" office:value="73.74057172">
            <text:p>73,74057172</text:p>
          </table:table-cell>
          <table:table-cell office:value-type="float" office:value="381">
            <text:p>381</text:p>
          </table:table-cell>
          <table:table-cell office:value-type="string">
            <text:p>Collège Fontcarrade</text:p>
          </table:table-cell>
          <table:table-cell office:value-type="string">
            <text:p>70010900</text:p>
          </table:table-cell>
          <table:table-cell office:value-type="string">
            <text:p>7</text:p>
          </table:table-cell>
          <table:table-cell office:value-type="string">
            <text:p>00109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291.05666">
            <text:p>291,05666</text:p>
          </table:table-cell>
          <table:table-cell office:value-type="float" office:value="73.769967">
            <text:p>73,769967</text:p>
          </table:table-cell>
        </table:table-row>
        <table:table-row table:style-name="ro1">
          <table:table-cell office:value-type="float" office:value="357.56243748">
            <text:p>357,56243748</text:p>
          </table:table-cell>
          <table:table-cell office:value-type="float" office:value="92.5999651">
            <text:p>92,5999651</text:p>
          </table:table-cell>
          <table:table-cell office:value-type="float" office:value="382">
            <text:p>382</text:p>
          </table:table-cell>
          <table:table-cell office:value-type="string">
            <text:p>Crèche Antigone</text:p>
          </table:table-cell>
          <table:table-cell office:value-type="string">
            <text:p>00020400</text:p>
          </table:table-cell>
          <table:table-cell office:value-type="string">
            <text:p>0</text:p>
          </table:table-cell>
          <table:table-cell office:value-type="string">
            <text:p>00204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357.84479">
            <text:p>357,84479</text:p>
          </table:table-cell>
          <table:table-cell office:value-type="float" office:value="92.636678">
            <text:p>92,636678</text:p>
          </table:table-cell>
        </table:table-row>
        <table:table-row table:style-name="ro1">
          <table:table-cell office:value-type="float" office:value="115.12445627">
            <text:p>115,12445627</text:p>
          </table:table-cell>
          <table:table-cell office:value-type="float" office:value="45.085316">
            <text:p>45,085316</text:p>
          </table:table-cell>
          <table:table-cell office:value-type="float" office:value="383">
            <text:p>383</text:p>
          </table:table-cell>
          <table:table-cell office:value-type="string">
            <text:p>Collège Fontcarrade</text:p>
          </table:table-cell>
          <table:table-cell office:value-type="string">
            <text:p>70010900</text:p>
          </table:table-cell>
          <table:table-cell office:value-type="string">
            <text:p>7</text:p>
          </table:table-cell>
          <table:table-cell office:value-type="string">
            <text:p>00109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15.21631">
            <text:p>115,21631</text:p>
          </table:table-cell>
          <table:table-cell office:value-type="float" office:value="45.103242">
            <text:p>45,103242</text:p>
          </table:table-cell>
        </table:table-row>
        <table:table-row table:style-name="ro1">
          <table:table-cell office:value-type="float" office:value="129.00809064">
            <text:p>129,00809064</text:p>
          </table:table-cell>
          <table:table-cell office:value-type="float" office:value="45.62134148">
            <text:p>45,62134148</text:p>
          </table:table-cell>
          <table:table-cell office:value-type="float" office:value="385">
            <text:p>385</text:p>
          </table:table-cell>
          <table:table-cell office:value-type="string">
            <text:p>Hôtel de Région</text:p>
          </table:table-cell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29.1107">
            <text:p>129,1107</text:p>
          </table:table-cell>
          <table:table-cell office:value-type="float" office:value="45.639405">
            <text:p>45,639405</text:p>
          </table:table-cell>
        </table:table-row>
        <table:table-row table:style-name="ro1">
          <table:table-cell office:value-type="float" office:value="236.01494386">
            <text:p>236,01494386</text:p>
          </table:table-cell>
          <table:table-cell office:value-type="float" office:value="65.71238982">
            <text:p>65,71238982</text:p>
          </table:table-cell>
          <table:table-cell office:value-type="float" office:value="386">
            <text:p>386</text:p>
          </table:table-cell>
          <table:table-cell office:value-type="string">
            <text:p>Espace Montpellier Jeunesse</text:p>
          </table:table-cell>
          <table:table-cell table:number-columns-repeated="4"/>
          <table:table-cell office:value-type="string">
            <text:p>BM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236.20104">
            <text:p>236,20104</text:p>
          </table:table-cell>
          <table:table-cell office:value-type="float" office:value="65.738224">
            <text:p>65,738224</text:p>
          </table:table-cell>
        </table:table-row>
        <table:table-row table:style-name="ro1">
          <table:table-cell office:value-type="float" office:value="93.5155313">
            <text:p>93,5155313</text:p>
          </table:table-cell>
          <table:table-cell office:value-type="float" office:value="39.53073943">
            <text:p>39,53073943</text:p>
          </table:table-cell>
          <table:table-cell office:value-type="float" office:value="387">
            <text:p>387</text:p>
          </table:table-cell>
          <table:table-cell office:value-type="string">
            <text:p>Collège Fontcarrade</text:p>
          </table:table-cell>
          <table:table-cell office:value-type="string">
            <text:p>70010900</text:p>
          </table:table-cell>
          <table:table-cell office:value-type="string">
            <text:p>7</text:p>
          </table:table-cell>
          <table:table-cell office:value-type="string">
            <text:p>00109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93.59027">
            <text:p>93,59027</text:p>
          </table:table-cell>
          <table:table-cell office:value-type="float" office:value="39.546457">
            <text:p>39,546457</text:p>
          </table:table-cell>
        </table:table-row>
        <table:table-row table:style-name="ro1">
          <table:table-cell office:value-type="float" office:value="718.95780002">
            <text:p>718,95780002</text:p>
          </table:table-cell>
          <table:table-cell office:value-type="float" office:value="115.548045">
            <text:p>115,548045</text:p>
          </table:table-cell>
          <table:table-cell office:value-type="float" office:value="388">
            <text:p>388</text:p>
          </table:table-cell>
          <table:table-cell office:value-type="string">
            <text:p>Collège Fontcarrade</text:p>
          </table:table-cell>
          <table:table-cell office:value-type="string">
            <text:p>70010900</text:p>
          </table:table-cell>
          <table:table-cell office:value-type="string">
            <text:p>7</text:p>
          </table:table-cell>
          <table:table-cell office:value-type="string">
            <text:p>00109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719.52588">
            <text:p>719,52588</text:p>
          </table:table-cell>
          <table:table-cell office:value-type="float" office:value="115.593469">
            <text:p>115,593469</text:p>
          </table:table-cell>
        </table:table-row>
        <table:table-row table:style-name="ro1">
          <table:table-cell office:value-type="float" office:value="95.98638445">
            <text:p>95,98638445</text:p>
          </table:table-cell>
          <table:table-cell office:value-type="float" office:value="68.11655062">
            <text:p>68,11655062</text:p>
          </table:table-cell>
          <table:table-cell office:value-type="float" office:value="390">
            <text:p>390</text:p>
          </table:table-cell>
          <table:table-cell office:value-type="string">
            <text:p>Eglise Don Bosco</text:p>
          </table:table-cell>
          <table:table-cell office:value-type="string">
            <text:p>88888888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CE</text:p>
          </table:table-cell>
          <table:table-cell table:number-columns-repeated="2" office:value-type="float" office:value="0">
            <text:p>0</text:p>
          </table:table-cell>
          <table:table-cell office:value-type="float" office:value="96.0628">
            <text:p>96,0628</text:p>
          </table:table-cell>
          <table:table-cell office:value-type="float" office:value="68.143711">
            <text:p>68,143711</text:p>
          </table:table-cell>
        </table:table-row>
        <table:table-row table:style-name="ro1">
          <table:table-cell office:value-type="float" office:value="516.59395938">
            <text:p>516,59395938</text:p>
          </table:table-cell>
          <table:table-cell office:value-type="float" office:value="123.13001981">
            <text:p>123,13001981</text:p>
          </table:table-cell>
          <table:table-cell office:value-type="float" office:value="391">
            <text:p>391</text:p>
          </table:table-cell>
          <table:table-cell/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517.00228">
            <text:p>517,00228</text:p>
          </table:table-cell>
          <table:table-cell office:value-type="float" office:value="123.178896">
            <text:p>123,178896</text:p>
          </table:table-cell>
        </table:table-row>
        <table:table-row table:style-name="ro1">
          <table:table-cell office:value-type="float" office:value="815.6895219">
            <text:p>815,6895219</text:p>
          </table:table-cell>
          <table:table-cell office:value-type="float" office:value="119.61516663">
            <text:p>119,61516663</text:p>
          </table:table-cell>
          <table:table-cell office:value-type="float" office:value="393">
            <text:p>393</text:p>
          </table:table-cell>
          <table:table-cell office:value-type="string">
            <text:p>Maison des Sports LR</text:p>
          </table:table-cell>
          <table:table-cell table:number-columns-repeated="4"/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816.33242">
            <text:p>816,33242</text:p>
          </table:table-cell>
          <table:table-cell office:value-type="float" office:value="119.662336">
            <text:p>119,662336</text:p>
          </table:table-cell>
        </table:table-row>
        <table:table-row table:style-name="ro1">
          <table:table-cell office:value-type="float" office:value="728.51504688">
            <text:p>728,51504688</text:p>
          </table:table-cell>
          <table:table-cell office:value-type="float" office:value="116.5969942">
            <text:p>116,5969942</text:p>
          </table:table-cell>
          <table:table-cell office:value-type="float" office:value="394">
            <text:p>394</text:p>
          </table:table-cell>
          <table:table-cell/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729.08941">
            <text:p>729,08941</text:p>
          </table:table-cell>
          <table:table-cell office:value-type="float" office:value="116.642786">
            <text:p>116,642786</text:p>
          </table:table-cell>
        </table:table-row>
        <table:table-row table:style-name="ro1">
          <table:table-cell office:value-type="float" office:value="812.88810612">
            <text:p>812,88810612</text:p>
          </table:table-cell>
          <table:table-cell office:value-type="float" office:value="119.03149054">
            <text:p>119,03149054</text:p>
          </table:table-cell>
          <table:table-cell office:value-type="float" office:value="396">
            <text:p>396</text:p>
          </table:table-cell>
          <table:table-cell office:value-type="string">
            <text:p>FRANCE TELECOM - Antigone</text:p>
          </table:table-cell>
          <table:table-cell office:value-type="string">
            <text:p>70023400</text:p>
          </table:table-cell>
          <table:table-cell office:value-type="string">
            <text:p>7</text:p>
          </table:table-cell>
          <table:table-cell office:value-type="string">
            <text:p>00234</text:p>
          </table:table-cell>
          <table:table-cell office:value-type="string">
            <text:p>00</text:p>
          </table:table-cell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813.53082">
            <text:p>813,53082</text:p>
          </table:table-cell>
          <table:table-cell office:value-type="float" office:value="119.078353">
            <text:p>119,078353</text:p>
          </table:table-cell>
        </table:table-row>
        <table:table-row table:style-name="ro1">
          <table:table-cell office:value-type="float" office:value="586.27417507">
            <text:p>586,27417507</text:p>
          </table:table-cell>
          <table:table-cell office:value-type="float" office:value="99.6095876">
            <text:p>99,6095876</text:p>
          </table:table-cell>
          <table:table-cell office:value-type="float" office:value="397">
            <text:p>397</text:p>
          </table:table-cell>
          <table:table-cell office:value-type="string">
            <text:p>Ecole maternelle Francis Garnier</text:p>
          </table:table-cell>
          <table:table-cell office:value-type="string">
            <text:p>00030902</text:p>
          </table:table-cell>
          <table:table-cell office:value-type="string">
            <text:p>0</text:p>
          </table:table-cell>
          <table:table-cell office:value-type="string">
            <text:p>00309</text:p>
          </table:table-cell>
          <table:table-cell office:value-type="string">
            <text:p>02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586.73609">
            <text:p>586,73609</text:p>
          </table:table-cell>
          <table:table-cell office:value-type="float" office:value="99.648746">
            <text:p>99,648746</text:p>
          </table:table-cell>
        </table:table-row>
        <table:table-row table:style-name="ro1">
          <table:table-cell office:value-type="float" office:value="634.07009387">
            <text:p>634,07009387</text:p>
          </table:table-cell>
          <table:table-cell office:value-type="float" office:value="108.00874506">
            <text:p>108,00874506</text:p>
          </table:table-cell>
          <table:table-cell office:value-type="float" office:value="568">
            <text:p>568</text:p>
          </table:table-cell>
          <table:table-cell office:value-type="string">
            <text:p>Lycée Jean Mermoz</text:p>
          </table:table-cell>
          <table:table-cell office:value-type="string">
            <text:p>70009900</text:p>
          </table:table-cell>
          <table:table-cell office:value-type="string">
            <text:p>7</text:p>
          </table:table-cell>
          <table:table-cell office:value-type="string">
            <text:p>70099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634.56934">
            <text:p>634,56934</text:p>
          </table:table-cell>
          <table:table-cell office:value-type="float" office:value="108.051147">
            <text:p>108,051147</text:p>
          </table:table-cell>
        </table:table-row>
        <table:table-row table:style-name="ro1">
          <table:table-cell office:value-type="float" office:value="276.05806574">
            <text:p>276,05806574</text:p>
          </table:table-cell>
          <table:table-cell office:value-type="float" office:value="138.39648212">
            <text:p>138,39648212</text:p>
          </table:table-cell>
          <table:table-cell office:value-type="float" office:value="569">
            <text:p>569</text:p>
          </table:table-cell>
          <table:table-cell office:value-type="string">
            <text:p>Palais de Justice</text:p>
          </table:table-cell>
          <table:table-cell office:value-type="string">
            <text:p>70005500</text:p>
          </table:table-cell>
          <table:table-cell office:value-type="string">
            <text:p>7</text:p>
          </table:table-cell>
          <table:table-cell office:value-type="string">
            <text:p>00055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276.27449">
            <text:p>276,27449</text:p>
          </table:table-cell>
          <table:table-cell office:value-type="float" office:value="138.450568">
            <text:p>138,450568</text:p>
          </table:table-cell>
        </table:table-row>
        <table:table-row table:style-name="ro1">
          <table:table-cell office:value-type="float" office:value="3084.3311752">
            <text:p>3084,3311752</text:p>
          </table:table-cell>
          <table:table-cell office:value-type="float" office:value="223.90830286">
            <text:p>223,90830286</text:p>
          </table:table-cell>
          <table:table-cell office:value-type="float" office:value="571">
            <text:p>571</text:p>
          </table:table-cell>
          <table:table-cell office:value-type="string">
            <text:p>Lycée Joffre</text:p>
          </table:table-cell>
          <table:table-cell office:value-type="string">
            <text:p>88888888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float" office:value="3086.75303">
            <text:p>3086,75303</text:p>
          </table:table-cell>
          <table:table-cell office:value-type="float" office:value="223.99618">
            <text:p>223,99618</text:p>
          </table:table-cell>
        </table:table-row>
        <table:table-row table:style-name="ro1">
          <table:table-cell office:value-type="float" office:value="443.9609562">
            <text:p>443,9609562</text:p>
          </table:table-cell>
          <table:table-cell office:value-type="float" office:value="129.38619935">
            <text:p>129,38619935</text:p>
          </table:table-cell>
          <table:table-cell office:value-type="float" office:value="572">
            <text:p>572</text:p>
          </table:table-cell>
          <table:table-cell office:value-type="string">
            <text:p>Maison de Quartier Jacques Prévert</text:p>
          </table:table-cell>
          <table:table-cell office:value-type="string">
            <text:p>00012500</text:p>
          </table:table-cell>
          <table:table-cell office:value-type="string">
            <text:p>0</text:p>
          </table:table-cell>
          <table:table-cell office:value-type="string">
            <text:p>00125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444.30999">
            <text:p>444,30999</text:p>
          </table:table-cell>
          <table:table-cell office:value-type="float" office:value="129.437255">
            <text:p>129,437255</text:p>
          </table:table-cell>
        </table:table-row>
        <table:table-row table:style-name="ro1">
          <table:table-cell office:value-type="float" office:value="118.12286869">
            <text:p>118,12286869</text:p>
          </table:table-cell>
          <table:table-cell office:value-type="float" office:value="48.90801829">
            <text:p>48,90801829</text:p>
          </table:table-cell>
          <table:table-cell office:value-type="float" office:value="573">
            <text:p>573</text:p>
          </table:table-cell>
          <table:table-cell office:value-type="string">
            <text:p>Lycée Jules Guesdes</text:p>
          </table:table-cell>
          <table:table-cell office:value-type="string">
            <text:p>70010300</text:p>
          </table:table-cell>
          <table:table-cell office:value-type="string">
            <text:p>7</text:p>
          </table:table-cell>
          <table:table-cell office:value-type="string">
            <text:p>00103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18.21623">
            <text:p>118,21623</text:p>
          </table:table-cell>
          <table:table-cell office:value-type="float" office:value="48.927295">
            <text:p>48,927295</text:p>
          </table:table-cell>
        </table:table-row>
        <table:table-row table:style-name="ro1">
          <table:table-cell office:value-type="float" office:value="1086.25058445">
            <text:p>1086,25058445</text:p>
          </table:table-cell>
          <table:table-cell office:value-type="float" office:value="176.27766422">
            <text:p>176,27766422</text:p>
          </table:table-cell>
          <table:table-cell office:value-type="float" office:value="575">
            <text:p>575</text:p>
          </table:table-cell>
          <table:table-cell office:value-type="string">
            <text:p>Salle Guillaume de Nogaret</text:p>
          </table:table-cell>
          <table:table-cell office:value-type="string">
            <text:p>88888888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1087.10165">
            <text:p>1087,10165</text:p>
          </table:table-cell>
          <table:table-cell office:value-type="float" office:value="176.346486">
            <text:p>176,346486</text:p>
          </table:table-cell>
        </table:table-row>
        <table:table-row table:style-name="ro1">
          <table:table-cell office:value-type="float" office:value="247.10562492">
            <text:p>247,10562492</text:p>
          </table:table-cell>
          <table:table-cell office:value-type="float" office:value="74.23657041">
            <text:p>74,23657041</text:p>
          </table:table-cell>
          <table:table-cell office:value-type="float" office:value="576">
            <text:p>576</text:p>
          </table:table-cell>
          <table:table-cell office:value-type="string">
            <text:p>Chateau de la Piscine</text:p>
          </table:table-cell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247.29856">
            <text:p>247,29856</text:p>
          </table:table-cell>
          <table:table-cell office:value-type="float" office:value="74.265322">
            <text:p>74,265322</text:p>
          </table:table-cell>
        </table:table-row>
        <table:table-row table:style-name="ro1">
          <table:table-cell office:value-type="float" office:value="420.72692811">
            <text:p>420,72692811</text:p>
          </table:table-cell>
          <table:table-cell office:value-type="float" office:value="113.39308525">
            <text:p>113,39308525</text:p>
          </table:table-cell>
          <table:table-cell office:value-type="float" office:value="577">
            <text:p>577</text:p>
          </table:table-cell>
          <table:table-cell office:value-type="string">
            <text:p>Chateau de la Piscine</text:p>
          </table:table-cell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421.05653">
            <text:p>421,05653</text:p>
          </table:table-cell>
          <table:table-cell office:value-type="float" office:value="113.438066">
            <text:p>113,438066</text:p>
          </table:table-cell>
        </table:table-row>
        <table:table-row table:style-name="ro1">
          <table:table-cell office:value-type="float" office:value="1420.44392455">
            <text:p>1420,44392455</text:p>
          </table:table-cell>
          <table:table-cell office:value-type="float" office:value="207.20700965">
            <text:p>207,20700965</text:p>
          </table:table-cell>
          <table:table-cell office:value-type="float" office:value="579">
            <text:p>579</text:p>
          </table:table-cell>
          <table:table-cell office:value-type="string">
            <text:p>Ecole maternelle Sarah Bernhardt</text:p>
          </table:table-cell>
          <table:table-cell office:value-type="string">
            <text:p>00106201</text:p>
          </table:table-cell>
          <table:table-cell office:value-type="string">
            <text:p>0</text:p>
          </table:table-cell>
          <table:table-cell office:value-type="string">
            <text:p>01062</text:p>
          </table:table-cell>
          <table:table-cell office:value-type="string">
            <text:p>01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1421.55422">
            <text:p>1421,55422</text:p>
          </table:table-cell>
          <table:table-cell office:value-type="float" office:value="207.28812">
            <text:p>207,28812</text:p>
          </table:table-cell>
        </table:table-row>
        <table:table-row table:style-name="ro1">
          <table:table-cell office:value-type="float" office:value="116.57948132">
            <text:p>116,57948132</text:p>
          </table:table-cell>
          <table:table-cell office:value-type="float" office:value="49.27561014">
            <text:p>49,27561014</text:p>
          </table:table-cell>
          <table:table-cell office:value-type="float" office:value="580">
            <text:p>580</text:p>
          </table:table-cell>
          <table:table-cell/>
          <table:table-cell office:value-type="string">
            <text:p>88888888</text:p>
          </table:table-cell>
          <table:table-cell table:number-columns-repeated="3"/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float" office:value="116.67094">
            <text:p>116,67094</text:p>
          </table:table-cell>
          <table:table-cell office:value-type="float" office:value="49.295051">
            <text:p>49,295051</text:p>
          </table:table-cell>
        </table:table-row>
        <table:table-row table:style-name="ro1">
          <table:table-cell office:value-type="float" office:value="195.79731409">
            <text:p>195,79731409</text:p>
          </table:table-cell>
          <table:table-cell office:value-type="float" office:value="66.42445976">
            <text:p>66,42445976</text:p>
          </table:table-cell>
          <table:table-cell office:value-type="float" office:value="582">
            <text:p>582</text:p>
          </table:table-cell>
          <table:table-cell/>
          <table:table-cell office:value-type="string">
            <text:p>00031800</text:p>
          </table:table-cell>
          <table:table-cell office:value-type="string">
            <text:p>0</text:p>
          </table:table-cell>
          <table:table-cell office:value-type="string">
            <text:p>00318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95.95077">
            <text:p>195,95077</text:p>
          </table:table-cell>
          <table:table-cell office:value-type="float" office:value="66.45051">
            <text:p>66,45051</text:p>
          </table:table-cell>
        </table:table-row>
        <table:table-row table:style-name="ro1">
          <table:table-cell office:value-type="float" office:value="559.53500041">
            <text:p>559,53500041</text:p>
          </table:table-cell>
          <table:table-cell office:value-type="float" office:value="104.93585562">
            <text:p>104,93585562</text:p>
          </table:table-cell>
          <table:table-cell office:value-type="float" office:value="584">
            <text:p>584</text:p>
          </table:table-cell>
          <table:table-cell office:value-type="string">
            <text:p>Mairie annexe Celleneuve</text:p>
          </table:table-cell>
          <table:table-cell office:value-type="string">
            <text:p>00057400</text:p>
          </table:table-cell>
          <table:table-cell office:value-type="string">
            <text:p>0</text:p>
          </table:table-cell>
          <table:table-cell office:value-type="string">
            <text:p>00574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559.97442">
            <text:p>559,97442</text:p>
          </table:table-cell>
          <table:table-cell office:value-type="float" office:value="104.977132">
            <text:p>104,977132</text:p>
          </table:table-cell>
        </table:table-row>
        <table:table-row table:style-name="ro1">
          <table:table-cell office:value-type="float" office:value="833.24824669">
            <text:p>833,24824669</text:p>
          </table:table-cell>
          <table:table-cell office:value-type="float" office:value="179.13799128">
            <text:p>179,13799128</text:p>
          </table:table-cell>
          <table:table-cell office:value-type="float" office:value="586">
            <text:p>586</text:p>
          </table:table-cell>
          <table:table-cell/>
          <table:table-cell office:value-type="string">
            <text:p>99999999</text:p>
          </table:table-cell>
          <table:table-cell table:number-columns-repeated="3"/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833.89951">
            <text:p>833,89951</text:p>
          </table:table-cell>
          <table:table-cell office:value-type="float" office:value="179.207979">
            <text:p>179,207979</text:p>
          </table:table-cell>
        </table:table-row>
        <table:table-row table:style-name="ro1">
          <table:table-cell office:value-type="float" office:value="294.21842492">
            <text:p>294,21842492</text:p>
          </table:table-cell>
          <table:table-cell office:value-type="float" office:value="86.37722115">
            <text:p>86,37722115</text:p>
          </table:table-cell>
          <table:table-cell office:value-type="float" office:value="587">
            <text:p>587</text:p>
          </table:table-cell>
          <table:table-cell office:value-type="string">
            <text:p>Lycée Joffre</text:p>
          </table:table-cell>
          <table:table-cell office:value-type="string">
            <text:p>70009700</text:p>
          </table:table-cell>
          <table:table-cell office:value-type="string">
            <text:p>7</text:p>
          </table:table-cell>
          <table:table-cell office:value-type="string">
            <text:p>00097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294.4478">
            <text:p>294,4478</text:p>
          </table:table-cell>
          <table:table-cell office:value-type="float" office:value="86.410996">
            <text:p>86,410996</text:p>
          </table:table-cell>
        </table:table-row>
        <table:table-row table:style-name="ro1">
          <table:table-cell office:value-type="float" office:value="159.49091869">
            <text:p>159,49091869</text:p>
          </table:table-cell>
          <table:table-cell office:value-type="float" office:value="59.68944767">
            <text:p>59,68944767</text:p>
          </table:table-cell>
          <table:table-cell office:value-type="float" office:value="588">
            <text:p>588</text:p>
          </table:table-cell>
          <table:table-cell office:value-type="string">
            <text:p>Lycée Jules Guesdes</text:p>
          </table:table-cell>
          <table:table-cell office:value-type="string">
            <text:p>70010300</text:p>
          </table:table-cell>
          <table:table-cell office:value-type="string">
            <text:p>7</text:p>
          </table:table-cell>
          <table:table-cell office:value-type="string">
            <text:p>00103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59.61511">
            <text:p>159,61511</text:p>
          </table:table-cell>
          <table:table-cell office:value-type="float" office:value="59.7127">
            <text:p>59,7127</text:p>
          </table:table-cell>
        </table:table-row>
        <table:table-row table:style-name="ro1">
          <table:table-cell office:value-type="float" office:value="129.10240938">
            <text:p>129,10240938</text:p>
          </table:table-cell>
          <table:table-cell office:value-type="float" office:value="45.72389098">
            <text:p>45,72389098</text:p>
          </table:table-cell>
          <table:table-cell office:value-type="float" office:value="590">
            <text:p>590</text:p>
          </table:table-cell>
          <table:table-cell office:value-type="string">
            <text:p>Ecole Maternelle J.J Rousseau</text:p>
          </table:table-cell>
          <table:table-cell office:value-type="string">
            <text:p>00033401</text:p>
          </table:table-cell>
          <table:table-cell office:value-type="string">
            <text:p>0</text:p>
          </table:table-cell>
          <table:table-cell office:value-type="string">
            <text:p>00334</text:p>
          </table:table-cell>
          <table:table-cell office:value-type="string">
            <text:p>01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129.20382">
            <text:p>129,20382</text:p>
          </table:table-cell>
          <table:table-cell office:value-type="float" office:value="45.741785">
            <text:p>45,741785</text:p>
          </table:table-cell>
        </table:table-row>
        <table:table-row table:style-name="ro1">
          <table:table-cell office:value-type="float" office:value="52.31107812">
            <text:p>52,31107812</text:p>
          </table:table-cell>
          <table:table-cell office:value-type="float" office:value="54.44327687">
            <text:p>54,44327687</text:p>
          </table:table-cell>
          <table:table-cell office:value-type="float" office:value="591">
            <text:p>591</text:p>
          </table:table-cell>
          <table:table-cell office:value-type="string">
            <text:p>Eglise St Matthieu</text:p>
          </table:table-cell>
          <table:table-cell office:value-type="string">
            <text:p>00070600</text:p>
          </table:table-cell>
          <table:table-cell office:value-type="string">
            <text:p>0</text:p>
          </table:table-cell>
          <table:table-cell office:value-type="string">
            <text:p>00706</text:p>
          </table:table-cell>
          <table:table-cell office:value-type="string">
            <text:p>00</text:p>
          </table:table-cell>
          <table:table-cell office:value-type="string">
            <text:p>CE</text:p>
          </table:table-cell>
          <table:table-cell table:number-columns-repeated="2" office:value-type="float" office:value="0">
            <text:p>0</text:p>
          </table:table-cell>
          <table:table-cell office:value-type="float" office:value="52.35241">
            <text:p>52,35241</text:p>
          </table:table-cell>
          <table:table-cell office:value-type="float" office:value="54.464273">
            <text:p>54,464273</text:p>
          </table:table-cell>
        </table:table-row>
        <table:table-row table:style-name="ro1">
          <table:table-cell office:value-type="float" office:value="719.94639681">
            <text:p>719,94639681</text:p>
          </table:table-cell>
          <table:table-cell office:value-type="float" office:value="115.78732387">
            <text:p>115,78732387</text:p>
          </table:table-cell>
          <table:table-cell office:value-type="float" office:value="593">
            <text:p>593</text:p>
          </table:table-cell>
          <table:table-cell office:value-type="string">
            <text:p>Piscine Pitot</text:p>
          </table:table-cell>
          <table:table-cell office:value-type="string">
            <text:p>88888888</text:p>
          </table:table-cell>
          <table:table-cell table:number-columns-repeated="3"/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720.51028">
            <text:p>720,51028</text:p>
          </table:table-cell>
          <table:table-cell office:value-type="float" office:value="115.832751">
            <text:p>115,832751</text:p>
          </table:table-cell>
        </table:table-row>
        <table:table-row table:style-name="ro1">
          <table:table-cell office:value-type="float" office:value="1411.87585315">
            <text:p>1411,87585315</text:p>
          </table:table-cell>
          <table:table-cell office:value-type="float" office:value="231.27106805">
            <text:p>231,27106805</text:p>
          </table:table-cell>
          <table:table-cell office:value-type="float" office:value="595">
            <text:p>595</text:p>
          </table:table-cell>
          <table:table-cell office:value-type="string">
            <text:p>Piscine Pitot</text:p>
          </table:table-cell>
          <table:table-cell office:value-type="string">
            <text:p>70008600</text:p>
          </table:table-cell>
          <table:table-cell office:value-type="string">
            <text:p>7</text:p>
          </table:table-cell>
          <table:table-cell office:value-type="string">
            <text:p>00086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412.9838">
            <text:p>1412,9838</text:p>
          </table:table-cell>
          <table:table-cell office:value-type="float" office:value="231.361823">
            <text:p>231,361823</text:p>
          </table:table-cell>
        </table:table-row>
        <table:table-row table:style-name="ro1">
          <table:table-cell office:value-type="float" office:value="407.04917183">
            <text:p>407,04917183</text:p>
          </table:table-cell>
          <table:table-cell office:value-type="float" office:value="155.52008206">
            <text:p>155,52008206</text:p>
          </table:table-cell>
          <table:table-cell office:value-type="float" office:value="597">
            <text:p>597</text:p>
          </table:table-cell>
          <table:table-cell office:value-type="string">
            <text:p>Eglise St Matthieu</text:p>
          </table:table-cell>
          <table:table-cell office:value-type="string">
            <text:p>00070600</text:p>
          </table:table-cell>
          <table:table-cell office:value-type="string">
            <text:p>0</text:p>
          </table:table-cell>
          <table:table-cell office:value-type="string">
            <text:p>00706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407.36714">
            <text:p>407,36714</text:p>
          </table:table-cell>
          <table:table-cell office:value-type="float" office:value="155.580319">
            <text:p>155,580319</text:p>
          </table:table-cell>
        </table:table-row>
        <table:table-row table:style-name="ro1">
          <table:table-cell office:value-type="float" office:value="37.43899065">
            <text:p>37,43899065</text:p>
          </table:table-cell>
          <table:table-cell office:value-type="float" office:value="26.39304779">
            <text:p>26,39304779</text:p>
          </table:table-cell>
          <table:table-cell office:value-type="float" office:value="599">
            <text:p>599</text:p>
          </table:table-cell>
          <table:table-cell office:value-type="string">
            <text:p>Clinique Clémentville</text:p>
          </table:table-cell>
          <table:table-cell office:value-type="string">
            <text:p>70015400</text:p>
          </table:table-cell>
          <table:table-cell office:value-type="string">
            <text:p>7</text:p>
          </table:table-cell>
          <table:table-cell office:value-type="string">
            <text:p>00154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37.46834">
            <text:p>37,46834</text:p>
          </table:table-cell>
          <table:table-cell office:value-type="float" office:value="26.40355">
            <text:p>26,40355</text:p>
          </table:table-cell>
        </table:table-row>
        <table:table-row table:style-name="ro1">
          <table:table-cell office:value-type="float" office:value="921.85262398">
            <text:p>921,85262398</text:p>
          </table:table-cell>
          <table:table-cell office:value-type="float" office:value="231.23364931">
            <text:p>231,23364931</text:p>
          </table:table-cell>
          <table:table-cell office:value-type="float" office:value="600">
            <text:p>600</text:p>
          </table:table-cell>
          <table:table-cell office:value-type="string">
            <text:p>D.R.A.C</text:p>
          </table:table-cell>
          <table:table-cell office:value-type="string">
            <text:p>70000300</text:p>
          </table:table-cell>
          <table:table-cell office:value-type="string">
            <text:p>7</text:p>
          </table:table-cell>
          <table:table-cell office:value-type="string">
            <text:p>00003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922.57691">
            <text:p>922,57691</text:p>
          </table:table-cell>
          <table:table-cell office:value-type="float" office:value="231.324207">
            <text:p>231,324207</text:p>
          </table:table-cell>
        </table:table-row>
        <table:table-row table:style-name="ro1">
          <table:table-cell office:value-type="float" office:value="783.03649382">
            <text:p>783,03649382</text:p>
          </table:table-cell>
          <table:table-cell office:value-type="float" office:value="121.10220212">
            <text:p>121,10220212</text:p>
          </table:table-cell>
          <table:table-cell office:value-type="float" office:value="601">
            <text:p>601</text:p>
          </table:table-cell>
          <table:table-cell office:value-type="string">
            <text:p>Lycée Joffre</text:p>
          </table:table-cell>
          <table:table-cell office:value-type="string">
            <text:p>70009700</text:p>
          </table:table-cell>
          <table:table-cell office:value-type="string">
            <text:p>7</text:p>
          </table:table-cell>
          <table:table-cell office:value-type="string">
            <text:p>00097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783.65095">
            <text:p>783,65095</text:p>
          </table:table-cell>
          <table:table-cell office:value-type="float" office:value="121.149681">
            <text:p>121,149681</text:p>
          </table:table-cell>
        </table:table-row>
        <table:table-row table:style-name="ro1">
          <table:table-cell office:value-type="float" office:value="996.78889358">
            <text:p>996,78889358</text:p>
          </table:table-cell>
          <table:table-cell office:value-type="float" office:value="188.65830521">
            <text:p>188,65830521</text:p>
          </table:table-cell>
          <table:table-cell office:value-type="float" office:value="504">
            <text:p>504</text:p>
          </table:table-cell>
          <table:table-cell office:value-type="string">
            <text:p>Ecole élémentaire Paul Langevin</text:p>
          </table:table-cell>
          <table:table-cell office:value-type="string">
            <text:p>00029003</text:p>
          </table:table-cell>
          <table:table-cell office:value-type="string">
            <text:p>0</text:p>
          </table:table-cell>
          <table:table-cell office:value-type="string">
            <text:p>00290</text:p>
          </table:table-cell>
          <table:table-cell office:value-type="string">
            <text:p>03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997.57264">
            <text:p>997,57264</text:p>
          </table:table-cell>
          <table:table-cell office:value-type="float" office:value="188.732399">
            <text:p>188,732399</text:p>
          </table:table-cell>
        </table:table-row>
        <table:table-row table:style-name="ro1">
          <table:table-cell office:value-type="float" office:value="756.16034049">
            <text:p>756,16034049</text:p>
          </table:table-cell>
          <table:table-cell office:value-type="float" office:value="116.52668381">
            <text:p>116,52668381</text:p>
          </table:table-cell>
          <table:table-cell office:value-type="float" office:value="509">
            <text:p>509</text:p>
          </table:table-cell>
          <table:table-cell office:value-type="string">
            <text:p>Château de Flaugergues</text:p>
          </table:table-cell>
          <table:table-cell office:value-type="string">
            <text:p>70008100</text:p>
          </table:table-cell>
          <table:table-cell office:value-type="string">
            <text:p>7</text:p>
          </table:table-cell>
          <table:table-cell office:value-type="string">
            <text:p>00081</text:p>
          </table:table-cell>
          <table:table-cell office:value-type="string">
            <text:p>00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float" office:value="756.75264">
            <text:p>756,75264</text:p>
          </table:table-cell>
          <table:table-cell office:value-type="float" office:value="116.572087">
            <text:p>116,572087</text:p>
          </table:table-cell>
        </table:table-row>
        <table:table-row table:style-name="ro1">
          <table:table-cell office:value-type="float" office:value="1447.67075629">
            <text:p>1447,67075629</text:p>
          </table:table-cell>
          <table:table-cell office:value-type="float" office:value="345.03392971">
            <text:p>345,03392971</text:p>
          </table:table-cell>
          <table:table-cell office:value-type="float" office:value="510">
            <text:p>510</text:p>
          </table:table-cell>
          <table:table-cell office:value-type="string">
            <text:p>Ecole élémentaire Painlevé</text:p>
          </table:table-cell>
          <table:table-cell office:value-type="string">
            <text:p>00039701</text:p>
          </table:table-cell>
          <table:table-cell office:value-type="string">
            <text:p>0</text:p>
          </table:table-cell>
          <table:table-cell office:value-type="string">
            <text:p>00397</text:p>
          </table:table-cell>
          <table:table-cell office:value-type="string">
            <text:p>01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1448.80813">
            <text:p>1448,80813</text:p>
          </table:table-cell>
          <table:table-cell office:value-type="float" office:value="345.169598">
            <text:p>345,169598</text:p>
          </table:table-cell>
        </table:table-row>
        <table:table-row table:style-name="ro1">
          <table:table-cell office:value-type="float" office:value="1498.40929682">
            <text:p>1498,40929682</text:p>
          </table:table-cell>
          <table:table-cell office:value-type="float" office:value="290.74387554">
            <text:p>290,74387554</text:p>
          </table:table-cell>
          <table:table-cell office:value-type="float" office:value="515">
            <text:p>515</text:p>
          </table:table-cell>
          <table:table-cell office:value-type="string">
            <text:p>Cité Universitaire des Arceaux</text:p>
          </table:table-cell>
          <table:table-cell office:value-type="string">
            <text:p>70019900</text:p>
          </table:table-cell>
          <table:table-cell office:value-type="string">
            <text:p>7</text:p>
          </table:table-cell>
          <table:table-cell office:value-type="string">
            <text:p>70199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499.58894">
            <text:p>1499,58894</text:p>
          </table:table-cell>
          <table:table-cell office:value-type="float" office:value="290.857504">
            <text:p>290,857504</text:p>
          </table:table-cell>
        </table:table-row>
        <table:table-row table:style-name="ro1">
          <table:table-cell office:value-type="float" office:value="1152.29327219">
            <text:p>1152,29327219</text:p>
          </table:table-cell>
          <table:table-cell office:value-type="float" office:value="266.36609819">
            <text:p>266,36609819</text:p>
          </table:table-cell>
          <table:table-cell office:value-type="float" office:value="516">
            <text:p>516</text:p>
          </table:table-cell>
          <table:table-cell office:value-type="string">
            <text:p>Hôtel de Varennes</text:p>
          </table:table-cell>
          <table:table-cell office:value-type="string">
            <text:p>00050000</text:p>
          </table:table-cell>
          <table:table-cell office:value-type="string">
            <text:p>0</text:p>
          </table:table-cell>
          <table:table-cell office:value-type="string">
            <text:p>00500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153.19778">
            <text:p>1153,19778</text:p>
          </table:table-cell>
          <table:table-cell office:value-type="float" office:value="266.470477">
            <text:p>266,470477</text:p>
          </table:table-cell>
        </table:table-row>
        <table:table-row table:style-name="ro1">
          <table:table-cell office:value-type="float" office:value="661.45475312">
            <text:p>661,45475312</text:p>
          </table:table-cell>
          <table:table-cell office:value-type="float" office:value="152.78903039">
            <text:p>152,78903039</text:p>
          </table:table-cell>
          <table:table-cell office:value-type="float" office:value="520">
            <text:p>520</text:p>
          </table:table-cell>
          <table:table-cell office:value-type="string">
            <text:p>Ecole maternelle Louise Michel</text:p>
          </table:table-cell>
          <table:table-cell office:value-type="string">
            <text:p>0039702</text:p>
          </table:table-cell>
          <table:table-cell office:value-type="string">
            <text:p>0</text:p>
          </table:table-cell>
          <table:table-cell office:value-type="string">
            <text:p>00397</text:p>
          </table:table-cell>
          <table:table-cell office:value-type="string">
            <text:p>02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661.97346">
            <text:p>661,97346</text:p>
          </table:table-cell>
          <table:table-cell office:value-type="float" office:value="152.849029">
            <text:p>152,849029</text:p>
          </table:table-cell>
        </table:table-row>
        <table:table-row table:style-name="ro1">
          <table:table-cell office:value-type="float" office:value="3252.32253146">
            <text:p>3252,32253146</text:p>
          </table:table-cell>
          <table:table-cell office:value-type="float" office:value="427.98701993">
            <text:p>427,98701993</text:p>
          </table:table-cell>
          <table:table-cell office:value-type="float" office:value="522">
            <text:p>522</text:p>
          </table:table-cell>
          <table:table-cell office:value-type="string">
            <text:p>C.R.D.P</text:p>
          </table:table-cell>
          <table:table-cell office:value-type="string">
            <text:p>70002600</text:p>
          </table:table-cell>
          <table:table-cell office:value-type="string">
            <text:p>7</text:p>
          </table:table-cell>
          <table:table-cell office:value-type="string">
            <text:p>00026</text:p>
          </table:table-cell>
          <table:table-cell office:value-type="string">
            <text:p>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3254.8764">
            <text:p>3254,8764</text:p>
          </table:table-cell>
          <table:table-cell office:value-type="float" office:value="428.155133">
            <text:p>428,155133</text:p>
          </table:table-cell>
        </table:table-row>
        <table:table-row table:style-name="ro1">
          <table:table-cell office:value-type="float" office:value="76.19505308">
            <text:p>76,19505308</text:p>
          </table:table-cell>
          <table:table-cell office:value-type="float" office:value="35.34181081">
            <text:p>35,34181081</text:p>
          </table:table-cell>
          <table:table-cell office:value-type="float" office:value="526">
            <text:p>526</text:p>
          </table:table-cell>
          <table:table-cell office:value-type="string">
            <text:p>Sabatier d'Esperan</text:p>
          </table:table-cell>
          <table:table-cell office:value-type="string">
            <text:p>00058300</text:p>
          </table:table-cell>
          <table:table-cell office:value-type="string">
            <text:p>0</text:p>
          </table:table-cell>
          <table:table-cell office:value-type="string">
            <text:p>00583</text:p>
          </table:table-cell>
          <table:table-cell office:value-type="string">
            <text:p>00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float" office:value="76.25478">
            <text:p>76,25478</text:p>
          </table:table-cell>
          <table:table-cell office:value-type="float" office:value="35.35556">
            <text:p>35,35556</text:p>
          </table:table-cell>
        </table:table-row>
        <table:table-row table:style-name="ro1">
          <table:table-cell office:value-type="float" office:value="572.87634367">
            <text:p>572,87634367</text:p>
          </table:table-cell>
          <table:table-cell office:value-type="float" office:value="153.33353376">
            <text:p>153,33353376</text:p>
          </table:table-cell>
          <table:table-cell office:value-type="float" office:value="529">
            <text:p>529</text:p>
          </table:table-cell>
          <table:table-cell office:value-type="string">
            <text:p>Sabatier d'Esperan</text:p>
          </table:table-cell>
          <table:table-cell office:value-type="string">
            <text:p>00058300</text:p>
          </table:table-cell>
          <table:table-cell office:value-type="string">
            <text:p>0</text:p>
          </table:table-cell>
          <table:table-cell office:value-type="string">
            <text:p>00583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573.32673">
            <text:p>573,32673</text:p>
          </table:table-cell>
          <table:table-cell office:value-type="float" office:value="153.39369">
            <text:p>153,39369</text:p>
          </table:table-cell>
        </table:table-row>
        <table:table-row table:style-name="ro1">
          <table:table-cell office:value-type="float" office:value="2407.52731561">
            <text:p>2407,52731561</text:p>
          </table:table-cell>
          <table:table-cell office:value-type="float" office:value="291.96063862">
            <text:p>291,96063862</text:p>
          </table:table-cell>
          <table:table-cell office:value-type="float" office:value="531">
            <text:p>531</text:p>
          </table:table-cell>
          <table:table-cell office:value-type="string">
            <text:p>Lycée Joffre</text:p>
          </table:table-cell>
          <table:table-cell office:value-type="string">
            <text:p>70009900</text:p>
          </table:table-cell>
          <table:table-cell office:value-type="string">
            <text:p>7</text:p>
          </table:table-cell>
          <table:table-cell office:value-type="string">
            <text:p>70099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2409.4186">
            <text:p>2409,4186</text:p>
          </table:table-cell>
          <table:table-cell office:value-type="float" office:value="292.074753">
            <text:p>292,074753</text:p>
          </table:table-cell>
        </table:table-row>
        <table:table-row table:style-name="ro1">
          <table:table-cell office:value-type="float" office:value="14.99677501">
            <text:p>14,99677501</text:p>
          </table:table-cell>
          <table:table-cell office:value-type="float" office:value="15.44602985">
            <text:p>15,44602985</text:p>
          </table:table-cell>
          <table:table-cell office:value-type="float" office:value="535">
            <text:p>535</text:p>
          </table:table-cell>
          <table:table-cell office:value-type="string">
            <text:p>Hôtel de la Préfecture</text:p>
          </table:table-cell>
          <table:table-cell office:value-type="string">
            <text:p>70006200</text:p>
          </table:table-cell>
          <table:table-cell office:value-type="string">
            <text:p>7</text:p>
          </table:table-cell>
          <table:table-cell office:value-type="string">
            <text:p>00062</text:p>
          </table:table-cell>
          <table:table-cell office:value-type="string">
            <text:p>00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float" office:value="15.00865">
            <text:p>15,00865</text:p>
          </table:table-cell>
          <table:table-cell office:value-type="float" office:value="15.4521">
            <text:p>15,4521</text:p>
          </table:table-cell>
        </table:table-row>
        <table:table-row table:style-name="ro1">
          <table:table-cell office:value-type="float" office:value="3145.94863104">
            <text:p>3145,94863104</text:p>
          </table:table-cell>
          <table:table-cell office:value-type="float" office:value="402.46477977">
            <text:p>402,46477977</text:p>
          </table:table-cell>
          <table:table-cell office:value-type="float" office:value="538">
            <text:p>538</text:p>
          </table:table-cell>
          <table:table-cell office:value-type="string">
            <text:p>Collège Joffre</text:p>
          </table:table-cell>
          <table:table-cell office:value-type="string">
            <text:p>70011500</text:p>
          </table:table-cell>
          <table:table-cell office:value-type="string">
            <text:p>7</text:p>
          </table:table-cell>
          <table:table-cell office:value-type="string">
            <text:p>00115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3148.41774">
            <text:p>3148,41774</text:p>
          </table:table-cell>
          <table:table-cell office:value-type="float" office:value="402.62294">
            <text:p>402,62294</text:p>
          </table:table-cell>
        </table:table-row>
        <table:table-row table:style-name="ro1">
          <table:table-cell office:value-type="float" office:value="351.5922186">
            <text:p>351,5922186</text:p>
          </table:table-cell>
          <table:table-cell office:value-type="float" office:value="131.19792176">
            <text:p>131,19792176</text:p>
          </table:table-cell>
          <table:table-cell office:value-type="float" office:value="541">
            <text:p>541</text:p>
          </table:table-cell>
          <table:table-cell office:value-type="string">
            <text:p>Musée Fabre</text:p>
          </table:table-cell>
          <table:table-cell office:value-type="string">
            <text:p>70021100</text:p>
          </table:table-cell>
          <table:table-cell office:value-type="string">
            <text:p>7</text:p>
          </table:table-cell>
          <table:table-cell office:value-type="string">
            <text:p>00211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351.86765">
            <text:p>351,86765</text:p>
          </table:table-cell>
          <table:table-cell office:value-type="float" office:value="131.24929">
            <text:p>131,24929</text:p>
          </table:table-cell>
        </table:table-row>
        <table:table-row table:style-name="ro1">
          <table:table-cell office:value-type="float" office:value="1485.86171523">
            <text:p>1485,86171523</text:p>
          </table:table-cell>
          <table:table-cell office:value-type="float" office:value="193.37511718">
            <text:p>193,37511718</text:p>
          </table:table-cell>
          <table:table-cell office:value-type="float" office:value="543">
            <text:p>543</text:p>
          </table:table-cell>
          <table:table-cell office:value-type="string">
            <text:p>Cave Coopérative</text:p>
          </table:table-cell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1487.02542">
            <text:p>1487,02542</text:p>
          </table:table-cell>
          <table:table-cell office:value-type="float" office:value="193.450395">
            <text:p>193,450395</text:p>
          </table:table-cell>
        </table:table-row>
        <table:table-row table:style-name="ro1">
          <table:table-cell office:value-type="float" office:value="2968.1080063">
            <text:p>2968,1080063</text:p>
          </table:table-cell>
          <table:table-cell office:value-type="float" office:value="429.96598242">
            <text:p>429,96598242</text:p>
          </table:table-cell>
          <table:table-cell office:value-type="float" office:value="549">
            <text:p>549</text:p>
          </table:table-cell>
          <table:table-cell office:value-type="string">
            <text:p>Hôtel de la Préfecture</text:p>
          </table:table-cell>
          <table:table-cell office:value-type="string">
            <text:p>70006200</text:p>
          </table:table-cell>
          <table:table-cell office:value-type="string">
            <text:p>7</text:p>
          </table:table-cell>
          <table:table-cell office:value-type="string">
            <text:p>00062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2970.43698">
            <text:p>2970,43698</text:p>
          </table:table-cell>
          <table:table-cell office:value-type="float" office:value="430.13426">
            <text:p>430,13426</text:p>
          </table:table-cell>
        </table:table-row>
        <table:table-row table:style-name="ro1">
          <table:table-cell office:value-type="float" office:value="252.06974687">
            <text:p>252,06974687</text:p>
          </table:table-cell>
          <table:table-cell office:value-type="float" office:value="74.70111031">
            <text:p>74,70111031</text:p>
          </table:table-cell>
          <table:table-cell office:value-type="float" office:value="552">
            <text:p>552</text:p>
          </table:table-cell>
          <table:table-cell office:value-type="string">
            <text:p>Chateau de la Piscine</text:p>
          </table:table-cell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252.26824">
            <text:p>252,26824</text:p>
          </table:table-cell>
          <table:table-cell office:value-type="float" office:value="74.730255">
            <text:p>74,730255</text:p>
          </table:table-cell>
        </table:table-row>
        <table:table-row table:style-name="ro1">
          <table:table-cell office:value-type="float" office:value="448.69175623">
            <text:p>448,69175623</text:p>
          </table:table-cell>
          <table:table-cell office:value-type="float" office:value="93.46096007">
            <text:p>93,46096007</text:p>
          </table:table-cell>
          <table:table-cell office:value-type="float" office:value="556">
            <text:p>556</text:p>
          </table:table-cell>
          <table:table-cell office:value-type="string">
            <text:p>Centre de secours M. Dormoy</text:p>
          </table:table-cell>
          <table:table-cell office:value-type="string">
            <text:p>70008900</text:p>
          </table:table-cell>
          <table:table-cell office:value-type="string">
            <text:p>7</text:p>
          </table:table-cell>
          <table:table-cell office:value-type="string">
            <text:p>00089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449.04214">
            <text:p>449,04214</text:p>
          </table:table-cell>
          <table:table-cell office:value-type="float" office:value="93.497665">
            <text:p>93,497665</text:p>
          </table:table-cell>
        </table:table-row>
        <table:table-row table:style-name="ro1">
          <table:table-cell office:value-type="float" office:value="5942.30696232">
            <text:p>5942,30696232</text:p>
          </table:table-cell>
          <table:table-cell office:value-type="float" office:value="324.55037132">
            <text:p>324,55037132</text:p>
          </table:table-cell>
          <table:table-cell office:value-type="float" office:value="560">
            <text:p>560</text:p>
          </table:table-cell>
          <table:table-cell office:value-type="string">
            <text:p>Centre Commercial</text:p>
          </table:table-cell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5946.96779">
            <text:p>5946,96779</text:p>
          </table:table-cell>
          <table:table-cell office:value-type="float" office:value="324.677846">
            <text:p>324,677846</text:p>
          </table:table-cell>
        </table:table-row>
        <table:table-row table:style-name="ro1">
          <table:table-cell office:value-type="float" office:value="3881.62145611">
            <text:p>3881,62145611</text:p>
          </table:table-cell>
          <table:table-cell office:value-type="float" office:value="596.94574746">
            <text:p>596,94574746</text:p>
          </table:table-cell>
          <table:table-cell office:value-type="float" office:value="561">
            <text:p>561</text:p>
          </table:table-cell>
          <table:table-cell office:value-type="string">
            <text:p>Musée Fabre</text:p>
          </table:table-cell>
          <table:table-cell office:value-type="string">
            <text:p>70105800</text:p>
          </table:table-cell>
          <table:table-cell office:value-type="string">
            <text:p>7</text:p>
          </table:table-cell>
          <table:table-cell office:value-type="string">
            <text:p>01058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3884.66791">
            <text:p>3884,66791</text:p>
          </table:table-cell>
          <table:table-cell office:value-type="float" office:value="597.180215">
            <text:p>597,180215</text:p>
          </table:table-cell>
        </table:table-row>
        <table:table-row table:style-name="ro1">
          <table:table-cell office:value-type="float" office:value="53.08421252">
            <text:p>53,08421252</text:p>
          </table:table-cell>
          <table:table-cell office:value-type="float" office:value="55.08204374">
            <text:p>55,08204374</text:p>
          </table:table-cell>
          <table:table-cell office:value-type="float" office:value="567">
            <text:p>567</text:p>
          </table:table-cell>
          <table:table-cell office:value-type="string">
            <text:p>Basilique Notre Dame des Tables</text:p>
          </table:table-cell>
          <table:table-cell office:value-type="string">
            <text:p>00058900</text:p>
          </table:table-cell>
          <table:table-cell office:value-type="string">
            <text:p>0</text:p>
          </table:table-cell>
          <table:table-cell office:value-type="string">
            <text:p>00589</text:p>
          </table:table-cell>
          <table:table-cell office:value-type="string">
            <text:p>00</text:p>
          </table:table-cell>
          <table:table-cell office:value-type="string">
            <text:p>CE</text:p>
          </table:table-cell>
          <table:table-cell table:number-columns-repeated="2" office:value-type="float" office:value="0">
            <text:p>0</text:p>
          </table:table-cell>
          <table:table-cell office:value-type="float" office:value="53.12693">
            <text:p>53,12693</text:p>
          </table:table-cell>
          <table:table-cell office:value-type="float" office:value="55.103454">
            <text:p>55,103454</text:p>
          </table:table-cell>
        </table:table-row>
        <table:table-row table:style-name="ro1">
          <table:table-cell office:value-type="float" office:value="708.89167803">
            <text:p>708,89167803</text:p>
          </table:table-cell>
          <table:table-cell office:value-type="float" office:value="168.91790398">
            <text:p>168,91790398</text:p>
          </table:table-cell>
          <table:table-cell office:value-type="float" office:value="570">
            <text:p>570</text:p>
          </table:table-cell>
          <table:table-cell office:value-type="string">
            <text:p>Basilique Notre Dame des Tables</text:p>
          </table:table-cell>
          <table:table-cell office:value-type="string">
            <text:p>00058900</text:p>
          </table:table-cell>
          <table:table-cell office:value-type="string">
            <text:p>0</text:p>
          </table:table-cell>
          <table:table-cell office:value-type="string">
            <text:p>00589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709.44602">
            <text:p>709,44602</text:p>
          </table:table-cell>
          <table:table-cell office:value-type="float" office:value="168.983911">
            <text:p>168,983911</text:p>
          </table:table-cell>
        </table:table-row>
        <table:table-row table:style-name="ro1">
          <table:table-cell office:value-type="float" office:value="502.59331564">
            <text:p>502,59331564</text:p>
          </table:table-cell>
          <table:table-cell office:value-type="float" office:value="121.11507743">
            <text:p>121,11507743</text:p>
          </table:table-cell>
          <table:table-cell office:value-type="float" office:value="574">
            <text:p>574</text:p>
          </table:table-cell>
          <table:table-cell office:value-type="string">
            <text:p>Ecole élémentaire Léo Malet</text:p>
          </table:table-cell>
          <table:table-cell office:value-type="string">
            <text:p>00028201</text:p>
          </table:table-cell>
          <table:table-cell office:value-type="string">
            <text:p>0</text:p>
          </table:table-cell>
          <table:table-cell office:value-type="string">
            <text:p>00282</text:p>
          </table:table-cell>
          <table:table-cell office:value-type="string">
            <text:p>01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502.98709">
            <text:p>502,98709</text:p>
          </table:table-cell>
          <table:table-cell office:value-type="float" office:value="121.162779">
            <text:p>121,162779</text:p>
          </table:table-cell>
        </table:table-row>
        <table:table-row table:style-name="ro1">
          <table:table-cell office:value-type="float" office:value="1111.39581548">
            <text:p>1111,39581548</text:p>
          </table:table-cell>
          <table:table-cell office:value-type="float" office:value="205.59846728">
            <text:p>205,59846728</text:p>
          </table:table-cell>
          <table:table-cell office:value-type="float" office:value="578">
            <text:p>578</text:p>
          </table:table-cell>
          <table:table-cell office:value-type="string">
            <text:p>Ecole élémentaire Léo Malet</text:p>
          </table:table-cell>
          <table:table-cell office:value-type="string">
            <text:p>00028101</text:p>
          </table:table-cell>
          <table:table-cell office:value-type="string">
            <text:p>0</text:p>
          </table:table-cell>
          <table:table-cell office:value-type="string">
            <text:p>00281</text:p>
          </table:table-cell>
          <table:table-cell office:value-type="string">
            <text:p>01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1112.2675">
            <text:p>1112,2675</text:p>
          </table:table-cell>
          <table:table-cell office:value-type="float" office:value="205.67893">
            <text:p>205,67893</text:p>
          </table:table-cell>
        </table:table-row>
        <table:table-row table:style-name="ro1">
          <table:table-cell office:value-type="float" office:value="1573.13347202">
            <text:p>1573,13347202</text:p>
          </table:table-cell>
          <table:table-cell office:value-type="float" office:value="233.98913975">
            <text:p>233,98913975</text:p>
          </table:table-cell>
          <table:table-cell office:value-type="float" office:value="581">
            <text:p>581</text:p>
          </table:table-cell>
          <table:table-cell office:value-type="string">
            <text:p>Lycée Joffre</text:p>
          </table:table-cell>
          <table:table-cell office:value-type="string">
            <text:p>70009700</text:p>
          </table:table-cell>
          <table:table-cell office:value-type="string">
            <text:p>7</text:p>
          </table:table-cell>
          <table:table-cell office:value-type="string">
            <text:p>00097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574.36553">
            <text:p>1574,36553</text:p>
          </table:table-cell>
          <table:table-cell office:value-type="float" office:value="234.080864">
            <text:p>234,080864</text:p>
          </table:table-cell>
        </table:table-row>
        <table:table-row table:style-name="ro1">
          <table:table-cell office:value-type="float" office:value="9883.61170004">
            <text:p>9883,61170004</text:p>
          </table:table-cell>
          <table:table-cell office:value-type="float" office:value="551.89205852">
            <text:p>551,89205852</text:p>
          </table:table-cell>
          <table:table-cell office:value-type="float" office:value="583">
            <text:p>583</text:p>
          </table:table-cell>
          <table:table-cell office:value-type="string">
            <text:p>Lycée Jean Mermoz</text:p>
          </table:table-cell>
          <table:table-cell office:value-type="string">
            <text:p>70009900</text:p>
          </table:table-cell>
          <table:table-cell office:value-type="string">
            <text:p>7</text:p>
          </table:table-cell>
          <table:table-cell office:value-type="string">
            <text:p>70099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9891.35817">
            <text:p>9891,35817</text:p>
          </table:table-cell>
          <table:table-cell office:value-type="float" office:value="552.108257">
            <text:p>552,108257</text:p>
          </table:table-cell>
        </table:table-row>
        <table:table-row table:style-name="ro1">
          <table:table-cell office:value-type="float" office:value="268.59563133">
            <text:p>268,59563133</text:p>
          </table:table-cell>
          <table:table-cell office:value-type="float" office:value="110.6874015">
            <text:p>110,6874015</text:p>
          </table:table-cell>
          <table:table-cell office:value-type="float" office:value="585">
            <text:p>585</text:p>
          </table:table-cell>
          <table:table-cell office:value-type="string">
            <text:p>Clinique Clémentville</text:p>
          </table:table-cell>
          <table:table-cell office:value-type="string">
            <text:p>70015400</text:p>
          </table:table-cell>
          <table:table-cell office:value-type="string">
            <text:p>7</text:p>
          </table:table-cell>
          <table:table-cell office:value-type="string">
            <text:p>00154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268.80592">
            <text:p>268,80592</text:p>
          </table:table-cell>
          <table:table-cell office:value-type="float" office:value="110.730349">
            <text:p>110,730349</text:p>
          </table:table-cell>
        </table:table-row>
        <table:table-row table:style-name="ro1">
          <table:table-cell office:value-type="float" office:value="473.3842344">
            <text:p>473,3842344</text:p>
          </table:table-cell>
          <table:table-cell office:value-type="float" office:value="92.95556264">
            <text:p>92,95556264</text:p>
          </table:table-cell>
          <table:table-cell office:value-type="float" office:value="589">
            <text:p>589</text:p>
          </table:table-cell>
          <table:table-cell office:value-type="string">
            <text:p>Clinique Clémentville</text:p>
          </table:table-cell>
          <table:table-cell office:value-type="string">
            <text:p>70015400</text:p>
          </table:table-cell>
          <table:table-cell office:value-type="string">
            <text:p>7</text:p>
          </table:table-cell>
          <table:table-cell office:value-type="string">
            <text:p>00154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473.75498">
            <text:p>473,75498</text:p>
          </table:table-cell>
          <table:table-cell office:value-type="float" office:value="92.992111">
            <text:p>92,992111</text:p>
          </table:table-cell>
        </table:table-row>
        <table:table-row table:style-name="ro1">
          <table:table-cell office:value-type="float" office:value="71.20633751">
            <text:p>71,20633751</text:p>
          </table:table-cell>
          <table:table-cell office:value-type="float" office:value="55.45446177">
            <text:p>55,45446177</text:p>
          </table:table-cell>
          <table:table-cell office:value-type="float" office:value="592">
            <text:p>592</text:p>
          </table:table-cell>
          <table:table-cell office:value-type="string">
            <text:p>Eglise Ste Croix</text:p>
          </table:table-cell>
          <table:table-cell office:value-type="string">
            <text:p>88888888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CE</text:p>
          </table:table-cell>
          <table:table-cell table:number-columns-repeated="2" office:value-type="float" office:value="0">
            <text:p>0</text:p>
          </table:table-cell>
          <table:table-cell office:value-type="float" office:value="71.26276">
            <text:p>71,26276</text:p>
          </table:table-cell>
          <table:table-cell office:value-type="float" office:value="55.476202">
            <text:p>55,476202</text:p>
          </table:table-cell>
        </table:table-row>
        <table:table-row table:style-name="ro1">
          <table:table-cell office:value-type="float" office:value="8978.82895615">
            <text:p>8978,82895615</text:p>
          </table:table-cell>
          <table:table-cell office:value-type="float" office:value="1065.63897471">
            <text:p>1065,63897471</text:p>
          </table:table-cell>
          <table:table-cell office:value-type="float" office:value="594">
            <text:p>594</text:p>
          </table:table-cell>
          <table:table-cell office:value-type="string">
            <text:p>Lycée Professionnel Jean Mermoz</text:p>
          </table:table-cell>
          <table:table-cell office:value-type="string">
            <text:p>70010100</text:p>
          </table:table-cell>
          <table:table-cell office:value-type="string">
            <text:p>7</text:p>
          </table:table-cell>
          <table:table-cell office:value-type="string">
            <text:p>00101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8985.86706">
            <text:p>8985,86706</text:p>
          </table:table-cell>
          <table:table-cell office:value-type="float" office:value="1066.057368">
            <text:p>1066,057368</text:p>
          </table:table-cell>
        </table:table-row>
        <table:table-row table:style-name="ro1">
          <table:table-cell office:value-type="float" office:value="195.54110109">
            <text:p>195,54110109</text:p>
          </table:table-cell>
          <table:table-cell office:value-type="float" office:value="133.47951443">
            <text:p>133,47951443</text:p>
          </table:table-cell>
          <table:table-cell office:value-type="float" office:value="596">
            <text:p>596</text:p>
          </table:table-cell>
          <table:table-cell office:value-type="string">
            <text:p>Eglise Ste Croix</text:p>
          </table:table-cell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95.69375">
            <text:p>195,69375</text:p>
          </table:table-cell>
          <table:table-cell office:value-type="float" office:value="133.531493">
            <text:p>133,531493</text:p>
          </table:table-cell>
        </table:table-row>
        <table:table-row table:style-name="ro1">
          <table:table-cell office:value-type="float" office:value="1191.47044111">
            <text:p>1191,47044111</text:p>
          </table:table-cell>
          <table:table-cell office:value-type="float" office:value="218.96056825">
            <text:p>218,96056825</text:p>
          </table:table-cell>
          <table:table-cell office:value-type="float" office:value="598">
            <text:p>598</text:p>
          </table:table-cell>
          <table:table-cell office:value-type="string">
            <text:p>Ecole élémentaire Blaise Pascal</text:p>
          </table:table-cell>
          <table:table-cell office:value-type="string">
            <text:p>00106203</text:p>
          </table:table-cell>
          <table:table-cell office:value-type="string">
            <text:p>0</text:p>
          </table:table-cell>
          <table:table-cell office:value-type="string">
            <text:p>01062</text:p>
          </table:table-cell>
          <table:table-cell office:value-type="string">
            <text:p>03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1192.40134">
            <text:p>1192,40134</text:p>
          </table:table-cell>
          <table:table-cell office:value-type="float" office:value="219.046065">
            <text:p>219,046065</text:p>
          </table:table-cell>
        </table:table-row>
        <table:table-row table:style-name="ro1">
          <table:table-cell office:value-type="float" office:value="717.86300314">
            <text:p>717,86300314</text:p>
          </table:table-cell>
          <table:table-cell office:value-type="float" office:value="142.98281977">
            <text:p>142,98281977</text:p>
          </table:table-cell>
          <table:table-cell office:value-type="float" office:value="602">
            <text:p>602</text:p>
          </table:table-cell>
          <table:table-cell office:value-type="string">
            <text:p>Piscine Pitot</text:p>
          </table:table-cell>
          <table:table-cell office:value-type="string">
            <text:p>88888888</text:p>
          </table:table-cell>
          <table:table-cell table:number-columns-repeated="3"/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718.42573">
            <text:p>718,42573</text:p>
          </table:table-cell>
          <table:table-cell office:value-type="float" office:value="143.038437">
            <text:p>143,038437</text:p>
          </table:table-cell>
        </table:table-row>
        <table:table-row table:style-name="ro1">
          <table:table-cell office:value-type="float" office:value="40.23478127">
            <text:p>40,23478127</text:p>
          </table:table-cell>
          <table:table-cell office:value-type="float" office:value="32.10194992">
            <text:p>32,10194992</text:p>
          </table:table-cell>
          <table:table-cell office:value-type="float" office:value="603">
            <text:p>603</text:p>
          </table:table-cell>
          <table:table-cell office:value-type="string">
            <text:p>Clinique Clémentville</text:p>
          </table:table-cell>
          <table:table-cell office:value-type="string">
            <text:p>70015400</text:p>
          </table:table-cell>
          <table:table-cell office:value-type="string">
            <text:p>7</text:p>
          </table:table-cell>
          <table:table-cell office:value-type="string">
            <text:p>00154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40.26595">
            <text:p>40,26595</text:p>
          </table:table-cell>
          <table:table-cell office:value-type="float" office:value="32.114543">
            <text:p>32,114543</text:p>
          </table:table-cell>
        </table:table-row>
        <table:table-row table:style-name="ro1">
          <table:table-cell office:value-type="float" office:value="2559.51985679">
            <text:p>2559,51985679</text:p>
          </table:table-cell>
          <table:table-cell office:value-type="float" office:value="275.27369021">
            <text:p>275,27369021</text:p>
          </table:table-cell>
          <table:table-cell office:value-type="float" office:value="605">
            <text:p>605</text:p>
          </table:table-cell>
          <table:table-cell office:value-type="string">
            <text:p>Lycée Joffre</text:p>
          </table:table-cell>
          <table:table-cell office:value-type="string">
            <text:p>70009700</text:p>
          </table:table-cell>
          <table:table-cell office:value-type="string">
            <text:p>7</text:p>
          </table:table-cell>
          <table:table-cell office:value-type="string">
            <text:p>00097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2561.52554">
            <text:p>2561,52554</text:p>
          </table:table-cell>
          <table:table-cell office:value-type="float" office:value="275.381288">
            <text:p>275,381288</text:p>
          </table:table-cell>
        </table:table-row>
        <table:table-row table:style-name="ro1">
          <table:table-cell office:value-type="float" office:value="805.08042189">
            <text:p>805,08042189</text:p>
          </table:table-cell>
          <table:table-cell office:value-type="float" office:value="186.26639829">
            <text:p>186,26639829</text:p>
          </table:table-cell>
          <table:table-cell office:value-type="float" office:value="608">
            <text:p>608</text:p>
          </table:table-cell>
          <table:table-cell/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805.70793">
            <text:p>805,70793</text:p>
          </table:table-cell>
          <table:table-cell office:value-type="float" office:value="186.339551">
            <text:p>186,339551</text:p>
          </table:table-cell>
        </table:table-row>
        <table:table-row table:style-name="ro1">
          <table:table-cell office:value-type="float" office:value="17.09677809">
            <text:p>17,09677809</text:p>
          </table:table-cell>
          <table:table-cell office:value-type="float" office:value="16.82153851">
            <text:p>16,82153851</text:p>
          </table:table-cell>
          <table:table-cell office:value-type="float" office:value="609">
            <text:p>609</text:p>
          </table:table-cell>
          <table:table-cell office:value-type="string">
            <text:p>D.R.A.C</text:p>
          </table:table-cell>
          <table:table-cell office:value-type="string">
            <text:p>99999999</text:p>
          </table:table-cell>
          <table:table-cell table:number-columns-repeated="3"/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float" office:value="17.11017">
            <text:p>17,11017</text:p>
          </table:table-cell>
          <table:table-cell office:value-type="float" office:value="16.828138">
            <text:p>16,828138</text:p>
          </table:table-cell>
        </table:table-row>
        <table:table-row table:style-name="ro1">
          <table:table-cell office:value-type="float" office:value="169.52921559">
            <text:p>169,52921559</text:p>
          </table:table-cell>
          <table:table-cell office:value-type="float" office:value="66.6560201">
            <text:p>66,6560201</text:p>
          </table:table-cell>
          <table:table-cell office:value-type="float" office:value="610">
            <text:p>610</text:p>
          </table:table-cell>
          <table:table-cell office:value-type="string">
            <text:p>Complexe Sportif de Grammont</text:p>
          </table:table-cell>
          <table:table-cell office:value-type="string">
            <text:p>00016200</text:p>
          </table:table-cell>
          <table:table-cell office:value-type="string">
            <text:p>0</text:p>
          </table:table-cell>
          <table:table-cell office:value-type="string">
            <text:p>00162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169.66155">
            <text:p>169,66155</text:p>
          </table:table-cell>
          <table:table-cell office:value-type="float" office:value="66.681979">
            <text:p>66,681979</text:p>
          </table:table-cell>
        </table:table-row>
        <table:table-row table:style-name="ro1">
          <table:table-cell office:value-type="float" office:value="242.13324993">
            <text:p>242,13324993</text:p>
          </table:table-cell>
          <table:table-cell office:value-type="float" office:value="65.87233355">
            <text:p>65,87233355</text:p>
          </table:table-cell>
          <table:table-cell office:value-type="float" office:value="611">
            <text:p>611</text:p>
          </table:table-cell>
          <table:table-cell office:value-type="string">
            <text:p>Lycée Jules Guesdes</text:p>
          </table:table-cell>
          <table:table-cell office:value-type="string">
            <text:p>00014200</text:p>
          </table:table-cell>
          <table:table-cell office:value-type="string">
            <text:p>0</text:p>
          </table:table-cell>
          <table:table-cell office:value-type="string">
            <text:p>00142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242.32236">
            <text:p>242,32236</text:p>
          </table:table-cell>
          <table:table-cell office:value-type="float" office:value="65.898186">
            <text:p>65,898186</text:p>
          </table:table-cell>
        </table:table-row>
        <table:table-row table:style-name="ro1">
          <table:table-cell office:value-type="float" office:value="613.51870312">
            <text:p>613,51870312</text:p>
          </table:table-cell>
          <table:table-cell office:value-type="float" office:value="97.49303723">
            <text:p>97,49303723</text:p>
          </table:table-cell>
          <table:table-cell office:value-type="float" office:value="614">
            <text:p>614</text:p>
          </table:table-cell>
          <table:table-cell office:value-type="string">
            <text:p>La Panacée</text:p>
          </table:table-cell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float" office:value="613.99815">
            <text:p>613,99815</text:p>
          </table:table-cell>
          <table:table-cell office:value-type="float" office:value="97.531104">
            <text:p>97,531104</text:p>
          </table:table-cell>
        </table:table-row>
        <table:table-row table:style-name="ro1">
          <table:table-cell office:value-type="float" office:value="1270.70939991">
            <text:p>1270,70939991</text:p>
          </table:table-cell>
          <table:table-cell office:value-type="float" office:value="143.98197438">
            <text:p>143,98197438</text:p>
          </table:table-cell>
          <table:table-cell office:value-type="float" office:value="615">
            <text:p>615</text:p>
          </table:table-cell>
          <table:table-cell office:value-type="string">
            <text:p>Gymnase Michelle Ostermeyer</text:p>
          </table:table-cell>
          <table:table-cell office:value-type="string">
            <text:p>00014200</text:p>
          </table:table-cell>
          <table:table-cell office:value-type="string">
            <text:p>0</text:p>
          </table:table-cell>
          <table:table-cell office:value-type="string">
            <text:p>00142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1271.70402">
            <text:p>1271,70402</text:p>
          </table:table-cell>
          <table:table-cell office:value-type="float" office:value="144.038391">
            <text:p>144,038391</text:p>
          </table:table-cell>
        </table:table-row>
        <table:table-row table:style-name="ro1">
          <table:table-cell office:value-type="float" office:value="489.91461863">
            <text:p>489,91461863</text:p>
          </table:table-cell>
          <table:table-cell office:value-type="float" office:value="139.75165949">
            <text:p>139,75165949</text:p>
          </table:table-cell>
          <table:table-cell office:value-type="float" office:value="616">
            <text:p>616</text:p>
          </table:table-cell>
          <table:table-cell/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490.30002">
            <text:p>490,30002</text:p>
          </table:table-cell>
          <table:table-cell office:value-type="float" office:value="139.806305">
            <text:p>139,806305</text:p>
          </table:table-cell>
        </table:table-row>
        <table:table-row table:style-name="ro1">
          <table:table-cell office:value-type="float" office:value="119.68723438">
            <text:p>119,68723438</text:p>
          </table:table-cell>
          <table:table-cell office:value-type="float" office:value="44.50440329">
            <text:p>44,50440329</text:p>
          </table:table-cell>
          <table:table-cell office:value-type="float" office:value="617">
            <text:p>617</text:p>
          </table:table-cell>
          <table:table-cell office:value-type="string">
            <text:p>Faculté de Médecine</text:p>
          </table:table-cell>
          <table:table-cell office:value-type="string">
            <text:p>88888888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float" office:value="119.77989">
            <text:p>119,77989</text:p>
          </table:table-cell>
          <table:table-cell office:value-type="float" office:value="44.521665">
            <text:p>44,521665</text:p>
          </table:table-cell>
        </table:table-row>
        <table:table-row table:style-name="ro1">
          <table:table-cell office:value-type="float" office:value="2375.30511256">
            <text:p>2375,30511256</text:p>
          </table:table-cell>
          <table:table-cell office:value-type="float" office:value="207.0174819">
            <text:p>207,0174819</text:p>
          </table:table-cell>
          <table:table-cell office:value-type="float" office:value="460">
            <text:p>460</text:p>
          </table:table-cell>
          <table:table-cell office:value-type="string">
            <text:p>Salle des Rencontres</text:p>
          </table:table-cell>
          <table:table-cell office:value-type="string">
            <text:p>00054600</text:p>
          </table:table-cell>
          <table:table-cell office:value-type="string">
            <text:p>0</text:p>
          </table:table-cell>
          <table:table-cell office:value-type="string">
            <text:p>00546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2377.17517">
            <text:p>2377,17517</text:p>
          </table:table-cell>
          <table:table-cell office:value-type="float" office:value="207.098991">
            <text:p>207,098991</text:p>
          </table:table-cell>
        </table:table-row>
        <table:table-row table:style-name="ro1">
          <table:table-cell office:value-type="float" office:value="318.52656646">
            <text:p>318,52656646</text:p>
          </table:table-cell>
          <table:table-cell office:value-type="float" office:value="81.86592844">
            <text:p>81,86592844</text:p>
          </table:table-cell>
          <table:table-cell office:value-type="float" office:value="461">
            <text:p>461</text:p>
          </table:table-cell>
          <table:table-cell office:value-type="string">
            <text:p>Musé Languedocien</text:p>
          </table:table-cell>
          <table:table-cell table:number-columns-repeated="4"/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318.77643">
            <text:p>318,77643</text:p>
          </table:table-cell>
          <table:table-cell office:value-type="float" office:value="81.897897">
            <text:p>81,897897</text:p>
          </table:table-cell>
        </table:table-row>
        <table:table-row table:style-name="ro1">
          <table:table-cell office:value-type="float" office:value="63.32823123">
            <text:p>63,32823123</text:p>
          </table:table-cell>
          <table:table-cell office:value-type="float" office:value="32.44478512">
            <text:p>32,44478512</text:p>
          </table:table-cell>
          <table:table-cell office:value-type="float" office:value="463">
            <text:p>463</text:p>
          </table:table-cell>
          <table:table-cell/>
          <table:table-cell office:value-type="string">
            <text:p>70002600</text:p>
          </table:table-cell>
          <table:table-cell office:value-type="string">
            <text:p>7</text:p>
          </table:table-cell>
          <table:table-cell office:value-type="string">
            <text:p>00026</text:p>
          </table:table-cell>
          <table:table-cell office:value-type="string">
            <text:p>00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float" office:value="63.37769">
            <text:p>63,37769</text:p>
          </table:table-cell>
          <table:table-cell office:value-type="float" office:value="32.457461">
            <text:p>32,457461</text:p>
          </table:table-cell>
        </table:table-row>
        <table:table-row table:style-name="ro1">
          <table:table-cell office:value-type="float" office:value="289.22723125">
            <text:p>289,22723125</text:p>
          </table:table-cell>
          <table:table-cell office:value-type="float" office:value="98.37094774">
            <text:p>98,37094774</text:p>
          </table:table-cell>
          <table:table-cell office:value-type="float" office:value="464">
            <text:p>464</text:p>
          </table:table-cell>
          <table:table-cell office:value-type="string">
            <text:p>Moulin de l'Evèque</text:p>
          </table:table-cell>
          <table:table-cell office:value-type="string">
            <text:p>00007702</text:p>
          </table:table-cell>
          <table:table-cell office:value-type="string">
            <text:p>0</text:p>
          </table:table-cell>
          <table:table-cell office:value-type="string">
            <text:p>00077</text:p>
          </table:table-cell>
          <table:table-cell office:value-type="string">
            <text:p>02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289.45438">
            <text:p>289,45438</text:p>
          </table:table-cell>
          <table:table-cell office:value-type="float" office:value="98.409295">
            <text:p>98,409295</text:p>
          </table:table-cell>
        </table:table-row>
        <table:table-row table:style-name="ro1">
          <table:table-cell office:value-type="float" office:value="276.15416252">
            <text:p>276,15416252</text:p>
          </table:table-cell>
          <table:table-cell office:value-type="float" office:value="111.67059037">
            <text:p>111,67059037</text:p>
          </table:table-cell>
          <table:table-cell office:value-type="float" office:value="467">
            <text:p>467</text:p>
          </table:table-cell>
          <table:table-cell office:value-type="string">
            <text:p>Crèche Lagrèze</text:p>
          </table:table-cell>
          <table:table-cell office:value-type="string">
            <text:p>00022001</text:p>
          </table:table-cell>
          <table:table-cell office:value-type="string">
            <text:p>0</text:p>
          </table:table-cell>
          <table:table-cell office:value-type="string">
            <text:p>00220</text:p>
          </table:table-cell>
          <table:table-cell office:value-type="string">
            <text:p>01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276.37161">
            <text:p>276,37161</text:p>
          </table:table-cell>
          <table:table-cell office:value-type="float" office:value="111.714538">
            <text:p>111,714538</text:p>
          </table:table-cell>
        </table:table-row>
        <table:table-row table:style-name="ro1">
          <table:table-cell office:value-type="float" office:value="1015.55850962">
            <text:p>1015,55850962</text:p>
          </table:table-cell>
          <table:table-cell office:value-type="float" office:value="162.34956416">
            <text:p>162,34956416</text:p>
          </table:table-cell>
          <table:table-cell office:value-type="float" office:value="468">
            <text:p>468</text:p>
          </table:table-cell>
          <table:table-cell office:value-type="string">
            <text:p>DRCE</text:p>
          </table:table-cell>
          <table:table-cell office:value-type="string">
            <text:p>70001200</text:p>
          </table:table-cell>
          <table:table-cell office:value-type="string">
            <text:p>7</text:p>
          </table:table-cell>
          <table:table-cell office:value-type="string">
            <text:p>00012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016.35733">
            <text:p>1016,35733</text:p>
          </table:table-cell>
          <table:table-cell office:value-type="float" office:value="162.413027">
            <text:p>162,413027</text:p>
          </table:table-cell>
        </table:table-row>
        <table:table-row table:style-name="ro1">
          <table:table-cell office:value-type="float" office:value="614.68116238">
            <text:p>614,68116238</text:p>
          </table:table-cell>
          <table:table-cell office:value-type="float" office:value="141.92875474">
            <text:p>141,92875474</text:p>
          </table:table-cell>
          <table:table-cell office:value-type="float" office:value="469">
            <text:p>469</text:p>
          </table:table-cell>
          <table:table-cell office:value-type="string">
            <text:p>Office du Tourisme</text:p>
          </table:table-cell>
          <table:table-cell office:value-type="string">
            <text:p>00057602</text:p>
          </table:table-cell>
          <table:table-cell office:value-type="string">
            <text:p>0</text:p>
          </table:table-cell>
          <table:table-cell office:value-type="string">
            <text:p>00576</text:p>
          </table:table-cell>
          <table:table-cell office:value-type="string">
            <text:p>02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615.16506">
            <text:p>615,16506</text:p>
          </table:table-cell>
          <table:table-cell office:value-type="float" office:value="141.984648">
            <text:p>141,984648</text:p>
          </table:table-cell>
        </table:table-row>
        <table:table-row table:style-name="ro1">
          <table:table-cell office:value-type="float" office:value="616.72348125">
            <text:p>616,72348125</text:p>
          </table:table-cell>
          <table:table-cell office:value-type="float" office:value="166.20324354">
            <text:p>166,20324354</text:p>
          </table:table-cell>
          <table:table-cell office:value-type="float" office:value="471">
            <text:p>471</text:p>
          </table:table-cell>
          <table:table-cell/>
          <table:table-cell office:value-type="string">
            <text:p>70002600</text:p>
          </table:table-cell>
          <table:table-cell office:value-type="string">
            <text:p>7</text:p>
          </table:table-cell>
          <table:table-cell office:value-type="string">
            <text:p>00026</text:p>
          </table:table-cell>
          <table:table-cell office:value-type="string">
            <text:p>0</text:p>
          </table:table-cell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617.21056">
            <text:p>617,21056</text:p>
          </table:table-cell>
          <table:table-cell office:value-type="float" office:value="166.26862">
            <text:p>166,26862</text:p>
          </table:table-cell>
        </table:table-row>
        <table:table-row table:style-name="ro1">
          <table:table-cell office:value-type="float" office:value="827.58416282">
            <text:p>827,58416282</text:p>
          </table:table-cell>
          <table:table-cell office:value-type="float" office:value="140.35362793">
            <text:p>140,35362793</text:p>
          </table:table-cell>
          <table:table-cell office:value-type="float" office:value="472">
            <text:p>472</text:p>
          </table:table-cell>
          <table:table-cell office:value-type="string">
            <text:p>DRTE</text:p>
          </table:table-cell>
          <table:table-cell office:value-type="string">
            <text:p>99999999</text:p>
          </table:table-cell>
          <table:table-cell table:number-columns-repeated="3"/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828.23416">
            <text:p>828,23416</text:p>
          </table:table-cell>
          <table:table-cell office:value-type="float" office:value="140.408792">
            <text:p>140,408792</text:p>
          </table:table-cell>
        </table:table-row>
        <table:table-row table:style-name="ro1">
          <table:table-cell office:value-type="float" office:value="1595.24416873">
            <text:p>1595,24416873</text:p>
          </table:table-cell>
          <table:table-cell office:value-type="float" office:value="162.53746391">
            <text:p>162,53746391</text:p>
          </table:table-cell>
          <table:table-cell office:value-type="float" office:value="473">
            <text:p>473</text:p>
          </table:table-cell>
          <table:table-cell office:value-type="string">
            <text:p>D.A.P</text:p>
          </table:table-cell>
          <table:table-cell office:value-type="string">
            <text:p>70006800</text:p>
          </table:table-cell>
          <table:table-cell office:value-type="string">
            <text:p>7</text:p>
          </table:table-cell>
          <table:table-cell office:value-type="string">
            <text:p>00068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1596.50273">
            <text:p>1596,50273</text:p>
          </table:table-cell>
          <table:table-cell office:value-type="float" office:value="162.601412">
            <text:p>162,601412</text:p>
          </table:table-cell>
        </table:table-row>
        <table:table-row table:style-name="ro1">
          <table:table-cell office:value-type="float" office:value="26.96838749">
            <text:p>26,96838749</text:p>
          </table:table-cell>
          <table:table-cell office:value-type="float" office:value="21.43575772">
            <text:p>21,43575772</text:p>
          </table:table-cell>
          <table:table-cell office:value-type="float" office:value="474">
            <text:p>474</text:p>
          </table:table-cell>
          <table:table-cell office:value-type="string">
            <text:p>Crypte</text:p>
          </table:table-cell>
          <table:table-cell office:value-type="string">
            <text:p>00021500</text:p>
          </table:table-cell>
          <table:table-cell office:value-type="string">
            <text:p>0</text:p>
          </table:table-cell>
          <table:table-cell office:value-type="string">
            <text:p>00215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26.98978">
            <text:p>26,98978</text:p>
          </table:table-cell>
          <table:table-cell office:value-type="float" office:value="21.444205">
            <text:p>21,444205</text:p>
          </table:table-cell>
        </table:table-row>
        <table:table-row table:style-name="ro1">
          <table:table-cell office:value-type="float" office:value="213.40635316">
            <text:p>213,40635316</text:p>
          </table:table-cell>
          <table:table-cell office:value-type="float" office:value="63.1687486">
            <text:p>63,1687486</text:p>
          </table:table-cell>
          <table:table-cell office:value-type="float" office:value="476">
            <text:p>476</text:p>
          </table:table-cell>
          <table:table-cell office:value-type="string">
            <text:p>Ecole élémentaire Auguste Comte</text:p>
          </table:table-cell>
          <table:table-cell office:value-type="string">
            <text:p>00026702</text:p>
          </table:table-cell>
          <table:table-cell office:value-type="string">
            <text:p>0</text:p>
          </table:table-cell>
          <table:table-cell office:value-type="string">
            <text:p>00267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213.57547">
            <text:p>213,57547</text:p>
          </table:table-cell>
          <table:table-cell office:value-type="float" office:value="63.193803">
            <text:p>63,193803</text:p>
          </table:table-cell>
        </table:table-row>
        <table:table-row table:style-name="ro1">
          <table:table-cell office:value-type="float" office:value="144.82068749">
            <text:p>144,82068749</text:p>
          </table:table-cell>
          <table:table-cell office:value-type="float" office:value="60.81489551">
            <text:p>60,81489551</text:p>
          </table:table-cell>
          <table:table-cell office:value-type="float" office:value="477">
            <text:p>477</text:p>
          </table:table-cell>
          <table:table-cell office:value-type="string">
            <text:p>INSEE</text:p>
          </table:table-cell>
          <table:table-cell office:value-type="string">
            <text:p>70001500</text:p>
          </table:table-cell>
          <table:table-cell office:value-type="string">
            <text:p>7</text:p>
          </table:table-cell>
          <table:table-cell office:value-type="string">
            <text:p>70015</text:p>
          </table:table-cell>
          <table:table-cell office:value-type="string">
            <text:p>00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float" office:value="144.93533">
            <text:p>144,93533</text:p>
          </table:table-cell>
          <table:table-cell office:value-type="float" office:value="60.839041">
            <text:p>60,839041</text:p>
          </table:table-cell>
        </table:table-row>
        <table:table-row table:style-name="ro1">
          <table:table-cell office:value-type="float" office:value="158.43037814">
            <text:p>158,43037814</text:p>
          </table:table-cell>
          <table:table-cell office:value-type="float" office:value="50.4268992">
            <text:p>50,4268992</text:p>
          </table:table-cell>
          <table:table-cell office:value-type="float" office:value="478">
            <text:p>478</text:p>
          </table:table-cell>
          <table:table-cell office:value-type="string">
            <text:p>Cité Universitaire des Arceaux</text:p>
          </table:table-cell>
          <table:table-cell office:value-type="string">
            <text:p>70019900</text:p>
          </table:table-cell>
          <table:table-cell office:value-type="string">
            <text:p>7</text:p>
          </table:table-cell>
          <table:table-cell office:value-type="string">
            <text:p>70199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58.55574">
            <text:p>158,55574</text:p>
          </table:table-cell>
          <table:table-cell office:value-type="float" office:value="50.446838">
            <text:p>50,446838</text:p>
          </table:table-cell>
        </table:table-row>
        <table:table-row table:style-name="ro1">
          <table:table-cell office:value-type="float" office:value="2827.66495607">
            <text:p>2827,66495607</text:p>
          </table:table-cell>
          <table:table-cell office:value-type="float" office:value="217.94678555">
            <text:p>217,94678555</text:p>
          </table:table-cell>
          <table:table-cell office:value-type="float" office:value="480">
            <text:p>480</text:p>
          </table:table-cell>
          <table:table-cell office:value-type="string">
            <text:p>DRASS</text:p>
          </table:table-cell>
          <table:table-cell office:value-type="string">
            <text:p>99999999</text:p>
          </table:table-cell>
          <table:table-cell table:number-columns-repeated="3"/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2829.88796">
            <text:p>2829,88796</text:p>
          </table:table-cell>
          <table:table-cell office:value-type="float" office:value="218.032416">
            <text:p>218,032416</text:p>
          </table:table-cell>
        </table:table-row>
        <table:table-row table:style-name="ro1">
          <table:table-cell office:value-type="float" office:value="1763.52732201">
            <text:p>1763,52732201</text:p>
          </table:table-cell>
          <table:table-cell office:value-type="float" office:value="204.56353424">
            <text:p>204,56353424</text:p>
          </table:table-cell>
          <table:table-cell office:value-type="float" office:value="481">
            <text:p>481</text:p>
          </table:table-cell>
          <table:table-cell office:value-type="string">
            <text:p>Trésorerie Générale de l'Hérault</text:p>
          </table:table-cell>
          <table:table-cell office:value-type="string">
            <text:p>70001800</text:p>
          </table:table-cell>
          <table:table-cell office:value-type="string">
            <text:p>7</text:p>
          </table:table-cell>
          <table:table-cell office:value-type="string">
            <text:p>00018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764.91485">
            <text:p>1764,91485</text:p>
          </table:table-cell>
          <table:table-cell office:value-type="float" office:value="204.643816">
            <text:p>204,643816</text:p>
          </table:table-cell>
        </table:table-row>
        <table:table-row table:style-name="ro1">
          <table:table-cell office:value-type="float" office:value="857.31930609">
            <text:p>857,31930609</text:p>
          </table:table-cell>
          <table:table-cell office:value-type="float" office:value="131.97749852">
            <text:p>131,97749852</text:p>
          </table:table-cell>
          <table:table-cell office:value-type="float" office:value="483">
            <text:p>483</text:p>
          </table:table-cell>
          <table:table-cell office:value-type="string">
            <text:p>Direction Régionale France Télécom</text:p>
          </table:table-cell>
          <table:table-cell office:value-type="string">
            <text:p>99999999</text:p>
          </table:table-cell>
          <table:table-cell table:number-columns-repeated="3"/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857.99352">
            <text:p>857,99352</text:p>
          </table:table-cell>
          <table:table-cell office:value-type="float" office:value="132.029389">
            <text:p>132,029389</text:p>
          </table:table-cell>
        </table:table-row>
        <table:table-row table:style-name="ro1">
          <table:table-cell office:value-type="float" office:value="867.21874062">
            <text:p>867,21874062</text:p>
          </table:table-cell>
          <table:table-cell office:value-type="float" office:value="143.84835764">
            <text:p>143,84835764</text:p>
          </table:table-cell>
          <table:table-cell office:value-type="float" office:value="484">
            <text:p>484</text:p>
          </table:table-cell>
          <table:table-cell office:value-type="string">
            <text:p>Carré Sainte Anne</text:p>
          </table:table-cell>
          <table:table-cell office:value-type="string">
            <text:p>00090400</text:p>
          </table:table-cell>
          <table:table-cell office:value-type="string">
            <text:p>0</text:p>
          </table:table-cell>
          <table:table-cell office:value-type="string">
            <text:p>00904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867.89973">
            <text:p>867,89973</text:p>
          </table:table-cell>
          <table:table-cell office:value-type="float" office:value="143.904692">
            <text:p>143,904692</text:p>
          </table:table-cell>
        </table:table-row>
        <table:table-row table:style-name="ro1">
          <table:table-cell office:value-type="float" office:value="69.75734373">
            <text:p>69,75734373</text:p>
          </table:table-cell>
          <table:table-cell office:value-type="float" office:value="32.81537699">
            <text:p>32,81537699</text:p>
          </table:table-cell>
          <table:table-cell office:value-type="float" office:value="486">
            <text:p>486</text:p>
          </table:table-cell>
          <table:table-cell/>
          <table:table-cell office:value-type="string">
            <text:p>99999999</text:p>
          </table:table-cell>
          <table:table-cell table:number-columns-repeated="3"/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float" office:value="69.81224">
            <text:p>69,81224</text:p>
          </table:table-cell>
          <table:table-cell office:value-type="float" office:value="32.828276">
            <text:p>32,828276</text:p>
          </table:table-cell>
        </table:table-row>
        <table:table-row table:style-name="ro1">
          <table:table-cell office:value-type="float" office:value="1297.17971236">
            <text:p>1297,17971236</text:p>
          </table:table-cell>
          <table:table-cell office:value-type="float" office:value="157.55972823">
            <text:p>157,55972823</text:p>
          </table:table-cell>
          <table:table-cell office:value-type="float" office:value="488">
            <text:p>488</text:p>
          </table:table-cell>
          <table:table-cell office:value-type="string">
            <text:p>Halles Castellane</text:p>
          </table:table-cell>
          <table:table-cell office:value-type="string">
            <text:p>99999999</text:p>
          </table:table-cell>
          <table:table-cell table:number-columns-repeated="3"/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1298.20325">
            <text:p>1298,20325</text:p>
          </table:table-cell>
          <table:table-cell office:value-type="float" office:value="157.621445">
            <text:p>157,621445</text:p>
          </table:table-cell>
        </table:table-row>
        <table:table-row table:style-name="ro1">
          <table:table-cell office:value-type="float" office:value="737.66942495">
            <text:p>737,66942495</text:p>
          </table:table-cell>
          <table:table-cell office:value-type="float" office:value="120.18198303">
            <text:p>120,18198303</text:p>
          </table:table-cell>
          <table:table-cell office:value-type="float" office:value="489">
            <text:p>489</text:p>
          </table:table-cell>
          <table:table-cell office:value-type="string">
            <text:p>Pavillon Populaire</text:p>
          </table:table-cell>
          <table:table-cell office:value-type="string">
            <text:p>00064400</text:p>
          </table:table-cell>
          <table:table-cell office:value-type="string">
            <text:p>0</text:p>
          </table:table-cell>
          <table:table-cell office:value-type="string">
            <text:p>00644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738.25005">
            <text:p>738,25005</text:p>
          </table:table-cell>
          <table:table-cell office:value-type="float" office:value="120.229174">
            <text:p>120,229174</text:p>
          </table:table-cell>
        </table:table-row>
        <table:table-row table:style-name="ro1">
          <table:table-cell office:value-type="float" office:value="54.13345">
            <text:p>54,13345</text:p>
          </table:table-cell>
          <table:table-cell office:value-type="float" office:value="56.22898846">
            <text:p>56,22898846</text:p>
          </table:table-cell>
          <table:table-cell office:value-type="float" office:value="491">
            <text:p>491</text:p>
          </table:table-cell>
          <table:table-cell office:value-type="string">
            <text:p>Dominicains-chapelle</text:p>
          </table:table-cell>
          <table:table-cell office:value-type="string">
            <text:p>88888888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CE</text:p>
          </table:table-cell>
          <table:table-cell table:number-columns-repeated="2" office:value-type="float" office:value="0">
            <text:p>0</text:p>
          </table:table-cell>
          <table:table-cell office:value-type="float" office:value="54.17528">
            <text:p>54,17528</text:p>
          </table:table-cell>
          <table:table-cell office:value-type="float" office:value="56.250786">
            <text:p>56,250786</text:p>
          </table:table-cell>
        </table:table-row>
        <table:table-row table:style-name="ro1">
          <table:table-cell office:value-type="float" office:value="27.02726873">
            <text:p>27,02726873</text:p>
          </table:table-cell>
          <table:table-cell office:value-type="float" office:value="23.53526613">
            <text:p>23,53526613</text:p>
          </table:table-cell>
          <table:table-cell office:value-type="float" office:value="492">
            <text:p>492</text:p>
          </table:table-cell>
          <table:table-cell office:value-type="string">
            <text:p>Gendarmerie Nationale</text:p>
          </table:table-cell>
          <table:table-cell office:value-type="string">
            <text:p>70001100</text:p>
          </table:table-cell>
          <table:table-cell office:value-type="string">
            <text:p>7</text:p>
          </table:table-cell>
          <table:table-cell office:value-type="string">
            <text:p>00011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27.04895">
            <text:p>27,04895</text:p>
          </table:table-cell>
          <table:table-cell office:value-type="float" office:value="23.544616">
            <text:p>23,544616</text:p>
          </table:table-cell>
        </table:table-row>
        <table:table-row table:style-name="ro1">
          <table:table-cell office:value-type="float" office:value="741.47612201">
            <text:p>741,47612201</text:p>
          </table:table-cell>
          <table:table-cell office:value-type="float" office:value="173.57392463">
            <text:p>173,57392463</text:p>
          </table:table-cell>
          <table:table-cell office:value-type="float" office:value="493">
            <text:p>493</text:p>
          </table:table-cell>
          <table:table-cell office:value-type="string">
            <text:p>Gendarmerie Nationale</text:p>
          </table:table-cell>
          <table:table-cell office:value-type="string">
            <text:p>70001100</text:p>
          </table:table-cell>
          <table:table-cell office:value-type="string">
            <text:p>7</text:p>
          </table:table-cell>
          <table:table-cell office:value-type="string">
            <text:p>00011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742.057">
            <text:p>742,057</text:p>
          </table:table-cell>
          <table:table-cell office:value-type="float" office:value="173.642109">
            <text:p>173,642109</text:p>
          </table:table-cell>
        </table:table-row>
        <table:table-row table:style-name="ro1">
          <table:table-cell office:value-type="float" office:value="14.68602187">
            <text:p>14,68602187</text:p>
          </table:table-cell>
          <table:table-cell office:value-type="float" office:value="15.1751839">
            <text:p>15,1751839</text:p>
          </table:table-cell>
          <table:table-cell office:value-type="float" office:value="494">
            <text:p>494</text:p>
          </table:table-cell>
          <table:table-cell office:value-type="string">
            <text:p>Gendarmerie Nationale</text:p>
          </table:table-cell>
          <table:table-cell office:value-type="string">
            <text:p>70001100</text:p>
          </table:table-cell>
          <table:table-cell office:value-type="string">
            <text:p>7</text:p>
          </table:table-cell>
          <table:table-cell office:value-type="string">
            <text:p>00011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4.69758">
            <text:p>14,69758</text:p>
          </table:table-cell>
          <table:table-cell office:value-type="float" office:value="15.181143">
            <text:p>15,181143</text:p>
          </table:table-cell>
        </table:table-row>
        <table:table-row table:style-name="ro1">
          <table:table-cell office:value-type="float" office:value="78.53356877">
            <text:p>78,53356877</text:p>
          </table:table-cell>
          <table:table-cell office:value-type="float" office:value="38.46757935">
            <text:p>38,46757935</text:p>
          </table:table-cell>
          <table:table-cell office:value-type="float" office:value="496">
            <text:p>496</text:p>
          </table:table-cell>
          <table:table-cell office:value-type="string">
            <text:p>Château de Flaugergues</text:p>
          </table:table-cell>
          <table:table-cell office:value-type="string">
            <text:p>70008100</text:p>
          </table:table-cell>
          <table:table-cell office:value-type="string">
            <text:p>7</text:p>
          </table:table-cell>
          <table:table-cell office:value-type="string">
            <text:p>00081</text:p>
          </table:table-cell>
          <table:table-cell office:value-type="string">
            <text:p>00</text:p>
          </table:table-cell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78.59506">
            <text:p>78,59506</text:p>
          </table:table-cell>
          <table:table-cell office:value-type="float" office:value="38.482712">
            <text:p>38,482712</text:p>
          </table:table-cell>
        </table:table-row>
        <table:table-row table:style-name="ro1">
          <table:table-cell office:value-type="float" office:value="28.86238748">
            <text:p>28,86238748</text:p>
          </table:table-cell>
          <table:table-cell office:value-type="float" office:value="25.03674518">
            <text:p>25,03674518</text:p>
          </table:table-cell>
          <table:table-cell office:value-type="float" office:value="497">
            <text:p>497</text:p>
          </table:table-cell>
          <table:table-cell office:value-type="string">
            <text:p>Gendarmerie Nationale</text:p>
          </table:table-cell>
          <table:table-cell office:value-type="string">
            <text:p>70001100</text:p>
          </table:table-cell>
          <table:table-cell office:value-type="string">
            <text:p>7</text:p>
          </table:table-cell>
          <table:table-cell office:value-type="string">
            <text:p>00011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28.88506">
            <text:p>28,88506</text:p>
          </table:table-cell>
          <table:table-cell office:value-type="float" office:value="25.046552">
            <text:p>25,046552</text:p>
          </table:table-cell>
        </table:table-row>
        <table:table-row table:style-name="ro1">
          <table:table-cell office:value-type="float" office:value="219.14148426">
            <text:p>219,14148426</text:p>
          </table:table-cell>
          <table:table-cell office:value-type="float" office:value="75.69970197">
            <text:p>75,69970197</text:p>
          </table:table-cell>
          <table:table-cell office:value-type="float" office:value="498">
            <text:p>498</text:p>
          </table:table-cell>
          <table:table-cell office:value-type="string">
            <text:p>Salle Rabelais</text:p>
          </table:table-cell>
          <table:table-cell office:value-type="string">
            <text:p>00008500</text:p>
          </table:table-cell>
          <table:table-cell office:value-type="string">
            <text:p>0</text:p>
          </table:table-cell>
          <table:table-cell office:value-type="string">
            <text:p>00085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219.31367">
            <text:p>219,31367</text:p>
          </table:table-cell>
          <table:table-cell office:value-type="float" office:value="75.729488">
            <text:p>75,729488</text:p>
          </table:table-cell>
        </table:table-row>
        <table:table-row table:style-name="ro1">
          <table:table-cell office:value-type="float" office:value="411.49972814">
            <text:p>411,49972814</text:p>
          </table:table-cell>
          <table:table-cell office:value-type="float" office:value="81.65515137">
            <text:p>81,65515137</text:p>
          </table:table-cell>
          <table:table-cell office:value-type="float" office:value="499">
            <text:p>499</text:p>
          </table:table-cell>
          <table:table-cell office:value-type="string">
            <text:p>Lycée Professionnel Jean Mermoz</text:p>
          </table:table-cell>
          <table:table-cell office:value-type="string">
            <text:p>70009900</text:p>
          </table:table-cell>
          <table:table-cell office:value-type="string">
            <text:p>7</text:p>
          </table:table-cell>
          <table:table-cell office:value-type="string">
            <text:p>70099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411.82306">
            <text:p>411,82306</text:p>
          </table:table-cell>
          <table:table-cell office:value-type="float" office:value="81.687212">
            <text:p>81,687212</text:p>
          </table:table-cell>
        </table:table-row>
        <table:table-row table:style-name="ro1">
          <table:table-cell office:value-type="float" office:value="1335.93455947">
            <text:p>1335,93455947</text:p>
          </table:table-cell>
          <table:table-cell office:value-type="float" office:value="147.59879862">
            <text:p>147,59879862</text:p>
          </table:table-cell>
          <table:table-cell office:value-type="float" office:value="500">
            <text:p>500</text:p>
          </table:table-cell>
          <table:table-cell office:value-type="string">
            <text:p>Lycée Professionnel Jean Mermoz</text:p>
          </table:table-cell>
          <table:table-cell office:value-type="string">
            <text:p>70009900</text:p>
          </table:table-cell>
          <table:table-cell office:value-type="string">
            <text:p>7</text:p>
          </table:table-cell>
          <table:table-cell office:value-type="string">
            <text:p>70099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336.98344">
            <text:p>1336,98344</text:p>
          </table:table-cell>
          <table:table-cell office:value-type="float" office:value="147.656712">
            <text:p>147,656712</text:p>
          </table:table-cell>
        </table:table-row>
        <table:table-row table:style-name="ro1">
          <table:table-cell office:value-type="float" office:value="7521.67118737">
            <text:p>7521,67118737</text:p>
          </table:table-cell>
          <table:table-cell office:value-type="float" office:value="352.18281023">
            <text:p>352,18281023</text:p>
          </table:table-cell>
          <table:table-cell office:value-type="float" office:value="403">
            <text:p>403</text:p>
          </table:table-cell>
          <table:table-cell office:value-type="string">
            <text:p>Piscine olympique Neptune</text:p>
          </table:table-cell>
          <table:table-cell office:value-type="string">
            <text:p>00255000</text:p>
          </table:table-cell>
          <table:table-cell office:value-type="string">
            <text:p>0</text:p>
          </table:table-cell>
          <table:table-cell office:value-type="string">
            <text:p>02550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7527.60838">
            <text:p>7527,60838</text:p>
          </table:table-cell>
          <table:table-cell office:value-type="float" office:value="352.321591">
            <text:p>352,321591</text:p>
          </table:table-cell>
        </table:table-row>
        <table:table-row table:style-name="ro1">
          <table:table-cell office:value-type="float" office:value="1025.4426625">
            <text:p>1025,4426625</text:p>
          </table:table-cell>
          <table:table-cell office:value-type="float" office:value="149.89509007">
            <text:p>149,89509007</text:p>
          </table:table-cell>
          <table:table-cell office:value-type="float" office:value="405">
            <text:p>405</text:p>
          </table:table-cell>
          <table:table-cell office:value-type="string">
            <text:p>Hôtel de Région</text:p>
          </table:table-cell>
          <table:table-cell office:value-type="string">
            <text:p>70005900</text:p>
          </table:table-cell>
          <table:table-cell office:value-type="string">
            <text:p>7</text:p>
          </table:table-cell>
          <table:table-cell office:value-type="string">
            <text:p>00059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026.25232">
            <text:p>1026,25232</text:p>
          </table:table-cell>
          <table:table-cell office:value-type="float" office:value="149.954365">
            <text:p>149,954365</text:p>
          </table:table-cell>
        </table:table-row>
        <table:table-row table:style-name="ro1">
          <table:table-cell office:value-type="float" office:value="376.00294683">
            <text:p>376,00294683</text:p>
          </table:table-cell>
          <table:table-cell office:value-type="float" office:value="116.00832661">
            <text:p>116,00832661</text:p>
          </table:table-cell>
          <table:table-cell office:value-type="float" office:value="410">
            <text:p>410</text:p>
          </table:table-cell>
          <table:table-cell office:value-type="string">
            <text:p>Chambre de Commerce</text:p>
          </table:table-cell>
          <table:table-cell office:value-type="string">
            <text:p>70004500</text:p>
          </table:table-cell>
          <table:table-cell office:value-type="string">
            <text:p>7</text:p>
          </table:table-cell>
          <table:table-cell office:value-type="string">
            <text:p>00045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376.29971">
            <text:p>376,29971</text:p>
          </table:table-cell>
          <table:table-cell office:value-type="float" office:value="116.054055">
            <text:p>116,054055</text:p>
          </table:table-cell>
        </table:table-row>
        <table:table-row table:style-name="ro1">
          <table:table-cell office:value-type="float" office:value="1191.73827734">
            <text:p>1191,73827734</text:p>
          </table:table-cell>
          <table:table-cell office:value-type="float" office:value="216.03209">
            <text:p>216,03209</text:p>
          </table:table-cell>
          <table:table-cell office:value-type="float" office:value="413">
            <text:p>413</text:p>
          </table:table-cell>
          <table:table-cell/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1192.68035">
            <text:p>1192,68035</text:p>
          </table:table-cell>
          <table:table-cell office:value-type="float" office:value="216.116843">
            <text:p>216,116843</text:p>
          </table:table-cell>
        </table:table-row>
        <table:table-row table:style-name="ro1">
          <table:table-cell office:value-type="float" office:value="3027.36418071">
            <text:p>3027,36418071</text:p>
          </table:table-cell>
          <table:table-cell office:value-type="float" office:value="239.44229764">
            <text:p>239,44229764</text:p>
          </table:table-cell>
          <table:table-cell office:value-type="float" office:value="414">
            <text:p>414</text:p>
          </table:table-cell>
          <table:table-cell office:value-type="string">
            <text:p>Opéra Comédie</text:p>
          </table:table-cell>
          <table:table-cell office:value-type="string">
            <text:p>70059200</text:p>
          </table:table-cell>
          <table:table-cell office:value-type="string">
            <text:p>7</text:p>
          </table:table-cell>
          <table:table-cell office:value-type="string">
            <text:p>00592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3029.7556">
            <text:p>3029,7556</text:p>
          </table:table-cell>
          <table:table-cell office:value-type="float" office:value="239.537289">
            <text:p>239,537289</text:p>
          </table:table-cell>
        </table:table-row>
        <table:table-row table:style-name="ro1">
          <table:table-cell office:value-type="float" office:value="2265.15503706">
            <text:p>2265,15503706</text:p>
          </table:table-cell>
          <table:table-cell office:value-type="float" office:value="534.86667687">
            <text:p>534,86667687</text:p>
          </table:table-cell>
          <table:table-cell office:value-type="float" office:value="417">
            <text:p>417</text:p>
          </table:table-cell>
          <table:table-cell/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2266.94271">
            <text:p>2266,94271</text:p>
          </table:table-cell>
          <table:table-cell office:value-type="float" office:value="535.077838">
            <text:p>535,077838</text:p>
          </table:table-cell>
        </table:table-row>
        <table:table-row table:style-name="ro1">
          <table:table-cell office:value-type="float" office:value="593.5420907">
            <text:p>593,5420907</text:p>
          </table:table-cell>
          <table:table-cell office:value-type="float" office:value="119.50147022">
            <text:p>119,50147022</text:p>
          </table:table-cell>
          <table:table-cell office:value-type="float" office:value="423">
            <text:p>423</text:p>
          </table:table-cell>
          <table:table-cell/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594.00967">
            <text:p>594,00967</text:p>
          </table:table-cell>
          <table:table-cell office:value-type="float" office:value="119.54832">
            <text:p>119,54832</text:p>
          </table:table-cell>
        </table:table-row>
        <table:table-row table:style-name="ro1">
          <table:table-cell office:value-type="float" office:value="1228.45355623">
            <text:p>1228,45355623</text:p>
          </table:table-cell>
          <table:table-cell office:value-type="float" office:value="217.68469749">
            <text:p>217,68469749</text:p>
          </table:table-cell>
          <table:table-cell office:value-type="float" office:value="425">
            <text:p>425</text:p>
          </table:table-cell>
          <table:table-cell/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1229.42378">
            <text:p>1229,42378</text:p>
          </table:table-cell>
          <table:table-cell office:value-type="float" office:value="217.770277">
            <text:p>217,770277</text:p>
          </table:table-cell>
        </table:table-row>
        <table:table-row table:style-name="ro1">
          <table:table-cell office:value-type="float" office:value="2082.49302189">
            <text:p>2082,49302189</text:p>
          </table:table-cell>
          <table:table-cell office:value-type="float" office:value="269.65091609">
            <text:p>269,65091609</text:p>
          </table:table-cell>
          <table:table-cell office:value-type="float" office:value="427">
            <text:p>427</text:p>
          </table:table-cell>
          <table:table-cell office:value-type="string">
            <text:p>Hôtel d'Agglomération</text:p>
          </table:table-cell>
          <table:table-cell office:value-type="string">
            <text:p>00056300</text:p>
          </table:table-cell>
          <table:table-cell office:value-type="string">
            <text:p>0</text:p>
          </table:table-cell>
          <table:table-cell office:value-type="string">
            <text:p>00563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2084.13684">
            <text:p>2084,13684</text:p>
          </table:table-cell>
          <table:table-cell office:value-type="float" office:value="269.757494">
            <text:p>269,757494</text:p>
          </table:table-cell>
        </table:table-row>
        <table:table-row table:style-name="ro1">
          <table:table-cell office:value-type="float" office:value="1259.42423131">
            <text:p>1259,42423131</text:p>
          </table:table-cell>
          <table:table-cell office:value-type="float" office:value="265.18699734">
            <text:p>265,18699734</text:p>
          </table:table-cell>
          <table:table-cell office:value-type="float" office:value="430">
            <text:p>430</text:p>
          </table:table-cell>
          <table:table-cell/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1260.41676">
            <text:p>1260,41676</text:p>
          </table:table-cell>
          <table:table-cell office:value-type="float" office:value="265.291617">
            <text:p>265,291617</text:p>
          </table:table-cell>
        </table:table-row>
        <table:table-row table:style-name="ro1">
          <table:table-cell office:value-type="float" office:value="539.87038241">
            <text:p>539,87038241</text:p>
          </table:table-cell>
          <table:table-cell office:value-type="float" office:value="189.26555097">
            <text:p>189,26555097</text:p>
          </table:table-cell>
          <table:table-cell office:value-type="float" office:value="431">
            <text:p>431</text:p>
          </table:table-cell>
          <table:table-cell office:value-type="string">
            <text:p>Eglise Saint Roch</text:p>
          </table:table-cell>
          <table:table-cell office:value-type="string">
            <text:p>00070900</text:p>
          </table:table-cell>
          <table:table-cell office:value-type="string">
            <text:p>0</text:p>
          </table:table-cell>
          <table:table-cell office:value-type="string">
            <text:p>00709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540.2971">
            <text:p>540,2971</text:p>
          </table:table-cell>
          <table:table-cell office:value-type="float" office:value="189.340149">
            <text:p>189,340149</text:p>
          </table:table-cell>
        </table:table-row>
        <table:table-row table:style-name="ro1">
          <table:table-cell office:value-type="float" office:value="951.06604057">
            <text:p>951,06604057</text:p>
          </table:table-cell>
          <table:table-cell office:value-type="float" office:value="164.50543883">
            <text:p>164,50543883</text:p>
          </table:table-cell>
          <table:table-cell office:value-type="float" office:value="437">
            <text:p>437</text:p>
          </table:table-cell>
          <table:table-cell office:value-type="string">
            <text:p>M.P.T. André Chamson</text:p>
          </table:table-cell>
          <table:table-cell office:value-type="string">
            <text:p>00053202</text:p>
          </table:table-cell>
          <table:table-cell office:value-type="string">
            <text:p>0</text:p>
          </table:table-cell>
          <table:table-cell office:value-type="string">
            <text:p>00532</text:p>
          </table:table-cell>
          <table:table-cell office:value-type="string">
            <text:p>02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951.81889">
            <text:p>951,81889</text:p>
          </table:table-cell>
          <table:table-cell office:value-type="float" office:value="164.56966">
            <text:p>164,56966</text:p>
          </table:table-cell>
        </table:table-row>
        <table:table-row table:style-name="ro1">
          <table:table-cell office:value-type="float" office:value="2266.77209049">
            <text:p>2266,77209049</text:p>
          </table:table-cell>
          <table:table-cell office:value-type="float" office:value="534.52449591">
            <text:p>534,52449591</text:p>
          </table:table-cell>
          <table:table-cell office:value-type="float" office:value="439">
            <text:p>439</text:p>
          </table:table-cell>
          <table:table-cell/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2268.55839">
            <text:p>2268,55839</text:p>
          </table:table-cell>
          <table:table-cell office:value-type="float" office:value="534.735711">
            <text:p>534,735711</text:p>
          </table:table-cell>
        </table:table-row>
        <table:table-row table:style-name="ro1">
          <table:table-cell office:value-type="float" office:value="54.37110938">
            <text:p>54,37110938</text:p>
          </table:table-cell>
          <table:table-cell office:value-type="float" office:value="30.32955773">
            <text:p>30,32955773</text:p>
          </table:table-cell>
          <table:table-cell office:value-type="float" office:value="502">
            <text:p>502</text:p>
          </table:table-cell>
          <table:table-cell office:value-type="string">
            <text:p>Hôtel de Varennes</text:p>
          </table:table-cell>
          <table:table-cell office:value-type="string">
            <text:p>00050000</text:p>
          </table:table-cell>
          <table:table-cell office:value-type="string">
            <text:p>0</text:p>
          </table:table-cell>
          <table:table-cell office:value-type="string">
            <text:p>00500</text:p>
          </table:table-cell>
          <table:table-cell office:value-type="string">
            <text:p>00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float" office:value="54.41374">
            <text:p>54,41374</text:p>
          </table:table-cell>
          <table:table-cell office:value-type="float" office:value="30.341412">
            <text:p>30,341412</text:p>
          </table:table-cell>
        </table:table-row>
        <table:table-row table:style-name="ro1">
          <table:table-cell office:value-type="float" office:value="2846.55850012">
            <text:p>2846,55850012</text:p>
          </table:table-cell>
          <table:table-cell office:value-type="float" office:value="454.40241765">
            <text:p>454,40241765</text:p>
          </table:table-cell>
          <table:table-cell office:value-type="float" office:value="441">
            <text:p>441</text:p>
          </table:table-cell>
          <table:table-cell/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2848.80073">
            <text:p>2848,80073</text:p>
          </table:table-cell>
          <table:table-cell office:value-type="float" office:value="454.582561">
            <text:p>454,582561</text:p>
          </table:table-cell>
        </table:table-row>
        <table:table-row table:style-name="ro1">
          <table:table-cell office:value-type="float" office:value="1592.04826566">
            <text:p>1592,04826566</text:p>
          </table:table-cell>
          <table:table-cell office:value-type="float" office:value="276.73897301">
            <text:p>276,73897301</text:p>
          </table:table-cell>
          <table:table-cell office:value-type="float" office:value="442">
            <text:p>442</text:p>
          </table:table-cell>
          <table:table-cell/>
          <table:table-cell office:value-type="string">
            <text:p>00000000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0</text:p>
          </table:table-cell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1593.30257">
            <text:p>1593,30257</text:p>
          </table:table-cell>
          <table:table-cell office:value-type="float" office:value="276.847871">
            <text:p>276,847871</text:p>
          </table:table-cell>
        </table:table-row>
        <table:table-row table:style-name="ro1">
          <table:table-cell office:value-type="float" office:value="24509.88830957">
            <text:p>24509,88830957</text:p>
          </table:table-cell>
          <table:table-cell office:value-type="float" office:value="1356.65644097">
            <text:p>1356,65644097</text:p>
          </table:table-cell>
          <table:table-cell office:value-type="float" office:value="446">
            <text:p>446</text:p>
          </table:table-cell>
          <table:table-cell office:value-type="string">
            <text:p>Centre Commercial le Polygone</text:p>
          </table:table-cell>
          <table:table-cell office:value-type="string">
            <text:p>99999999</text:p>
          </table:table-cell>
          <table:table-cell table:number-columns-repeated="3"/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24529.21289">
            <text:p>24529,21289</text:p>
          </table:table-cell>
          <table:table-cell office:value-type="float" office:value="1357.188671">
            <text:p>1357,188671</text:p>
          </table:table-cell>
        </table:table-row>
        <table:table-row table:style-name="ro1">
          <table:table-cell office:value-type="float" office:value="210.11500942">
            <text:p>210,11500942</text:p>
          </table:table-cell>
          <table:table-cell office:value-type="float" office:value="120.70718227">
            <text:p>120,70718227</text:p>
          </table:table-cell>
          <table:table-cell office:value-type="float" office:value="449">
            <text:p>449</text:p>
          </table:table-cell>
          <table:table-cell office:value-type="string">
            <text:p>Eglise Sainte Eulalie</text:p>
          </table:table-cell>
          <table:table-cell office:value-type="string">
            <text:p>00071300</text:p>
          </table:table-cell>
          <table:table-cell office:value-type="string">
            <text:p>0</text:p>
          </table:table-cell>
          <table:table-cell office:value-type="string">
            <text:p>00713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210.28009">
            <text:p>210,28009</text:p>
          </table:table-cell>
          <table:table-cell office:value-type="float" office:value="120.754473">
            <text:p>120,754473</text:p>
          </table:table-cell>
        </table:table-row>
        <table:table-row table:style-name="ro1">
          <table:table-cell office:value-type="float" office:value="456.32873119">
            <text:p>456,32873119</text:p>
          </table:table-cell>
          <table:table-cell office:value-type="float" office:value="158.72141256">
            <text:p>158,72141256</text:p>
          </table:table-cell>
          <table:table-cell office:value-type="float" office:value="452">
            <text:p>452</text:p>
          </table:table-cell>
          <table:table-cell/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456.68827">
            <text:p>456,68827</text:p>
          </table:table-cell>
          <table:table-cell office:value-type="float" office:value="158.784276">
            <text:p>158,784276</text:p>
          </table:table-cell>
        </table:table-row>
        <table:table-row table:style-name="ro1">
          <table:table-cell office:value-type="float" office:value="1465.2646064">
            <text:p>1465,2646064</text:p>
          </table:table-cell>
          <table:table-cell office:value-type="float" office:value="330.500178">
            <text:p>330,500178</text:p>
          </table:table-cell>
          <table:table-cell office:value-type="float" office:value="455">
            <text:p>455</text:p>
          </table:table-cell>
          <table:table-cell office:value-type="string">
            <text:p>Maison de Retraite les Violettes</text:p>
          </table:table-cell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1466.4169">
            <text:p>1466,4169</text:p>
          </table:table-cell>
          <table:table-cell office:value-type="float" office:value="330.630317">
            <text:p>330,630317</text:p>
          </table:table-cell>
        </table:table-row>
        <table:table-row table:style-name="ro1">
          <table:table-cell office:value-type="float" office:value="2960.46540376">
            <text:p>2960,46540376</text:p>
          </table:table-cell>
          <table:table-cell office:value-type="float" office:value="523.75614869">
            <text:p>523,75614869</text:p>
          </table:table-cell>
          <table:table-cell office:value-type="float" office:value="456">
            <text:p>456</text:p>
          </table:table-cell>
          <table:table-cell office:value-type="string">
            <text:p>Clinique Beau Soleil</text:p>
          </table:table-cell>
          <table:table-cell office:value-type="string">
            <text:p>70015500</text:p>
          </table:table-cell>
          <table:table-cell office:value-type="string">
            <text:p>7</text:p>
          </table:table-cell>
          <table:table-cell office:value-type="string">
            <text:p>00155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2962.79785">
            <text:p>2962,79785</text:p>
          </table:table-cell>
          <table:table-cell office:value-type="float" office:value="523.963052">
            <text:p>523,963052</text:p>
          </table:table-cell>
        </table:table-row>
        <table:table-row table:style-name="ro1">
          <table:table-cell office:value-type="float" office:value="470.24486573">
            <text:p>470,24486573</text:p>
          </table:table-cell>
          <table:table-cell office:value-type="float" office:value="113.01122926">
            <text:p>113,01122926</text:p>
          </table:table-cell>
          <table:table-cell office:value-type="float" office:value="459">
            <text:p>459</text:p>
          </table:table-cell>
          <table:table-cell table:number-columns-repeated="5"/>
          <table:table-cell office:value-type="string">
            <text:p>BM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470.61422">
            <text:p>470,61422</text:p>
          </table:table-cell>
          <table:table-cell office:value-type="float" office:value="113.055899">
            <text:p>113,055899</text:p>
          </table:table-cell>
        </table:table-row>
        <table:table-row table:style-name="ro1">
          <table:table-cell office:value-type="float" office:value="868.8207001">
            <text:p>868,8207001</text:p>
          </table:table-cell>
          <table:table-cell office:value-type="float" office:value="155.22618324">
            <text:p>155,22618324</text:p>
          </table:table-cell>
          <table:table-cell office:value-type="float" office:value="462">
            <text:p>462</text:p>
          </table:table-cell>
          <table:table-cell office:value-type="string">
            <text:p>D.R Impôts</text:p>
          </table:table-cell>
          <table:table-cell office:value-type="string">
            <text:p>99999999</text:p>
          </table:table-cell>
          <table:table-cell table:number-columns-repeated="3"/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869.50339">
            <text:p>869,50339</text:p>
          </table:table-cell>
          <table:table-cell office:value-type="float" office:value="155.287495">
            <text:p>155,287495</text:p>
          </table:table-cell>
        </table:table-row>
        <table:table-row table:style-name="ro1">
          <table:table-cell office:value-type="float" office:value="266.34198445">
            <text:p>266,34198445</text:p>
          </table:table-cell>
          <table:table-cell office:value-type="float" office:value="68.32031804">
            <text:p>68,32031804</text:p>
          </table:table-cell>
          <table:table-cell office:value-type="float" office:value="465">
            <text:p>465</text:p>
          </table:table-cell>
          <table:table-cell office:value-type="string">
            <text:p>Gendarmerie Nationale</text:p>
          </table:table-cell>
          <table:table-cell office:value-type="string">
            <text:p>70001100</text:p>
          </table:table-cell>
          <table:table-cell office:value-type="string">
            <text:p>7</text:p>
          </table:table-cell>
          <table:table-cell office:value-type="string">
            <text:p>00011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266.55056">
            <text:p>266,55056</text:p>
          </table:table-cell>
          <table:table-cell office:value-type="float" office:value="68.346995">
            <text:p>68,346995</text:p>
          </table:table-cell>
        </table:table-row>
        <table:table-row table:style-name="ro1">
          <table:table-cell office:value-type="float" office:value="6294.99632812">
            <text:p>6294,99632812</text:p>
          </table:table-cell>
          <table:table-cell office:value-type="float" office:value="511.01115205">
            <text:p>511,01115205</text:p>
          </table:table-cell>
          <table:table-cell office:value-type="float" office:value="466">
            <text:p>466</text:p>
          </table:table-cell>
          <table:table-cell office:value-type="string">
            <text:p>Hôtel de Ville</text:p>
          </table:table-cell>
          <table:table-cell office:value-type="string">
            <text:p>00053500</text:p>
          </table:table-cell>
          <table:table-cell office:value-type="string">
            <text:p>0</text:p>
          </table:table-cell>
          <table:table-cell office:value-type="string">
            <text:p>00535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6299.95441">
            <text:p>6299,95441</text:p>
          </table:table-cell>
          <table:table-cell office:value-type="float" office:value="511.211377">
            <text:p>511,211377</text:p>
          </table:table-cell>
        </table:table-row>
        <table:table-row table:style-name="ro1">
          <table:table-cell office:value-type="float" office:value="946.8869813">
            <text:p>946,8869813</text:p>
          </table:table-cell>
          <table:table-cell office:value-type="float" office:value="155.70655713">
            <text:p>155,70655713</text:p>
          </table:table-cell>
          <table:table-cell office:value-type="float" office:value="470">
            <text:p>470</text:p>
          </table:table-cell>
          <table:table-cell office:value-type="string">
            <text:p>Direction Régionale de l'Equipement</text:p>
          </table:table-cell>
          <table:table-cell office:value-type="string">
            <text:p>70003600</text:p>
          </table:table-cell>
          <table:table-cell office:value-type="string">
            <text:p>7</text:p>
          </table:table-cell>
          <table:table-cell office:value-type="string">
            <text:p>00036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947.63285">
            <text:p>947,63285</text:p>
          </table:table-cell>
          <table:table-cell office:value-type="float" office:value="155.768094">
            <text:p>155,768094</text:p>
          </table:table-cell>
        </table:table-row>
        <table:table-row table:style-name="ro1">
          <table:table-cell office:value-type="float" office:value="261.96204062">
            <text:p>261,96204062</text:p>
          </table:table-cell>
          <table:table-cell office:value-type="float" office:value="81.85614357">
            <text:p>81,85614357</text:p>
          </table:table-cell>
          <table:table-cell office:value-type="float" office:value="475">
            <text:p>475</text:p>
          </table:table-cell>
          <table:table-cell office:value-type="string">
            <text:p>D.E.J.S</text:p>
          </table:table-cell>
          <table:table-cell office:value-type="string">
            <text:p>00055800</text:p>
          </table:table-cell>
          <table:table-cell office:value-type="string">
            <text:p>0</text:p>
          </table:table-cell>
          <table:table-cell office:value-type="string">
            <text:p>00558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262.16766">
            <text:p>262,16766</text:p>
          </table:table-cell>
          <table:table-cell office:value-type="float" office:value="81.888048">
            <text:p>81,888048</text:p>
          </table:table-cell>
        </table:table-row>
        <table:table-row table:style-name="ro1">
          <table:table-cell office:value-type="float" office:value="194.70588753">
            <text:p>194,70588753</text:p>
          </table:table-cell>
          <table:table-cell office:value-type="float" office:value="60.73104941">
            <text:p>60,73104941</text:p>
          </table:table-cell>
          <table:table-cell office:value-type="float" office:value="479">
            <text:p>479</text:p>
          </table:table-cell>
          <table:table-cell office:value-type="string">
            <text:p>Maison de l'Energie</text:p>
          </table:table-cell>
          <table:table-cell office:value-type="string">
            <text:p>00064400</text:p>
          </table:table-cell>
          <table:table-cell office:value-type="string">
            <text:p>0</text:p>
          </table:table-cell>
          <table:table-cell office:value-type="string">
            <text:p>00644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194.85904">
            <text:p>194,85904</text:p>
          </table:table-cell>
          <table:table-cell office:value-type="float" office:value="60.754861">
            <text:p>60,754861</text:p>
          </table:table-cell>
        </table:table-row>
        <table:table-row table:style-name="ro1">
          <table:table-cell office:value-type="float" office:value="2307.81201881">
            <text:p>2307,81201881</text:p>
          </table:table-cell>
          <table:table-cell office:value-type="float" office:value="263.02307338">
            <text:p>263,02307338</text:p>
          </table:table-cell>
          <table:table-cell office:value-type="float" office:value="482">
            <text:p>482</text:p>
          </table:table-cell>
          <table:table-cell office:value-type="string">
            <text:p>INSEE</text:p>
          </table:table-cell>
          <table:table-cell office:value-type="string">
            <text:p>70001500</text:p>
          </table:table-cell>
          <table:table-cell office:value-type="string">
            <text:p>7</text:p>
          </table:table-cell>
          <table:table-cell office:value-type="string">
            <text:p>70015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2309.62908">
            <text:p>2309,62908</text:p>
          </table:table-cell>
          <table:table-cell office:value-type="float" office:value="263.126755">
            <text:p>263,126755</text:p>
          </table:table-cell>
        </table:table-row>
        <table:table-row table:style-name="ro1">
          <table:table-cell office:value-type="float" office:value="543.53995001">
            <text:p>543,53995001</text:p>
          </table:table-cell>
          <table:table-cell office:value-type="float" office:value="113.86947241">
            <text:p>113,86947241</text:p>
          </table:table-cell>
          <table:table-cell office:value-type="float" office:value="485">
            <text:p>485</text:p>
          </table:table-cell>
          <table:table-cell office:value-type="string">
            <text:p>Cité Universitaire des Arceaux</text:p>
          </table:table-cell>
          <table:table-cell office:value-type="string">
            <text:p>70019900</text:p>
          </table:table-cell>
          <table:table-cell office:value-type="string">
            <text:p>7</text:p>
          </table:table-cell>
          <table:table-cell office:value-type="string">
            <text:p>70199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543.96751">
            <text:p>543,96751</text:p>
          </table:table-cell>
          <table:table-cell office:value-type="float" office:value="113.914071">
            <text:p>113,914071</text:p>
          </table:table-cell>
        </table:table-row>
        <table:table-row table:style-name="ro1">
          <table:table-cell office:value-type="float" office:value="5380.81022764">
            <text:p>5380,81022764</text:p>
          </table:table-cell>
          <table:table-cell office:value-type="float" office:value="498.10307627">
            <text:p>498,10307627</text:p>
          </table:table-cell>
          <table:table-cell office:value-type="float" office:value="487">
            <text:p>487</text:p>
          </table:table-cell>
          <table:table-cell office:value-type="string">
            <text:p>Cité Judiciaire</text:p>
          </table:table-cell>
          <table:table-cell office:value-type="string">
            <text:p>70005400</text:p>
          </table:table-cell>
          <table:table-cell office:value-type="string">
            <text:p>7</text:p>
          </table:table-cell>
          <table:table-cell office:value-type="string">
            <text:p>00054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5385.04289">
            <text:p>5385,04289</text:p>
          </table:table-cell>
          <table:table-cell office:value-type="float" office:value="498.299052">
            <text:p>498,299052</text:p>
          </table:table-cell>
        </table:table-row>
        <table:table-row table:style-name="ro1">
          <table:table-cell office:value-type="float" office:value="371.55440633">
            <text:p>371,55440633</text:p>
          </table:table-cell>
          <table:table-cell office:value-type="float" office:value="124.50287372">
            <text:p>124,50287372</text:p>
          </table:table-cell>
          <table:table-cell office:value-type="float" office:value="490">
            <text:p>490</text:p>
          </table:table-cell>
          <table:table-cell/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371.84679">
            <text:p>371,84679</text:p>
          </table:table-cell>
          <table:table-cell office:value-type="float" office:value="124.551874">
            <text:p>124,551874</text:p>
          </table:table-cell>
        </table:table-row>
        <table:table-row table:style-name="ro1">
          <table:table-cell office:value-type="float" office:value="2211.24105924">
            <text:p>2211,24105924</text:p>
          </table:table-cell>
          <table:table-cell office:value-type="float" office:value="259.60610572">
            <text:p>259,60610572</text:p>
          </table:table-cell>
          <table:table-cell office:value-type="float" office:value="495">
            <text:p>495</text:p>
          </table:table-cell>
          <table:table-cell office:value-type="string">
            <text:p>Gendarmerie Nationale</text:p>
          </table:table-cell>
          <table:table-cell office:value-type="string">
            <text:p>70001100</text:p>
          </table:table-cell>
          <table:table-cell office:value-type="string">
            <text:p>7</text:p>
          </table:table-cell>
          <table:table-cell office:value-type="string">
            <text:p>00011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2212.98053">
            <text:p>2212,98053</text:p>
          </table:table-cell>
          <table:table-cell office:value-type="float" office:value="259.707476">
            <text:p>259,707476</text:p>
          </table:table-cell>
        </table:table-row>
        <table:table-row table:style-name="ro1">
          <table:table-cell office:value-type="float" office:value="626.61116874">
            <text:p>626,61116874</text:p>
          </table:table-cell>
          <table:table-cell office:value-type="float" office:value="166.01138209">
            <text:p>166,01138209</text:p>
          </table:table-cell>
          <table:table-cell office:value-type="float" office:value="501">
            <text:p>501</text:p>
          </table:table-cell>
          <table:table-cell office:value-type="string">
            <text:p>Dominicains-chapelle</text:p>
          </table:table-cell>
          <table:table-cell office:value-type="string">
            <text:p>99999999</text:p>
          </table:table-cell>
          <table:table-cell table:number-columns-repeated="3"/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627.10301">
            <text:p>627,10301</text:p>
          </table:table-cell>
          <table:table-cell office:value-type="float" office:value="166.076112">
            <text:p>166,076112</text:p>
          </table:table-cell>
        </table:table-row>
        <table:table-row table:style-name="ro1">
          <table:table-cell office:value-type="float" office:value="333.57543751">
            <text:p>333,57543751</text:p>
          </table:table-cell>
          <table:table-cell office:value-type="float" office:value="94.53170466">
            <text:p>94,53170466</text:p>
          </table:table-cell>
          <table:table-cell office:value-type="float" office:value="503">
            <text:p>503</text:p>
          </table:table-cell>
          <table:table-cell office:value-type="string">
            <text:p>Gendarmerie Nationale</text:p>
          </table:table-cell>
          <table:table-cell office:value-type="string">
            <text:p>70001100</text:p>
          </table:table-cell>
          <table:table-cell office:value-type="string">
            <text:p>7</text:p>
          </table:table-cell>
          <table:table-cell office:value-type="string">
            <text:p>00011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333.83663">
            <text:p>333,83663</text:p>
          </table:table-cell>
          <table:table-cell office:value-type="float" office:value="94.568786">
            <text:p>94,568786</text:p>
          </table:table-cell>
        </table:table-row>
        <table:table-row table:style-name="ro1">
          <table:table-cell office:value-type="float" office:value="956.72464358">
            <text:p>956,72464358</text:p>
          </table:table-cell>
          <table:table-cell office:value-type="float" office:value="190.35347691">
            <text:p>190,35347691</text:p>
          </table:table-cell>
          <table:table-cell office:value-type="float" office:value="505">
            <text:p>505</text:p>
          </table:table-cell>
          <table:table-cell office:value-type="string">
            <text:p>Ecole maternelle Goethe</text:p>
          </table:table-cell>
          <table:table-cell office:value-type="string">
            <text:p>00029102</text:p>
          </table:table-cell>
          <table:table-cell office:value-type="string">
            <text:p>0</text:p>
          </table:table-cell>
          <table:table-cell office:value-type="string">
            <text:p>00291</text:p>
          </table:table-cell>
          <table:table-cell office:value-type="string">
            <text:p>02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957.47822">
            <text:p>957,47822</text:p>
          </table:table-cell>
          <table:table-cell office:value-type="float" office:value="190.428368">
            <text:p>190,428368</text:p>
          </table:table-cell>
        </table:table-row>
        <table:table-row table:style-name="ro1">
          <table:table-cell office:value-type="float" office:value="175.81556248">
            <text:p>175,81556248</text:p>
          </table:table-cell>
          <table:table-cell office:value-type="float" office:value="67.96420851">
            <text:p>67,96420851</text:p>
          </table:table-cell>
          <table:table-cell office:value-type="float" office:value="506">
            <text:p>506</text:p>
          </table:table-cell>
          <table:table-cell office:value-type="string">
            <text:p>Château de Flaugergues</text:p>
          </table:table-cell>
          <table:table-cell office:value-type="string">
            <text:p>70008100</text:p>
          </table:table-cell>
          <table:table-cell office:value-type="string">
            <text:p>7</text:p>
          </table:table-cell>
          <table:table-cell office:value-type="string">
            <text:p>00081</text:p>
          </table:table-cell>
          <table:table-cell office:value-type="string">
            <text:p>00</text:p>
          </table:table-cell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175.95439">
            <text:p>175,95439</text:p>
          </table:table-cell>
          <table:table-cell office:value-type="float" office:value="67.990949">
            <text:p>67,990949</text:p>
          </table:table-cell>
        </table:table-row>
        <table:table-row table:style-name="ro1">
          <table:table-cell office:value-type="float" office:value="46.54607811">
            <text:p>46,54607811</text:p>
          </table:table-cell>
          <table:table-cell office:value-type="float" office:value="27.34151279">
            <text:p>27,34151279</text:p>
          </table:table-cell>
          <table:table-cell office:value-type="float" office:value="507">
            <text:p>507</text:p>
          </table:table-cell>
          <table:table-cell office:value-type="string">
            <text:p>Hôtel de Varennes</text:p>
          </table:table-cell>
          <table:table-cell office:value-type="string">
            <text:p>00050000</text:p>
          </table:table-cell>
          <table:table-cell office:value-type="string">
            <text:p>0</text:p>
          </table:table-cell>
          <table:table-cell office:value-type="string">
            <text:p>00500</text:p>
          </table:table-cell>
          <table:table-cell office:value-type="string">
            <text:p>00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float" office:value="46.58254">
            <text:p>46,58254</text:p>
          </table:table-cell>
          <table:table-cell office:value-type="float" office:value="27.352121">
            <text:p>27,352121</text:p>
          </table:table-cell>
        </table:table-row>
        <table:table-row table:style-name="ro1">
          <table:table-cell office:value-type="float" office:value="142.96258126">
            <text:p>142,96258126</text:p>
          </table:table-cell>
          <table:table-cell office:value-type="float" office:value="47.86851151">
            <text:p>47,86851151</text:p>
          </table:table-cell>
          <table:table-cell office:value-type="float" office:value="508">
            <text:p>508</text:p>
          </table:table-cell>
          <table:table-cell office:value-type="string">
            <text:p>Kiosque Bosc</text:p>
          </table:table-cell>
          <table:table-cell office:value-type="string">
            <text:p>00023300</text:p>
          </table:table-cell>
          <table:table-cell office:value-type="string">
            <text:p>0</text:p>
          </table:table-cell>
          <table:table-cell office:value-type="string">
            <text:p>00233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143.07506">
            <text:p>143,07506</text:p>
          </table:table-cell>
          <table:table-cell office:value-type="float" office:value="47.887342">
            <text:p>47,887342</text:p>
          </table:table-cell>
        </table:table-row>
        <table:table-row table:style-name="ro1">
          <table:table-cell office:value-type="float" office:value="1482.59151876">
            <text:p>1482,59151876</text:p>
          </table:table-cell>
          <table:table-cell office:value-type="float" office:value="136.8133243">
            <text:p>136,8133243</text:p>
          </table:table-cell>
          <table:table-cell office:value-type="float" office:value="511">
            <text:p>511</text:p>
          </table:table-cell>
          <table:table-cell office:value-type="string">
            <text:p>C.R.D.P</text:p>
          </table:table-cell>
          <table:table-cell office:value-type="string">
            <text:p>70002600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float" office:value="1483.75707">
            <text:p>1483,75707</text:p>
          </table:table-cell>
          <table:table-cell office:value-type="float" office:value="136.867082">
            <text:p>136,867082</text:p>
          </table:table-cell>
        </table:table-row>
        <table:table-row table:style-name="ro1">
          <table:table-cell office:value-type="float" office:value="154.58849684">
            <text:p>154,58849684</text:p>
          </table:table-cell>
          <table:table-cell office:value-type="float" office:value="52.17663602">
            <text:p>52,17663602</text:p>
          </table:table-cell>
          <table:table-cell office:value-type="float" office:value="512">
            <text:p>512</text:p>
          </table:table-cell>
          <table:table-cell office:value-type="string">
            <text:p>Collège Joffre</text:p>
          </table:table-cell>
          <table:table-cell office:value-type="string">
            <text:p>70011500</text:p>
          </table:table-cell>
          <table:table-cell office:value-type="string">
            <text:p>7</text:p>
          </table:table-cell>
          <table:table-cell office:value-type="string">
            <text:p>00115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54.71037">
            <text:p>154,71037</text:p>
          </table:table-cell>
          <table:table-cell office:value-type="float" office:value="52.197176">
            <text:p>52,197176</text:p>
          </table:table-cell>
        </table:table-row>
        <table:table-row table:style-name="ro1">
          <table:table-cell office:value-type="float" office:value="343.29793136">
            <text:p>343,29793136</text:p>
          </table:table-cell>
          <table:table-cell office:value-type="float" office:value="76.04583991">
            <text:p>76,04583991</text:p>
          </table:table-cell>
          <table:table-cell office:value-type="float" office:value="513">
            <text:p>513</text:p>
          </table:table-cell>
          <table:table-cell office:value-type="string">
            <text:p>Poste - Arceaux</text:p>
          </table:table-cell>
          <table:table-cell office:value-type="string">
            <text:p>70025900</text:p>
          </table:table-cell>
          <table:table-cell office:value-type="string">
            <text:p>7</text:p>
          </table:table-cell>
          <table:table-cell office:value-type="string">
            <text:p>00259</text:p>
          </table:table-cell>
          <table:table-cell office:value-type="string">
            <text:p>00</text:p>
          </table:table-cell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343.56821">
            <text:p>343,56821</text:p>
          </table:table-cell>
          <table:table-cell office:value-type="float" office:value="76.075659">
            <text:p>76,075659</text:p>
          </table:table-cell>
        </table:table-row>
        <table:table-row table:style-name="ro1">
          <table:table-cell office:value-type="float" office:value="180.60477207">
            <text:p>180,60477207</text:p>
          </table:table-cell>
          <table:table-cell office:value-type="float" office:value="131.02873378">
            <text:p>131,02873378</text:p>
          </table:table-cell>
          <table:table-cell office:value-type="float" office:value="514">
            <text:p>514</text:p>
          </table:table-cell>
          <table:table-cell office:value-type="string">
            <text:p>Lycée Joffre</text:p>
          </table:table-cell>
          <table:table-cell office:value-type="string">
            <text:p>70009700</text:p>
          </table:table-cell>
          <table:table-cell office:value-type="string">
            <text:p>7</text:p>
          </table:table-cell>
          <table:table-cell office:value-type="string">
            <text:p>00097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80.74707">
            <text:p>180,74707</text:p>
          </table:table-cell>
          <table:table-cell office:value-type="float" office:value="131.080062">
            <text:p>131,080062</text:p>
          </table:table-cell>
        </table:table-row>
        <table:table-row table:style-name="ro1">
          <table:table-cell office:value-type="float" office:value="1970.6929605">
            <text:p>1970,6929605</text:p>
          </table:table-cell>
          <table:table-cell office:value-type="float" office:value="303.61112397">
            <text:p>303,61112397</text:p>
          </table:table-cell>
          <table:table-cell office:value-type="float" office:value="517">
            <text:p>517</text:p>
          </table:table-cell>
          <table:table-cell office:value-type="string">
            <text:p>Cité Universitaire des Arceaux</text:p>
          </table:table-cell>
          <table:table-cell office:value-type="string">
            <text:p>70019900</text:p>
          </table:table-cell>
          <table:table-cell office:value-type="string">
            <text:p>7</text:p>
          </table:table-cell>
          <table:table-cell office:value-type="string">
            <text:p>70199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972.24309">
            <text:p>1972,24309</text:p>
          </table:table-cell>
          <table:table-cell office:value-type="float" office:value="303.730277">
            <text:p>303,730277</text:p>
          </table:table-cell>
        </table:table-row>
        <table:table-row table:style-name="ro1">
          <table:table-cell office:value-type="float" office:value="1449.48298453">
            <text:p>1449,48298453</text:p>
          </table:table-cell>
          <table:table-cell office:value-type="float" office:value="324.73560078">
            <text:p>324,73560078</text:p>
          </table:table-cell>
          <table:table-cell office:value-type="float" office:value="518">
            <text:p>518</text:p>
          </table:table-cell>
          <table:table-cell office:value-type="string">
            <text:p>Château de Flaugergues</text:p>
          </table:table-cell>
          <table:table-cell office:value-type="string">
            <text:p>70008100</text:p>
          </table:table-cell>
          <table:table-cell office:value-type="string">
            <text:p>7</text:p>
          </table:table-cell>
          <table:table-cell office:value-type="string">
            <text:p>00081</text:p>
          </table:table-cell>
          <table:table-cell office:value-type="string">
            <text:p>00</text:p>
          </table:table-cell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1450.61938">
            <text:p>1450,61938</text:p>
          </table:table-cell>
          <table:table-cell office:value-type="float" office:value="324.862594">
            <text:p>324,862594</text:p>
          </table:table-cell>
        </table:table-row>
        <table:table-row table:style-name="ro1">
          <table:table-cell office:value-type="float" office:value="97.7817156">
            <text:p>97,7817156</text:p>
          </table:table-cell>
          <table:table-cell office:value-type="float" office:value="40.1779797">
            <text:p>40,1779797</text:p>
          </table:table-cell>
          <table:table-cell office:value-type="float" office:value="519">
            <text:p>519</text:p>
          </table:table-cell>
          <table:table-cell office:value-type="string">
            <text:p>Poste - Préfecture</text:p>
          </table:table-cell>
          <table:table-cell office:value-type="string">
            <text:p>70022900</text:p>
          </table:table-cell>
          <table:table-cell office:value-type="string">
            <text:p>7</text:p>
          </table:table-cell>
          <table:table-cell office:value-type="string">
            <text:p>00229</text:p>
          </table:table-cell>
          <table:table-cell office:value-type="string">
            <text:p>00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float" office:value="97.85862">
            <text:p>97,85862</text:p>
          </table:table-cell>
          <table:table-cell office:value-type="float" office:value="40.193763">
            <text:p>40,193763</text:p>
          </table:table-cell>
        </table:table-row>
        <table:table-row table:style-name="ro1">
          <table:table-cell office:value-type="float" office:value="312.0492749">
            <text:p>312,0492749</text:p>
          </table:table-cell>
          <table:table-cell office:value-type="float" office:value="98.72285261">
            <text:p>98,72285261</text:p>
          </table:table-cell>
          <table:table-cell office:value-type="float" office:value="521">
            <text:p>521</text:p>
          </table:table-cell>
          <table:table-cell office:value-type="string">
            <text:p>Château de Flaugergues</text:p>
          </table:table-cell>
          <table:table-cell office:value-type="string">
            <text:p>70008100</text:p>
          </table:table-cell>
          <table:table-cell office:value-type="string">
            <text:p>7</text:p>
          </table:table-cell>
          <table:table-cell office:value-type="string">
            <text:p>00081</text:p>
          </table:table-cell>
          <table:table-cell office:value-type="string">
            <text:p>00</text:p>
          </table:table-cell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312.29238">
            <text:p>312,29238</text:p>
          </table:table-cell>
          <table:table-cell office:value-type="float" office:value="98.761605">
            <text:p>98,761605</text:p>
          </table:table-cell>
        </table:table-row>
        <table:table-row table:style-name="ro1">
          <table:table-cell office:value-type="float" office:value="639.49021339">
            <text:p>639,49021339</text:p>
          </table:table-cell>
          <table:table-cell office:value-type="float" office:value="146.80318781">
            <text:p>146,80318781</text:p>
          </table:table-cell>
          <table:table-cell office:value-type="float" office:value="523">
            <text:p>523</text:p>
          </table:table-cell>
          <table:table-cell office:value-type="string">
            <text:p>Poste - Préfecture</text:p>
          </table:table-cell>
          <table:table-cell office:value-type="string">
            <text:p>70022900</text:p>
          </table:table-cell>
          <table:table-cell office:value-type="string">
            <text:p>7</text:p>
          </table:table-cell>
          <table:table-cell office:value-type="string">
            <text:p>00229</text:p>
          </table:table-cell>
          <table:table-cell office:value-type="string">
            <text:p>00</text:p>
          </table:table-cell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639.99286">
            <text:p>639,99286</text:p>
          </table:table-cell>
          <table:table-cell office:value-type="float" office:value="146.860907">
            <text:p>146,860907</text:p>
          </table:table-cell>
        </table:table-row>
        <table:table-row table:style-name="ro1">
          <table:table-cell office:value-type="float" office:value="907.7131562">
            <text:p>907,7131562</text:p>
          </table:table-cell>
          <table:table-cell office:value-type="float" office:value="218.02935217">
            <text:p>218,02935217</text:p>
          </table:table-cell>
          <table:table-cell office:value-type="float" office:value="524">
            <text:p>524</text:p>
          </table:table-cell>
          <table:table-cell office:value-type="string">
            <text:p>Chapelle de la Miséricorde</text:p>
          </table:table-cell>
          <table:table-cell office:value-type="string">
            <text:p>00008200</text:p>
          </table:table-cell>
          <table:table-cell office:value-type="string">
            <text:p>0</text:p>
          </table:table-cell>
          <table:table-cell office:value-type="string">
            <text:p>00082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908.42588">
            <text:p>908,42588</text:p>
          </table:table-cell>
          <table:table-cell office:value-type="float" office:value="218.115534">
            <text:p>218,115534</text:p>
          </table:table-cell>
        </table:table-row>
        <table:table-row table:style-name="ro1">
          <table:table-cell office:value-type="float" office:value="167.34017602">
            <text:p>167,34017602</text:p>
          </table:table-cell>
          <table:table-cell office:value-type="float" office:value="67.92836381">
            <text:p>67,92836381</text:p>
          </table:table-cell>
          <table:table-cell office:value-type="float" office:value="525">
            <text:p>525</text:p>
          </table:table-cell>
          <table:table-cell office:value-type="string">
            <text:p>Arc de triomphe</text:p>
          </table:table-cell>
          <table:table-cell office:value-type="string">
            <text:p>00067400</text:p>
          </table:table-cell>
          <table:table-cell office:value-type="string">
            <text:p>0</text:p>
          </table:table-cell>
          <table:table-cell office:value-type="string">
            <text:p>00674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167.47094">
            <text:p>167,47094</text:p>
          </table:table-cell>
          <table:table-cell office:value-type="float" office:value="67.955253">
            <text:p>67,955253</text:p>
          </table:table-cell>
        </table:table-row>
        <table:table-row table:style-name="ro1">
          <table:table-cell office:value-type="float" office:value="140.3859437">
            <text:p>140,3859437</text:p>
          </table:table-cell>
          <table:table-cell office:value-type="float" office:value="58.33664648">
            <text:p>58,33664648</text:p>
          </table:table-cell>
          <table:table-cell office:value-type="float" office:value="527">
            <text:p>527</text:p>
          </table:table-cell>
          <table:table-cell office:value-type="string">
            <text:p>Cité Universitaire des Arceaux</text:p>
          </table:table-cell>
          <table:table-cell office:value-type="string">
            <text:p>70019900</text:p>
          </table:table-cell>
          <table:table-cell office:value-type="string">
            <text:p>7</text:p>
          </table:table-cell>
          <table:table-cell office:value-type="string">
            <text:p>70199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40.49652">
            <text:p>140,49652</text:p>
          </table:table-cell>
          <table:table-cell office:value-type="float" office:value="58.359463">
            <text:p>58,359463</text:p>
          </table:table-cell>
        </table:table-row>
        <table:table-row table:style-name="ro1">
          <table:table-cell office:value-type="float" office:value="221.84379377">
            <text:p>221,84379377</text:p>
          </table:table-cell>
          <table:table-cell office:value-type="float" office:value="69.88264145">
            <text:p>69,88264145</text:p>
          </table:table-cell>
          <table:table-cell office:value-type="float" office:value="528">
            <text:p>528</text:p>
          </table:table-cell>
          <table:table-cell office:value-type="string">
            <text:p>Ecole maternelle Chaptal</text:p>
          </table:table-cell>
          <table:table-cell office:value-type="string">
            <text:p>00028903</text:p>
          </table:table-cell>
          <table:table-cell office:value-type="string">
            <text:p>0</text:p>
          </table:table-cell>
          <table:table-cell office:value-type="string">
            <text:p>00289</text:p>
          </table:table-cell>
          <table:table-cell office:value-type="string">
            <text:p>03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222.01874">
            <text:p>222,01874</text:p>
          </table:table-cell>
          <table:table-cell office:value-type="float" office:value="69.910106">
            <text:p>69,910106</text:p>
          </table:table-cell>
        </table:table-row>
        <table:table-row table:style-name="ro1">
          <table:table-cell office:value-type="float" office:value="394.95979995">
            <text:p>394,95979995</text:p>
          </table:table-cell>
          <table:table-cell office:value-type="float" office:value="106.86786799">
            <text:p>106,86786799</text:p>
          </table:table-cell>
          <table:table-cell office:value-type="float" office:value="530">
            <text:p>530</text:p>
          </table:table-cell>
          <table:table-cell office:value-type="string">
            <text:p>Ecole élémentaire Jeanne d'Arc</text:p>
          </table:table-cell>
          <table:table-cell office:value-type="string">
            <text:p>00028803</text:p>
          </table:table-cell>
          <table:table-cell office:value-type="string">
            <text:p>0</text:p>
          </table:table-cell>
          <table:table-cell office:value-type="string">
            <text:p>00288</text:p>
          </table:table-cell>
          <table:table-cell office:value-type="string">
            <text:p>03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395.26979">
            <text:p>395,26979</text:p>
          </table:table-cell>
          <table:table-cell office:value-type="float" office:value="106.909746">
            <text:p>106,909746</text:p>
          </table:table-cell>
        </table:table-row>
        <table:table-row table:style-name="ro1">
          <table:table-cell office:value-type="float" office:value="1432.0910816">
            <text:p>1432,0910816</text:p>
          </table:table-cell>
          <table:table-cell office:value-type="float" office:value="216.62792314">
            <text:p>216,62792314</text:p>
          </table:table-cell>
          <table:table-cell office:value-type="float" office:value="532">
            <text:p>532</text:p>
          </table:table-cell>
          <table:table-cell office:value-type="string">
            <text:p>Lycée Joffre</text:p>
          </table:table-cell>
          <table:table-cell office:value-type="string">
            <text:p>70009700</text:p>
          </table:table-cell>
          <table:table-cell office:value-type="string">
            <text:p>7</text:p>
          </table:table-cell>
          <table:table-cell office:value-type="string">
            <text:p>00097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433.21437">
            <text:p>1433,21437</text:p>
          </table:table-cell>
          <table:table-cell office:value-type="float" office:value="216.713025">
            <text:p>216,713025</text:p>
          </table:table-cell>
        </table:table-row>
        <table:table-row table:style-name="ro1">
          <table:table-cell office:value-type="float" office:value="1554.12163748">
            <text:p>1554,12163748</text:p>
          </table:table-cell>
          <table:table-cell office:value-type="float" office:value="235.84463792">
            <text:p>235,84463792</text:p>
          </table:table-cell>
          <table:table-cell office:value-type="float" office:value="533">
            <text:p>533</text:p>
          </table:table-cell>
          <table:table-cell office:value-type="string">
            <text:p>Lycée Joffre</text:p>
          </table:table-cell>
          <table:table-cell office:value-type="string">
            <text:p>70009700</text:p>
          </table:table-cell>
          <table:table-cell office:value-type="string">
            <text:p>7</text:p>
          </table:table-cell>
          <table:table-cell office:value-type="string">
            <text:p>00097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555.34159">
            <text:p>1555,34159</text:p>
          </table:table-cell>
          <table:table-cell office:value-type="float" office:value="235.937481">
            <text:p>235,937481</text:p>
          </table:table-cell>
        </table:table-row>
        <table:table-row table:style-name="ro1">
          <table:table-cell office:value-type="float" office:value="120.04010626">
            <text:p>120,04010626</text:p>
          </table:table-cell>
          <table:table-cell office:value-type="float" office:value="43.7421273">
            <text:p>43,7421273</text:p>
          </table:table-cell>
          <table:table-cell office:value-type="float" office:value="534">
            <text:p>534</text:p>
          </table:table-cell>
          <table:table-cell office:value-type="string">
            <text:p>Hôtel de la Préfecture</text:p>
          </table:table-cell>
          <table:table-cell office:value-type="string">
            <text:p>70006200</text:p>
          </table:table-cell>
          <table:table-cell office:value-type="string">
            <text:p>7</text:p>
          </table:table-cell>
          <table:table-cell office:value-type="string">
            <text:p>00062</text:p>
          </table:table-cell>
          <table:table-cell office:value-type="string">
            <text:p>00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float" office:value="120.13373">
            <text:p>120,13373</text:p>
          </table:table-cell>
          <table:table-cell office:value-type="float" office:value="43.759136">
            <text:p>43,759136</text:p>
          </table:table-cell>
        </table:table-row>
        <table:table-row table:style-name="ro1">
          <table:table-cell office:value-type="float" office:value="263.34775933">
            <text:p>263,34775933</text:p>
          </table:table-cell>
          <table:table-cell office:value-type="float" office:value="71.53729907">
            <text:p>71,53729907</text:p>
          </table:table-cell>
          <table:table-cell office:value-type="float" office:value="536">
            <text:p>536</text:p>
          </table:table-cell>
          <table:table-cell office:value-type="string">
            <text:p>Lycée Jules Guesde</text:p>
          </table:table-cell>
          <table:table-cell office:value-type="string">
            <text:p>70010000</text:p>
          </table:table-cell>
          <table:table-cell office:value-type="string">
            <text:p>7</text:p>
          </table:table-cell>
          <table:table-cell office:value-type="string">
            <text:p>00100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263.55428">
            <text:p>263,55428</text:p>
          </table:table-cell>
          <table:table-cell office:value-type="float" office:value="71.565482">
            <text:p>71,565482</text:p>
          </table:table-cell>
        </table:table-row>
        <table:table-row table:style-name="ro1">
          <table:table-cell office:value-type="float" office:value="285.18443108">
            <text:p>285,18443108</text:p>
          </table:table-cell>
          <table:table-cell office:value-type="float" office:value="84.21882238">
            <text:p>84,21882238</text:p>
          </table:table-cell>
          <table:table-cell office:value-type="float" office:value="537">
            <text:p>537</text:p>
          </table:table-cell>
          <table:table-cell office:value-type="string">
            <text:p>Collège Joffre</text:p>
          </table:table-cell>
          <table:table-cell office:value-type="string">
            <text:p>70011500</text:p>
          </table:table-cell>
          <table:table-cell office:value-type="string">
            <text:p>7</text:p>
          </table:table-cell>
          <table:table-cell office:value-type="string">
            <text:p>00115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285.40774">
            <text:p>285,40774</text:p>
          </table:table-cell>
          <table:table-cell office:value-type="float" office:value="84.251957">
            <text:p>84,251957</text:p>
          </table:table-cell>
        </table:table-row>
        <table:table-row table:style-name="ro1">
          <table:table-cell office:value-type="float" office:value="418.42955002">
            <text:p>418,42955002</text:p>
          </table:table-cell>
          <table:table-cell office:value-type="float" office:value="91.46580899">
            <text:p>91,46580899</text:p>
          </table:table-cell>
          <table:table-cell office:value-type="float" office:value="539">
            <text:p>539</text:p>
          </table:table-cell>
          <table:table-cell office:value-type="string">
            <text:p>Musée Fabre</text:p>
          </table:table-cell>
          <table:table-cell office:value-type="string">
            <text:p>00105800</text:p>
          </table:table-cell>
          <table:table-cell office:value-type="string">
            <text:p>0</text:p>
          </table:table-cell>
          <table:table-cell office:value-type="string">
            <text:p>01058</text:p>
          </table:table-cell>
          <table:table-cell office:value-type="string">
            <text:p>00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float" office:value="418.7598">
            <text:p>418,7598</text:p>
          </table:table-cell>
          <table:table-cell office:value-type="float" office:value="91.501712">
            <text:p>91,501712</text:p>
          </table:table-cell>
        </table:table-row>
        <table:table-row table:style-name="ro1">
          <table:table-cell office:value-type="float" office:value="2024.56182498">
            <text:p>2024,56182498</text:p>
          </table:table-cell>
          <table:table-cell office:value-type="float" office:value="326.45425498">
            <text:p>326,45425498</text:p>
          </table:table-cell>
          <table:table-cell office:value-type="float" office:value="540">
            <text:p>540</text:p>
          </table:table-cell>
          <table:table-cell office:value-type="string">
            <text:p>Lycée Jules Guesde</text:p>
          </table:table-cell>
          <table:table-cell office:value-type="string">
            <text:p>70010300</text:p>
          </table:table-cell>
          <table:table-cell office:value-type="string">
            <text:p>7</text:p>
          </table:table-cell>
          <table:table-cell office:value-type="string">
            <text:p>00103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2026.15096">
            <text:p>2026,15096</text:p>
          </table:table-cell>
          <table:table-cell office:value-type="float" office:value="326.582579">
            <text:p>326,582579</text:p>
          </table:table-cell>
        </table:table-row>
        <table:table-row table:style-name="ro1">
          <table:table-cell office:value-type="float" office:value="134.23248753">
            <text:p>134,23248753</text:p>
          </table:table-cell>
          <table:table-cell office:value-type="float" office:value="46.82981588">
            <text:p>46,82981588</text:p>
          </table:table-cell>
          <table:table-cell office:value-type="float" office:value="542">
            <text:p>542</text:p>
          </table:table-cell>
          <table:table-cell office:value-type="string">
            <text:p>Cave Coopérative</text:p>
          </table:table-cell>
          <table:table-cell office:value-type="string">
            <text:p>70005500</text:p>
          </table:table-cell>
          <table:table-cell office:value-type="string">
            <text:p>7</text:p>
          </table:table-cell>
          <table:table-cell office:value-type="string">
            <text:p>00055</text:p>
          </table:table-cell>
          <table:table-cell office:value-type="string">
            <text:p>00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float" office:value="134.33785">
            <text:p>134,33785</text:p>
          </table:table-cell>
          <table:table-cell office:value-type="float" office:value="46.84819">
            <text:p>46,84819</text:p>
          </table:table-cell>
        </table:table-row>
        <table:table-row table:style-name="ro1">
          <table:table-cell office:value-type="float" office:value="134.31119063">
            <text:p>134,31119063</text:p>
          </table:table-cell>
          <table:table-cell office:value-type="float" office:value="46.70598794">
            <text:p>46,70598794</text:p>
          </table:table-cell>
          <table:table-cell office:value-type="float" office:value="544">
            <text:p>544</text:p>
          </table:table-cell>
          <table:table-cell office:value-type="string">
            <text:p>Palais de Justice</text:p>
          </table:table-cell>
          <table:table-cell office:value-type="string">
            <text:p>70005500</text:p>
          </table:table-cell>
          <table:table-cell office:value-type="string">
            <text:p>7</text:p>
          </table:table-cell>
          <table:table-cell office:value-type="string">
            <text:p>00055</text:p>
          </table:table-cell>
          <table:table-cell office:value-type="string">
            <text:p>00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float" office:value="134.41645">
            <text:p>134,41645</text:p>
          </table:table-cell>
          <table:table-cell office:value-type="float" office:value="46.724306">
            <text:p>46,724306</text:p>
          </table:table-cell>
        </table:table-row>
        <table:table-row table:style-name="ro1">
          <table:table-cell office:value-type="float" office:value="92.98906247">
            <text:p>92,98906247</text:p>
          </table:table-cell>
          <table:table-cell office:value-type="float" office:value="44.33429761">
            <text:p>44,33429761</text:p>
          </table:table-cell>
          <table:table-cell office:value-type="float" office:value="545">
            <text:p>545</text:p>
          </table:table-cell>
          <table:table-cell office:value-type="string">
            <text:p>Lycée Joffre</text:p>
          </table:table-cell>
          <table:table-cell office:value-type="string">
            <text:p>70009700</text:p>
          </table:table-cell>
          <table:table-cell office:value-type="string">
            <text:p>7</text:p>
          </table:table-cell>
          <table:table-cell office:value-type="string">
            <text:p>00097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93.06135">
            <text:p>93,06135</text:p>
          </table:table-cell>
          <table:table-cell office:value-type="float" office:value="44.351542">
            <text:p>44,351542</text:p>
          </table:table-cell>
        </table:table-row>
        <table:table-row table:style-name="ro1">
          <table:table-cell office:value-type="float" office:value="7.46676874">
            <text:p>7,46676874</text:p>
          </table:table-cell>
          <table:table-cell office:value-type="float" office:value="11.08392432">
            <text:p>11,08392432</text:p>
          </table:table-cell>
          <table:table-cell office:value-type="float" office:value="546">
            <text:p>546</text:p>
          </table:table-cell>
          <table:table-cell office:value-type="string">
            <text:p>Hôtel de la Préfecture</text:p>
          </table:table-cell>
          <table:table-cell office:value-type="string">
            <text:p>70006200</text:p>
          </table:table-cell>
          <table:table-cell office:value-type="string">
            <text:p>7</text:p>
          </table:table-cell>
          <table:table-cell office:value-type="string">
            <text:p>00062</text:p>
          </table:table-cell>
          <table:table-cell office:value-type="string">
            <text:p>00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float" office:value="7.47251">
            <text:p>7,47251</text:p>
          </table:table-cell>
          <table:table-cell office:value-type="float" office:value="11.088203">
            <text:p>11,088203</text:p>
          </table:table-cell>
        </table:table-row>
        <table:table-row table:style-name="ro1">
          <table:table-cell office:value-type="float" office:value="208.58333121">
            <text:p>208,58333121</text:p>
          </table:table-cell>
          <table:table-cell office:value-type="float" office:value="65.98006607">
            <text:p>65,98006607</text:p>
          </table:table-cell>
          <table:table-cell office:value-type="float" office:value="547">
            <text:p>547</text:p>
          </table:table-cell>
          <table:table-cell office:value-type="string">
            <text:p>Chateau de la Piscine</text:p>
          </table:table-cell>
          <table:table-cell office:value-type="string">
            <text:p>99999999</text:p>
          </table:table-cell>
          <table:table-cell table:number-columns-repeated="3"/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208.74655">
            <text:p>208,74655</text:p>
          </table:table-cell>
          <table:table-cell office:value-type="float" office:value="66.006097">
            <text:p>66,006097</text:p>
          </table:table-cell>
        </table:table-row>
        <table:table-row table:style-name="ro1">
          <table:table-cell office:value-type="float" office:value="129.81161243">
            <text:p>129,81161243</text:p>
          </table:table-cell>
          <table:table-cell office:value-type="float" office:value="51.08468374">
            <text:p>51,08468374</text:p>
          </table:table-cell>
          <table:table-cell office:value-type="float" office:value="548">
            <text:p>548</text:p>
          </table:table-cell>
          <table:table-cell office:value-type="string">
            <text:p>Lycée Jules Guesdes</text:p>
          </table:table-cell>
          <table:table-cell office:value-type="string">
            <text:p>70010300</text:p>
          </table:table-cell>
          <table:table-cell office:value-type="string">
            <text:p>7</text:p>
          </table:table-cell>
          <table:table-cell office:value-type="string">
            <text:p>00103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29.91403">
            <text:p>129,91403</text:p>
          </table:table-cell>
          <table:table-cell office:value-type="float" office:value="51.104765">
            <text:p>51,104765</text:p>
          </table:table-cell>
        </table:table-row>
        <table:table-row table:style-name="ro1">
          <table:table-cell office:value-type="float" office:value="343.20399699">
            <text:p>343,20399699</text:p>
          </table:table-cell>
          <table:table-cell office:value-type="float" office:value="106.31385193">
            <text:p>106,31385193</text:p>
          </table:table-cell>
          <table:table-cell office:value-type="float" office:value="550">
            <text:p>550</text:p>
          </table:table-cell>
          <table:table-cell office:value-type="string">
            <text:p>Club de loisirs Jeanne Galzy</text:p>
          </table:table-cell>
          <table:table-cell office:value-type="string">
            <text:p>00052800</text:p>
          </table:table-cell>
          <table:table-cell office:value-type="string">
            <text:p>0</text:p>
          </table:table-cell>
          <table:table-cell office:value-type="string">
            <text:p>00528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343.47464">
            <text:p>343,47464</text:p>
          </table:table-cell>
          <table:table-cell office:value-type="float" office:value="106.355835">
            <text:p>106,355835</text:p>
          </table:table-cell>
        </table:table-row>
        <table:table-row table:style-name="ro1">
          <table:table-cell office:value-type="float" office:value="3299.55397507">
            <text:p>3299,55397507</text:p>
          </table:table-cell>
          <table:table-cell office:value-type="float" office:value="417.667098">
            <text:p>417,667098</text:p>
          </table:table-cell>
          <table:table-cell office:value-type="float" office:value="551">
            <text:p>551</text:p>
          </table:table-cell>
          <table:table-cell office:value-type="string">
            <text:p>Palais de Justice</text:p>
          </table:table-cell>
          <table:table-cell office:value-type="string">
            <text:p>70005500</text:p>
          </table:table-cell>
          <table:table-cell office:value-type="string">
            <text:p>7</text:p>
          </table:table-cell>
          <table:table-cell office:value-type="string">
            <text:p>00055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3302.14516">
            <text:p>3302,14516</text:p>
          </table:table-cell>
          <table:table-cell office:value-type="float" office:value="417.831125">
            <text:p>417,831125</text:p>
          </table:table-cell>
        </table:table-row>
        <table:table-row table:style-name="ro1">
          <table:table-cell office:value-type="float" office:value="1348.86467493">
            <text:p>1348,86467493</text:p>
          </table:table-cell>
          <table:table-cell office:value-type="float" office:value="180.64547373">
            <text:p>180,64547373</text:p>
          </table:table-cell>
          <table:table-cell office:value-type="float" office:value="553">
            <text:p>553</text:p>
          </table:table-cell>
          <table:table-cell office:value-type="string">
            <text:p>Lycée Joffre</text:p>
          </table:table-cell>
          <table:table-cell office:value-type="string">
            <text:p>70009700</text:p>
          </table:table-cell>
          <table:table-cell office:value-type="string">
            <text:p>7</text:p>
          </table:table-cell>
          <table:table-cell office:value-type="string">
            <text:p>00097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349.92244">
            <text:p>1349,92244</text:p>
          </table:table-cell>
          <table:table-cell office:value-type="float" office:value="180.716289">
            <text:p>180,716289</text:p>
          </table:table-cell>
        </table:table-row>
        <table:table-row table:style-name="ro1">
          <table:table-cell office:value-type="float" office:value="28.36046874">
            <text:p>28,36046874</text:p>
          </table:table-cell>
          <table:table-cell office:value-type="float" office:value="21.73412639">
            <text:p>21,73412639</text:p>
          </table:table-cell>
          <table:table-cell office:value-type="float" office:value="554">
            <text:p>554</text:p>
          </table:table-cell>
          <table:table-cell/>
          <table:table-cell office:value-type="string">
            <text:p>88888888</text:p>
          </table:table-cell>
          <table:table-cell table:number-columns-repeated="3"/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float" office:value="28.38271">
            <text:p>28,38271</text:p>
          </table:table-cell>
          <table:table-cell office:value-type="float" office:value="21.742628">
            <text:p>21,742628</text:p>
          </table:table-cell>
        </table:table-row>
        <table:table-row table:style-name="ro1">
          <table:table-cell office:value-type="float" office:value="299.70853754">
            <text:p>299,70853754</text:p>
          </table:table-cell>
          <table:table-cell office:value-type="float" office:value="70.69695492">
            <text:p>70,69695492</text:p>
          </table:table-cell>
          <table:table-cell office:value-type="float" office:value="555">
            <text:p>555</text:p>
          </table:table-cell>
          <table:table-cell office:value-type="string">
            <text:p>Musée Fabre</text:p>
          </table:table-cell>
          <table:table-cell office:value-type="string">
            <text:p>00050400</text:p>
          </table:table-cell>
          <table:table-cell office:value-type="string">
            <text:p>0</text:p>
          </table:table-cell>
          <table:table-cell office:value-type="string">
            <text:p>00504</text:p>
          </table:table-cell>
          <table:table-cell office:value-type="string">
            <text:p>00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float" office:value="299.94466">
            <text:p>299,94466</text:p>
          </table:table-cell>
          <table:table-cell office:value-type="float" office:value="70.724773">
            <text:p>70,724773</text:p>
          </table:table-cell>
        </table:table-row>
        <table:table-row table:style-name="ro1">
          <table:table-cell office:value-type="float" office:value="301.1780656">
            <text:p>301,1780656</text:p>
          </table:table-cell>
          <table:table-cell office:value-type="float" office:value="129.88147647">
            <text:p>129,88147647</text:p>
          </table:table-cell>
          <table:table-cell office:value-type="float" office:value="557">
            <text:p>557</text:p>
          </table:table-cell>
          <table:table-cell office:value-type="string">
            <text:p>Palais de Justice</text:p>
          </table:table-cell>
          <table:table-cell office:value-type="string">
            <text:p>70005500</text:p>
          </table:table-cell>
          <table:table-cell office:value-type="string">
            <text:p>7</text:p>
          </table:table-cell>
          <table:table-cell office:value-type="string">
            <text:p>00055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301.41457">
            <text:p>301,41457</text:p>
          </table:table-cell>
          <table:table-cell office:value-type="float" office:value="129.932315">
            <text:p>129,932315</text:p>
          </table:table-cell>
        </table:table-row>
        <table:table-row table:style-name="ro1">
          <table:table-cell office:value-type="float" office:value="128.90068123">
            <text:p>128,90068123</text:p>
          </table:table-cell>
          <table:table-cell office:value-type="float" office:value="51.24568942">
            <text:p>51,24568942</text:p>
          </table:table-cell>
          <table:table-cell office:value-type="float" office:value="558">
            <text:p>558</text:p>
          </table:table-cell>
          <table:table-cell office:value-type="string">
            <text:p>Lycée Jules Guesde</text:p>
          </table:table-cell>
          <table:table-cell office:value-type="string">
            <text:p>70010300</text:p>
          </table:table-cell>
          <table:table-cell office:value-type="string">
            <text:p>7</text:p>
          </table:table-cell>
          <table:table-cell office:value-type="string">
            <text:p>00103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29.00255">
            <text:p>129,00255</text:p>
          </table:table-cell>
          <table:table-cell office:value-type="float" office:value="51.26581">
            <text:p>51,26581</text:p>
          </table:table-cell>
        </table:table-row>
        <table:table-row table:style-name="ro1">
          <table:table-cell office:value-type="float" office:value="584.41245937">
            <text:p>584,41245937</text:p>
          </table:table-cell>
          <table:table-cell office:value-type="float" office:value="140.17873528">
            <text:p>140,17873528</text:p>
          </table:table-cell>
          <table:table-cell office:value-type="float" office:value="559">
            <text:p>559</text:p>
          </table:table-cell>
          <table:table-cell/>
          <table:table-cell office:value-type="string">
            <text:p>99999999</text:p>
          </table:table-cell>
          <table:table-cell table:number-columns-repeated="3"/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584.87166">
            <text:p>584,87166</text:p>
          </table:table-cell>
          <table:table-cell office:value-type="float" office:value="140.233956">
            <text:p>140,233956</text:p>
          </table:table-cell>
        </table:table-row>
        <table:table-row table:style-name="ro1">
          <table:table-cell office:value-type="float" office:value="1277.75714984">
            <text:p>1277,75714984</text:p>
          </table:table-cell>
          <table:table-cell office:value-type="float" office:value="145.20544212">
            <text:p>145,20544212</text:p>
          </table:table-cell>
          <table:table-cell office:value-type="float" office:value="562">
            <text:p>562</text:p>
          </table:table-cell>
          <table:table-cell office:value-type="string">
            <text:p>Lycée Professionnel Jean Mermoz</text:p>
          </table:table-cell>
          <table:table-cell office:value-type="string">
            <text:p>70009900</text:p>
          </table:table-cell>
          <table:table-cell office:value-type="string">
            <text:p>7</text:p>
          </table:table-cell>
          <table:table-cell office:value-type="string">
            <text:p>70099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278.76025">
            <text:p>1278,76025</text:p>
          </table:table-cell>
          <table:table-cell office:value-type="float" office:value="145.262407">
            <text:p>145,262407</text:p>
          </table:table-cell>
        </table:table-row>
        <table:table-row table:style-name="ro1">
          <table:table-cell office:value-type="float" office:value="1420.35200326">
            <text:p>1420,35200326</text:p>
          </table:table-cell>
          <table:table-cell office:value-type="float" office:value="232.71134379">
            <text:p>232,71134379</text:p>
          </table:table-cell>
          <table:table-cell office:value-type="float" office:value="563">
            <text:p>563</text:p>
          </table:table-cell>
          <table:table-cell office:value-type="string">
            <text:p>Lycée Joffre</text:p>
          </table:table-cell>
          <table:table-cell office:value-type="string">
            <text:p>70009700</text:p>
          </table:table-cell>
          <table:table-cell office:value-type="string">
            <text:p>7</text:p>
          </table:table-cell>
          <table:table-cell office:value-type="string">
            <text:p>00097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421.46596">
            <text:p>1421,46596</text:p>
          </table:table-cell>
          <table:table-cell office:value-type="float" office:value="232.802582">
            <text:p>232,802582</text:p>
          </table:table-cell>
        </table:table-row>
        <table:table-row table:style-name="ro1">
          <table:table-cell office:value-type="float" office:value="965.22195322">
            <text:p>965,22195322</text:p>
          </table:table-cell>
          <table:table-cell office:value-type="float" office:value="165.17368094">
            <text:p>165,17368094</text:p>
          </table:table-cell>
          <table:table-cell office:value-type="float" office:value="564">
            <text:p>564</text:p>
          </table:table-cell>
          <table:table-cell office:value-type="string">
            <text:p>Centre de secours M. Dormoy</text:p>
          </table:table-cell>
          <table:table-cell office:value-type="string">
            <text:p>70008900</text:p>
          </table:table-cell>
          <table:table-cell office:value-type="string">
            <text:p>7</text:p>
          </table:table-cell>
          <table:table-cell office:value-type="string">
            <text:p>00089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965.97662">
            <text:p>965,97662</text:p>
          </table:table-cell>
          <table:table-cell office:value-type="float" office:value="165.238459">
            <text:p>165,238459</text:p>
          </table:table-cell>
        </table:table-row>
        <table:table-row table:style-name="ro1">
          <table:table-cell office:value-type="float" office:value="215.20566565">
            <text:p>215,20566565</text:p>
          </table:table-cell>
          <table:table-cell office:value-type="float" office:value="66.7390369">
            <text:p>66,7390369</text:p>
          </table:table-cell>
          <table:table-cell office:value-type="float" office:value="565">
            <text:p>565</text:p>
          </table:table-cell>
          <table:table-cell office:value-type="string">
            <text:p>Chateau de la Piscine</text:p>
          </table:table-cell>
          <table:table-cell office:value-type="string">
            <text:p>99999999</text:p>
          </table:table-cell>
          <table:table-cell table:number-columns-repeated="3"/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215.37321">
            <text:p>215,37321</text:p>
          </table:table-cell>
          <table:table-cell office:value-type="float" office:value="66.765246">
            <text:p>66,765246</text:p>
          </table:table-cell>
        </table:table-row>
        <table:table-row table:style-name="ro1">
          <table:table-cell office:value-type="float" office:value="126.1100187">
            <text:p>126,1100187</text:p>
          </table:table-cell>
          <table:table-cell office:value-type="float" office:value="50.79599876">
            <text:p>50,79599876</text:p>
          </table:table-cell>
          <table:table-cell office:value-type="float" office:value="566">
            <text:p>566</text:p>
          </table:table-cell>
          <table:table-cell office:value-type="string">
            <text:p>Lycée Jules Guesdes</text:p>
          </table:table-cell>
          <table:table-cell office:value-type="string">
            <text:p>70010300</text:p>
          </table:table-cell>
          <table:table-cell office:value-type="string">
            <text:p>7</text:p>
          </table:table-cell>
          <table:table-cell office:value-type="string">
            <text:p>00103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26.20859">
            <text:p>126,20859</text:p>
          </table:table-cell>
          <table:table-cell office:value-type="float" office:value="50.81582">
            <text:p>50,81582</text:p>
          </table:table-cell>
        </table:table-row>
        <table:table-row table:style-name="ro1">
          <table:table-cell office:value-type="float" office:value="4013.07071534">
            <text:p>4013,07071534</text:p>
          </table:table-cell>
          <table:table-cell office:value-type="float" office:value="711.25731412">
            <text:p>711,25731412</text:p>
          </table:table-cell>
          <table:table-cell office:value-type="float" office:value="646">
            <text:p>646</text:p>
          </table:table-cell>
          <table:table-cell office:value-type="string">
            <text:p>Rectorat Montpellier</text:p>
          </table:table-cell>
          <table:table-cell office:value-type="string">
            <text:p>88888888</text:p>
          </table:table-cell>
          <table:table-cell table:number-columns-repeated="3"/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4016.20647">
            <text:p>4016,20647</text:p>
          </table:table-cell>
          <table:table-cell office:value-type="float" office:value="711.535028">
            <text:p>711,535028</text:p>
          </table:table-cell>
        </table:table-row>
        <table:table-row table:style-name="ro1">
          <table:table-cell office:value-type="float" office:value="935.19836861">
            <text:p>935,19836861</text:p>
          </table:table-cell>
          <table:table-cell office:value-type="float" office:value="329.82739519">
            <text:p>329,82739519</text:p>
          </table:table-cell>
          <table:table-cell office:value-type="float" office:value="651">
            <text:p>651</text:p>
          </table:table-cell>
          <table:table-cell office:value-type="string">
            <text:p>Le Corum</text:p>
          </table:table-cell>
          <table:table-cell office:value-type="string">
            <text:p>70019900</text:p>
          </table:table-cell>
          <table:table-cell office:value-type="string">
            <text:p>7</text:p>
          </table:table-cell>
          <table:table-cell office:value-type="string">
            <text:p>00119</text:p>
          </table:table-cell>
          <table:table-cell office:value-type="string">
            <text:p>00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float" office:value="935.92886">
            <text:p>935,92886</text:p>
          </table:table-cell>
          <table:table-cell office:value-type="float" office:value="329.957116">
            <text:p>329,957116</text:p>
          </table:table-cell>
        </table:table-row>
        <table:table-row table:style-name="ro1">
          <table:table-cell office:value-type="float" office:value="1760.52699389">
            <text:p>1760,52699389</text:p>
          </table:table-cell>
          <table:table-cell office:value-type="float" office:value="382.08558366">
            <text:p>382,08558366</text:p>
          </table:table-cell>
          <table:table-cell office:value-type="float" office:value="653">
            <text:p>653</text:p>
          </table:table-cell>
          <table:table-cell office:value-type="string">
            <text:p>Faculté de Droit</text:p>
          </table:table-cell>
          <table:table-cell office:value-type="string">
            <text:p>70019900</text:p>
          </table:table-cell>
          <table:table-cell office:value-type="string">
            <text:p>7</text:p>
          </table:table-cell>
          <table:table-cell office:value-type="string">
            <text:p>00199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761.90645">
            <text:p>1761,90645</text:p>
          </table:table-cell>
          <table:table-cell office:value-type="float" office:value="382.235894">
            <text:p>382,235894</text:p>
          </table:table-cell>
        </table:table-row>
        <table:table-row table:style-name="ro1">
          <table:table-cell office:value-type="float" office:value="3436.38731596">
            <text:p>3436,38731596</text:p>
          </table:table-cell>
          <table:table-cell office:value-type="float" office:value="359.8003589">
            <text:p>359,8003589</text:p>
          </table:table-cell>
          <table:table-cell office:value-type="float" office:value="656">
            <text:p>656</text:p>
          </table:table-cell>
          <table:table-cell office:value-type="string">
            <text:p>Le Corum</text:p>
          </table:table-cell>
          <table:table-cell office:value-type="string">
            <text:p>70019900</text:p>
          </table:table-cell>
          <table:table-cell office:value-type="string">
            <text:p>7</text:p>
          </table:table-cell>
          <table:table-cell office:value-type="string">
            <text:p>00199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3439.07541">
            <text:p>3439,07541</text:p>
          </table:table-cell>
          <table:table-cell office:value-type="float" office:value="359.941991">
            <text:p>359,941991</text:p>
          </table:table-cell>
        </table:table-row>
        <table:table-row table:style-name="ro1">
          <table:table-cell office:value-type="float" office:value="852.6009935">
            <text:p>852,6009935</text:p>
          </table:table-cell>
          <table:table-cell office:value-type="float" office:value="337.60611269">
            <text:p>337,60611269</text:p>
          </table:table-cell>
          <table:table-cell office:value-type="float" office:value="657">
            <text:p>657</text:p>
          </table:table-cell>
          <table:table-cell office:value-type="string">
            <text:p>Le Corum</text:p>
          </table:table-cell>
          <table:table-cell office:value-type="string">
            <text:p>70019900</text:p>
          </table:table-cell>
          <table:table-cell office:value-type="string">
            <text:p>7</text:p>
          </table:table-cell>
          <table:table-cell office:value-type="string">
            <text:p>00119</text:p>
          </table:table-cell>
          <table:table-cell office:value-type="string">
            <text:p>00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float" office:value="853.269">
            <text:p>853,269</text:p>
          </table:table-cell>
          <table:table-cell office:value-type="float" office:value="337.739183">
            <text:p>337,739183</text:p>
          </table:table-cell>
        </table:table-row>
        <table:table-row table:style-name="ro1">
          <table:table-cell office:value-type="float" office:value="83.7534656">
            <text:p>83,7534656</text:p>
          </table:table-cell>
          <table:table-cell office:value-type="float" office:value="38.16359587">
            <text:p>38,16359587</text:p>
          </table:table-cell>
          <table:table-cell office:value-type="float" office:value="661">
            <text:p>661</text:p>
          </table:table-cell>
          <table:table-cell office:value-type="string">
            <text:p>Faculté de Droit</text:p>
          </table:table-cell>
          <table:table-cell office:value-type="string">
            <text:p>70012900</text:p>
          </table:table-cell>
          <table:table-cell office:value-type="string">
            <text:p>7</text:p>
          </table:table-cell>
          <table:table-cell office:value-type="string">
            <text:p>00129</text:p>
          </table:table-cell>
          <table:table-cell office:value-type="string">
            <text:p>00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float" office:value="83.81911">
            <text:p>83,81911</text:p>
          </table:table-cell>
          <table:table-cell office:value-type="float" office:value="38.178582">
            <text:p>38,178582</text:p>
          </table:table-cell>
        </table:table-row>
        <table:table-row table:style-name="ro1">
          <table:table-cell office:value-type="float" office:value="5329.98218014">
            <text:p>5329,98218014</text:p>
          </table:table-cell>
          <table:table-cell office:value-type="float" office:value="292.9092829">
            <text:p>292,9092829</text:p>
          </table:table-cell>
          <table:table-cell office:value-type="float" office:value="662">
            <text:p>662</text:p>
          </table:table-cell>
          <table:table-cell office:value-type="string">
            <text:p>Zénith</text:p>
          </table:table-cell>
          <table:table-cell office:value-type="string">
            <text:p>70084800</text:p>
          </table:table-cell>
          <table:table-cell office:value-type="string">
            <text:p>7</text:p>
          </table:table-cell>
          <table:table-cell office:value-type="string">
            <text:p>00848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5334.1335">
            <text:p>5334,1335</text:p>
          </table:table-cell>
          <table:table-cell office:value-type="float" office:value="293.023244">
            <text:p>293,023244</text:p>
          </table:table-cell>
        </table:table-row>
        <table:table-row table:style-name="ro1">
          <table:table-cell office:value-type="float" office:value="460.26793136">
            <text:p>460,26793136</text:p>
          </table:table-cell>
          <table:table-cell office:value-type="float" office:value="85.82438412">
            <text:p>85,82438412</text:p>
          </table:table-cell>
          <table:table-cell office:value-type="float" office:value="666">
            <text:p>666</text:p>
          </table:table-cell>
          <table:table-cell office:value-type="string">
            <text:p>Faculté de Droit</text:p>
          </table:table-cell>
          <table:table-cell office:value-type="string">
            <text:p>70012900</text:p>
          </table:table-cell>
          <table:table-cell office:value-type="string">
            <text:p>7</text:p>
          </table:table-cell>
          <table:table-cell office:value-type="string">
            <text:p>00129</text:p>
          </table:table-cell>
          <table:table-cell office:value-type="string">
            <text:p>00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float" office:value="460.62547">
            <text:p>460,62547</text:p>
          </table:table-cell>
          <table:table-cell office:value-type="float" office:value="85.857718">
            <text:p>85,857718</text:p>
          </table:table-cell>
        </table:table-row>
        <table:table-row table:style-name="ro1">
          <table:table-cell office:value-type="float" office:value="458.75780926">
            <text:p>458,75780926</text:p>
          </table:table-cell>
          <table:table-cell office:value-type="float" office:value="124.44792217">
            <text:p>124,44792217</text:p>
          </table:table-cell>
          <table:table-cell office:value-type="float" office:value="668">
            <text:p>668</text:p>
          </table:table-cell>
          <table:table-cell office:value-type="string">
            <text:p>Vestiaire Football</text:p>
          </table:table-cell>
          <table:table-cell table:number-columns-repeated="4"/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459.11552">
            <text:p>459,11552</text:p>
          </table:table-cell>
          <table:table-cell office:value-type="float" office:value="124.496454">
            <text:p>124,496454</text:p>
          </table:table-cell>
        </table:table-row>
        <table:table-row table:style-name="ro1">
          <table:table-cell office:value-type="float" office:value="3716.49620306">
            <text:p>3716,49620306</text:p>
          </table:table-cell>
          <table:table-cell office:value-type="float" office:value="494.4105589">
            <text:p>494,4105589</text:p>
          </table:table-cell>
          <table:table-cell office:value-type="float" office:value="671">
            <text:p>671</text:p>
          </table:table-cell>
          <table:table-cell office:value-type="string">
            <text:p>Faculté de Droit</text:p>
          </table:table-cell>
          <table:table-cell office:value-type="string">
            <text:p>70012900</text:p>
          </table:table-cell>
          <table:table-cell office:value-type="string">
            <text:p>7</text:p>
          </table:table-cell>
          <table:table-cell office:value-type="string">
            <text:p>00129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3719.40495">
            <text:p>3719,40495</text:p>
          </table:table-cell>
          <table:table-cell office:value-type="float" office:value="494.603336">
            <text:p>494,603336</text:p>
          </table:table-cell>
        </table:table-row>
        <table:table-row table:style-name="ro1">
          <table:table-cell office:value-type="float" office:value="962.48453123">
            <text:p>962,48453123</text:p>
          </table:table-cell>
          <table:table-cell office:value-type="float" office:value="197.81318147">
            <text:p>197,81318147</text:p>
          </table:table-cell>
          <table:table-cell office:value-type="float" office:value="674">
            <text:p>674</text:p>
          </table:table-cell>
          <table:table-cell office:value-type="string">
            <text:p>Domaine Bonnier de la Mosson</text:p>
          </table:table-cell>
          <table:table-cell office:value-type="string">
            <text:p>00003400</text:p>
          </table:table-cell>
          <table:table-cell office:value-type="string">
            <text:p>0</text:p>
          </table:table-cell>
          <table:table-cell office:value-type="string">
            <text:p>00034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963.23851">
            <text:p>963,23851</text:p>
          </table:table-cell>
          <table:table-cell office:value-type="float" office:value="197.890462">
            <text:p>197,890462</text:p>
          </table:table-cell>
        </table:table-row>
        <table:table-row table:style-name="ro1">
          <table:table-cell office:value-type="float" office:value="327.56593089">
            <text:p>327,56593089</text:p>
          </table:table-cell>
          <table:table-cell office:value-type="float" office:value="76.70363032">
            <text:p>76,70363032</text:p>
          </table:table-cell>
          <table:table-cell office:value-type="float" office:value="678">
            <text:p>678</text:p>
          </table:table-cell>
          <table:table-cell office:value-type="string">
            <text:p>AGORA</text:p>
          </table:table-cell>
          <table:table-cell office:value-type="string">
            <text:p>00019800</text:p>
          </table:table-cell>
          <table:table-cell office:value-type="string">
            <text:p>0</text:p>
          </table:table-cell>
          <table:table-cell office:value-type="string">
            <text:p>00198</text:p>
          </table:table-cell>
          <table:table-cell office:value-type="string">
            <text:p>00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float" office:value="327.82204">
            <text:p>327,82204</text:p>
          </table:table-cell>
          <table:table-cell office:value-type="float" office:value="76.733622">
            <text:p>76,733622</text:p>
          </table:table-cell>
        </table:table-row>
        <table:table-row table:style-name="ro1">
          <table:table-cell office:value-type="float" office:value="285.21419689">
            <text:p>285,21419689</text:p>
          </table:table-cell>
          <table:table-cell office:value-type="float" office:value="86.68724458">
            <text:p>86,68724458</text:p>
          </table:table-cell>
          <table:table-cell office:value-type="float" office:value="680">
            <text:p>680</text:p>
          </table:table-cell>
          <table:table-cell/>
          <table:table-cell office:value-type="string">
            <text:p>70013100</text:p>
          </table:table-cell>
          <table:table-cell office:value-type="string">
            <text:p>7</text:p>
          </table:table-cell>
          <table:table-cell office:value-type="string">
            <text:p>00131</text:p>
          </table:table-cell>
          <table:table-cell office:value-type="string">
            <text:p>00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float" office:value="285.43777">
            <text:p>285,43777</text:p>
          </table:table-cell>
          <table:table-cell office:value-type="float" office:value="86.721149">
            <text:p>86,721149</text:p>
          </table:table-cell>
        </table:table-row>
        <table:table-row table:style-name="ro1">
          <table:table-cell office:value-type="float" office:value="1152.89493507">
            <text:p>1152,89493507</text:p>
          </table:table-cell>
          <table:table-cell office:value-type="float" office:value="367.86562542">
            <text:p>367,86562542</text:p>
          </table:table-cell>
          <table:table-cell office:value-type="float" office:value="682">
            <text:p>682</text:p>
          </table:table-cell>
          <table:table-cell office:value-type="string">
            <text:p>AGORA</text:p>
          </table:table-cell>
          <table:table-cell office:value-type="string">
            <text:p>00019800</text:p>
          </table:table-cell>
          <table:table-cell office:value-type="string">
            <text:p>0</text:p>
          </table:table-cell>
          <table:table-cell office:value-type="string">
            <text:p>00198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1153.79446">
            <text:p>1153,79446</text:p>
          </table:table-cell>
          <table:table-cell office:value-type="float" office:value="368.008873">
            <text:p>368,008873</text:p>
          </table:table-cell>
        </table:table-row>
        <table:table-row table:style-name="ro1">
          <table:table-cell office:value-type="float" office:value="3453.40739922">
            <text:p>3453,40739922</text:p>
          </table:table-cell>
          <table:table-cell office:value-type="float" office:value="689.00947093">
            <text:p>689,00947093</text:p>
          </table:table-cell>
          <table:table-cell office:value-type="float" office:value="683">
            <text:p>683</text:p>
          </table:table-cell>
          <table:table-cell office:value-type="string">
            <text:p>AGORA</text:p>
          </table:table-cell>
          <table:table-cell office:value-type="string">
            <text:p>00083900</text:p>
          </table:table-cell>
          <table:table-cell office:value-type="string">
            <text:p>0</text:p>
          </table:table-cell>
          <table:table-cell office:value-type="string">
            <text:p>00839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3456.09823">
            <text:p>3456,09823</text:p>
          </table:table-cell>
          <table:table-cell office:value-type="float" office:value="689.278625">
            <text:p>689,278625</text:p>
          </table:table-cell>
        </table:table-row>
        <table:table-row table:style-name="ro1">
          <table:table-cell office:value-type="float" office:value="805.90679064">
            <text:p>805,90679064</text:p>
          </table:table-cell>
          <table:table-cell office:value-type="float" office:value="180.31416171">
            <text:p>180,31416171</text:p>
          </table:table-cell>
          <table:table-cell office:value-type="float" office:value="689">
            <text:p>689</text:p>
          </table:table-cell>
          <table:table-cell office:value-type="string">
            <text:p>Moulin de Salicate</text:p>
          </table:table-cell>
          <table:table-cell office:value-type="string">
            <text:p>99999999</text:p>
          </table:table-cell>
          <table:table-cell table:number-columns-repeated="3"/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806.53534">
            <text:p>806,53534</text:p>
          </table:table-cell>
          <table:table-cell office:value-type="float" office:value="180.384346">
            <text:p>180,384346</text:p>
          </table:table-cell>
        </table:table-row>
        <table:table-row table:style-name="ro1">
          <table:table-cell office:value-type="float" office:value="1861.12714677">
            <text:p>1861,12714677</text:p>
          </table:table-cell>
          <table:table-cell office:value-type="float" office:value="236.7914276">
            <text:p>236,7914276</text:p>
          </table:table-cell>
          <table:table-cell office:value-type="float" office:value="693">
            <text:p>693</text:p>
          </table:table-cell>
          <table:table-cell office:value-type="string">
            <text:p>France3 Sud</text:p>
          </table:table-cell>
          <table:table-cell table:number-columns-repeated="4"/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1862.57447">
            <text:p>1862,57447</text:p>
          </table:table-cell>
          <table:table-cell office:value-type="float" office:value="236.883442">
            <text:p>236,883442</text:p>
          </table:table-cell>
        </table:table-row>
        <table:table-row table:style-name="ro1">
          <table:table-cell office:value-type="float" office:value="30698.07636189">
            <text:p>30698,07636189</text:p>
          </table:table-cell>
          <table:table-cell office:value-type="float" office:value="1080.3714907">
            <text:p>1080,3714907</text:p>
          </table:table-cell>
          <table:table-cell office:value-type="float" office:value="766">
            <text:p>766</text:p>
          </table:table-cell>
          <table:table-cell office:value-type="string">
            <text:p>IBM France</text:p>
          </table:table-cell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30721.86996">
            <text:p>30721,86996</text:p>
          </table:table-cell>
          <table:table-cell office:value-type="float" office:value="1080.790323">
            <text:p>1080,790323</text:p>
          </table:table-cell>
        </table:table-row>
        <table:table-row table:style-name="ro1">
          <table:table-cell office:value-type="float" office:value="34.34490622">
            <text:p>34,34490622</text:p>
          </table:table-cell>
          <table:table-cell office:value-type="float" office:value="28.00962138">
            <text:p>28,00962138</text:p>
          </table:table-cell>
          <table:table-cell office:value-type="float" office:value="767">
            <text:p>767</text:p>
          </table:table-cell>
          <table:table-cell office:value-type="string">
            <text:p>E.N.S.A.M</text:p>
          </table:table-cell>
          <table:table-cell office:value-type="string">
            <text:p>70012600</text:p>
          </table:table-cell>
          <table:table-cell office:value-type="string">
            <text:p>7</text:p>
          </table:table-cell>
          <table:table-cell office:value-type="string">
            <text:p>00126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34.37192">
            <text:p>34,37192</text:p>
          </table:table-cell>
          <table:table-cell office:value-type="float" office:value="28.020489">
            <text:p>28,020489</text:p>
          </table:table-cell>
        </table:table-row>
        <table:table-row table:style-name="ro1">
          <table:table-cell office:value-type="float" office:value="1175.12241869">
            <text:p>1175,12241869</text:p>
          </table:table-cell>
          <table:table-cell office:value-type="float" office:value="145.04775159">
            <text:p>145,04775159</text:p>
          </table:table-cell>
          <table:table-cell office:value-type="float" office:value="769">
            <text:p>769</text:p>
          </table:table-cell>
          <table:table-cell office:value-type="string">
            <text:p>Gymnase Les Arts</text:p>
          </table:table-cell>
          <table:table-cell office:value-type="string">
            <text:p>00047800</text:p>
          </table:table-cell>
          <table:table-cell office:value-type="string">
            <text:p>0</text:p>
          </table:table-cell>
          <table:table-cell office:value-type="string">
            <text:p>00478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1176.03394">
            <text:p>1176,03394</text:p>
          </table:table-cell>
          <table:table-cell office:value-type="float" office:value="145.103914">
            <text:p>145,103914</text:p>
          </table:table-cell>
        </table:table-row>
        <table:table-row table:style-name="ro1">
          <table:table-cell office:value-type="float" office:value="985.02723129">
            <text:p>985,02723129</text:p>
          </table:table-cell>
          <table:table-cell office:value-type="float" office:value="129.32352494">
            <text:p>129,32352494</text:p>
          </table:table-cell>
          <table:table-cell office:value-type="float" office:value="770">
            <text:p>770</text:p>
          </table:table-cell>
          <table:table-cell office:value-type="string">
            <text:p>Centre équestre de Grammont</text:p>
          </table:table-cell>
          <table:table-cell office:value-type="string">
            <text:p>00246400</text:p>
          </table:table-cell>
          <table:table-cell office:value-type="string">
            <text:p>0</text:p>
          </table:table-cell>
          <table:table-cell office:value-type="string">
            <text:p>02464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985.78797">
            <text:p>985,78797</text:p>
          </table:table-cell>
          <table:table-cell office:value-type="float" office:value="129.373372">
            <text:p>129,373372</text:p>
          </table:table-cell>
        </table:table-row>
        <table:table-row table:style-name="ro1">
          <table:table-cell office:value-type="float" office:value="417.06221875">
            <text:p>417,06221875</text:p>
          </table:table-cell>
          <table:table-cell office:value-type="float" office:value="101.07460061">
            <text:p>101,07460061</text:p>
          </table:table-cell>
          <table:table-cell office:value-type="float" office:value="772">
            <text:p>772</text:p>
          </table:table-cell>
          <table:table-cell office:value-type="string">
            <text:p>DIPAN</text:p>
          </table:table-cell>
          <table:table-cell office:value-type="string">
            <text:p>00045300</text:p>
          </table:table-cell>
          <table:table-cell office:value-type="string">
            <text:p>0</text:p>
          </table:table-cell>
          <table:table-cell office:value-type="string">
            <text:p>00453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417.3832">
            <text:p>417,3832</text:p>
          </table:table-cell>
          <table:table-cell office:value-type="float" office:value="101.11374">
            <text:p>101,11374</text:p>
          </table:table-cell>
        </table:table-row>
        <table:table-row table:style-name="ro1">
          <table:table-cell office:value-type="float" office:value="197.95855634">
            <text:p>197,95855634</text:p>
          </table:table-cell>
          <table:table-cell office:value-type="float" office:value="62.02584768">
            <text:p>62,02584768</text:p>
          </table:table-cell>
          <table:table-cell office:value-type="float" office:value="773">
            <text:p>773</text:p>
          </table:table-cell>
          <table:table-cell office:value-type="string">
            <text:p>Centre équestre de Grammont</text:p>
          </table:table-cell>
          <table:table-cell office:value-type="string">
            <text:p>00246400</text:p>
          </table:table-cell>
          <table:table-cell office:value-type="string">
            <text:p>0</text:p>
          </table:table-cell>
          <table:table-cell office:value-type="string">
            <text:p>02464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198.11163">
            <text:p>198,11163</text:p>
          </table:table-cell>
          <table:table-cell office:value-type="float" office:value="62.04974">
            <text:p>62,04974</text:p>
          </table:table-cell>
        </table:table-row>
        <table:table-row table:style-name="ro1">
          <table:table-cell office:value-type="float" office:value="833.51615325">
            <text:p>833,51615325</text:p>
          </table:table-cell>
          <table:table-cell office:value-type="float" office:value="120.12817326">
            <text:p>120,12817326</text:p>
          </table:table-cell>
          <table:table-cell office:value-type="float" office:value="774">
            <text:p>774</text:p>
          </table:table-cell>
          <table:table-cell office:value-type="string">
            <text:p>Salle de sports Louis Nègre</text:p>
          </table:table-cell>
          <table:table-cell office:value-type="string">
            <text:p>00048800</text:p>
          </table:table-cell>
          <table:table-cell office:value-type="string">
            <text:p>0</text:p>
          </table:table-cell>
          <table:table-cell office:value-type="string">
            <text:p>00488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834.16262">
            <text:p>834,16262</text:p>
          </table:table-cell>
          <table:table-cell office:value-type="float" office:value="120.174709">
            <text:p>120,174709</text:p>
          </table:table-cell>
        </table:table-row>
        <table:table-row table:style-name="ro1">
          <table:table-cell office:value-type="float" office:value="174.1155031">
            <text:p>174,1155031</text:p>
          </table:table-cell>
          <table:table-cell office:value-type="float" office:value="57.24045959">
            <text:p>57,24045959</text:p>
          </table:table-cell>
          <table:table-cell office:value-type="float" office:value="776">
            <text:p>776</text:p>
          </table:table-cell>
          <table:table-cell office:value-type="string">
            <text:p>Centre équestre de Grammont</text:p>
          </table:table-cell>
          <table:table-cell office:value-type="string">
            <text:p>00246400</text:p>
          </table:table-cell>
          <table:table-cell office:value-type="string">
            <text:p>0</text:p>
          </table:table-cell>
          <table:table-cell office:value-type="string">
            <text:p>02464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174.25039">
            <text:p>174,25039</text:p>
          </table:table-cell>
          <table:table-cell office:value-type="float" office:value="57.262619">
            <text:p>57,262619</text:p>
          </table:table-cell>
        </table:table-row>
        <table:table-row table:style-name="ro1">
          <table:table-cell office:value-type="float" office:value="178.47800928">
            <text:p>178,47800928</text:p>
          </table:table-cell>
          <table:table-cell office:value-type="float" office:value="57.77846203">
            <text:p>57,77846203</text:p>
          </table:table-cell>
          <table:table-cell office:value-type="float" office:value="777">
            <text:p>777</text:p>
          </table:table-cell>
          <table:table-cell office:value-type="string">
            <text:p>Centre équestre de Grammont</text:p>
          </table:table-cell>
          <table:table-cell office:value-type="string">
            <text:p>00246400</text:p>
          </table:table-cell>
          <table:table-cell office:value-type="string">
            <text:p>0</text:p>
          </table:table-cell>
          <table:table-cell office:value-type="string">
            <text:p>02464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178.61504">
            <text:p>178,61504</text:p>
          </table:table-cell>
          <table:table-cell office:value-type="float" office:value="57.800723">
            <text:p>57,800723</text:p>
          </table:table-cell>
        </table:table-row>
        <table:table-row table:style-name="ro1">
          <table:table-cell office:value-type="float" office:value="482.26712192">
            <text:p>482,26712192</text:p>
          </table:table-cell>
          <table:table-cell office:value-type="float" office:value="87.84557845">
            <text:p>87,84557845</text:p>
          </table:table-cell>
          <table:table-cell office:value-type="float" office:value="778">
            <text:p>778</text:p>
          </table:table-cell>
          <table:table-cell office:value-type="string">
            <text:p>Parc Technologique Pompignane</text:p>
          </table:table-cell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float" office:value="482.63879">
            <text:p>482,63879</text:p>
          </table:table-cell>
          <table:table-cell office:value-type="float" office:value="87.879422">
            <text:p>87,879422</text:p>
          </table:table-cell>
        </table:table-row>
        <table:table-row table:style-name="ro1">
          <table:table-cell office:value-type="float" office:value="27.91621878">
            <text:p>27,91621878</text:p>
          </table:table-cell>
          <table:table-cell office:value-type="float" office:value="23.987435">
            <text:p>23,987435</text:p>
          </table:table-cell>
          <table:table-cell office:value-type="float" office:value="779">
            <text:p>779</text:p>
          </table:table-cell>
          <table:table-cell office:value-type="string">
            <text:p>E.N.S.A.M</text:p>
          </table:table-cell>
          <table:table-cell office:value-type="string">
            <text:p>70012600</text:p>
          </table:table-cell>
          <table:table-cell office:value-type="string">
            <text:p>7</text:p>
          </table:table-cell>
          <table:table-cell office:value-type="string">
            <text:p>00126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27.93751">
            <text:p>27,93751</text:p>
          </table:table-cell>
          <table:table-cell office:value-type="float" office:value="23.996566">
            <text:p>23,996566</text:p>
          </table:table-cell>
        </table:table-row>
        <table:table-row table:style-name="ro1">
          <table:table-cell office:value-type="float" office:value="582.37603754">
            <text:p>582,37603754</text:p>
          </table:table-cell>
          <table:table-cell office:value-type="float" office:value="155.82937042">
            <text:p>155,82937042</text:p>
          </table:table-cell>
          <table:table-cell office:value-type="float" office:value="781">
            <text:p>781</text:p>
          </table:table-cell>
          <table:table-cell office:value-type="string">
            <text:p>E.N.S.A.M</text:p>
          </table:table-cell>
          <table:table-cell office:value-type="string">
            <text:p>70012600</text:p>
          </table:table-cell>
          <table:table-cell office:value-type="string">
            <text:p>7</text:p>
          </table:table-cell>
          <table:table-cell office:value-type="string">
            <text:p>00126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582.82661">
            <text:p>582,82661</text:p>
          </table:table-cell>
          <table:table-cell office:value-type="float" office:value="155.889355">
            <text:p>155,889355</text:p>
          </table:table-cell>
        </table:table-row>
        <table:table-row table:style-name="ro1">
          <table:table-cell office:value-type="float" office:value="621.20580623">
            <text:p>621,20580623</text:p>
          </table:table-cell>
          <table:table-cell office:value-type="float" office:value="131.50710469">
            <text:p>131,50710469</text:p>
          </table:table-cell>
          <table:table-cell office:value-type="float" office:value="782">
            <text:p>782</text:p>
          </table:table-cell>
          <table:table-cell office:value-type="string">
            <text:p>D.R.J.S</text:p>
          </table:table-cell>
          <table:table-cell office:value-type="string">
            <text:p>70000400</text:p>
          </table:table-cell>
          <table:table-cell office:value-type="string">
            <text:p>7</text:p>
          </table:table-cell>
          <table:table-cell office:value-type="string">
            <text:p>00004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621.6871">
            <text:p>621,6871</text:p>
          </table:table-cell>
          <table:table-cell office:value-type="float" office:value="131.558018">
            <text:p>131,558018</text:p>
          </table:table-cell>
        </table:table-row>
        <table:table-row table:style-name="ro1">
          <table:table-cell office:value-type="float" office:value="224.97656242">
            <text:p>224,97656242</text:p>
          </table:table-cell>
          <table:table-cell office:value-type="float" office:value="64.88589954">
            <text:p>64,88589954</text:p>
          </table:table-cell>
          <table:table-cell office:value-type="float" office:value="784">
            <text:p>784</text:p>
          </table:table-cell>
          <table:table-cell office:value-type="string">
            <text:p>DIPAN</text:p>
          </table:table-cell>
          <table:table-cell office:value-type="string">
            <text:p>00045300</text:p>
          </table:table-cell>
          <table:table-cell office:value-type="string">
            <text:p>0</text:p>
          </table:table-cell>
          <table:table-cell office:value-type="string">
            <text:p>00453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225.15075">
            <text:p>225,15075</text:p>
          </table:table-cell>
          <table:table-cell office:value-type="float" office:value="64.91108">
            <text:p>64,91108</text:p>
          </table:table-cell>
        </table:table-row>
        <table:table-row table:style-name="ro1">
          <table:table-cell office:value-type="float" office:value="231.88835003">
            <text:p>231,88835003</text:p>
          </table:table-cell>
          <table:table-cell office:value-type="float" office:value="66.58018747">
            <text:p>66,58018747</text:p>
          </table:table-cell>
          <table:table-cell office:value-type="float" office:value="785">
            <text:p>785</text:p>
          </table:table-cell>
          <table:table-cell office:value-type="string">
            <text:p>Caserne Tastavin</text:p>
          </table:table-cell>
          <table:table-cell office:value-type="string">
            <text:p>88888888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float" office:value="232.06758">
            <text:p>232,06758</text:p>
          </table:table-cell>
          <table:table-cell office:value-type="float" office:value="66.605776">
            <text:p>66,605776</text:p>
          </table:table-cell>
        </table:table-row>
        <table:table-row table:style-name="ro1">
          <table:table-cell office:value-type="float" office:value="1021.50014999">
            <text:p>1021,50014999</text:p>
          </table:table-cell>
          <table:table-cell office:value-type="float" office:value="141.37164662">
            <text:p>141,37164662</text:p>
          </table:table-cell>
          <table:table-cell office:value-type="float" office:value="786">
            <text:p>786</text:p>
          </table:table-cell>
          <table:table-cell office:value-type="string">
            <text:p>Gymnase Alain Achille</text:p>
          </table:table-cell>
          <table:table-cell office:value-type="string">
            <text:p>00046400</text:p>
          </table:table-cell>
          <table:table-cell office:value-type="string">
            <text:p>0</text:p>
          </table:table-cell>
          <table:table-cell office:value-type="string">
            <text:p>00464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1022.29041">
            <text:p>1022,29041</text:p>
          </table:table-cell>
          <table:table-cell office:value-type="float" office:value="141.426353">
            <text:p>141,426353</text:p>
          </table:table-cell>
        </table:table-row>
        <table:table-row table:style-name="ro1">
          <table:table-cell office:value-type="float" office:value="469.25277492">
            <text:p>469,25277492</text:p>
          </table:table-cell>
          <table:table-cell office:value-type="float" office:value="108.87910831">
            <text:p>108,87910831</text:p>
          </table:table-cell>
          <table:table-cell office:value-type="float" office:value="788">
            <text:p>788</text:p>
          </table:table-cell>
          <table:table-cell office:value-type="string">
            <text:p>Salle des Aubes</text:p>
          </table:table-cell>
          <table:table-cell office:value-type="string">
            <text:p>00069000</text:p>
          </table:table-cell>
          <table:table-cell office:value-type="string">
            <text:p>0</text:p>
          </table:table-cell>
          <table:table-cell office:value-type="string">
            <text:p>00690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469.61454">
            <text:p>469,61454</text:p>
          </table:table-cell>
          <table:table-cell office:value-type="float" office:value="108.920975">
            <text:p>108,920975</text:p>
          </table:table-cell>
        </table:table-row>
        <table:table-row table:style-name="ro1">
          <table:table-cell office:value-type="float" office:value="464.75335006">
            <text:p>464,75335006</text:p>
          </table:table-cell>
          <table:table-cell office:value-type="float" office:value="92.2129964">
            <text:p>92,2129964</text:p>
          </table:table-cell>
          <table:table-cell office:value-type="float" office:value="789">
            <text:p>789</text:p>
          </table:table-cell>
          <table:table-cell office:value-type="string">
            <text:p>Centre équestre de Grammont</text:p>
          </table:table-cell>
          <table:table-cell office:value-type="string">
            <text:p>00246400</text:p>
          </table:table-cell>
          <table:table-cell office:value-type="string">
            <text:p>0</text:p>
          </table:table-cell>
          <table:table-cell office:value-type="string">
            <text:p>02464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465.11151">
            <text:p>465,11151</text:p>
          </table:table-cell>
          <table:table-cell office:value-type="float" office:value="92.248513">
            <text:p>92,248513</text:p>
          </table:table-cell>
        </table:table-row>
        <table:table-row table:style-name="ro1">
          <table:table-cell office:value-type="float" office:value="283.62949691">
            <text:p>283,62949691</text:p>
          </table:table-cell>
          <table:table-cell office:value-type="float" office:value="67.37275022">
            <text:p>67,37275022</text:p>
          </table:table-cell>
          <table:table-cell office:value-type="float" office:value="790">
            <text:p>790</text:p>
          </table:table-cell>
          <table:table-cell office:value-type="string">
            <text:p>Caserne Tastavin</text:p>
          </table:table-cell>
          <table:table-cell office:value-type="string">
            <text:p>88888888</text:p>
          </table:table-cell>
          <table:table-cell table:number-columns-repeated="3"/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float" office:value="283.84951">
            <text:p>283,84951</text:p>
          </table:table-cell>
          <table:table-cell office:value-type="float" office:value="67.39888">
            <text:p>67,39888</text:p>
          </table:table-cell>
        </table:table-row>
        <table:table-row table:style-name="ro1">
          <table:table-cell office:value-type="float" office:value="42.04620626">
            <text:p>42,04620626</text:p>
          </table:table-cell>
          <table:table-cell office:value-type="float" office:value="50.72088303">
            <text:p>50,72088303</text:p>
          </table:table-cell>
          <table:table-cell office:value-type="float" office:value="792">
            <text:p>792</text:p>
          </table:table-cell>
          <table:table-cell office:value-type="string">
            <text:p>Eglise Sainte Léon</text:p>
          </table:table-cell>
          <table:table-cell table:number-columns-repeated="4"/>
          <table:table-cell office:value-type="string">
            <text:p>CE</text:p>
          </table:table-cell>
          <table:table-cell table:number-columns-repeated="2" office:value-type="float" office:value="0">
            <text:p>0</text:p>
          </table:table-cell>
          <table:table-cell office:value-type="float" office:value="42.07869">
            <text:p>42,07869</text:p>
          </table:table-cell>
          <table:table-cell office:value-type="float" office:value="50.740615">
            <text:p>50,740615</text:p>
          </table:table-cell>
        </table:table-row>
        <table:table-row table:style-name="ro1">
          <table:table-cell office:value-type="float" office:value="700.02961886">
            <text:p>700,02961886</text:p>
          </table:table-cell>
          <table:table-cell office:value-type="float" office:value="164.42682001">
            <text:p>164,42682001</text:p>
          </table:table-cell>
          <table:table-cell office:value-type="float" office:value="793">
            <text:p>793</text:p>
          </table:table-cell>
          <table:table-cell office:value-type="string">
            <text:p>E.N.S.A.M</text:p>
          </table:table-cell>
          <table:table-cell office:value-type="string">
            <text:p>70012600</text:p>
          </table:table-cell>
          <table:table-cell office:value-type="string">
            <text:p>7</text:p>
          </table:table-cell>
          <table:table-cell office:value-type="string">
            <text:p>00126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700.5728">
            <text:p>700,5728</text:p>
          </table:table-cell>
          <table:table-cell office:value-type="float" office:value="164.4908">
            <text:p>164,4908</text:p>
          </table:table-cell>
        </table:table-row>
        <table:table-row table:style-name="ro1">
          <table:table-cell office:value-type="float" office:value="760.30788477">
            <text:p>760,30788477</text:p>
          </table:table-cell>
          <table:table-cell office:value-type="float" office:value="110.25710726">
            <text:p>110,25710726</text:p>
          </table:table-cell>
          <table:table-cell office:value-type="float" office:value="796">
            <text:p>796</text:p>
          </table:table-cell>
          <table:table-cell office:value-type="string">
            <text:p>Institut de Recherches Agronomiques</text:p>
          </table:table-cell>
          <table:table-cell office:value-type="string">
            <text:p>70012600</text:p>
          </table:table-cell>
          <table:table-cell office:value-type="string">
            <text:p>7</text:p>
          </table:table-cell>
          <table:table-cell office:value-type="string">
            <text:p>00126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760.8979">
            <text:p>760,8979</text:p>
          </table:table-cell>
          <table:table-cell office:value-type="float" office:value="110.299759">
            <text:p>110,299759</text:p>
          </table:table-cell>
        </table:table-row>
        <table:table-row table:style-name="ro1">
          <table:table-cell office:value-type="float" office:value="373.48279684">
            <text:p>373,48279684</text:p>
          </table:table-cell>
          <table:table-cell office:value-type="float" office:value="99.49656245">
            <text:p>99,49656245</text:p>
          </table:table-cell>
          <table:table-cell office:value-type="float" office:value="797">
            <text:p>797</text:p>
          </table:table-cell>
          <table:table-cell office:value-type="string">
            <text:p>Point de propreté Demeter - Mosson</text:p>
          </table:table-cell>
          <table:table-cell office:value-type="string">
            <text:p>00085900</text:p>
          </table:table-cell>
          <table:table-cell office:value-type="string">
            <text:p>0</text:p>
          </table:table-cell>
          <table:table-cell office:value-type="string">
            <text:p>00859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373.77204">
            <text:p>373,77204</text:p>
          </table:table-cell>
          <table:table-cell office:value-type="float" office:value="99.535067">
            <text:p>99,535067</text:p>
          </table:table-cell>
        </table:table-row>
        <table:table-row table:style-name="ro1">
          <table:table-cell office:value-type="float" office:value="276.36729376">
            <text:p>276,36729376</text:p>
          </table:table-cell>
          <table:table-cell office:value-type="float" office:value="67.81232019">
            <text:p>67,81232019</text:p>
          </table:table-cell>
          <table:table-cell office:value-type="float" office:value="798">
            <text:p>798</text:p>
          </table:table-cell>
          <table:table-cell office:value-type="string">
            <text:p>Ecole élémentaire Julie Daubié</text:p>
          </table:table-cell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276.58241">
            <text:p>276,58241</text:p>
          </table:table-cell>
          <table:table-cell office:value-type="float" office:value="67.838644">
            <text:p>67,838644</text:p>
          </table:table-cell>
        </table:table-row>
        <table:table-row table:style-name="ro1">
          <table:table-cell office:value-type="float" office:value="326.78728432">
            <text:p>326,78728432</text:p>
          </table:table-cell>
          <table:table-cell office:value-type="float" office:value="81.76483286">
            <text:p>81,76483286</text:p>
          </table:table-cell>
          <table:table-cell office:value-type="float" office:value="799">
            <text:p>799</text:p>
          </table:table-cell>
          <table:table-cell office:value-type="string">
            <text:p>Poste</text:p>
          </table:table-cell>
          <table:table-cell office:value-type="string">
            <text:p>70022800</text:p>
          </table:table-cell>
          <table:table-cell office:value-type="string">
            <text:p>7</text:p>
          </table:table-cell>
          <table:table-cell office:value-type="string">
            <text:p>00228</text:p>
          </table:table-cell>
          <table:table-cell office:value-type="string">
            <text:p>00</text:p>
          </table:table-cell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327.03979">
            <text:p>327,03979</text:p>
          </table:table-cell>
          <table:table-cell office:value-type="float" office:value="81.796147">
            <text:p>81,796147</text:p>
          </table:table-cell>
        </table:table-row>
        <table:table-row table:style-name="ro1">
          <table:table-cell office:value-type="float" office:value="290.9161937">
            <text:p>290,9161937</text:p>
          </table:table-cell>
          <table:table-cell office:value-type="float" office:value="72.99865297">
            <text:p>72,99865297</text:p>
          </table:table-cell>
          <table:table-cell office:value-type="float" office:value="800">
            <text:p>800</text:p>
          </table:table-cell>
          <table:table-cell office:value-type="string">
            <text:p>Institut de Recherches Agronomiques</text:p>
          </table:table-cell>
          <table:table-cell office:value-type="string">
            <text:p>70012600</text:p>
          </table:table-cell>
          <table:table-cell office:value-type="string">
            <text:p>7</text:p>
          </table:table-cell>
          <table:table-cell office:value-type="string">
            <text:p>00126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291.14095">
            <text:p>291,14095</text:p>
          </table:table-cell>
          <table:table-cell office:value-type="float" office:value="73.027054">
            <text:p>73,027054</text:p>
          </table:table-cell>
        </table:table-row>
        <table:table-row table:style-name="ro1">
          <table:table-cell office:value-type="float" office:value="1115.70582076">
            <text:p>1115,70582076</text:p>
          </table:table-cell>
          <table:table-cell office:value-type="float" office:value="278.63451752">
            <text:p>278,63451752</text:p>
          </table:table-cell>
          <table:table-cell office:value-type="float" office:value="694">
            <text:p>694</text:p>
          </table:table-cell>
          <table:table-cell office:value-type="string">
            <text:p>Institut de Botanique</text:p>
          </table:table-cell>
          <table:table-cell office:value-type="string">
            <text:p>70012800</text:p>
          </table:table-cell>
          <table:table-cell office:value-type="string">
            <text:p>7</text:p>
          </table:table-cell>
          <table:table-cell office:value-type="string">
            <text:p>00128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116.57577">
            <text:p>1116,57577</text:p>
          </table:table-cell>
          <table:table-cell office:value-type="float" office:value="278.74295">
            <text:p>278,74295</text:p>
          </table:table-cell>
        </table:table-row>
        <table:table-row table:style-name="ro1">
          <table:table-cell office:value-type="float" office:value="1574.57251553">
            <text:p>1574,57251553</text:p>
          </table:table-cell>
          <table:table-cell office:value-type="float" office:value="470.12215102">
            <text:p>470,12215102</text:p>
          </table:table-cell>
          <table:table-cell office:value-type="float" office:value="695">
            <text:p>695</text:p>
          </table:table-cell>
          <table:table-cell office:value-type="string">
            <text:p>Trésorerie Montp. 2ième division</text:p>
          </table:table-cell>
          <table:table-cell office:value-type="string">
            <text:p>77001600</text:p>
          </table:table-cell>
          <table:table-cell office:value-type="string">
            <text:p>7</text:p>
          </table:table-cell>
          <table:table-cell office:value-type="string">
            <text:p>70016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575.79797">
            <text:p>1575,79797</text:p>
          </table:table-cell>
          <table:table-cell office:value-type="float" office:value="470.305227">
            <text:p>470,305227</text:p>
          </table:table-cell>
        </table:table-row>
        <table:table-row table:style-name="ro1">
          <table:table-cell office:value-type="float" office:value="2785.02440673">
            <text:p>2785,02440673</text:p>
          </table:table-cell>
          <table:table-cell office:value-type="float" office:value="441.15519577">
            <text:p>441,15519577</text:p>
          </table:table-cell>
          <table:table-cell office:value-type="float" office:value="696">
            <text:p>696</text:p>
          </table:table-cell>
          <table:table-cell office:value-type="string">
            <text:p>Institut de Biologie</text:p>
          </table:table-cell>
          <table:table-cell office:value-type="string">
            <text:p>70013100</text:p>
          </table:table-cell>
          <table:table-cell office:value-type="string">
            <text:p>7</text:p>
          </table:table-cell>
          <table:table-cell office:value-type="string">
            <text:p>00131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2787.19598">
            <text:p>2787,19598</text:p>
          </table:table-cell>
          <table:table-cell office:value-type="float" office:value="441.328094">
            <text:p>441,328094</text:p>
          </table:table-cell>
        </table:table-row>
        <table:table-row table:style-name="ro1">
          <table:table-cell office:value-type="float" office:value="1296.71538845">
            <text:p>1296,71538845</text:p>
          </table:table-cell>
          <table:table-cell office:value-type="float" office:value="194.01326746">
            <text:p>194,01326746</text:p>
          </table:table-cell>
          <table:table-cell office:value-type="float" office:value="700">
            <text:p>700</text:p>
          </table:table-cell>
          <table:table-cell office:value-type="string">
            <text:p>Ecole maternelle Jules Michelet</text:p>
          </table:table-cell>
          <table:table-cell office:value-type="string">
            <text:p>00106102</text:p>
          </table:table-cell>
          <table:table-cell office:value-type="string">
            <text:p>0</text:p>
          </table:table-cell>
          <table:table-cell office:value-type="string">
            <text:p>01061</text:p>
          </table:table-cell>
          <table:table-cell office:value-type="string">
            <text:p>02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1297.72676">
            <text:p>1297,72676</text:p>
          </table:table-cell>
          <table:table-cell office:value-type="float" office:value="194.088884">
            <text:p>194,088884</text:p>
          </table:table-cell>
        </table:table-row>
        <table:table-row table:style-name="ro1">
          <table:table-cell office:value-type="float" office:value="445.6928656">
            <text:p>445,6928656</text:p>
          </table:table-cell>
          <table:table-cell office:value-type="float" office:value="87.75624927">
            <text:p>87,75624927</text:p>
          </table:table-cell>
          <table:table-cell office:value-type="float" office:value="703">
            <text:p>703</text:p>
          </table:table-cell>
          <table:table-cell office:value-type="string">
            <text:p>Institut de Biologie</text:p>
          </table:table-cell>
          <table:table-cell office:value-type="string">
            <text:p>70012800</text:p>
          </table:table-cell>
          <table:table-cell office:value-type="string">
            <text:p>7</text:p>
          </table:table-cell>
          <table:table-cell office:value-type="string">
            <text:p>00128</text:p>
          </table:table-cell>
          <table:table-cell office:value-type="string">
            <text:p>00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float" office:value="446.03985">
            <text:p>446,03985</text:p>
          </table:table-cell>
          <table:table-cell office:value-type="float" office:value="87.79035">
            <text:p>87,79035</text:p>
          </table:table-cell>
        </table:table-row>
        <table:table-row table:style-name="ro1">
          <table:table-cell office:value-type="float" office:value="1296.94875631">
            <text:p>1296,94875631</text:p>
          </table:table-cell>
          <table:table-cell office:value-type="float" office:value="161.53117979">
            <text:p>161,53117979</text:p>
          </table:table-cell>
          <table:table-cell office:value-type="float" office:value="705">
            <text:p>705</text:p>
          </table:table-cell>
          <table:table-cell office:value-type="string">
            <text:p>Gymnase Arthur Rimbaud</text:p>
          </table:table-cell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297.9592">
            <text:p>1297,9592</text:p>
          </table:table-cell>
          <table:table-cell office:value-type="float" office:value="161.594181">
            <text:p>161,594181</text:p>
          </table:table-cell>
        </table:table-row>
        <table:table-row table:style-name="ro1">
          <table:table-cell office:value-type="float" office:value="1170.06988432">
            <text:p>1170,06988432</text:p>
          </table:table-cell>
          <table:table-cell office:value-type="float" office:value="199.76572638">
            <text:p>199,76572638</text:p>
          </table:table-cell>
          <table:table-cell office:value-type="float" office:value="706">
            <text:p>706</text:p>
          </table:table-cell>
          <table:table-cell office:value-type="string">
            <text:p>Ecole élémentaire Joseph Delteil</text:p>
          </table:table-cell>
          <table:table-cell office:value-type="string">
            <text:p>00143201</text:p>
          </table:table-cell>
          <table:table-cell office:value-type="string">
            <text:p>0</text:p>
          </table:table-cell>
          <table:table-cell office:value-type="string">
            <text:p>01432</text:p>
          </table:table-cell>
          <table:table-cell office:value-type="string">
            <text:p>01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1170.98243">
            <text:p>1170,98243</text:p>
          </table:table-cell>
          <table:table-cell office:value-type="float" office:value="199.843331">
            <text:p>199,843331</text:p>
          </table:table-cell>
        </table:table-row>
        <table:table-row table:style-name="ro1">
          <table:table-cell office:value-type="float" office:value="241.62878756">
            <text:p>241,62878756</text:p>
          </table:table-cell>
          <table:table-cell office:value-type="float" office:value="99.75970001">
            <text:p>99,75970001</text:p>
          </table:table-cell>
          <table:table-cell office:value-type="float" office:value="709">
            <text:p>709</text:p>
          </table:table-cell>
          <table:table-cell office:value-type="string">
            <text:p>Maison des Choeurs</text:p>
          </table:table-cell>
          <table:table-cell office:value-type="string">
            <text:p>88888888</text:p>
          </table:table-cell>
          <table:table-cell office:value-type="string">
            <text:p>7</text:p>
          </table:table-cell>
          <table:table-cell office:value-type="string">
            <text:p>00161</text:p>
          </table:table-cell>
          <table:table-cell office:value-type="string">
            <text:p>00</text:p>
          </table:table-cell>
          <table:table-cell office:value-type="string">
            <text:p>CE</text:p>
          </table:table-cell>
          <table:table-cell table:number-columns-repeated="2" office:value-type="float" office:value="0">
            <text:p>0</text:p>
          </table:table-cell>
          <table:table-cell office:value-type="float" office:value="241.81577">
            <text:p>241,81577</text:p>
          </table:table-cell>
          <table:table-cell office:value-type="float" office:value="99.79807">
            <text:p>99,79807</text:p>
          </table:table-cell>
        </table:table-row>
        <table:table-row table:style-name="ro1">
          <table:table-cell office:value-type="float" office:value="631.13078756">
            <text:p>631,13078756</text:p>
          </table:table-cell>
          <table:table-cell office:value-type="float" office:value="101.69584854">
            <text:p>101,69584854</text:p>
          </table:table-cell>
          <table:table-cell office:value-type="float" office:value="710">
            <text:p>710</text:p>
          </table:table-cell>
          <table:table-cell office:value-type="string">
            <text:p>Maison des Choeurs</text:p>
          </table:table-cell>
          <table:table-cell office:value-type="string">
            <text:p>70016100</text:p>
          </table:table-cell>
          <table:table-cell office:value-type="string">
            <text:p>7</text:p>
          </table:table-cell>
          <table:table-cell office:value-type="string">
            <text:p>00161</text:p>
          </table:table-cell>
          <table:table-cell office:value-type="string">
            <text:p>00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float" office:value="631.62284">
            <text:p>631,62284</text:p>
          </table:table-cell>
          <table:table-cell office:value-type="float" office:value="101.735397">
            <text:p>101,735397</text:p>
          </table:table-cell>
        </table:table-row>
        <table:table-row table:style-name="ro1">
          <table:table-cell office:value-type="float" office:value="55.50782188">
            <text:p>55,50782188</text:p>
          </table:table-cell>
          <table:table-cell office:value-type="float" office:value="31.34163784">
            <text:p>31,34163784</text:p>
          </table:table-cell>
          <table:table-cell office:value-type="float" office:value="711">
            <text:p>711</text:p>
          </table:table-cell>
          <table:table-cell office:value-type="string">
            <text:p>Centre Horticole Grammont</text:p>
          </table:table-cell>
          <table:table-cell office:value-type="string">
            <text:p>00045400</text:p>
          </table:table-cell>
          <table:table-cell office:value-type="string">
            <text:p>0</text:p>
          </table:table-cell>
          <table:table-cell office:value-type="string">
            <text:p>00454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55.5507">
            <text:p>55,5507</text:p>
          </table:table-cell>
          <table:table-cell office:value-type="float" office:value="31.353752">
            <text:p>31,353752</text:p>
          </table:table-cell>
        </table:table-row>
        <table:table-row table:style-name="ro1">
          <table:table-cell office:value-type="float" office:value="2308.78168744">
            <text:p>2308,78168744</text:p>
          </table:table-cell>
          <table:table-cell office:value-type="float" office:value="216.05620947">
            <text:p>216,05620947</text:p>
          </table:table-cell>
          <table:table-cell office:value-type="float" office:value="712">
            <text:p>712</text:p>
          </table:table-cell>
          <table:table-cell office:value-type="string">
            <text:p>Centre Horticole Grammont</text:p>
          </table:table-cell>
          <table:table-cell office:value-type="string">
            <text:p>00045400</text:p>
          </table:table-cell>
          <table:table-cell office:value-type="string">
            <text:p>0</text:p>
          </table:table-cell>
          <table:table-cell office:value-type="string">
            <text:p>00454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2310.57327">
            <text:p>2310,57327</text:p>
          </table:table-cell>
          <table:table-cell office:value-type="float" office:value="216.14009">
            <text:p>216,14009</text:p>
          </table:table-cell>
        </table:table-row>
        <table:table-row table:style-name="ro1">
          <table:table-cell office:value-type="float" office:value="605.52067501">
            <text:p>605,52067501</text:p>
          </table:table-cell>
          <table:table-cell office:value-type="float" office:value="98.65126414">
            <text:p>98,65126414</text:p>
          </table:table-cell>
          <table:table-cell office:value-type="float" office:value="713">
            <text:p>713</text:p>
          </table:table-cell>
          <table:table-cell office:value-type="string">
            <text:p>Ecole maternelle Rudyard Kipling</text:p>
          </table:table-cell>
          <table:table-cell office:value-type="string">
            <text:p>00036402</text:p>
          </table:table-cell>
          <table:table-cell office:value-type="string">
            <text:p>0</text:p>
          </table:table-cell>
          <table:table-cell office:value-type="string">
            <text:p>00364</text:p>
          </table:table-cell>
          <table:table-cell office:value-type="string">
            <text:p>02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605.99045">
            <text:p>605,99045</text:p>
          </table:table-cell>
          <table:table-cell office:value-type="float" office:value="98.689556">
            <text:p>98,689556</text:p>
          </table:table-cell>
        </table:table-row>
        <table:table-row table:style-name="ro1">
          <table:table-cell office:value-type="float" office:value="647.57125626">
            <text:p>647,57125626</text:p>
          </table:table-cell>
          <table:table-cell office:value-type="float" office:value="102.78015183">
            <text:p>102,78015183</text:p>
          </table:table-cell>
          <table:table-cell office:value-type="float" office:value="715">
            <text:p>715</text:p>
          </table:table-cell>
          <table:table-cell office:value-type="string">
            <text:p>Maison des Choeurs</text:p>
          </table:table-cell>
          <table:table-cell office:value-type="string">
            <text:p>70016100</text:p>
          </table:table-cell>
          <table:table-cell office:value-type="string">
            <text:p>7</text:p>
          </table:table-cell>
          <table:table-cell office:value-type="string">
            <text:p>00161</text:p>
          </table:table-cell>
          <table:table-cell office:value-type="string">
            <text:p>00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float" office:value="648.07553">
            <text:p>648,07553</text:p>
          </table:table-cell>
          <table:table-cell office:value-type="float" office:value="102.82007">
            <text:p>102,82007</text:p>
          </table:table-cell>
        </table:table-row>
        <table:table-row table:style-name="ro1">
          <table:table-cell office:value-type="float" office:value="1126.31169997">
            <text:p>1126,31169997</text:p>
          </table:table-cell>
          <table:table-cell office:value-type="float" office:value="143.60370671">
            <text:p>143,60370671</text:p>
          </table:table-cell>
          <table:table-cell office:value-type="float" office:value="716">
            <text:p>716</text:p>
          </table:table-cell>
          <table:table-cell office:value-type="string">
            <text:p>Ecole élémentaire Charles Baudelaire</text:p>
          </table:table-cell>
          <table:table-cell office:value-type="string">
            <text:p>00036501</text:p>
          </table:table-cell>
          <table:table-cell office:value-type="string">
            <text:p>0</text:p>
          </table:table-cell>
          <table:table-cell office:value-type="string">
            <text:p>00365</text:p>
          </table:table-cell>
          <table:table-cell office:value-type="string">
            <text:p>01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1127.18685">
            <text:p>1127,18685</text:p>
          </table:table-cell>
          <table:table-cell office:value-type="float" office:value="143.659725">
            <text:p>143,659725</text:p>
          </table:table-cell>
        </table:table-row>
        <table:table-row table:style-name="ro1">
          <table:table-cell office:value-type="float" office:value="197.1847469">
            <text:p>197,1847469</text:p>
          </table:table-cell>
          <table:table-cell office:value-type="float" office:value="89.72873953">
            <text:p>89,72873953</text:p>
          </table:table-cell>
          <table:table-cell office:value-type="float" office:value="718">
            <text:p>718</text:p>
          </table:table-cell>
          <table:table-cell office:value-type="string">
            <text:p>Halte-garderie les Chats Bottés</text:p>
          </table:table-cell>
          <table:table-cell office:value-type="string">
            <text:p>00049200</text:p>
          </table:table-cell>
          <table:table-cell office:value-type="string">
            <text:p>0</text:p>
          </table:table-cell>
          <table:table-cell office:value-type="string">
            <text:p>00492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197.33826">
            <text:p>197,33826</text:p>
          </table:table-cell>
          <table:table-cell office:value-type="float" office:value="89.763809">
            <text:p>89,763809</text:p>
          </table:table-cell>
        </table:table-row>
        <table:table-row table:style-name="ro1">
          <table:table-cell office:value-type="float" office:value="448.77419375">
            <text:p>448,77419375</text:p>
          </table:table-cell>
          <table:table-cell office:value-type="float" office:value="100.77311213">
            <text:p>100,77311213</text:p>
          </table:table-cell>
          <table:table-cell office:value-type="float" office:value="719">
            <text:p>719</text:p>
          </table:table-cell>
          <table:table-cell office:value-type="string">
            <text:p>M.P.T. Frédéric Chopin</text:p>
          </table:table-cell>
          <table:table-cell office:value-type="string">
            <text:p>00001800</text:p>
          </table:table-cell>
          <table:table-cell office:value-type="string">
            <text:p>0</text:p>
          </table:table-cell>
          <table:table-cell office:value-type="string">
            <text:p>00018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449.12188">
            <text:p>449,12188</text:p>
          </table:table-cell>
          <table:table-cell office:value-type="float" office:value="100.812203">
            <text:p>100,812203</text:p>
          </table:table-cell>
        </table:table-row>
        <table:table-row table:style-name="ro1">
          <table:table-cell office:value-type="float" office:value="53.57095307">
            <text:p>53,57095307</text:p>
          </table:table-cell>
          <table:table-cell office:value-type="float" office:value="30.53017754">
            <text:p>30,53017754</text:p>
          </table:table-cell>
          <table:table-cell office:value-type="float" office:value="720">
            <text:p>720</text:p>
          </table:table-cell>
          <table:table-cell/>
          <table:table-cell office:value-type="string">
            <text:p>99999999</text:p>
          </table:table-cell>
          <table:table-cell table:number-columns-repeated="3"/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53.61213">
            <text:p>53,61213</text:p>
          </table:table-cell>
          <table:table-cell office:value-type="float" office:value="30.541961">
            <text:p>30,541961</text:p>
          </table:table-cell>
        </table:table-row>
        <table:table-row table:style-name="ro1">
          <table:table-cell office:value-type="float" office:value="363.41911561">
            <text:p>363,41911561</text:p>
          </table:table-cell>
          <table:table-cell office:value-type="float" office:value="90.8623024">
            <text:p>90,8623024</text:p>
          </table:table-cell>
          <table:table-cell office:value-type="float" office:value="722">
            <text:p>722</text:p>
          </table:table-cell>
          <table:table-cell/>
          <table:table-cell office:value-type="string">
            <text:p>70016100</text:p>
          </table:table-cell>
          <table:table-cell office:value-type="string">
            <text:p>7</text:p>
          </table:table-cell>
          <table:table-cell office:value-type="string">
            <text:p>00161</text:p>
          </table:table-cell>
          <table:table-cell office:value-type="string">
            <text:p>00</text:p>
          </table:table-cell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363.70168">
            <text:p>363,70168</text:p>
          </table:table-cell>
          <table:table-cell office:value-type="float" office:value="90.897487">
            <text:p>90,897487</text:p>
          </table:table-cell>
        </table:table-row>
        <table:table-row table:style-name="ro1">
          <table:table-cell office:value-type="float" office:value="105.76297182">
            <text:p>105,76297182</text:p>
          </table:table-cell>
          <table:table-cell office:value-type="float" office:value="71.77442422">
            <text:p>71,77442422</text:p>
          </table:table-cell>
          <table:table-cell office:value-type="float" office:value="724">
            <text:p>724</text:p>
          </table:table-cell>
          <table:table-cell table:number-columns-repeated="5"/>
          <table:table-cell office:value-type="string">
            <text:p>CE</text:p>
          </table:table-cell>
          <table:table-cell table:number-columns-repeated="2" office:value-type="float" office:value="0">
            <text:p>0</text:p>
          </table:table-cell>
          <table:table-cell office:value-type="float" office:value="105.84514">
            <text:p>105,84514</text:p>
          </table:table-cell>
          <table:table-cell office:value-type="float" office:value="71.802451">
            <text:p>71,802451</text:p>
          </table:table-cell>
        </table:table-row>
        <table:table-row table:style-name="ro1">
          <table:table-cell office:value-type="float" office:value="39.23328124">
            <text:p>39,23328124</text:p>
          </table:table-cell>
          <table:table-cell office:value-type="float" office:value="26.06480886">
            <text:p>26,06480886</text:p>
          </table:table-cell>
          <table:table-cell office:value-type="float" office:value="725">
            <text:p>725</text:p>
          </table:table-cell>
          <table:table-cell office:value-type="string">
            <text:p>E.H.P.A.D Michel Bélorgeot</text:p>
          </table:table-cell>
          <table:table-cell office:value-type="string">
            <text:p>70018000</text:p>
          </table:table-cell>
          <table:table-cell office:value-type="string">
            <text:p>7</text:p>
          </table:table-cell>
          <table:table-cell office:value-type="string">
            <text:p>00180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39.26404">
            <text:p>39,26404</text:p>
          </table:table-cell>
          <table:table-cell office:value-type="float" office:value="26.075016">
            <text:p>26,075016</text:p>
          </table:table-cell>
        </table:table-row>
        <table:table-row table:style-name="ro1">
          <table:table-cell office:value-type="float" office:value="1297.85676889">
            <text:p>1297,85676889</text:p>
          </table:table-cell>
          <table:table-cell office:value-type="float" office:value="147.28431234">
            <text:p>147,28431234</text:p>
          </table:table-cell>
          <table:table-cell office:value-type="float" office:value="728">
            <text:p>728</text:p>
          </table:table-cell>
          <table:table-cell office:value-type="string">
            <text:p>I.N.R.A</text:p>
          </table:table-cell>
          <table:table-cell office:value-type="string">
            <text:p>70012700</text:p>
          </table:table-cell>
          <table:table-cell office:value-type="string">
            <text:p>7</text:p>
          </table:table-cell>
          <table:table-cell office:value-type="string">
            <text:p>00127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298.86463">
            <text:p>1298,86463</text:p>
          </table:table-cell>
          <table:table-cell office:value-type="float" office:value="147.341375">
            <text:p>147,341375</text:p>
          </table:table-cell>
        </table:table-row>
        <table:table-row table:style-name="ro1">
          <table:table-cell office:value-type="float" office:value="1362.57944378">
            <text:p>1362,57944378</text:p>
          </table:table-cell>
          <table:table-cell office:value-type="float" office:value="236.11000358">
            <text:p>236,11000358</text:p>
          </table:table-cell>
          <table:table-cell office:value-type="float" office:value="730">
            <text:p>730</text:p>
          </table:table-cell>
          <table:table-cell office:value-type="string">
            <text:p>Domaine de Grammont</text:p>
          </table:table-cell>
          <table:table-cell office:value-type="string">
            <text:p>00044002</text:p>
          </table:table-cell>
          <table:table-cell office:value-type="string">
            <text:p>0</text:p>
          </table:table-cell>
          <table:table-cell office:value-type="string">
            <text:p>00440</text:p>
          </table:table-cell>
          <table:table-cell office:value-type="string">
            <text:p>02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1363.63441">
            <text:p>1363,63441</text:p>
          </table:table-cell>
          <table:table-cell office:value-type="float" office:value="236.201453">
            <text:p>236,201453</text:p>
          </table:table-cell>
        </table:table-row>
        <table:table-row table:style-name="ro1">
          <table:table-cell office:value-type="float" office:value="343.09006243">
            <text:p>343,09006243</text:p>
          </table:table-cell>
          <table:table-cell office:value-type="float" office:value="85.66437392">
            <text:p>85,66437392</text:p>
          </table:table-cell>
          <table:table-cell office:value-type="float" office:value="731">
            <text:p>731</text:p>
          </table:table-cell>
          <table:table-cell/>
          <table:table-cell office:value-type="string">
            <text:p>70016100</text:p>
          </table:table-cell>
          <table:table-cell office:value-type="string">
            <text:p>7</text:p>
          </table:table-cell>
          <table:table-cell office:value-type="string">
            <text:p>00161</text:p>
          </table:table-cell>
          <table:table-cell office:value-type="string">
            <text:p>00</text:p>
          </table:table-cell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343.3558">
            <text:p>343,3558</text:p>
          </table:table-cell>
          <table:table-cell office:value-type="float" office:value="85.697427">
            <text:p>85,697427</text:p>
          </table:table-cell>
        </table:table-row>
        <table:table-row table:style-name="ro1">
          <table:table-cell office:value-type="float" office:value="22.82158127">
            <text:p>22,82158127</text:p>
          </table:table-cell>
          <table:table-cell office:value-type="float" office:value="24.75031549">
            <text:p>24,75031549</text:p>
          </table:table-cell>
          <table:table-cell office:value-type="float" office:value="733">
            <text:p>733</text:p>
          </table:table-cell>
          <table:table-cell office:value-type="string">
            <text:p>La Maison des Seniors</text:p>
          </table:table-cell>
          <table:table-cell office:value-type="string">
            <text:p>00024100</text:p>
          </table:table-cell>
          <table:table-cell office:value-type="string">
            <text:p>0</text:p>
          </table:table-cell>
          <table:table-cell office:value-type="string">
            <text:p>00241</text:p>
          </table:table-cell>
          <table:table-cell office:value-type="string">
            <text:p>00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float" office:value="22.83932">
            <text:p>22,83932</text:p>
          </table:table-cell>
          <table:table-cell office:value-type="float" office:value="24.759778">
            <text:p>24,759778</text:p>
          </table:table-cell>
        </table:table-row>
        <table:table-row table:style-name="ro1">
          <table:table-cell office:value-type="float" office:value="244.29878592">
            <text:p>244,29878592</text:p>
          </table:table-cell>
          <table:table-cell office:value-type="float" office:value="74.0042813">
            <text:p>74,0042813</text:p>
          </table:table-cell>
          <table:table-cell office:value-type="float" office:value="735">
            <text:p>735</text:p>
          </table:table-cell>
          <table:table-cell office:value-type="string">
            <text:p>Domaine de Grammont</text:p>
          </table:table-cell>
          <table:table-cell office:value-type="string">
            <text:p>00044002</text:p>
          </table:table-cell>
          <table:table-cell office:value-type="string">
            <text:p>0</text:p>
          </table:table-cell>
          <table:table-cell office:value-type="string">
            <text:p>00440</text:p>
          </table:table-cell>
          <table:table-cell office:value-type="string">
            <text:p>02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244.48844">
            <text:p>244,48844</text:p>
          </table:table-cell>
          <table:table-cell office:value-type="float" office:value="74.033187">
            <text:p>74,033187</text:p>
          </table:table-cell>
        </table:table-row>
        <table:table-row table:style-name="ro1">
          <table:table-cell office:value-type="float" office:value="180.4817094">
            <text:p>180,4817094</text:p>
          </table:table-cell>
          <table:table-cell office:value-type="float" office:value="65.361716">
            <text:p>65,361716</text:p>
          </table:table-cell>
          <table:table-cell office:value-type="float" office:value="737">
            <text:p>737</text:p>
          </table:table-cell>
          <table:table-cell office:value-type="string">
            <text:p>Domaine de Grammont</text:p>
          </table:table-cell>
          <table:table-cell office:value-type="string">
            <text:p>00044002</text:p>
          </table:table-cell>
          <table:table-cell office:value-type="string">
            <text:p>0</text:p>
          </table:table-cell>
          <table:table-cell office:value-type="string">
            <text:p>00440</text:p>
          </table:table-cell>
          <table:table-cell office:value-type="string">
            <text:p>02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180.62213">
            <text:p>180,62213</text:p>
          </table:table-cell>
          <table:table-cell office:value-type="float" office:value="65.386869">
            <text:p>65,386869</text:p>
          </table:table-cell>
        </table:table-row>
        <table:table-row table:style-name="ro1">
          <table:table-cell office:value-type="float" office:value="1488.40534682">
            <text:p>1488,40534682</text:p>
          </table:table-cell>
          <table:table-cell office:value-type="float" office:value="306.71792878">
            <text:p>306,71792878</text:p>
          </table:table-cell>
          <table:table-cell office:value-type="float" office:value="738">
            <text:p>738</text:p>
          </table:table-cell>
          <table:table-cell office:value-type="string">
            <text:p>Collège Camille Claudel</text:p>
          </table:table-cell>
          <table:table-cell office:value-type="string">
            <text:p>70011300</text:p>
          </table:table-cell>
          <table:table-cell office:value-type="string">
            <text:p>7</text:p>
          </table:table-cell>
          <table:table-cell office:value-type="string">
            <text:p>00113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489.55764">
            <text:p>1489,55764</text:p>
          </table:table-cell>
          <table:table-cell office:value-type="float" office:value="306.836096">
            <text:p>306,836096</text:p>
          </table:table-cell>
        </table:table-row>
        <table:table-row table:style-name="ro1">
          <table:table-cell office:value-type="float" office:value="513.76702183">
            <text:p>513,76702183</text:p>
          </table:table-cell>
          <table:table-cell office:value-type="float" office:value="147.21964084">
            <text:p>147,21964084</text:p>
          </table:table-cell>
          <table:table-cell office:value-type="float" office:value="739">
            <text:p>739</text:p>
          </table:table-cell>
          <table:table-cell/>
          <table:table-cell office:value-type="string">
            <text:p>99999999</text:p>
          </table:table-cell>
          <table:table-cell table:number-columns-repeated="3"/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514.16628">
            <text:p>514,16628</text:p>
          </table:table-cell>
          <table:table-cell office:value-type="float" office:value="147.276685">
            <text:p>147,276685</text:p>
          </table:table-cell>
        </table:table-row>
        <table:table-row table:style-name="ro1">
          <table:table-cell office:value-type="float" office:value="659.55943753">
            <text:p>659,55943753</text:p>
          </table:table-cell>
          <table:table-cell office:value-type="float" office:value="191.14301074">
            <text:p>191,14301074</text:p>
          </table:table-cell>
          <table:table-cell office:value-type="float" office:value="741">
            <text:p>741</text:p>
          </table:table-cell>
          <table:table-cell office:value-type="string">
            <text:p>Ecole élémentaire Condorcet</text:p>
          </table:table-cell>
          <table:table-cell office:value-type="string">
            <text:p>00030202</text:p>
          </table:table-cell>
          <table:table-cell office:value-type="string">
            <text:p>0</text:p>
          </table:table-cell>
          <table:table-cell office:value-type="string">
            <text:p>00302</text:p>
          </table:table-cell>
          <table:table-cell office:value-type="string">
            <text:p>02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660.07164">
            <text:p>660,07164</text:p>
          </table:table-cell>
          <table:table-cell office:value-type="float" office:value="191.217087">
            <text:p>191,217087</text:p>
          </table:table-cell>
        </table:table-row>
        <table:table-row table:style-name="ro1">
          <table:table-cell office:value-type="float" office:value="1410.44571281">
            <text:p>1410,44571281</text:p>
          </table:table-cell>
          <table:table-cell office:value-type="float" office:value="225.14020634">
            <text:p>225,14020634</text:p>
          </table:table-cell>
          <table:table-cell office:value-type="float" office:value="743">
            <text:p>743</text:p>
          </table:table-cell>
          <table:table-cell office:value-type="string">
            <text:p>Ecole élémentaire Louis Armstrong</text:p>
          </table:table-cell>
          <table:table-cell office:value-type="string">
            <text:p>00041002</text:p>
          </table:table-cell>
          <table:table-cell office:value-type="string">
            <text:p>0</text:p>
          </table:table-cell>
          <table:table-cell office:value-type="string">
            <text:p>00410</text:p>
          </table:table-cell>
          <table:table-cell office:value-type="string">
            <text:p>02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1411.54269">
            <text:p>1411,54269</text:p>
          </table:table-cell>
          <table:table-cell office:value-type="float" office:value="225.227608">
            <text:p>225,227608</text:p>
          </table:table-cell>
        </table:table-row>
        <table:table-row table:style-name="ro1">
          <table:table-cell office:value-type="float" office:value="368.18359378">
            <text:p>368,18359378</text:p>
          </table:table-cell>
          <table:table-cell office:value-type="float" office:value="77.45499479">
            <text:p>77,45499479</text:p>
          </table:table-cell>
          <table:table-cell office:value-type="float" office:value="744">
            <text:p>744</text:p>
          </table:table-cell>
          <table:table-cell office:value-type="string">
            <text:p>La Poste</text:p>
          </table:table-cell>
          <table:table-cell office:value-type="string">
            <text:p>70025700</text:p>
          </table:table-cell>
          <table:table-cell office:value-type="string">
            <text:p>7</text:p>
          </table:table-cell>
          <table:table-cell office:value-type="string">
            <text:p>00257</text:p>
          </table:table-cell>
          <table:table-cell office:value-type="string">
            <text:p>00</text:p>
          </table:table-cell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368.4708">
            <text:p>368,4708</text:p>
          </table:table-cell>
          <table:table-cell office:value-type="float" office:value="77.485228">
            <text:p>77,485228</text:p>
          </table:table-cell>
        </table:table-row>
        <table:table-row table:style-name="ro1">
          <table:table-cell office:value-type="float" office:value="363.57672807">
            <text:p>363,57672807</text:p>
          </table:table-cell>
          <table:table-cell office:value-type="float" office:value="82.95584577">
            <text:p>82,95584577</text:p>
          </table:table-cell>
          <table:table-cell office:value-type="float" office:value="746">
            <text:p>746</text:p>
          </table:table-cell>
          <table:table-cell office:value-type="string">
            <text:p>Collège Las Cazes</text:p>
          </table:table-cell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363.859">
            <text:p>363,859</text:p>
          </table:table-cell>
          <table:table-cell office:value-type="float" office:value="82.987959">
            <text:p>82,987959</text:p>
          </table:table-cell>
        </table:table-row>
        <table:table-row table:style-name="ro1">
          <table:table-cell office:value-type="float" office:value="475.16426553">
            <text:p>475,16426553</text:p>
          </table:table-cell>
          <table:table-cell office:value-type="float" office:value="110.97320772">
            <text:p>110,97320772</text:p>
          </table:table-cell>
          <table:table-cell office:value-type="float" office:value="747">
            <text:p>747</text:p>
          </table:table-cell>
          <table:table-cell office:value-type="string">
            <text:p>Ecole maternelle Mozart</text:p>
          </table:table-cell>
          <table:table-cell office:value-type="string">
            <text:p>00020800</text:p>
          </table:table-cell>
          <table:table-cell office:value-type="string">
            <text:p>0</text:p>
          </table:table-cell>
          <table:table-cell office:value-type="string">
            <text:p>00208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475.53347">
            <text:p>475,53347</text:p>
          </table:table-cell>
          <table:table-cell office:value-type="float" office:value="111.016637">
            <text:p>111,016637</text:p>
          </table:table-cell>
        </table:table-row>
        <table:table-row table:style-name="ro1">
          <table:table-cell office:value-type="float" office:value="735.52837815">
            <text:p>735,52837815</text:p>
          </table:table-cell>
          <table:table-cell office:value-type="float" office:value="136.8428202">
            <text:p>136,8428202</text:p>
          </table:table-cell>
          <table:table-cell office:value-type="float" office:value="748">
            <text:p>748</text:p>
          </table:table-cell>
          <table:table-cell office:value-type="string">
            <text:p>La Poste</text:p>
          </table:table-cell>
          <table:table-cell office:value-type="string">
            <text:p>70023000</text:p>
          </table:table-cell>
          <table:table-cell office:value-type="string">
            <text:p>7</text:p>
          </table:table-cell>
          <table:table-cell office:value-type="string">
            <text:p>00230</text:p>
          </table:table-cell>
          <table:table-cell office:value-type="string">
            <text:p>00</text:p>
          </table:table-cell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736.10034">
            <text:p>736,10034</text:p>
          </table:table-cell>
          <table:table-cell office:value-type="float" office:value="136.89637">
            <text:p>136,89637</text:p>
          </table:table-cell>
        </table:table-row>
        <table:table-row table:style-name="ro1">
          <table:table-cell office:value-type="float" office:value="409.41709675">
            <text:p>409,41709675</text:p>
          </table:table-cell>
          <table:table-cell office:value-type="float" office:value="82.28344574">
            <text:p>82,28344574</text:p>
          </table:table-cell>
          <table:table-cell office:value-type="float" office:value="750">
            <text:p>750</text:p>
          </table:table-cell>
          <table:table-cell office:value-type="string">
            <text:p>Collège Las Cazes</text:p>
          </table:table-cell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409.73596">
            <text:p>409,73596</text:p>
          </table:table-cell>
          <table:table-cell office:value-type="float" office:value="82.315451">
            <text:p>82,315451</text:p>
          </table:table-cell>
        </table:table-row>
        <table:table-row table:style-name="ro1">
          <table:table-cell office:value-type="float" office:value="670.83203132">
            <text:p>670,83203132</text:p>
          </table:table-cell>
          <table:table-cell office:value-type="float" office:value="113.66863085">
            <text:p>113,66863085</text:p>
          </table:table-cell>
          <table:table-cell office:value-type="float" office:value="752">
            <text:p>752</text:p>
          </table:table-cell>
          <table:table-cell office:value-type="string">
            <text:p>Ecole élémentaire Jules Verne</text:p>
          </table:table-cell>
          <table:table-cell table:number-columns-repeated="4"/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671.35296">
            <text:p>671,35296</text:p>
          </table:table-cell>
          <table:table-cell office:value-type="float" office:value="113.712564">
            <text:p>113,712564</text:p>
          </table:table-cell>
        </table:table-row>
        <table:table-row table:style-name="ro1">
          <table:table-cell office:value-type="float" office:value="903.18448762">
            <text:p>903,18448762</text:p>
          </table:table-cell>
          <table:table-cell office:value-type="float" office:value="139.92615391">
            <text:p>139,92615391</text:p>
          </table:table-cell>
          <table:table-cell office:value-type="float" office:value="753">
            <text:p>753</text:p>
          </table:table-cell>
          <table:table-cell office:value-type="string">
            <text:p>Collège Las Cazes</text:p>
          </table:table-cell>
          <table:table-cell office:value-type="string">
            <text:p>70010600</text:p>
          </table:table-cell>
          <table:table-cell office:value-type="string">
            <text:p>7</text:p>
          </table:table-cell>
          <table:table-cell office:value-type="string">
            <text:p>00106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903.88777">
            <text:p>903,88777</text:p>
          </table:table-cell>
          <table:table-cell office:value-type="float" office:value="139.980593">
            <text:p>139,980593</text:p>
          </table:table-cell>
        </table:table-row>
        <table:table-row table:style-name="ro1">
          <table:table-cell office:value-type="float" office:value="1080.79350947">
            <text:p>1080,79350947</text:p>
          </table:table-cell>
          <table:table-cell office:value-type="float" office:value="138.32608261">
            <text:p>138,32608261</text:p>
          </table:table-cell>
          <table:table-cell office:value-type="float" office:value="754">
            <text:p>754</text:p>
          </table:table-cell>
          <table:table-cell office:value-type="string">
            <text:p>Ecole élémentaire Berthe Morisot</text:p>
          </table:table-cell>
          <table:table-cell office:value-type="string">
            <text:p>00026402</text:p>
          </table:table-cell>
          <table:table-cell office:value-type="string">
            <text:p>0</text:p>
          </table:table-cell>
          <table:table-cell office:value-type="string">
            <text:p>00264</text:p>
          </table:table-cell>
          <table:table-cell office:value-type="string">
            <text:p>02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1081.63184">
            <text:p>1081,63184</text:p>
          </table:table-cell>
          <table:table-cell office:value-type="float" office:value="138.379646">
            <text:p>138,379646</text:p>
          </table:table-cell>
        </table:table-row>
        <table:table-row table:style-name="ro1">
          <table:table-cell office:value-type="float" office:value="1186.32760946">
            <text:p>1186,32760946</text:p>
          </table:table-cell>
          <table:table-cell office:value-type="float" office:value="178.54813573">
            <text:p>178,54813573</text:p>
          </table:table-cell>
          <table:table-cell office:value-type="float" office:value="755">
            <text:p>755</text:p>
          </table:table-cell>
          <table:table-cell office:value-type="string">
            <text:p>Centre équestre de Grammont</text:p>
          </table:table-cell>
          <table:table-cell office:value-type="string">
            <text:p>00044200</text:p>
          </table:table-cell>
          <table:table-cell office:value-type="string">
            <text:p>0</text:p>
          </table:table-cell>
          <table:table-cell office:value-type="string">
            <text:p>00442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1187.24527">
            <text:p>1187,24527</text:p>
          </table:table-cell>
          <table:table-cell office:value-type="float" office:value="178.617189">
            <text:p>178,617189</text:p>
          </table:table-cell>
        </table:table-row>
        <table:table-row table:style-name="ro1">
          <table:table-cell office:value-type="float" office:value="318.32104382">
            <text:p>318,32104382</text:p>
          </table:table-cell>
          <table:table-cell office:value-type="float" office:value="83.90785426">
            <text:p>83,90785426</text:p>
          </table:table-cell>
          <table:table-cell office:value-type="float" office:value="756">
            <text:p>756</text:p>
          </table:table-cell>
          <table:table-cell office:value-type="string">
            <text:p>E.N.S.A.M</text:p>
          </table:table-cell>
          <table:table-cell office:value-type="string">
            <text:p>70012600</text:p>
          </table:table-cell>
          <table:table-cell office:value-type="string">
            <text:p>7</text:p>
          </table:table-cell>
          <table:table-cell office:value-type="string">
            <text:p>00126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318.56701">
            <text:p>318,56701</text:p>
          </table:table-cell>
          <table:table-cell office:value-type="float" office:value="83.940162">
            <text:p>83,940162</text:p>
          </table:table-cell>
        </table:table-row>
        <table:table-row table:style-name="ro1">
          <table:table-cell office:value-type="float" office:value="1164.97551246">
            <text:p>1164,97551246</text:p>
          </table:table-cell>
          <table:table-cell office:value-type="float" office:value="203.5394496">
            <text:p>203,5394496</text:p>
          </table:table-cell>
          <table:table-cell office:value-type="float" office:value="758">
            <text:p>758</text:p>
          </table:table-cell>
          <table:table-cell office:value-type="string">
            <text:p>Théâtre des 13 Vents</text:p>
          </table:table-cell>
          <table:table-cell office:value-type="string">
            <text:p>70044800</text:p>
          </table:table-cell>
          <table:table-cell office:value-type="string">
            <text:p>7</text:p>
          </table:table-cell>
          <table:table-cell office:value-type="string">
            <text:p>00448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165.87353">
            <text:p>1165,87353</text:p>
          </table:table-cell>
          <table:table-cell office:value-type="float" office:value="203.617992">
            <text:p>203,617992</text:p>
          </table:table-cell>
        </table:table-row>
        <table:table-row table:style-name="ro1">
          <table:table-cell office:value-type="float" office:value="159.58048746">
            <text:p>159,58048746</text:p>
          </table:table-cell>
          <table:table-cell office:value-type="float" office:value="50.61526054">
            <text:p>50,61526054</text:p>
          </table:table-cell>
          <table:table-cell office:value-type="float" office:value="760">
            <text:p>760</text:p>
          </table:table-cell>
          <table:table-cell office:value-type="string">
            <text:p>La Poste</text:p>
          </table:table-cell>
          <table:table-cell office:value-type="string">
            <text:p>70021800</text:p>
          </table:table-cell>
          <table:table-cell office:value-type="string">
            <text:p>7</text:p>
          </table:table-cell>
          <table:table-cell office:value-type="string">
            <text:p>00218</text:p>
          </table:table-cell>
          <table:table-cell office:value-type="string">
            <text:p>00</text:p>
          </table:table-cell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159.7038">
            <text:p>159,7038</text:p>
          </table:table-cell>
          <table:table-cell office:value-type="float" office:value="50.63477">
            <text:p>50,63477</text:p>
          </table:table-cell>
        </table:table-row>
        <table:table-row table:style-name="ro1">
          <table:table-cell office:value-type="float" office:value="326.35233131">
            <text:p>326,35233131</text:p>
          </table:table-cell>
          <table:table-cell office:value-type="float" office:value="78.1817635">
            <text:p>78,1817635</text:p>
          </table:table-cell>
          <table:table-cell office:value-type="float" office:value="762">
            <text:p>762</text:p>
          </table:table-cell>
          <table:table-cell office:value-type="string">
            <text:p>E.N.S.A.M</text:p>
          </table:table-cell>
          <table:table-cell office:value-type="string">
            <text:p>70012600</text:p>
          </table:table-cell>
          <table:table-cell office:value-type="string">
            <text:p>7</text:p>
          </table:table-cell>
          <table:table-cell office:value-type="string">
            <text:p>00126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326.60726">
            <text:p>326,60726</text:p>
          </table:table-cell>
          <table:table-cell office:value-type="float" office:value="78.212206">
            <text:p>78,212206</text:p>
          </table:table-cell>
        </table:table-row>
        <table:table-row table:style-name="ro1">
          <table:table-cell office:value-type="float" office:value="986.45590929">
            <text:p>986,45590929</text:p>
          </table:table-cell>
          <table:table-cell office:value-type="float" office:value="201.74488014">
            <text:p>201,74488014</text:p>
          </table:table-cell>
          <table:table-cell office:value-type="float" office:value="763">
            <text:p>763</text:p>
          </table:table-cell>
          <table:table-cell office:value-type="string">
            <text:p>E.N.S.A.M</text:p>
          </table:table-cell>
          <table:table-cell office:value-type="string">
            <text:p>70012600</text:p>
          </table:table-cell>
          <table:table-cell office:value-type="string">
            <text:p>7</text:p>
          </table:table-cell>
          <table:table-cell office:value-type="string">
            <text:p>00126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987.22056">
            <text:p>987,22056</text:p>
          </table:table-cell>
          <table:table-cell office:value-type="float" office:value="201.823119">
            <text:p>201,823119</text:p>
          </table:table-cell>
        </table:table-row>
        <table:table-row table:style-name="ro1">
          <table:table-cell office:value-type="float" office:value="19.16602812">
            <text:p>19,16602812</text:p>
          </table:table-cell>
          <table:table-cell office:value-type="float" office:value="18.43405731">
            <text:p>18,43405731</text:p>
          </table:table-cell>
          <table:table-cell office:value-type="float" office:value="764">
            <text:p>764</text:p>
          </table:table-cell>
          <table:table-cell office:value-type="string">
            <text:p>E.N.S.A.M</text:p>
          </table:table-cell>
          <table:table-cell office:value-type="string">
            <text:p>70012600</text:p>
          </table:table-cell>
          <table:table-cell office:value-type="string">
            <text:p>7</text:p>
          </table:table-cell>
          <table:table-cell office:value-type="string">
            <text:p>00126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9.18088">
            <text:p>19,18088</text:p>
          </table:table-cell>
          <table:table-cell office:value-type="float" office:value="18.441179">
            <text:p>18,441179</text:p>
          </table:table-cell>
        </table:table-row>
        <table:table-row table:style-name="ro1">
          <table:table-cell office:value-type="float" office:value="621.66861571">
            <text:p>621,66861571</text:p>
          </table:table-cell>
          <table:table-cell office:value-type="float" office:value="130.53021505">
            <text:p>130,53021505</text:p>
          </table:table-cell>
          <table:table-cell office:value-type="float" office:value="765">
            <text:p>765</text:p>
          </table:table-cell>
          <table:table-cell office:value-type="string">
            <text:p>E.N.S.A.M</text:p>
          </table:table-cell>
          <table:table-cell office:value-type="string">
            <text:p>70012600</text:p>
          </table:table-cell>
          <table:table-cell office:value-type="string">
            <text:p>7</text:p>
          </table:table-cell>
          <table:table-cell office:value-type="string">
            <text:p>00126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622.15131">
            <text:p>622,15131</text:p>
          </table:table-cell>
          <table:table-cell office:value-type="float" office:value="130.580928">
            <text:p>130,580928</text:p>
          </table:table-cell>
        </table:table-row>
        <table:table-row table:style-name="ro1">
          <table:table-cell office:value-type="float" office:value="5055.57085974">
            <text:p>5055,57085974</text:p>
          </table:table-cell>
          <table:table-cell office:value-type="float" office:value="307.99882193">
            <text:p>307,99882193</text:p>
          </table:table-cell>
          <table:table-cell office:value-type="float" office:value="619">
            <text:p>619</text:p>
          </table:table-cell>
          <table:table-cell office:value-type="string">
            <text:p>Lycée Joffre</text:p>
          </table:table-cell>
          <table:table-cell office:value-type="string">
            <text:p>70009700</text:p>
          </table:table-cell>
          <table:table-cell office:value-type="string">
            <text:p>7</text:p>
          </table:table-cell>
          <table:table-cell office:value-type="string">
            <text:p>00097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5059.52934">
            <text:p>5059,52934</text:p>
          </table:table-cell>
          <table:table-cell office:value-type="float" office:value="308.119921">
            <text:p>308,119921</text:p>
          </table:table-cell>
        </table:table-row>
        <table:table-row table:style-name="ro1">
          <table:table-cell office:value-type="float" office:value="303.51926868">
            <text:p>303,51926868</text:p>
          </table:table-cell>
          <table:table-cell office:value-type="float" office:value="73.76926387">
            <text:p>73,76926387</text:p>
          </table:table-cell>
          <table:table-cell office:value-type="float" office:value="620">
            <text:p>620</text:p>
          </table:table-cell>
          <table:table-cell office:value-type="string">
            <text:p>E.N.T.P.E</text:p>
          </table:table-cell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303.75667">
            <text:p>303,75667</text:p>
          </table:table-cell>
          <table:table-cell office:value-type="float" office:value="73.798111">
            <text:p>73,798111</text:p>
          </table:table-cell>
        </table:table-row>
        <table:table-row table:style-name="ro1">
          <table:table-cell office:value-type="float" office:value="490.08007819">
            <text:p>490,08007819</text:p>
          </table:table-cell>
          <table:table-cell office:value-type="float" office:value="127.74106356">
            <text:p>127,74106356</text:p>
          </table:table-cell>
          <table:table-cell office:value-type="float" office:value="621">
            <text:p>621</text:p>
          </table:table-cell>
          <table:table-cell office:value-type="string">
            <text:p>Lycée Joffre</text:p>
          </table:table-cell>
          <table:table-cell office:value-type="string">
            <text:p>70009700</text:p>
          </table:table-cell>
          <table:table-cell office:value-type="string">
            <text:p>7</text:p>
          </table:table-cell>
          <table:table-cell office:value-type="string">
            <text:p>00097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490.46435">
            <text:p>490,46435</text:p>
          </table:table-cell>
          <table:table-cell office:value-type="float" office:value="127.791017">
            <text:p>127,791017</text:p>
          </table:table-cell>
        </table:table-row>
        <table:table-row table:style-name="ro1">
          <table:table-cell office:value-type="float" office:value="1898.86945315">
            <text:p>1898,86945315</text:p>
          </table:table-cell>
          <table:table-cell office:value-type="float" office:value="178.3924294">
            <text:p>178,3924294</text:p>
          </table:table-cell>
          <table:table-cell office:value-type="float" office:value="622">
            <text:p>622</text:p>
          </table:table-cell>
          <table:table-cell office:value-type="string">
            <text:p>Caserne C.R.S. 56</text:p>
          </table:table-cell>
          <table:table-cell office:value-type="string">
            <text:p>70004000</text:p>
          </table:table-cell>
          <table:table-cell office:value-type="string">
            <text:p>7</text:p>
          </table:table-cell>
          <table:table-cell office:value-type="string">
            <text:p>00040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900.35251">
            <text:p>1900,35251</text:p>
          </table:table-cell>
          <table:table-cell office:value-type="float" office:value="178.46213">
            <text:p>178,46213</text:p>
          </table:table-cell>
        </table:table-row>
        <table:table-row table:style-name="ro1">
          <table:table-cell office:value-type="float" office:value="48.69439057">
            <text:p>48,69439057</text:p>
          </table:table-cell>
          <table:table-cell office:value-type="float" office:value="34.27150563">
            <text:p>34,27150563</text:p>
          </table:table-cell>
          <table:table-cell office:value-type="float" office:value="624">
            <text:p>624</text:p>
          </table:table-cell>
          <table:table-cell office:value-type="string">
            <text:p>Faculté de Médecine</text:p>
          </table:table-cell>
          <table:table-cell office:value-type="string">
            <text:p>88888888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float" office:value="48.73216">
            <text:p>48,73216</text:p>
          </table:table-cell>
          <table:table-cell office:value-type="float" office:value="34.284881">
            <text:p>34,284881</text:p>
          </table:table-cell>
        </table:table-row>
        <table:table-row table:style-name="ro1">
          <table:table-cell office:value-type="float" office:value="838.92494067">
            <text:p>838,92494067</text:p>
          </table:table-cell>
          <table:table-cell office:value-type="float" office:value="230.15356222">
            <text:p>230,15356222</text:p>
          </table:table-cell>
          <table:table-cell office:value-type="float" office:value="625">
            <text:p>625</text:p>
          </table:table-cell>
          <table:table-cell office:value-type="string">
            <text:p>Ecole maternelle Pape Carpantier</text:p>
          </table:table-cell>
          <table:table-cell office:value-type="string">
            <text:p>00039803</text:p>
          </table:table-cell>
          <table:table-cell office:value-type="string">
            <text:p>0</text:p>
          </table:table-cell>
          <table:table-cell office:value-type="string">
            <text:p>00398</text:p>
          </table:table-cell>
          <table:table-cell office:value-type="string">
            <text:p>03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839.5802">
            <text:p>839,5802</text:p>
          </table:table-cell>
          <table:table-cell office:value-type="float" office:value="230.243476">
            <text:p>230,243476</text:p>
          </table:table-cell>
        </table:table-row>
        <table:table-row table:style-name="ro1">
          <table:table-cell office:value-type="float" office:value="562.64498145">
            <text:p>562,64498145</text:p>
          </table:table-cell>
          <table:table-cell office:value-type="float" office:value="165.25356259">
            <text:p>165,25356259</text:p>
          </table:table-cell>
          <table:table-cell office:value-type="float" office:value="628">
            <text:p>628</text:p>
          </table:table-cell>
          <table:table-cell office:value-type="string">
            <text:p>C.D.D.P</text:p>
          </table:table-cell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563.08641">
            <text:p>563,08641</text:p>
          </table:table-cell>
          <table:table-cell office:value-type="float" office:value="165.318131">
            <text:p>165,318131</text:p>
          </table:table-cell>
        </table:table-row>
        <table:table-row table:style-name="ro1">
          <table:table-cell office:value-type="float" office:value="131.58594997">
            <text:p>131,58594997</text:p>
          </table:table-cell>
          <table:table-cell office:value-type="float" office:value="49.93427686">
            <text:p>49,93427686</text:p>
          </table:table-cell>
          <table:table-cell office:value-type="float" office:value="629">
            <text:p>629</text:p>
          </table:table-cell>
          <table:table-cell office:value-type="string">
            <text:p>Lycée Joffre</text:p>
          </table:table-cell>
          <table:table-cell office:value-type="string">
            <text:p>70009700</text:p>
          </table:table-cell>
          <table:table-cell office:value-type="string">
            <text:p>7</text:p>
          </table:table-cell>
          <table:table-cell office:value-type="string">
            <text:p>00097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31.68978">
            <text:p>131,68978</text:p>
          </table:table-cell>
          <table:table-cell office:value-type="float" office:value="49.953873">
            <text:p>49,953873</text:p>
          </table:table-cell>
        </table:table-row>
        <table:table-row table:style-name="ro1">
          <table:table-cell office:value-type="float" office:value="1070.70686886">
            <text:p>1070,70686886</text:p>
          </table:table-cell>
          <table:table-cell office:value-type="float" office:value="177.49861765">
            <text:p>177,49861765</text:p>
          </table:table-cell>
          <table:table-cell office:value-type="float" office:value="630">
            <text:p>630</text:p>
          </table:table-cell>
          <table:table-cell office:value-type="string">
            <text:p>Evêché de Montpellier-chapelle</text:p>
          </table:table-cell>
          <table:table-cell office:value-type="string">
            <text:p>00223100</text:p>
          </table:table-cell>
          <table:table-cell office:value-type="string">
            <text:p>0</text:p>
          </table:table-cell>
          <table:table-cell office:value-type="string">
            <text:p>02231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1071.54388">
            <text:p>1071,54388</text:p>
          </table:table-cell>
          <table:table-cell office:value-type="float" office:value="177.568193">
            <text:p>177,568193</text:p>
          </table:table-cell>
        </table:table-row>
        <table:table-row table:style-name="ro1">
          <table:table-cell office:value-type="float" office:value="111.83924377">
            <text:p>111,83924377</text:p>
          </table:table-cell>
          <table:table-cell office:value-type="float" office:value="58.96585886">
            <text:p>58,96585886</text:p>
          </table:table-cell>
          <table:table-cell office:value-type="float" office:value="631">
            <text:p>631</text:p>
          </table:table-cell>
          <table:table-cell office:value-type="string">
            <text:p>Lycée Joffre</text:p>
          </table:table-cell>
          <table:table-cell office:value-type="string">
            <text:p>70009700</text:p>
          </table:table-cell>
          <table:table-cell office:value-type="string">
            <text:p>7</text:p>
          </table:table-cell>
          <table:table-cell office:value-type="string">
            <text:p>00097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11.92678">
            <text:p>111,92678</text:p>
          </table:table-cell>
          <table:table-cell office:value-type="float" office:value="58.988717">
            <text:p>58,988717</text:p>
          </table:table-cell>
        </table:table-row>
        <table:table-row table:style-name="ro1">
          <table:table-cell office:value-type="float" office:value="609.259225">
            <text:p>609,259225</text:p>
          </table:table-cell>
          <table:table-cell office:value-type="float" office:value="117.88753948">
            <text:p>117,88753948</text:p>
          </table:table-cell>
          <table:table-cell office:value-type="float" office:value="633">
            <text:p>633</text:p>
          </table:table-cell>
          <table:table-cell office:value-type="string">
            <text:p>E.N.T.P.E</text:p>
          </table:table-cell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609.73645">
            <text:p>609,73645</text:p>
          </table:table-cell>
          <table:table-cell office:value-type="float" office:value="117.93374">
            <text:p>117,93374</text:p>
          </table:table-cell>
        </table:table-row>
        <table:table-row table:style-name="ro1">
          <table:table-cell office:value-type="float" office:value="379.92238754">
            <text:p>379,92238754</text:p>
          </table:table-cell>
          <table:table-cell office:value-type="float" office:value="80.33038274">
            <text:p>80,33038274</text:p>
          </table:table-cell>
          <table:table-cell office:value-type="float" office:value="634">
            <text:p>634</text:p>
          </table:table-cell>
          <table:table-cell office:value-type="string">
            <text:p>E.N.T.P.E</text:p>
          </table:table-cell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380.22069">
            <text:p>380,22069</text:p>
          </table:table-cell>
          <table:table-cell office:value-type="float" office:value="80.361904">
            <text:p>80,361904</text:p>
          </table:table-cell>
        </table:table-row>
        <table:table-row table:style-name="ro1">
          <table:table-cell office:value-type="float" office:value="1039.45367827">
            <text:p>1039,45367827</text:p>
          </table:table-cell>
          <table:table-cell office:value-type="float" office:value="132.6935811">
            <text:p>132,6935811</text:p>
          </table:table-cell>
          <table:table-cell office:value-type="float" office:value="636">
            <text:p>636</text:p>
          </table:table-cell>
          <table:table-cell office:value-type="string">
            <text:p>Rectorat Montpellier</text:p>
          </table:table-cell>
          <table:table-cell office:value-type="string">
            <text:p>70002900</text:p>
          </table:table-cell>
          <table:table-cell office:value-type="string">
            <text:p>7</text:p>
          </table:table-cell>
          <table:table-cell office:value-type="string">
            <text:p>00029</text:p>
          </table:table-cell>
          <table:table-cell office:value-type="string">
            <text:p>00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float" office:value="1040.26655">
            <text:p>1040,26655</text:p>
          </table:table-cell>
          <table:table-cell office:value-type="float" office:value="132.745565">
            <text:p>132,745565</text:p>
          </table:table-cell>
        </table:table-row>
        <table:table-row table:style-name="ro1">
          <table:table-cell office:value-type="float" office:value="107.0284499">
            <text:p>107,0284499</text:p>
          </table:table-cell>
          <table:table-cell office:value-type="float" office:value="87.76089719">
            <text:p>87,76089719</text:p>
          </table:table-cell>
          <table:table-cell office:value-type="float" office:value="637">
            <text:p>637</text:p>
          </table:table-cell>
          <table:table-cell office:value-type="string">
            <text:p>Maison des Relations Internationales</text:p>
          </table:table-cell>
          <table:table-cell office:value-type="string">
            <text:p>00049800</text:p>
          </table:table-cell>
          <table:table-cell office:value-type="string">
            <text:p>0</text:p>
          </table:table-cell>
          <table:table-cell office:value-type="string">
            <text:p>00498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107.1121">
            <text:p>107,1121</text:p>
          </table:table-cell>
          <table:table-cell office:value-type="float" office:value="87.794856">
            <text:p>87,794856</text:p>
          </table:table-cell>
        </table:table-row>
        <table:table-row table:style-name="ro1">
          <table:table-cell office:value-type="float" office:value="269.49586569">
            <text:p>269,49586569</text:p>
          </table:table-cell>
          <table:table-cell office:value-type="float" office:value="72.06045729">
            <text:p>72,06045729</text:p>
          </table:table-cell>
          <table:table-cell office:value-type="float" office:value="638">
            <text:p>638</text:p>
          </table:table-cell>
          <table:table-cell office:value-type="string">
            <text:p>Rectorat Montpellier</text:p>
          </table:table-cell>
          <table:table-cell office:value-type="string">
            <text:p>99999999</text:p>
          </table:table-cell>
          <table:table-cell table:number-columns-repeated="3"/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float" office:value="269.70568">
            <text:p>269,70568</text:p>
          </table:table-cell>
          <table:table-cell office:value-type="float" office:value="72.088638">
            <text:p>72,088638</text:p>
          </table:table-cell>
        </table:table-row>
        <table:table-row table:style-name="ro1">
          <table:table-cell office:value-type="float" office:value="1511.79610648">
            <text:p>1511,79610648</text:p>
          </table:table-cell>
          <table:table-cell office:value-type="float" office:value="160.84864598">
            <text:p>160,84864598</text:p>
          </table:table-cell>
          <table:table-cell office:value-type="float" office:value="640">
            <text:p>640</text:p>
          </table:table-cell>
          <table:table-cell office:value-type="string">
            <text:p>Rectorat Montpellier</text:p>
          </table:table-cell>
          <table:table-cell office:value-type="string">
            <text:p>88888888</text:p>
          </table:table-cell>
          <table:table-cell office:value-type="string">
            <text:p>7</text:p>
          </table:table-cell>
          <table:table-cell office:value-type="string">
            <text:p>00029</text:p>
          </table:table-cell>
          <table:table-cell office:value-type="string">
            <text:p>00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float" office:value="1512.97737">
            <text:p>1512,97737</text:p>
          </table:table-cell>
          <table:table-cell office:value-type="float" office:value="160.911628">
            <text:p>160,911628</text:p>
          </table:table-cell>
        </table:table-row>
        <table:table-row table:style-name="ro1">
          <table:table-cell office:value-type="float" office:value="69.20139338">
            <text:p>69,20139338</text:p>
          </table:table-cell>
          <table:table-cell office:value-type="float" office:value="57.56375098">
            <text:p>57,56375098</text:p>
          </table:table-cell>
          <table:table-cell office:value-type="float" office:value="641">
            <text:p>641</text:p>
          </table:table-cell>
          <table:table-cell office:value-type="string">
            <text:p>Eglise N.D. de l'Espérance</text:p>
          </table:table-cell>
          <table:table-cell office:value-type="string">
            <text:p>88888888</text:p>
          </table:table-cell>
          <table:table-cell table:number-columns-repeated="3"/>
          <table:table-cell office:value-type="string">
            <text:p>CE</text:p>
          </table:table-cell>
          <table:table-cell table:number-columns-repeated="2" office:value-type="float" office:value="0">
            <text:p>0</text:p>
          </table:table-cell>
          <table:table-cell office:value-type="float" office:value="69.2552">
            <text:p>69,2552</text:p>
          </table:table-cell>
          <table:table-cell office:value-type="float" office:value="57.586393">
            <text:p>57,586393</text:p>
          </table:table-cell>
        </table:table-row>
        <table:table-row table:style-name="ro1">
          <table:table-cell office:value-type="float" office:value="547.70326583">
            <text:p>547,70326583</text:p>
          </table:table-cell>
          <table:table-cell office:value-type="float" office:value="109.61198377">
            <text:p>109,61198377</text:p>
          </table:table-cell>
          <table:table-cell office:value-type="float" office:value="643">
            <text:p>643</text:p>
          </table:table-cell>
          <table:table-cell office:value-type="string">
            <text:p>Salle Avicenne</text:p>
          </table:table-cell>
          <table:table-cell office:value-type="string">
            <text:p>00200000</text:p>
          </table:table-cell>
          <table:table-cell office:value-type="string">
            <text:p>0</text:p>
          </table:table-cell>
          <table:table-cell office:value-type="string">
            <text:p>02000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548.13104">
            <text:p>548,13104</text:p>
          </table:table-cell>
          <table:table-cell office:value-type="float" office:value="109.654508">
            <text:p>109,654508</text:p>
          </table:table-cell>
        </table:table-row>
        <table:table-row table:style-name="ro1">
          <table:table-cell office:value-type="float" office:value="232.06701284">
            <text:p>232,06701284</text:p>
          </table:table-cell>
          <table:table-cell office:value-type="float" office:value="127.89737201">
            <text:p>127,89737201</text:p>
          </table:table-cell>
          <table:table-cell office:value-type="float" office:value="644">
            <text:p>644</text:p>
          </table:table-cell>
          <table:table-cell office:value-type="string">
            <text:p>Eglise N.D. de l'Espérance</text:p>
          </table:table-cell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232.24895">
            <text:p>232,24895</text:p>
          </table:table-cell>
          <table:table-cell office:value-type="float" office:value="127.947418">
            <text:p>127,947418</text:p>
          </table:table-cell>
        </table:table-row>
        <table:table-row table:style-name="ro1">
          <table:table-cell office:value-type="float" office:value="136.21034057">
            <text:p>136,21034057</text:p>
          </table:table-cell>
          <table:table-cell office:value-type="float" office:value="51.39153641">
            <text:p>51,39153641</text:p>
          </table:table-cell>
          <table:table-cell office:value-type="float" office:value="645">
            <text:p>645</text:p>
          </table:table-cell>
          <table:table-cell office:value-type="string">
            <text:p>Complexe Sportif de Grammont</text:p>
          </table:table-cell>
          <table:table-cell office:value-type="string">
            <text:p>00017800</text:p>
          </table:table-cell>
          <table:table-cell office:value-type="string">
            <text:p>0</text:p>
          </table:table-cell>
          <table:table-cell office:value-type="string">
            <text:p>00178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136.31706">
            <text:p>136,31706</text:p>
          </table:table-cell>
          <table:table-cell office:value-type="float" office:value="51.411656">
            <text:p>51,411656</text:p>
          </table:table-cell>
        </table:table-row>
        <table:table-row table:style-name="ro1">
          <table:table-cell office:value-type="float" office:value="107.9681438">
            <text:p>107,9681438</text:p>
          </table:table-cell>
          <table:table-cell office:value-type="float" office:value="41.61051451">
            <text:p>41,61051451</text:p>
          </table:table-cell>
          <table:table-cell office:value-type="float" office:value="647">
            <text:p>647</text:p>
          </table:table-cell>
          <table:table-cell office:value-type="string">
            <text:p>Salle de cinéma Nestor Burma</text:p>
          </table:table-cell>
          <table:table-cell office:value-type="string">
            <text:p>00039803</text:p>
          </table:table-cell>
          <table:table-cell office:value-type="string">
            <text:p>0</text:p>
          </table:table-cell>
          <table:table-cell office:value-type="string">
            <text:p>00398</text:p>
          </table:table-cell>
          <table:table-cell office:value-type="string">
            <text:p>03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108.0525">
            <text:p>108,0525</text:p>
          </table:table-cell>
          <table:table-cell office:value-type="float" office:value="41.626762">
            <text:p>41,626762</text:p>
          </table:table-cell>
        </table:table-row>
        <table:table-row table:style-name="ro1">
          <table:table-cell office:value-type="float" office:value="133.54521874">
            <text:p>133,54521874</text:p>
          </table:table-cell>
          <table:table-cell office:value-type="float" office:value="49.60351835">
            <text:p>49,60351835</text:p>
          </table:table-cell>
          <table:table-cell office:value-type="float" office:value="648">
            <text:p>648</text:p>
          </table:table-cell>
          <table:table-cell office:value-type="string">
            <text:p>Complexe Sportif de Grammont</text:p>
          </table:table-cell>
          <table:table-cell office:value-type="string">
            <text:p>00017800</text:p>
          </table:table-cell>
          <table:table-cell office:value-type="string">
            <text:p>0</text:p>
          </table:table-cell>
          <table:table-cell office:value-type="string">
            <text:p>00178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133.64854">
            <text:p>133,64854</text:p>
          </table:table-cell>
          <table:table-cell office:value-type="float" office:value="49.622871">
            <text:p>49,622871</text:p>
          </table:table-cell>
        </table:table-row>
        <table:table-row table:style-name="ro1">
          <table:table-cell office:value-type="float" office:value="73.12500003">
            <text:p>73,12500003</text:p>
          </table:table-cell>
          <table:table-cell office:value-type="float" office:value="36.46390303">
            <text:p>36,46390303</text:p>
          </table:table-cell>
          <table:table-cell office:value-type="float" office:value="649">
            <text:p>649</text:p>
          </table:table-cell>
          <table:table-cell office:value-type="string">
            <text:p>Complexe Sportif de Grammont</text:p>
          </table:table-cell>
          <table:table-cell office:value-type="string">
            <text:p>00237600</text:p>
          </table:table-cell>
          <table:table-cell office:value-type="string">
            <text:p>0</text:p>
          </table:table-cell>
          <table:table-cell office:value-type="string">
            <text:p>02376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73.18183">
            <text:p>73,18183</text:p>
          </table:table-cell>
          <table:table-cell office:value-type="float" office:value="36.478042">
            <text:p>36,478042</text:p>
          </table:table-cell>
        </table:table-row>
        <table:table-row table:style-name="ro1">
          <table:table-cell office:value-type="float" office:value="100.17806248">
            <text:p>100,17806248</text:p>
          </table:table-cell>
          <table:table-cell office:value-type="float" office:value="40.30896443">
            <text:p>40,30896443</text:p>
          </table:table-cell>
          <table:table-cell office:value-type="float" office:value="650">
            <text:p>650</text:p>
          </table:table-cell>
          <table:table-cell office:value-type="string">
            <text:p>Complexe Sportif de Grammont</text:p>
          </table:table-cell>
          <table:table-cell office:value-type="string">
            <text:p>00237600</text:p>
          </table:table-cell>
          <table:table-cell office:value-type="string">
            <text:p>0</text:p>
          </table:table-cell>
          <table:table-cell office:value-type="string">
            <text:p>02376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100.25588">
            <text:p>100,25588</text:p>
          </table:table-cell>
          <table:table-cell office:value-type="float" office:value="40.324568">
            <text:p>40,324568</text:p>
          </table:table-cell>
        </table:table-row>
        <table:table-row table:style-name="ro1">
          <table:table-cell office:value-type="float" office:value="69.88378746">
            <text:p>69,88378746</text:p>
          </table:table-cell>
          <table:table-cell office:value-type="float" office:value="34.9696976">
            <text:p>34,9696976</text:p>
          </table:table-cell>
          <table:table-cell office:value-type="float" office:value="652">
            <text:p>652</text:p>
          </table:table-cell>
          <table:table-cell office:value-type="string">
            <text:p>Complexe Sportif de Grammont</text:p>
          </table:table-cell>
          <table:table-cell office:value-type="string">
            <text:p>00237600</text:p>
          </table:table-cell>
          <table:table-cell office:value-type="string">
            <text:p>0</text:p>
          </table:table-cell>
          <table:table-cell office:value-type="string">
            <text:p>02376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69.93827">
            <text:p>69,93827</text:p>
          </table:table-cell>
          <table:table-cell office:value-type="float" office:value="34.983314">
            <text:p>34,983314</text:p>
          </table:table-cell>
        </table:table-row>
        <table:table-row table:style-name="ro1">
          <table:table-cell office:value-type="float" office:value="78.82447815">
            <text:p>78,82447815</text:p>
          </table:table-cell>
          <table:table-cell office:value-type="float" office:value="43.72654977">
            <text:p>43,72654977</text:p>
          </table:table-cell>
          <table:table-cell office:value-type="float" office:value="654">
            <text:p>654</text:p>
          </table:table-cell>
          <table:table-cell office:value-type="string">
            <text:p>Faculté de Droit</text:p>
          </table:table-cell>
          <table:table-cell office:value-type="string">
            <text:p>70012900</text:p>
          </table:table-cell>
          <table:table-cell office:value-type="string">
            <text:p>7</text:p>
          </table:table-cell>
          <table:table-cell office:value-type="string">
            <text:p>00129</text:p>
          </table:table-cell>
          <table:table-cell office:value-type="string">
            <text:p>00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float" office:value="78.88538">
            <text:p>78,88538</text:p>
          </table:table-cell>
          <table:table-cell office:value-type="float" office:value="43.743506">
            <text:p>43,743506</text:p>
          </table:table-cell>
        </table:table-row>
        <table:table-row table:style-name="ro1">
          <table:table-cell office:value-type="float" office:value="180.25855036">
            <text:p>180,25855036</text:p>
          </table:table-cell>
          <table:table-cell office:value-type="float" office:value="62.60727677">
            <text:p>62,60727677</text:p>
          </table:table-cell>
          <table:table-cell office:value-type="float" office:value="655">
            <text:p>655</text:p>
          </table:table-cell>
          <table:table-cell office:value-type="string">
            <text:p>Tour des Pins</text:p>
          </table:table-cell>
          <table:table-cell office:value-type="string">
            <text:p>00082300</text:p>
          </table:table-cell>
          <table:table-cell office:value-type="string">
            <text:p>0</text:p>
          </table:table-cell>
          <table:table-cell office:value-type="string">
            <text:p>00823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180.39992">
            <text:p>180,39992</text:p>
          </table:table-cell>
          <table:table-cell office:value-type="float" office:value="62.631837">
            <text:p>62,631837</text:p>
          </table:table-cell>
        </table:table-row>
        <table:table-row table:style-name="ro1">
          <table:table-cell office:value-type="float" office:value="103.12051249">
            <text:p>103,12051249</text:p>
          </table:table-cell>
          <table:table-cell office:value-type="float" office:value="49.68331205">
            <text:p>49,68331205</text:p>
          </table:table-cell>
          <table:table-cell office:value-type="float" office:value="658">
            <text:p>658</text:p>
          </table:table-cell>
          <table:table-cell office:value-type="string">
            <text:p>Complexe Sportif de Grammont</text:p>
          </table:table-cell>
          <table:table-cell office:value-type="string">
            <text:p>00237700</text:p>
          </table:table-cell>
          <table:table-cell office:value-type="string">
            <text:p>0</text:p>
          </table:table-cell>
          <table:table-cell office:value-type="string">
            <text:p>02377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103.20121">
            <text:p>103,20121</text:p>
          </table:table-cell>
          <table:table-cell office:value-type="float" office:value="49.702674">
            <text:p>49,702674</text:p>
          </table:table-cell>
        </table:table-row>
        <table:table-row table:style-name="ro1">
          <table:table-cell office:value-type="float" office:value="507.7726218">
            <text:p>507,7726218</text:p>
          </table:table-cell>
          <table:table-cell office:value-type="float" office:value="102.44454454">
            <text:p>102,44454454</text:p>
          </table:table-cell>
          <table:table-cell office:value-type="float" office:value="659">
            <text:p>659</text:p>
          </table:table-cell>
          <table:table-cell office:value-type="string">
            <text:p>Bibliothèque Simone de Beauvoir</text:p>
          </table:table-cell>
          <table:table-cell office:value-type="string">
            <text:p>00002300</text:p>
          </table:table-cell>
          <table:table-cell office:value-type="string">
            <text:p>0</text:p>
          </table:table-cell>
          <table:table-cell office:value-type="string">
            <text:p>00023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508.16883">
            <text:p>508,16883</text:p>
          </table:table-cell>
          <table:table-cell office:value-type="float" office:value="102.48425">
            <text:p>102,48425</text:p>
          </table:table-cell>
        </table:table-row>
        <table:table-row table:style-name="ro1">
          <table:table-cell office:value-type="float" office:value="3144.33114037">
            <text:p>3144,33114037</text:p>
          </table:table-cell>
          <table:table-cell office:value-type="float" office:value="417.59460342">
            <text:p>417,59460342</text:p>
          </table:table-cell>
          <table:table-cell office:value-type="float" office:value="660">
            <text:p>660</text:p>
          </table:table-cell>
          <table:table-cell office:value-type="string">
            <text:p>Le Corum</text:p>
          </table:table-cell>
          <table:table-cell office:value-type="string">
            <text:p>70019900</text:p>
          </table:table-cell>
          <table:table-cell office:value-type="string">
            <text:p>7</text:p>
          </table:table-cell>
          <table:table-cell office:value-type="string">
            <text:p>00199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3146.79279">
            <text:p>3146,79279</text:p>
          </table:table-cell>
          <table:table-cell office:value-type="float" office:value="417.75853">
            <text:p>417,75853</text:p>
          </table:table-cell>
        </table:table-row>
        <table:table-row table:style-name="ro1">
          <table:table-cell office:value-type="float" office:value="18.02343749">
            <text:p>18,02343749</text:p>
          </table:table-cell>
          <table:table-cell office:value-type="float" office:value="17.02661676">
            <text:p>17,02661676</text:p>
          </table:table-cell>
          <table:table-cell office:value-type="float" office:value="663">
            <text:p>663</text:p>
          </table:table-cell>
          <table:table-cell office:value-type="string">
            <text:p>Faculté de Droit</text:p>
          </table:table-cell>
          <table:table-cell office:value-type="string">
            <text:p>70012900</text:p>
          </table:table-cell>
          <table:table-cell office:value-type="string">
            <text:p>7</text:p>
          </table:table-cell>
          <table:table-cell office:value-type="string">
            <text:p>00129</text:p>
          </table:table-cell>
          <table:table-cell office:value-type="string">
            <text:p>00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float" office:value="18.03747">
            <text:p>18,03747</text:p>
          </table:table-cell>
          <table:table-cell office:value-type="float" office:value="17.033252">
            <text:p>17,033252</text:p>
          </table:table-cell>
        </table:table-row>
        <table:table-row table:style-name="ro1">
          <table:table-cell office:value-type="float" office:value="720.97796883">
            <text:p>720,97796883</text:p>
          </table:table-cell>
          <table:table-cell office:value-type="float" office:value="134.44053685">
            <text:p>134,44053685</text:p>
          </table:table-cell>
          <table:table-cell office:value-type="float" office:value="664">
            <text:p>664</text:p>
          </table:table-cell>
          <table:table-cell/>
          <table:table-cell office:value-type="string">
            <text:p>99999999</text:p>
          </table:table-cell>
          <table:table-cell table:number-columns-repeated="3"/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721.5422">
            <text:p>721,5422</text:p>
          </table:table-cell>
          <table:table-cell office:value-type="float" office:value="134.493391">
            <text:p>134,493391</text:p>
          </table:table-cell>
        </table:table-row>
        <table:table-row table:style-name="ro1">
          <table:table-cell office:value-type="float" office:value="991.5540687">
            <text:p>991,5540687</text:p>
          </table:table-cell>
          <table:table-cell office:value-type="float" office:value="161.31313318">
            <text:p>161,31313318</text:p>
          </table:table-cell>
          <table:table-cell office:value-type="float" office:value="665">
            <text:p>665</text:p>
          </table:table-cell>
          <table:table-cell office:value-type="string">
            <text:p>M.P.T. Mélina Mercouri</text:p>
          </table:table-cell>
          <table:table-cell table:number-columns-repeated="4"/>
          <table:table-cell office:value-type="string">
            <text:p>BM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992.3261">
            <text:p>992,3261</text:p>
          </table:table-cell>
          <table:table-cell office:value-type="float" office:value="161.37594">
            <text:p>161,37594</text:p>
          </table:table-cell>
        </table:table-row>
        <table:table-row table:style-name="ro1">
          <table:table-cell office:value-type="float" office:value="623.52409055">
            <text:p>623,52409055</text:p>
          </table:table-cell>
          <table:table-cell office:value-type="float" office:value="151.53800633">
            <text:p>151,53800633</text:p>
          </table:table-cell>
          <table:table-cell office:value-type="float" office:value="667">
            <text:p>667</text:p>
          </table:table-cell>
          <table:table-cell office:value-type="string">
            <text:p>Domaine Bonnier de la Mosson</text:p>
          </table:table-cell>
          <table:table-cell office:value-type="string">
            <text:p>00003400</text:p>
          </table:table-cell>
          <table:table-cell office:value-type="string">
            <text:p>0</text:p>
          </table:table-cell>
          <table:table-cell office:value-type="string">
            <text:p>00034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624.01267">
            <text:p>624,01267</text:p>
          </table:table-cell>
          <table:table-cell office:value-type="float" office:value="151.597531">
            <text:p>151,597531</text:p>
          </table:table-cell>
        </table:table-row>
        <table:table-row table:style-name="ro1">
          <table:table-cell office:value-type="float" office:value="1973.89453121">
            <text:p>1973,89453121</text:p>
          </table:table-cell>
          <table:table-cell office:value-type="float" office:value="193.06426034">
            <text:p>193,06426034</text:p>
          </table:table-cell>
          <table:table-cell office:value-type="float" office:value="669">
            <text:p>669</text:p>
          </table:table-cell>
          <table:table-cell office:value-type="string">
            <text:p>Médiathèque William Shakespeare</text:p>
          </table:table-cell>
          <table:table-cell table:number-columns-repeated="4"/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975.4385">
            <text:p>1975,4385</text:p>
          </table:table-cell>
          <table:table-cell office:value-type="float" office:value="193.13962">
            <text:p>193,13962</text:p>
          </table:table-cell>
        </table:table-row>
        <table:table-row table:style-name="ro1">
          <table:table-cell office:value-type="float" office:value="629.66397819">
            <text:p>629,66397819</text:p>
          </table:table-cell>
          <table:table-cell office:value-type="float" office:value="100.42261272">
            <text:p>100,42261272</text:p>
          </table:table-cell>
          <table:table-cell office:value-type="float" office:value="670">
            <text:p>670</text:p>
          </table:table-cell>
          <table:table-cell office:value-type="string">
            <text:p>Ecole élémentaire Jean Mermoz</text:p>
          </table:table-cell>
          <table:table-cell office:value-type="string">
            <text:p>00032102</text:p>
          </table:table-cell>
          <table:table-cell office:value-type="string">
            <text:p>0</text:p>
          </table:table-cell>
          <table:table-cell office:value-type="string">
            <text:p>00321</text:p>
          </table:table-cell>
          <table:table-cell office:value-type="string">
            <text:p>02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630.15599">
            <text:p>630,15599</text:p>
          </table:table-cell>
          <table:table-cell office:value-type="float" office:value="100.46187">
            <text:p>100,46187</text:p>
          </table:table-cell>
        </table:table-row>
        <table:table-row table:style-name="ro1">
          <table:table-cell office:value-type="float" office:value="54.89721248">
            <text:p>54,89721248</text:p>
          </table:table-cell>
          <table:table-cell office:value-type="float" office:value="30.41520975">
            <text:p>30,41520975</text:p>
          </table:table-cell>
          <table:table-cell office:value-type="float" office:value="672">
            <text:p>672</text:p>
          </table:table-cell>
          <table:table-cell office:value-type="string">
            <text:p>Domaine Bonnier de la Mosson</text:p>
          </table:table-cell>
          <table:table-cell office:value-type="string">
            <text:p>00003400</text:p>
          </table:table-cell>
          <table:table-cell office:value-type="string">
            <text:p>0</text:p>
          </table:table-cell>
          <table:table-cell office:value-type="string">
            <text:p>00034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54.94042">
            <text:p>54,94042</text:p>
          </table:table-cell>
          <table:table-cell office:value-type="float" office:value="30.427182">
            <text:p>30,427182</text:p>
          </table:table-cell>
        </table:table-row>
        <table:table-row table:style-name="ro1">
          <table:table-cell office:value-type="float" office:value="649.75658434">
            <text:p>649,75658434</text:p>
          </table:table-cell>
          <table:table-cell office:value-type="float" office:value="103.37301979">
            <text:p>103,37301979</text:p>
          </table:table-cell>
          <table:table-cell office:value-type="float" office:value="673">
            <text:p>673</text:p>
          </table:table-cell>
          <table:table-cell office:value-type="string">
            <text:p>AGORA</text:p>
          </table:table-cell>
          <table:table-cell office:value-type="string">
            <text:p>00083700</text:p>
          </table:table-cell>
          <table:table-cell office:value-type="string">
            <text:p>0</text:p>
          </table:table-cell>
          <table:table-cell office:value-type="string">
            <text:p>00837</text:p>
          </table:table-cell>
          <table:table-cell office:value-type="string">
            <text:p>00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float" office:value="650.26587">
            <text:p>650,26587</text:p>
          </table:table-cell>
          <table:table-cell office:value-type="float" office:value="103.413546">
            <text:p>103,413546</text:p>
          </table:table-cell>
        </table:table-row>
        <table:table-row table:style-name="ro1">
          <table:table-cell office:value-type="float" office:value="269.79136558">
            <text:p>269,79136558</text:p>
          </table:table-cell>
          <table:table-cell office:value-type="float" office:value="76.36759751">
            <text:p>76,36759751</text:p>
          </table:table-cell>
          <table:table-cell office:value-type="float" office:value="675">
            <text:p>675</text:p>
          </table:table-cell>
          <table:table-cell office:value-type="string">
            <text:p>Crèche les Sept Nains</text:p>
          </table:table-cell>
          <table:table-cell office:value-type="string">
            <text:p>00037203</text:p>
          </table:table-cell>
          <table:table-cell office:value-type="string">
            <text:p>0</text:p>
          </table:table-cell>
          <table:table-cell office:value-type="string">
            <text:p>00372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270.00251">
            <text:p>270,00251</text:p>
          </table:table-cell>
          <table:table-cell office:value-type="float" office:value="76.397303">
            <text:p>76,397303</text:p>
          </table:table-cell>
        </table:table-row>
        <table:table-row table:style-name="ro1">
          <table:table-cell office:value-type="float" office:value="219.23864958">
            <text:p>219,23864958</text:p>
          </table:table-cell>
          <table:table-cell office:value-type="float" office:value="62.16788382">
            <text:p>62,16788382</text:p>
          </table:table-cell>
          <table:table-cell office:value-type="float" office:value="676">
            <text:p>676</text:p>
          </table:table-cell>
          <table:table-cell office:value-type="string">
            <text:p>AGORA</text:p>
          </table:table-cell>
          <table:table-cell office:value-type="string">
            <text:p>00019800</text:p>
          </table:table-cell>
          <table:table-cell office:value-type="string">
            <text:p>0</text:p>
          </table:table-cell>
          <table:table-cell office:value-type="string">
            <text:p>00198</text:p>
          </table:table-cell>
          <table:table-cell office:value-type="string">
            <text:p>00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float" office:value="219.40958">
            <text:p>219,40958</text:p>
          </table:table-cell>
          <table:table-cell office:value-type="float" office:value="62.192085">
            <text:p>62,192085</text:p>
          </table:table-cell>
        </table:table-row>
        <table:table-row table:style-name="ro1">
          <table:table-cell office:value-type="float" office:value="748.04501713">
            <text:p>748,04501713</text:p>
          </table:table-cell>
          <table:table-cell office:value-type="float" office:value="106.06661615">
            <text:p>106,06661615</text:p>
          </table:table-cell>
          <table:table-cell office:value-type="float" office:value="677">
            <text:p>677</text:p>
          </table:table-cell>
          <table:table-cell office:value-type="string">
            <text:p>AGORA</text:p>
          </table:table-cell>
          <table:table-cell office:value-type="string">
            <text:p>00083900</text:p>
          </table:table-cell>
          <table:table-cell office:value-type="string">
            <text:p>0</text:p>
          </table:table-cell>
          <table:table-cell office:value-type="string">
            <text:p>00839</text:p>
          </table:table-cell>
          <table:table-cell office:value-type="string">
            <text:p>00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float" office:value="748.62896">
            <text:p>748,62896</text:p>
          </table:table-cell>
          <table:table-cell office:value-type="float" office:value="106.108018">
            <text:p>106,108018</text:p>
          </table:table-cell>
        </table:table-row>
        <table:table-row table:style-name="ro1">
          <table:table-cell office:value-type="float" office:value="294.15590049">
            <text:p>294,15590049</text:p>
          </table:table-cell>
          <table:table-cell office:value-type="float" office:value="99.58487731">
            <text:p>99,58487731</text:p>
          </table:table-cell>
          <table:table-cell office:value-type="float" office:value="679">
            <text:p>679</text:p>
          </table:table-cell>
          <table:table-cell office:value-type="string">
            <text:p>AGORA</text:p>
          </table:table-cell>
          <table:table-cell office:value-type="string">
            <text:p>00083900</text:p>
          </table:table-cell>
          <table:table-cell office:value-type="string">
            <text:p>0</text:p>
          </table:table-cell>
          <table:table-cell office:value-type="string">
            <text:p>00839</text:p>
          </table:table-cell>
          <table:table-cell office:value-type="string">
            <text:p>00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float" office:value="294.38678">
            <text:p>294,38678</text:p>
          </table:table-cell>
          <table:table-cell office:value-type="float" office:value="99.623944">
            <text:p>99,623944</text:p>
          </table:table-cell>
        </table:table-row>
        <table:table-row table:style-name="ro1">
          <table:table-cell office:value-type="float" office:value="519.7181687">
            <text:p>519,7181687</text:p>
          </table:table-cell>
          <table:table-cell office:value-type="float" office:value="100.12952065">
            <text:p>100,12952065</text:p>
          </table:table-cell>
          <table:table-cell office:value-type="float" office:value="681">
            <text:p>681</text:p>
          </table:table-cell>
          <table:table-cell office:value-type="string">
            <text:p>Ecole maternelle Vasco de Gama</text:p>
          </table:table-cell>
          <table:table-cell office:value-type="string">
            <text:p>00032101</text:p>
          </table:table-cell>
          <table:table-cell office:value-type="string">
            <text:p>0</text:p>
          </table:table-cell>
          <table:table-cell office:value-type="string">
            <text:p>00321</text:p>
          </table:table-cell>
          <table:table-cell office:value-type="string">
            <text:p>01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520.12308">
            <text:p>520,12308</text:p>
          </table:table-cell>
          <table:table-cell office:value-type="float" office:value="100.168333">
            <text:p>100,168333</text:p>
          </table:table-cell>
        </table:table-row>
        <table:table-row table:style-name="ro1">
          <table:table-cell office:value-type="float" office:value="69.75897362">
            <text:p>69,75897362</text:p>
          </table:table-cell>
          <table:table-cell office:value-type="float" office:value="42.4900454">
            <text:p>42,4900454</text:p>
          </table:table-cell>
          <table:table-cell office:value-type="float" office:value="684">
            <text:p>684</text:p>
          </table:table-cell>
          <table:table-cell office:value-type="string">
            <text:p>AGORA</text:p>
          </table:table-cell>
          <table:table-cell office:value-type="string">
            <text:p>00083900</text:p>
          </table:table-cell>
          <table:table-cell office:value-type="string">
            <text:p>0</text:p>
          </table:table-cell>
          <table:table-cell office:value-type="string">
            <text:p>00839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69.8131">
            <text:p>69,8131</text:p>
          </table:table-cell>
          <table:table-cell office:value-type="float" office:value="42.506781">
            <text:p>42,506781</text:p>
          </table:table-cell>
        </table:table-row>
        <table:table-row table:style-name="ro1">
          <table:table-cell office:value-type="float" office:value="283.45077894">
            <text:p>283,45077894</text:p>
          </table:table-cell>
          <table:table-cell office:value-type="float" office:value="102.63777091">
            <text:p>102,63777091</text:p>
          </table:table-cell>
          <table:table-cell office:value-type="float" office:value="685">
            <text:p>685</text:p>
          </table:table-cell>
          <table:table-cell office:value-type="string">
            <text:p>AGORA</text:p>
          </table:table-cell>
          <table:table-cell office:value-type="string">
            <text:p>00083900</text:p>
          </table:table-cell>
          <table:table-cell office:value-type="string">
            <text:p>0</text:p>
          </table:table-cell>
          <table:table-cell office:value-type="string">
            <text:p>00839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283.67269">
            <text:p>283,67269</text:p>
          </table:table-cell>
          <table:table-cell office:value-type="float" office:value="102.6776">
            <text:p>102,6776</text:p>
          </table:table-cell>
        </table:table-row>
        <table:table-row table:style-name="ro1">
          <table:table-cell office:value-type="float" office:value="166.93454689">
            <text:p>166,93454689</text:p>
          </table:table-cell>
          <table:table-cell office:value-type="float" office:value="77.95558798">
            <text:p>77,95558798</text:p>
          </table:table-cell>
          <table:table-cell office:value-type="float" office:value="686">
            <text:p>686</text:p>
          </table:table-cell>
          <table:table-cell office:value-type="string">
            <text:p>Maison Martin Luther King</text:p>
          </table:table-cell>
          <table:table-cell office:value-type="string">
            <text:p>00084500</text:p>
          </table:table-cell>
          <table:table-cell office:value-type="string">
            <text:p>0</text:p>
          </table:table-cell>
          <table:table-cell office:value-type="string">
            <text:p>00845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167.06489">
            <text:p>167,06489</text:p>
          </table:table-cell>
          <table:table-cell office:value-type="float" office:value="77.986167">
            <text:p>77,986167</text:p>
          </table:table-cell>
        </table:table-row>
        <table:table-row table:style-name="ro1">
          <table:table-cell office:value-type="float" office:value="341.83744685">
            <text:p>341,83744685</text:p>
          </table:table-cell>
          <table:table-cell office:value-type="float" office:value="119.26398945">
            <text:p>119,26398945</text:p>
          </table:table-cell>
          <table:table-cell office:value-type="float" office:value="687">
            <text:p>687</text:p>
          </table:table-cell>
          <table:table-cell office:value-type="string">
            <text:p>La Poste</text:p>
          </table:table-cell>
          <table:table-cell office:value-type="string">
            <text:p>70021900</text:p>
          </table:table-cell>
          <table:table-cell office:value-type="string">
            <text:p>7</text:p>
          </table:table-cell>
          <table:table-cell office:value-type="string">
            <text:p>00219</text:p>
          </table:table-cell>
          <table:table-cell office:value-type="string">
            <text:p>00</text:p>
          </table:table-cell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342.10475">
            <text:p>342,10475</text:p>
          </table:table-cell>
          <table:table-cell office:value-type="float" office:value="119.310276">
            <text:p>119,310276</text:p>
          </table:table-cell>
        </table:table-row>
        <table:table-row table:style-name="ro1">
          <table:table-cell office:value-type="float" office:value="758.24332503">
            <text:p>758,24332503</text:p>
          </table:table-cell>
          <table:table-cell office:value-type="float" office:value="129.51440707">
            <text:p>129,51440707</text:p>
          </table:table-cell>
          <table:table-cell office:value-type="float" office:value="688">
            <text:p>688</text:p>
          </table:table-cell>
          <table:table-cell office:value-type="string">
            <text:p>La Visitation</text:p>
          </table:table-cell>
          <table:table-cell office:value-type="string">
            <text:p>99999999</text:p>
          </table:table-cell>
          <table:table-cell table:number-columns-repeated="3"/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758.83525">
            <text:p>758,83525</text:p>
          </table:table-cell>
          <table:table-cell office:value-type="float" office:value="129.564669">
            <text:p>129,564669</text:p>
          </table:table-cell>
        </table:table-row>
        <table:table-row table:style-name="ro1">
          <table:table-cell office:value-type="float" office:value="47.42177813">
            <text:p>47,42177813</text:p>
          </table:table-cell>
          <table:table-cell office:value-type="float" office:value="29.96370463">
            <text:p>29,96370463</text:p>
          </table:table-cell>
          <table:table-cell office:value-type="float" office:value="690">
            <text:p>690</text:p>
          </table:table-cell>
          <table:table-cell/>
          <table:table-cell office:value-type="string">
            <text:p>70013100</text:p>
          </table:table-cell>
          <table:table-cell office:value-type="string">
            <text:p>7</text:p>
          </table:table-cell>
          <table:table-cell office:value-type="string">
            <text:p>00131</text:p>
          </table:table-cell>
          <table:table-cell office:value-type="string">
            <text:p>00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float" office:value="47.45915">
            <text:p>47,45915</text:p>
          </table:table-cell>
          <table:table-cell office:value-type="float" office:value="29.975502">
            <text:p>29,975502</text:p>
          </table:table-cell>
        </table:table-row>
        <table:table-row table:style-name="ro1">
          <table:table-cell office:value-type="float" office:value="164.80720942">
            <text:p>164,80720942</text:p>
          </table:table-cell>
          <table:table-cell office:value-type="float" office:value="48.83873754">
            <text:p>48,83873754</text:p>
          </table:table-cell>
          <table:table-cell office:value-type="float" office:value="691">
            <text:p>691</text:p>
          </table:table-cell>
          <table:table-cell office:value-type="string">
            <text:p>France3 Sud</text:p>
          </table:table-cell>
          <table:table-cell table:number-columns-repeated="4"/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float" office:value="164.93565">
            <text:p>164,93565</text:p>
          </table:table-cell>
          <table:table-cell office:value-type="float" office:value="48.857753">
            <text:p>48,857753</text:p>
          </table:table-cell>
        </table:table-row>
        <table:table-row table:style-name="ro1">
          <table:table-cell office:value-type="float" office:value="831.52768747">
            <text:p>831,52768747</text:p>
          </table:table-cell>
          <table:table-cell office:value-type="float" office:value="113.5025831">
            <text:p>113,5025831</text:p>
          </table:table-cell>
          <table:table-cell office:value-type="float" office:value="692">
            <text:p>692</text:p>
          </table:table-cell>
          <table:table-cell office:value-type="string">
            <text:p>Mairie annexe François Villon</text:p>
          </table:table-cell>
          <table:table-cell office:value-type="string">
            <text:p>00013000</text:p>
          </table:table-cell>
          <table:table-cell office:value-type="string">
            <text:p>0</text:p>
          </table:table-cell>
          <table:table-cell office:value-type="string">
            <text:p>00130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832.17626">
            <text:p>832,17626</text:p>
          </table:table-cell>
          <table:table-cell office:value-type="float" office:value="113.546811">
            <text:p>113,546811</text:p>
          </table:table-cell>
        </table:table-row>
        <table:table-row table:style-name="ro1">
          <table:table-cell office:value-type="float" office:value="128.6287312">
            <text:p>128,6287312</text:p>
          </table:table-cell>
          <table:table-cell office:value-type="float" office:value="85.59055387">
            <text:p>85,59055387</text:p>
          </table:table-cell>
          <table:table-cell office:value-type="float" office:value="697">
            <text:p>697</text:p>
          </table:table-cell>
          <table:table-cell office:value-type="string">
            <text:p>Eglise Sainte Thérèse</text:p>
          </table:table-cell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CE</text:p>
          </table:table-cell>
          <table:table-cell table:number-columns-repeated="2" office:value-type="float" office:value="0">
            <text:p>0</text:p>
          </table:table-cell>
          <table:table-cell office:value-type="float" office:value="128.72851">
            <text:p>128,72851</text:p>
          </table:table-cell>
          <table:table-cell office:value-type="float" office:value="85.624097">
            <text:p>85,624097</text:p>
          </table:table-cell>
        </table:table-row>
        <table:table-row table:style-name="ro1">
          <table:table-cell office:value-type="float" office:value="458.70789054">
            <text:p>458,70789054</text:p>
          </table:table-cell>
          <table:table-cell office:value-type="float" office:value="124.44289973">
            <text:p>124,44289973</text:p>
          </table:table-cell>
          <table:table-cell office:value-type="float" office:value="698">
            <text:p>698</text:p>
          </table:table-cell>
          <table:table-cell office:value-type="string">
            <text:p>Vestiaire Football</text:p>
          </table:table-cell>
          <table:table-cell table:number-columns-repeated="4"/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459.06455">
            <text:p>459,06455</text:p>
          </table:table-cell>
          <table:table-cell office:value-type="float" office:value="124.491244">
            <text:p>124,491244</text:p>
          </table:table-cell>
        </table:table-row>
        <table:table-row table:style-name="ro1">
          <table:table-cell office:value-type="float" office:value="240.55297817">
            <text:p>240,55297817</text:p>
          </table:table-cell>
          <table:table-cell office:value-type="float" office:value="62.46173401">
            <text:p>62,46173401</text:p>
          </table:table-cell>
          <table:table-cell office:value-type="float" office:value="699">
            <text:p>699</text:p>
          </table:table-cell>
          <table:table-cell office:value-type="string">
            <text:p>Collège Clémence Royer</text:p>
          </table:table-cell>
          <table:table-cell office:value-type="string">
            <text:p>88888888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float" office:value="240.74105">
            <text:p>240,74105</text:p>
          </table:table-cell>
          <table:table-cell office:value-type="float" office:value="62.486093">
            <text:p>62,486093</text:p>
          </table:table-cell>
        </table:table-row>
        <table:table-row table:style-name="ro1">
          <table:table-cell office:value-type="float" office:value="567.39141246">
            <text:p>567,39141246</text:p>
          </table:table-cell>
          <table:table-cell office:value-type="float" office:value="176.73109789">
            <text:p>176,73109789</text:p>
          </table:table-cell>
          <table:table-cell office:value-type="float" office:value="701">
            <text:p>701</text:p>
          </table:table-cell>
          <table:table-cell office:value-type="string">
            <text:p>Collège Clémence Royer</text:p>
          </table:table-cell>
          <table:table-cell office:value-type="string">
            <text:p>70011100</text:p>
          </table:table-cell>
          <table:table-cell office:value-type="string">
            <text:p>7</text:p>
          </table:table-cell>
          <table:table-cell office:value-type="string">
            <text:p>00111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567.83543">
            <text:p>567,83543</text:p>
          </table:table-cell>
          <table:table-cell office:value-type="float" office:value="176.800075">
            <text:p>176,800075</text:p>
          </table:table-cell>
        </table:table-row>
        <table:table-row table:style-name="ro1">
          <table:table-cell office:value-type="float" office:value="3274.65522825">
            <text:p>3274,65522825</text:p>
          </table:table-cell>
          <table:table-cell office:value-type="float" office:value="390.48289625">
            <text:p>390,48289625</text:p>
          </table:table-cell>
          <table:table-cell office:value-type="float" office:value="604">
            <text:p>604</text:p>
          </table:table-cell>
          <table:table-cell office:value-type="string">
            <text:p>Lycée Jules Guesdes</text:p>
          </table:table-cell>
          <table:table-cell office:value-type="string">
            <text:p>70010000</text:p>
          </table:table-cell>
          <table:table-cell office:value-type="string">
            <text:p>7</text:p>
          </table:table-cell>
          <table:table-cell office:value-type="string">
            <text:p>00100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3277.21962">
            <text:p>3277,21962</text:p>
          </table:table-cell>
          <table:table-cell office:value-type="float" office:value="390.637102">
            <text:p>390,637102</text:p>
          </table:table-cell>
        </table:table-row>
        <table:table-row table:style-name="ro1">
          <table:table-cell office:value-type="float" office:value="4136.676519">
            <text:p>4136,676519</text:p>
          </table:table-cell>
          <table:table-cell office:value-type="float" office:value="768.09577324">
            <text:p>768,09577324</text:p>
          </table:table-cell>
          <table:table-cell office:value-type="float" office:value="606">
            <text:p>606</text:p>
          </table:table-cell>
          <table:table-cell office:value-type="string">
            <text:p>Lycée Joffre</text:p>
          </table:table-cell>
          <table:table-cell office:value-type="string">
            <text:p>70009700</text:p>
          </table:table-cell>
          <table:table-cell office:value-type="string">
            <text:p>7</text:p>
          </table:table-cell>
          <table:table-cell office:value-type="string">
            <text:p>00097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4139.91381">
            <text:p>4139,91381</text:p>
          </table:table-cell>
          <table:table-cell office:value-type="float" office:value="768.396885">
            <text:p>768,396885</text:p>
          </table:table-cell>
        </table:table-row>
        <table:table-row table:style-name="ro1">
          <table:table-cell office:value-type="float" office:value="1627.05741319">
            <text:p>1627,05741319</text:p>
          </table:table-cell>
          <table:table-cell office:value-type="float" office:value="166.52427304">
            <text:p>166,52427304</text:p>
          </table:table-cell>
          <table:table-cell office:value-type="float" office:value="607">
            <text:p>607</text:p>
          </table:table-cell>
          <table:table-cell office:value-type="string">
            <text:p>Gymnase Mireille Bessière</text:p>
          </table:table-cell>
          <table:table-cell office:value-type="string">
            <text:p>00290000</text:p>
          </table:table-cell>
          <table:table-cell office:value-type="string">
            <text:p>0</text:p>
          </table:table-cell>
          <table:table-cell office:value-type="string">
            <text:p>02900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1628.32802">
            <text:p>1628,32802</text:p>
          </table:table-cell>
          <table:table-cell office:value-type="float" office:value="166.58915">
            <text:p>166,58915</text:p>
          </table:table-cell>
        </table:table-row>
        <table:table-row table:style-name="ro1">
          <table:table-cell office:value-type="float" office:value="555.38575938">
            <text:p>555,38575938</text:p>
          </table:table-cell>
          <table:table-cell office:value-type="float" office:value="113.17134597">
            <text:p>113,17134597</text:p>
          </table:table-cell>
          <table:table-cell office:value-type="float" office:value="612">
            <text:p>612</text:p>
          </table:table-cell>
          <table:table-cell office:value-type="string">
            <text:p>D.R.A.C</text:p>
          </table:table-cell>
          <table:table-cell office:value-type="string">
            <text:p>88888888</text:p>
          </table:table-cell>
          <table:table-cell table:number-columns-repeated="3"/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555.81951">
            <text:p>555,81951</text:p>
          </table:table-cell>
          <table:table-cell office:value-type="float" office:value="113.21555">
            <text:p>113,21555</text:p>
          </table:table-cell>
        </table:table-row>
        <table:table-row table:style-name="ro1">
          <table:table-cell office:value-type="float" office:value="2590.21412168">
            <text:p>2590,21412168</text:p>
          </table:table-cell>
          <table:table-cell office:value-type="float" office:value="394.2494016">
            <text:p>394,2494016</text:p>
          </table:table-cell>
          <table:table-cell office:value-type="float" office:value="613">
            <text:p>613</text:p>
          </table:table-cell>
          <table:table-cell office:value-type="string">
            <text:p>Clinique Clémentville</text:p>
          </table:table-cell>
          <table:table-cell office:value-type="string">
            <text:p>70015400</text:p>
          </table:table-cell>
          <table:table-cell office:value-type="string">
            <text:p>7</text:p>
          </table:table-cell>
          <table:table-cell office:value-type="string">
            <text:p>00154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2592.24253">
            <text:p>2592,24253</text:p>
          </table:table-cell>
          <table:table-cell office:value-type="float" office:value="394.40354">
            <text:p>394,40354</text:p>
          </table:table-cell>
        </table:table-row>
        <table:table-row table:style-name="ro1">
          <table:table-cell office:value-type="float" office:value="1989.55216247">
            <text:p>1989,55216247</text:p>
          </table:table-cell>
          <table:table-cell office:value-type="float" office:value="296.88035132">
            <text:p>296,88035132</text:p>
          </table:table-cell>
          <table:table-cell office:value-type="float" office:value="618">
            <text:p>618</text:p>
          </table:table-cell>
          <table:table-cell office:value-type="string">
            <text:p>La Panacée</text:p>
          </table:table-cell>
          <table:table-cell office:value-type="string">
            <text:p>88888888</text:p>
          </table:table-cell>
          <table:table-cell table:number-columns-repeated="3"/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1991.1093">
            <text:p>1991,1093</text:p>
          </table:table-cell>
          <table:table-cell office:value-type="float" office:value="296.99642">
            <text:p>296,99642</text:p>
          </table:table-cell>
        </table:table-row>
        <table:table-row table:style-name="ro1">
          <table:table-cell office:value-type="float" office:value="1323.57330938">
            <text:p>1323,57330938</text:p>
          </table:table-cell>
          <table:table-cell office:value-type="float" office:value="150.50194153">
            <text:p>150,50194153</text:p>
          </table:table-cell>
          <table:table-cell office:value-type="float" office:value="623">
            <text:p>623</text:p>
          </table:table-cell>
          <table:table-cell office:value-type="string">
            <text:p>Domaine Bonnier de la Mosson</text:p>
          </table:table-cell>
          <table:table-cell office:value-type="string">
            <text:p>00003400</text:p>
          </table:table-cell>
          <table:table-cell office:value-type="string">
            <text:p>0</text:p>
          </table:table-cell>
          <table:table-cell office:value-type="string">
            <text:p>00034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1324.61126">
            <text:p>1324,61126</text:p>
          </table:table-cell>
          <table:table-cell office:value-type="float" office:value="150.560962">
            <text:p>150,560962</text:p>
          </table:table-cell>
        </table:table-row>
        <table:table-row table:style-name="ro1">
          <table:table-cell office:value-type="float" office:value="1657.16015327">
            <text:p>1657,16015327</text:p>
          </table:table-cell>
          <table:table-cell office:value-type="float" office:value="207.80650532">
            <text:p>207,80650532</text:p>
          </table:table-cell>
          <table:table-cell office:value-type="float" office:value="626">
            <text:p>626</text:p>
          </table:table-cell>
          <table:table-cell/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658.44848">
            <text:p>1658,44848</text:p>
          </table:table-cell>
          <table:table-cell office:value-type="float" office:value="207.887219">
            <text:p>207,887219</text:p>
          </table:table-cell>
        </table:table-row>
        <table:table-row table:style-name="ro1">
          <table:table-cell office:value-type="float" office:value="831.48161629">
            <text:p>831,48161629</text:p>
          </table:table-cell>
          <table:table-cell office:value-type="float" office:value="149.12922992">
            <text:p>149,12922992</text:p>
          </table:table-cell>
          <table:table-cell office:value-type="float" office:value="627">
            <text:p>627</text:p>
          </table:table-cell>
          <table:table-cell office:value-type="string">
            <text:p>Faculté de Médecine</text:p>
          </table:table-cell>
          <table:table-cell office:value-type="string">
            <text:p>99999999</text:p>
          </table:table-cell>
          <table:table-cell table:number-columns-repeated="3"/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float" office:value="832.13186">
            <text:p>832,13186</text:p>
          </table:table-cell>
          <table:table-cell office:value-type="float" office:value="149.187441">
            <text:p>149,187441</text:p>
          </table:table-cell>
        </table:table-row>
        <table:table-row table:style-name="ro1">
          <table:table-cell office:value-type="float" office:value="120.32775313">
            <text:p>120,32775313</text:p>
          </table:table-cell>
          <table:table-cell office:value-type="float" office:value="85.83508591">
            <text:p>85,83508591</text:p>
          </table:table-cell>
          <table:table-cell office:value-type="float" office:value="632">
            <text:p>632</text:p>
          </table:table-cell>
          <table:table-cell office:value-type="string">
            <text:p>Cathédrale Saint Pierre</text:p>
          </table:table-cell>
          <table:table-cell office:value-type="string">
            <text:p>88888888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CE</text:p>
          </table:table-cell>
          <table:table-cell table:number-columns-repeated="2" office:value-type="float" office:value="0">
            <text:p>0</text:p>
          </table:table-cell>
          <table:table-cell office:value-type="float" office:value="120.42111">
            <text:p>120,42111</text:p>
          </table:table-cell>
          <table:table-cell office:value-type="float" office:value="85.86849">
            <text:p>85,86849</text:p>
          </table:table-cell>
        </table:table-row>
        <table:table-row table:style-name="ro1">
          <table:table-cell office:value-type="float" office:value="395.13519381">
            <text:p>395,13519381</text:p>
          </table:table-cell>
          <table:table-cell office:value-type="float" office:value="95.76028124">
            <text:p>95,76028124</text:p>
          </table:table-cell>
          <table:table-cell office:value-type="float" office:value="635">
            <text:p>635</text:p>
          </table:table-cell>
          <table:table-cell office:value-type="string">
            <text:p>Maison des Relations Internationales</text:p>
          </table:table-cell>
          <table:table-cell office:value-type="string">
            <text:p>00049800</text:p>
          </table:table-cell>
          <table:table-cell office:value-type="string">
            <text:p>0</text:p>
          </table:table-cell>
          <table:table-cell office:value-type="string">
            <text:p>00498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395.4443">
            <text:p>395,4443</text:p>
          </table:table-cell>
          <table:table-cell office:value-type="float" office:value="95.797581">
            <text:p>95,797581</text:p>
          </table:table-cell>
        </table:table-row>
        <table:table-row table:style-name="ro1">
          <table:table-cell office:value-type="float" office:value="3298.83469388">
            <text:p>3298,83469388</text:p>
          </table:table-cell>
          <table:table-cell office:value-type="float" office:value="486.48868402">
            <text:p>486,48868402</text:p>
          </table:table-cell>
          <table:table-cell office:value-type="float" office:value="639">
            <text:p>639</text:p>
          </table:table-cell>
          <table:table-cell office:value-type="string">
            <text:p>Faculté de Médecine</text:p>
          </table:table-cell>
          <table:table-cell office:value-type="string">
            <text:p>70013100</text:p>
          </table:table-cell>
          <table:table-cell office:value-type="string">
            <text:p>7</text:p>
          </table:table-cell>
          <table:table-cell office:value-type="string">
            <text:p>00131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3301.41994">
            <text:p>3301,41994</text:p>
          </table:table-cell>
          <table:table-cell office:value-type="float" office:value="486.678982">
            <text:p>486,678982</text:p>
          </table:table-cell>
        </table:table-row>
        <table:table-row table:style-name="ro1">
          <table:table-cell office:value-type="float" office:value="3359.95705887">
            <text:p>3359,95705887</text:p>
          </table:table-cell>
          <table:table-cell office:value-type="float" office:value="493.05709342">
            <text:p>493,05709342</text:p>
          </table:table-cell>
          <table:table-cell office:value-type="float" office:value="642">
            <text:p>642</text:p>
          </table:table-cell>
          <table:table-cell office:value-type="string">
            <text:p>Cathédrale Saint Pierre</text:p>
          </table:table-cell>
          <table:table-cell office:value-type="string">
            <text:p>70008800</text:p>
          </table:table-cell>
          <table:table-cell office:value-type="string">
            <text:p>7</text:p>
          </table:table-cell>
          <table:table-cell office:value-type="string">
            <text:p>00088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3362.58524">
            <text:p>3362,58524</text:p>
          </table:table-cell>
          <table:table-cell office:value-type="float" office:value="493.249058">
            <text:p>493,249058</text:p>
          </table:table-cell>
        </table:table-row>
        <table:table-row table:style-name="ro1">
          <table:table-cell office:value-type="float" office:value="1782.05707193">
            <text:p>1782,05707193</text:p>
          </table:table-cell>
          <table:table-cell office:value-type="float" office:value="359.37407896">
            <text:p>359,37407896</text:p>
          </table:table-cell>
          <table:table-cell office:value-type="float" office:value="837">
            <text:p>837</text:p>
          </table:table-cell>
          <table:table-cell office:value-type="string">
            <text:p>Institut de Recherches Agronomiques</text:p>
          </table:table-cell>
          <table:table-cell office:value-type="string">
            <text:p>70012600</text:p>
          </table:table-cell>
          <table:table-cell office:value-type="string">
            <text:p>7</text:p>
          </table:table-cell>
          <table:table-cell office:value-type="string">
            <text:p>00126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783.43672">
            <text:p>1783,43672</text:p>
          </table:table-cell>
          <table:table-cell office:value-type="float" office:value="359.512455">
            <text:p>359,512455</text:p>
          </table:table-cell>
        </table:table-row>
        <table:table-row table:style-name="ro1">
          <table:table-cell office:value-type="float" office:value="2024.22401566">
            <text:p>2024,22401566</text:p>
          </table:table-cell>
          <table:table-cell office:value-type="float" office:value="390.1895513">
            <text:p>390,1895513</text:p>
          </table:table-cell>
          <table:table-cell office:value-type="float" office:value="839">
            <text:p>839</text:p>
          </table:table-cell>
          <table:table-cell office:value-type="string">
            <text:p>Centre nautique Neptune</text:p>
          </table:table-cell>
          <table:table-cell office:value-type="string">
            <text:p>70105300</text:p>
          </table:table-cell>
          <table:table-cell office:value-type="string">
            <text:p>7</text:p>
          </table:table-cell>
          <table:table-cell office:value-type="string">
            <text:p>01053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2025.78992">
            <text:p>2025,78992</text:p>
          </table:table-cell>
          <table:table-cell office:value-type="float" office:value="390.340347">
            <text:p>390,340347</text:p>
          </table:table-cell>
        </table:table-row>
        <table:table-row table:style-name="ro1">
          <table:table-cell office:value-type="float" office:value="2247.22665777">
            <text:p>2247,22665777</text:p>
          </table:table-cell>
          <table:table-cell office:value-type="float" office:value="437.76527162">
            <text:p>437,76527162</text:p>
          </table:table-cell>
          <table:table-cell office:value-type="float" office:value="841">
            <text:p>841</text:p>
          </table:table-cell>
          <table:table-cell office:value-type="string">
            <text:p>Institut de Recherches Agronomiques</text:p>
          </table:table-cell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2248.96468">
            <text:p>2248,96468</text:p>
          </table:table-cell>
          <table:table-cell office:value-type="float" office:value="437.934855">
            <text:p>437,934855</text:p>
          </table:table-cell>
        </table:table-row>
        <table:table-row table:style-name="ro1">
          <table:table-cell office:value-type="float" office:value="3923.08666518">
            <text:p>3923,08666518</text:p>
          </table:table-cell>
          <table:table-cell office:value-type="float" office:value="539.63281418">
            <text:p>539,63281418</text:p>
          </table:table-cell>
          <table:table-cell office:value-type="float" office:value="847">
            <text:p>847</text:p>
          </table:table-cell>
          <table:table-cell office:value-type="string">
            <text:p>C.R.E.P.S</text:p>
          </table:table-cell>
          <table:table-cell office:value-type="string">
            <text:p>70000500</text:p>
          </table:table-cell>
          <table:table-cell office:value-type="string">
            <text:p>7</text:p>
          </table:table-cell>
          <table:table-cell office:value-type="string">
            <text:p>00005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3926.12005">
            <text:p>3926,12005</text:p>
          </table:table-cell>
          <table:table-cell office:value-type="float" office:value="539.841485">
            <text:p>539,841485</text:p>
          </table:table-cell>
        </table:table-row>
        <table:table-row table:style-name="ro1">
          <table:table-cell office:value-type="float" office:value="107.17315624">
            <text:p>107,17315624</text:p>
          </table:table-cell>
          <table:table-cell office:value-type="float" office:value="84.57663612">
            <text:p>84,57663612</text:p>
          </table:table-cell>
          <table:table-cell office:value-type="float" office:value="851">
            <text:p>851</text:p>
          </table:table-cell>
          <table:table-cell office:value-type="string">
            <text:p>ND de Lourdes</text:p>
          </table:table-cell>
          <table:table-cell office:value-type="string">
            <text:p>88888888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CE</text:p>
          </table:table-cell>
          <table:table-cell table:number-columns-repeated="2" office:value-type="float" office:value="0">
            <text:p>0</text:p>
          </table:table-cell>
          <table:table-cell office:value-type="float" office:value="107.25501">
            <text:p>107,25501</text:p>
          </table:table-cell>
          <table:table-cell office:value-type="float" office:value="84.609359">
            <text:p>84,609359</text:p>
          </table:table-cell>
        </table:table-row>
        <table:table-row table:style-name="ro1">
          <table:table-cell office:value-type="float" office:value="1079.50899376">
            <text:p>1079,50899376</text:p>
          </table:table-cell>
          <table:table-cell office:value-type="float" office:value="229.35693647">
            <text:p>229,35693647</text:p>
          </table:table-cell>
          <table:table-cell office:value-type="float" office:value="853">
            <text:p>853</text:p>
          </table:table-cell>
          <table:table-cell office:value-type="string">
            <text:p>ND de Lourdes</text:p>
          </table:table-cell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080.34388">
            <text:p>1080,34388</text:p>
          </table:table-cell>
          <table:table-cell office:value-type="float" office:value="229.445665">
            <text:p>229,445665</text:p>
          </table:table-cell>
        </table:table-row>
        <table:table-row table:style-name="ro1">
          <table:table-cell office:value-type="float" office:value="3884.81628711">
            <text:p>3884,81628711</text:p>
          </table:table-cell>
          <table:table-cell office:value-type="float" office:value="664.70243288">
            <text:p>664,70243288</text:p>
          </table:table-cell>
          <table:table-cell office:value-type="float" office:value="855">
            <text:p>855</text:p>
          </table:table-cell>
          <table:table-cell office:value-type="string">
            <text:p>Clinique Rech</text:p>
          </table:table-cell>
          <table:table-cell office:value-type="string">
            <text:p>70015600</text:p>
          </table:table-cell>
          <table:table-cell office:value-type="string">
            <text:p>7</text:p>
          </table:table-cell>
          <table:table-cell office:value-type="string">
            <text:p>00156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3887.81244">
            <text:p>3887,81244</text:p>
          </table:table-cell>
          <table:table-cell office:value-type="float" office:value="664.958162">
            <text:p>664,958162</text:p>
          </table:table-cell>
        </table:table-row>
        <table:table-row table:style-name="ro1">
          <table:table-cell office:value-type="float" office:value="622.31738123">
            <text:p>622,31738123</text:p>
          </table:table-cell>
          <table:table-cell office:value-type="float" office:value="224.9731402">
            <text:p>224,9731402</text:p>
          </table:table-cell>
          <table:table-cell office:value-type="float" office:value="860">
            <text:p>860</text:p>
          </table:table-cell>
          <table:table-cell office:value-type="string">
            <text:p>St François Abbé Prévost</text:p>
          </table:table-cell>
          <table:table-cell table:number-columns-repeated="4"/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622.7986">
            <text:p>622,7986</text:p>
          </table:table-cell>
          <table:table-cell office:value-type="float" office:value="225.059674">
            <text:p>225,059674</text:p>
          </table:table-cell>
        </table:table-row>
        <table:table-row table:style-name="ro1">
          <table:table-cell office:value-type="float" office:value="713.81846582">
            <text:p>713,81846582</text:p>
          </table:table-cell>
          <table:table-cell office:value-type="float" office:value="136.09358195">
            <text:p>136,09358195</text:p>
          </table:table-cell>
          <table:table-cell office:value-type="float" office:value="865">
            <text:p>865</text:p>
          </table:table-cell>
          <table:table-cell office:value-type="string">
            <text:p>Ecole Nationale de Chimie</text:p>
          </table:table-cell>
          <table:table-cell office:value-type="string">
            <text:p>70012000</text:p>
          </table:table-cell>
          <table:table-cell office:value-type="string">
            <text:p>7</text:p>
          </table:table-cell>
          <table:table-cell office:value-type="string">
            <text:p>00120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714.37109">
            <text:p>714,37109</text:p>
          </table:table-cell>
          <table:table-cell office:value-type="float" office:value="136.146219">
            <text:p>136,146219</text:p>
          </table:table-cell>
        </table:table-row>
        <table:table-row table:style-name="ro1">
          <table:table-cell office:value-type="float" office:value="4515.88556576">
            <text:p>4515,88556576</text:p>
          </table:table-cell>
          <table:table-cell office:value-type="float" office:value="752.92033403">
            <text:p>752,92033403</text:p>
          </table:table-cell>
          <table:table-cell office:value-type="float" office:value="868">
            <text:p>868</text:p>
          </table:table-cell>
          <table:table-cell office:value-type="string">
            <text:p>Caserne de Lauwe</text:p>
          </table:table-cell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4519.3752">
            <text:p>4519,3752</text:p>
          </table:table-cell>
          <table:table-cell office:value-type="float" office:value="753.211443">
            <text:p>753,211443</text:p>
          </table:table-cell>
        </table:table-row>
        <table:table-row table:style-name="ro1">
          <table:table-cell office:value-type="float" office:value="928.22380318">
            <text:p>928,22380318</text:p>
          </table:table-cell>
          <table:table-cell office:value-type="float" office:value="175.11641876">
            <text:p>175,11641876</text:p>
          </table:table-cell>
          <table:table-cell office:value-type="float" office:value="873">
            <text:p>873</text:p>
          </table:table-cell>
          <table:table-cell office:value-type="string">
            <text:p>Laboratoires SANOFI</text:p>
          </table:table-cell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928.93969">
            <text:p>928,93969</text:p>
          </table:table-cell>
          <table:table-cell office:value-type="float" office:value="175.183967">
            <text:p>175,183967</text:p>
          </table:table-cell>
        </table:table-row>
        <table:table-row table:style-name="ro1">
          <table:table-cell office:value-type="float" office:value="34566.26063117">
            <text:p>34566,26063117</text:p>
          </table:table-cell>
          <table:table-cell office:value-type="float" office:value="1813.39808898">
            <text:p>1813,39808898</text:p>
          </table:table-cell>
          <table:table-cell office:value-type="float" office:value="875">
            <text:p>875</text:p>
          </table:table-cell>
          <table:table-cell office:value-type="string">
            <text:p>Alstom</text:p>
          </table:table-cell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34592.92295">
            <text:p>34592,92295</text:p>
          </table:table-cell>
          <table:table-cell office:value-type="float" office:value="1814.097008">
            <text:p>1814,097008</text:p>
          </table:table-cell>
        </table:table-row>
        <table:table-row table:style-name="ro1">
          <table:table-cell office:value-type="float" office:value="140.64785629">
            <text:p>140,64785629</text:p>
          </table:table-cell>
          <table:table-cell office:value-type="float" office:value="47.67399979">
            <text:p>47,67399979</text:p>
          </table:table-cell>
          <table:table-cell office:value-type="float" office:value="878">
            <text:p>878</text:p>
          </table:table-cell>
          <table:table-cell office:value-type="string">
            <text:p>Ecole Nationale de Chimie</text:p>
          </table:table-cell>
          <table:table-cell office:value-type="string">
            <text:p>70012000</text:p>
          </table:table-cell>
          <table:table-cell office:value-type="string">
            <text:p>7</text:p>
          </table:table-cell>
          <table:table-cell office:value-type="string">
            <text:p>00120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40.75677">
            <text:p>140,75677</text:p>
          </table:table-cell>
          <table:table-cell office:value-type="float" office:value="47.692463">
            <text:p>47,692463</text:p>
          </table:table-cell>
        </table:table-row>
        <table:table-row table:style-name="ro1">
          <table:table-cell office:value-type="float" office:value="2137.36177435">
            <text:p>2137,36177435</text:p>
          </table:table-cell>
          <table:table-cell office:value-type="float" office:value="339.07339958">
            <text:p>339,07339958</text:p>
          </table:table-cell>
          <table:table-cell office:value-type="float" office:value="880">
            <text:p>880</text:p>
          </table:table-cell>
          <table:table-cell office:value-type="string">
            <text:p>Ecole Nationale de Chimie</text:p>
          </table:table-cell>
          <table:table-cell office:value-type="string">
            <text:p>70012000</text:p>
          </table:table-cell>
          <table:table-cell office:value-type="string">
            <text:p>7</text:p>
          </table:table-cell>
          <table:table-cell office:value-type="string">
            <text:p>00120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2139.0138">
            <text:p>2139,0138</text:p>
          </table:table-cell>
          <table:table-cell office:value-type="float" office:value="339.204647">
            <text:p>339,204647</text:p>
          </table:table-cell>
        </table:table-row>
        <table:table-row table:style-name="ro1">
          <table:table-cell office:value-type="float" office:value="94.29837817">
            <text:p>94,29837817</text:p>
          </table:table-cell>
          <table:table-cell office:value-type="float" office:value="50.54117695">
            <text:p>50,54117695</text:p>
          </table:table-cell>
          <table:table-cell office:value-type="float" office:value="884">
            <text:p>884</text:p>
          </table:table-cell>
          <table:table-cell office:value-type="string">
            <text:p>Ecole Nationale de Chimie</text:p>
          </table:table-cell>
          <table:table-cell office:value-type="string">
            <text:p>70012000</text:p>
          </table:table-cell>
          <table:table-cell office:value-type="string">
            <text:p>7</text:p>
          </table:table-cell>
          <table:table-cell office:value-type="string">
            <text:p>00120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94.37144">
            <text:p>94,37144</text:p>
          </table:table-cell>
          <table:table-cell office:value-type="float" office:value="50.560681">
            <text:p>50,560681</text:p>
          </table:table-cell>
        </table:table-row>
        <table:table-row table:style-name="ro1">
          <table:table-cell office:value-type="float" office:value="10029.07047192">
            <text:p>10029,07047192</text:p>
          </table:table-cell>
          <table:table-cell office:value-type="float" office:value="485.39943894">
            <text:p>485,39943894</text:p>
          </table:table-cell>
          <table:table-cell office:value-type="float" office:value="889">
            <text:p>889</text:p>
          </table:table-cell>
          <table:table-cell office:value-type="string">
            <text:p>Stade de la Mosson - Mondial 98</text:p>
          </table:table-cell>
          <table:table-cell table:number-columns-repeated="4"/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float" office:value="10036.80963">
            <text:p>10036,80963</text:p>
          </table:table-cell>
          <table:table-cell office:value-type="float" office:value="485.586555">
            <text:p>485,586555</text:p>
          </table:table-cell>
        </table:table-row>
        <table:table-row table:style-name="ro1">
          <table:table-cell office:value-type="float" office:value="806.57639688">
            <text:p>806,57639688</text:p>
          </table:table-cell>
          <table:table-cell office:value-type="float" office:value="223.39599704">
            <text:p>223,39599704</text:p>
          </table:table-cell>
          <table:table-cell office:value-type="float" office:value="890">
            <text:p>890</text:p>
          </table:table-cell>
          <table:table-cell office:value-type="string">
            <text:p>Crèche Galinéta</text:p>
          </table:table-cell>
          <table:table-cell office:value-type="string">
            <text:p>00047100</text:p>
          </table:table-cell>
          <table:table-cell office:value-type="string">
            <text:p>0</text:p>
          </table:table-cell>
          <table:table-cell office:value-type="string">
            <text:p>00471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807.19762">
            <text:p>807,19762</text:p>
          </table:table-cell>
          <table:table-cell office:value-type="float" office:value="223.482267">
            <text:p>223,482267</text:p>
          </table:table-cell>
        </table:table-row>
        <table:table-row table:style-name="ro1">
          <table:table-cell office:value-type="float" office:value="4684.17681565">
            <text:p>4684,17681565</text:p>
          </table:table-cell>
          <table:table-cell office:value-type="float" office:value="594.04852219">
            <text:p>594,04852219</text:p>
          </table:table-cell>
          <table:table-cell office:value-type="float" office:value="892">
            <text:p>892</text:p>
          </table:table-cell>
          <table:table-cell office:value-type="string">
            <text:p>Ecole Supérieure de Commerce</text:p>
          </table:table-cell>
          <table:table-cell office:value-type="string">
            <text:p>70011800</text:p>
          </table:table-cell>
          <table:table-cell office:value-type="string">
            <text:p>7</text:p>
          </table:table-cell>
          <table:table-cell office:value-type="string">
            <text:p>00118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4687.79124">
            <text:p>4687,79124</text:p>
          </table:table-cell>
          <table:table-cell office:value-type="float" office:value="594.278967">
            <text:p>594,278967</text:p>
          </table:table-cell>
        </table:table-row>
        <table:table-row table:style-name="ro1">
          <table:table-cell office:value-type="float" office:value="367.85566872">
            <text:p>367,85566872</text:p>
          </table:table-cell>
          <table:table-cell office:value-type="float" office:value="91.20587839">
            <text:p>91,20587839</text:p>
          </table:table-cell>
          <table:table-cell office:value-type="float" office:value="896">
            <text:p>896</text:p>
          </table:table-cell>
          <table:table-cell office:value-type="string">
            <text:p>Cité universitaire Voie Domitienne</text:p>
          </table:table-cell>
          <table:table-cell office:value-type="string">
            <text:p>70019800</text:p>
          </table:table-cell>
          <table:table-cell office:value-type="string">
            <text:p>7</text:p>
          </table:table-cell>
          <table:table-cell office:value-type="string">
            <text:p>00198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368.13869">
            <text:p>368,13869</text:p>
          </table:table-cell>
          <table:table-cell office:value-type="float" office:value="91.240956">
            <text:p>91,240956</text:p>
          </table:table-cell>
        </table:table-row>
        <table:table-row table:style-name="ro1">
          <table:table-cell office:value-type="float" office:value="15649.46887204">
            <text:p>15649,46887204</text:p>
          </table:table-cell>
          <table:table-cell office:value-type="float" office:value="1136.45108227">
            <text:p>1136,45108227</text:p>
          </table:table-cell>
          <table:table-cell office:value-type="float" office:value="897">
            <text:p>897</text:p>
          </table:table-cell>
          <table:table-cell office:value-type="string">
            <text:p>Stade de la Mosson - Mondial 98</text:p>
          </table:table-cell>
          <table:table-cell table:number-columns-repeated="4"/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5661.55944">
            <text:p>15661,55944</text:p>
          </table:table-cell>
          <table:table-cell office:value-type="float" office:value="1136.889479">
            <text:p>1136,889479</text:p>
          </table:table-cell>
        </table:table-row>
        <table:table-row table:style-name="ro1">
          <table:table-cell office:value-type="float" office:value="661.59421891">
            <text:p>661,59421891</text:p>
          </table:table-cell>
          <table:table-cell office:value-type="float" office:value="204.68695444">
            <text:p>204,68695444</text:p>
          </table:table-cell>
          <table:table-cell office:value-type="float" office:value="901">
            <text:p>901</text:p>
          </table:table-cell>
          <table:table-cell office:value-type="string">
            <text:p>CESDA</text:p>
          </table:table-cell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662.104">
            <text:p>662,104</text:p>
          </table:table-cell>
          <table:table-cell office:value-type="float" office:value="204.76554">
            <text:p>204,76554</text:p>
          </table:table-cell>
        </table:table-row>
        <table:table-row table:style-name="ro1">
          <table:table-cell office:value-type="float" office:value="201.65289693">
            <text:p>201,65289693</text:p>
          </table:table-cell>
          <table:table-cell office:value-type="float" office:value="82.46740381">
            <text:p>82,46740381</text:p>
          </table:table-cell>
          <table:table-cell office:value-type="float" office:value="902">
            <text:p>902</text:p>
          </table:table-cell>
          <table:table-cell office:value-type="string">
            <text:p>Faculté de Pharmacie</text:p>
          </table:table-cell>
          <table:table-cell office:value-type="string">
            <text:p>70013600</text:p>
          </table:table-cell>
          <table:table-cell office:value-type="string">
            <text:p>7</text:p>
          </table:table-cell>
          <table:table-cell office:value-type="string">
            <text:p>00136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201.81027">
            <text:p>201,81027</text:p>
          </table:table-cell>
          <table:table-cell office:value-type="float" office:value="82.499499">
            <text:p>82,499499</text:p>
          </table:table-cell>
        </table:table-row>
        <table:table-row table:style-name="ro1">
          <table:table-cell office:value-type="float" office:value="707.65972509">
            <text:p>707,65972509</text:p>
          </table:table-cell>
          <table:table-cell office:value-type="float" office:value="116.62091464">
            <text:p>116,62091464</text:p>
          </table:table-cell>
          <table:table-cell office:value-type="float" office:value="903">
            <text:p>903</text:p>
          </table:table-cell>
          <table:table-cell office:value-type="string">
            <text:p>Hôtel du Département</text:p>
          </table:table-cell>
          <table:table-cell office:value-type="string">
            <text:p>88888888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float" office:value="708.20423">
            <text:p>708,20423</text:p>
          </table:table-cell>
          <table:table-cell office:value-type="float" office:value="116.665909">
            <text:p>116,665909</text:p>
          </table:table-cell>
        </table:table-row>
        <table:table-row table:style-name="ro1">
          <table:table-cell office:value-type="float" office:value="1866.0276126">
            <text:p>1866,0276126</text:p>
          </table:table-cell>
          <table:table-cell office:value-type="float" office:value="438.90571834">
            <text:p>438,90571834</text:p>
          </table:table-cell>
          <table:table-cell office:value-type="float" office:value="905">
            <text:p>905</text:p>
          </table:table-cell>
          <table:table-cell office:value-type="string">
            <text:p>Maison de la Géographie</text:p>
          </table:table-cell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867.46748">
            <text:p>1867,46748</text:p>
          </table:table-cell>
          <table:table-cell office:value-type="float" office:value="439.074486">
            <text:p>439,074486</text:p>
          </table:table-cell>
        </table:table-row>
        <table:table-row table:style-name="ro1">
          <table:table-cell office:value-type="float" office:value="367.56029072">
            <text:p>367,56029072</text:p>
          </table:table-cell>
          <table:table-cell office:value-type="float" office:value="91.29256949">
            <text:p>91,29256949</text:p>
          </table:table-cell>
          <table:table-cell office:value-type="float" office:value="907">
            <text:p>907</text:p>
          </table:table-cell>
          <table:table-cell office:value-type="string">
            <text:p>Cité universitaire Voie Domitienne</text:p>
          </table:table-cell>
          <table:table-cell office:value-type="string">
            <text:p>70019800</text:p>
          </table:table-cell>
          <table:table-cell office:value-type="string">
            <text:p>7</text:p>
          </table:table-cell>
          <table:table-cell office:value-type="string">
            <text:p>00198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367.84363">
            <text:p>367,84363</text:p>
          </table:table-cell>
          <table:table-cell office:value-type="float" office:value="91.327694">
            <text:p>91,327694</text:p>
          </table:table-cell>
        </table:table-row>
        <table:table-row table:style-name="ro1">
          <table:table-cell office:value-type="float" office:value="539.09039069">
            <text:p>539,09039069</text:p>
          </table:table-cell>
          <table:table-cell office:value-type="float" office:value="129.76277513">
            <text:p>129,76277513</text:p>
          </table:table-cell>
          <table:table-cell office:value-type="float" office:value="910">
            <text:p>910</text:p>
          </table:table-cell>
          <table:table-cell office:value-type="string">
            <text:p>Hôtel du Département</text:p>
          </table:table-cell>
          <table:table-cell office:value-type="string">
            <text:p>88888888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float" office:value="539.50543">
            <text:p>539,50543</text:p>
          </table:table-cell>
          <table:table-cell office:value-type="float" office:value="129.812553">
            <text:p>129,812553</text:p>
          </table:table-cell>
        </table:table-row>
        <table:table-row table:style-name="ro1">
          <table:table-cell office:value-type="float" office:value="75.94462501">
            <text:p>75,94462501</text:p>
          </table:table-cell>
          <table:table-cell office:value-type="float" office:value="35.67865639">
            <text:p>35,67865639</text:p>
          </table:table-cell>
          <table:table-cell office:value-type="float" office:value="911">
            <text:p>911</text:p>
          </table:table-cell>
          <table:table-cell office:value-type="string">
            <text:p>Ecole maternelle Pauline Kergomard</text:p>
          </table:table-cell>
          <table:table-cell office:value-type="string">
            <text:p>00026001</text:p>
          </table:table-cell>
          <table:table-cell office:value-type="string">
            <text:p>0</text:p>
          </table:table-cell>
          <table:table-cell office:value-type="string">
            <text:p>00260</text:p>
          </table:table-cell>
          <table:table-cell office:value-type="string">
            <text:p>01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76.00355">
            <text:p>76,00355</text:p>
          </table:table-cell>
          <table:table-cell office:value-type="float" office:value="35.692463">
            <text:p>35,692463</text:p>
          </table:table-cell>
        </table:table-row>
        <table:table-row table:style-name="ro1">
          <table:table-cell office:value-type="float" office:value="239.84439374">
            <text:p>239,84439374</text:p>
          </table:table-cell>
          <table:table-cell office:value-type="float" office:value="75.42239915">
            <text:p>75,42239915</text:p>
          </table:table-cell>
          <table:table-cell office:value-type="float" office:value="912">
            <text:p>912</text:p>
          </table:table-cell>
          <table:table-cell office:value-type="string">
            <text:p>Ecole maternelle Pablo Néruda</text:p>
          </table:table-cell>
          <table:table-cell office:value-type="string">
            <text:p>00026801</text:p>
          </table:table-cell>
          <table:table-cell office:value-type="string">
            <text:p>0</text:p>
          </table:table-cell>
          <table:table-cell office:value-type="string">
            <text:p>00268</text:p>
          </table:table-cell>
          <table:table-cell office:value-type="string">
            <text:p>01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240.02878">
            <text:p>240,02878</text:p>
          </table:table-cell>
          <table:table-cell office:value-type="float" office:value="75.451103">
            <text:p>75,451103</text:p>
          </table:table-cell>
        </table:table-row>
        <table:table-row table:style-name="ro1">
          <table:table-cell office:value-type="float" office:value="287.50905633">
            <text:p>287,50905633</text:p>
          </table:table-cell>
          <table:table-cell office:value-type="float" office:value="97.75159642">
            <text:p>97,75159642</text:p>
          </table:table-cell>
          <table:table-cell office:value-type="float" office:value="913">
            <text:p>913</text:p>
          </table:table-cell>
          <table:table-cell office:value-type="string">
            <text:p>Ecole maternelle Pauline Kergomard</text:p>
          </table:table-cell>
          <table:table-cell office:value-type="string">
            <text:p>00026001</text:p>
          </table:table-cell>
          <table:table-cell office:value-type="string">
            <text:p>0</text:p>
          </table:table-cell>
          <table:table-cell office:value-type="string">
            <text:p>00260</text:p>
          </table:table-cell>
          <table:table-cell office:value-type="string">
            <text:p>01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287.73085">
            <text:p>287,73085</text:p>
          </table:table-cell>
          <table:table-cell office:value-type="float" office:value="97.789277">
            <text:p>97,789277</text:p>
          </table:table-cell>
        </table:table-row>
        <table:table-row table:style-name="ro1">
          <table:table-cell office:value-type="float" office:value="161.34219372">
            <text:p>161,34219372</text:p>
          </table:table-cell>
          <table:table-cell office:value-type="float" office:value="53.06567979">
            <text:p>53,06567979</text:p>
          </table:table-cell>
          <table:table-cell office:value-type="float" office:value="914">
            <text:p>914</text:p>
          </table:table-cell>
          <table:table-cell office:value-type="string">
            <text:p>Salle de sports Lou Clapas</text:p>
          </table:table-cell>
          <table:table-cell office:value-type="string">
            <text:p>00243000</text:p>
          </table:table-cell>
          <table:table-cell office:value-type="string">
            <text:p>0</text:p>
          </table:table-cell>
          <table:table-cell office:value-type="string">
            <text:p>02430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61.46598">
            <text:p>161,46598</text:p>
          </table:table-cell>
          <table:table-cell office:value-type="float" office:value="53.085973">
            <text:p>53,085973</text:p>
          </table:table-cell>
        </table:table-row>
        <table:table-row table:style-name="ro1">
          <table:table-cell office:value-type="float" office:value="367.74318758">
            <text:p>367,74318758</text:p>
          </table:table-cell>
          <table:table-cell office:value-type="float" office:value="91.19061966">
            <text:p>91,19061966</text:p>
          </table:table-cell>
          <table:table-cell office:value-type="float" office:value="917">
            <text:p>917</text:p>
          </table:table-cell>
          <table:table-cell office:value-type="string">
            <text:p>Cité universitaire Voie Domitienne</text:p>
          </table:table-cell>
          <table:table-cell office:value-type="string">
            <text:p>70019800</text:p>
          </table:table-cell>
          <table:table-cell office:value-type="string">
            <text:p>7</text:p>
          </table:table-cell>
          <table:table-cell office:value-type="string">
            <text:p>00198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368.02507">
            <text:p>368,02507</text:p>
          </table:table-cell>
          <table:table-cell office:value-type="float" office:value="91.225682">
            <text:p>91,225682</text:p>
          </table:table-cell>
        </table:table-row>
        <table:table-row table:style-name="ro1">
          <table:table-cell office:value-type="float" office:value="1020.5659282">
            <text:p>1020,5659282</text:p>
          </table:table-cell>
          <table:table-cell office:value-type="float" office:value="145.7872196">
            <text:p>145,7872196</text:p>
          </table:table-cell>
          <table:table-cell office:value-type="float" office:value="918">
            <text:p>918</text:p>
          </table:table-cell>
          <table:table-cell office:value-type="string">
            <text:p>Maison de Quartier JP Chabrol</text:p>
          </table:table-cell>
          <table:table-cell table:number-columns-repeated="4"/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1021.35322">
            <text:p>1021,35322</text:p>
          </table:table-cell>
          <table:table-cell office:value-type="float" office:value="145.843872">
            <text:p>145,843872</text:p>
          </table:table-cell>
        </table:table-row>
        <table:table-row table:style-name="ro1">
          <table:table-cell office:value-type="float" office:value="713.27231866">
            <text:p>713,27231866</text:p>
          </table:table-cell>
          <table:table-cell office:value-type="float" office:value="115.27155585">
            <text:p>115,27155585</text:p>
          </table:table-cell>
          <table:table-cell office:value-type="float" office:value="919">
            <text:p>919</text:p>
          </table:table-cell>
          <table:table-cell office:value-type="string">
            <text:p>Ecole élémentaire Emile Combes</text:p>
          </table:table-cell>
          <table:table-cell office:value-type="string">
            <text:p>00025501</text:p>
          </table:table-cell>
          <table:table-cell office:value-type="string">
            <text:p>0</text:p>
          </table:table-cell>
          <table:table-cell office:value-type="string">
            <text:p>00255</text:p>
          </table:table-cell>
          <table:table-cell office:value-type="string">
            <text:p>01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713.82269">
            <text:p>713,82269</text:p>
          </table:table-cell>
          <table:table-cell office:value-type="float" office:value="115.316127">
            <text:p>115,316127</text:p>
          </table:table-cell>
        </table:table-row>
        <table:table-row table:style-name="ro1">
          <table:table-cell office:value-type="float" office:value="1370.28591573">
            <text:p>1370,28591573</text:p>
          </table:table-cell>
          <table:table-cell office:value-type="float" office:value="304.37163946">
            <text:p>304,37163946</text:p>
          </table:table-cell>
          <table:table-cell office:value-type="float" office:value="920">
            <text:p>920</text:p>
          </table:table-cell>
          <table:table-cell office:value-type="string">
            <text:p>Ecole élémentaire Charles Daviler</text:p>
          </table:table-cell>
          <table:table-cell office:value-type="string">
            <text:p>00026101</text:p>
          </table:table-cell>
          <table:table-cell office:value-type="string">
            <text:p>0</text:p>
          </table:table-cell>
          <table:table-cell office:value-type="string">
            <text:p>00261</text:p>
          </table:table-cell>
          <table:table-cell office:value-type="string">
            <text:p>01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1371.34193">
            <text:p>1371,34193</text:p>
          </table:table-cell>
          <table:table-cell office:value-type="float" office:value="304.488875">
            <text:p>304,488875</text:p>
          </table:table-cell>
        </table:table-row>
        <table:table-row table:style-name="ro1">
          <table:table-cell office:value-type="float" office:value="510.67323758">
            <text:p>510,67323758</text:p>
          </table:table-cell>
          <table:table-cell office:value-type="float" office:value="113.24035742">
            <text:p>113,24035742</text:p>
          </table:table-cell>
          <table:table-cell office:value-type="float" office:value="922">
            <text:p>922</text:p>
          </table:table-cell>
          <table:table-cell office:value-type="string">
            <text:p>Ecole maternelle Victor Duruy</text:p>
          </table:table-cell>
          <table:table-cell office:value-type="string">
            <text:p>00025503</text:p>
          </table:table-cell>
          <table:table-cell office:value-type="string">
            <text:p>0</text:p>
          </table:table-cell>
          <table:table-cell office:value-type="string">
            <text:p>00255</text:p>
          </table:table-cell>
          <table:table-cell office:value-type="string">
            <text:p>03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511.0661">
            <text:p>511,0661</text:p>
          </table:table-cell>
          <table:table-cell office:value-type="float" office:value="113.283865">
            <text:p>113,283865</text:p>
          </table:table-cell>
        </table:table-row>
        <table:table-row table:style-name="ro1">
          <table:table-cell office:value-type="float" office:value="527.95356254">
            <text:p>527,95356254</text:p>
          </table:table-cell>
          <table:table-cell office:value-type="float" office:value="114.80104431">
            <text:p>114,80104431</text:p>
          </table:table-cell>
          <table:table-cell office:value-type="float" office:value="923">
            <text:p>923</text:p>
          </table:table-cell>
          <table:table-cell office:value-type="string">
            <text:p>Ecole maternelle Pauline Kergomard</text:p>
          </table:table-cell>
          <table:table-cell office:value-type="string">
            <text:p>70019400</text:p>
          </table:table-cell>
          <table:table-cell office:value-type="string">
            <text:p>7</text:p>
          </table:table-cell>
          <table:table-cell office:value-type="string">
            <text:p>00194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528.35932">
            <text:p>528,35932</text:p>
          </table:table-cell>
          <table:table-cell office:value-type="float" office:value="114.845377">
            <text:p>114,845377</text:p>
          </table:table-cell>
        </table:table-row>
        <table:table-row table:style-name="ro1">
          <table:table-cell office:value-type="float" office:value="542.68673743">
            <text:p>542,68673743</text:p>
          </table:table-cell>
          <table:table-cell office:value-type="float" office:value="97.11652096">
            <text:p>97,11652096</text:p>
          </table:table-cell>
          <table:table-cell office:value-type="float" office:value="925">
            <text:p>925</text:p>
          </table:table-cell>
          <table:table-cell office:value-type="string">
            <text:p>Ecole maternelle Pablo Néruda</text:p>
          </table:table-cell>
          <table:table-cell office:value-type="string">
            <text:p>00026801</text:p>
          </table:table-cell>
          <table:table-cell office:value-type="string">
            <text:p>0</text:p>
          </table:table-cell>
          <table:table-cell office:value-type="string">
            <text:p>00268</text:p>
          </table:table-cell>
          <table:table-cell office:value-type="string">
            <text:p>01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543.10439">
            <text:p>543,10439</text:p>
          </table:table-cell>
          <table:table-cell office:value-type="float" office:value="97.153943">
            <text:p>97,153943</text:p>
          </table:table-cell>
        </table:table-row>
        <table:table-row table:style-name="ro1">
          <table:table-cell office:value-type="float" office:value="449.13699675">
            <text:p>449,13699675</text:p>
          </table:table-cell>
          <table:table-cell office:value-type="float" office:value="92.67928641">
            <text:p>92,67928641</text:p>
          </table:table-cell>
          <table:table-cell office:value-type="float" office:value="926">
            <text:p>926</text:p>
          </table:table-cell>
          <table:table-cell office:value-type="string">
            <text:p>Ecole maternelle Pauline Kergomard</text:p>
          </table:table-cell>
          <table:table-cell office:value-type="string">
            <text:p>70019400</text:p>
          </table:table-cell>
          <table:table-cell office:value-type="string">
            <text:p>7</text:p>
          </table:table-cell>
          <table:table-cell office:value-type="string">
            <text:p>00194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449.48289">
            <text:p>449,48289</text:p>
          </table:table-cell>
          <table:table-cell office:value-type="float" office:value="92.714959">
            <text:p>92,714959</text:p>
          </table:table-cell>
        </table:table-row>
        <table:table-row table:style-name="ro1">
          <table:table-cell office:value-type="float" office:value="728.22237176">
            <text:p>728,22237176</text:p>
          </table:table-cell>
          <table:table-cell office:value-type="float" office:value="118.48612421">
            <text:p>118,48612421</text:p>
          </table:table-cell>
          <table:table-cell office:value-type="float" office:value="927">
            <text:p>927</text:p>
          </table:table-cell>
          <table:table-cell office:value-type="string">
            <text:p>Ecole élémentaire Simon Bolivar</text:p>
          </table:table-cell>
          <table:table-cell office:value-type="string">
            <text:p>00027101</text:p>
          </table:table-cell>
          <table:table-cell office:value-type="string">
            <text:p>0</text:p>
          </table:table-cell>
          <table:table-cell office:value-type="string">
            <text:p>00271</text:p>
          </table:table-cell>
          <table:table-cell office:value-type="string">
            <text:p>01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728.78288">
            <text:p>728,78288</text:p>
          </table:table-cell>
          <table:table-cell office:value-type="float" office:value="118.531876">
            <text:p>118,531876</text:p>
          </table:table-cell>
        </table:table-row>
        <table:table-row table:style-name="ro1">
          <table:table-cell office:value-type="float" office:value="695.4918438">
            <text:p>695,4918438</text:p>
          </table:table-cell>
          <table:table-cell office:value-type="float" office:value="111.11314612">
            <text:p>111,11314612</text:p>
          </table:table-cell>
          <table:table-cell office:value-type="float" office:value="928">
            <text:p>928</text:p>
          </table:table-cell>
          <table:table-cell office:value-type="string">
            <text:p>C.R.O.U.S</text:p>
          </table:table-cell>
          <table:table-cell office:value-type="string">
            <text:p>70019400</text:p>
          </table:table-cell>
          <table:table-cell office:value-type="string">
            <text:p>7</text:p>
          </table:table-cell>
          <table:table-cell office:value-type="string">
            <text:p>00794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696.02737">
            <text:p>696,02737</text:p>
          </table:table-cell>
          <table:table-cell office:value-type="float" office:value="111.155986">
            <text:p>111,155986</text:p>
          </table:table-cell>
        </table:table-row>
        <table:table-row table:style-name="ro1">
          <table:table-cell office:value-type="float" office:value="129.89472498">
            <text:p>129,89472498</text:p>
          </table:table-cell>
          <table:table-cell office:value-type="float" office:value="87.16279251">
            <text:p>87,16279251</text:p>
          </table:table-cell>
          <table:table-cell office:value-type="float" office:value="930">
            <text:p>930</text:p>
          </table:table-cell>
          <table:table-cell office:value-type="string">
            <text:p>Eglise Saint Esprit</text:p>
          </table:table-cell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CE</text:p>
          </table:table-cell>
          <table:table-cell table:number-columns-repeated="2" office:value-type="float" office:value="0">
            <text:p>0</text:p>
          </table:table-cell>
          <table:table-cell office:value-type="float" office:value="129.99436">
            <text:p>129,99436</text:p>
          </table:table-cell>
          <table:table-cell office:value-type="float" office:value="87.196175">
            <text:p>87,196175</text:p>
          </table:table-cell>
        </table:table-row>
        <table:table-row table:style-name="ro1">
          <table:table-cell office:value-type="float" office:value="728.5640688">
            <text:p>728,5640688</text:p>
          </table:table-cell>
          <table:table-cell office:value-type="float" office:value="244.68157141">
            <text:p>244,68157141</text:p>
          </table:table-cell>
          <table:table-cell office:value-type="float" office:value="932">
            <text:p>932</text:p>
          </table:table-cell>
          <table:table-cell office:value-type="string">
            <text:p>Eglise Saint Esprit</text:p>
          </table:table-cell>
          <table:table-cell office:value-type="string">
            <text:p>88888888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729.12317">
            <text:p>729,12317</text:p>
          </table:table-cell>
          <table:table-cell office:value-type="float" office:value="244.775523">
            <text:p>244,775523</text:p>
          </table:table-cell>
        </table:table-row>
        <table:table-row table:style-name="ro1">
          <table:table-cell office:value-type="float" office:value="367.92469995">
            <text:p>367,92469995</text:p>
          </table:table-cell>
          <table:table-cell office:value-type="float" office:value="91.21729553">
            <text:p>91,21729553</text:p>
          </table:table-cell>
          <table:table-cell office:value-type="float" office:value="933">
            <text:p>933</text:p>
          </table:table-cell>
          <table:table-cell office:value-type="string">
            <text:p>Cité universitaire Voie Domitienne</text:p>
          </table:table-cell>
          <table:table-cell office:value-type="string">
            <text:p>70019800</text:p>
          </table:table-cell>
          <table:table-cell office:value-type="string">
            <text:p>7</text:p>
          </table:table-cell>
          <table:table-cell office:value-type="string">
            <text:p>00198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368.20712">
            <text:p>368,20712</text:p>
          </table:table-cell>
          <table:table-cell office:value-type="float" office:value="91.252379">
            <text:p>91,252379</text:p>
          </table:table-cell>
        </table:table-row>
        <table:table-row table:style-name="ro1">
          <table:table-cell office:value-type="float" office:value="542.77538759">
            <text:p>542,77538759</text:p>
          </table:table-cell>
          <table:table-cell office:value-type="float" office:value="97.12972573">
            <text:p>97,12972573</text:p>
          </table:table-cell>
          <table:table-cell office:value-type="float" office:value="935">
            <text:p>935</text:p>
          </table:table-cell>
          <table:table-cell office:value-type="string">
            <text:p>Ecole maternelle Madeleine Renaud</text:p>
          </table:table-cell>
          <table:table-cell office:value-type="string">
            <text:p>00042101</text:p>
          </table:table-cell>
          <table:table-cell office:value-type="string">
            <text:p>0</text:p>
          </table:table-cell>
          <table:table-cell office:value-type="string">
            <text:p>00421</text:p>
          </table:table-cell>
          <table:table-cell office:value-type="string">
            <text:p>01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543.19131">
            <text:p>543,19131</text:p>
          </table:table-cell>
          <table:table-cell office:value-type="float" office:value="97.167005">
            <text:p>97,167005</text:p>
          </table:table-cell>
        </table:table-row>
        <table:table-row table:style-name="ro1">
          <table:table-cell office:value-type="float" office:value="501.58728432">
            <text:p>501,58728432</text:p>
          </table:table-cell>
          <table:table-cell office:value-type="float" office:value="94.04745066">
            <text:p>94,04745066</text:p>
          </table:table-cell>
          <table:table-cell office:value-type="float" office:value="936">
            <text:p>936</text:p>
          </table:table-cell>
          <table:table-cell office:value-type="string">
            <text:p>Hôtel du Département</text:p>
          </table:table-cell>
          <table:table-cell office:value-type="string">
            <text:p>70006100</text:p>
          </table:table-cell>
          <table:table-cell office:value-type="string">
            <text:p>7</text:p>
          </table:table-cell>
          <table:table-cell office:value-type="string">
            <text:p>00061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501.97272">
            <text:p>501,97272</text:p>
          </table:table-cell>
          <table:table-cell office:value-type="float" office:value="94.083595">
            <text:p>94,083595</text:p>
          </table:table-cell>
        </table:table-row>
        <table:table-row table:style-name="ro1">
          <table:table-cell office:value-type="float" office:value="828.09114694">
            <text:p>828,09114694</text:p>
          </table:table-cell>
          <table:table-cell office:value-type="float" office:value="131.2764073">
            <text:p>131,2764073</text:p>
          </table:table-cell>
          <table:table-cell office:value-type="float" office:value="937">
            <text:p>937</text:p>
          </table:table-cell>
          <table:table-cell office:value-type="string">
            <text:p>Ecole élémentaire Antoine Balard</text:p>
          </table:table-cell>
          <table:table-cell office:value-type="string">
            <text:p>00042301</text:p>
          </table:table-cell>
          <table:table-cell office:value-type="string">
            <text:p>0</text:p>
          </table:table-cell>
          <table:table-cell office:value-type="string">
            <text:p>00423</text:p>
          </table:table-cell>
          <table:table-cell office:value-type="string">
            <text:p>01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828.72886">
            <text:p>828,72886</text:p>
          </table:table-cell>
          <table:table-cell office:value-type="float" office:value="131.327071">
            <text:p>131,327071</text:p>
          </table:table-cell>
        </table:table-row>
        <table:table-row table:style-name="ro1">
          <table:table-cell office:value-type="float" office:value="3615.42524392">
            <text:p>3615,42524392</text:p>
          </table:table-cell>
          <table:table-cell office:value-type="float" office:value="258.10004545">
            <text:p>258,10004545</text:p>
          </table:table-cell>
          <table:table-cell office:value-type="float" office:value="938">
            <text:p>938</text:p>
          </table:table-cell>
          <table:table-cell/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3618.20628">
            <text:p>3618,20628</text:p>
          </table:table-cell>
          <table:table-cell office:value-type="float" office:value="258.199181">
            <text:p>258,199181</text:p>
          </table:table-cell>
        </table:table-row>
        <table:table-row table:style-name="ro1">
          <table:table-cell office:value-type="float" office:value="1059.93964985">
            <text:p>1059,93964985</text:p>
          </table:table-cell>
          <table:table-cell office:value-type="float" office:value="137.54425753">
            <text:p>137,54425753</text:p>
          </table:table-cell>
          <table:table-cell office:value-type="float" office:value="941">
            <text:p>941</text:p>
          </table:table-cell>
          <table:table-cell office:value-type="string">
            <text:p>Chambre Régionale des Métiers L.R.</text:p>
          </table:table-cell>
          <table:table-cell office:value-type="string">
            <text:p>70002400</text:p>
          </table:table-cell>
          <table:table-cell office:value-type="string">
            <text:p>7</text:p>
          </table:table-cell>
          <table:table-cell office:value-type="string">
            <text:p>00024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060.75421">
            <text:p>1060,75421</text:p>
          </table:table-cell>
          <table:table-cell office:value-type="float" office:value="137.597024">
            <text:p>137,597024</text:p>
          </table:table-cell>
        </table:table-row>
        <table:table-row table:style-name="ro1">
          <table:table-cell office:value-type="float" office:value="388.08509062">
            <text:p>388,08509062</text:p>
          </table:table-cell>
          <table:table-cell office:value-type="float" office:value="101.31226913">
            <text:p>101,31226913</text:p>
          </table:table-cell>
          <table:table-cell office:value-type="float" office:value="942">
            <text:p>942</text:p>
          </table:table-cell>
          <table:table-cell office:value-type="string">
            <text:p>Cité Universitaire Boutonnet</text:p>
          </table:table-cell>
          <table:table-cell office:value-type="string">
            <text:p>70019400</text:p>
          </table:table-cell>
          <table:table-cell office:value-type="string">
            <text:p>7</text:p>
          </table:table-cell>
          <table:table-cell office:value-type="string">
            <text:p>00794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388.38465">
            <text:p>388,38465</text:p>
          </table:table-cell>
          <table:table-cell office:value-type="float" office:value="101.351282">
            <text:p>101,351282</text:p>
          </table:table-cell>
        </table:table-row>
        <table:table-row table:style-name="ro1">
          <table:table-cell office:value-type="float" office:value="623.47577182">
            <text:p>623,47577182</text:p>
          </table:table-cell>
          <table:table-cell office:value-type="float" office:value="121.88865025">
            <text:p>121,88865025</text:p>
          </table:table-cell>
          <table:table-cell office:value-type="float" office:value="943">
            <text:p>943</text:p>
          </table:table-cell>
          <table:table-cell office:value-type="string">
            <text:p>Lycée Jean Monnet</text:p>
          </table:table-cell>
          <table:table-cell office:value-type="string">
            <text:p>70009800</text:p>
          </table:table-cell>
          <table:table-cell office:value-type="string">
            <text:p>7</text:p>
          </table:table-cell>
          <table:table-cell office:value-type="string">
            <text:p>00098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623.95465">
            <text:p>623,95465</text:p>
          </table:table-cell>
          <table:table-cell office:value-type="float" office:value="121.935239">
            <text:p>121,935239</text:p>
          </table:table-cell>
        </table:table-row>
        <table:table-row table:style-name="ro1">
          <table:table-cell office:value-type="float" office:value="367.12990944">
            <text:p>367,12990944</text:p>
          </table:table-cell>
          <table:table-cell office:value-type="float" office:value="91.21785025">
            <text:p>91,21785025</text:p>
          </table:table-cell>
          <table:table-cell office:value-type="float" office:value="944">
            <text:p>944</text:p>
          </table:table-cell>
          <table:table-cell office:value-type="string">
            <text:p>Cité universitaire Voie Domitienne</text:p>
          </table:table-cell>
          <table:table-cell office:value-type="string">
            <text:p>70019800</text:p>
          </table:table-cell>
          <table:table-cell office:value-type="string">
            <text:p>7</text:p>
          </table:table-cell>
          <table:table-cell office:value-type="string">
            <text:p>00198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367.41116">
            <text:p>367,41116</text:p>
          </table:table-cell>
          <table:table-cell office:value-type="float" office:value="91.252811">
            <text:p>91,252811</text:p>
          </table:table-cell>
        </table:table-row>
        <table:table-row table:style-name="ro1">
          <table:table-cell office:value-type="float" office:value="123.01765626">
            <text:p>123,01765626</text:p>
          </table:table-cell>
          <table:table-cell office:value-type="float" office:value="50.86285814">
            <text:p>50,86285814</text:p>
          </table:table-cell>
          <table:table-cell office:value-type="float" office:value="945">
            <text:p>945</text:p>
          </table:table-cell>
          <table:table-cell office:value-type="string">
            <text:p>Cité Universitaire Boutonnet</text:p>
          </table:table-cell>
          <table:table-cell office:value-type="string">
            <text:p>70019400</text:p>
          </table:table-cell>
          <table:table-cell office:value-type="string">
            <text:p>7</text:p>
          </table:table-cell>
          <table:table-cell office:value-type="string">
            <text:p>00194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23.11183">
            <text:p>123,11183</text:p>
          </table:table-cell>
          <table:table-cell office:value-type="float" office:value="50.882248">
            <text:p>50,882248</text:p>
          </table:table-cell>
        </table:table-row>
        <table:table-row table:style-name="ro1">
          <table:table-cell office:value-type="float" office:value="1387.14557182">
            <text:p>1387,14557182</text:p>
          </table:table-cell>
          <table:table-cell office:value-type="float" office:value="150.59199971">
            <text:p>150,59199971</text:p>
          </table:table-cell>
          <table:table-cell office:value-type="float" office:value="946">
            <text:p>946</text:p>
          </table:table-cell>
          <table:table-cell office:value-type="string">
            <text:p>Lycée Jean Monnet</text:p>
          </table:table-cell>
          <table:table-cell office:value-type="string">
            <text:p>88888888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float" office:value="1388.21479">
            <text:p>1388,21479</text:p>
          </table:table-cell>
          <table:table-cell office:value-type="float" office:value="150.650121">
            <text:p>150,650121</text:p>
          </table:table-cell>
        </table:table-row>
        <table:table-row table:style-name="ro1">
          <table:table-cell office:value-type="float" office:value="257.57406877">
            <text:p>257,57406877</text:p>
          </table:table-cell>
          <table:table-cell office:value-type="float" office:value="64.20010833">
            <text:p>64,20010833</text:p>
          </table:table-cell>
          <table:table-cell office:value-type="float" office:value="948">
            <text:p>948</text:p>
          </table:table-cell>
          <table:table-cell office:value-type="string">
            <text:p>Lycée Jean Monnet</text:p>
          </table:table-cell>
          <table:table-cell office:value-type="string">
            <text:p>70009800</text:p>
          </table:table-cell>
          <table:table-cell office:value-type="string">
            <text:p>7</text:p>
          </table:table-cell>
          <table:table-cell office:value-type="string">
            <text:p>00098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257.7722">
            <text:p>257,7722</text:p>
          </table:table-cell>
          <table:table-cell office:value-type="float" office:value="64.224795">
            <text:p>64,224795</text:p>
          </table:table-cell>
        </table:table-row>
        <table:table-row table:style-name="ro1">
          <table:table-cell office:value-type="float" office:value="434.09701566">
            <text:p>434,09701566</text:p>
          </table:table-cell>
          <table:table-cell office:value-type="float" office:value="86.94331193">
            <text:p>86,94331193</text:p>
          </table:table-cell>
          <table:table-cell office:value-type="float" office:value="949">
            <text:p>949</text:p>
          </table:table-cell>
          <table:table-cell office:value-type="string">
            <text:p>Cité Universitaire Boutonnet</text:p>
          </table:table-cell>
          <table:table-cell office:value-type="string">
            <text:p>70019400</text:p>
          </table:table-cell>
          <table:table-cell office:value-type="string">
            <text:p>7</text:p>
          </table:table-cell>
          <table:table-cell office:value-type="string">
            <text:p>00794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434.43032">
            <text:p>434,43032</text:p>
          </table:table-cell>
          <table:table-cell office:value-type="float" office:value="86.976658">
            <text:p>86,976658</text:p>
          </table:table-cell>
        </table:table-row>
        <table:table-row table:style-name="ro1">
          <table:table-cell office:value-type="float" office:value="37.84532189">
            <text:p>37,84532189</text:p>
          </table:table-cell>
          <table:table-cell office:value-type="float" office:value="28.84771217">
            <text:p>28,84771217</text:p>
          </table:table-cell>
          <table:table-cell office:value-type="float" office:value="950">
            <text:p>950</text:p>
          </table:table-cell>
          <table:table-cell office:value-type="string">
            <text:p>Lycée Jean Monnet</text:p>
          </table:table-cell>
          <table:table-cell office:value-type="string">
            <text:p>70009800</text:p>
          </table:table-cell>
          <table:table-cell office:value-type="string">
            <text:p>7</text:p>
          </table:table-cell>
          <table:table-cell office:value-type="string">
            <text:p>00098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37.87428">
            <text:p>37,87428</text:p>
          </table:table-cell>
          <table:table-cell office:value-type="float" office:value="28.858676">
            <text:p>28,858676</text:p>
          </table:table-cell>
        </table:table-row>
        <table:table-row table:style-name="ro1">
          <table:table-cell office:value-type="float" office:value="99.91327188">
            <text:p>99,91327188</text:p>
          </table:table-cell>
          <table:table-cell office:value-type="float" office:value="45.64752718">
            <text:p>45,64752718</text:p>
          </table:table-cell>
          <table:table-cell office:value-type="float" office:value="952">
            <text:p>952</text:p>
          </table:table-cell>
          <table:table-cell office:value-type="string">
            <text:p>M.P.T Paul Emile Victor</text:p>
          </table:table-cell>
          <table:table-cell office:value-type="string">
            <text:p>00140200</text:p>
          </table:table-cell>
          <table:table-cell office:value-type="string">
            <text:p>0</text:p>
          </table:table-cell>
          <table:table-cell office:value-type="string">
            <text:p>01402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99.99035">
            <text:p>99,99035</text:p>
          </table:table-cell>
          <table:table-cell office:value-type="float" office:value="45.665101">
            <text:p>45,665101</text:p>
          </table:table-cell>
        </table:table-row>
        <table:table-row table:style-name="ro1">
          <table:table-cell office:value-type="float" office:value="1088.17076875">
            <text:p>1088,17076875</text:p>
          </table:table-cell>
          <table:table-cell office:value-type="float" office:value="149.25235519">
            <text:p>149,25235519</text:p>
          </table:table-cell>
          <table:table-cell office:value-type="float" office:value="954">
            <text:p>954</text:p>
          </table:table-cell>
          <table:table-cell office:value-type="string">
            <text:p>Cité Universitaire Boutonnet</text:p>
          </table:table-cell>
          <table:table-cell office:value-type="string">
            <text:p>70002700</text:p>
          </table:table-cell>
          <table:table-cell office:value-type="string">
            <text:p>7</text:p>
          </table:table-cell>
          <table:table-cell office:value-type="string">
            <text:p>00027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089.00668">
            <text:p>1089,00668</text:p>
          </table:table-cell>
          <table:table-cell office:value-type="float" office:value="149.309321">
            <text:p>149,309321</text:p>
          </table:table-cell>
        </table:table-row>
        <table:table-row table:style-name="ro1">
          <table:table-cell office:value-type="float" office:value="1518.86155546">
            <text:p>1518,86155546</text:p>
          </table:table-cell>
          <table:table-cell office:value-type="float" office:value="191.07459255">
            <text:p>191,07459255</text:p>
          </table:table-cell>
          <table:table-cell office:value-type="float" office:value="955">
            <text:p>955</text:p>
          </table:table-cell>
          <table:table-cell office:value-type="string">
            <text:p>Centre Social CAF</text:p>
          </table:table-cell>
          <table:table-cell office:value-type="string">
            <text:p>00042101</text:p>
          </table:table-cell>
          <table:table-cell office:value-type="string">
            <text:p>0</text:p>
          </table:table-cell>
          <table:table-cell office:value-type="string">
            <text:p>00421</text:p>
          </table:table-cell>
          <table:table-cell office:value-type="string">
            <text:p>01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520.02874">
            <text:p>1520,02874</text:p>
          </table:table-cell>
          <table:table-cell office:value-type="float" office:value="191.148033">
            <text:p>191,148033</text:p>
          </table:table-cell>
        </table:table-row>
        <table:table-row table:style-name="ro1">
          <table:table-cell office:value-type="float" office:value="446.27973426">
            <text:p>446,27973426</text:p>
          </table:table-cell>
          <table:table-cell office:value-type="float" office:value="119.25525655">
            <text:p>119,25525655</text:p>
          </table:table-cell>
          <table:table-cell office:value-type="float" office:value="956">
            <text:p>956</text:p>
          </table:table-cell>
          <table:table-cell office:value-type="string">
            <text:p>M.P.T Paul Emile Victor</text:p>
          </table:table-cell>
          <table:table-cell office:value-type="string">
            <text:p>00140200</text:p>
          </table:table-cell>
          <table:table-cell office:value-type="string">
            <text:p>0</text:p>
          </table:table-cell>
          <table:table-cell office:value-type="string">
            <text:p>01402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446.62365">
            <text:p>446,62365</text:p>
          </table:table-cell>
          <table:table-cell office:value-type="float" office:value="119.300971">
            <text:p>119,300971</text:p>
          </table:table-cell>
        </table:table-row>
        <table:table-row table:style-name="ro1">
          <table:table-cell office:value-type="float" office:value="792.07945004">
            <text:p>792,07945004</text:p>
          </table:table-cell>
          <table:table-cell office:value-type="float" office:value="273.59750371">
            <text:p>273,59750371</text:p>
          </table:table-cell>
          <table:table-cell office:value-type="float" office:value="702">
            <text:p>702</text:p>
          </table:table-cell>
          <table:table-cell office:value-type="string">
            <text:p>Eglise Sainte Thérèse</text:p>
          </table:table-cell>
          <table:table-cell office:value-type="string">
            <text:p>88888888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792.69744">
            <text:p>792,69744</text:p>
          </table:table-cell>
          <table:table-cell office:value-type="float" office:value="273.704346">
            <text:p>273,704346</text:p>
          </table:table-cell>
        </table:table-row>
        <table:table-row table:style-name="ro1">
          <table:table-cell office:value-type="float" office:value="563.20010316">
            <text:p>563,20010316</text:p>
          </table:table-cell>
          <table:table-cell office:value-type="float" office:value="152.93709782">
            <text:p>152,93709782</text:p>
          </table:table-cell>
          <table:table-cell office:value-type="float" office:value="704">
            <text:p>704</text:p>
          </table:table-cell>
          <table:table-cell office:value-type="string">
            <text:p>Ecole maternelle La Fontaine</text:p>
          </table:table-cell>
          <table:table-cell office:value-type="string">
            <text:p>00034003</text:p>
          </table:table-cell>
          <table:table-cell office:value-type="string">
            <text:p>0</text:p>
          </table:table-cell>
          <table:table-cell office:value-type="string">
            <text:p>00340</text:p>
          </table:table-cell>
          <table:table-cell office:value-type="string">
            <text:p>03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563.64015">
            <text:p>563,64015</text:p>
          </table:table-cell>
          <table:table-cell office:value-type="float" office:value="152.996416">
            <text:p>152,996416</text:p>
          </table:table-cell>
        </table:table-row>
        <table:table-row table:style-name="ro1">
          <table:table-cell office:value-type="float" office:value="2759.99840952">
            <text:p>2759,99840952</text:p>
          </table:table-cell>
          <table:table-cell office:value-type="float" office:value="346.9901535">
            <text:p>346,9901535</text:p>
          </table:table-cell>
          <table:table-cell office:value-type="float" office:value="707">
            <text:p>707</text:p>
          </table:table-cell>
          <table:table-cell office:value-type="string">
            <text:p>Clinique Saint Roch</text:p>
          </table:table-cell>
          <table:table-cell office:value-type="string">
            <text:p>70015800</text:p>
          </table:table-cell>
          <table:table-cell office:value-type="string">
            <text:p>7</text:p>
          </table:table-cell>
          <table:table-cell office:value-type="string">
            <text:p>00158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2762.14962">
            <text:p>2762,14962</text:p>
          </table:table-cell>
          <table:table-cell office:value-type="float" office:value="347.125019">
            <text:p>347,125019</text:p>
          </table:table-cell>
        </table:table-row>
        <table:table-row table:style-name="ro1">
          <table:table-cell office:value-type="float" office:value="3482.67725318">
            <text:p>3482,67725318</text:p>
          </table:table-cell>
          <table:table-cell office:value-type="float" office:value="499.71262099">
            <text:p>499,71262099</text:p>
          </table:table-cell>
          <table:table-cell office:value-type="float" office:value="708">
            <text:p>708</text:p>
          </table:table-cell>
          <table:table-cell office:value-type="string">
            <text:p>Institut de Botanique</text:p>
          </table:table-cell>
          <table:table-cell office:value-type="string">
            <text:p>70012800</text:p>
          </table:table-cell>
          <table:table-cell office:value-type="string">
            <text:p>7</text:p>
          </table:table-cell>
          <table:table-cell office:value-type="string">
            <text:p>00128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3485.39036">
            <text:p>3485,39036</text:p>
          </table:table-cell>
          <table:table-cell office:value-type="float" office:value="499.906693">
            <text:p>499,906693</text:p>
          </table:table-cell>
        </table:table-row>
        <table:table-row table:style-name="ro1">
          <table:table-cell office:value-type="float" office:value="213.23409374">
            <text:p>213,23409374</text:p>
          </table:table-cell>
          <table:table-cell office:value-type="float" office:value="61.22871527">
            <text:p>61,22871527</text:p>
          </table:table-cell>
          <table:table-cell office:value-type="float" office:value="714">
            <text:p>714</text:p>
          </table:table-cell>
          <table:table-cell office:value-type="string">
            <text:p>Domaine de Grammont</text:p>
          </table:table-cell>
          <table:table-cell office:value-type="string">
            <text:p>00044000</text:p>
          </table:table-cell>
          <table:table-cell office:value-type="string">
            <text:p>0</text:p>
          </table:table-cell>
          <table:table-cell office:value-type="string">
            <text:p>00440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213.39889">
            <text:p>213,39889</text:p>
          </table:table-cell>
          <table:table-cell office:value-type="float" office:value="61.252403">
            <text:p>61,252403</text:p>
          </table:table-cell>
        </table:table-row>
        <table:table-row table:style-name="ro1">
          <table:table-cell office:value-type="float" office:value="6246.57079976">
            <text:p>6246,57079976</text:p>
          </table:table-cell>
          <table:table-cell office:value-type="float" office:value="1001.88868955">
            <text:p>1001,88868955</text:p>
          </table:table-cell>
          <table:table-cell office:value-type="float" office:value="717">
            <text:p>717</text:p>
          </table:table-cell>
          <table:table-cell office:value-type="string">
            <text:p>Maison des Choeurs</text:p>
          </table:table-cell>
          <table:table-cell office:value-type="string">
            <text:p>70016100</text:p>
          </table:table-cell>
          <table:table-cell office:value-type="string">
            <text:p>7</text:p>
          </table:table-cell>
          <table:table-cell office:value-type="string">
            <text:p>00161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6251.4327">
            <text:p>6251,4327</text:p>
          </table:table-cell>
          <table:table-cell office:value-type="float" office:value="1002.277617">
            <text:p>1002,277617</text:p>
          </table:table-cell>
        </table:table-row>
        <table:table-row table:style-name="ro1">
          <table:table-cell office:value-type="float" office:value="131.08972505">
            <text:p>131,08972505</text:p>
          </table:table-cell>
          <table:table-cell office:value-type="float" office:value="46.97752791">
            <text:p>46,97752791</text:p>
          </table:table-cell>
          <table:table-cell office:value-type="float" office:value="721">
            <text:p>721</text:p>
          </table:table-cell>
          <table:table-cell office:value-type="string">
            <text:p>Domaine de Grammont</text:p>
          </table:table-cell>
          <table:table-cell office:value-type="string">
            <text:p>00044000</text:p>
          </table:table-cell>
          <table:table-cell office:value-type="string">
            <text:p>0</text:p>
          </table:table-cell>
          <table:table-cell office:value-type="string">
            <text:p>00440</text:p>
          </table:table-cell>
          <table:table-cell office:value-type="string">
            <text:p>00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float" office:value="131.19141">
            <text:p>131,19141</text:p>
          </table:table-cell>
          <table:table-cell office:value-type="float" office:value="46.995789">
            <text:p>46,995789</text:p>
          </table:table-cell>
        </table:table-row>
        <table:table-row table:style-name="ro1">
          <table:table-cell office:value-type="float" office:value="3044.87875623">
            <text:p>3044,87875623</text:p>
          </table:table-cell>
          <table:table-cell office:value-type="float" office:value="532.73472266">
            <text:p>532,73472266</text:p>
          </table:table-cell>
          <table:table-cell office:value-type="float" office:value="723">
            <text:p>723</text:p>
          </table:table-cell>
          <table:table-cell office:value-type="string">
            <text:p>Collège Arthur Rimbaud</text:p>
          </table:table-cell>
          <table:table-cell office:value-type="string">
            <text:p>70011200</text:p>
          </table:table-cell>
          <table:table-cell office:value-type="string">
            <text:p>7</text:p>
          </table:table-cell>
          <table:table-cell office:value-type="string">
            <text:p>00112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3047.25178">
            <text:p>3047,25178</text:p>
          </table:table-cell>
          <table:table-cell office:value-type="float" office:value="532.942549">
            <text:p>532,942549</text:p>
          </table:table-cell>
        </table:table-row>
        <table:table-row table:style-name="ro1">
          <table:table-cell office:value-type="float" office:value="3608.35280628">
            <text:p>3608,35280628</text:p>
          </table:table-cell>
          <table:table-cell office:value-type="float" office:value="591.20689976">
            <text:p>591,20689976</text:p>
          </table:table-cell>
          <table:table-cell office:value-type="float" office:value="726">
            <text:p>726</text:p>
          </table:table-cell>
          <table:table-cell office:value-type="string">
            <text:p>Complexe funéraire Saint Etienne</text:p>
          </table:table-cell>
          <table:table-cell office:value-type="string">
            <text:p>00013500</text:p>
          </table:table-cell>
          <table:table-cell office:value-type="string">
            <text:p>0</text:p>
          </table:table-cell>
          <table:table-cell office:value-type="string">
            <text:p>00135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3611.14579">
            <text:p>3611,14579</text:p>
          </table:table-cell>
          <table:table-cell office:value-type="float" office:value="591.436226">
            <text:p>591,436226</text:p>
          </table:table-cell>
        </table:table-row>
        <table:table-row table:style-name="ro1">
          <table:table-cell office:value-type="float" office:value="1325.97792689">
            <text:p>1325,97792689</text:p>
          </table:table-cell>
          <table:table-cell office:value-type="float" office:value="230.21090625">
            <text:p>230,21090625</text:p>
          </table:table-cell>
          <table:table-cell office:value-type="float" office:value="727">
            <text:p>727</text:p>
          </table:table-cell>
          <table:table-cell office:value-type="string">
            <text:p>Domaine de Grammont</text:p>
          </table:table-cell>
          <table:table-cell office:value-type="string">
            <text:p>00044000</text:p>
          </table:table-cell>
          <table:table-cell office:value-type="string">
            <text:p>0</text:p>
          </table:table-cell>
          <table:table-cell office:value-type="string">
            <text:p>00440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1327.00718">
            <text:p>1327,00718</text:p>
          </table:table-cell>
          <table:table-cell office:value-type="float" office:value="230.300454">
            <text:p>230,300454</text:p>
          </table:table-cell>
        </table:table-row>
        <table:table-row table:style-name="ro1">
          <table:table-cell office:value-type="float" office:value="456.19107508">
            <text:p>456,19107508</text:p>
          </table:table-cell>
          <table:table-cell office:value-type="float" office:value="173.84039075">
            <text:p>173,84039075</text:p>
          </table:table-cell>
          <table:table-cell office:value-type="float" office:value="729">
            <text:p>729</text:p>
          </table:table-cell>
          <table:table-cell office:value-type="string">
            <text:p>Salle des sports Petit-Bard</text:p>
          </table:table-cell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456.54669">
            <text:p>456,54669</text:p>
          </table:table-cell>
          <table:table-cell office:value-type="float" office:value="173.908028">
            <text:p>173,908028</text:p>
          </table:table-cell>
        </table:table-row>
        <table:table-row table:style-name="ro1">
          <table:table-cell office:value-type="float" office:value="67.62979687">
            <text:p>67,62979687</text:p>
          </table:table-cell>
          <table:table-cell office:value-type="float" office:value="39.58073792">
            <text:p>39,58073792</text:p>
          </table:table-cell>
          <table:table-cell office:value-type="float" office:value="732">
            <text:p>732</text:p>
          </table:table-cell>
          <table:table-cell office:value-type="string">
            <text:p>Ecole élémentaire Condorcet</text:p>
          </table:table-cell>
          <table:table-cell office:value-type="string">
            <text:p>00030202</text:p>
          </table:table-cell>
          <table:table-cell office:value-type="string">
            <text:p>0</text:p>
          </table:table-cell>
          <table:table-cell office:value-type="string">
            <text:p>00302</text:p>
          </table:table-cell>
          <table:table-cell office:value-type="string">
            <text:p>02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67.68274">
            <text:p>67,68274</text:p>
          </table:table-cell>
          <table:table-cell office:value-type="float" office:value="39.596048">
            <text:p>39,596048</text:p>
          </table:table-cell>
        </table:table-row>
        <table:table-row table:style-name="ro1">
          <table:table-cell office:value-type="float" office:value="480.39023144">
            <text:p>480,39023144</text:p>
          </table:table-cell>
          <table:table-cell office:value-type="float" office:value="108.73300482">
            <text:p>108,73300482</text:p>
          </table:table-cell>
          <table:table-cell office:value-type="float" office:value="734">
            <text:p>734</text:p>
          </table:table-cell>
          <table:table-cell office:value-type="string">
            <text:p>Collège Camille Claudel</text:p>
          </table:table-cell>
          <table:table-cell office:value-type="string">
            <text:p>00026501</text:p>
          </table:table-cell>
          <table:table-cell office:value-type="string">
            <text:p>0</text:p>
          </table:table-cell>
          <table:table-cell office:value-type="string">
            <text:p>00265</text:p>
          </table:table-cell>
          <table:table-cell office:value-type="string">
            <text:p>01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480.76309">
            <text:p>480,76309</text:p>
          </table:table-cell>
          <table:table-cell office:value-type="float" office:value="108.775578">
            <text:p>108,775578</text:p>
          </table:table-cell>
        </table:table-row>
        <table:table-row table:style-name="ro1">
          <table:table-cell office:value-type="float" office:value="395.94294055">
            <text:p>395,94294055</text:p>
          </table:table-cell>
          <table:table-cell office:value-type="float" office:value="137.40779888">
            <text:p>137,40779888</text:p>
          </table:table-cell>
          <table:table-cell office:value-type="float" office:value="736">
            <text:p>736</text:p>
          </table:table-cell>
          <table:table-cell office:value-type="string">
            <text:p>La Maison des Seniors</text:p>
          </table:table-cell>
          <table:table-cell office:value-type="string">
            <text:p>00024100</text:p>
          </table:table-cell>
          <table:table-cell office:value-type="string">
            <text:p>0</text:p>
          </table:table-cell>
          <table:table-cell office:value-type="string">
            <text:p>00241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396.25064">
            <text:p>396,25064</text:p>
          </table:table-cell>
          <table:table-cell office:value-type="float" office:value="137.461009">
            <text:p>137,461009</text:p>
          </table:table-cell>
        </table:table-row>
        <table:table-row table:style-name="ro1">
          <table:table-cell office:value-type="float" office:value="1085.90422501">
            <text:p>1085,90422501</text:p>
          </table:table-cell>
          <table:table-cell office:value-type="float" office:value="156.62786759">
            <text:p>156,62786759</text:p>
          </table:table-cell>
          <table:table-cell office:value-type="float" office:value="740">
            <text:p>740</text:p>
          </table:table-cell>
          <table:table-cell office:value-type="string">
            <text:p>Ecole maternelle Geneviève Bon</text:p>
          </table:table-cell>
          <table:table-cell office:value-type="string">
            <text:p>00041001</text:p>
          </table:table-cell>
          <table:table-cell office:value-type="string">
            <text:p>0</text:p>
          </table:table-cell>
          <table:table-cell office:value-type="string">
            <text:p>00410</text:p>
          </table:table-cell>
          <table:table-cell office:value-type="string">
            <text:p>01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1086.74953">
            <text:p>1086,74953</text:p>
          </table:table-cell>
          <table:table-cell office:value-type="float" office:value="156.688978">
            <text:p>156,688978</text:p>
          </table:table-cell>
        </table:table-row>
        <table:table-row table:style-name="ro1">
          <table:table-cell office:value-type="float" office:value="3051.41200934">
            <text:p>3051,41200934</text:p>
          </table:table-cell>
          <table:table-cell office:value-type="float" office:value="503.69958662">
            <text:p>503,69958662</text:p>
          </table:table-cell>
          <table:table-cell office:value-type="float" office:value="742">
            <text:p>742</text:p>
          </table:table-cell>
          <table:table-cell/>
          <table:table-cell office:value-type="string">
            <text:p>70018000</text:p>
          </table:table-cell>
          <table:table-cell office:value-type="string">
            <text:p>7</text:p>
          </table:table-cell>
          <table:table-cell office:value-type="string">
            <text:p>00180</text:p>
          </table:table-cell>
          <table:table-cell office:value-type="string">
            <text:p>00</text:p>
          </table:table-cell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3053.78734">
            <text:p>3053,78734</text:p>
          </table:table-cell>
          <table:table-cell office:value-type="float" office:value="503.895664">
            <text:p>503,895664</text:p>
          </table:table-cell>
        </table:table-row>
        <table:table-row table:style-name="ro1">
          <table:table-cell office:value-type="float" office:value="3936.6428124">
            <text:p>3936,6428124</text:p>
          </table:table-cell>
          <table:table-cell office:value-type="float" office:value="741.72819885">
            <text:p>741,72819885</text:p>
          </table:table-cell>
          <table:table-cell office:value-type="float" office:value="745">
            <text:p>745</text:p>
          </table:table-cell>
          <table:table-cell/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3939.70144">
            <text:p>3939,70144</text:p>
          </table:table-cell>
          <table:table-cell office:value-type="float" office:value="742.016861">
            <text:p>742,016861</text:p>
          </table:table-cell>
        </table:table-row>
        <table:table-row table:style-name="ro1">
          <table:table-cell office:value-type="float" office:value="281.50395001">
            <text:p>281,50395001</text:p>
          </table:table-cell>
          <table:table-cell office:value-type="float" office:value="110.55564865">
            <text:p>110,55564865</text:p>
          </table:table-cell>
          <table:table-cell office:value-type="float" office:value="749">
            <text:p>749</text:p>
          </table:table-cell>
          <table:table-cell office:value-type="string">
            <text:p>La Poste</text:p>
          </table:table-cell>
          <table:table-cell office:value-type="string">
            <text:p>70025800</text:p>
          </table:table-cell>
          <table:table-cell office:value-type="string">
            <text:p>7</text:p>
          </table:table-cell>
          <table:table-cell office:value-type="string">
            <text:p>00258</text:p>
          </table:table-cell>
          <table:table-cell office:value-type="string">
            <text:p>00</text:p>
          </table:table-cell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281.72208">
            <text:p>281,72208</text:p>
          </table:table-cell>
          <table:table-cell office:value-type="float" office:value="110.598237">
            <text:p>110,598237</text:p>
          </table:table-cell>
        </table:table-row>
        <table:table-row table:style-name="ro1">
          <table:table-cell office:value-type="float" office:value="4060.20570001">
            <text:p>4060,20570001</text:p>
          </table:table-cell>
          <table:table-cell office:value-type="float" office:value="639.69878288">
            <text:p>639,69878288</text:p>
          </table:table-cell>
          <table:table-cell office:value-type="float" office:value="751">
            <text:p>751</text:p>
          </table:table-cell>
          <table:table-cell/>
          <table:table-cell office:value-type="string">
            <text:p>70016100</text:p>
          </table:table-cell>
          <table:table-cell office:value-type="string">
            <text:p>7</text:p>
          </table:table-cell>
          <table:table-cell office:value-type="string">
            <text:p>00161</text:p>
          </table:table-cell>
          <table:table-cell office:value-type="string">
            <text:p>00</text:p>
          </table:table-cell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4063.36192">
            <text:p>4063,36192</text:p>
          </table:table-cell>
          <table:table-cell office:value-type="float" office:value="639.946228">
            <text:p>639,946228</text:p>
          </table:table-cell>
        </table:table-row>
        <table:table-row table:style-name="ro1">
          <table:table-cell office:value-type="float" office:value="158.87378745">
            <text:p>158,87378745</text:p>
          </table:table-cell>
          <table:table-cell office:value-type="float" office:value="85.94105902">
            <text:p>85,94105902</text:p>
          </table:table-cell>
          <table:table-cell office:value-type="float" office:value="757">
            <text:p>757</text:p>
          </table:table-cell>
          <table:table-cell office:value-type="string">
            <text:p>Eglise Sainte Jeanne d'Arc</text:p>
          </table:table-cell>
          <table:table-cell table:number-columns-repeated="4"/>
          <table:table-cell office:value-type="string">
            <text:p>CE</text:p>
          </table:table-cell>
          <table:table-cell table:number-columns-repeated="2" office:value-type="float" office:value="0">
            <text:p>0</text:p>
          </table:table-cell>
          <table:table-cell office:value-type="float" office:value="158.99722">
            <text:p>158,99722</text:p>
          </table:table-cell>
          <table:table-cell office:value-type="float" office:value="85.974787">
            <text:p>85,974787</text:p>
          </table:table-cell>
        </table:table-row>
        <table:table-row table:style-name="ro1">
          <table:table-cell office:value-type="float" office:value="708.72897505">
            <text:p>708,72897505</text:p>
          </table:table-cell>
          <table:table-cell office:value-type="float" office:value="222.35197763">
            <text:p>222,35197763</text:p>
          </table:table-cell>
          <table:table-cell office:value-type="float" office:value="759">
            <text:p>759</text:p>
          </table:table-cell>
          <table:table-cell office:value-type="string">
            <text:p>Eglise Sainte Jeanne d'Arc</text:p>
          </table:table-cell>
          <table:table-cell table:number-columns-repeated="4"/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709.27943">
            <text:p>709,27943</text:p>
          </table:table-cell>
          <table:table-cell office:value-type="float" office:value="222.438745">
            <text:p>222,438745</text:p>
          </table:table-cell>
        </table:table-row>
        <table:table-row table:style-name="ro1">
          <table:table-cell office:value-type="float" office:value="2083.03586877">
            <text:p>2083,03586877</text:p>
          </table:table-cell>
          <table:table-cell office:value-type="float" office:value="397.4100291">
            <text:p>397,4100291</text:p>
          </table:table-cell>
          <table:table-cell office:value-type="float" office:value="761">
            <text:p>761</text:p>
          </table:table-cell>
          <table:table-cell office:value-type="string">
            <text:p>Ecole Supérieure des Beaux-Arts</text:p>
          </table:table-cell>
          <table:table-cell office:value-type="string">
            <text:p>00001900</text:p>
          </table:table-cell>
          <table:table-cell office:value-type="string">
            <text:p>0</text:p>
          </table:table-cell>
          <table:table-cell office:value-type="string">
            <text:p>00019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2084.65071">
            <text:p>2084,65071</text:p>
          </table:table-cell>
          <table:table-cell office:value-type="float" office:value="397.564811">
            <text:p>397,564811</text:p>
          </table:table-cell>
        </table:table-row>
        <table:table-row table:style-name="ro1">
          <table:table-cell office:value-type="float" office:value="5.50434375">
            <text:p>5,50434375</text:p>
          </table:table-cell>
          <table:table-cell office:value-type="float" office:value="9.40546246">
            <text:p>9,40546246</text:p>
          </table:table-cell>
          <table:table-cell office:value-type="float" office:value="768">
            <text:p>768</text:p>
          </table:table-cell>
          <table:table-cell office:value-type="string">
            <text:p>E.N.S.A.M</text:p>
          </table:table-cell>
          <table:table-cell office:value-type="string">
            <text:p>70012600</text:p>
          </table:table-cell>
          <table:table-cell office:value-type="string">
            <text:p>7</text:p>
          </table:table-cell>
          <table:table-cell office:value-type="string">
            <text:p>00126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5.50852">
            <text:p>5,50852</text:p>
          </table:table-cell>
          <table:table-cell office:value-type="float" office:value="9.409034">
            <text:p>9,409034</text:p>
          </table:table-cell>
        </table:table-row>
        <table:table-row table:style-name="ro1">
          <table:table-cell office:value-type="float" office:value="309.00496879">
            <text:p>309,00496879</text:p>
          </table:table-cell>
          <table:table-cell office:value-type="float" office:value="96.81180764">
            <text:p>96,81180764</text:p>
          </table:table-cell>
          <table:table-cell office:value-type="float" office:value="771">
            <text:p>771</text:p>
          </table:table-cell>
          <table:table-cell office:value-type="string">
            <text:p>E.N.S.A.M</text:p>
          </table:table-cell>
          <table:table-cell office:value-type="string">
            <text:p>70012600</text:p>
          </table:table-cell>
          <table:table-cell office:value-type="string">
            <text:p>7</text:p>
          </table:table-cell>
          <table:table-cell office:value-type="string">
            <text:p>00126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309.24232">
            <text:p>309,24232</text:p>
          </table:table-cell>
          <table:table-cell office:value-type="float" office:value="96.849171">
            <text:p>96,849171</text:p>
          </table:table-cell>
        </table:table-row>
        <table:table-row table:style-name="ro1">
          <table:table-cell office:value-type="float" office:value="514.08599993">
            <text:p>514,08599993</text:p>
          </table:table-cell>
          <table:table-cell office:value-type="float" office:value="104.56790178">
            <text:p>104,56790178</text:p>
          </table:table-cell>
          <table:table-cell office:value-type="float" office:value="775">
            <text:p>775</text:p>
          </table:table-cell>
          <table:table-cell office:value-type="string">
            <text:p>E.N.S.A.M</text:p>
          </table:table-cell>
          <table:table-cell office:value-type="string">
            <text:p>70012600</text:p>
          </table:table-cell>
          <table:table-cell office:value-type="string">
            <text:p>7</text:p>
          </table:table-cell>
          <table:table-cell office:value-type="string">
            <text:p>00126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514.48567">
            <text:p>514,48567</text:p>
          </table:table-cell>
          <table:table-cell office:value-type="float" office:value="104.60868">
            <text:p>104,60868</text:p>
          </table:table-cell>
        </table:table-row>
        <table:table-row table:style-name="ro1">
          <table:table-cell office:value-type="float" office:value="204.43932505">
            <text:p>204,43932505</text:p>
          </table:table-cell>
          <table:table-cell office:value-type="float" office:value="63.59742508">
            <text:p>63,59742508</text:p>
          </table:table-cell>
          <table:table-cell office:value-type="float" office:value="780">
            <text:p>780</text:p>
          </table:table-cell>
          <table:table-cell office:value-type="string">
            <text:p>Centre équestre de Grammont</text:p>
          </table:table-cell>
          <table:table-cell office:value-type="string">
            <text:p>00246400</text:p>
          </table:table-cell>
          <table:table-cell office:value-type="string">
            <text:p>0</text:p>
          </table:table-cell>
          <table:table-cell office:value-type="string">
            <text:p>02464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204.59754">
            <text:p>204,59754</text:p>
          </table:table-cell>
          <table:table-cell office:value-type="float" office:value="63.622058">
            <text:p>63,622058</text:p>
          </table:table-cell>
        </table:table-row>
        <table:table-row table:style-name="ro1">
          <table:table-cell office:value-type="float" office:value="84.56713431">
            <text:p>84,56713431</text:p>
          </table:table-cell>
          <table:table-cell office:value-type="float" office:value="41.32520782">
            <text:p>41,32520782</text:p>
          </table:table-cell>
          <table:table-cell office:value-type="float" office:value="783">
            <text:p>783</text:p>
          </table:table-cell>
          <table:table-cell office:value-type="string">
            <text:p>Crèche Cléonice Pouzin</text:p>
          </table:table-cell>
          <table:table-cell office:value-type="string">
            <text:p>00020601</text:p>
          </table:table-cell>
          <table:table-cell office:value-type="string">
            <text:p>0</text:p>
          </table:table-cell>
          <table:table-cell office:value-type="string">
            <text:p>00206</text:p>
          </table:table-cell>
          <table:table-cell office:value-type="string">
            <text:p>01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84.63258">
            <text:p>84,63258</text:p>
          </table:table-cell>
          <table:table-cell office:value-type="float" office:value="41.341298">
            <text:p>41,341298</text:p>
          </table:table-cell>
        </table:table-row>
        <table:table-row table:style-name="ro1">
          <table:table-cell office:value-type="float" office:value="990.31282499">
            <text:p>990,31282499</text:p>
          </table:table-cell>
          <table:table-cell office:value-type="float" office:value="139.72572693">
            <text:p>139,72572693</text:p>
          </table:table-cell>
          <table:table-cell office:value-type="float" office:value="787">
            <text:p>787</text:p>
          </table:table-cell>
          <table:table-cell office:value-type="string">
            <text:p>DIPAN</text:p>
          </table:table-cell>
          <table:table-cell office:value-type="string">
            <text:p>00045300</text:p>
          </table:table-cell>
          <table:table-cell office:value-type="string">
            <text:p>0</text:p>
          </table:table-cell>
          <table:table-cell office:value-type="string">
            <text:p>00453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991.07972">
            <text:p>991,07972</text:p>
          </table:table-cell>
          <table:table-cell office:value-type="float" office:value="139.779551">
            <text:p>139,779551</text:p>
          </table:table-cell>
        </table:table-row>
        <table:table-row table:style-name="ro1">
          <table:table-cell office:value-type="float" office:value="166.01939375">
            <text:p>166,01939375</text:p>
          </table:table-cell>
          <table:table-cell office:value-type="float" office:value="56.68359564">
            <text:p>56,68359564</text:p>
          </table:table-cell>
          <table:table-cell office:value-type="float" office:value="791">
            <text:p>791</text:p>
          </table:table-cell>
          <table:table-cell office:value-type="string">
            <text:p>Ecole maternelle Ingrid Bergman</text:p>
          </table:table-cell>
          <table:table-cell office:value-type="string">
            <text:p>99999999</text:p>
          </table:table-cell>
          <table:table-cell table:number-columns-repeated="3"/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166.14697">
            <text:p>166,14697</text:p>
          </table:table-cell>
          <table:table-cell office:value-type="float" office:value="56.705264">
            <text:p>56,705264</text:p>
          </table:table-cell>
        </table:table-row>
        <table:table-row table:style-name="ro1">
          <table:table-cell office:value-type="float" office:value="3380.50750317">
            <text:p>3380,50750317</text:p>
          </table:table-cell>
          <table:table-cell office:value-type="float" office:value="370.14723905">
            <text:p>370,14723905</text:p>
          </table:table-cell>
          <table:table-cell office:value-type="float" office:value="794">
            <text:p>794</text:p>
          </table:table-cell>
          <table:table-cell office:value-type="string">
            <text:p>Parc Technologique Pompignane</text:p>
          </table:table-cell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3383.124">
            <text:p>3383,124</text:p>
          </table:table-cell>
          <table:table-cell office:value-type="float" office:value="370.290028">
            <text:p>370,290028</text:p>
          </table:table-cell>
        </table:table-row>
        <table:table-row table:style-name="ro1">
          <table:table-cell office:value-type="float" office:value="380.64357382">
            <text:p>380,64357382</text:p>
          </table:table-cell>
          <table:table-cell office:value-type="float" office:value="152.57383582">
            <text:p>152,57383582</text:p>
          </table:table-cell>
          <table:table-cell office:value-type="float" office:value="795">
            <text:p>795</text:p>
          </table:table-cell>
          <table:table-cell office:value-type="string">
            <text:p>Eglise Sainte Léon</text:p>
          </table:table-cell>
          <table:table-cell table:number-columns-repeated="4"/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380.93978">
            <text:p>380,93978</text:p>
          </table:table-cell>
          <table:table-cell office:value-type="float" office:value="152.633129">
            <text:p>152,633129</text:p>
          </table:table-cell>
        </table:table-row>
        <table:table-row table:style-name="ro1">
          <table:table-cell office:value-type="float" office:value="2009.33799075">
            <text:p>2009,33799075</text:p>
          </table:table-cell>
          <table:table-cell office:value-type="float" office:value="268.54835504">
            <text:p>268,54835504</text:p>
          </table:table-cell>
          <table:table-cell office:value-type="float" office:value="801">
            <text:p>801</text:p>
          </table:table-cell>
          <table:table-cell office:value-type="string">
            <text:p>Archives Départementales</text:p>
          </table:table-cell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2010.89358">
            <text:p>2010,89358</text:p>
          </table:table-cell>
          <table:table-cell office:value-type="float" office:value="268.65233">
            <text:p>268,65233</text:p>
          </table:table-cell>
        </table:table-row>
        <table:table-row table:style-name="ro1">
          <table:table-cell office:value-type="float" office:value="345.2597314">
            <text:p>345,2597314</text:p>
          </table:table-cell>
          <table:table-cell office:value-type="float" office:value="92.75806603">
            <text:p>92,75806603</text:p>
          </table:table-cell>
          <table:table-cell office:value-type="float" office:value="803">
            <text:p>803</text:p>
          </table:table-cell>
          <table:table-cell/>
          <table:table-cell office:value-type="string">
            <text:p>99999999</text:p>
          </table:table-cell>
          <table:table-cell table:number-columns-repeated="3"/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345.527">
            <text:p>345,527</text:p>
          </table:table-cell>
          <table:table-cell office:value-type="float" office:value="92.794213">
            <text:p>92,794213</text:p>
          </table:table-cell>
        </table:table-row>
        <table:table-row table:style-name="ro1">
          <table:table-cell office:value-type="float" office:value="230.8539094">
            <text:p>230,8539094</text:p>
          </table:table-cell>
          <table:table-cell office:value-type="float" office:value="70.23112079">
            <text:p>70,23112079</text:p>
          </table:table-cell>
          <table:table-cell office:value-type="float" office:value="805">
            <text:p>805</text:p>
          </table:table-cell>
          <table:table-cell office:value-type="string">
            <text:p>Institut de Recherches Agronomiques</text:p>
          </table:table-cell>
          <table:table-cell office:value-type="string">
            <text:p>70012600</text:p>
          </table:table-cell>
          <table:table-cell office:value-type="string">
            <text:p>7</text:p>
          </table:table-cell>
          <table:table-cell office:value-type="string">
            <text:p>00126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231.03281">
            <text:p>231,03281</text:p>
          </table:table-cell>
          <table:table-cell office:value-type="float" office:value="70.258308">
            <text:p>70,258308</text:p>
          </table:table-cell>
        </table:table-row>
        <table:table-row table:style-name="ro1">
          <table:table-cell office:value-type="float" office:value="260.67194368">
            <text:p>260,67194368</text:p>
          </table:table-cell>
          <table:table-cell office:value-type="float" office:value="82.8878011">
            <text:p>82,8878011</text:p>
          </table:table-cell>
          <table:table-cell office:value-type="float" office:value="806">
            <text:p>806</text:p>
          </table:table-cell>
          <table:table-cell office:value-type="string">
            <text:p>DSD</text:p>
          </table:table-cell>
          <table:table-cell office:value-type="string">
            <text:p>70006500</text:p>
          </table:table-cell>
          <table:table-cell office:value-type="string">
            <text:p>7</text:p>
          </table:table-cell>
          <table:table-cell office:value-type="string">
            <text:p>00065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260.87319">
            <text:p>260,87319</text:p>
          </table:table-cell>
          <table:table-cell office:value-type="float" office:value="82.919646">
            <text:p>82,919646</text:p>
          </table:table-cell>
        </table:table-row>
        <table:table-row table:style-name="ro1">
          <table:table-cell office:value-type="float" office:value="324.26692811">
            <text:p>324,26692811</text:p>
          </table:table-cell>
          <table:table-cell office:value-type="float" office:value="93.42692073">
            <text:p>93,42692073</text:p>
          </table:table-cell>
          <table:table-cell office:value-type="float" office:value="807">
            <text:p>807</text:p>
          </table:table-cell>
          <table:table-cell/>
          <table:table-cell office:value-type="string">
            <text:p>00021000</text:p>
          </table:table-cell>
          <table:table-cell office:value-type="string">
            <text:p>0</text:p>
          </table:table-cell>
          <table:table-cell office:value-type="string">
            <text:p>00210</text:p>
          </table:table-cell>
          <table:table-cell office:value-type="string">
            <text:p>00</text:p>
          </table:table-cell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324.51781">
            <text:p>324,51781</text:p>
          </table:table-cell>
          <table:table-cell office:value-type="float" office:value="93.462788">
            <text:p>93,462788</text:p>
          </table:table-cell>
        </table:table-row>
        <table:table-row table:style-name="ro1">
          <table:table-cell office:value-type="float" office:value="454.83937507">
            <text:p>454,83937507</text:p>
          </table:table-cell>
          <table:table-cell office:value-type="float" office:value="114.92802466">
            <text:p>114,92802466</text:p>
          </table:table-cell>
          <table:table-cell office:value-type="float" office:value="808">
            <text:p>808</text:p>
          </table:table-cell>
          <table:table-cell office:value-type="string">
            <text:p>Ecole maternelle Ingrid Bergman</text:p>
          </table:table-cell>
          <table:table-cell office:value-type="string">
            <text:p>00032301</text:p>
          </table:table-cell>
          <table:table-cell office:value-type="string">
            <text:p>0</text:p>
          </table:table-cell>
          <table:table-cell office:value-type="string">
            <text:p>00323</text:p>
          </table:table-cell>
          <table:table-cell office:value-type="string">
            <text:p>01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455.19166">
            <text:p>455,19166</text:p>
          </table:table-cell>
          <table:table-cell office:value-type="float" office:value="114.972883">
            <text:p>114,972883</text:p>
          </table:table-cell>
        </table:table-row>
        <table:table-row table:style-name="ro1">
          <table:table-cell office:value-type="float" office:value="746.96700861">
            <text:p>746,96700861</text:p>
          </table:table-cell>
          <table:table-cell office:value-type="float" office:value="173.14977949">
            <text:p>173,14977949</text:p>
          </table:table-cell>
          <table:table-cell office:value-type="float" office:value="811">
            <text:p>811</text:p>
          </table:table-cell>
          <table:table-cell office:value-type="string">
            <text:p>M.P.T. George Sand</text:p>
          </table:table-cell>
          <table:table-cell office:value-type="string">
            <text:p>00052700</text:p>
          </table:table-cell>
          <table:table-cell office:value-type="string">
            <text:p>0</text:p>
          </table:table-cell>
          <table:table-cell office:value-type="string">
            <text:p>00527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747.54427">
            <text:p>747,54427</text:p>
          </table:table-cell>
          <table:table-cell office:value-type="float" office:value="173.216815">
            <text:p>173,216815</text:p>
          </table:table-cell>
        </table:table-row>
        <table:table-row table:style-name="ro1">
          <table:table-cell office:value-type="float" office:value="163.02718126">
            <text:p>163,02718126</text:p>
          </table:table-cell>
          <table:table-cell office:value-type="float" office:value="52.02831565">
            <text:p>52,02831565</text:p>
          </table:table-cell>
          <table:table-cell office:value-type="float" office:value="812">
            <text:p>812</text:p>
          </table:table-cell>
          <table:table-cell office:value-type="string">
            <text:p>Halte-garderie Europa d'Assas</text:p>
          </table:table-cell>
          <table:table-cell table:number-columns-repeated="4"/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163.15321">
            <text:p>163,15321</text:p>
          </table:table-cell>
          <table:table-cell office:value-type="float" office:value="52.048394">
            <text:p>52,048394</text:p>
          </table:table-cell>
        </table:table-row>
        <table:table-row table:style-name="ro1">
          <table:table-cell office:value-type="float" office:value="814.10546865">
            <text:p>814,10546865</text:p>
          </table:table-cell>
          <table:table-cell office:value-type="float" office:value="133.66258239">
            <text:p>133,66258239</text:p>
          </table:table-cell>
          <table:table-cell office:value-type="float" office:value="814">
            <text:p>814</text:p>
          </table:table-cell>
          <table:table-cell office:value-type="string">
            <text:p>Ecole élémentaire Julie Daubié</text:p>
          </table:table-cell>
          <table:table-cell office:value-type="string">
            <text:p>00035701</text:p>
          </table:table-cell>
          <table:table-cell office:value-type="string">
            <text:p>0</text:p>
          </table:table-cell>
          <table:table-cell office:value-type="string">
            <text:p>00357</text:p>
          </table:table-cell>
          <table:table-cell office:value-type="string">
            <text:p>01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814.73501">
            <text:p>814,73501</text:p>
          </table:table-cell>
          <table:table-cell office:value-type="float" office:value="133.713893">
            <text:p>133,713893</text:p>
          </table:table-cell>
        </table:table-row>
        <table:table-row table:style-name="ro1">
          <table:table-cell office:value-type="float" office:value="71.47574383">
            <text:p>71,47574383</text:p>
          </table:table-cell>
          <table:table-cell office:value-type="float" office:value="46.14408174">
            <text:p>46,14408174</text:p>
          </table:table-cell>
          <table:table-cell office:value-type="float" office:value="816">
            <text:p>816</text:p>
          </table:table-cell>
          <table:table-cell office:value-type="string">
            <text:p>Institut de Recherches Agronomiques</text:p>
          </table:table-cell>
          <table:table-cell office:value-type="string">
            <text:p>70012600</text:p>
          </table:table-cell>
          <table:table-cell office:value-type="string">
            <text:p>7</text:p>
          </table:table-cell>
          <table:table-cell office:value-type="string">
            <text:p>00126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71.53069">
            <text:p>71,53069</text:p>
          </table:table-cell>
          <table:table-cell office:value-type="float" office:value="46.162132">
            <text:p>46,162132</text:p>
          </table:table-cell>
        </table:table-row>
        <table:table-row table:style-name="ro1">
          <table:table-cell office:value-type="float" office:value="51.74122495">
            <text:p>51,74122495</text:p>
          </table:table-cell>
          <table:table-cell office:value-type="float" office:value="30.34709385">
            <text:p>30,34709385</text:p>
          </table:table-cell>
          <table:table-cell office:value-type="float" office:value="817">
            <text:p>817</text:p>
          </table:table-cell>
          <table:table-cell office:value-type="string">
            <text:p>Institut de Recherches Agronomiques</text:p>
          </table:table-cell>
          <table:table-cell office:value-type="string">
            <text:p>70012600</text:p>
          </table:table-cell>
          <table:table-cell office:value-type="string">
            <text:p>7</text:p>
          </table:table-cell>
          <table:table-cell office:value-type="string">
            <text:p>00126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51.78106">
            <text:p>51,78106</text:p>
          </table:table-cell>
          <table:table-cell office:value-type="float" office:value="30.358827">
            <text:p>30,358827</text:p>
          </table:table-cell>
        </table:table-row>
        <table:table-row table:style-name="ro1">
          <table:table-cell office:value-type="float" office:value="725.7899248">
            <text:p>725,7899248</text:p>
          </table:table-cell>
          <table:table-cell office:value-type="float" office:value="111.53323678">
            <text:p>111,53323678</text:p>
          </table:table-cell>
          <table:table-cell office:value-type="float" office:value="818">
            <text:p>818</text:p>
          </table:table-cell>
          <table:table-cell office:value-type="string">
            <text:p>Ecole maternelle Sergueï Prokofiev</text:p>
          </table:table-cell>
          <table:table-cell office:value-type="string">
            <text:p>00035301</text:p>
          </table:table-cell>
          <table:table-cell office:value-type="string">
            <text:p>0</text:p>
          </table:table-cell>
          <table:table-cell office:value-type="string">
            <text:p>00353</text:p>
          </table:table-cell>
          <table:table-cell office:value-type="string">
            <text:p>01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726.35264">
            <text:p>726,35264</text:p>
          </table:table-cell>
          <table:table-cell office:value-type="float" office:value="111.576397">
            <text:p>111,576397</text:p>
          </table:table-cell>
        </table:table-row>
        <table:table-row table:style-name="ro1">
          <table:table-cell office:value-type="float" office:value="318.16501861">
            <text:p>318,16501861</text:p>
          </table:table-cell>
          <table:table-cell office:value-type="float" office:value="78.66191583">
            <text:p>78,66191583</text:p>
          </table:table-cell>
          <table:table-cell office:value-type="float" office:value="819">
            <text:p>819</text:p>
          </table:table-cell>
          <table:table-cell office:value-type="string">
            <text:p>D.D.A.S.S</text:p>
          </table:table-cell>
          <table:table-cell office:value-type="string">
            <text:p>70006500</text:p>
          </table:table-cell>
          <table:table-cell office:value-type="string">
            <text:p>7</text:p>
          </table:table-cell>
          <table:table-cell office:value-type="string">
            <text:p>00065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318.40995">
            <text:p>318,40995</text:p>
          </table:table-cell>
          <table:table-cell office:value-type="float" office:value="78.692407">
            <text:p>78,692407</text:p>
          </table:table-cell>
        </table:table-row>
        <table:table-row table:style-name="ro1">
          <table:table-cell office:value-type="float" office:value="517.86339381">
            <text:p>517,86339381</text:p>
          </table:table-cell>
          <table:table-cell office:value-type="float" office:value="132.07097042">
            <text:p>132,07097042</text:p>
          </table:table-cell>
          <table:table-cell office:value-type="float" office:value="820">
            <text:p>820</text:p>
          </table:table-cell>
          <table:table-cell office:value-type="string">
            <text:p>Institut de Recherches Agronomiques</text:p>
          </table:table-cell>
          <table:table-cell office:value-type="string">
            <text:p>70012600</text:p>
          </table:table-cell>
          <table:table-cell office:value-type="string">
            <text:p>7</text:p>
          </table:table-cell>
          <table:table-cell office:value-type="string">
            <text:p>00126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518.26514">
            <text:p>518,26514</text:p>
          </table:table-cell>
          <table:table-cell office:value-type="float" office:value="132.121532">
            <text:p>132,121532</text:p>
          </table:table-cell>
        </table:table-row>
        <table:table-row table:style-name="ro1">
          <table:table-cell office:value-type="float" office:value="294.1048562">
            <text:p>294,1048562</text:p>
          </table:table-cell>
          <table:table-cell office:value-type="float" office:value="88.09393556">
            <text:p>88,09393556</text:p>
          </table:table-cell>
          <table:table-cell office:value-type="float" office:value="821">
            <text:p>821</text:p>
          </table:table-cell>
          <table:table-cell office:value-type="string">
            <text:p>Clinique Saint Jean</text:p>
          </table:table-cell>
          <table:table-cell office:value-type="string">
            <text:p>70015700</text:p>
          </table:table-cell>
          <table:table-cell office:value-type="string">
            <text:p>7</text:p>
          </table:table-cell>
          <table:table-cell office:value-type="string">
            <text:p>00157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294.33313">
            <text:p>294,33313</text:p>
          </table:table-cell>
          <table:table-cell office:value-type="float" office:value="88.128048">
            <text:p>88,128048</text:p>
          </table:table-cell>
        </table:table-row>
        <table:table-row table:style-name="ro1">
          <table:table-cell office:value-type="float" office:value="100.76536253">
            <text:p>100,76536253</text:p>
          </table:table-cell>
          <table:table-cell office:value-type="float" office:value="41.08392942">
            <text:p>41,08392942</text:p>
          </table:table-cell>
          <table:table-cell office:value-type="float" office:value="823">
            <text:p>823</text:p>
          </table:table-cell>
          <table:table-cell office:value-type="string">
            <text:p>Clinique Saint Jean</text:p>
          </table:table-cell>
          <table:table-cell office:value-type="string">
            <text:p>70015700</text:p>
          </table:table-cell>
          <table:table-cell office:value-type="string">
            <text:p>7</text:p>
          </table:table-cell>
          <table:table-cell office:value-type="string">
            <text:p>00157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00.84355">
            <text:p>100,84355</text:p>
          </table:table-cell>
          <table:table-cell office:value-type="float" office:value="41.099972">
            <text:p>41,099972</text:p>
          </table:table-cell>
        </table:table-row>
        <table:table-row table:style-name="ro1">
          <table:table-cell office:value-type="float" office:value="887.56548125">
            <text:p>887,56548125</text:p>
          </table:table-cell>
          <table:table-cell office:value-type="float" office:value="122.00547546">
            <text:p>122,00547546</text:p>
          </table:table-cell>
          <table:table-cell office:value-type="float" office:value="824">
            <text:p>824</text:p>
          </table:table-cell>
          <table:table-cell office:value-type="string">
            <text:p>Centre nautique Neptune</text:p>
          </table:table-cell>
          <table:table-cell office:value-type="string">
            <text:p>00007100</text:p>
          </table:table-cell>
          <table:table-cell office:value-type="string">
            <text:p>0</text:p>
          </table:table-cell>
          <table:table-cell office:value-type="string">
            <text:p>00071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888.25209">
            <text:p>888,25209</text:p>
          </table:table-cell>
          <table:table-cell office:value-type="float" office:value="122.052557">
            <text:p>122,052557</text:p>
          </table:table-cell>
        </table:table-row>
        <table:table-row table:style-name="ro1">
          <table:table-cell office:value-type="float" office:value="285.32479075">
            <text:p>285,32479075</text:p>
          </table:table-cell>
          <table:table-cell office:value-type="float" office:value="79.16502958">
            <text:p>79,16502958</text:p>
          </table:table-cell>
          <table:table-cell office:value-type="float" office:value="826">
            <text:p>826</text:p>
          </table:table-cell>
          <table:table-cell office:value-type="string">
            <text:p>D.D.A.S.S</text:p>
          </table:table-cell>
          <table:table-cell office:value-type="string">
            <text:p>70006500</text:p>
          </table:table-cell>
          <table:table-cell office:value-type="string">
            <text:p>7</text:p>
          </table:table-cell>
          <table:table-cell office:value-type="string">
            <text:p>00065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285.54504">
            <text:p>285,54504</text:p>
          </table:table-cell>
          <table:table-cell office:value-type="float" office:value="79.195462">
            <text:p>79,195462</text:p>
          </table:table-cell>
        </table:table-row>
        <table:table-row table:style-name="ro1">
          <table:table-cell office:value-type="float" office:value="826.60140299">
            <text:p>826,60140299</text:p>
          </table:table-cell>
          <table:table-cell office:value-type="float" office:value="140.87623927">
            <text:p>140,87623927</text:p>
          </table:table-cell>
          <table:table-cell office:value-type="float" office:value="827">
            <text:p>827</text:p>
          </table:table-cell>
          <table:table-cell office:value-type="string">
            <text:p>Ecole maternelle Madeleine Brès</text:p>
          </table:table-cell>
          <table:table-cell office:value-type="string">
            <text:p>00035501</text:p>
          </table:table-cell>
          <table:table-cell office:value-type="string">
            <text:p>0</text:p>
          </table:table-cell>
          <table:table-cell office:value-type="string">
            <text:p>00355</text:p>
          </table:table-cell>
          <table:table-cell office:value-type="string">
            <text:p>01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827.24264">
            <text:p>827,24264</text:p>
          </table:table-cell>
          <table:table-cell office:value-type="float" office:value="140.930756">
            <text:p>140,930756</text:p>
          </table:table-cell>
        </table:table-row>
        <table:table-row table:style-name="ro1">
          <table:table-cell office:value-type="float" office:value="225.1145031">
            <text:p>225,1145031</text:p>
          </table:table-cell>
          <table:table-cell office:value-type="float" office:value="75.21207874">
            <text:p>75,21207874</text:p>
          </table:table-cell>
          <table:table-cell office:value-type="float" office:value="828">
            <text:p>828</text:p>
          </table:table-cell>
          <table:table-cell office:value-type="string">
            <text:p>Institut de Recherches Agronomiques</text:p>
          </table:table-cell>
          <table:table-cell office:value-type="string">
            <text:p>70012600</text:p>
          </table:table-cell>
          <table:table-cell office:value-type="string">
            <text:p>7</text:p>
          </table:table-cell>
          <table:table-cell office:value-type="string">
            <text:p>00126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225.28913">
            <text:p>225,28913</text:p>
          </table:table-cell>
          <table:table-cell office:value-type="float" office:value="75.240995">
            <text:p>75,240995</text:p>
          </table:table-cell>
        </table:table-row>
        <table:table-row table:style-name="ro1">
          <table:table-cell office:value-type="float" office:value="107.28350003">
            <text:p>107,28350003</text:p>
          </table:table-cell>
          <table:table-cell office:value-type="float" office:value="43.06914724">
            <text:p>43,06914724</text:p>
          </table:table-cell>
          <table:table-cell office:value-type="float" office:value="829">
            <text:p>829</text:p>
          </table:table-cell>
          <table:table-cell office:value-type="string">
            <text:p>D.R.A.F</text:p>
          </table:table-cell>
          <table:table-cell office:value-type="string">
            <text:p>70000100</text:p>
          </table:table-cell>
          <table:table-cell office:value-type="string">
            <text:p>7</text:p>
          </table:table-cell>
          <table:table-cell office:value-type="string">
            <text:p>00001</text:p>
          </table:table-cell>
          <table:table-cell office:value-type="string">
            <text:p>00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float" office:value="107.36748">
            <text:p>107,36748</text:p>
          </table:table-cell>
          <table:table-cell office:value-type="float" office:value="43.085914">
            <text:p>43,085914</text:p>
          </table:table-cell>
        </table:table-row>
        <table:table-row table:style-name="ro1">
          <table:table-cell office:value-type="float" office:value="113.27612185">
            <text:p>113,27612185</text:p>
          </table:table-cell>
          <table:table-cell office:value-type="float" office:value="51.24178945">
            <text:p>51,24178945</text:p>
          </table:table-cell>
          <table:table-cell office:value-type="float" office:value="830">
            <text:p>830</text:p>
          </table:table-cell>
          <table:table-cell office:value-type="string">
            <text:p>Institut de Recherches Agronomiques</text:p>
          </table:table-cell>
          <table:table-cell office:value-type="string">
            <text:p>70012600</text:p>
          </table:table-cell>
          <table:table-cell office:value-type="string">
            <text:p>7</text:p>
          </table:table-cell>
          <table:table-cell office:value-type="string">
            <text:p>00126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13.36346">
            <text:p>113,36346</text:p>
          </table:table-cell>
          <table:table-cell office:value-type="float" office:value="51.261502">
            <text:p>51,261502</text:p>
          </table:table-cell>
        </table:table-row>
        <table:table-row table:style-name="ro1">
          <table:table-cell office:value-type="float" office:value="136.91840281">
            <text:p>136,91840281</text:p>
          </table:table-cell>
          <table:table-cell office:value-type="float" office:value="57.24680253">
            <text:p>57,24680253</text:p>
          </table:table-cell>
          <table:table-cell office:value-type="float" office:value="831">
            <text:p>831</text:p>
          </table:table-cell>
          <table:table-cell office:value-type="string">
            <text:p>I.U.F.M</text:p>
          </table:table-cell>
          <table:table-cell office:value-type="string">
            <text:p>70002800</text:p>
          </table:table-cell>
          <table:table-cell office:value-type="string">
            <text:p>7</text:p>
          </table:table-cell>
          <table:table-cell office:value-type="string">
            <text:p>00028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37.02481">
            <text:p>137,02481</text:p>
          </table:table-cell>
          <table:table-cell office:value-type="float" office:value="57.268907">
            <text:p>57,268907</text:p>
          </table:table-cell>
        </table:table-row>
        <table:table-row table:style-name="ro1">
          <table:table-cell office:value-type="float" office:value="104.63190316">
            <text:p>104,63190316</text:p>
          </table:table-cell>
          <table:table-cell office:value-type="float" office:value="46.36256715">
            <text:p>46,36256715</text:p>
          </table:table-cell>
          <table:table-cell office:value-type="float" office:value="833">
            <text:p>833</text:p>
          </table:table-cell>
          <table:table-cell office:value-type="string">
            <text:p>Institut de Recherches Agronomiques</text:p>
          </table:table-cell>
          <table:table-cell office:value-type="string">
            <text:p>70012600</text:p>
          </table:table-cell>
          <table:table-cell office:value-type="string">
            <text:p>7</text:p>
          </table:table-cell>
          <table:table-cell office:value-type="string">
            <text:p>00126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04.71361">
            <text:p>104,71361</text:p>
          </table:table-cell>
          <table:table-cell office:value-type="float" office:value="46.380515">
            <text:p>46,380515</text:p>
          </table:table-cell>
        </table:table-row>
        <table:table-row table:style-name="ro1">
          <table:table-cell office:value-type="float" office:value="69.995">
            <text:p>69,995</text:p>
          </table:table-cell>
          <table:table-cell office:value-type="float" office:value="33.50733113">
            <text:p>33,50733113</text:p>
          </table:table-cell>
          <table:table-cell office:value-type="float" office:value="834">
            <text:p>834</text:p>
          </table:table-cell>
          <table:table-cell office:value-type="string">
            <text:p>I.U.F.M</text:p>
          </table:table-cell>
          <table:table-cell office:value-type="string">
            <text:p>70002800</text:p>
          </table:table-cell>
          <table:table-cell office:value-type="string">
            <text:p>7</text:p>
          </table:table-cell>
          <table:table-cell office:value-type="string">
            <text:p>00028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70.04886">
            <text:p>70,04886</text:p>
          </table:table-cell>
          <table:table-cell office:value-type="float" office:value="33.52023">
            <text:p>33,52023</text:p>
          </table:table-cell>
        </table:table-row>
        <table:table-row table:style-name="ro1">
          <table:table-cell office:value-type="float" office:value="1313.25233746">
            <text:p>1313,25233746</text:p>
          </table:table-cell>
          <table:table-cell office:value-type="float" office:value="289.79432484">
            <text:p>289,79432484</text:p>
          </table:table-cell>
          <table:table-cell office:value-type="float" office:value="836">
            <text:p>836</text:p>
          </table:table-cell>
          <table:table-cell office:value-type="string">
            <text:p>D.R.A.F</text:p>
          </table:table-cell>
          <table:table-cell office:value-type="string">
            <text:p>70000100</text:p>
          </table:table-cell>
          <table:table-cell office:value-type="string">
            <text:p>7</text:p>
          </table:table-cell>
          <table:table-cell office:value-type="string">
            <text:p>00001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314.2653">
            <text:p>1314,2653</text:p>
          </table:table-cell>
          <table:table-cell office:value-type="float" office:value="289.90627">
            <text:p>289,90627</text:p>
          </table:table-cell>
        </table:table-row>
        <table:table-row table:style-name="ro1">
          <table:table-cell office:value-type="float" office:value="1602.02891257">
            <text:p>1602,02891257</text:p>
          </table:table-cell>
          <table:table-cell office:value-type="float" office:value="292.61228203">
            <text:p>292,61228203</text:p>
          </table:table-cell>
          <table:table-cell office:value-type="float" office:value="838">
            <text:p>838</text:p>
          </table:table-cell>
          <table:table-cell office:value-type="string">
            <text:p>E.H.P.A.D les Aubes</text:p>
          </table:table-cell>
          <table:table-cell office:value-type="string">
            <text:p>70017300</text:p>
          </table:table-cell>
          <table:table-cell office:value-type="string">
            <text:p>7</text:p>
          </table:table-cell>
          <table:table-cell office:value-type="string">
            <text:p>00173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1603.26766">
            <text:p>1603,26766</text:p>
          </table:table-cell>
          <table:table-cell office:value-type="float" office:value="292.725366">
            <text:p>292,725366</text:p>
          </table:table-cell>
        </table:table-row>
        <table:table-row table:style-name="ro1">
          <table:table-cell office:value-type="float" office:value="6275.87686549">
            <text:p>6275,87686549</text:p>
          </table:table-cell>
          <table:table-cell office:value-type="float" office:value="357.95914187">
            <text:p>357,95914187</text:p>
          </table:table-cell>
          <table:table-cell office:value-type="float" office:value="840">
            <text:p>840</text:p>
          </table:table-cell>
          <table:table-cell office:value-type="string">
            <text:p>DELL</text:p>
          </table:table-cell>
          <table:table-cell table:number-columns-repeated="4"/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6280.72227">
            <text:p>6280,72227</text:p>
          </table:table-cell>
          <table:table-cell office:value-type="float" office:value="358.096633">
            <text:p>358,096633</text:p>
          </table:table-cell>
        </table:table-row>
        <table:table-row table:style-name="ro1">
          <table:table-cell office:value-type="float" office:value="200.84558749">
            <text:p>200,84558749</text:p>
          </table:table-cell>
          <table:table-cell office:value-type="float" office:value="60.24206328">
            <text:p>60,24206328</text:p>
          </table:table-cell>
          <table:table-cell office:value-type="float" office:value="842">
            <text:p>842</text:p>
          </table:table-cell>
          <table:table-cell office:value-type="string">
            <text:p>I.U.F.M</text:p>
          </table:table-cell>
          <table:table-cell office:value-type="string">
            <text:p>70002800</text:p>
          </table:table-cell>
          <table:table-cell office:value-type="string">
            <text:p>7</text:p>
          </table:table-cell>
          <table:table-cell office:value-type="string">
            <text:p>00028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201.00214">
            <text:p>201,00214</text:p>
          </table:table-cell>
          <table:table-cell office:value-type="float" office:value="60.265635">
            <text:p>60,265635</text:p>
          </table:table-cell>
        </table:table-row>
        <table:table-row table:style-name="ro1">
          <table:table-cell office:value-type="float" office:value="885.59959407">
            <text:p>885,59959407</text:p>
          </table:table-cell>
          <table:table-cell office:value-type="float" office:value="151.13908416">
            <text:p>151,13908416</text:p>
          </table:table-cell>
          <table:table-cell office:value-type="float" office:value="843">
            <text:p>843</text:p>
          </table:table-cell>
          <table:table-cell office:value-type="string">
            <text:p>I.U.F.M</text:p>
          </table:table-cell>
          <table:table-cell office:value-type="string">
            <text:p>70002800</text:p>
          </table:table-cell>
          <table:table-cell office:value-type="string">
            <text:p>7</text:p>
          </table:table-cell>
          <table:table-cell office:value-type="string">
            <text:p>00028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886.28377">
            <text:p>886,28377</text:p>
          </table:table-cell>
          <table:table-cell office:value-type="float" office:value="151.197248">
            <text:p>151,197248</text:p>
          </table:table-cell>
        </table:table-row>
        <table:table-row table:style-name="ro1">
          <table:table-cell office:value-type="float" office:value="824.95161868">
            <text:p>824,95161868</text:p>
          </table:table-cell>
          <table:table-cell office:value-type="float" office:value="225.20912123">
            <text:p>225,20912123</text:p>
          </table:table-cell>
          <table:table-cell office:value-type="float" office:value="844">
            <text:p>844</text:p>
          </table:table-cell>
          <table:table-cell office:value-type="string">
            <text:p>D.D.A.S.S</text:p>
          </table:table-cell>
          <table:table-cell office:value-type="string">
            <text:p>70012600</text:p>
          </table:table-cell>
          <table:table-cell office:value-type="string">
            <text:p>7</text:p>
          </table:table-cell>
          <table:table-cell office:value-type="string">
            <text:p>00126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825.59017">
            <text:p>825,59017</text:p>
          </table:table-cell>
          <table:table-cell office:value-type="float" office:value="225.296302">
            <text:p>225,296302</text:p>
          </table:table-cell>
        </table:table-row>
        <table:table-row table:style-name="ro1">
          <table:table-cell office:value-type="float" office:value="502.13269692">
            <text:p>502,13269692</text:p>
          </table:table-cell>
          <table:table-cell office:value-type="float" office:value="97.49615722">
            <text:p>97,49615722</text:p>
          </table:table-cell>
          <table:table-cell office:value-type="float" office:value="845">
            <text:p>845</text:p>
          </table:table-cell>
          <table:table-cell office:value-type="string">
            <text:p>I.U.F.M</text:p>
          </table:table-cell>
          <table:table-cell office:value-type="string">
            <text:p>70002800</text:p>
          </table:table-cell>
          <table:table-cell office:value-type="string">
            <text:p>7</text:p>
          </table:table-cell>
          <table:table-cell office:value-type="string">
            <text:p>00028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502.52021">
            <text:p>502,52021</text:p>
          </table:table-cell>
          <table:table-cell office:value-type="float" office:value="97.533847">
            <text:p>97,533847</text:p>
          </table:table-cell>
        </table:table-row>
        <table:table-row table:style-name="ro1">
          <table:table-cell office:value-type="float" office:value="246.3882531">
            <text:p>246,3882531</text:p>
          </table:table-cell>
          <table:table-cell office:value-type="float" office:value="70.69092653">
            <text:p>70,69092653</text:p>
          </table:table-cell>
          <table:table-cell office:value-type="float" office:value="846">
            <text:p>846</text:p>
          </table:table-cell>
          <table:table-cell office:value-type="string">
            <text:p>D.D.A.S.S</text:p>
          </table:table-cell>
          <table:table-cell office:value-type="string">
            <text:p>70006500</text:p>
          </table:table-cell>
          <table:table-cell office:value-type="string">
            <text:p>7</text:p>
          </table:table-cell>
          <table:table-cell office:value-type="string">
            <text:p>00065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246.57874">
            <text:p>246,57874</text:p>
          </table:table-cell>
          <table:table-cell office:value-type="float" office:value="70.718259">
            <text:p>70,718259</text:p>
          </table:table-cell>
        </table:table-row>
        <table:table-row table:style-name="ro1">
          <table:table-cell office:value-type="float" office:value="121.01551563">
            <text:p>121,01551563</text:p>
          </table:table-cell>
          <table:table-cell office:value-type="float" office:value="86.60457128">
            <text:p>86,60457128</text:p>
          </table:table-cell>
          <table:table-cell office:value-type="float" office:value="848">
            <text:p>848</text:p>
          </table:table-cell>
          <table:table-cell office:value-type="string">
            <text:p>Carmes</text:p>
          </table:table-cell>
          <table:table-cell table:number-columns-repeated="4"/>
          <table:table-cell office:value-type="string">
            <text:p>CE</text:p>
          </table:table-cell>
          <table:table-cell table:number-columns-repeated="2" office:value-type="float" office:value="0">
            <text:p>0</text:p>
          </table:table-cell>
          <table:table-cell office:value-type="float" office:value="121.10766">
            <text:p>121,10766</text:p>
          </table:table-cell>
          <table:table-cell office:value-type="float" office:value="86.637954">
            <text:p>86,637954</text:p>
          </table:table-cell>
        </table:table-row>
        <table:table-row table:style-name="ro1">
          <table:table-cell office:value-type="float" office:value="719.65270016">
            <text:p>719,65270016</text:p>
          </table:table-cell>
          <table:table-cell office:value-type="float" office:value="179.51130996">
            <text:p>179,51130996</text:p>
          </table:table-cell>
          <table:table-cell office:value-type="float" office:value="849">
            <text:p>849</text:p>
          </table:table-cell>
          <table:table-cell office:value-type="string">
            <text:p>D.D.A.S.S</text:p>
          </table:table-cell>
          <table:table-cell office:value-type="string">
            <text:p>70006500</text:p>
          </table:table-cell>
          <table:table-cell office:value-type="string">
            <text:p>7</text:p>
          </table:table-cell>
          <table:table-cell office:value-type="string">
            <text:p>00065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720.20826">
            <text:p>720,20826</text:p>
          </table:table-cell>
          <table:table-cell office:value-type="float" office:value="179.580497">
            <text:p>179,580497</text:p>
          </table:table-cell>
        </table:table-row>
        <table:table-row table:style-name="ro1">
          <table:table-cell office:value-type="float" office:value="151.22818127">
            <text:p>151,22818127</text:p>
          </table:table-cell>
          <table:table-cell office:value-type="float" office:value="51.6718586">
            <text:p>51,6718586</text:p>
          </table:table-cell>
          <table:table-cell office:value-type="float" office:value="850">
            <text:p>850</text:p>
          </table:table-cell>
          <table:table-cell office:value-type="string">
            <text:p>I.U.F.M</text:p>
          </table:table-cell>
          <table:table-cell office:value-type="string">
            <text:p>70002800</text:p>
          </table:table-cell>
          <table:table-cell office:value-type="string">
            <text:p>7</text:p>
          </table:table-cell>
          <table:table-cell office:value-type="string">
            <text:p>00028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51.34559">
            <text:p>151,34559</text:p>
          </table:table-cell>
          <table:table-cell office:value-type="float" office:value="51.691978">
            <text:p>51,691978</text:p>
          </table:table-cell>
        </table:table-row>
        <table:table-row table:style-name="ro1">
          <table:table-cell office:value-type="float" office:value="974.57673745">
            <text:p>974,57673745</text:p>
          </table:table-cell>
          <table:table-cell office:value-type="float" office:value="223.7972399">
            <text:p>223,7972399</text:p>
          </table:table-cell>
          <table:table-cell office:value-type="float" office:value="852">
            <text:p>852</text:p>
          </table:table-cell>
          <table:table-cell office:value-type="string">
            <text:p>Carmes</text:p>
          </table:table-cell>
          <table:table-cell table:number-columns-repeated="4"/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975.32947">
            <text:p>975,32947</text:p>
          </table:table-cell>
          <table:table-cell office:value-type="float" office:value="223.883552">
            <text:p>223,883552</text:p>
          </table:table-cell>
        </table:table-row>
        <table:table-row table:style-name="ro1">
          <table:table-cell office:value-type="float" office:value="642.1225281">
            <text:p>642,1225281</text:p>
          </table:table-cell>
          <table:table-cell office:value-type="float" office:value="149.63749163">
            <text:p>149,63749163</text:p>
          </table:table-cell>
          <table:table-cell office:value-type="float" office:value="854">
            <text:p>854</text:p>
          </table:table-cell>
          <table:table-cell office:value-type="string">
            <text:p>I.U.F.M</text:p>
          </table:table-cell>
          <table:table-cell office:value-type="string">
            <text:p>70002800</text:p>
          </table:table-cell>
          <table:table-cell office:value-type="string">
            <text:p>7</text:p>
          </table:table-cell>
          <table:table-cell office:value-type="string">
            <text:p>00028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642.61888">
            <text:p>642,61888</text:p>
          </table:table-cell>
          <table:table-cell office:value-type="float" office:value="149.694567">
            <text:p>149,694567</text:p>
          </table:table-cell>
        </table:table-row>
        <table:table-row table:style-name="ro1">
          <table:table-cell office:value-type="float" office:value="2032.38316583">
            <text:p>2032,38316583</text:p>
          </table:table-cell>
          <table:table-cell office:value-type="float" office:value="311.12229211">
            <text:p>311,12229211</text:p>
          </table:table-cell>
          <table:table-cell office:value-type="float" office:value="856">
            <text:p>856</text:p>
          </table:table-cell>
          <table:table-cell office:value-type="string">
            <text:p>I.U.F.M</text:p>
          </table:table-cell>
          <table:table-cell office:value-type="string">
            <text:p>70002800</text:p>
          </table:table-cell>
          <table:table-cell office:value-type="string">
            <text:p>7</text:p>
          </table:table-cell>
          <table:table-cell office:value-type="string">
            <text:p>00028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2033.95388">
            <text:p>2033,95388</text:p>
          </table:table-cell>
          <table:table-cell office:value-type="float" office:value="311.242218">
            <text:p>311,242218</text:p>
          </table:table-cell>
        </table:table-row>
        <table:table-row table:style-name="ro1">
          <table:table-cell office:value-type="float" office:value="78.97082499">
            <text:p>78,97082499</text:p>
          </table:table-cell>
          <table:table-cell office:value-type="float" office:value="74.38012023">
            <text:p>74,38012023</text:p>
          </table:table-cell>
          <table:table-cell office:value-type="float" office:value="857">
            <text:p>857</text:p>
          </table:table-cell>
          <table:table-cell office:value-type="string">
            <text:p>St François Abbé Prévost</text:p>
          </table:table-cell>
          <table:table-cell table:number-columns-repeated="4"/>
          <table:table-cell office:value-type="string">
            <text:p>CE</text:p>
          </table:table-cell>
          <table:table-cell table:number-columns-repeated="2" office:value-type="float" office:value="0">
            <text:p>0</text:p>
          </table:table-cell>
          <table:table-cell office:value-type="float" office:value="79.03206">
            <text:p>79,03206</text:p>
          </table:table-cell>
          <table:table-cell office:value-type="float" office:value="74.408737">
            <text:p>74,408737</text:p>
          </table:table-cell>
        </table:table-row>
        <table:table-row table:style-name="ro1">
          <table:table-cell office:value-type="float" office:value="1869.1660343">
            <text:p>1869,1660343</text:p>
          </table:table-cell>
          <table:table-cell office:value-type="float" office:value="177.50727403">
            <text:p>177,50727403</text:p>
          </table:table-cell>
          <table:table-cell office:value-type="float" office:value="858">
            <text:p>858</text:p>
          </table:table-cell>
          <table:table-cell office:value-type="string">
            <text:p>Caserne de Lauwe</text:p>
          </table:table-cell>
          <table:table-cell office:value-type="string">
            <text:p>88888888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float" office:value="1870.60978">
            <text:p>1870,60978</text:p>
          </table:table-cell>
          <table:table-cell office:value-type="float" office:value="177.575611">
            <text:p>177,575611</text:p>
          </table:table-cell>
        </table:table-row>
        <table:table-row table:style-name="ro1">
          <table:table-cell office:value-type="float" office:value="561.21739694">
            <text:p>561,21739694</text:p>
          </table:table-cell>
          <table:table-cell office:value-type="float" office:value="94.76057282">
            <text:p>94,76057282</text:p>
          </table:table-cell>
          <table:table-cell office:value-type="float" office:value="859">
            <text:p>859</text:p>
          </table:table-cell>
          <table:table-cell office:value-type="string">
            <text:p>Laboratoires SANOFI</text:p>
          </table:table-cell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561.6511">
            <text:p>561,6511</text:p>
          </table:table-cell>
          <table:table-cell office:value-type="float" office:value="94.797181">
            <text:p>94,797181</text:p>
          </table:table-cell>
        </table:table-row>
        <table:table-row table:style-name="ro1">
          <table:table-cell office:value-type="float" office:value="673.81481269">
            <text:p>673,81481269</text:p>
          </table:table-cell>
          <table:table-cell office:value-type="float" office:value="105.80002128">
            <text:p>105,80002128</text:p>
          </table:table-cell>
          <table:table-cell office:value-type="float" office:value="861">
            <text:p>861</text:p>
          </table:table-cell>
          <table:table-cell office:value-type="string">
            <text:p>La Poste</text:p>
          </table:table-cell>
          <table:table-cell office:value-type="string">
            <text:p>70022500</text:p>
          </table:table-cell>
          <table:table-cell office:value-type="string">
            <text:p>7</text:p>
          </table:table-cell>
          <table:table-cell office:value-type="string">
            <text:p>00225</text:p>
          </table:table-cell>
          <table:table-cell office:value-type="string">
            <text:p>00</text:p>
          </table:table-cell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674.33582">
            <text:p>674,33582</text:p>
          </table:table-cell>
          <table:table-cell office:value-type="float" office:value="105.840934">
            <text:p>105,840934</text:p>
          </table:table-cell>
        </table:table-row>
        <table:table-row table:style-name="ro1">
          <table:table-cell office:value-type="float" office:value="402.45311878">
            <text:p>402,45311878</text:p>
          </table:table-cell>
          <table:table-cell office:value-type="float" office:value="100.1536353">
            <text:p>100,1536353</text:p>
          </table:table-cell>
          <table:table-cell office:value-type="float" office:value="862">
            <text:p>862</text:p>
          </table:table-cell>
          <table:table-cell office:value-type="string">
            <text:p>St François Abbé Prévost</text:p>
          </table:table-cell>
          <table:table-cell table:number-columns-repeated="4"/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402.7644">
            <text:p>402,7644</text:p>
          </table:table-cell>
          <table:table-cell office:value-type="float" office:value="100.192539">
            <text:p>100,192539</text:p>
          </table:table-cell>
        </table:table-row>
        <table:table-row table:style-name="ro1">
          <table:table-cell office:value-type="float" office:value="691.34619373">
            <text:p>691,34619373</text:p>
          </table:table-cell>
          <table:table-cell office:value-type="float" office:value="115.2574889">
            <text:p>115,2574889</text:p>
          </table:table-cell>
          <table:table-cell office:value-type="float" office:value="863">
            <text:p>863</text:p>
          </table:table-cell>
          <table:table-cell office:value-type="string">
            <text:p>Domaine de la Pompignane</text:p>
          </table:table-cell>
          <table:table-cell office:value-type="string">
            <text:p>00231400</text:p>
          </table:table-cell>
          <table:table-cell office:value-type="string">
            <text:p>0</text:p>
          </table:table-cell>
          <table:table-cell office:value-type="string">
            <text:p>02314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691.87689">
            <text:p>691,87689</text:p>
          </table:table-cell>
          <table:table-cell office:value-type="float" office:value="115.301683">
            <text:p>115,301683</text:p>
          </table:table-cell>
        </table:table-row>
        <table:table-row table:style-name="ro1">
          <table:table-cell office:value-type="float" office:value="939.22295957">
            <text:p>939,22295957</text:p>
          </table:table-cell>
          <table:table-cell office:value-type="float" office:value="132.0856647">
            <text:p>132,0856647</text:p>
          </table:table-cell>
          <table:table-cell office:value-type="float" office:value="864">
            <text:p>864</text:p>
          </table:table-cell>
          <table:table-cell office:value-type="string">
            <text:p>Gymnase Bernard Jouanique</text:p>
          </table:table-cell>
          <table:table-cell office:value-type="string">
            <text:p>00046900</text:p>
          </table:table-cell>
          <table:table-cell office:value-type="string">
            <text:p>0</text:p>
          </table:table-cell>
          <table:table-cell office:value-type="string">
            <text:p>00469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939.94863">
            <text:p>939,94863</text:p>
          </table:table-cell>
          <table:table-cell office:value-type="float" office:value="132.136619">
            <text:p>132,136619</text:p>
          </table:table-cell>
        </table:table-row>
        <table:table-row table:style-name="ro1">
          <table:table-cell office:value-type="float" office:value="120.23593751">
            <text:p>120,23593751</text:p>
          </table:table-cell>
          <table:table-cell office:value-type="float" office:value="86.58515114">
            <text:p>86,58515114</text:p>
          </table:table-cell>
          <table:table-cell office:value-type="float" office:value="866">
            <text:p>866</text:p>
          </table:table-cell>
          <table:table-cell table:number-columns-repeated="5"/>
          <table:table-cell office:value-type="string">
            <text:p>CE</text:p>
          </table:table-cell>
          <table:table-cell table:number-columns-repeated="2" office:value-type="float" office:value="0">
            <text:p>0</text:p>
          </table:table-cell>
          <table:table-cell office:value-type="float" office:value="120.32907">
            <text:p>120,32907</text:p>
          </table:table-cell>
          <table:table-cell office:value-type="float" office:value="86.618765">
            <text:p>86,618765</text:p>
          </table:table-cell>
        </table:table-row>
        <table:table-row table:style-name="ro1">
          <table:table-cell office:value-type="float" office:value="144.2002531">
            <text:p>144,2002531</text:p>
          </table:table-cell>
          <table:table-cell office:value-type="float" office:value="63.77368537">
            <text:p>63,77368537</text:p>
          </table:table-cell>
          <table:table-cell office:value-type="float" office:value="867">
            <text:p>867</text:p>
          </table:table-cell>
          <table:table-cell office:value-type="string">
            <text:p>Faculté de Pharmacie</text:p>
          </table:table-cell>
          <table:table-cell office:value-type="string">
            <text:p>70013600</text:p>
          </table:table-cell>
          <table:table-cell office:value-type="string">
            <text:p>7</text:p>
          </table:table-cell>
          <table:table-cell office:value-type="string">
            <text:p>00136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44.31084">
            <text:p>144,31084</text:p>
          </table:table-cell>
          <table:table-cell office:value-type="float" office:value="63.798234">
            <text:p>63,798234</text:p>
          </table:table-cell>
        </table:table-row>
        <table:table-row table:style-name="ro1">
          <table:table-cell office:value-type="float" office:value="88.51759993">
            <text:p>88,51759993</text:p>
          </table:table-cell>
          <table:table-cell office:value-type="float" office:value="42.14195182">
            <text:p>42,14195182</text:p>
          </table:table-cell>
          <table:table-cell office:value-type="float" office:value="869">
            <text:p>869</text:p>
          </table:table-cell>
          <table:table-cell office:value-type="string">
            <text:p>Faculté de Pharmacie</text:p>
          </table:table-cell>
          <table:table-cell office:value-type="string">
            <text:p>70013600</text:p>
          </table:table-cell>
          <table:table-cell office:value-type="string">
            <text:p>7</text:p>
          </table:table-cell>
          <table:table-cell office:value-type="string">
            <text:p>00136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88.58611">
            <text:p>88,58611</text:p>
          </table:table-cell>
          <table:table-cell office:value-type="float" office:value="42.158048">
            <text:p>42,158048</text:p>
          </table:table-cell>
        </table:table-row>
        <table:table-row table:style-name="ro1">
          <table:table-cell office:value-type="float" office:value="974.20396882">
            <text:p>974,20396882</text:p>
          </table:table-cell>
          <table:table-cell office:value-type="float" office:value="223.77911668">
            <text:p>223,77911668</text:p>
          </table:table-cell>
          <table:table-cell office:value-type="float" office:value="870">
            <text:p>870</text:p>
          </table:table-cell>
          <table:table-cell office:value-type="string">
            <text:p>Lycée de Nevers</text:p>
          </table:table-cell>
          <table:table-cell table:number-columns-repeated="4"/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974.95423">
            <text:p>974,95423</text:p>
          </table:table-cell>
          <table:table-cell office:value-type="float" office:value="223.865581">
            <text:p>223,865581</text:p>
          </table:table-cell>
        </table:table-row>
        <table:table-row table:style-name="ro1">
          <table:table-cell office:value-type="float" office:value="86.42253126">
            <text:p>86,42253126</text:p>
          </table:table-cell>
          <table:table-cell office:value-type="float" office:value="37.19044509">
            <text:p>37,19044509</text:p>
          </table:table-cell>
          <table:table-cell office:value-type="float" office:value="871">
            <text:p>871</text:p>
          </table:table-cell>
          <table:table-cell office:value-type="string">
            <text:p>Faculté de Pharmacie</text:p>
          </table:table-cell>
          <table:table-cell office:value-type="string">
            <text:p>70013600</text:p>
          </table:table-cell>
          <table:table-cell office:value-type="string">
            <text:p>7</text:p>
          </table:table-cell>
          <table:table-cell office:value-type="string">
            <text:p>00136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86.48913">
            <text:p>86,48913</text:p>
          </table:table-cell>
          <table:table-cell office:value-type="float" office:value="37.204768">
            <text:p>37,204768</text:p>
          </table:table-cell>
        </table:table-row>
        <table:table-row table:style-name="ro1">
          <table:table-cell office:value-type="float" office:value="300.40118754">
            <text:p>300,40118754</text:p>
          </table:table-cell>
          <table:table-cell office:value-type="float" office:value="70.07034377">
            <text:p>70,07034377</text:p>
          </table:table-cell>
          <table:table-cell office:value-type="float" office:value="872">
            <text:p>872</text:p>
          </table:table-cell>
          <table:table-cell office:value-type="string">
            <text:p>Faculté de Pharmacie</text:p>
          </table:table-cell>
          <table:table-cell office:value-type="string">
            <text:p>70013600</text:p>
          </table:table-cell>
          <table:table-cell office:value-type="string">
            <text:p>7</text:p>
          </table:table-cell>
          <table:table-cell office:value-type="string">
            <text:p>00136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300.63293">
            <text:p>300,63293</text:p>
          </table:table-cell>
          <table:table-cell office:value-type="float" office:value="70.097435">
            <text:p>70,097435</text:p>
          </table:table-cell>
        </table:table-row>
        <table:table-row table:style-name="ro1">
          <table:table-cell office:value-type="float" office:value="982.95132806">
            <text:p>982,95132806</text:p>
          </table:table-cell>
          <table:table-cell office:value-type="float" office:value="187.09162181">
            <text:p>187,09162181</text:p>
          </table:table-cell>
          <table:table-cell office:value-type="float" office:value="874">
            <text:p>874</text:p>
          </table:table-cell>
          <table:table-cell office:value-type="string">
            <text:p>Domaine de la Pompignane</text:p>
          </table:table-cell>
          <table:table-cell office:value-type="string">
            <text:p>00231400</text:p>
          </table:table-cell>
          <table:table-cell office:value-type="string">
            <text:p>0</text:p>
          </table:table-cell>
          <table:table-cell office:value-type="string">
            <text:p>02314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983.70903">
            <text:p>983,70903</text:p>
          </table:table-cell>
          <table:table-cell office:value-type="float" office:value="187.163502">
            <text:p>187,163502</text:p>
          </table:table-cell>
        </table:table-row>
        <table:table-row table:style-name="ro1">
          <table:table-cell office:value-type="float" office:value="978.70497812">
            <text:p>978,70497812</text:p>
          </table:table-cell>
          <table:table-cell office:value-type="float" office:value="268.72343363">
            <text:p>268,72343363</text:p>
          </table:table-cell>
          <table:table-cell office:value-type="float" office:value="876">
            <text:p>876</text:p>
          </table:table-cell>
          <table:table-cell office:value-type="string">
            <text:p>St François Abbé Prévost</text:p>
          </table:table-cell>
          <table:table-cell table:number-columns-repeated="4"/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979.45992">
            <text:p>979,45992</text:p>
          </table:table-cell>
          <table:table-cell office:value-type="float" office:value="268.827206">
            <text:p>268,827206</text:p>
          </table:table-cell>
        </table:table-row>
        <table:table-row table:style-name="ro1">
          <table:table-cell office:value-type="float" office:value="952.62029373">
            <text:p>952,62029373</text:p>
          </table:table-cell>
          <table:table-cell office:value-type="float" office:value="129.70124803">
            <text:p>129,70124803</text:p>
          </table:table-cell>
          <table:table-cell office:value-type="float" office:value="877">
            <text:p>877</text:p>
          </table:table-cell>
          <table:table-cell office:value-type="string">
            <text:p>Ecole Supérieure de Commerce</text:p>
          </table:table-cell>
          <table:table-cell office:value-type="string">
            <text:p>70011800</text:p>
          </table:table-cell>
          <table:table-cell office:value-type="string">
            <text:p>7</text:p>
          </table:table-cell>
          <table:table-cell office:value-type="string">
            <text:p>00118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953.35685">
            <text:p>953,35685</text:p>
          </table:table-cell>
          <table:table-cell office:value-type="float" office:value="129.75119">
            <text:p>129,75119</text:p>
          </table:table-cell>
        </table:table-row>
        <table:table-row table:style-name="ro1">
          <table:table-cell office:value-type="float" office:value="1250.34045618">
            <text:p>1250,34045618</text:p>
          </table:table-cell>
          <table:table-cell office:value-type="float" office:value="149.94107611">
            <text:p>149,94107611</text:p>
          </table:table-cell>
          <table:table-cell office:value-type="float" office:value="879">
            <text:p>879</text:p>
          </table:table-cell>
          <table:table-cell office:value-type="string">
            <text:p>Faculté de Pharmacie</text:p>
          </table:table-cell>
          <table:table-cell office:value-type="string">
            <text:p>70013600</text:p>
          </table:table-cell>
          <table:table-cell office:value-type="string">
            <text:p>7</text:p>
          </table:table-cell>
          <table:table-cell office:value-type="string">
            <text:p>00136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251.30831">
            <text:p>1251,30831</text:p>
          </table:table-cell>
          <table:table-cell office:value-type="float" office:value="149.999337">
            <text:p>149,999337</text:p>
          </table:table-cell>
        </table:table-row>
        <table:table-row table:style-name="ro1">
          <table:table-cell office:value-type="float" office:value="1063.48273407">
            <text:p>1063,48273407</text:p>
          </table:table-cell>
          <table:table-cell office:value-type="float" office:value="230.45897813">
            <text:p>230,45897813</text:p>
          </table:table-cell>
          <table:table-cell office:value-type="float" office:value="881">
            <text:p>881</text:p>
          </table:table-cell>
          <table:table-cell office:value-type="string">
            <text:p>E.H.P.A.D Saint Côme</text:p>
          </table:table-cell>
          <table:table-cell office:value-type="string">
            <text:p>70017700</text:p>
          </table:table-cell>
          <table:table-cell office:value-type="string">
            <text:p>0</text:p>
          </table:table-cell>
          <table:table-cell office:value-type="string">
            <text:p>00177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1064.3016">
            <text:p>1064,3016</text:p>
          </table:table-cell>
          <table:table-cell office:value-type="float" office:value="230.547438">
            <text:p>230,547438</text:p>
          </table:table-cell>
        </table:table-row>
        <table:table-row table:style-name="ro1">
          <table:table-cell office:value-type="float" office:value="389.52247506">
            <text:p>389,52247506</text:p>
          </table:table-cell>
          <table:table-cell office:value-type="float" office:value="90.78554264">
            <text:p>90,78554264</text:p>
          </table:table-cell>
          <table:table-cell office:value-type="float" office:value="882">
            <text:p>882</text:p>
          </table:table-cell>
          <table:table-cell office:value-type="string">
            <text:p>Halte-garderie Les Coquelicots</text:p>
          </table:table-cell>
          <table:table-cell office:value-type="string">
            <text:p>00050500</text:p>
          </table:table-cell>
          <table:table-cell office:value-type="string">
            <text:p>0</text:p>
          </table:table-cell>
          <table:table-cell office:value-type="string">
            <text:p>00505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389.82299">
            <text:p>389,82299</text:p>
          </table:table-cell>
          <table:table-cell office:value-type="float" office:value="90.820807">
            <text:p>90,820807</text:p>
          </table:table-cell>
        </table:table-row>
        <table:table-row table:style-name="ro1">
          <table:table-cell office:value-type="float" office:value="932.71487183">
            <text:p>932,71487183</text:p>
          </table:table-cell>
          <table:table-cell office:value-type="float" office:value="124.5659406">
            <text:p>124,5659406</text:p>
          </table:table-cell>
          <table:table-cell office:value-type="float" office:value="883">
            <text:p>883</text:p>
          </table:table-cell>
          <table:table-cell office:value-type="string">
            <text:p>Faculté de Pharmacie</text:p>
          </table:table-cell>
          <table:table-cell office:value-type="string">
            <text:p>70013600</text:p>
          </table:table-cell>
          <table:table-cell office:value-type="string">
            <text:p>7</text:p>
          </table:table-cell>
          <table:table-cell office:value-type="string">
            <text:p>00136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933.43489">
            <text:p>933,43489</text:p>
          </table:table-cell>
          <table:table-cell office:value-type="float" office:value="124.614129">
            <text:p>124,614129</text:p>
          </table:table-cell>
        </table:table-row>
        <table:table-row table:style-name="ro1">
          <table:table-cell office:value-type="float" office:value="135.95203752">
            <text:p>135,95203752</text:p>
          </table:table-cell>
          <table:table-cell office:value-type="float" office:value="46.89627344">
            <text:p>46,89627344</text:p>
          </table:table-cell>
          <table:table-cell office:value-type="float" office:value="885">
            <text:p>885</text:p>
          </table:table-cell>
          <table:table-cell office:value-type="string">
            <text:p>Ecole Nationale de Chimie</text:p>
          </table:table-cell>
          <table:table-cell office:value-type="string">
            <text:p>70012000</text:p>
          </table:table-cell>
          <table:table-cell office:value-type="string">
            <text:p>7</text:p>
          </table:table-cell>
          <table:table-cell office:value-type="string">
            <text:p>00120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36.05768">
            <text:p>136,05768</text:p>
          </table:table-cell>
          <table:table-cell office:value-type="float" office:value="46.914494">
            <text:p>46,914494</text:p>
          </table:table-cell>
        </table:table-row>
        <table:table-row table:style-name="ro1">
          <table:table-cell office:value-type="float" office:value="318.04204686">
            <text:p>318,04204686</text:p>
          </table:table-cell>
          <table:table-cell office:value-type="float" office:value="73.72028245">
            <text:p>73,72028245</text:p>
          </table:table-cell>
          <table:table-cell office:value-type="float" office:value="886">
            <text:p>886</text:p>
          </table:table-cell>
          <table:table-cell office:value-type="string">
            <text:p>Domaine de la Pompignane</text:p>
          </table:table-cell>
          <table:table-cell office:value-type="string">
            <text:p>00231400</text:p>
          </table:table-cell>
          <table:table-cell office:value-type="string">
            <text:p>0</text:p>
          </table:table-cell>
          <table:table-cell office:value-type="string">
            <text:p>02314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318.28648">
            <text:p>318,28648</text:p>
          </table:table-cell>
          <table:table-cell office:value-type="float" office:value="73.748644">
            <text:p>73,748644</text:p>
          </table:table-cell>
        </table:table-row>
        <table:table-row table:style-name="ro1">
          <table:table-cell office:value-type="float" office:value="577.59180635">
            <text:p>577,59180635</text:p>
          </table:table-cell>
          <table:table-cell office:value-type="float" office:value="107.68096566">
            <text:p>107,68096566</text:p>
          </table:table-cell>
          <table:table-cell office:value-type="float" office:value="887">
            <text:p>887</text:p>
          </table:table-cell>
          <table:table-cell office:value-type="string">
            <text:p>Faculté de Pharmacie</text:p>
          </table:table-cell>
          <table:table-cell office:value-type="string">
            <text:p>70013600</text:p>
          </table:table-cell>
          <table:table-cell office:value-type="string">
            <text:p>7</text:p>
          </table:table-cell>
          <table:table-cell office:value-type="string">
            <text:p>00136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578.03644">
            <text:p>578,03644</text:p>
          </table:table-cell>
          <table:table-cell office:value-type="float" office:value="107.722657">
            <text:p>107,722657</text:p>
          </table:table-cell>
        </table:table-row>
        <table:table-row table:style-name="ro1">
          <table:table-cell office:value-type="float" office:value="367.92469996">
            <text:p>367,92469996</text:p>
          </table:table-cell>
          <table:table-cell office:value-type="float" office:value="91.21729553">
            <text:p>91,21729553</text:p>
          </table:table-cell>
          <table:table-cell office:value-type="float" office:value="888">
            <text:p>888</text:p>
          </table:table-cell>
          <table:table-cell office:value-type="string">
            <text:p>Cité universitaire Voie Domitienne</text:p>
          </table:table-cell>
          <table:table-cell office:value-type="string">
            <text:p>70019800</text:p>
          </table:table-cell>
          <table:table-cell office:value-type="string">
            <text:p>7</text:p>
          </table:table-cell>
          <table:table-cell office:value-type="string">
            <text:p>00198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368.2089">
            <text:p>368,2089</text:p>
          </table:table-cell>
          <table:table-cell office:value-type="float" office:value="91.252483">
            <text:p>91,252483</text:p>
          </table:table-cell>
        </table:table-row>
        <table:table-row table:style-name="ro1">
          <table:table-cell office:value-type="float" office:value="6757.47646581">
            <text:p>6757,47646581</text:p>
          </table:table-cell>
          <table:table-cell office:value-type="float" office:value="704.03910751">
            <text:p>704,03910751</text:p>
          </table:table-cell>
          <table:table-cell office:value-type="float" office:value="891">
            <text:p>891</text:p>
          </table:table-cell>
          <table:table-cell office:value-type="string">
            <text:p>Laboratoires SANOFI</text:p>
          </table:table-cell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6762.69056">
            <text:p>6762,69056</text:p>
          </table:table-cell>
          <table:table-cell office:value-type="float" office:value="704.310854">
            <text:p>704,310854</text:p>
          </table:table-cell>
        </table:table-row>
        <table:table-row table:style-name="ro1">
          <table:table-cell office:value-type="float" office:value="168.78068121">
            <text:p>168,78068121</text:p>
          </table:table-cell>
          <table:table-cell office:value-type="float" office:value="59.71648848">
            <text:p>59,71648848</text:p>
          </table:table-cell>
          <table:table-cell office:value-type="float" office:value="893">
            <text:p>893</text:p>
          </table:table-cell>
          <table:table-cell office:value-type="string">
            <text:p>Ecole Nationale de Chimie</text:p>
          </table:table-cell>
          <table:table-cell office:value-type="string">
            <text:p>70003700</text:p>
          </table:table-cell>
          <table:table-cell office:value-type="string">
            <text:p>7</text:p>
          </table:table-cell>
          <table:table-cell office:value-type="string">
            <text:p>00037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68.90983">
            <text:p>168,90983</text:p>
          </table:table-cell>
          <table:table-cell office:value-type="float" office:value="59.739507">
            <text:p>59,739507</text:p>
          </table:table-cell>
        </table:table-row>
        <table:table-row table:style-name="ro1">
          <table:table-cell office:value-type="float" office:value="1037.87316551">
            <text:p>1037,87316551</text:p>
          </table:table-cell>
          <table:table-cell office:value-type="float" office:value="292.30019511">
            <text:p>292,30019511</text:p>
          </table:table-cell>
          <table:table-cell office:value-type="float" office:value="894">
            <text:p>894</text:p>
          </table:table-cell>
          <table:table-cell office:value-type="string">
            <text:p>CESDA</text:p>
          </table:table-cell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038.67055">
            <text:p>1038,67055</text:p>
          </table:table-cell>
          <table:table-cell office:value-type="float" office:value="292.412555">
            <text:p>292,412555</text:p>
          </table:table-cell>
        </table:table-row>
        <table:table-row table:style-name="ro1">
          <table:table-cell office:value-type="float" office:value="105.09663442">
            <text:p>105,09663442</text:p>
          </table:table-cell>
          <table:table-cell office:value-type="float" office:value="41.36820542">
            <text:p>41,36820542</text:p>
          </table:table-cell>
          <table:table-cell office:value-type="float" office:value="895">
            <text:p>895</text:p>
          </table:table-cell>
          <table:table-cell office:value-type="string">
            <text:p>Faculté de Pharmacie</text:p>
          </table:table-cell>
          <table:table-cell office:value-type="string">
            <text:p>70013600</text:p>
          </table:table-cell>
          <table:table-cell office:value-type="string">
            <text:p>7</text:p>
          </table:table-cell>
          <table:table-cell office:value-type="string">
            <text:p>00136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05.17749">
            <text:p>105,17749</text:p>
          </table:table-cell>
          <table:table-cell office:value-type="float" office:value="41.384163">
            <text:p>41,384163</text:p>
          </table:table-cell>
        </table:table-row>
        <table:table-row table:style-name="ro1">
          <table:table-cell office:value-type="float" office:value="370.67545006">
            <text:p>370,67545006</text:p>
          </table:table-cell>
          <table:table-cell office:value-type="float" office:value="77.10132006">
            <text:p>77,10132006</text:p>
          </table:table-cell>
          <table:table-cell office:value-type="float" office:value="898">
            <text:p>898</text:p>
          </table:table-cell>
          <table:table-cell office:value-type="string">
            <text:p>Salle de sports Isadora Duncan</text:p>
          </table:table-cell>
          <table:table-cell office:value-type="string">
            <text:p>00020901</text:p>
          </table:table-cell>
          <table:table-cell office:value-type="string">
            <text:p>0</text:p>
          </table:table-cell>
          <table:table-cell office:value-type="string">
            <text:p>00209</text:p>
          </table:table-cell>
          <table:table-cell office:value-type="string">
            <text:p>01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370.96094">
            <text:p>370,96094</text:p>
          </table:table-cell>
          <table:table-cell office:value-type="float" office:value="77.131024">
            <text:p>77,131024</text:p>
          </table:table-cell>
        </table:table-row>
        <table:table-row table:style-name="ro1">
          <table:table-cell office:value-type="float" office:value="367.82363765">
            <text:p>367,82363765</text:p>
          </table:table-cell>
          <table:table-cell office:value-type="float" office:value="91.22914844">
            <text:p>91,22914844</text:p>
          </table:table-cell>
          <table:table-cell office:value-type="float" office:value="899">
            <text:p>899</text:p>
          </table:table-cell>
          <table:table-cell office:value-type="string">
            <text:p>Cité universitaire Voie Domitienne</text:p>
          </table:table-cell>
          <table:table-cell office:value-type="string">
            <text:p>70019800</text:p>
          </table:table-cell>
          <table:table-cell office:value-type="string">
            <text:p>7</text:p>
          </table:table-cell>
          <table:table-cell office:value-type="string">
            <text:p>00198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368.10645">
            <text:p>368,10645</text:p>
          </table:table-cell>
          <table:table-cell office:value-type="float" office:value="91.264272">
            <text:p>91,264272</text:p>
          </table:table-cell>
        </table:table-row>
        <table:table-row table:style-name="ro1">
          <table:table-cell office:value-type="float" office:value="949.84224381">
            <text:p>949,84224381</text:p>
          </table:table-cell>
          <table:table-cell office:value-type="float" office:value="172.8151903">
            <text:p>172,8151903</text:p>
          </table:table-cell>
          <table:table-cell office:value-type="float" office:value="900">
            <text:p>900</text:p>
          </table:table-cell>
          <table:table-cell office:value-type="string">
            <text:p>Ecole élémentaire Emile Combes</text:p>
          </table:table-cell>
          <table:table-cell office:value-type="string">
            <text:p>00025500</text:p>
          </table:table-cell>
          <table:table-cell office:value-type="string">
            <text:p>0</text:p>
          </table:table-cell>
          <table:table-cell office:value-type="string">
            <text:p>00255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950.57521">
            <text:p>950,57521</text:p>
          </table:table-cell>
          <table:table-cell office:value-type="float" office:value="172.88184">
            <text:p>172,88184</text:p>
          </table:table-cell>
        </table:table-row>
        <table:table-row table:style-name="ro1">
          <table:table-cell office:value-type="float" office:value="3327.08490634">
            <text:p>3327,08490634</text:p>
          </table:table-cell>
          <table:table-cell office:value-type="float" office:value="629.93106483">
            <text:p>629,93106483</text:p>
          </table:table-cell>
          <table:table-cell office:value-type="float" office:value="802">
            <text:p>802</text:p>
          </table:table-cell>
          <table:table-cell office:value-type="string">
            <text:p>Caserne Tastavin</text:p>
          </table:table-cell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3329.66375">
            <text:p>3329,66375</text:p>
          </table:table-cell>
          <table:table-cell office:value-type="float" office:value="630.174582">
            <text:p>630,174582</text:p>
          </table:table-cell>
        </table:table-row>
        <table:table-row table:style-name="ro1">
          <table:table-cell office:value-type="float" office:value="1829.08428117">
            <text:p>1829,08428117</text:p>
          </table:table-cell>
          <table:table-cell office:value-type="float" office:value="341.87448664">
            <text:p>341,87448664</text:p>
          </table:table-cell>
          <table:table-cell office:value-type="float" office:value="804">
            <text:p>804</text:p>
          </table:table-cell>
          <table:table-cell office:value-type="string">
            <text:p>Institut de Recherches Agronomiques</text:p>
          </table:table-cell>
          <table:table-cell office:value-type="string">
            <text:p>70012600</text:p>
          </table:table-cell>
          <table:table-cell office:value-type="string">
            <text:p>7</text:p>
          </table:table-cell>
          <table:table-cell office:value-type="string">
            <text:p>00126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830.50077">
            <text:p>1830,50077</text:p>
          </table:table-cell>
          <table:table-cell office:value-type="float" office:value="342.006838">
            <text:p>342,006838</text:p>
          </table:table-cell>
        </table:table-row>
        <table:table-row table:style-name="ro1">
          <table:table-cell office:value-type="float" office:value="753.97116263">
            <text:p>753,97116263</text:p>
          </table:table-cell>
          <table:table-cell office:value-type="float" office:value="191.24332669">
            <text:p>191,24332669</text:p>
          </table:table-cell>
          <table:table-cell office:value-type="float" office:value="809">
            <text:p>809</text:p>
          </table:table-cell>
          <table:table-cell office:value-type="string">
            <text:p>Ecole élémentaire Jean Moulin</text:p>
          </table:table-cell>
          <table:table-cell office:value-type="string">
            <text:p>00032701</text:p>
          </table:table-cell>
          <table:table-cell office:value-type="string">
            <text:p>0</text:p>
          </table:table-cell>
          <table:table-cell office:value-type="string">
            <text:p>00327</text:p>
          </table:table-cell>
          <table:table-cell office:value-type="string">
            <text:p>01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754.55576">
            <text:p>754,55576</text:p>
          </table:table-cell>
          <table:table-cell office:value-type="float" office:value="191.317287">
            <text:p>191,317287</text:p>
          </table:table-cell>
        </table:table-row>
        <table:table-row table:style-name="ro1">
          <table:table-cell office:value-type="float" office:value="607.86326292">
            <text:p>607,86326292</text:p>
          </table:table-cell>
          <table:table-cell office:value-type="float" office:value="172.63973112">
            <text:p>172,63973112</text:p>
          </table:table-cell>
          <table:table-cell office:value-type="float" office:value="810">
            <text:p>810</text:p>
          </table:table-cell>
          <table:table-cell office:value-type="string">
            <text:p>Institut de Recherches Agronomiques</text:p>
          </table:table-cell>
          <table:table-cell office:value-type="string">
            <text:p>70012600</text:p>
          </table:table-cell>
          <table:table-cell office:value-type="string">
            <text:p>7</text:p>
          </table:table-cell>
          <table:table-cell office:value-type="string">
            <text:p>00126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608.3338">
            <text:p>608,3338</text:p>
          </table:table-cell>
          <table:table-cell office:value-type="float" office:value="172.706641">
            <text:p>172,706641</text:p>
          </table:table-cell>
        </table:table-row>
        <table:table-row table:style-name="ro1">
          <table:table-cell office:value-type="float" office:value="215.35907502">
            <text:p>215,35907502</text:p>
          </table:table-cell>
          <table:table-cell office:value-type="float" office:value="86.2895804">
            <text:p>86,2895804</text:p>
          </table:table-cell>
          <table:table-cell office:value-type="float" office:value="813">
            <text:p>813</text:p>
          </table:table-cell>
          <table:table-cell office:value-type="string">
            <text:p>Clinique Saint Jean</text:p>
          </table:table-cell>
          <table:table-cell office:value-type="string">
            <text:p>70015700</text:p>
          </table:table-cell>
          <table:table-cell office:value-type="string">
            <text:p>7</text:p>
          </table:table-cell>
          <table:table-cell office:value-type="string">
            <text:p>00157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215.52634">
            <text:p>215,52634</text:p>
          </table:table-cell>
          <table:table-cell office:value-type="float" office:value="86.323093">
            <text:p>86,323093</text:p>
          </table:table-cell>
        </table:table-row>
        <table:table-row table:style-name="ro1">
          <table:table-cell office:value-type="float" office:value="1516.66803734">
            <text:p>1516,66803734</text:p>
          </table:table-cell>
          <table:table-cell office:value-type="float" office:value="212.20841231">
            <text:p>212,20841231</text:p>
          </table:table-cell>
          <table:table-cell office:value-type="float" office:value="815">
            <text:p>815</text:p>
          </table:table-cell>
          <table:table-cell office:value-type="string">
            <text:p>Ecole élémentaire Jean Zay</text:p>
          </table:table-cell>
          <table:table-cell office:value-type="string">
            <text:p>00035401</text:p>
          </table:table-cell>
          <table:table-cell office:value-type="string">
            <text:p>0</text:p>
          </table:table-cell>
          <table:table-cell office:value-type="string">
            <text:p>00354</text:p>
          </table:table-cell>
          <table:table-cell office:value-type="string">
            <text:p>01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1517.84096">
            <text:p>1517,84096</text:p>
          </table:table-cell>
          <table:table-cell office:value-type="float" office:value="212.290134">
            <text:p>212,290134</text:p>
          </table:table-cell>
        </table:table-row>
        <table:table-row table:style-name="ro1">
          <table:table-cell office:value-type="float" office:value="148.31216876">
            <text:p>148,31216876</text:p>
          </table:table-cell>
          <table:table-cell office:value-type="float" office:value="79.66469921">
            <text:p>79,66469921</text:p>
          </table:table-cell>
          <table:table-cell office:value-type="float" office:value="822">
            <text:p>822</text:p>
          </table:table-cell>
          <table:table-cell office:value-type="string">
            <text:p>Clinique Saint Jean</text:p>
          </table:table-cell>
          <table:table-cell office:value-type="string">
            <text:p>70015700</text:p>
          </table:table-cell>
          <table:table-cell office:value-type="string">
            <text:p>7</text:p>
          </table:table-cell>
          <table:table-cell office:value-type="string">
            <text:p>00157</text:p>
          </table:table-cell>
          <table:table-cell office:value-type="string">
            <text:p>00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float" office:value="148.42694">
            <text:p>148,42694</text:p>
          </table:table-cell>
          <table:table-cell office:value-type="float" office:value="79.695767">
            <text:p>79,695767</text:p>
          </table:table-cell>
        </table:table-row>
        <table:table-row table:style-name="ro1">
          <table:table-cell office:value-type="float" office:value="2627.86778139">
            <text:p>2627,86778139</text:p>
          </table:table-cell>
          <table:table-cell office:value-type="float" office:value="443.4239974">
            <text:p>443,4239974</text:p>
          </table:table-cell>
          <table:table-cell office:value-type="float" office:value="825">
            <text:p>825</text:p>
          </table:table-cell>
          <table:table-cell office:value-type="string">
            <text:p>Clinique Saint Jean</text:p>
          </table:table-cell>
          <table:table-cell office:value-type="string">
            <text:p>70015700</text:p>
          </table:table-cell>
          <table:table-cell office:value-type="string">
            <text:p>7</text:p>
          </table:table-cell>
          <table:table-cell office:value-type="string">
            <text:p>00157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2629.90102">
            <text:p>2629,90102</text:p>
          </table:table-cell>
          <table:table-cell office:value-type="float" office:value="443.596368">
            <text:p>443,596368</text:p>
          </table:table-cell>
        </table:table-row>
        <table:table-row table:style-name="ro1">
          <table:table-cell office:value-type="float" office:value="278.66372553">
            <text:p>278,66372553</text:p>
          </table:table-cell>
          <table:table-cell office:value-type="float" office:value="67.46473975">
            <text:p>67,46473975</text:p>
          </table:table-cell>
          <table:table-cell office:value-type="float" office:value="832">
            <text:p>832</text:p>
          </table:table-cell>
          <table:table-cell office:value-type="string">
            <text:p>Maison de quartier Pierre Azéma</text:p>
          </table:table-cell>
          <table:table-cell table:number-columns-repeated="4"/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278.87938">
            <text:p>278,87938</text:p>
          </table:table-cell>
          <table:table-cell office:value-type="float" office:value="67.490842">
            <text:p>67,490842</text:p>
          </table:table-cell>
        </table:table-row>
        <table:table-row table:style-name="ro1">
          <table:table-cell office:value-type="float" office:value="880.1152468">
            <text:p>880,1152468</text:p>
          </table:table-cell>
          <table:table-cell office:value-type="float" office:value="194.6844882">
            <text:p>194,6844882</text:p>
          </table:table-cell>
          <table:table-cell office:value-type="float" office:value="835">
            <text:p>835</text:p>
          </table:table-cell>
          <table:table-cell office:value-type="string">
            <text:p>D.D.A.S.S</text:p>
          </table:table-cell>
          <table:table-cell office:value-type="string">
            <text:p>70006500</text:p>
          </table:table-cell>
          <table:table-cell office:value-type="string">
            <text:p>7</text:p>
          </table:table-cell>
          <table:table-cell office:value-type="string">
            <text:p>00065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880.79589">
            <text:p>880,79589</text:p>
          </table:table-cell>
          <table:table-cell office:value-type="float" office:value="194.759458">
            <text:p>194,759458</text:p>
          </table:table-cell>
        </table:table-row>
        <table:table-row table:style-name="ro1">
          <table:table-cell office:value-type="float" office:value="132.30101245">
            <text:p>132,30101245</text:p>
          </table:table-cell>
          <table:table-cell office:value-type="float" office:value="51.58639932">
            <text:p>51,58639932</text:p>
          </table:table-cell>
          <table:table-cell office:value-type="float" office:value="1005">
            <text:p>1005</text:p>
          </table:table-cell>
          <table:table-cell office:value-type="string">
            <text:p>Ecole maternelle Luis de Camoens</text:p>
          </table:table-cell>
          <table:table-cell office:value-type="string">
            <text:p>00025001</text:p>
          </table:table-cell>
          <table:table-cell office:value-type="string">
            <text:p>0</text:p>
          </table:table-cell>
          <table:table-cell office:value-type="string">
            <text:p>00250</text:p>
          </table:table-cell>
          <table:table-cell office:value-type="string">
            <text:p>01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132.40288">
            <text:p>132,40288</text:p>
          </table:table-cell>
          <table:table-cell office:value-type="float" office:value="51.606113">
            <text:p>51,606113</text:p>
          </table:table-cell>
        </table:table-row>
        <table:table-row table:style-name="ro1">
          <table:table-cell office:value-type="float" office:value="139.76630943">
            <text:p>139,76630943</text:p>
          </table:table-cell>
          <table:table-cell office:value-type="float" office:value="59.44315576">
            <text:p>59,44315576</text:p>
          </table:table-cell>
          <table:table-cell office:value-type="float" office:value="1007">
            <text:p>1007</text:p>
          </table:table-cell>
          <table:table-cell office:value-type="string">
            <text:p>Lycée Professionnel Léonard de Vinci</text:p>
          </table:table-cell>
          <table:table-cell office:value-type="string">
            <text:p>70009200</text:p>
          </table:table-cell>
          <table:table-cell office:value-type="string">
            <text:p>7</text:p>
          </table:table-cell>
          <table:table-cell office:value-type="string">
            <text:p>00092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39.87389">
            <text:p>139,87389</text:p>
          </table:table-cell>
          <table:table-cell office:value-type="float" office:value="59.465978">
            <text:p>59,465978</text:p>
          </table:table-cell>
        </table:table-row>
        <table:table-row table:style-name="ro1">
          <table:table-cell office:value-type="float" office:value="7348.69519112">
            <text:p>7348,69519112</text:p>
          </table:table-cell>
          <table:table-cell office:value-type="float" office:value="458.25630709">
            <text:p>458,25630709</text:p>
          </table:table-cell>
          <table:table-cell office:value-type="float" office:value="1008">
            <text:p>1008</text:p>
          </table:table-cell>
          <table:table-cell office:value-type="string">
            <text:p>Collège d'Alco</text:p>
          </table:table-cell>
          <table:table-cell table:number-columns-repeated="4"/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7354.32704">
            <text:p>7354,32704</text:p>
          </table:table-cell>
          <table:table-cell office:value-type="float" office:value="458.432016">
            <text:p>458,432016</text:p>
          </table:table-cell>
        </table:table-row>
        <table:table-row table:style-name="ro1">
          <table:table-cell office:value-type="float" office:value="224.09216873">
            <text:p>224,09216873</text:p>
          </table:table-cell>
          <table:table-cell office:value-type="float" office:value="72.93525157">
            <text:p>72,93525157</text:p>
          </table:table-cell>
          <table:table-cell office:value-type="float" office:value="1010">
            <text:p>1010</text:p>
          </table:table-cell>
          <table:table-cell office:value-type="string">
            <text:p>Lycée Professionnel Léonard de Vinci</text:p>
          </table:table-cell>
          <table:table-cell office:value-type="string">
            <text:p>70009200</text:p>
          </table:table-cell>
          <table:table-cell office:value-type="string">
            <text:p>7</text:p>
          </table:table-cell>
          <table:table-cell office:value-type="string">
            <text:p>00092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224.26469">
            <text:p>224,26469</text:p>
          </table:table-cell>
          <table:table-cell office:value-type="float" office:value="72.963005">
            <text:p>72,963005</text:p>
          </table:table-cell>
        </table:table-row>
        <table:table-row table:style-name="ro1">
          <table:table-cell office:value-type="float" office:value="1659.01679385">
            <text:p>1659,01679385</text:p>
          </table:table-cell>
          <table:table-cell office:value-type="float" office:value="248.28412134">
            <text:p>248,28412134</text:p>
          </table:table-cell>
          <table:table-cell office:value-type="float" office:value="1011">
            <text:p>1011</text:p>
          </table:table-cell>
          <table:table-cell office:value-type="string">
            <text:p>Clinique du Mas de Rochet</text:p>
          </table:table-cell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660.28012">
            <text:p>1660,28012</text:p>
          </table:table-cell>
          <table:table-cell office:value-type="float" office:value="248.378482">
            <text:p>248,378482</text:p>
          </table:table-cell>
        </table:table-row>
        <table:table-row table:style-name="ro1">
          <table:table-cell office:value-type="float" office:value="384.0042188">
            <text:p>384,0042188</text:p>
          </table:table-cell>
          <table:table-cell office:value-type="float" office:value="113.95143395">
            <text:p>113,95143395</text:p>
          </table:table-cell>
          <table:table-cell office:value-type="float" office:value="1012">
            <text:p>1012</text:p>
          </table:table-cell>
          <table:table-cell office:value-type="string">
            <text:p>C.H.U la Colombière</text:p>
          </table:table-cell>
          <table:table-cell office:value-type="string">
            <text:p>70016500</text:p>
          </table:table-cell>
          <table:table-cell office:value-type="string">
            <text:p>7</text:p>
          </table:table-cell>
          <table:table-cell office:value-type="string">
            <text:p>00165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384.29814">
            <text:p>384,29814</text:p>
          </table:table-cell>
          <table:table-cell office:value-type="float" office:value="113.99487">
            <text:p>113,99487</text:p>
          </table:table-cell>
        </table:table-row>
        <table:table-row table:style-name="ro1">
          <table:table-cell office:value-type="float" office:value="1039.32907183">
            <text:p>1039,32907183</text:p>
          </table:table-cell>
          <table:table-cell office:value-type="float" office:value="154.86775632">
            <text:p>154,86775632</text:p>
          </table:table-cell>
          <table:table-cell office:value-type="float" office:value="1015">
            <text:p>1015</text:p>
          </table:table-cell>
          <table:table-cell office:value-type="string">
            <text:p>Ecole élémentaire Jean Sibélius</text:p>
          </table:table-cell>
          <table:table-cell office:value-type="string">
            <text:p>00033602</text:p>
          </table:table-cell>
          <table:table-cell office:value-type="string">
            <text:p>0</text:p>
          </table:table-cell>
          <table:table-cell office:value-type="string">
            <text:p>00336</text:p>
          </table:table-cell>
          <table:table-cell office:value-type="string">
            <text:p>02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1040.12187">
            <text:p>1040,12187</text:p>
          </table:table-cell>
          <table:table-cell office:value-type="float" office:value="154.926524">
            <text:p>154,926524</text:p>
          </table:table-cell>
        </table:table-row>
        <table:table-row table:style-name="ro1">
          <table:table-cell office:value-type="float" office:value="356.78275011">
            <text:p>356,78275011</text:p>
          </table:table-cell>
          <table:table-cell office:value-type="float" office:value="90.26201028">
            <text:p>90,26201028</text:p>
          </table:table-cell>
          <table:table-cell office:value-type="float" office:value="1016">
            <text:p>1016</text:p>
          </table:table-cell>
          <table:table-cell office:value-type="string">
            <text:p>C.H.U la Colombière</text:p>
          </table:table-cell>
          <table:table-cell office:value-type="string">
            <text:p>70016500</text:p>
          </table:table-cell>
          <table:table-cell office:value-type="string">
            <text:p>7</text:p>
          </table:table-cell>
          <table:table-cell office:value-type="string">
            <text:p>00165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357.05403">
            <text:p>357,05403</text:p>
          </table:table-cell>
          <table:table-cell office:value-type="float" office:value="90.296158">
            <text:p>90,296158</text:p>
          </table:table-cell>
        </table:table-row>
        <table:table-row table:style-name="ro1">
          <table:table-cell office:value-type="float" office:value="674.10872801">
            <text:p>674,10872801</text:p>
          </table:table-cell>
          <table:table-cell office:value-type="float" office:value="116.21811665">
            <text:p>116,21811665</text:p>
          </table:table-cell>
          <table:table-cell office:value-type="float" office:value="1017">
            <text:p>1017</text:p>
          </table:table-cell>
          <table:table-cell office:value-type="string">
            <text:p>Ecole maternelle Luis de Camoens</text:p>
          </table:table-cell>
          <table:table-cell office:value-type="string">
            <text:p>00024902</text:p>
          </table:table-cell>
          <table:table-cell office:value-type="string">
            <text:p>0</text:p>
          </table:table-cell>
          <table:table-cell office:value-type="string">
            <text:p>00249</text:p>
          </table:table-cell>
          <table:table-cell office:value-type="string">
            <text:p>02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674.62317">
            <text:p>674,62317</text:p>
          </table:table-cell>
          <table:table-cell office:value-type="float" office:value="116.262659">
            <text:p>116,262659</text:p>
          </table:table-cell>
        </table:table-row>
        <table:table-row table:style-name="ro1">
          <table:table-cell office:value-type="float" office:value="405.8227187">
            <text:p>405,8227187</text:p>
          </table:table-cell>
          <table:table-cell office:value-type="float" office:value="106.60571448">
            <text:p>106,60571448</text:p>
          </table:table-cell>
          <table:table-cell office:value-type="float" office:value="1018">
            <text:p>1018</text:p>
          </table:table-cell>
          <table:table-cell office:value-type="string">
            <text:p>C.H.U la Colombière</text:p>
          </table:table-cell>
          <table:table-cell office:value-type="string">
            <text:p>70016500</text:p>
          </table:table-cell>
          <table:table-cell office:value-type="string">
            <text:p>7</text:p>
          </table:table-cell>
          <table:table-cell office:value-type="string">
            <text:p>00165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406.13442">
            <text:p>406,13442</text:p>
          </table:table-cell>
          <table:table-cell office:value-type="float" office:value="106.646273">
            <text:p>106,646273</text:p>
          </table:table-cell>
        </table:table-row>
        <table:table-row table:style-name="ro1">
          <table:table-cell office:value-type="float" office:value="342.21556869">
            <text:p>342,21556869</text:p>
          </table:table-cell>
          <table:table-cell office:value-type="float" office:value="89.52173841">
            <text:p>89,52173841</text:p>
          </table:table-cell>
          <table:table-cell office:value-type="float" office:value="1020">
            <text:p>1020</text:p>
          </table:table-cell>
          <table:table-cell office:value-type="string">
            <text:p>C.H.U la Colombière</text:p>
          </table:table-cell>
          <table:table-cell office:value-type="string">
            <text:p>70016500</text:p>
          </table:table-cell>
          <table:table-cell office:value-type="string">
            <text:p>7</text:p>
          </table:table-cell>
          <table:table-cell office:value-type="string">
            <text:p>00165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342.47789">
            <text:p>342,47789</text:p>
          </table:table-cell>
          <table:table-cell office:value-type="float" office:value="89.555716">
            <text:p>89,555716</text:p>
          </table:table-cell>
        </table:table-row>
        <table:table-row table:style-name="ro1">
          <table:table-cell office:value-type="float" office:value="820.46851265">
            <text:p>820,46851265</text:p>
          </table:table-cell>
          <table:table-cell office:value-type="float" office:value="144.7403204">
            <text:p>144,7403204</text:p>
          </table:table-cell>
          <table:table-cell office:value-type="float" office:value="1021">
            <text:p>1021</text:p>
          </table:table-cell>
          <table:table-cell office:value-type="string">
            <text:p>C.H.U la Colombière</text:p>
          </table:table-cell>
          <table:table-cell office:value-type="string">
            <text:p>70016500</text:p>
          </table:table-cell>
          <table:table-cell office:value-type="string">
            <text:p>7</text:p>
          </table:table-cell>
          <table:table-cell office:value-type="string">
            <text:p>00165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821.09542">
            <text:p>821,09542</text:p>
          </table:table-cell>
          <table:table-cell office:value-type="float" office:value="144.796011">
            <text:p>144,796011</text:p>
          </table:table-cell>
        </table:table-row>
        <table:table-row table:style-name="ro1">
          <table:table-cell office:value-type="float" office:value="746.45572823">
            <text:p>746,45572823</text:p>
          </table:table-cell>
          <table:table-cell office:value-type="float" office:value="109.39091234">
            <text:p>109,39091234</text:p>
          </table:table-cell>
          <table:table-cell office:value-type="float" office:value="1022">
            <text:p>1022</text:p>
          </table:table-cell>
          <table:table-cell office:value-type="string">
            <text:p>Lycée Professionnel Léonard de Vinci</text:p>
          </table:table-cell>
          <table:table-cell office:value-type="string">
            <text:p>70009200</text:p>
          </table:table-cell>
          <table:table-cell office:value-type="string">
            <text:p>7</text:p>
          </table:table-cell>
          <table:table-cell office:value-type="string">
            <text:p>00092</text:p>
          </table:table-cell>
          <table:table-cell office:value-type="string">
            <text:p>00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float" office:value="747.02612">
            <text:p>747,02612</text:p>
          </table:table-cell>
          <table:table-cell office:value-type="float" office:value="109.432767">
            <text:p>109,432767</text:p>
          </table:table-cell>
        </table:table-row>
        <table:table-row table:style-name="ro1">
          <table:table-cell office:value-type="float" office:value="268.87371256">
            <text:p>268,87371256</text:p>
          </table:table-cell>
          <table:table-cell office:value-type="float" office:value="82.75868158">
            <text:p>82,75868158</text:p>
          </table:table-cell>
          <table:table-cell office:value-type="float" office:value="1023">
            <text:p>1023</text:p>
          </table:table-cell>
          <table:table-cell office:value-type="string">
            <text:p>C.H.U la Colombière</text:p>
          </table:table-cell>
          <table:table-cell office:value-type="string">
            <text:p>70016500</text:p>
          </table:table-cell>
          <table:table-cell office:value-type="string">
            <text:p>7</text:p>
          </table:table-cell>
          <table:table-cell office:value-type="string">
            <text:p>00165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269.07869">
            <text:p>269,07869</text:p>
          </table:table-cell>
          <table:table-cell office:value-type="float" office:value="82.790053">
            <text:p>82,790053</text:p>
          </table:table-cell>
        </table:table-row>
        <table:table-row table:style-name="ro1">
          <table:table-cell office:value-type="float" office:value="183.76837809">
            <text:p>183,76837809</text:p>
          </table:table-cell>
          <table:table-cell office:value-type="float" office:value="61.56266949">
            <text:p>61,56266949</text:p>
          </table:table-cell>
          <table:table-cell office:value-type="float" office:value="1024">
            <text:p>1024</text:p>
          </table:table-cell>
          <table:table-cell office:value-type="string">
            <text:p>M.P.T. Albert Dubout</text:p>
          </table:table-cell>
          <table:table-cell office:value-type="string">
            <text:p>00052200</text:p>
          </table:table-cell>
          <table:table-cell office:value-type="string">
            <text:p>0</text:p>
          </table:table-cell>
          <table:table-cell office:value-type="string">
            <text:p>00522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183.90858">
            <text:p>183,90858</text:p>
          </table:table-cell>
          <table:table-cell office:value-type="float" office:value="61.586027">
            <text:p>61,586027</text:p>
          </table:table-cell>
        </table:table-row>
        <table:table-row table:style-name="ro1">
          <table:table-cell office:value-type="float" office:value="530.46732519">
            <text:p>530,46732519</text:p>
          </table:table-cell>
          <table:table-cell office:value-type="float" office:value="111.16300533">
            <text:p>111,16300533</text:p>
          </table:table-cell>
          <table:table-cell office:value-type="float" office:value="1026">
            <text:p>1026</text:p>
          </table:table-cell>
          <table:table-cell office:value-type="string">
            <text:p>Lycée Professionnel Léonard de Vinci</text:p>
          </table:table-cell>
          <table:table-cell office:value-type="string">
            <text:p>70009200</text:p>
          </table:table-cell>
          <table:table-cell office:value-type="string">
            <text:p>7</text:p>
          </table:table-cell>
          <table:table-cell office:value-type="string">
            <text:p>00092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530.87386">
            <text:p>530,87386</text:p>
          </table:table-cell>
          <table:table-cell office:value-type="float" office:value="111.205649">
            <text:p>111,205649</text:p>
          </table:table-cell>
        </table:table-row>
        <table:table-row table:style-name="ro1">
          <table:table-cell office:value-type="float" office:value="601.67816289">
            <text:p>601,67816289</text:p>
          </table:table-cell>
          <table:table-cell office:value-type="float" office:value="142.71257241">
            <text:p>142,71257241</text:p>
          </table:table-cell>
          <table:table-cell office:value-type="float" office:value="1027">
            <text:p>1027</text:p>
          </table:table-cell>
          <table:table-cell office:value-type="string">
            <text:p>Ecole élémentaire Sigmund Freud</text:p>
          </table:table-cell>
          <table:table-cell office:value-type="string">
            <text:p>00025101</text:p>
          </table:table-cell>
          <table:table-cell office:value-type="string">
            <text:p>0</text:p>
          </table:table-cell>
          <table:table-cell office:value-type="string">
            <text:p>00251</text:p>
          </table:table-cell>
          <table:table-cell office:value-type="string">
            <text:p>01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602.13679">
            <text:p>602,13679</text:p>
          </table:table-cell>
          <table:table-cell office:value-type="float" office:value="142.76657">
            <text:p>142,76657</text:p>
          </table:table-cell>
        </table:table-row>
        <table:table-row table:style-name="ro1">
          <table:table-cell office:value-type="float" office:value="655.15410613">
            <text:p>655,15410613</text:p>
          </table:table-cell>
          <table:table-cell office:value-type="float" office:value="161.08370747">
            <text:p>161,08370747</text:p>
          </table:table-cell>
          <table:table-cell office:value-type="float" office:value="1028">
            <text:p>1028</text:p>
          </table:table-cell>
          <table:table-cell office:value-type="string">
            <text:p>Ecole maternelle Luis de Camoens</text:p>
          </table:table-cell>
          <table:table-cell office:value-type="string">
            <text:p>00025001</text:p>
          </table:table-cell>
          <table:table-cell office:value-type="string">
            <text:p>0</text:p>
          </table:table-cell>
          <table:table-cell office:value-type="string">
            <text:p>00250</text:p>
          </table:table-cell>
          <table:table-cell office:value-type="string">
            <text:p>01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655.65684">
            <text:p>655,65684</text:p>
          </table:table-cell>
          <table:table-cell office:value-type="float" office:value="161.145871">
            <text:p>161,145871</text:p>
          </table:table-cell>
        </table:table-row>
        <table:table-row table:style-name="ro1">
          <table:table-cell office:value-type="float" office:value="150.02569998">
            <text:p>150,02569998</text:p>
          </table:table-cell>
          <table:table-cell office:value-type="float" office:value="55.19876662">
            <text:p>55,19876662</text:p>
          </table:table-cell>
          <table:table-cell office:value-type="float" office:value="1030">
            <text:p>1030</text:p>
          </table:table-cell>
          <table:table-cell office:value-type="string">
            <text:p>Ecole élémentaire Sigmund Freud</text:p>
          </table:table-cell>
          <table:table-cell office:value-type="string">
            <text:p>00025001</text:p>
          </table:table-cell>
          <table:table-cell office:value-type="string">
            <text:p>0</text:p>
          </table:table-cell>
          <table:table-cell office:value-type="string">
            <text:p>00250</text:p>
          </table:table-cell>
          <table:table-cell office:value-type="string">
            <text:p>01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150.13961">
            <text:p>150,13961</text:p>
          </table:table-cell>
          <table:table-cell office:value-type="float" office:value="55.219636">
            <text:p>55,219636</text:p>
          </table:table-cell>
        </table:table-row>
        <table:table-row table:style-name="ro1">
          <table:table-cell office:value-type="float" office:value="533.3806438">
            <text:p>533,3806438</text:p>
          </table:table-cell>
          <table:table-cell office:value-type="float" office:value="96.39280261">
            <text:p>96,39280261</text:p>
          </table:table-cell>
          <table:table-cell office:value-type="float" office:value="1031">
            <text:p>1031</text:p>
          </table:table-cell>
          <table:table-cell office:value-type="string">
            <text:p>Ecole maternelle Vincent Van Gogh</text:p>
          </table:table-cell>
          <table:table-cell office:value-type="string">
            <text:p>00039001</text:p>
          </table:table-cell>
          <table:table-cell office:value-type="string">
            <text:p>0</text:p>
          </table:table-cell>
          <table:table-cell office:value-type="string">
            <text:p>00390</text:p>
          </table:table-cell>
          <table:table-cell office:value-type="string">
            <text:p>01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533.78906">
            <text:p>533,78906</text:p>
          </table:table-cell>
          <table:table-cell office:value-type="float" office:value="96.429727">
            <text:p>96,429727</text:p>
          </table:table-cell>
        </table:table-row>
        <table:table-row table:style-name="ro1">
          <table:table-cell office:value-type="float" office:value="917.20455917">
            <text:p>917,20455917</text:p>
          </table:table-cell>
          <table:table-cell office:value-type="float" office:value="128.9554637">
            <text:p>128,9554637</text:p>
          </table:table-cell>
          <table:table-cell office:value-type="float" office:value="1032">
            <text:p>1032</text:p>
          </table:table-cell>
          <table:table-cell office:value-type="string">
            <text:p>Ecole élémentaire Eugène Pottier</text:p>
          </table:table-cell>
          <table:table-cell office:value-type="string">
            <text:p>00033502</text:p>
          </table:table-cell>
          <table:table-cell office:value-type="string">
            <text:p>0</text:p>
          </table:table-cell>
          <table:table-cell office:value-type="string">
            <text:p>00335</text:p>
          </table:table-cell>
          <table:table-cell office:value-type="string">
            <text:p>02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917.90564">
            <text:p>917,90564</text:p>
          </table:table-cell>
          <table:table-cell office:value-type="float" office:value="129.004638">
            <text:p>129,004638</text:p>
          </table:table-cell>
        </table:table-row>
        <table:table-row table:style-name="ro1">
          <table:table-cell office:value-type="float" office:value="459.39677174">
            <text:p>459,39677174</text:p>
          </table:table-cell>
          <table:table-cell office:value-type="float" office:value="127.95575024">
            <text:p>127,95575024</text:p>
          </table:table-cell>
          <table:table-cell office:value-type="float" office:value="1034">
            <text:p>1034</text:p>
          </table:table-cell>
          <table:table-cell office:value-type="string">
            <text:p>C.H.U la Colombière</text:p>
          </table:table-cell>
          <table:table-cell office:value-type="string">
            <text:p>70016500</text:p>
          </table:table-cell>
          <table:table-cell office:value-type="string">
            <text:p>7</text:p>
          </table:table-cell>
          <table:table-cell office:value-type="string">
            <text:p>00165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459.74775">
            <text:p>459,74775</text:p>
          </table:table-cell>
          <table:table-cell office:value-type="float" office:value="128.00438">
            <text:p>128,00438</text:p>
          </table:table-cell>
        </table:table-row>
        <table:table-row table:style-name="ro1">
          <table:table-cell office:value-type="float" office:value="6387.28923114">
            <text:p>6387,28923114</text:p>
          </table:table-cell>
          <table:table-cell office:value-type="float" office:value="539.11731822">
            <text:p>539,11731822</text:p>
          </table:table-cell>
          <table:table-cell office:value-type="float" office:value="1036">
            <text:p>1036</text:p>
          </table:table-cell>
          <table:table-cell office:value-type="string">
            <text:p>Lycée Professionnel Léonard de Vinci</text:p>
          </table:table-cell>
          <table:table-cell office:value-type="string">
            <text:p>70009200</text:p>
          </table:table-cell>
          <table:table-cell office:value-type="string">
            <text:p>7</text:p>
          </table:table-cell>
          <table:table-cell office:value-type="string">
            <text:p>00092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6392.17177">
            <text:p>6392,17177</text:p>
          </table:table-cell>
          <table:table-cell office:value-type="float" office:value="539.323411">
            <text:p>539,323411</text:p>
          </table:table-cell>
        </table:table-row>
        <table:table-row table:style-name="ro1">
          <table:table-cell office:value-type="float" office:value="815.09040614">
            <text:p>815,09040614</text:p>
          </table:table-cell>
          <table:table-cell office:value-type="float" office:value="130.11862754">
            <text:p>130,11862754</text:p>
          </table:table-cell>
          <table:table-cell office:value-type="float" office:value="1037">
            <text:p>1037</text:p>
          </table:table-cell>
          <table:table-cell office:value-type="string">
            <text:p>Ecole élémentaire Roosevelt</text:p>
          </table:table-cell>
          <table:table-cell office:value-type="string">
            <text:p>00039201</text:p>
          </table:table-cell>
          <table:table-cell office:value-type="string">
            <text:p>0</text:p>
          </table:table-cell>
          <table:table-cell office:value-type="string">
            <text:p>00392</text:p>
          </table:table-cell>
          <table:table-cell office:value-type="string">
            <text:p>01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815.71082">
            <text:p>815,71082</text:p>
          </table:table-cell>
          <table:table-cell office:value-type="float" office:value="130.1683">
            <text:p>130,1683</text:p>
          </table:table-cell>
        </table:table-row>
        <table:table-row table:style-name="ro1">
          <table:table-cell office:value-type="float" office:value="814.40597202">
            <text:p>814,40597202</text:p>
          </table:table-cell>
          <table:table-cell office:value-type="float" office:value="130.0853759">
            <text:p>130,0853759</text:p>
          </table:table-cell>
          <table:table-cell office:value-type="float" office:value="1038">
            <text:p>1038</text:p>
          </table:table-cell>
          <table:table-cell office:value-type="string">
            <text:p>Ecole élémentaire L. Sédar Senghor</text:p>
          </table:table-cell>
          <table:table-cell office:value-type="string">
            <text:p>00027701</text:p>
          </table:table-cell>
          <table:table-cell office:value-type="string">
            <text:p>0</text:p>
          </table:table-cell>
          <table:table-cell office:value-type="string">
            <text:p>00277</text:p>
          </table:table-cell>
          <table:table-cell office:value-type="string">
            <text:p>01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815.02657">
            <text:p>815,02657</text:p>
          </table:table-cell>
          <table:table-cell office:value-type="float" office:value="130.13512">
            <text:p>130,13512</text:p>
          </table:table-cell>
        </table:table-row>
        <table:table-row table:style-name="ro1">
          <table:table-cell office:value-type="float" office:value="331.72070312">
            <text:p>331,72070312</text:p>
          </table:table-cell>
          <table:table-cell office:value-type="float" office:value="76.76762859">
            <text:p>76,76762859</text:p>
          </table:table-cell>
          <table:table-cell office:value-type="float" office:value="1039">
            <text:p>1039</text:p>
          </table:table-cell>
          <table:table-cell office:value-type="string">
            <text:p>C.E.M.H <text:s/>T.A.M Les Hirondelles</text:p>
          </table:table-cell>
          <table:table-cell office:value-type="string">
            <text:p>70020400</text:p>
          </table:table-cell>
          <table:table-cell office:value-type="string">
            <text:p>7</text:p>
          </table:table-cell>
          <table:table-cell office:value-type="string">
            <text:p>00204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331.97388">
            <text:p>331,97388</text:p>
          </table:table-cell>
          <table:table-cell office:value-type="float" office:value="76.796867">
            <text:p>76,796867</text:p>
          </table:table-cell>
        </table:table-row>
        <table:table-row table:style-name="ro1">
          <table:table-cell office:value-type="float" office:value="923.38393756">
            <text:p>923,38393756</text:p>
          </table:table-cell>
          <table:table-cell office:value-type="float" office:value="171.05599781">
            <text:p>171,05599781</text:p>
          </table:table-cell>
          <table:table-cell office:value-type="float" office:value="1019">
            <text:p>1019</text:p>
          </table:table-cell>
          <table:table-cell office:value-type="string">
            <text:p>C.H.U la Colombière</text:p>
          </table:table-cell>
          <table:table-cell office:value-type="string">
            <text:p>70016500</text:p>
          </table:table-cell>
          <table:table-cell office:value-type="string">
            <text:p>7</text:p>
          </table:table-cell>
          <table:table-cell office:value-type="string">
            <text:p>00165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924.09032">
            <text:p>924,09032</text:p>
          </table:table-cell>
          <table:table-cell office:value-type="float" office:value="171.121265">
            <text:p>171,121265</text:p>
          </table:table-cell>
        </table:table-row>
        <table:table-row table:style-name="ro1">
          <table:table-cell office:value-type="float" office:value="367.24542484">
            <text:p>367,24542484</text:p>
          </table:table-cell>
          <table:table-cell office:value-type="float" office:value="102.82621259">
            <text:p>102,82621259</text:p>
          </table:table-cell>
          <table:table-cell office:value-type="float" office:value="1025">
            <text:p>1025</text:p>
          </table:table-cell>
          <table:table-cell office:value-type="string">
            <text:p>C.H.U la Colombière</text:p>
          </table:table-cell>
          <table:table-cell office:value-type="string">
            <text:p>70016500</text:p>
          </table:table-cell>
          <table:table-cell office:value-type="string">
            <text:p>7</text:p>
          </table:table-cell>
          <table:table-cell office:value-type="string">
            <text:p>00165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367.52567">
            <text:p>367,52567</text:p>
          </table:table-cell>
          <table:table-cell office:value-type="float" office:value="102.865813">
            <text:p>102,865813</text:p>
          </table:table-cell>
        </table:table-row>
        <table:table-row table:style-name="ro1">
          <table:table-cell office:value-type="float" office:value="206.5949469">
            <text:p>206,5949469</text:p>
          </table:table-cell>
          <table:table-cell office:value-type="float" office:value="57.50040649">
            <text:p>57,50040649</text:p>
          </table:table-cell>
          <table:table-cell office:value-type="float" office:value="1029">
            <text:p>1029</text:p>
          </table:table-cell>
          <table:table-cell office:value-type="string">
            <text:p>Lycée Professionnel Léonard de Vinci</text:p>
          </table:table-cell>
          <table:table-cell office:value-type="string">
            <text:p>70009200</text:p>
          </table:table-cell>
          <table:table-cell office:value-type="string">
            <text:p>7</text:p>
          </table:table-cell>
          <table:table-cell office:value-type="string">
            <text:p>00092</text:p>
          </table:table-cell>
          <table:table-cell office:value-type="string">
            <text:p>00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float" office:value="206.75288">
            <text:p>206,75288</text:p>
          </table:table-cell>
          <table:table-cell office:value-type="float" office:value="57.522385">
            <text:p>57,522385</text:p>
          </table:table-cell>
        </table:table-row>
        <table:table-row table:style-name="ro1">
          <table:table-cell office:value-type="float" office:value="331.88548129">
            <text:p>331,88548129</text:p>
          </table:table-cell>
          <table:table-cell office:value-type="float" office:value="110.38493649">
            <text:p>110,38493649</text:p>
          </table:table-cell>
          <table:table-cell office:value-type="float" office:value="1033">
            <text:p>1033</text:p>
          </table:table-cell>
          <table:table-cell office:value-type="string">
            <text:p>C.H.U la Colombière</text:p>
          </table:table-cell>
          <table:table-cell office:value-type="string">
            <text:p>70016500</text:p>
          </table:table-cell>
          <table:table-cell office:value-type="string">
            <text:p>7</text:p>
          </table:table-cell>
          <table:table-cell office:value-type="string">
            <text:p>00165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332.13957">
            <text:p>332,13957</text:p>
          </table:table-cell>
          <table:table-cell office:value-type="float" office:value="110.427057">
            <text:p>110,427057</text:p>
          </table:table-cell>
        </table:table-row>
        <table:table-row table:style-name="ro1">
          <table:table-cell office:value-type="float" office:value="582.4815688">
            <text:p>582,4815688</text:p>
          </table:table-cell>
          <table:table-cell office:value-type="float" office:value="132.643781">
            <text:p>132,643781</text:p>
          </table:table-cell>
          <table:table-cell office:value-type="float" office:value="1035">
            <text:p>1035</text:p>
          </table:table-cell>
          <table:table-cell office:value-type="string">
            <text:p>Lycée Professionnel Léonard de Vinci</text:p>
          </table:table-cell>
          <table:table-cell office:value-type="string">
            <text:p>70009200</text:p>
          </table:table-cell>
          <table:table-cell office:value-type="string">
            <text:p>7</text:p>
          </table:table-cell>
          <table:table-cell office:value-type="string">
            <text:p>00092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582.92691">
            <text:p>582,92691</text:p>
          </table:table-cell>
          <table:table-cell office:value-type="float" office:value="132.694914">
            <text:p>132,694914</text:p>
          </table:table-cell>
        </table:table-row>
        <table:table-row table:style-name="ro1">
          <table:table-cell office:value-type="float" office:value="1978.2893532">
            <text:p>1978,2893532</text:p>
          </table:table-cell>
          <table:table-cell office:value-type="float" office:value="209.92795723">
            <text:p>209,92795723</text:p>
          </table:table-cell>
          <table:table-cell office:value-type="float" office:value="1041">
            <text:p>1041</text:p>
          </table:table-cell>
          <table:table-cell office:value-type="string">
            <text:p>Collège du Jeu de Mail</text:p>
          </table:table-cell>
          <table:table-cell office:value-type="string">
            <text:p>70010700</text:p>
          </table:table-cell>
          <table:table-cell office:value-type="string">
            <text:p>7</text:p>
          </table:table-cell>
          <table:table-cell office:value-type="string">
            <text:p>00107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979.79986">
            <text:p>1979,79986</text:p>
          </table:table-cell>
          <table:table-cell office:value-type="float" office:value="210.007946">
            <text:p>210,007946</text:p>
          </table:table-cell>
        </table:table-row>
        <table:table-row table:style-name="ro1">
          <table:table-cell office:value-type="float" office:value="773.38361871">
            <text:p>773,38361871</text:p>
          </table:table-cell>
          <table:table-cell office:value-type="float" office:value="201.71583041">
            <text:p>201,71583041</text:p>
          </table:table-cell>
          <table:table-cell office:value-type="float" office:value="1043">
            <text:p>1043</text:p>
          </table:table-cell>
          <table:table-cell office:value-type="string">
            <text:p>C.H.U la Colombière</text:p>
          </table:table-cell>
          <table:table-cell office:value-type="string">
            <text:p>70016500</text:p>
          </table:table-cell>
          <table:table-cell office:value-type="string">
            <text:p>7</text:p>
          </table:table-cell>
          <table:table-cell office:value-type="string">
            <text:p>00165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773.97417">
            <text:p>773,97417</text:p>
          </table:table-cell>
          <table:table-cell office:value-type="float" office:value="201.793239">
            <text:p>201,793239</text:p>
          </table:table-cell>
        </table:table-row>
        <table:table-row table:style-name="ro1">
          <table:table-cell office:value-type="float" office:value="2015.1982717">
            <text:p>2015,1982717</text:p>
          </table:table-cell>
          <table:table-cell office:value-type="float" office:value="305.55803306">
            <text:p>305,55803306</text:p>
          </table:table-cell>
          <table:table-cell office:value-type="float" office:value="1046">
            <text:p>1046</text:p>
          </table:table-cell>
          <table:table-cell office:value-type="string">
            <text:p>Lycée Professionnel Léonard de Vinci</text:p>
          </table:table-cell>
          <table:table-cell office:value-type="string">
            <text:p>70009200</text:p>
          </table:table-cell>
          <table:table-cell office:value-type="string">
            <text:p>7</text:p>
          </table:table-cell>
          <table:table-cell office:value-type="string">
            <text:p>00092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2016.73839">
            <text:p>2016,73839</text:p>
          </table:table-cell>
          <table:table-cell office:value-type="float" office:value="305.67503">
            <text:p>305,67503</text:p>
          </table:table-cell>
        </table:table-row>
        <table:table-row table:style-name="ro1">
          <table:table-cell office:value-type="float" office:value="607.91093132">
            <text:p>607,91093132</text:p>
          </table:table-cell>
          <table:table-cell office:value-type="float" office:value="152.61315977">
            <text:p>152,61315977</text:p>
          </table:table-cell>
          <table:table-cell office:value-type="float" office:value="1050">
            <text:p>1050</text:p>
          </table:table-cell>
          <table:table-cell office:value-type="string">
            <text:p>Halte-garderie Pitchot Nanet</text:p>
          </table:table-cell>
          <table:table-cell office:value-type="string">
            <text:p>00049500</text:p>
          </table:table-cell>
          <table:table-cell office:value-type="string">
            <text:p>0</text:p>
          </table:table-cell>
          <table:table-cell office:value-type="string">
            <text:p>00495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608.37321">
            <text:p>608,37321</text:p>
          </table:table-cell>
          <table:table-cell office:value-type="float" office:value="152.671174">
            <text:p>152,671174</text:p>
          </table:table-cell>
        </table:table-row>
        <table:table-row table:style-name="ro1">
          <table:table-cell office:value-type="float" office:value="1317.83856858">
            <text:p>1317,83856858</text:p>
          </table:table-cell>
          <table:table-cell office:value-type="float" office:value="201.03919013">
            <text:p>201,03919013</text:p>
          </table:table-cell>
          <table:table-cell office:value-type="float" office:value="1055">
            <text:p>1055</text:p>
          </table:table-cell>
          <table:table-cell office:value-type="string">
            <text:p>Clinique du Mas de Rochet</text:p>
          </table:table-cell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318.84133">
            <text:p>1318,84133</text:p>
          </table:table-cell>
          <table:table-cell office:value-type="float" office:value="201.11589">
            <text:p>201,11589</text:p>
          </table:table-cell>
        </table:table-row>
        <table:table-row table:style-name="ro1">
          <table:table-cell office:value-type="float" office:value="1825.0427219">
            <text:p>1825,0427219</text:p>
          </table:table-cell>
          <table:table-cell office:value-type="float" office:value="429.92854006">
            <text:p>429,92854006</text:p>
          </table:table-cell>
          <table:table-cell office:value-type="float" office:value="1056">
            <text:p>1056</text:p>
          </table:table-cell>
          <table:table-cell office:value-type="string">
            <text:p>C.H.U Saint Eloi</text:p>
          </table:table-cell>
          <table:table-cell office:value-type="string">
            <text:p>70016400</text:p>
          </table:table-cell>
          <table:table-cell office:value-type="string">
            <text:p>7</text:p>
          </table:table-cell>
          <table:table-cell office:value-type="string">
            <text:p>00164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826.43699">
            <text:p>1826,43699</text:p>
          </table:table-cell>
          <table:table-cell office:value-type="float" office:value="430.092521">
            <text:p>430,092521</text:p>
          </table:table-cell>
        </table:table-row>
        <table:table-row table:style-name="ro1">
          <table:table-cell office:value-type="float" office:value="809.95189995">
            <text:p>809,95189995</text:p>
          </table:table-cell>
          <table:table-cell office:value-type="float" office:value="195.50725029">
            <text:p>195,50725029</text:p>
          </table:table-cell>
          <table:table-cell office:value-type="float" office:value="1064">
            <text:p>1064</text:p>
          </table:table-cell>
          <table:table-cell office:value-type="string">
            <text:p>C.H.U la Colombière</text:p>
          </table:table-cell>
          <table:table-cell office:value-type="string">
            <text:p>70016500</text:p>
          </table:table-cell>
          <table:table-cell office:value-type="string">
            <text:p>7</text:p>
          </table:table-cell>
          <table:table-cell office:value-type="string">
            <text:p>00165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810.57205">
            <text:p>810,57205</text:p>
          </table:table-cell>
          <table:table-cell office:value-type="float" office:value="195.581613">
            <text:p>195,581613</text:p>
          </table:table-cell>
        </table:table-row>
        <table:table-row table:style-name="ro1">
          <table:table-cell office:value-type="float" office:value="819.94136251">
            <text:p>819,94136251</text:p>
          </table:table-cell>
          <table:table-cell office:value-type="float" office:value="102.04274915">
            <text:p>102,04274915</text:p>
          </table:table-cell>
          <table:table-cell office:value-type="float" office:value="1067">
            <text:p>1067</text:p>
          </table:table-cell>
          <table:table-cell office:value-type="string">
            <text:p>Police Municipale Aiguelongue</text:p>
          </table:table-cell>
          <table:table-cell office:value-type="string">
            <text:p>00089600</text:p>
          </table:table-cell>
          <table:table-cell office:value-type="string">
            <text:p>0</text:p>
          </table:table-cell>
          <table:table-cell office:value-type="string">
            <text:p>00896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820.56764">
            <text:p>820,56764</text:p>
          </table:table-cell>
          <table:table-cell office:value-type="float" office:value="102.081711">
            <text:p>102,081711</text:p>
          </table:table-cell>
        </table:table-row>
        <table:table-row table:style-name="ro1">
          <table:table-cell office:value-type="float" office:value="291.25055638">
            <text:p>291,25055638</text:p>
          </table:table-cell>
          <table:table-cell office:value-type="float" office:value="85.5140873">
            <text:p>85,5140873</text:p>
          </table:table-cell>
          <table:table-cell office:value-type="float" office:value="1072">
            <text:p>1072</text:p>
          </table:table-cell>
          <table:table-cell office:value-type="string">
            <text:p>C.H.U Saint Eloi</text:p>
          </table:table-cell>
          <table:table-cell office:value-type="string">
            <text:p>70016400</text:p>
          </table:table-cell>
          <table:table-cell office:value-type="string">
            <text:p>7</text:p>
          </table:table-cell>
          <table:table-cell office:value-type="string">
            <text:p>00164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291.47197">
            <text:p>291,47197</text:p>
          </table:table-cell>
          <table:table-cell office:value-type="float" office:value="85.546232">
            <text:p>85,546232</text:p>
          </table:table-cell>
        </table:table-row>
        <table:table-row table:style-name="ro1">
          <table:table-cell office:value-type="float" office:value="1014.98330001">
            <text:p>1014,98330001</text:p>
          </table:table-cell>
          <table:table-cell office:value-type="float" office:value="192.21957984">
            <text:p>192,21957984</text:p>
          </table:table-cell>
          <table:table-cell office:value-type="float" office:value="1075">
            <text:p>1075</text:p>
          </table:table-cell>
          <table:table-cell office:value-type="string">
            <text:p>C.H.U Saint Eloi</text:p>
          </table:table-cell>
          <table:table-cell office:value-type="string">
            <text:p>70016400</text:p>
          </table:table-cell>
          <table:table-cell office:value-type="string">
            <text:p>7</text:p>
          </table:table-cell>
          <table:table-cell office:value-type="string">
            <text:p>00164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015.7576">
            <text:p>1015,7576</text:p>
          </table:table-cell>
          <table:table-cell office:value-type="float" office:value="192.293383">
            <text:p>192,293383</text:p>
          </table:table-cell>
        </table:table-row>
        <table:table-row table:style-name="ro1">
          <table:table-cell office:value-type="float" office:value="3829.32882817">
            <text:p>3829,32882817</text:p>
          </table:table-cell>
          <table:table-cell office:value-type="float" office:value="457.3963953">
            <text:p>457,3963953</text:p>
          </table:table-cell>
          <table:table-cell office:value-type="float" office:value="1077">
            <text:p>1077</text:p>
          </table:table-cell>
          <table:table-cell office:value-type="string">
            <text:p>CFRA du bâtiment</text:p>
          </table:table-cell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3832.24946">
            <text:p>3832,24946</text:p>
          </table:table-cell>
          <table:table-cell office:value-type="float" office:value="457.57097">
            <text:p>457,57097</text:p>
          </table:table-cell>
        </table:table-row>
        <table:table-row table:style-name="ro1">
          <table:table-cell office:value-type="float" office:value="150.0977625">
            <text:p>150,0977625</text:p>
          </table:table-cell>
          <table:table-cell office:value-type="float" office:value="59.14773594">
            <text:p>59,14773594</text:p>
          </table:table-cell>
          <table:table-cell office:value-type="float" office:value="1080">
            <text:p>1080</text:p>
          </table:table-cell>
          <table:table-cell office:value-type="string">
            <text:p>C.H.U Saint Eloi</text:p>
          </table:table-cell>
          <table:table-cell office:value-type="string">
            <text:p>70016400</text:p>
          </table:table-cell>
          <table:table-cell office:value-type="string">
            <text:p>7</text:p>
          </table:table-cell>
          <table:table-cell office:value-type="string">
            <text:p>00164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50.21205">
            <text:p>150,21205</text:p>
          </table:table-cell>
          <table:table-cell office:value-type="float" office:value="59.170224">
            <text:p>59,170224</text:p>
          </table:table-cell>
        </table:table-row>
        <table:table-row table:style-name="ro1">
          <table:table-cell office:value-type="float" office:value="850.87184403">
            <text:p>850,87184403</text:p>
          </table:table-cell>
          <table:table-cell office:value-type="float" office:value="125.95497855">
            <text:p>125,95497855</text:p>
          </table:table-cell>
          <table:table-cell office:value-type="float" office:value="1083">
            <text:p>1083</text:p>
          </table:table-cell>
          <table:table-cell office:value-type="string">
            <text:p>Crèche Louise Guiraud</text:p>
          </table:table-cell>
          <table:table-cell office:value-type="string">
            <text:p>00021101</text:p>
          </table:table-cell>
          <table:table-cell office:value-type="string">
            <text:p>0</text:p>
          </table:table-cell>
          <table:table-cell office:value-type="string">
            <text:p>00211</text:p>
          </table:table-cell>
          <table:table-cell office:value-type="string">
            <text:p>01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851.52058">
            <text:p>851,52058</text:p>
          </table:table-cell>
          <table:table-cell office:value-type="float" office:value="126.003026">
            <text:p>126,003026</text:p>
          </table:table-cell>
        </table:table-row>
        <table:table-row table:style-name="ro1">
          <table:table-cell office:value-type="float" office:value="1070.20823444">
            <text:p>1070,20823444</text:p>
          </table:table-cell>
          <table:table-cell office:value-type="float" office:value="146.81332854">
            <text:p>146,81332854</text:p>
          </table:table-cell>
          <table:table-cell office:value-type="float" office:value="1087">
            <text:p>1087</text:p>
          </table:table-cell>
          <table:table-cell office:value-type="string">
            <text:p>C.E.M.H <text:s/>T.A.M Les Hirondelles</text:p>
          </table:table-cell>
          <table:table-cell office:value-type="string">
            <text:p>70020400</text:p>
          </table:table-cell>
          <table:table-cell office:value-type="string">
            <text:p>7</text:p>
          </table:table-cell>
          <table:table-cell office:value-type="string">
            <text:p>00204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071.0237">
            <text:p>1071,0237</text:p>
          </table:table-cell>
          <table:table-cell office:value-type="float" office:value="146.869075">
            <text:p>146,869075</text:p>
          </table:table-cell>
        </table:table-row>
        <table:table-row table:style-name="ro1">
          <table:table-cell office:value-type="float" office:value="969.71663442">
            <text:p>969,71663442</text:p>
          </table:table-cell>
          <table:table-cell office:value-type="float" office:value="182.30416233">
            <text:p>182,30416233</text:p>
          </table:table-cell>
          <table:table-cell office:value-type="float" office:value="1090">
            <text:p>1090</text:p>
          </table:table-cell>
          <table:table-cell office:value-type="string">
            <text:p>URSSAF</text:p>
          </table:table-cell>
          <table:table-cell office:value-type="string">
            <text:p>00005800</text:p>
          </table:table-cell>
          <table:table-cell office:value-type="string">
            <text:p>0</text:p>
          </table:table-cell>
          <table:table-cell office:value-type="string">
            <text:p>00058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970.45642">
            <text:p>970,45642</text:p>
          </table:table-cell>
          <table:table-cell office:value-type="float" office:value="182.3737">
            <text:p>182,3737</text:p>
          </table:table-cell>
        </table:table-row>
        <table:table-row table:style-name="ro1">
          <table:table-cell office:value-type="float" office:value="827.88050938">
            <text:p>827,88050938</text:p>
          </table:table-cell>
          <table:table-cell office:value-type="float" office:value="126.33153625">
            <text:p>126,33153625</text:p>
          </table:table-cell>
          <table:table-cell office:value-type="float" office:value="1040">
            <text:p>1040</text:p>
          </table:table-cell>
          <table:table-cell office:value-type="string">
            <text:p>Ecole maternelle Charlie Chaplin</text:p>
          </table:table-cell>
          <table:table-cell office:value-type="string">
            <text:p>00033702</text:p>
          </table:table-cell>
          <table:table-cell office:value-type="string">
            <text:p>0</text:p>
          </table:table-cell>
          <table:table-cell office:value-type="string">
            <text:p>00337</text:p>
          </table:table-cell>
          <table:table-cell office:value-type="string">
            <text:p>02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828.51128">
            <text:p>828,51128</text:p>
          </table:table-cell>
          <table:table-cell office:value-type="float" office:value="126.379832">
            <text:p>126,379832</text:p>
          </table:table-cell>
        </table:table-row>
        <table:table-row table:style-name="ro1">
          <table:table-cell office:value-type="float" office:value="405.52759688">
            <text:p>405,52759688</text:p>
          </table:table-cell>
          <table:table-cell office:value-type="float" office:value="119.77046005">
            <text:p>119,77046005</text:p>
          </table:table-cell>
          <table:table-cell office:value-type="float" office:value="1042">
            <text:p>1042</text:p>
          </table:table-cell>
          <table:table-cell office:value-type="string">
            <text:p>Club de loisirs Aiguelongue</text:p>
          </table:table-cell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405.83699">
            <text:p>405,83699</text:p>
          </table:table-cell>
          <table:table-cell office:value-type="float" office:value="119.816094">
            <text:p>119,816094</text:p>
          </table:table-cell>
        </table:table-row>
        <table:table-row table:style-name="ro1">
          <table:table-cell office:value-type="float" office:value="949.90276248">
            <text:p>949,90276248</text:p>
          </table:table-cell>
          <table:table-cell office:value-type="float" office:value="227.8213624">
            <text:p>227,8213624</text:p>
          </table:table-cell>
          <table:table-cell office:value-type="float" office:value="1044">
            <text:p>1044</text:p>
          </table:table-cell>
          <table:table-cell office:value-type="string">
            <text:p>C.H.U la Colombière</text:p>
          </table:table-cell>
          <table:table-cell office:value-type="string">
            <text:p>70016500</text:p>
          </table:table-cell>
          <table:table-cell office:value-type="string">
            <text:p>7</text:p>
          </table:table-cell>
          <table:table-cell office:value-type="string">
            <text:p>00165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950.62849">
            <text:p>950,62849</text:p>
          </table:table-cell>
          <table:table-cell office:value-type="float" office:value="227.907811">
            <text:p>227,907811</text:p>
          </table:table-cell>
        </table:table-row>
        <table:table-row table:style-name="ro1">
          <table:table-cell office:value-type="float" office:value="1932.8857999">
            <text:p>1932,8857999</text:p>
          </table:table-cell>
          <table:table-cell office:value-type="float" office:value="178.5648266">
            <text:p>178,5648266</text:p>
          </table:table-cell>
          <table:table-cell office:value-type="float" office:value="1045">
            <text:p>1045</text:p>
          </table:table-cell>
          <table:table-cell office:value-type="string">
            <text:p>Halles des Quatre Saisons</text:p>
          </table:table-cell>
          <table:table-cell office:value-type="string">
            <text:p>00049100</text:p>
          </table:table-cell>
          <table:table-cell office:value-type="string">
            <text:p>0</text:p>
          </table:table-cell>
          <table:table-cell office:value-type="string">
            <text:p>00491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1934.36342">
            <text:p>1934,36342</text:p>
          </table:table-cell>
          <table:table-cell office:value-type="float" office:value="178.633194">
            <text:p>178,633194</text:p>
          </table:table-cell>
        </table:table-row>
        <table:table-row table:style-name="ro1">
          <table:table-cell office:value-type="float" office:value="864.79133738">
            <text:p>864,79133738</text:p>
          </table:table-cell>
          <table:table-cell office:value-type="float" office:value="169.44235426">
            <text:p>169,44235426</text:p>
          </table:table-cell>
          <table:table-cell office:value-type="float" office:value="1047">
            <text:p>1047</text:p>
          </table:table-cell>
          <table:table-cell office:value-type="string">
            <text:p>Clinique du Mas de Rochet</text:p>
          </table:table-cell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865.44908">
            <text:p>865,44908</text:p>
          </table:table-cell>
          <table:table-cell office:value-type="float" office:value="169.507007">
            <text:p>169,507007</text:p>
          </table:table-cell>
        </table:table-row>
        <table:table-row table:style-name="ro1">
          <table:table-cell office:value-type="float" office:value="665.28979695">
            <text:p>665,28979695</text:p>
          </table:table-cell>
          <table:table-cell office:value-type="float" office:value="116.48385254">
            <text:p>116,48385254</text:p>
          </table:table-cell>
          <table:table-cell office:value-type="float" office:value="1048">
            <text:p>1048</text:p>
          </table:table-cell>
          <table:table-cell office:value-type="string">
            <text:p>C.H.U la Colombière</text:p>
          </table:table-cell>
          <table:table-cell office:value-type="string">
            <text:p>70010700</text:p>
          </table:table-cell>
          <table:table-cell office:value-type="string">
            <text:p>7</text:p>
          </table:table-cell>
          <table:table-cell office:value-type="string">
            <text:p>00107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665.79733">
            <text:p>665,79733</text:p>
          </table:table-cell>
          <table:table-cell office:value-type="float" office:value="116.528263">
            <text:p>116,528263</text:p>
          </table:table-cell>
        </table:table-row>
        <table:table-row table:style-name="ro1">
          <table:table-cell office:value-type="float" office:value="443.57566248">
            <text:p>443,57566248</text:p>
          </table:table-cell>
          <table:table-cell office:value-type="float" office:value="131.06426066">
            <text:p>131,06426066</text:p>
          </table:table-cell>
          <table:table-cell office:value-type="float" office:value="1049">
            <text:p>1049</text:p>
          </table:table-cell>
          <table:table-cell office:value-type="string">
            <text:p>C.H.U la Colombière</text:p>
          </table:table-cell>
          <table:table-cell office:value-type="string">
            <text:p>70016500</text:p>
          </table:table-cell>
          <table:table-cell office:value-type="string">
            <text:p>7</text:p>
          </table:table-cell>
          <table:table-cell office:value-type="string">
            <text:p>00165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443.91424">
            <text:p>443,91424</text:p>
          </table:table-cell>
          <table:table-cell office:value-type="float" office:value="131.113783">
            <text:p>131,113783</text:p>
          </table:table-cell>
        </table:table-row>
        <table:table-row table:style-name="ro1">
          <table:table-cell office:value-type="float" office:value="411.3875625">
            <text:p>411,3875625</text:p>
          </table:table-cell>
          <table:table-cell office:value-type="float" office:value="98.00451133">
            <text:p>98,00451133</text:p>
          </table:table-cell>
          <table:table-cell office:value-type="float" office:value="1051">
            <text:p>1051</text:p>
          </table:table-cell>
          <table:table-cell office:value-type="string">
            <text:p>Lycée Professionnel Léonard de Vinci</text:p>
          </table:table-cell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411.70138">
            <text:p>411,70138</text:p>
          </table:table-cell>
          <table:table-cell office:value-type="float" office:value="98.041882">
            <text:p>98,041882</text:p>
          </table:table-cell>
        </table:table-row>
        <table:table-row table:style-name="ro1">
          <table:table-cell office:value-type="float" office:value="238.06587819">
            <text:p>238,06587819</text:p>
          </table:table-cell>
          <table:table-cell office:value-type="float" office:value="64.48081703">
            <text:p>64,48081703</text:p>
          </table:table-cell>
          <table:table-cell office:value-type="float" office:value="1052">
            <text:p>1052</text:p>
          </table:table-cell>
          <table:table-cell office:value-type="string">
            <text:p>Halte-garderie Pitchot Nanet</text:p>
          </table:table-cell>
          <table:table-cell office:value-type="string">
            <text:p>00049500</text:p>
          </table:table-cell>
          <table:table-cell office:value-type="string">
            <text:p>0</text:p>
          </table:table-cell>
          <table:table-cell office:value-type="string">
            <text:p>00495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238.24764">
            <text:p>238,24764</text:p>
          </table:table-cell>
          <table:table-cell office:value-type="float" office:value="64.505361">
            <text:p>64,505361</text:p>
          </table:table-cell>
        </table:table-row>
        <table:table-row table:style-name="ro1">
          <table:table-cell office:value-type="float" office:value="790.7513937">
            <text:p>790,7513937</text:p>
          </table:table-cell>
          <table:table-cell office:value-type="float" office:value="142.75886902">
            <text:p>142,75886902</text:p>
          </table:table-cell>
          <table:table-cell office:value-type="float" office:value="1053">
            <text:p>1053</text:p>
          </table:table-cell>
          <table:table-cell office:value-type="string">
            <text:p>C.H.U la Colombière</text:p>
          </table:table-cell>
          <table:table-cell office:value-type="string">
            <text:p>70016500</text:p>
          </table:table-cell>
          <table:table-cell office:value-type="string">
            <text:p>7</text:p>
          </table:table-cell>
          <table:table-cell office:value-type="string">
            <text:p>00165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791.35455">
            <text:p>791,35455</text:p>
          </table:table-cell>
          <table:table-cell office:value-type="float" office:value="142.813667">
            <text:p>142,813667</text:p>
          </table:table-cell>
        </table:table-row>
        <table:table-row table:style-name="ro1">
          <table:table-cell office:value-type="float" office:value="301.1625125">
            <text:p>301,1625125</text:p>
          </table:table-cell>
          <table:table-cell office:value-type="float" office:value="73.70438123">
            <text:p>73,70438123</text:p>
          </table:table-cell>
          <table:table-cell office:value-type="float" office:value="1054">
            <text:p>1054</text:p>
          </table:table-cell>
          <table:table-cell office:value-type="string">
            <text:p>Mairie annexe Mas de la Paillade</text:p>
          </table:table-cell>
          <table:table-cell office:value-type="string">
            <text:p>00001002</text:p>
          </table:table-cell>
          <table:table-cell office:value-type="string">
            <text:p>0</text:p>
          </table:table-cell>
          <table:table-cell office:value-type="string">
            <text:p>00010</text:p>
          </table:table-cell>
          <table:table-cell office:value-type="string">
            <text:p>02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301.39311">
            <text:p>301,39311</text:p>
          </table:table-cell>
          <table:table-cell office:value-type="float" office:value="73.732558">
            <text:p>73,732558</text:p>
          </table:table-cell>
        </table:table-row>
        <table:table-row table:style-name="ro1">
          <table:table-cell office:value-type="float" office:value="167.93936251">
            <text:p>167,93936251</text:p>
          </table:table-cell>
          <table:table-cell office:value-type="float" office:value="51.90639621">
            <text:p>51,90639621</text:p>
          </table:table-cell>
          <table:table-cell office:value-type="float" office:value="1057">
            <text:p>1057</text:p>
          </table:table-cell>
          <table:table-cell office:value-type="string">
            <text:p>Collège du Jeu de Mail</text:p>
          </table:table-cell>
          <table:table-cell office:value-type="string">
            <text:p>70010700</text:p>
          </table:table-cell>
          <table:table-cell office:value-type="string">
            <text:p>7</text:p>
          </table:table-cell>
          <table:table-cell office:value-type="string">
            <text:p>00107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68.06776">
            <text:p>168,06776</text:p>
          </table:table-cell>
          <table:table-cell office:value-type="float" office:value="51.926227">
            <text:p>51,926227</text:p>
          </table:table-cell>
        </table:table-row>
        <table:table-row table:style-name="ro1">
          <table:table-cell office:value-type="float" office:value="218.402575">
            <text:p>218,402575</text:p>
          </table:table-cell>
          <table:table-cell office:value-type="float" office:value="85.0078868">
            <text:p>85,0078868</text:p>
          </table:table-cell>
          <table:table-cell office:value-type="float" office:value="1058">
            <text:p>1058</text:p>
          </table:table-cell>
          <table:table-cell office:value-type="string">
            <text:p>CFRA du bâtiment</text:p>
          </table:table-cell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218.56946">
            <text:p>218,56946</text:p>
          </table:table-cell>
          <table:table-cell office:value-type="float" office:value="85.040299">
            <text:p>85,040299</text:p>
          </table:table-cell>
        </table:table-row>
        <table:table-row table:style-name="ro1">
          <table:table-cell office:value-type="float" office:value="375.20428745">
            <text:p>375,20428745</text:p>
          </table:table-cell>
          <table:table-cell office:value-type="float" office:value="80.11673807">
            <text:p>80,11673807</text:p>
          </table:table-cell>
          <table:table-cell office:value-type="float" office:value="1059">
            <text:p>1059</text:p>
          </table:table-cell>
          <table:table-cell office:value-type="string">
            <text:p>C.E.M.H <text:s/>T.A.M Les Hirondelles</text:p>
          </table:table-cell>
          <table:table-cell office:value-type="string">
            <text:p>70020400</text:p>
          </table:table-cell>
          <table:table-cell office:value-type="string">
            <text:p>7</text:p>
          </table:table-cell>
          <table:table-cell office:value-type="string">
            <text:p>00204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375.49095">
            <text:p>375,49095</text:p>
          </table:table-cell>
          <table:table-cell office:value-type="float" office:value="80.147343">
            <text:p>80,147343</text:p>
          </table:table-cell>
        </table:table-row>
        <table:table-row table:style-name="ro1">
          <table:table-cell office:value-type="float" office:value="1070.62455931">
            <text:p>1070,62455931</text:p>
          </table:table-cell>
          <table:table-cell office:value-type="float" office:value="146.8288897">
            <text:p>146,8288897</text:p>
          </table:table-cell>
          <table:table-cell office:value-type="float" office:value="1060">
            <text:p>1060</text:p>
          </table:table-cell>
          <table:table-cell office:value-type="string">
            <text:p>Salle Polyvalente Averroès</text:p>
          </table:table-cell>
          <table:table-cell table:number-columns-repeated="4"/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071.43998">
            <text:p>1071,43998</text:p>
          </table:table-cell>
          <table:table-cell office:value-type="float" office:value="146.884616">
            <text:p>146,884616</text:p>
          </table:table-cell>
        </table:table-row>
        <table:table-row table:style-name="ro1">
          <table:table-cell office:value-type="float" office:value="812.83658753">
            <text:p>812,83658753</text:p>
          </table:table-cell>
          <table:table-cell office:value-type="float" office:value="129.89387314">
            <text:p>129,89387314</text:p>
          </table:table-cell>
          <table:table-cell office:value-type="float" office:value="1061">
            <text:p>1061</text:p>
          </table:table-cell>
          <table:table-cell office:value-type="string">
            <text:p>Ecole élémentaire André Boulloche</text:p>
          </table:table-cell>
          <table:table-cell office:value-type="string">
            <text:p>00027208</text:p>
          </table:table-cell>
          <table:table-cell office:value-type="string">
            <text:p>0</text:p>
          </table:table-cell>
          <table:table-cell office:value-type="string">
            <text:p>00272</text:p>
          </table:table-cell>
          <table:table-cell office:value-type="string">
            <text:p>08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813.45739">
            <text:p>813,45739</text:p>
          </table:table-cell>
          <table:table-cell office:value-type="float" office:value="129.943597">
            <text:p>129,943597</text:p>
          </table:table-cell>
        </table:table-row>
        <table:table-row table:style-name="ro1">
          <table:table-cell office:value-type="float" office:value="536.75140938">
            <text:p>536,75140938</text:p>
          </table:table-cell>
          <table:table-cell office:value-type="float" office:value="96.78236578">
            <text:p>96,78236578</text:p>
          </table:table-cell>
          <table:table-cell office:value-type="float" office:value="1062">
            <text:p>1062</text:p>
          </table:table-cell>
          <table:table-cell office:value-type="string">
            <text:p>Ecole maternelle Virgina Woolf</text:p>
          </table:table-cell>
          <table:table-cell office:value-type="string">
            <text:p>00027301</text:p>
          </table:table-cell>
          <table:table-cell office:value-type="string">
            <text:p>0</text:p>
          </table:table-cell>
          <table:table-cell office:value-type="string">
            <text:p>00273</text:p>
          </table:table-cell>
          <table:table-cell office:value-type="string">
            <text:p>01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537.15885">
            <text:p>537,15885</text:p>
          </table:table-cell>
          <table:table-cell office:value-type="float" office:value="96.819174">
            <text:p>96,819174</text:p>
          </table:table-cell>
        </table:table-row>
        <table:table-row table:style-name="ro1">
          <table:table-cell office:value-type="float" office:value="697.48285628">
            <text:p>697,48285628</text:p>
          </table:table-cell>
          <table:table-cell office:value-type="float" office:value="115.03441705">
            <text:p>115,03441705</text:p>
          </table:table-cell>
          <table:table-cell office:value-type="float" office:value="1063">
            <text:p>1063</text:p>
          </table:table-cell>
          <table:table-cell office:value-type="string">
            <text:p>Ecole maternelle James Joyce</text:p>
          </table:table-cell>
          <table:table-cell office:value-type="string">
            <text:p>00027501</text:p>
          </table:table-cell>
          <table:table-cell office:value-type="string">
            <text:p>0</text:p>
          </table:table-cell>
          <table:table-cell office:value-type="string">
            <text:p>00275</text:p>
          </table:table-cell>
          <table:table-cell office:value-type="string">
            <text:p>01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698.01573">
            <text:p>698,01573</text:p>
          </table:table-cell>
          <table:table-cell office:value-type="float" office:value="115.078457">
            <text:p>115,078457</text:p>
          </table:table-cell>
        </table:table-row>
        <table:table-row table:style-name="ro1">
          <table:table-cell office:value-type="float" office:value="295.55436564">
            <text:p>295,55436564</text:p>
          </table:table-cell>
          <table:table-cell office:value-type="float" office:value="69.48682975">
            <text:p>69,48682975</text:p>
          </table:table-cell>
          <table:table-cell office:value-type="float" office:value="1065">
            <text:p>1065</text:p>
          </table:table-cell>
          <table:table-cell office:value-type="string">
            <text:p>Poste</text:p>
          </table:table-cell>
          <table:table-cell office:value-type="string">
            <text:p>70022300</text:p>
          </table:table-cell>
          <table:table-cell office:value-type="string">
            <text:p>7</text:p>
          </table:table-cell>
          <table:table-cell office:value-type="string">
            <text:p>00223</text:p>
          </table:table-cell>
          <table:table-cell office:value-type="string">
            <text:p>00</text:p>
          </table:table-cell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295.77882">
            <text:p>295,77882</text:p>
          </table:table-cell>
          <table:table-cell office:value-type="float" office:value="69.513269">
            <text:p>69,513269</text:p>
          </table:table-cell>
        </table:table-row>
        <table:table-row table:style-name="ro1">
          <table:table-cell office:value-type="float" office:value="49.43749999">
            <text:p>49,43749999</text:p>
          </table:table-cell>
          <table:table-cell office:value-type="float" office:value="28.12681206">
            <text:p>28,12681206</text:p>
          </table:table-cell>
          <table:table-cell office:value-type="float" office:value="1066">
            <text:p>1066</text:p>
          </table:table-cell>
          <table:table-cell office:value-type="string">
            <text:p>CFRA du bâtiment</text:p>
          </table:table-cell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float" office:value="49.47529">
            <text:p>49,47529</text:p>
          </table:table-cell>
          <table:table-cell office:value-type="float" office:value="28.137558">
            <text:p>28,137558</text:p>
          </table:table-cell>
        </table:table-row>
        <table:table-row table:style-name="ro1">
          <table:table-cell office:value-type="float" office:value="376.23959052">
            <text:p>376,23959052</text:p>
          </table:table-cell>
          <table:table-cell office:value-type="float" office:value="114.13320026">
            <text:p>114,13320026</text:p>
          </table:table-cell>
          <table:table-cell office:value-type="float" office:value="1068">
            <text:p>1068</text:p>
          </table:table-cell>
          <table:table-cell office:value-type="string">
            <text:p>C.H.U la Colombière</text:p>
          </table:table-cell>
          <table:table-cell office:value-type="string">
            <text:p>70016500</text:p>
          </table:table-cell>
          <table:table-cell office:value-type="string">
            <text:p>7</text:p>
          </table:table-cell>
          <table:table-cell office:value-type="string">
            <text:p>00165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376.5266">
            <text:p>376,5266</text:p>
          </table:table-cell>
          <table:table-cell office:value-type="float" office:value="114.176435">
            <text:p>114,176435</text:p>
          </table:table-cell>
        </table:table-row>
        <table:table-row table:style-name="ro1">
          <table:table-cell office:value-type="float" office:value="376.16825936">
            <text:p>376,16825936</text:p>
          </table:table-cell>
          <table:table-cell office:value-type="float" office:value="112.28233852">
            <text:p>112,28233852</text:p>
          </table:table-cell>
          <table:table-cell office:value-type="float" office:value="1069">
            <text:p>1069</text:p>
          </table:table-cell>
          <table:table-cell office:value-type="string">
            <text:p>C.H.U la Colombière</text:p>
          </table:table-cell>
          <table:table-cell office:value-type="string">
            <text:p>70016500</text:p>
          </table:table-cell>
          <table:table-cell office:value-type="string">
            <text:p>7</text:p>
          </table:table-cell>
          <table:table-cell office:value-type="string">
            <text:p>00165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376.45564">
            <text:p>376,45564</text:p>
          </table:table-cell>
          <table:table-cell office:value-type="float" office:value="112.325096">
            <text:p>112,325096</text:p>
          </table:table-cell>
        </table:table-row>
        <table:table-row table:style-name="ro1">
          <table:table-cell office:value-type="float" office:value="134.47746559">
            <text:p>134,47746559</text:p>
          </table:table-cell>
          <table:table-cell office:value-type="float" office:value="46.44662942">
            <text:p>46,44662942</text:p>
          </table:table-cell>
          <table:table-cell office:value-type="float" office:value="1070">
            <text:p>1070</text:p>
          </table:table-cell>
          <table:table-cell office:value-type="string">
            <text:p>C.H.U Lapeyronie</text:p>
          </table:table-cell>
          <table:table-cell office:value-type="string">
            <text:p>70016500</text:p>
          </table:table-cell>
          <table:table-cell office:value-type="string">
            <text:p>7</text:p>
          </table:table-cell>
          <table:table-cell office:value-type="string">
            <text:p>00165</text:p>
          </table:table-cell>
          <table:table-cell office:value-type="string">
            <text:p>00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float" office:value="134.57996">
            <text:p>134,57996</text:p>
          </table:table-cell>
          <table:table-cell office:value-type="float" office:value="46.464314">
            <text:p>46,464314</text:p>
          </table:table-cell>
        </table:table-row>
        <table:table-row table:style-name="ro1">
          <table:table-cell office:value-type="float" office:value="59.95561251">
            <text:p>59,95561251</text:p>
          </table:table-cell>
          <table:table-cell office:value-type="float" office:value="34.29066318">
            <text:p>34,29066318</text:p>
          </table:table-cell>
          <table:table-cell office:value-type="float" office:value="1071">
            <text:p>1071</text:p>
          </table:table-cell>
          <table:table-cell office:value-type="string">
            <text:p>C.H.U Lapeyronie</text:p>
          </table:table-cell>
          <table:table-cell office:value-type="string">
            <text:p>70016500</text:p>
          </table:table-cell>
          <table:table-cell office:value-type="string">
            <text:p>7</text:p>
          </table:table-cell>
          <table:table-cell office:value-type="string">
            <text:p>00165</text:p>
          </table:table-cell>
          <table:table-cell office:value-type="string">
            <text:p>00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float" office:value="60.00154">
            <text:p>60,00154</text:p>
          </table:table-cell>
          <table:table-cell office:value-type="float" office:value="34.303719">
            <text:p>34,303719</text:p>
          </table:table-cell>
        </table:table-row>
        <table:table-row table:style-name="ro1">
          <table:table-cell office:value-type="float" office:value="1070.62455953">
            <text:p>1070,62455953</text:p>
          </table:table-cell>
          <table:table-cell office:value-type="float" office:value="146.82890765">
            <text:p>146,82890765</text:p>
          </table:table-cell>
          <table:table-cell office:value-type="float" office:value="1073">
            <text:p>1073</text:p>
          </table:table-cell>
          <table:table-cell office:value-type="string">
            <text:p>C.E.M.H <text:s/>T.A.M Les Hirondelles</text:p>
          </table:table-cell>
          <table:table-cell office:value-type="string">
            <text:p>70020400</text:p>
          </table:table-cell>
          <table:table-cell office:value-type="string">
            <text:p>7</text:p>
          </table:table-cell>
          <table:table-cell office:value-type="string">
            <text:p>00204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071.43737">
            <text:p>1071,43737</text:p>
          </table:table-cell>
          <table:table-cell office:value-type="float" office:value="146.884536">
            <text:p>146,884536</text:p>
          </table:table-cell>
        </table:table-row>
        <table:table-row table:style-name="ro1">
          <table:table-cell office:value-type="float" office:value="520.28134072">
            <text:p>520,28134072</text:p>
          </table:table-cell>
          <table:table-cell office:value-type="float" office:value="119.04927698">
            <text:p>119,04927698</text:p>
          </table:table-cell>
          <table:table-cell office:value-type="float" office:value="1074">
            <text:p>1074</text:p>
          </table:table-cell>
          <table:table-cell office:value-type="string">
            <text:p>CFRA du bâtiment</text:p>
          </table:table-cell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520.67851">
            <text:p>520,67851</text:p>
          </table:table-cell>
          <table:table-cell office:value-type="float" office:value="119.094575">
            <text:p>119,094575</text:p>
          </table:table-cell>
        </table:table-row>
        <table:table-row table:style-name="ro1">
          <table:table-cell office:value-type="float" office:value="846.98523435">
            <text:p>846,98523435</text:p>
          </table:table-cell>
          <table:table-cell office:value-type="float" office:value="177.72018816">
            <text:p>177,72018816</text:p>
          </table:table-cell>
          <table:table-cell office:value-type="float" office:value="1076">
            <text:p>1076</text:p>
          </table:table-cell>
          <table:table-cell office:value-type="string">
            <text:p>Maison de la Justice</text:p>
          </table:table-cell>
          <table:table-cell office:value-type="string">
            <text:p>70024800</text:p>
          </table:table-cell>
          <table:table-cell office:value-type="string">
            <text:p>7</text:p>
          </table:table-cell>
          <table:table-cell office:value-type="string">
            <text:p>00248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847.62903">
            <text:p>847,62903</text:p>
          </table:table-cell>
          <table:table-cell office:value-type="float" office:value="177.787464">
            <text:p>177,787464</text:p>
          </table:table-cell>
        </table:table-row>
        <table:table-row table:style-name="ro1">
          <table:table-cell office:value-type="float" office:value="2259.1470528">
            <text:p>2259,1470528</text:p>
          </table:table-cell>
          <table:table-cell office:value-type="float" office:value="309.28251942">
            <text:p>309,28251942</text:p>
          </table:table-cell>
          <table:table-cell office:value-type="float" office:value="1078">
            <text:p>1078</text:p>
          </table:table-cell>
          <table:table-cell office:value-type="string">
            <text:p>C.E.M.H <text:s/>T.A.M Les Hirondelles</text:p>
          </table:table-cell>
          <table:table-cell office:value-type="string">
            <text:p>70020400</text:p>
          </table:table-cell>
          <table:table-cell office:value-type="string">
            <text:p>7</text:p>
          </table:table-cell>
          <table:table-cell office:value-type="string">
            <text:p>00204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2260.86529">
            <text:p>2260,86529</text:p>
          </table:table-cell>
          <table:table-cell office:value-type="float" office:value="309.399764">
            <text:p>309,399764</text:p>
          </table:table-cell>
        </table:table-row>
        <table:table-row table:style-name="ro1">
          <table:table-cell office:value-type="float" office:value="3167.5472156">
            <text:p>3167,5472156</text:p>
          </table:table-cell>
          <table:table-cell office:value-type="float" office:value="607.67513101">
            <text:p>607,67513101</text:p>
          </table:table-cell>
          <table:table-cell office:value-type="float" office:value="1079">
            <text:p>1079</text:p>
          </table:table-cell>
          <table:table-cell office:value-type="string">
            <text:p>C.H.U Lapeyronie</text:p>
          </table:table-cell>
          <table:table-cell office:value-type="string">
            <text:p>70016500</text:p>
          </table:table-cell>
          <table:table-cell office:value-type="string">
            <text:p>7</text:p>
          </table:table-cell>
          <table:table-cell office:value-type="string">
            <text:p>00165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3169.96275">
            <text:p>3169,96275</text:p>
          </table:table-cell>
          <table:table-cell office:value-type="float" office:value="607.906758">
            <text:p>607,906758</text:p>
          </table:table-cell>
        </table:table-row>
        <table:table-row table:style-name="ro1">
          <table:table-cell office:value-type="float" office:value="223.98644693">
            <text:p>223,98644693</text:p>
          </table:table-cell>
          <table:table-cell office:value-type="float" office:value="62.80125698">
            <text:p>62,80125698</text:p>
          </table:table-cell>
          <table:table-cell office:value-type="float" office:value="1081">
            <text:p>1081</text:p>
          </table:table-cell>
          <table:table-cell office:value-type="string">
            <text:p>CFRA du bâtiment</text:p>
          </table:table-cell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224.15627">
            <text:p>224,15627</text:p>
          </table:table-cell>
          <table:table-cell office:value-type="float" office:value="62.82516">
            <text:p>62,82516</text:p>
          </table:table-cell>
        </table:table-row>
        <table:table-row table:style-name="ro1">
          <table:table-cell office:value-type="float" office:value="446.14261882">
            <text:p>446,14261882</text:p>
          </table:table-cell>
          <table:table-cell office:value-type="float" office:value="127.11583872">
            <text:p>127,11583872</text:p>
          </table:table-cell>
          <table:table-cell office:value-type="float" office:value="1082">
            <text:p>1082</text:p>
          </table:table-cell>
          <table:table-cell office:value-type="string">
            <text:p>CFRA du bâtiment</text:p>
          </table:table-cell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446.48117">
            <text:p>446,48117</text:p>
          </table:table-cell>
          <table:table-cell office:value-type="float" office:value="127.164225">
            <text:p>127,164225</text:p>
          </table:table-cell>
        </table:table-row>
        <table:table-row table:style-name="ro1">
          <table:table-cell office:value-type="float" office:value="2359.90847509">
            <text:p>2359,90847509</text:p>
          </table:table-cell>
          <table:table-cell office:value-type="float" office:value="457.61110375">
            <text:p>457,61110375</text:p>
          </table:table-cell>
          <table:table-cell office:value-type="float" office:value="1084">
            <text:p>1084</text:p>
          </table:table-cell>
          <table:table-cell office:value-type="string">
            <text:p>M.P.T Léo Lagrange</text:p>
          </table:table-cell>
          <table:table-cell office:value-type="string">
            <text:p>00098500</text:p>
          </table:table-cell>
          <table:table-cell office:value-type="string">
            <text:p>0</text:p>
          </table:table-cell>
          <table:table-cell office:value-type="string">
            <text:p>00985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2361.70937">
            <text:p>2361,70937</text:p>
          </table:table-cell>
          <table:table-cell office:value-type="float" office:value="457.785609">
            <text:p>457,785609</text:p>
          </table:table-cell>
        </table:table-row>
        <table:table-row table:style-name="ro1">
          <table:table-cell office:value-type="float" office:value="60.35429378">
            <text:p>60,35429378</text:p>
          </table:table-cell>
          <table:table-cell office:value-type="float" office:value="31.09015854">
            <text:p>31,09015854</text:p>
          </table:table-cell>
          <table:table-cell office:value-type="float" office:value="1085">
            <text:p>1085</text:p>
          </table:table-cell>
          <table:table-cell office:value-type="string">
            <text:p>C.H.U Lapeyronie</text:p>
          </table:table-cell>
          <table:table-cell office:value-type="string">
            <text:p>70016500</text:p>
          </table:table-cell>
          <table:table-cell office:value-type="string">
            <text:p>7</text:p>
          </table:table-cell>
          <table:table-cell office:value-type="string">
            <text:p>00165</text:p>
          </table:table-cell>
          <table:table-cell office:value-type="string">
            <text:p>00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float" office:value="60.40006">
            <text:p>60,40006</text:p>
          </table:table-cell>
          <table:table-cell office:value-type="float" office:value="31.10194">
            <text:p>31,10194</text:p>
          </table:table-cell>
        </table:table-row>
        <table:table-row table:style-name="ro1">
          <table:table-cell office:value-type="float" office:value="1070.20872172">
            <text:p>1070,20872172</text:p>
          </table:table-cell>
          <table:table-cell office:value-type="float" office:value="146.81404754">
            <text:p>146,81404754</text:p>
          </table:table-cell>
          <table:table-cell office:value-type="float" office:value="1086">
            <text:p>1086</text:p>
          </table:table-cell>
          <table:table-cell office:value-type="string">
            <text:p>C.E.M.H <text:s/>T.A.M Les Hirondelles</text:p>
          </table:table-cell>
          <table:table-cell office:value-type="string">
            <text:p>70020400</text:p>
          </table:table-cell>
          <table:table-cell office:value-type="string">
            <text:p>7</text:p>
          </table:table-cell>
          <table:table-cell office:value-type="string">
            <text:p>00204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071.02379">
            <text:p>1071,02379</text:p>
          </table:table-cell>
          <table:table-cell office:value-type="float" office:value="146.869755">
            <text:p>146,869755</text:p>
          </table:table-cell>
        </table:table-row>
        <table:table-row table:style-name="ro1">
          <table:table-cell office:value-type="float" office:value="237.64660626">
            <text:p>237,64660626</text:p>
          </table:table-cell>
          <table:table-cell office:value-type="float" office:value="89.32736272">
            <text:p>89,32736272</text:p>
          </table:table-cell>
          <table:table-cell office:value-type="float" office:value="1088">
            <text:p>1088</text:p>
          </table:table-cell>
          <table:table-cell office:value-type="string">
            <text:p>C.H.U Lapeyronie</text:p>
          </table:table-cell>
          <table:table-cell office:value-type="string">
            <text:p>70016500</text:p>
          </table:table-cell>
          <table:table-cell office:value-type="string">
            <text:p>7</text:p>
          </table:table-cell>
          <table:table-cell office:value-type="string">
            <text:p>00165</text:p>
          </table:table-cell>
          <table:table-cell office:value-type="string">
            <text:p>00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float" office:value="237.82729">
            <text:p>237,82729</text:p>
          </table:table-cell>
          <table:table-cell office:value-type="float" office:value="89.361263">
            <text:p>89,361263</text:p>
          </table:table-cell>
        </table:table-row>
        <table:table-row table:style-name="ro1">
          <table:table-cell office:value-type="float" office:value="520.95255938">
            <text:p>520,95255938</text:p>
          </table:table-cell>
          <table:table-cell office:value-type="float" office:value="102.18947086">
            <text:p>102,18947086</text:p>
          </table:table-cell>
          <table:table-cell office:value-type="float" office:value="1089">
            <text:p>1089</text:p>
          </table:table-cell>
          <table:table-cell office:value-type="string">
            <text:p>C.H.U Lapeyronie</text:p>
          </table:table-cell>
          <table:table-cell office:value-type="string">
            <text:p>70016500</text:p>
          </table:table-cell>
          <table:table-cell office:value-type="string">
            <text:p>7</text:p>
          </table:table-cell>
          <table:table-cell office:value-type="string">
            <text:p>00165</text:p>
          </table:table-cell>
          <table:table-cell office:value-type="string">
            <text:p>00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float" office:value="521.34891">
            <text:p>521,34891</text:p>
          </table:table-cell>
          <table:table-cell office:value-type="float" office:value="102.228329">
            <text:p>102,228329</text:p>
          </table:table-cell>
        </table:table-row>
        <table:table-row table:style-name="ro1">
          <table:table-cell office:value-type="float" office:value="434.27820617">
            <text:p>434,27820617</text:p>
          </table:table-cell>
          <table:table-cell office:value-type="float" office:value="92.46904029">
            <text:p>92,46904029</text:p>
          </table:table-cell>
          <table:table-cell office:value-type="float" office:value="1091">
            <text:p>1091</text:p>
          </table:table-cell>
          <table:table-cell office:value-type="string">
            <text:p>Cité universitaire le Triolet</text:p>
          </table:table-cell>
          <table:table-cell office:value-type="string">
            <text:p>70019500</text:p>
          </table:table-cell>
          <table:table-cell office:value-type="string">
            <text:p>7</text:p>
          </table:table-cell>
          <table:table-cell office:value-type="string">
            <text:p>00195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434.60788">
            <text:p>434,60788</text:p>
          </table:table-cell>
          <table:table-cell office:value-type="float" office:value="92.504282">
            <text:p>92,504282</text:p>
          </table:table-cell>
        </table:table-row>
        <table:table-row table:style-name="ro1">
          <table:table-cell office:value-type="float" office:value="146.84944689">
            <text:p>146,84944689</text:p>
          </table:table-cell>
          <table:table-cell office:value-type="float" office:value="54.52357818">
            <text:p>54,52357818</text:p>
          </table:table-cell>
          <table:table-cell office:value-type="float" office:value="1093">
            <text:p>1093</text:p>
          </table:table-cell>
          <table:table-cell office:value-type="string">
            <text:p>C.H.U Saint Eloi</text:p>
          </table:table-cell>
          <table:table-cell office:value-type="string">
            <text:p>70016400</text:p>
          </table:table-cell>
          <table:table-cell office:value-type="string">
            <text:p>7</text:p>
          </table:table-cell>
          <table:table-cell office:value-type="string">
            <text:p>00164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46.96092">
            <text:p>146,96092</text:p>
          </table:table-cell>
          <table:table-cell office:value-type="float" office:value="54.544135">
            <text:p>54,544135</text:p>
          </table:table-cell>
        </table:table-row>
        <table:table-row table:style-name="ro1">
          <table:table-cell office:value-type="float" office:value="510.83080307">
            <text:p>510,83080307</text:p>
          </table:table-cell>
          <table:table-cell office:value-type="float" office:value="102.4243081">
            <text:p>102,4243081</text:p>
          </table:table-cell>
          <table:table-cell office:value-type="float" office:value="1094">
            <text:p>1094</text:p>
          </table:table-cell>
          <table:table-cell office:value-type="string">
            <text:p>C.H.U Lapeyronie</text:p>
          </table:table-cell>
          <table:table-cell office:value-type="string">
            <text:p>70016500</text:p>
          </table:table-cell>
          <table:table-cell office:value-type="string">
            <text:p>7</text:p>
          </table:table-cell>
          <table:table-cell office:value-type="string">
            <text:p>00165</text:p>
          </table:table-cell>
          <table:table-cell office:value-type="string">
            <text:p>00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float" office:value="511.21898">
            <text:p>511,21898</text:p>
          </table:table-cell>
          <table:table-cell office:value-type="float" office:value="102.463206">
            <text:p>102,463206</text:p>
          </table:table-cell>
        </table:table-row>
        <table:table-row table:style-name="ro1">
          <table:table-cell office:value-type="float" office:value="441.03438122">
            <text:p>441,03438122</text:p>
          </table:table-cell>
          <table:table-cell office:value-type="float" office:value="123.79331273">
            <text:p>123,79331273</text:p>
          </table:table-cell>
          <table:table-cell office:value-type="float" office:value="1095">
            <text:p>1095</text:p>
          </table:table-cell>
          <table:table-cell office:value-type="string">
            <text:p>C.H.U Saint Eloi</text:p>
          </table:table-cell>
          <table:table-cell office:value-type="string">
            <text:p>70016400</text:p>
          </table:table-cell>
          <table:table-cell office:value-type="string">
            <text:p>7</text:p>
          </table:table-cell>
          <table:table-cell office:value-type="string">
            <text:p>00164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441.36944">
            <text:p>441,36944</text:p>
          </table:table-cell>
          <table:table-cell office:value-type="float" office:value="123.840871">
            <text:p>123,840871</text:p>
          </table:table-cell>
        </table:table-row>
        <table:table-row table:style-name="ro1">
          <table:table-cell office:value-type="float" office:value="141.63375619">
            <text:p>141,63375619</text:p>
          </table:table-cell>
          <table:table-cell office:value-type="float" office:value="47.71048707">
            <text:p>47,71048707</text:p>
          </table:table-cell>
          <table:table-cell office:value-type="float" office:value="1096">
            <text:p>1096</text:p>
          </table:table-cell>
          <table:table-cell office:value-type="string">
            <text:p>C.H.U Lapeyronie</text:p>
          </table:table-cell>
          <table:table-cell office:value-type="string">
            <text:p>70016500</text:p>
          </table:table-cell>
          <table:table-cell office:value-type="string">
            <text:p>7</text:p>
          </table:table-cell>
          <table:table-cell office:value-type="string">
            <text:p>00165</text:p>
          </table:table-cell>
          <table:table-cell office:value-type="string">
            <text:p>00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float" office:value="141.74093">
            <text:p>141,74093</text:p>
          </table:table-cell>
          <table:table-cell office:value-type="float" office:value="47.728519">
            <text:p>47,728519</text:p>
          </table:table-cell>
        </table:table-row>
        <table:table-row table:style-name="ro1">
          <table:table-cell office:value-type="float" office:value="1819.3136343">
            <text:p>1819,3136343</text:p>
          </table:table-cell>
          <table:table-cell office:value-type="float" office:value="194.87774858">
            <text:p>194,87774858</text:p>
          </table:table-cell>
          <table:table-cell office:value-type="float" office:value="1098">
            <text:p>1098</text:p>
          </table:table-cell>
          <table:table-cell office:value-type="string">
            <text:p>C.H.U Lapeyronie</text:p>
          </table:table-cell>
          <table:table-cell office:value-type="string">
            <text:p>70016600</text:p>
          </table:table-cell>
          <table:table-cell office:value-type="string">
            <text:p>7</text:p>
          </table:table-cell>
          <table:table-cell office:value-type="string">
            <text:p>00166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820.69767">
            <text:p>1820,69767</text:p>
          </table:table-cell>
          <table:table-cell office:value-type="float" office:value="194.951694">
            <text:p>194,951694</text:p>
          </table:table-cell>
        </table:table-row>
        <table:table-row table:style-name="ro1">
          <table:table-cell office:value-type="float" office:value="75.99609375">
            <text:p>75,99609375</text:p>
          </table:table-cell>
          <table:table-cell office:value-type="float" office:value="34.91525875">
            <text:p>34,91525875</text:p>
          </table:table-cell>
          <table:table-cell office:value-type="float" office:value="1099">
            <text:p>1099</text:p>
          </table:table-cell>
          <table:table-cell office:value-type="string">
            <text:p>C.H.U Saint Eloi</text:p>
          </table:table-cell>
          <table:table-cell office:value-type="string">
            <text:p>70016400</text:p>
          </table:table-cell>
          <table:table-cell office:value-type="string">
            <text:p>7</text:p>
          </table:table-cell>
          <table:table-cell office:value-type="string">
            <text:p>00164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76.05344">
            <text:p>76,05344</text:p>
          </table:table-cell>
          <table:table-cell office:value-type="float" office:value="34.92843">
            <text:p>34,92843</text:p>
          </table:table-cell>
        </table:table-row>
        <table:table-row table:style-name="ro1">
          <table:table-cell office:value-type="float" office:value="1070.20556556">
            <text:p>1070,20556556</text:p>
          </table:table-cell>
          <table:table-cell office:value-type="float" office:value="146.81400704">
            <text:p>146,81400704</text:p>
          </table:table-cell>
          <table:table-cell office:value-type="float" office:value="1100">
            <text:p>1100</text:p>
          </table:table-cell>
          <table:table-cell office:value-type="string">
            <text:p>C.E.M.H <text:s/>T.A.M Les Hirondelles</text:p>
          </table:table-cell>
          <table:table-cell office:value-type="string">
            <text:p>70020400</text:p>
          </table:table-cell>
          <table:table-cell office:value-type="string">
            <text:p>7</text:p>
          </table:table-cell>
          <table:table-cell office:value-type="string">
            <text:p>00204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071.02102">
            <text:p>1071,02102</text:p>
          </table:table-cell>
          <table:table-cell office:value-type="float" office:value="146.869752">
            <text:p>146,869752</text:p>
          </table:table-cell>
        </table:table-row>
        <table:table-row table:style-name="ro1">
          <table:table-cell office:value-type="float" office:value="1070.62455931">
            <text:p>1070,62455931</text:p>
          </table:table-cell>
          <table:table-cell office:value-type="float" office:value="146.8288897">
            <text:p>146,8288897</text:p>
          </table:table-cell>
          <table:table-cell office:value-type="float" office:value="1101">
            <text:p>1101</text:p>
          </table:table-cell>
          <table:table-cell office:value-type="string">
            <text:p>C.E.M.H <text:s/>T.A.M Les Hirondelles</text:p>
          </table:table-cell>
          <table:table-cell office:value-type="string">
            <text:p>70020400</text:p>
          </table:table-cell>
          <table:table-cell office:value-type="string">
            <text:p>7</text:p>
          </table:table-cell>
          <table:table-cell office:value-type="string">
            <text:p>00204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071.44003">
            <text:p>1071,44003</text:p>
          </table:table-cell>
          <table:table-cell office:value-type="float" office:value="146.884617">
            <text:p>146,884617</text:p>
          </table:table-cell>
        </table:table-row>
        <table:table-row table:style-name="ro1">
          <table:table-cell office:value-type="float" office:value="2486.82294307">
            <text:p>2486,82294307</text:p>
          </table:table-cell>
          <table:table-cell office:value-type="float" office:value="213.65752739">
            <text:p>213,65752739</text:p>
          </table:table-cell>
          <table:table-cell office:value-type="float" office:value="1002">
            <text:p>1002</text:p>
          </table:table-cell>
          <table:table-cell office:value-type="string">
            <text:p>Gymnase Rabelais</text:p>
          </table:table-cell>
          <table:table-cell table:number-columns-repeated="4"/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2488.72845">
            <text:p>2488,72845</text:p>
          </table:table-cell>
          <table:table-cell office:value-type="float" office:value="213.738987">
            <text:p>213,738987</text:p>
          </table:table-cell>
        </table:table-row>
        <table:table-row table:style-name="ro1">
          <table:table-cell office:value-type="float" office:value="879.78581261">
            <text:p>879,78581261</text:p>
          </table:table-cell>
          <table:table-cell office:value-type="float" office:value="174.76495645">
            <text:p>174,76495645</text:p>
          </table:table-cell>
          <table:table-cell office:value-type="float" office:value="1003">
            <text:p>1003</text:p>
          </table:table-cell>
          <table:table-cell office:value-type="string">
            <text:p>C.H.U la Colombière</text:p>
          </table:table-cell>
          <table:table-cell office:value-type="string">
            <text:p>70016500</text:p>
          </table:table-cell>
          <table:table-cell office:value-type="string">
            <text:p>7</text:p>
          </table:table-cell>
          <table:table-cell office:value-type="string">
            <text:p>00165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880.46019">
            <text:p>880,46019</text:p>
          </table:table-cell>
          <table:table-cell office:value-type="float" office:value="174.831628">
            <text:p>174,831628</text:p>
          </table:table-cell>
        </table:table-row>
        <table:table-row table:style-name="ro1">
          <table:table-cell office:value-type="float" office:value="477.72169369">
            <text:p>477,72169369</text:p>
          </table:table-cell>
          <table:table-cell office:value-type="float" office:value="122.18617283">
            <text:p>122,18617283</text:p>
          </table:table-cell>
          <table:table-cell office:value-type="float" office:value="1006">
            <text:p>1006</text:p>
          </table:table-cell>
          <table:table-cell office:value-type="string">
            <text:p>C.H.U la Colombière</text:p>
          </table:table-cell>
          <table:table-cell office:value-type="string">
            <text:p>70016500</text:p>
          </table:table-cell>
          <table:table-cell office:value-type="string">
            <text:p>7</text:p>
          </table:table-cell>
          <table:table-cell office:value-type="string">
            <text:p>00165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478.08663">
            <text:p>478,08663</text:p>
          </table:table-cell>
          <table:table-cell office:value-type="float" office:value="122.232822">
            <text:p>122,232822</text:p>
          </table:table-cell>
        </table:table-row>
        <table:table-row table:style-name="ro1">
          <table:table-cell office:value-type="float" office:value="449.98818435">
            <text:p>449,98818435</text:p>
          </table:table-cell>
          <table:table-cell office:value-type="float" office:value="128.08975262">
            <text:p>128,08975262</text:p>
          </table:table-cell>
          <table:table-cell office:value-type="float" office:value="1009">
            <text:p>1009</text:p>
          </table:table-cell>
          <table:table-cell office:value-type="string">
            <text:p>C.H.U la Colombière</text:p>
          </table:table-cell>
          <table:table-cell office:value-type="string">
            <text:p>70016500</text:p>
          </table:table-cell>
          <table:table-cell office:value-type="string">
            <text:p>7</text:p>
          </table:table-cell>
          <table:table-cell office:value-type="string">
            <text:p>00165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450.33221">
            <text:p>450,33221</text:p>
          </table:table-cell>
          <table:table-cell office:value-type="float" office:value="128.139174">
            <text:p>128,139174</text:p>
          </table:table-cell>
        </table:table-row>
        <table:table-row table:style-name="ro1">
          <table:table-cell office:value-type="float" office:value="103.12297184">
            <text:p>103,12297184</text:p>
          </table:table-cell>
          <table:table-cell office:value-type="float" office:value="67.87392649">
            <text:p>67,87392649</text:p>
          </table:table-cell>
          <table:table-cell office:value-type="float" office:value="1013">
            <text:p>1013</text:p>
          </table:table-cell>
          <table:table-cell office:value-type="string">
            <text:p>Eglise St Jean d'Aiguelongue</text:p>
          </table:table-cell>
          <table:table-cell office:value-type="string">
            <text:p>88888888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CE</text:p>
          </table:table-cell>
          <table:table-cell table:number-columns-repeated="2" office:value-type="float" office:value="0">
            <text:p>0</text:p>
          </table:table-cell>
          <table:table-cell office:value-type="float" office:value="103.20214">
            <text:p>103,20214</text:p>
          </table:table-cell>
          <table:table-cell office:value-type="float" office:value="67.899964">
            <text:p>67,899964</text:p>
          </table:table-cell>
        </table:table-row>
        <table:table-row table:style-name="ro1">
          <table:table-cell office:value-type="float" office:value="332.3036063">
            <text:p>332,3036063</text:p>
          </table:table-cell>
          <table:table-cell office:value-type="float" office:value="149.90841569">
            <text:p>149,90841569</text:p>
          </table:table-cell>
          <table:table-cell office:value-type="float" office:value="1014">
            <text:p>1014</text:p>
          </table:table-cell>
          <table:table-cell office:value-type="string">
            <text:p>Eglise St Jean d'Aiguelongue</text:p>
          </table:table-cell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332.55654">
            <text:p>332,55654</text:p>
          </table:table-cell>
          <table:table-cell office:value-type="float" office:value="149.965655">
            <text:p>149,965655</text:p>
          </table:table-cell>
        </table:table-row>
        <table:table-row table:style-name="ro1">
          <table:table-cell office:value-type="float" office:value="71.76184693">
            <text:p>71,76184693</text:p>
          </table:table-cell>
          <table:table-cell office:value-type="float" office:value="35.27251393">
            <text:p>35,27251393</text:p>
          </table:table-cell>
          <table:table-cell office:value-type="float" office:value="958">
            <text:p>958</text:p>
          </table:table-cell>
          <table:table-cell office:value-type="string">
            <text:p>Cité Universitaire Boutonnet</text:p>
          </table:table-cell>
          <table:table-cell office:value-type="string">
            <text:p>70019400</text:p>
          </table:table-cell>
          <table:table-cell office:value-type="string">
            <text:p>7</text:p>
          </table:table-cell>
          <table:table-cell office:value-type="string">
            <text:p>00194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71.81666">
            <text:p>71,81666</text:p>
          </table:table-cell>
          <table:table-cell office:value-type="float" office:value="35.285926">
            <text:p>35,285926</text:p>
          </table:table-cell>
        </table:table-row>
        <table:table-row table:style-name="ro1">
          <table:table-cell office:value-type="float" office:value="256.58398443">
            <text:p>256,58398443</text:p>
          </table:table-cell>
          <table:table-cell office:value-type="float" office:value="64.07963567">
            <text:p>64,07963567</text:p>
          </table:table-cell>
          <table:table-cell office:value-type="float" office:value="960">
            <text:p>960</text:p>
          </table:table-cell>
          <table:table-cell office:value-type="string">
            <text:p>Lycée Jean Monnet</text:p>
          </table:table-cell>
          <table:table-cell office:value-type="string">
            <text:p>70009800</text:p>
          </table:table-cell>
          <table:table-cell office:value-type="string">
            <text:p>7</text:p>
          </table:table-cell>
          <table:table-cell office:value-type="string">
            <text:p>00098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256.78167">
            <text:p>256,78167</text:p>
          </table:table-cell>
          <table:table-cell office:value-type="float" office:value="64.104312">
            <text:p>64,104312</text:p>
          </table:table-cell>
        </table:table-row>
        <table:table-row table:style-name="ro1">
          <table:table-cell office:value-type="float" office:value="263.70493447">
            <text:p>263,70493447</text:p>
          </table:table-cell>
          <table:table-cell office:value-type="float" office:value="64.84650595">
            <text:p>64,84650595</text:p>
          </table:table-cell>
          <table:table-cell office:value-type="float" office:value="961">
            <text:p>961</text:p>
          </table:table-cell>
          <table:table-cell office:value-type="string">
            <text:p>M.P.T Paul Emile Victor</text:p>
          </table:table-cell>
          <table:table-cell office:value-type="string">
            <text:p>00140105</text:p>
          </table:table-cell>
          <table:table-cell office:value-type="string">
            <text:p>0</text:p>
          </table:table-cell>
          <table:table-cell office:value-type="string">
            <text:p>01401</text:p>
          </table:table-cell>
          <table:table-cell office:value-type="string">
            <text:p>05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263.90862">
            <text:p>263,90862</text:p>
          </table:table-cell>
          <table:table-cell office:value-type="float" office:value="64.871612">
            <text:p>64,871612</text:p>
          </table:table-cell>
        </table:table-row>
        <table:table-row table:style-name="ro1">
          <table:table-cell office:value-type="float" office:value="377.19625317">
            <text:p>377,19625317</text:p>
          </table:table-cell>
          <table:table-cell office:value-type="float" office:value="101.05380087">
            <text:p>101,05380087</text:p>
          </table:table-cell>
          <table:table-cell office:value-type="float" office:value="962">
            <text:p>962</text:p>
          </table:table-cell>
          <table:table-cell office:value-type="string">
            <text:p>Cité Universitaire Boutonnet</text:p>
          </table:table-cell>
          <table:table-cell office:value-type="string">
            <text:p>70019400</text:p>
          </table:table-cell>
          <table:table-cell office:value-type="string">
            <text:p>7</text:p>
          </table:table-cell>
          <table:table-cell office:value-type="string">
            <text:p>00794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377.48653">
            <text:p>377,48653</text:p>
          </table:table-cell>
          <table:table-cell office:value-type="float" office:value="101.092438">
            <text:p>101,092438</text:p>
          </table:table-cell>
        </table:table-row>
        <table:table-row table:style-name="ro1">
          <table:table-cell office:value-type="float" office:value="1276.50878441">
            <text:p>1276,50878441</text:p>
          </table:table-cell>
          <table:table-cell office:value-type="float" office:value="231.86868535">
            <text:p>231,86868535</text:p>
          </table:table-cell>
          <table:table-cell office:value-type="float" office:value="964">
            <text:p>964</text:p>
          </table:table-cell>
          <table:table-cell office:value-type="string">
            <text:p>CDG Fonction Publique</text:p>
          </table:table-cell>
          <table:table-cell office:value-type="string">
            <text:p>70006100</text:p>
          </table:table-cell>
          <table:table-cell office:value-type="string">
            <text:p>7</text:p>
          </table:table-cell>
          <table:table-cell office:value-type="string">
            <text:p>00061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277.48877">
            <text:p>1277,48877</text:p>
          </table:table-cell>
          <table:table-cell office:value-type="float" office:value="231.957827">
            <text:p>231,957827</text:p>
          </table:table-cell>
        </table:table-row>
        <table:table-row table:style-name="ro1">
          <table:table-cell office:value-type="float" office:value="264.07899379">
            <text:p>264,07899379</text:p>
          </table:table-cell>
          <table:table-cell office:value-type="float" office:value="64.56452096">
            <text:p>64,56452096</text:p>
          </table:table-cell>
          <table:table-cell office:value-type="float" office:value="966">
            <text:p>966</text:p>
          </table:table-cell>
          <table:table-cell office:value-type="string">
            <text:p>Lycée Jean Monnet</text:p>
          </table:table-cell>
          <table:table-cell office:value-type="string">
            <text:p>70009800</text:p>
          </table:table-cell>
          <table:table-cell office:value-type="string">
            <text:p>7</text:p>
          </table:table-cell>
          <table:table-cell office:value-type="string">
            <text:p>00098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264.2827">
            <text:p>264,2827</text:p>
          </table:table-cell>
          <table:table-cell office:value-type="float" office:value="64.589502">
            <text:p>64,589502</text:p>
          </table:table-cell>
        </table:table-row>
        <table:table-row table:style-name="ro1">
          <table:table-cell office:value-type="float" office:value="244.39848129">
            <text:p>244,39848129</text:p>
          </table:table-cell>
          <table:table-cell office:value-type="float" office:value="62.54322373">
            <text:p>62,54322373</text:p>
          </table:table-cell>
          <table:table-cell office:value-type="float" office:value="967">
            <text:p>967</text:p>
          </table:table-cell>
          <table:table-cell office:value-type="string">
            <text:p>Lycée Jean Monnet</text:p>
          </table:table-cell>
          <table:table-cell office:value-type="string">
            <text:p>70009800</text:p>
          </table:table-cell>
          <table:table-cell office:value-type="string">
            <text:p>7</text:p>
          </table:table-cell>
          <table:table-cell office:value-type="string">
            <text:p>00098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244.58566">
            <text:p>244,58566</text:p>
          </table:table-cell>
          <table:table-cell office:value-type="float" office:value="62.567176">
            <text:p>62,567176</text:p>
          </table:table-cell>
        </table:table-row>
        <table:table-row table:style-name="ro1">
          <table:table-cell office:value-type="float" office:value="641.89453129">
            <text:p>641,89453129</text:p>
          </table:table-cell>
          <table:table-cell office:value-type="float" office:value="101.34394242">
            <text:p>101,34394242</text:p>
          </table:table-cell>
          <table:table-cell office:value-type="float" office:value="968">
            <text:p>968</text:p>
          </table:table-cell>
          <table:table-cell office:value-type="string">
            <text:p>Lycée Jean Monnet</text:p>
          </table:table-cell>
          <table:table-cell office:value-type="string">
            <text:p>70009800</text:p>
          </table:table-cell>
          <table:table-cell office:value-type="string">
            <text:p>7</text:p>
          </table:table-cell>
          <table:table-cell office:value-type="string">
            <text:p>00098</text:p>
          </table:table-cell>
          <table:table-cell office:value-type="string">
            <text:p>00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float" office:value="642.38887">
            <text:p>642,38887</text:p>
          </table:table-cell>
          <table:table-cell office:value-type="float" office:value="101.382957">
            <text:p>101,382957</text:p>
          </table:table-cell>
        </table:table-row>
        <table:table-row table:style-name="ro1">
          <table:table-cell office:value-type="float" office:value="1461.15331256">
            <text:p>1461,15331256</text:p>
          </table:table-cell>
          <table:table-cell office:value-type="float" office:value="244.01742187">
            <text:p>244,01742187</text:p>
          </table:table-cell>
          <table:table-cell office:value-type="float" office:value="970">
            <text:p>970</text:p>
          </table:table-cell>
          <table:table-cell office:value-type="string">
            <text:p>Lycée Jean Monnet</text:p>
          </table:table-cell>
          <table:table-cell office:value-type="string">
            <text:p>70009800</text:p>
          </table:table-cell>
          <table:table-cell office:value-type="string">
            <text:p>7</text:p>
          </table:table-cell>
          <table:table-cell office:value-type="string">
            <text:p>00098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462.27235">
            <text:p>1462,27235</text:p>
          </table:table-cell>
          <table:table-cell office:value-type="float" office:value="244.110888">
            <text:p>244,110888</text:p>
          </table:table-cell>
        </table:table-row>
        <table:table-row table:style-name="ro1">
          <table:table-cell office:value-type="float" office:value="635.47458441">
            <text:p>635,47458441</text:p>
          </table:table-cell>
          <table:table-cell office:value-type="float" office:value="127.36101319">
            <text:p>127,36101319</text:p>
          </table:table-cell>
          <table:table-cell office:value-type="float" office:value="972">
            <text:p>972</text:p>
          </table:table-cell>
          <table:table-cell office:value-type="string">
            <text:p>Ecole maternelle Cervantes</text:p>
          </table:table-cell>
          <table:table-cell office:value-type="string">
            <text:p>00031501</text:p>
          </table:table-cell>
          <table:table-cell office:value-type="string">
            <text:p>0</text:p>
          </table:table-cell>
          <table:table-cell office:value-type="string">
            <text:p>00315</text:p>
          </table:table-cell>
          <table:table-cell office:value-type="string">
            <text:p>01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635.96248">
            <text:p>635,96248</text:p>
          </table:table-cell>
          <table:table-cell office:value-type="float" office:value="127.410298">
            <text:p>127,410298</text:p>
          </table:table-cell>
        </table:table-row>
        <table:table-row table:style-name="ro1">
          <table:table-cell office:value-type="float" office:value="3296.40524051">
            <text:p>3296,40524051</text:p>
          </table:table-cell>
          <table:table-cell office:value-type="float" office:value="404.94435903">
            <text:p>404,94435903</text:p>
          </table:table-cell>
          <table:table-cell office:value-type="float" office:value="973">
            <text:p>973</text:p>
          </table:table-cell>
          <table:table-cell office:value-type="string">
            <text:p>Lycée Jean Monnet</text:p>
          </table:table-cell>
          <table:table-cell office:value-type="string">
            <text:p>70009800</text:p>
          </table:table-cell>
          <table:table-cell office:value-type="string">
            <text:p>7</text:p>
          </table:table-cell>
          <table:table-cell office:value-type="string">
            <text:p>00098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3298.93343">
            <text:p>3298,93343</text:p>
          </table:table-cell>
          <table:table-cell office:value-type="float" office:value="405.099756">
            <text:p>405,099756</text:p>
          </table:table-cell>
        </table:table-row>
        <table:table-row table:style-name="ro1">
          <table:table-cell office:value-type="float" office:value="809.91197806">
            <text:p>809,91197806</text:p>
          </table:table-cell>
          <table:table-cell office:value-type="float" office:value="129.50635365">
            <text:p>129,50635365</text:p>
          </table:table-cell>
          <table:table-cell office:value-type="float" office:value="975">
            <text:p>975</text:p>
          </table:table-cell>
          <table:table-cell office:value-type="string">
            <text:p>Ecole élémentaire Louisville</text:p>
          </table:table-cell>
          <table:table-cell office:value-type="string">
            <text:p>00037701</text:p>
          </table:table-cell>
          <table:table-cell office:value-type="string">
            <text:p>0</text:p>
          </table:table-cell>
          <table:table-cell office:value-type="string">
            <text:p>00377</text:p>
          </table:table-cell>
          <table:table-cell office:value-type="string">
            <text:p>01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810.53364">
            <text:p>810,53364</text:p>
          </table:table-cell>
          <table:table-cell office:value-type="float" office:value="129.556141">
            <text:p>129,556141</text:p>
          </table:table-cell>
        </table:table-row>
        <table:table-row table:style-name="ro1">
          <table:table-cell office:value-type="float" office:value="734.78833763">
            <text:p>734,78833763</text:p>
          </table:table-cell>
          <table:table-cell office:value-type="float" office:value="120.27844564">
            <text:p>120,27844564</text:p>
          </table:table-cell>
          <table:table-cell office:value-type="float" office:value="976">
            <text:p>976</text:p>
          </table:table-cell>
          <table:table-cell office:value-type="string">
            <text:p>Ecole élémentaire Heidelberg</text:p>
          </table:table-cell>
          <table:table-cell office:value-type="string">
            <text:p>00031601</text:p>
          </table:table-cell>
          <table:table-cell office:value-type="string">
            <text:p>0</text:p>
          </table:table-cell>
          <table:table-cell office:value-type="string">
            <text:p>00316</text:p>
          </table:table-cell>
          <table:table-cell office:value-type="string">
            <text:p>01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735.3507">
            <text:p>735,3507</text:p>
          </table:table-cell>
          <table:table-cell office:value-type="float" office:value="120.324637">
            <text:p>120,324637</text:p>
          </table:table-cell>
        </table:table-row>
        <table:table-row table:style-name="ro1">
          <table:table-cell office:value-type="float" office:value="527.93156249">
            <text:p>527,93156249</text:p>
          </table:table-cell>
          <table:table-cell office:value-type="float" office:value="114.50078037">
            <text:p>114,50078037</text:p>
          </table:table-cell>
          <table:table-cell office:value-type="float" office:value="978">
            <text:p>978</text:p>
          </table:table-cell>
          <table:table-cell office:value-type="string">
            <text:p>Cité Universitaire Boutonnet</text:p>
          </table:table-cell>
          <table:table-cell office:value-type="string">
            <text:p>70019400</text:p>
          </table:table-cell>
          <table:table-cell office:value-type="string">
            <text:p>7</text:p>
          </table:table-cell>
          <table:table-cell office:value-type="string">
            <text:p>00794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528.33529">
            <text:p>528,33529</text:p>
          </table:table-cell>
          <table:table-cell office:value-type="float" office:value="114.544767">
            <text:p>114,544767</text:p>
          </table:table-cell>
        </table:table-row>
        <table:table-row table:style-name="ro1">
          <table:table-cell office:value-type="float" office:value="3627.94544065">
            <text:p>3627,94544065</text:p>
          </table:table-cell>
          <table:table-cell office:value-type="float" office:value="273.57779731">
            <text:p>273,57779731</text:p>
          </table:table-cell>
          <table:table-cell office:value-type="float" office:value="979">
            <text:p>979</text:p>
          </table:table-cell>
          <table:table-cell office:value-type="string">
            <text:p>Bibliothèque Dep. Pierre Vives</text:p>
          </table:table-cell>
          <table:table-cell office:value-type="string">
            <text:p>70009800</text:p>
          </table:table-cell>
          <table:table-cell office:value-type="string">
            <text:p>7</text:p>
          </table:table-cell>
          <table:table-cell office:value-type="string">
            <text:p>00098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3630.7283">
            <text:p>3630,7283</text:p>
          </table:table-cell>
          <table:table-cell office:value-type="float" office:value="273.683399">
            <text:p>273,683399</text:p>
          </table:table-cell>
        </table:table-row>
        <table:table-row table:style-name="ro1">
          <table:table-cell office:value-type="float" office:value="1332.52384361">
            <text:p>1332,52384361</text:p>
          </table:table-cell>
          <table:table-cell office:value-type="float" office:value="262.61685864">
            <text:p>262,61685864</text:p>
          </table:table-cell>
          <table:table-cell office:value-type="float" office:value="980">
            <text:p>980</text:p>
          </table:table-cell>
          <table:table-cell office:value-type="string">
            <text:p>C.H.U la Colombière</text:p>
          </table:table-cell>
          <table:table-cell office:value-type="string">
            <text:p>70016500</text:p>
          </table:table-cell>
          <table:table-cell office:value-type="string">
            <text:p>7</text:p>
          </table:table-cell>
          <table:table-cell office:value-type="string">
            <text:p>00165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333.54686">
            <text:p>1333,54686</text:p>
          </table:table-cell>
          <table:table-cell office:value-type="float" office:value="262.717384">
            <text:p>262,717384</text:p>
          </table:table-cell>
        </table:table-row>
        <table:table-row table:style-name="ro1">
          <table:table-cell office:value-type="float" office:value="850.84568743">
            <text:p>850,84568743</text:p>
          </table:table-cell>
          <table:table-cell office:value-type="float" office:value="125.6798264">
            <text:p>125,6798264</text:p>
          </table:table-cell>
          <table:table-cell office:value-type="float" office:value="982">
            <text:p>982</text:p>
          </table:table-cell>
          <table:table-cell/>
          <table:table-cell office:value-type="string">
            <text:p>88888888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float" office:value="851.49862">
            <text:p>851,49862</text:p>
          </table:table-cell>
          <table:table-cell office:value-type="float" office:value="125.72798">
            <text:p>125,72798</text:p>
          </table:table-cell>
        </table:table-row>
        <table:table-row table:style-name="ro1">
          <table:table-cell office:value-type="float" office:value="576.8884531">
            <text:p>576,8884531</text:p>
          </table:table-cell>
          <table:table-cell office:value-type="float" office:value="123.83591744">
            <text:p>123,83591744</text:p>
          </table:table-cell>
          <table:table-cell office:value-type="float" office:value="983">
            <text:p>983</text:p>
          </table:table-cell>
          <table:table-cell office:value-type="string">
            <text:p>Cité Universitaire Boutonnet</text:p>
          </table:table-cell>
          <table:table-cell office:value-type="string">
            <text:p>70019400</text:p>
          </table:table-cell>
          <table:table-cell office:value-type="string">
            <text:p>7</text:p>
          </table:table-cell>
          <table:table-cell office:value-type="string">
            <text:p>00794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577.33007">
            <text:p>577,33007</text:p>
          </table:table-cell>
          <table:table-cell office:value-type="float" office:value="123.883548">
            <text:p>123,883548</text:p>
          </table:table-cell>
        </table:table-row>
        <table:table-row table:style-name="ro1">
          <table:table-cell office:value-type="float" office:value="526.63389994">
            <text:p>526,63389994</text:p>
          </table:table-cell>
          <table:table-cell office:value-type="float" office:value="113.82575984">
            <text:p>113,82575984</text:p>
          </table:table-cell>
          <table:table-cell office:value-type="float" office:value="984">
            <text:p>984</text:p>
          </table:table-cell>
          <table:table-cell office:value-type="string">
            <text:p>Cité Universitaire Boutonnet</text:p>
          </table:table-cell>
          <table:table-cell office:value-type="string">
            <text:p>70019400</text:p>
          </table:table-cell>
          <table:table-cell office:value-type="string">
            <text:p>7</text:p>
          </table:table-cell>
          <table:table-cell office:value-type="string">
            <text:p>00794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527.03697">
            <text:p>527,03697</text:p>
          </table:table-cell>
          <table:table-cell office:value-type="float" office:value="113.869501">
            <text:p>113,869501</text:p>
          </table:table-cell>
        </table:table-row>
        <table:table-row table:style-name="ro1">
          <table:table-cell office:value-type="float" office:value="681.05545315">
            <text:p>681,05545315</text:p>
          </table:table-cell>
          <table:table-cell office:value-type="float" office:value="107.01690668">
            <text:p>107,01690668</text:p>
          </table:table-cell>
          <table:table-cell office:value-type="float" office:value="986">
            <text:p>986</text:p>
          </table:table-cell>
          <table:table-cell/>
          <table:table-cell office:value-type="string">
            <text:p>88888888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float" office:value="681.57749">
            <text:p>681,57749</text:p>
          </table:table-cell>
          <table:table-cell office:value-type="float" office:value="107.057884">
            <text:p>107,057884</text:p>
          </table:table-cell>
        </table:table-row>
        <table:table-row table:style-name="ro1">
          <table:table-cell office:value-type="float" office:value="269.87815009">
            <text:p>269,87815009</text:p>
          </table:table-cell>
          <table:table-cell office:value-type="float" office:value="84.54616153">
            <text:p>84,54616153</text:p>
          </table:table-cell>
          <table:table-cell office:value-type="float" office:value="987">
            <text:p>987</text:p>
          </table:table-cell>
          <table:table-cell/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270.08552">
            <text:p>270,08552</text:p>
          </table:table-cell>
          <table:table-cell office:value-type="float" office:value="84.578388">
            <text:p>84,578388</text:p>
          </table:table-cell>
        </table:table-row>
        <table:table-row table:style-name="ro1">
          <table:table-cell office:value-type="float" office:value="401.15988436">
            <text:p>401,15988436</text:p>
          </table:table-cell>
          <table:table-cell office:value-type="float" office:value="120.54935333">
            <text:p>120,54935333</text:p>
          </table:table-cell>
          <table:table-cell office:value-type="float" office:value="989">
            <text:p>989</text:p>
          </table:table-cell>
          <table:table-cell/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401.46666">
            <text:p>401,46666</text:p>
          </table:table-cell>
          <table:table-cell office:value-type="float" office:value="120.595388">
            <text:p>120,595388</text:p>
          </table:table-cell>
        </table:table-row>
        <table:table-row table:style-name="ro1">
          <table:table-cell office:value-type="float" office:value="512.77136565">
            <text:p>512,77136565</text:p>
          </table:table-cell>
          <table:table-cell office:value-type="float" office:value="149.63426742">
            <text:p>149,63426742</text:p>
          </table:table-cell>
          <table:table-cell office:value-type="float" office:value="990">
            <text:p>990</text:p>
          </table:table-cell>
          <table:table-cell office:value-type="string">
            <text:p>C.H.U la Colombière</text:p>
          </table:table-cell>
          <table:table-cell office:value-type="string">
            <text:p>70016500</text:p>
          </table:table-cell>
          <table:table-cell office:value-type="string">
            <text:p>7</text:p>
          </table:table-cell>
          <table:table-cell office:value-type="string">
            <text:p>00165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513.16539">
            <text:p>513,16539</text:p>
          </table:table-cell>
          <table:table-cell office:value-type="float" office:value="149.691687">
            <text:p>149,691687</text:p>
          </table:table-cell>
        </table:table-row>
        <table:table-row table:style-name="ro1">
          <table:table-cell office:value-type="float" office:value="817.57097183">
            <text:p>817,57097183</text:p>
          </table:table-cell>
          <table:table-cell office:value-type="float" office:value="127.83944629">
            <text:p>127,83944629</text:p>
          </table:table-cell>
          <table:table-cell office:value-type="float" office:value="992">
            <text:p>992</text:p>
          </table:table-cell>
          <table:table-cell office:value-type="string">
            <text:p>Cité Universitaire Boutonnet</text:p>
          </table:table-cell>
          <table:table-cell office:value-type="string">
            <text:p>70019400</text:p>
          </table:table-cell>
          <table:table-cell office:value-type="string">
            <text:p>7</text:p>
          </table:table-cell>
          <table:table-cell office:value-type="string">
            <text:p>00794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818.19663">
            <text:p>818,19663</text:p>
          </table:table-cell>
          <table:table-cell office:value-type="float" office:value="127.888476">
            <text:p>127,888476</text:p>
          </table:table-cell>
        </table:table-row>
        <table:table-row table:style-name="ro1">
          <table:table-cell office:value-type="float" office:value="251.39105947">
            <text:p>251,39105947</text:p>
          </table:table-cell>
          <table:table-cell office:value-type="float" office:value="69.60570234">
            <text:p>69,60570234</text:p>
          </table:table-cell>
          <table:table-cell office:value-type="float" office:value="993">
            <text:p>993</text:p>
          </table:table-cell>
          <table:table-cell/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251.58221">
            <text:p>251,58221</text:p>
          </table:table-cell>
          <table:table-cell office:value-type="float" office:value="69.632122">
            <text:p>69,632122</text:p>
          </table:table-cell>
        </table:table-row>
        <table:table-row table:style-name="ro1">
          <table:table-cell office:value-type="float" office:value="932.81971867">
            <text:p>932,81971867</text:p>
          </table:table-cell>
          <table:table-cell office:value-type="float" office:value="209.83650285">
            <text:p>209,83650285</text:p>
          </table:table-cell>
          <table:table-cell office:value-type="float" office:value="994">
            <text:p>994</text:p>
          </table:table-cell>
          <table:table-cell office:value-type="string">
            <text:p>C.H.U la Colombière</text:p>
          </table:table-cell>
          <table:table-cell office:value-type="string">
            <text:p>70016500</text:p>
          </table:table-cell>
          <table:table-cell office:value-type="string">
            <text:p>7</text:p>
          </table:table-cell>
          <table:table-cell office:value-type="string">
            <text:p>00165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933.53526">
            <text:p>933,53526</text:p>
          </table:table-cell>
          <table:table-cell office:value-type="float" office:value="209.917052">
            <text:p>209,917052</text:p>
          </table:table-cell>
        </table:table-row>
        <table:table-row table:style-name="ro1">
          <table:table-cell office:value-type="float" office:value="368.72223122">
            <text:p>368,72223122</text:p>
          </table:table-cell>
          <table:table-cell office:value-type="float" office:value="80.73111882">
            <text:p>80,73111882</text:p>
          </table:table-cell>
          <table:table-cell office:value-type="float" office:value="997">
            <text:p>997</text:p>
          </table:table-cell>
          <table:table-cell office:value-type="string">
            <text:p>Crèche Petit Prince de Boutonnet</text:p>
          </table:table-cell>
          <table:table-cell office:value-type="string">
            <text:p>00144500</text:p>
          </table:table-cell>
          <table:table-cell office:value-type="string">
            <text:p>0</text:p>
          </table:table-cell>
          <table:table-cell office:value-type="string">
            <text:p>01445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369.00515">
            <text:p>369,00515</text:p>
          </table:table-cell>
          <table:table-cell office:value-type="float" office:value="80.762211">
            <text:p>80,762211</text:p>
          </table:table-cell>
        </table:table-row>
        <table:table-row table:style-name="ro1">
          <table:table-cell office:value-type="float" office:value="538.46792192">
            <text:p>538,46792192</text:p>
          </table:table-cell>
          <table:table-cell office:value-type="float" office:value="150.69599456">
            <text:p>150,69599456</text:p>
          </table:table-cell>
          <table:table-cell office:value-type="float" office:value="998">
            <text:p>998</text:p>
          </table:table-cell>
          <table:table-cell office:value-type="string">
            <text:p>C.H.U la Colombière</text:p>
          </table:table-cell>
          <table:table-cell office:value-type="string">
            <text:p>70016500</text:p>
          </table:table-cell>
          <table:table-cell office:value-type="string">
            <text:p>7</text:p>
          </table:table-cell>
          <table:table-cell office:value-type="string">
            <text:p>00165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538.87908">
            <text:p>538,87908</text:p>
          </table:table-cell>
          <table:table-cell office:value-type="float" office:value="150.753576">
            <text:p>150,753576</text:p>
          </table:table-cell>
        </table:table-row>
        <table:table-row table:style-name="ro1">
          <table:table-cell office:value-type="float" office:value="216.30011246">
            <text:p>216,30011246</text:p>
          </table:table-cell>
          <table:table-cell office:value-type="float" office:value="87.48662524">
            <text:p>87,48662524</text:p>
          </table:table-cell>
          <table:table-cell office:value-type="float" office:value="1000">
            <text:p>1000</text:p>
          </table:table-cell>
          <table:table-cell office:value-type="string">
            <text:p>C.H.U la Colombière</text:p>
          </table:table-cell>
          <table:table-cell office:value-type="string">
            <text:p>70016500</text:p>
          </table:table-cell>
          <table:table-cell office:value-type="string">
            <text:p>7</text:p>
          </table:table-cell>
          <table:table-cell office:value-type="string">
            <text:p>00165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216.46572">
            <text:p>216,46572</text:p>
          </table:table-cell>
          <table:table-cell office:value-type="float" office:value="87.520002">
            <text:p>87,520002</text:p>
          </table:table-cell>
        </table:table-row>
        <table:table-row table:style-name="ro1">
          <table:table-cell office:value-type="float" office:value="296.18218739">
            <text:p>296,18218739</text:p>
          </table:table-cell>
          <table:table-cell office:value-type="float" office:value="106.07457691">
            <text:p>106,07457691</text:p>
          </table:table-cell>
          <table:table-cell office:value-type="float" office:value="1001">
            <text:p>1001</text:p>
          </table:table-cell>
          <table:table-cell office:value-type="string">
            <text:p>C.H.U la Colombière</text:p>
          </table:table-cell>
          <table:table-cell office:value-type="string">
            <text:p>70016500</text:p>
          </table:table-cell>
          <table:table-cell office:value-type="string">
            <text:p>7</text:p>
          </table:table-cell>
          <table:table-cell office:value-type="string">
            <text:p>00165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296.40828">
            <text:p>296,40828</text:p>
          </table:table-cell>
          <table:table-cell office:value-type="float" office:value="106.115373">
            <text:p>106,115373</text:p>
          </table:table-cell>
        </table:table-row>
        <table:table-row table:style-name="ro1">
          <table:table-cell office:value-type="float" office:value="314.55412505">
            <text:p>314,55412505</text:p>
          </table:table-cell>
          <table:table-cell office:value-type="float" office:value="82.07801225">
            <text:p>82,07801225</text:p>
          </table:table-cell>
          <table:table-cell office:value-type="float" office:value="904">
            <text:p>904</text:p>
          </table:table-cell>
          <table:table-cell office:value-type="string">
            <text:p>Maison de Quartier F.Guillierme</text:p>
          </table:table-cell>
          <table:table-cell office:value-type="string">
            <text:p>00053300</text:p>
          </table:table-cell>
          <table:table-cell office:value-type="string">
            <text:p>0</text:p>
          </table:table-cell>
          <table:table-cell office:value-type="string">
            <text:p>00533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314.7969">
            <text:p>314,7969</text:p>
          </table:table-cell>
          <table:table-cell office:value-type="float" office:value="82.109758">
            <text:p>82,109758</text:p>
          </table:table-cell>
        </table:table-row>
        <table:table-row table:style-name="ro1">
          <table:table-cell office:value-type="float" office:value="5724.3053719">
            <text:p>5724,3053719</text:p>
          </table:table-cell>
          <table:table-cell office:value-type="float" office:value="312.96008446">
            <text:p>312,96008446</text:p>
          </table:table-cell>
          <table:table-cell office:value-type="float" office:value="906">
            <text:p>906</text:p>
          </table:table-cell>
          <table:table-cell office:value-type="string">
            <text:p>EHPAD Pierre Laroque</text:p>
          </table:table-cell>
          <table:table-cell table:number-columns-repeated="4"/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5728.69748">
            <text:p>5728,69748</text:p>
          </table:table-cell>
          <table:table-cell office:value-type="float" office:value="313.080214">
            <text:p>313,080214</text:p>
          </table:table-cell>
        </table:table-row>
        <table:table-row table:style-name="ro1">
          <table:table-cell office:value-type="float" office:value="867.05714996">
            <text:p>867,05714996</text:p>
          </table:table-cell>
          <table:table-cell office:value-type="float" office:value="123.92046704">
            <text:p>123,92046704</text:p>
          </table:table-cell>
          <table:table-cell office:value-type="float" office:value="908">
            <text:p>908</text:p>
          </table:table-cell>
          <table:table-cell office:value-type="string">
            <text:p>Laboratoires SANOFI</text:p>
          </table:table-cell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867.72526">
            <text:p>867,72526</text:p>
          </table:table-cell>
          <table:table-cell office:value-type="float" office:value="123.968023">
            <text:p>123,968023</text:p>
          </table:table-cell>
        </table:table-row>
        <table:table-row table:style-name="ro1">
          <table:table-cell office:value-type="float" office:value="2118.22145008">
            <text:p>2118,22145008</text:p>
          </table:table-cell>
          <table:table-cell office:value-type="float" office:value="503.35087276">
            <text:p>503,35087276</text:p>
          </table:table-cell>
          <table:table-cell office:value-type="float" office:value="909">
            <text:p>909</text:p>
          </table:table-cell>
          <table:table-cell office:value-type="string">
            <text:p>Ecole Nationale de Chimie</text:p>
          </table:table-cell>
          <table:table-cell office:value-type="string">
            <text:p>70003700</text:p>
          </table:table-cell>
          <table:table-cell office:value-type="string">
            <text:p>7</text:p>
          </table:table-cell>
          <table:table-cell office:value-type="string">
            <text:p>00037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2119.85324">
            <text:p>2119,85324</text:p>
          </table:table-cell>
          <table:table-cell office:value-type="float" office:value="503.544384">
            <text:p>503,544384</text:p>
          </table:table-cell>
        </table:table-row>
        <table:table-row table:style-name="ro1">
          <table:table-cell office:value-type="float" office:value="339.60088435">
            <text:p>339,60088435</text:p>
          </table:table-cell>
          <table:table-cell office:value-type="float" office:value="73.43079048">
            <text:p>73,43079048</text:p>
          </table:table-cell>
          <table:table-cell office:value-type="float" office:value="915">
            <text:p>915</text:p>
          </table:table-cell>
          <table:table-cell/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339.86241">
            <text:p>339,86241</text:p>
          </table:table-cell>
          <table:table-cell office:value-type="float" office:value="73.458996">
            <text:p>73,458996</text:p>
          </table:table-cell>
        </table:table-row>
        <table:table-row table:style-name="ro1">
          <table:table-cell office:value-type="float" office:value="8523.21221889">
            <text:p>8523,21221889</text:p>
          </table:table-cell>
          <table:table-cell office:value-type="float" office:value="1269.18586784">
            <text:p>1269,18586784</text:p>
          </table:table-cell>
          <table:table-cell office:value-type="float" office:value="916">
            <text:p>916</text:p>
          </table:table-cell>
          <table:table-cell office:value-type="string">
            <text:p>Hôtel du Département</text:p>
          </table:table-cell>
          <table:table-cell office:value-type="string">
            <text:p>70006100</text:p>
          </table:table-cell>
          <table:table-cell office:value-type="string">
            <text:p>7</text:p>
          </table:table-cell>
          <table:table-cell office:value-type="string">
            <text:p>00061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8529.7751">
            <text:p>8529,7751</text:p>
          </table:table-cell>
          <table:table-cell office:value-type="float" office:value="1269.674368">
            <text:p>1269,674368</text:p>
          </table:table-cell>
        </table:table-row>
        <table:table-row table:style-name="ro1">
          <table:table-cell office:value-type="float" office:value="1239.45023168">
            <text:p>1239,45023168</text:p>
          </table:table-cell>
          <table:table-cell office:value-type="float" office:value="286.25059011">
            <text:p>286,25059011</text:p>
          </table:table-cell>
          <table:table-cell office:value-type="float" office:value="921">
            <text:p>921</text:p>
          </table:table-cell>
          <table:table-cell office:value-type="string">
            <text:p>Ecole Nationale de Chimie</text:p>
          </table:table-cell>
          <table:table-cell office:value-type="string">
            <text:p>70003700</text:p>
          </table:table-cell>
          <table:table-cell office:value-type="string">
            <text:p>7</text:p>
          </table:table-cell>
          <table:table-cell office:value-type="string">
            <text:p>00037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240.40478">
            <text:p>1240,40478</text:p>
          </table:table-cell>
          <table:table-cell office:value-type="float" office:value="286.36086">
            <text:p>286,36086</text:p>
          </table:table-cell>
        </table:table-row>
        <table:table-row table:style-name="ro1">
          <table:table-cell office:value-type="float" office:value="558.16792493">
            <text:p>558,16792493</text:p>
          </table:table-cell>
          <table:table-cell office:value-type="float" office:value="100.29154852">
            <text:p>100,29154852</text:p>
          </table:table-cell>
          <table:table-cell office:value-type="float" office:value="924">
            <text:p>924</text:p>
          </table:table-cell>
          <table:table-cell office:value-type="string">
            <text:p>Cité universitaire Voie Domitienne</text:p>
          </table:table-cell>
          <table:table-cell office:value-type="string">
            <text:p>70019800</text:p>
          </table:table-cell>
          <table:table-cell office:value-type="string">
            <text:p>7</text:p>
          </table:table-cell>
          <table:table-cell office:value-type="string">
            <text:p>00198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558.59862">
            <text:p>558,59862</text:p>
          </table:table-cell>
          <table:table-cell office:value-type="float" office:value="100.330357">
            <text:p>100,330357</text:p>
          </table:table-cell>
        </table:table-row>
        <table:table-row table:style-name="ro1">
          <table:table-cell office:value-type="float" office:value="2440.62794041">
            <text:p>2440,62794041</text:p>
          </table:table-cell>
          <table:table-cell office:value-type="float" office:value="320.08495399">
            <text:p>320,08495399</text:p>
          </table:table-cell>
          <table:table-cell office:value-type="float" office:value="929">
            <text:p>929</text:p>
          </table:table-cell>
          <table:table-cell/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2442.50453">
            <text:p>2442,50453</text:p>
          </table:table-cell>
          <table:table-cell office:value-type="float" office:value="320.208016">
            <text:p>320,208016</text:p>
          </table:table-cell>
        </table:table-row>
        <table:table-row table:style-name="ro1">
          <table:table-cell office:value-type="float" office:value="1004.16402817">
            <text:p>1004,16402817</text:p>
          </table:table-cell>
          <table:table-cell office:value-type="float" office:value="225.61275495">
            <text:p>225,61275495</text:p>
          </table:table-cell>
          <table:table-cell office:value-type="float" office:value="931">
            <text:p>931</text:p>
          </table:table-cell>
          <table:table-cell office:value-type="string">
            <text:p>Moulin de Sauret</text:p>
          </table:table-cell>
          <table:table-cell office:value-type="string">
            <text:p>99999999</text:p>
          </table:table-cell>
          <table:table-cell table:number-columns-repeated="3"/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004.93693">
            <text:p>1004,93693</text:p>
          </table:table-cell>
          <table:table-cell office:value-type="float" office:value="225.699404">
            <text:p>225,699404</text:p>
          </table:table-cell>
        </table:table-row>
        <table:table-row table:style-name="ro1">
          <table:table-cell office:value-type="float" office:value="367.27333118">
            <text:p>367,27333118</text:p>
          </table:table-cell>
          <table:table-cell office:value-type="float" office:value="91.25406085">
            <text:p>91,25406085</text:p>
          </table:table-cell>
          <table:table-cell office:value-type="float" office:value="934">
            <text:p>934</text:p>
          </table:table-cell>
          <table:table-cell office:value-type="string">
            <text:p>Cité universitaire Voie Domitienne</text:p>
          </table:table-cell>
          <table:table-cell office:value-type="string">
            <text:p>70019800</text:p>
          </table:table-cell>
          <table:table-cell office:value-type="string">
            <text:p>7</text:p>
          </table:table-cell>
          <table:table-cell office:value-type="string">
            <text:p>00198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367.55558">
            <text:p>367,55558</text:p>
          </table:table-cell>
          <table:table-cell office:value-type="float" office:value="91.289169">
            <text:p>91,289169</text:p>
          </table:table-cell>
        </table:table-row>
        <table:table-row table:style-name="ro1">
          <table:table-cell office:value-type="float" office:value="8835.96028442">
            <text:p>8835,96028442</text:p>
          </table:table-cell>
          <table:table-cell office:value-type="float" office:value="1388.32719934">
            <text:p>1388,32719934</text:p>
          </table:table-cell>
          <table:table-cell office:value-type="float" office:value="939">
            <text:p>939</text:p>
          </table:table-cell>
          <table:table-cell office:value-type="string">
            <text:p>Faculté de Pharmacie</text:p>
          </table:table-cell>
          <table:table-cell office:value-type="string">
            <text:p>70013600</text:p>
          </table:table-cell>
          <table:table-cell office:value-type="string">
            <text:p>7</text:p>
          </table:table-cell>
          <table:table-cell office:value-type="string">
            <text:p>00136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8842.76135">
            <text:p>8842,76135</text:p>
          </table:table-cell>
          <table:table-cell office:value-type="float" office:value="1388.85954">
            <text:p>1388,85954</text:p>
          </table:table-cell>
        </table:table-row>
        <table:table-row table:style-name="ro1">
          <table:table-cell office:value-type="float" office:value="2775.38191122">
            <text:p>2775,38191122</text:p>
          </table:table-cell>
          <table:table-cell office:value-type="float" office:value="514.68846695">
            <text:p>514,68846695</text:p>
          </table:table-cell>
          <table:table-cell office:value-type="float" office:value="940">
            <text:p>940</text:p>
          </table:table-cell>
          <table:table-cell office:value-type="string">
            <text:p>Ecole privé Sainte Odile</text:p>
          </table:table-cell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2777.51581">
            <text:p>2777,51581</text:p>
          </table:table-cell>
          <table:table-cell office:value-type="float" office:value="514.886316">
            <text:p>514,886316</text:p>
          </table:table-cell>
        </table:table-row>
        <table:table-row table:style-name="ro1">
          <table:table-cell office:value-type="float" office:value="33.89491875">
            <text:p>33,89491875</text:p>
          </table:table-cell>
          <table:table-cell office:value-type="float" office:value="26.76203608">
            <text:p>26,76203608</text:p>
          </table:table-cell>
          <table:table-cell office:value-type="float" office:value="947">
            <text:p>947</text:p>
          </table:table-cell>
          <table:table-cell office:value-type="string">
            <text:p>Lycée Jean Monnet</text:p>
          </table:table-cell>
          <table:table-cell office:value-type="string">
            <text:p>70009800</text:p>
          </table:table-cell>
          <table:table-cell office:value-type="string">
            <text:p>7</text:p>
          </table:table-cell>
          <table:table-cell office:value-type="string">
            <text:p>00098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33.92115">
            <text:p>33,92115</text:p>
          </table:table-cell>
          <table:table-cell office:value-type="float" office:value="26.772427">
            <text:p>26,772427</text:p>
          </table:table-cell>
        </table:table-row>
        <table:table-row table:style-name="ro1">
          <table:table-cell office:value-type="float" office:value="177.08212501">
            <text:p>177,08212501</text:p>
          </table:table-cell>
          <table:table-cell office:value-type="float" office:value="66.0167656">
            <text:p>66,0167656</text:p>
          </table:table-cell>
          <table:table-cell office:value-type="float" office:value="951">
            <text:p>951</text:p>
          </table:table-cell>
          <table:table-cell office:value-type="string">
            <text:p>Lycée Jean Monnet</text:p>
          </table:table-cell>
          <table:table-cell office:value-type="string">
            <text:p>70009800</text:p>
          </table:table-cell>
          <table:table-cell office:value-type="string">
            <text:p>7</text:p>
          </table:table-cell>
          <table:table-cell office:value-type="string">
            <text:p>00098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77.21718">
            <text:p>177,21718</text:p>
          </table:table-cell>
          <table:table-cell office:value-type="float" office:value="66.042235">
            <text:p>66,042235</text:p>
          </table:table-cell>
        </table:table-row>
        <table:table-row table:style-name="ro1">
          <table:table-cell office:value-type="float" office:value="358.25797818">
            <text:p>358,25797818</text:p>
          </table:table-cell>
          <table:table-cell office:value-type="float" office:value="75.33495028">
            <text:p>75,33495028</text:p>
          </table:table-cell>
          <table:table-cell office:value-type="float" office:value="953">
            <text:p>953</text:p>
          </table:table-cell>
          <table:table-cell office:value-type="string">
            <text:p>Lycée Jean Monnet</text:p>
          </table:table-cell>
          <table:table-cell office:value-type="string">
            <text:p>70009800</text:p>
          </table:table-cell>
          <table:table-cell office:value-type="string">
            <text:p>7</text:p>
          </table:table-cell>
          <table:table-cell office:value-type="string">
            <text:p>00098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358.53297">
            <text:p>358,53297</text:p>
          </table:table-cell>
          <table:table-cell office:value-type="float" office:value="75.363823">
            <text:p>75,363823</text:p>
          </table:table-cell>
        </table:table-row>
        <table:table-row table:style-name="ro1">
          <table:table-cell office:value-type="float" office:value="4045.61528748">
            <text:p>4045,61528748</text:p>
          </table:table-cell>
          <table:table-cell office:value-type="float" office:value="460.37440013">
            <text:p>460,37440013</text:p>
          </table:table-cell>
          <table:table-cell office:value-type="float" office:value="957">
            <text:p>957</text:p>
          </table:table-cell>
          <table:table-cell office:value-type="string">
            <text:p>Ecoles du C.H.U</text:p>
          </table:table-cell>
          <table:table-cell office:value-type="string">
            <text:p>70014900</text:p>
          </table:table-cell>
          <table:table-cell office:value-type="string">
            <text:p>7</text:p>
          </table:table-cell>
          <table:table-cell office:value-type="string">
            <text:p>00149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4048.7225">
            <text:p>4048,7225</text:p>
          </table:table-cell>
          <table:table-cell office:value-type="float" office:value="460.55161">
            <text:p>460,55161</text:p>
          </table:table-cell>
        </table:table-row>
        <table:table-row table:style-name="ro1">
          <table:table-cell office:value-type="float" office:value="739.99441585">
            <text:p>739,99441585</text:p>
          </table:table-cell>
          <table:table-cell office:value-type="float" office:value="167.34707951">
            <text:p>167,34707951</text:p>
          </table:table-cell>
          <table:table-cell office:value-type="float" office:value="959">
            <text:p>959</text:p>
          </table:table-cell>
          <table:table-cell office:value-type="string">
            <text:p>Lycée Jean Monnet</text:p>
          </table:table-cell>
          <table:table-cell office:value-type="string">
            <text:p>70009800</text:p>
          </table:table-cell>
          <table:table-cell office:value-type="string">
            <text:p>7</text:p>
          </table:table-cell>
          <table:table-cell office:value-type="string">
            <text:p>00098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740.56375">
            <text:p>740,56375</text:p>
          </table:table-cell>
          <table:table-cell office:value-type="float" office:value="167.411955">
            <text:p>167,411955</text:p>
          </table:table-cell>
        </table:table-row>
        <table:table-row table:style-name="ro1">
          <table:table-cell office:value-type="float" office:value="114.63639686">
            <text:p>114,63639686</text:p>
          </table:table-cell>
          <table:table-cell office:value-type="float" office:value="52.74265613">
            <text:p>52,74265613</text:p>
          </table:table-cell>
          <table:table-cell office:value-type="float" office:value="963">
            <text:p>963</text:p>
          </table:table-cell>
          <table:table-cell office:value-type="string">
            <text:p>Lycée Jean Monnet</text:p>
          </table:table-cell>
          <table:table-cell office:value-type="string">
            <text:p>70009800</text:p>
          </table:table-cell>
          <table:table-cell office:value-type="string">
            <text:p>7</text:p>
          </table:table-cell>
          <table:table-cell office:value-type="string">
            <text:p>00098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14.72498">
            <text:p>114,72498</text:p>
          </table:table-cell>
          <table:table-cell office:value-type="float" office:value="52.762894">
            <text:p>52,762894</text:p>
          </table:table-cell>
        </table:table-row>
        <table:table-row table:style-name="ro1">
          <table:table-cell office:value-type="float" office:value="381.08317188">
            <text:p>381,08317188</text:p>
          </table:table-cell>
          <table:table-cell office:value-type="float" office:value="90.14329317">
            <text:p>90,14329317</text:p>
          </table:table-cell>
          <table:table-cell office:value-type="float" office:value="965">
            <text:p>965</text:p>
          </table:table-cell>
          <table:table-cell office:value-type="string">
            <text:p>Cité Universitaire Boutonnet</text:p>
          </table:table-cell>
          <table:table-cell office:value-type="string">
            <text:p>70019400</text:p>
          </table:table-cell>
          <table:table-cell office:value-type="string">
            <text:p>7</text:p>
          </table:table-cell>
          <table:table-cell office:value-type="string">
            <text:p>00794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381.37673">
            <text:p>381,37673</text:p>
          </table:table-cell>
          <table:table-cell office:value-type="float" office:value="90.177808">
            <text:p>90,177808</text:p>
          </table:table-cell>
        </table:table-row>
        <table:table-row table:style-name="ro1">
          <table:table-cell office:value-type="float" office:value="42.64524689">
            <text:p>42,64524689</text:p>
          </table:table-cell>
          <table:table-cell office:value-type="float" office:value="27.91252835">
            <text:p>27,91252835</text:p>
          </table:table-cell>
          <table:table-cell office:value-type="float" office:value="969">
            <text:p>969</text:p>
          </table:table-cell>
          <table:table-cell office:value-type="string">
            <text:p>C.H.U la Colombière</text:p>
          </table:table-cell>
          <table:table-cell office:value-type="string">
            <text:p>70016500</text:p>
          </table:table-cell>
          <table:table-cell office:value-type="string">
            <text:p>7</text:p>
          </table:table-cell>
          <table:table-cell office:value-type="string">
            <text:p>00165</text:p>
          </table:table-cell>
          <table:table-cell office:value-type="string">
            <text:p>00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float" office:value="42.6782">
            <text:p>42,6782</text:p>
          </table:table-cell>
          <table:table-cell office:value-type="float" office:value="27.923293">
            <text:p>27,923293</text:p>
          </table:table-cell>
        </table:table-row>
        <table:table-row table:style-name="ro1">
          <table:table-cell office:value-type="float" office:value="637.45715316">
            <text:p>637,45715316</text:p>
          </table:table-cell>
          <table:table-cell office:value-type="float" office:value="127.23709549">
            <text:p>127,23709549</text:p>
          </table:table-cell>
          <table:table-cell office:value-type="float" office:value="971">
            <text:p>971</text:p>
          </table:table-cell>
          <table:table-cell office:value-type="string">
            <text:p>Ecole maternelle Luther King</text:p>
          </table:table-cell>
          <table:table-cell office:value-type="string">
            <text:p>00037501</text:p>
          </table:table-cell>
          <table:table-cell office:value-type="string">
            <text:p>0</text:p>
          </table:table-cell>
          <table:table-cell office:value-type="string">
            <text:p>00375</text:p>
          </table:table-cell>
          <table:table-cell office:value-type="string">
            <text:p>01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637.94467">
            <text:p>637,94467</text:p>
          </table:table-cell>
          <table:table-cell office:value-type="float" office:value="127.285806">
            <text:p>127,285806</text:p>
          </table:table-cell>
        </table:table-row>
        <table:table-row table:style-name="ro1">
          <table:table-cell office:value-type="float" office:value="1214.23593762">
            <text:p>1214,23593762</text:p>
          </table:table-cell>
          <table:table-cell office:value-type="float" office:value="143.50108564">
            <text:p>143,50108564</text:p>
          </table:table-cell>
          <table:table-cell office:value-type="float" office:value="974">
            <text:p>974</text:p>
          </table:table-cell>
          <table:table-cell office:value-type="string">
            <text:p>Antenne CAF</text:p>
          </table:table-cell>
          <table:table-cell table:number-columns-repeated="4"/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215.16755">
            <text:p>1215,16755</text:p>
          </table:table-cell>
          <table:table-cell office:value-type="float" office:value="143.556236">
            <text:p>143,556236</text:p>
          </table:table-cell>
        </table:table-row>
        <table:table-row table:style-name="ro1">
          <table:table-cell office:value-type="float" office:value="1640.40176232">
            <text:p>1640,40176232</text:p>
          </table:table-cell>
          <table:table-cell office:value-type="float" office:value="297.57539473">
            <text:p>297,57539473</text:p>
          </table:table-cell>
          <table:table-cell office:value-type="float" office:value="977">
            <text:p>977</text:p>
          </table:table-cell>
          <table:table-cell office:value-type="string">
            <text:p>C.H.U la Colombière</text:p>
          </table:table-cell>
          <table:table-cell office:value-type="string">
            <text:p>70016500</text:p>
          </table:table-cell>
          <table:table-cell office:value-type="string">
            <text:p>7</text:p>
          </table:table-cell>
          <table:table-cell office:value-type="string">
            <text:p>00165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641.66012">
            <text:p>1641,66012</text:p>
          </table:table-cell>
          <table:table-cell office:value-type="float" office:value="297.689125">
            <text:p>297,689125</text:p>
          </table:table-cell>
        </table:table-row>
        <table:table-row table:style-name="ro1">
          <table:table-cell office:value-type="float" office:value="577.80267489">
            <text:p>577,80267489</text:p>
          </table:table-cell>
          <table:table-cell office:value-type="float" office:value="202.20992446">
            <text:p>202,20992446</text:p>
          </table:table-cell>
          <table:table-cell office:value-type="float" office:value="981">
            <text:p>981</text:p>
          </table:table-cell>
          <table:table-cell office:value-type="string">
            <text:p>C.H.U la Colombière</text:p>
          </table:table-cell>
          <table:table-cell office:value-type="string">
            <text:p>70016500</text:p>
          </table:table-cell>
          <table:table-cell office:value-type="string">
            <text:p>7</text:p>
          </table:table-cell>
          <table:table-cell office:value-type="string">
            <text:p>00165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578.24589">
            <text:p>578,24589</text:p>
          </table:table-cell>
          <table:table-cell office:value-type="float" office:value="202.288052">
            <text:p>202,288052</text:p>
          </table:table-cell>
        </table:table-row>
        <table:table-row table:style-name="ro1">
          <table:table-cell office:value-type="float" office:value="415.44620939">
            <text:p>415,44620939</text:p>
          </table:table-cell>
          <table:table-cell office:value-type="float" office:value="120.83145218">
            <text:p>120,83145218</text:p>
          </table:table-cell>
          <table:table-cell office:value-type="float" office:value="985">
            <text:p>985</text:p>
          </table:table-cell>
          <table:table-cell office:value-type="string">
            <text:p>C.H.U la Colombière</text:p>
          </table:table-cell>
          <table:table-cell office:value-type="string">
            <text:p>70016500</text:p>
          </table:table-cell>
          <table:table-cell office:value-type="string">
            <text:p>7</text:p>
          </table:table-cell>
          <table:table-cell office:value-type="string">
            <text:p>00165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415.7631">
            <text:p>415,7631</text:p>
          </table:table-cell>
          <table:table-cell office:value-type="float" office:value="120.877949">
            <text:p>120,877949</text:p>
          </table:table-cell>
        </table:table-row>
        <table:table-row table:style-name="ro1">
          <table:table-cell office:value-type="float" office:value="393.20669378">
            <text:p>393,20669378</text:p>
          </table:table-cell>
          <table:table-cell office:value-type="float" office:value="116.50903963">
            <text:p>116,50903963</text:p>
          </table:table-cell>
          <table:table-cell office:value-type="float" office:value="988">
            <text:p>988</text:p>
          </table:table-cell>
          <table:table-cell office:value-type="string">
            <text:p>C.H.U la Colombière</text:p>
          </table:table-cell>
          <table:table-cell office:value-type="string">
            <text:p>70016500</text:p>
          </table:table-cell>
          <table:table-cell office:value-type="string">
            <text:p>7</text:p>
          </table:table-cell>
          <table:table-cell office:value-type="string">
            <text:p>00165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393.5082">
            <text:p>393,5082</text:p>
          </table:table-cell>
          <table:table-cell office:value-type="float" office:value="116.553555">
            <text:p>116,553555</text:p>
          </table:table-cell>
        </table:table-row>
        <table:table-row table:style-name="ro1">
          <table:table-cell office:value-type="float" office:value="564.16095945">
            <text:p>564,16095945</text:p>
          </table:table-cell>
          <table:table-cell office:value-type="float" office:value="186.39114773">
            <text:p>186,39114773</text:p>
          </table:table-cell>
          <table:table-cell office:value-type="float" office:value="991">
            <text:p>991</text:p>
          </table:table-cell>
          <table:table-cell office:value-type="string">
            <text:p>C.H.U la Colombière</text:p>
          </table:table-cell>
          <table:table-cell office:value-type="string">
            <text:p>70016500</text:p>
          </table:table-cell>
          <table:table-cell office:value-type="string">
            <text:p>7</text:p>
          </table:table-cell>
          <table:table-cell office:value-type="string">
            <text:p>00165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564.59337">
            <text:p>564,59337</text:p>
          </table:table-cell>
          <table:table-cell office:value-type="float" office:value="186.462812">
            <text:p>186,462812</text:p>
          </table:table-cell>
        </table:table-row>
        <table:table-row table:style-name="ro1">
          <table:table-cell office:value-type="float" office:value="430.12487191">
            <text:p>430,12487191</text:p>
          </table:table-cell>
          <table:table-cell office:value-type="float" office:value="136.34893627">
            <text:p>136,34893627</text:p>
          </table:table-cell>
          <table:table-cell office:value-type="float" office:value="995">
            <text:p>995</text:p>
          </table:table-cell>
          <table:table-cell/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430.45453">
            <text:p>430,45453</text:p>
          </table:table-cell>
          <table:table-cell office:value-type="float" office:value="136.400931">
            <text:p>136,400931</text:p>
          </table:table-cell>
        </table:table-row>
        <table:table-row table:style-name="ro1">
          <table:table-cell office:value-type="float" office:value="2694.7912469">
            <text:p>2694,7912469</text:p>
          </table:table-cell>
          <table:table-cell office:value-type="float" office:value="623.0059605">
            <text:p>623,0059605</text:p>
          </table:table-cell>
          <table:table-cell office:value-type="float" office:value="996">
            <text:p>996</text:p>
          </table:table-cell>
          <table:table-cell/>
          <table:table-cell office:value-type="string">
            <text:p>88888888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2696.84621">
            <text:p>2696,84621</text:p>
          </table:table-cell>
          <table:table-cell office:value-type="float" office:value="623.243893">
            <text:p>623,243893</text:p>
          </table:table-cell>
        </table:table-row>
        <table:table-row table:style-name="ro1">
          <table:table-cell office:value-type="float" office:value="907.80030927">
            <text:p>907,80030927</text:p>
          </table:table-cell>
          <table:table-cell office:value-type="float" office:value="190.72450707">
            <text:p>190,72450707</text:p>
          </table:table-cell>
          <table:table-cell office:value-type="float" office:value="999">
            <text:p>999</text:p>
          </table:table-cell>
          <table:table-cell office:value-type="string">
            <text:p>C.H.U la Colombière</text:p>
          </table:table-cell>
          <table:table-cell office:value-type="string">
            <text:p>70016500</text:p>
          </table:table-cell>
          <table:table-cell office:value-type="string">
            <text:p>7</text:p>
          </table:table-cell>
          <table:table-cell office:value-type="string">
            <text:p>00165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908.49483">
            <text:p>908,49483</text:p>
          </table:table-cell>
          <table:table-cell office:value-type="float" office:value="190.797006">
            <text:p>190,797006</text:p>
          </table:table-cell>
        </table:table-row>
        <table:table-row table:style-name="ro1">
          <table:table-cell office:value-type="float" office:value="533.6760936">
            <text:p>533,6760936</text:p>
          </table:table-cell>
          <table:table-cell office:value-type="float" office:value="162.44539827">
            <text:p>162,44539827</text:p>
          </table:table-cell>
          <table:table-cell office:value-type="float" office:value="1004">
            <text:p>1004</text:p>
          </table:table-cell>
          <table:table-cell office:value-type="string">
            <text:p>C.H.U la Colombière</text:p>
          </table:table-cell>
          <table:table-cell office:value-type="string">
            <text:p>70016500</text:p>
          </table:table-cell>
          <table:table-cell office:value-type="string">
            <text:p>7</text:p>
          </table:table-cell>
          <table:table-cell office:value-type="string">
            <text:p>00165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534.08474">
            <text:p>534,08474</text:p>
          </table:table-cell>
          <table:table-cell office:value-type="float" office:value="162.507557">
            <text:p>162,507557</text:p>
          </table:table-cell>
        </table:table-row>
        <table:table-row table:style-name="ro1">
          <table:table-cell office:value-type="float" office:value="1980.90104718">
            <text:p>1980,90104718</text:p>
          </table:table-cell>
          <table:table-cell office:value-type="float" office:value="266.95041679">
            <text:p>266,95041679</text:p>
          </table:table-cell>
          <table:table-cell office:value-type="float" office:value="1215">
            <text:p>1215</text:p>
          </table:table-cell>
          <table:table-cell office:value-type="string">
            <text:p>Faculté des Sciences</text:p>
          </table:table-cell>
          <table:table-cell office:value-type="string">
            <text:p>70013200</text:p>
          </table:table-cell>
          <table:table-cell office:value-type="string">
            <text:p>7</text:p>
          </table:table-cell>
          <table:table-cell office:value-type="string">
            <text:p>00132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982.39829">
            <text:p>1982,39829</text:p>
          </table:table-cell>
          <table:table-cell office:value-type="float" office:value="267.05165">
            <text:p>267,05165</text:p>
          </table:table-cell>
        </table:table-row>
        <table:table-row table:style-name="ro1">
          <table:table-cell office:value-type="float" office:value="168.14257813">
            <text:p>168,14257813</text:p>
          </table:table-cell>
          <table:table-cell office:value-type="float" office:value="54.26671647">
            <text:p>54,26671647</text:p>
          </table:table-cell>
          <table:table-cell office:value-type="float" office:value="1216">
            <text:p>1216</text:p>
          </table:table-cell>
          <table:table-cell office:value-type="string">
            <text:p>Théâtre d'O</text:p>
          </table:table-cell>
          <table:table-cell office:value-type="string">
            <text:p>70019000</text:p>
          </table:table-cell>
          <table:table-cell office:value-type="string">
            <text:p>7</text:p>
          </table:table-cell>
          <table:table-cell office:value-type="string">
            <text:p>00190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68.26998">
            <text:p>168,26998</text:p>
          </table:table-cell>
          <table:table-cell office:value-type="float" office:value="54.28731">
            <text:p>54,28731</text:p>
          </table:table-cell>
        </table:table-row>
        <table:table-row table:style-name="ro1">
          <table:table-cell office:value-type="float" office:value="92.47877192">
            <text:p>92,47877192</text:p>
          </table:table-cell>
          <table:table-cell office:value-type="float" office:value="38.13740851">
            <text:p>38,13740851</text:p>
          </table:table-cell>
          <table:table-cell office:value-type="float" office:value="1218">
            <text:p>1218</text:p>
          </table:table-cell>
          <table:table-cell office:value-type="string">
            <text:p>Faculté Paul Valéry</text:p>
          </table:table-cell>
          <table:table-cell office:value-type="string">
            <text:p>70013300</text:p>
          </table:table-cell>
          <table:table-cell office:value-type="string">
            <text:p>7</text:p>
          </table:table-cell>
          <table:table-cell office:value-type="string">
            <text:p>00133</text:p>
          </table:table-cell>
          <table:table-cell office:value-type="string">
            <text:p>00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float" office:value="92.54881">
            <text:p>92,54881</text:p>
          </table:table-cell>
          <table:table-cell office:value-type="float" office:value="38.151781">
            <text:p>38,151781</text:p>
          </table:table-cell>
        </table:table-row>
        <table:table-row table:style-name="ro1">
          <table:table-cell office:value-type="float" office:value="535.30126878">
            <text:p>535,30126878</text:p>
          </table:table-cell>
          <table:table-cell office:value-type="float" office:value="123.7481854">
            <text:p>123,7481854</text:p>
          </table:table-cell>
          <table:table-cell office:value-type="float" office:value="1220">
            <text:p>1220</text:p>
          </table:table-cell>
          <table:table-cell office:value-type="string">
            <text:p>Cité Universitaire la Colombière</text:p>
          </table:table-cell>
          <table:table-cell office:value-type="string">
            <text:p>70019600</text:p>
          </table:table-cell>
          <table:table-cell office:value-type="string">
            <text:p>7</text:p>
          </table:table-cell>
          <table:table-cell office:value-type="string">
            <text:p>00196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535.70419">
            <text:p>535,70419</text:p>
          </table:table-cell>
          <table:table-cell office:value-type="float" office:value="123.794911">
            <text:p>123,794911</text:p>
          </table:table-cell>
        </table:table-row>
        <table:table-row table:style-name="ro1">
          <table:table-cell office:value-type="float" office:value="536.18067518">
            <text:p>536,18067518</text:p>
          </table:table-cell>
          <table:table-cell office:value-type="float" office:value="105.22124664">
            <text:p>105,22124664</text:p>
          </table:table-cell>
          <table:table-cell office:value-type="float" office:value="1221">
            <text:p>1221</text:p>
          </table:table-cell>
          <table:table-cell office:value-type="string">
            <text:p>Bibliothèque départementale de prêt</text:p>
          </table:table-cell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536.58573">
            <text:p>536,58573</text:p>
          </table:table-cell>
          <table:table-cell office:value-type="float" office:value="105.260899">
            <text:p>105,260899</text:p>
          </table:table-cell>
        </table:table-row>
        <table:table-row table:style-name="ro1">
          <table:table-cell office:value-type="float" office:value="1664.72385022">
            <text:p>1664,72385022</text:p>
          </table:table-cell>
          <table:table-cell office:value-type="float" office:value="235.08228726">
            <text:p>235,08228726</text:p>
          </table:table-cell>
          <table:table-cell office:value-type="float" office:value="1222">
            <text:p>1222</text:p>
          </table:table-cell>
          <table:table-cell office:value-type="string">
            <text:p>Faculté des Sciences</text:p>
          </table:table-cell>
          <table:table-cell office:value-type="string">
            <text:p>70013200</text:p>
          </table:table-cell>
          <table:table-cell office:value-type="string">
            <text:p>7</text:p>
          </table:table-cell>
          <table:table-cell office:value-type="string">
            <text:p>00132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665.9816">
            <text:p>1665,9816</text:p>
          </table:table-cell>
          <table:table-cell office:value-type="float" office:value="235.170654">
            <text:p>235,170654</text:p>
          </table:table-cell>
        </table:table-row>
        <table:table-row table:style-name="ro1">
          <table:table-cell office:value-type="float" office:value="78.27101561">
            <text:p>78,27101561</text:p>
          </table:table-cell>
          <table:table-cell office:value-type="float" office:value="36.02891903">
            <text:p>36,02891903</text:p>
          </table:table-cell>
          <table:table-cell office:value-type="float" office:value="1223">
            <text:p>1223</text:p>
          </table:table-cell>
          <table:table-cell office:value-type="string">
            <text:p>Théâtre d'O</text:p>
          </table:table-cell>
          <table:table-cell office:value-type="string">
            <text:p>70019000</text:p>
          </table:table-cell>
          <table:table-cell office:value-type="string">
            <text:p>7</text:p>
          </table:table-cell>
          <table:table-cell office:value-type="string">
            <text:p>00190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78.32975">
            <text:p>78,32975</text:p>
          </table:table-cell>
          <table:table-cell office:value-type="float" office:value="36.042473">
            <text:p>36,042473</text:p>
          </table:table-cell>
        </table:table-row>
        <table:table-row table:style-name="ro1">
          <table:table-cell office:value-type="float" office:value="592.66679996">
            <text:p>592,66679996</text:p>
          </table:table-cell>
          <table:table-cell office:value-type="float" office:value="101.64721948">
            <text:p>101,64721948</text:p>
          </table:table-cell>
          <table:table-cell office:value-type="float" office:value="1224">
            <text:p>1224</text:p>
          </table:table-cell>
          <table:table-cell office:value-type="string">
            <text:p>M.P.T Rosa Lee Parks</text:p>
          </table:table-cell>
          <table:table-cell table:number-columns-repeated="4"/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593.11428">
            <text:p>593,11428</text:p>
          </table:table-cell>
          <table:table-cell office:value-type="float" office:value="101.685719">
            <text:p>101,685719</text:p>
          </table:table-cell>
        </table:table-row>
        <table:table-row table:style-name="ro1">
          <table:table-cell office:value-type="float" office:value="113.06262501">
            <text:p>113,06262501</text:p>
          </table:table-cell>
          <table:table-cell office:value-type="float" office:value="44.1793735">
            <text:p>44,1793735</text:p>
          </table:table-cell>
          <table:table-cell office:value-type="float" office:value="1226">
            <text:p>1226</text:p>
          </table:table-cell>
          <table:table-cell office:value-type="string">
            <text:p>Théâtre d'O</text:p>
          </table:table-cell>
          <table:table-cell office:value-type="string">
            <text:p>70019000</text:p>
          </table:table-cell>
          <table:table-cell office:value-type="string">
            <text:p>7</text:p>
          </table:table-cell>
          <table:table-cell office:value-type="string">
            <text:p>00190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13.14838">
            <text:p>113,14838</text:p>
          </table:table-cell>
          <table:table-cell office:value-type="float" office:value="44.196051">
            <text:p>44,196051</text:p>
          </table:table-cell>
        </table:table-row>
        <table:table-row table:style-name="ro1">
          <table:table-cell office:value-type="float" office:value="1491.17317828">
            <text:p>1491,17317828</text:p>
          </table:table-cell>
          <table:table-cell office:value-type="float" office:value="239.7919452">
            <text:p>239,7919452</text:p>
          </table:table-cell>
          <table:table-cell office:value-type="float" office:value="1227">
            <text:p>1227</text:p>
          </table:table-cell>
          <table:table-cell office:value-type="string">
            <text:p>Faculté des Sciences</text:p>
          </table:table-cell>
          <table:table-cell office:value-type="string">
            <text:p>70013200</text:p>
          </table:table-cell>
          <table:table-cell office:value-type="string">
            <text:p>7</text:p>
          </table:table-cell>
          <table:table-cell office:value-type="string">
            <text:p>00132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492.30141">
            <text:p>1492,30141</text:p>
          </table:table-cell>
          <table:table-cell office:value-type="float" office:value="239.882788">
            <text:p>239,882788</text:p>
          </table:table-cell>
        </table:table-row>
        <table:table-row table:style-name="ro1">
          <table:table-cell office:value-type="float" office:value="533.58946253">
            <text:p>533,58946253</text:p>
          </table:table-cell>
          <table:table-cell office:value-type="float" office:value="122.12318173">
            <text:p>122,12318173</text:p>
          </table:table-cell>
          <table:table-cell office:value-type="float" office:value="1228">
            <text:p>1228</text:p>
          </table:table-cell>
          <table:table-cell office:value-type="string">
            <text:p>Cité Universitaire la Colombière</text:p>
          </table:table-cell>
          <table:table-cell office:value-type="string">
            <text:p>70019600</text:p>
          </table:table-cell>
          <table:table-cell office:value-type="string">
            <text:p>7</text:p>
          </table:table-cell>
          <table:table-cell office:value-type="string">
            <text:p>00196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533.99196">
            <text:p>533,99196</text:p>
          </table:table-cell>
          <table:table-cell office:value-type="float" office:value="122.169124">
            <text:p>122,169124</text:p>
          </table:table-cell>
        </table:table-row>
        <table:table-row table:style-name="ro1">
          <table:table-cell office:value-type="float" office:value="531.42366562">
            <text:p>531,42366562</text:p>
          </table:table-cell>
          <table:table-cell office:value-type="float" office:value="123.07597978">
            <text:p>123,07597978</text:p>
          </table:table-cell>
          <table:table-cell office:value-type="float" office:value="1230">
            <text:p>1230</text:p>
          </table:table-cell>
          <table:table-cell office:value-type="string">
            <text:p>Cité Universitaire la Colombière</text:p>
          </table:table-cell>
          <table:table-cell office:value-type="string">
            <text:p>70019600</text:p>
          </table:table-cell>
          <table:table-cell office:value-type="string">
            <text:p>7</text:p>
          </table:table-cell>
          <table:table-cell office:value-type="string">
            <text:p>00196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531.82418">
            <text:p>531,82418</text:p>
          </table:table-cell>
          <table:table-cell office:value-type="float" office:value="123.122432">
            <text:p>123,122432</text:p>
          </table:table-cell>
        </table:table-row>
        <table:table-row table:style-name="ro1">
          <table:table-cell office:value-type="float" office:value="1814.90510014">
            <text:p>1814,90510014</text:p>
          </table:table-cell>
          <table:table-cell office:value-type="float" office:value="262.60144246">
            <text:p>262,60144246</text:p>
          </table:table-cell>
          <table:table-cell office:value-type="float" office:value="1232">
            <text:p>1232</text:p>
          </table:table-cell>
          <table:table-cell office:value-type="string">
            <text:p>Faculté Paul Valéry</text:p>
          </table:table-cell>
          <table:table-cell office:value-type="string">
            <text:p>70013300</text:p>
          </table:table-cell>
          <table:table-cell office:value-type="string">
            <text:p>7</text:p>
          </table:table-cell>
          <table:table-cell office:value-type="string">
            <text:p>00133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816.2717">
            <text:p>1816,2717</text:p>
          </table:table-cell>
          <table:table-cell office:value-type="float" office:value="262.700646">
            <text:p>262,700646</text:p>
          </table:table-cell>
        </table:table-row>
        <table:table-row table:style-name="ro1">
          <table:table-cell office:value-type="float" office:value="1427.68696228">
            <text:p>1427,68696228</text:p>
          </table:table-cell>
          <table:table-cell office:value-type="float" office:value="153.03070041">
            <text:p>153,03070041</text:p>
          </table:table-cell>
          <table:table-cell office:value-type="float" office:value="1233">
            <text:p>1233</text:p>
          </table:table-cell>
          <table:table-cell office:value-type="string">
            <text:p>Ecole élémentaire Rabelais</text:p>
          </table:table-cell>
          <table:table-cell table:number-columns-repeated="4"/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1428.7637">
            <text:p>1428,7637</text:p>
          </table:table-cell>
          <table:table-cell office:value-type="float" office:value="153.088356">
            <text:p>153,088356</text:p>
          </table:table-cell>
        </table:table-row>
        <table:table-row table:style-name="ro1">
          <table:table-cell office:value-type="float" office:value="1378.47458112">
            <text:p>1378,47458112</text:p>
          </table:table-cell>
          <table:table-cell office:value-type="float" office:value="156.90677472">
            <text:p>156,90677472</text:p>
          </table:table-cell>
          <table:table-cell office:value-type="float" office:value="1234">
            <text:p>1234</text:p>
          </table:table-cell>
          <table:table-cell office:value-type="string">
            <text:p>Ecole maternelle François Mitterand</text:p>
          </table:table-cell>
          <table:table-cell table:number-columns-repeated="4"/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1379.51264">
            <text:p>1379,51264</text:p>
          </table:table-cell>
          <table:table-cell office:value-type="float" office:value="156.966148">
            <text:p>156,966148</text:p>
          </table:table-cell>
        </table:table-row>
        <table:table-row table:style-name="ro1">
          <table:table-cell office:value-type="float" office:value="1495.29687505">
            <text:p>1495,29687505</text:p>
          </table:table-cell>
          <table:table-cell office:value-type="float" office:value="201.35062703">
            <text:p>201,35062703</text:p>
          </table:table-cell>
          <table:table-cell office:value-type="float" office:value="1235">
            <text:p>1235</text:p>
          </table:table-cell>
          <table:table-cell office:value-type="string">
            <text:p>Faculté des Sciences</text:p>
          </table:table-cell>
          <table:table-cell office:value-type="string">
            <text:p>70013200</text:p>
          </table:table-cell>
          <table:table-cell office:value-type="string">
            <text:p>7</text:p>
          </table:table-cell>
          <table:table-cell office:value-type="string">
            <text:p>00132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496.42203">
            <text:p>1496,42203</text:p>
          </table:table-cell>
          <table:table-cell office:value-type="float" office:value="201.426767">
            <text:p>201,426767</text:p>
          </table:table-cell>
        </table:table-row>
        <table:table-row table:style-name="ro1">
          <table:table-cell office:value-type="float" office:value="1991.07360658">
            <text:p>1991,07360658</text:p>
          </table:table-cell>
          <table:table-cell office:value-type="float" office:value="267.24577523">
            <text:p>267,24577523</text:p>
          </table:table-cell>
          <table:table-cell office:value-type="float" office:value="1236">
            <text:p>1236</text:p>
          </table:table-cell>
          <table:table-cell office:value-type="string">
            <text:p>Faculté des Sciences</text:p>
          </table:table-cell>
          <table:table-cell office:value-type="string">
            <text:p>70013200</text:p>
          </table:table-cell>
          <table:table-cell office:value-type="string">
            <text:p>7</text:p>
          </table:table-cell>
          <table:table-cell office:value-type="string">
            <text:p>00132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992.56886">
            <text:p>1992,56886</text:p>
          </table:table-cell>
          <table:table-cell office:value-type="float" office:value="267.346769">
            <text:p>267,346769</text:p>
          </table:table-cell>
        </table:table-row>
        <table:table-row table:style-name="ro1">
          <table:table-cell office:value-type="float" office:value="2241.49575666">
            <text:p>2241,49575666</text:p>
          </table:table-cell>
          <table:table-cell office:value-type="float" office:value="301.61102057">
            <text:p>301,61102057</text:p>
          </table:table-cell>
          <table:table-cell office:value-type="float" office:value="1238">
            <text:p>1238</text:p>
          </table:table-cell>
          <table:table-cell office:value-type="string">
            <text:p>Faculté des Sciences</text:p>
          </table:table-cell>
          <table:table-cell office:value-type="string">
            <text:p>70013200</text:p>
          </table:table-cell>
          <table:table-cell office:value-type="string">
            <text:p>7</text:p>
          </table:table-cell>
          <table:table-cell office:value-type="string">
            <text:p>00132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2243.18116">
            <text:p>2243,18116</text:p>
          </table:table-cell>
          <table:table-cell office:value-type="float" office:value="301.724109">
            <text:p>301,724109</text:p>
          </table:table-cell>
        </table:table-row>
        <table:table-row table:style-name="ro1">
          <table:table-cell office:value-type="float" office:value="1165.82975943">
            <text:p>1165,82975943</text:p>
          </table:table-cell>
          <table:table-cell office:value-type="float" office:value="182.80522108">
            <text:p>182,80522108</text:p>
          </table:table-cell>
          <table:table-cell office:value-type="float" office:value="1239">
            <text:p>1239</text:p>
          </table:table-cell>
          <table:table-cell office:value-type="string">
            <text:p>Faculté Paul Valéry</text:p>
          </table:table-cell>
          <table:table-cell office:value-type="string">
            <text:p>70013300</text:p>
          </table:table-cell>
          <table:table-cell office:value-type="string">
            <text:p>7</text:p>
          </table:table-cell>
          <table:table-cell office:value-type="string">
            <text:p>00133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166.70685">
            <text:p>1166,70685</text:p>
          </table:table-cell>
          <table:table-cell office:value-type="float" office:value="182.874105">
            <text:p>182,874105</text:p>
          </table:table-cell>
        </table:table-row>
        <table:table-row table:style-name="ro1">
          <table:table-cell office:value-type="float" office:value="2243.68359336">
            <text:p>2243,68359336</text:p>
          </table:table-cell>
          <table:table-cell office:value-type="float" office:value="301.6950612">
            <text:p>301,6950612</text:p>
          </table:table-cell>
          <table:table-cell office:value-type="float" office:value="1241">
            <text:p>1241</text:p>
          </table:table-cell>
          <table:table-cell office:value-type="string">
            <text:p>Faculté des Sciences</text:p>
          </table:table-cell>
          <table:table-cell office:value-type="string">
            <text:p>70013200</text:p>
          </table:table-cell>
          <table:table-cell office:value-type="string">
            <text:p>7</text:p>
          </table:table-cell>
          <table:table-cell office:value-type="string">
            <text:p>00132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2245.37731">
            <text:p>2245,37731</text:p>
          </table:table-cell>
          <table:table-cell office:value-type="float" office:value="301.808244">
            <text:p>301,808244</text:p>
          </table:table-cell>
        </table:table-row>
        <table:table-row table:style-name="ro1">
          <table:table-cell office:value-type="float" office:value="990.53900019">
            <text:p>990,53900019</text:p>
          </table:table-cell>
          <table:table-cell office:value-type="float" office:value="179.34230485">
            <text:p>179,34230485</text:p>
          </table:table-cell>
          <table:table-cell office:value-type="float" office:value="1242">
            <text:p>1242</text:p>
          </table:table-cell>
          <table:table-cell office:value-type="string">
            <text:p>Faculté des Sciences</text:p>
          </table:table-cell>
          <table:table-cell office:value-type="string">
            <text:p>70013200</text:p>
          </table:table-cell>
          <table:table-cell office:value-type="string">
            <text:p>7</text:p>
          </table:table-cell>
          <table:table-cell office:value-type="string">
            <text:p>00132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991.28545">
            <text:p>991,28545</text:p>
          </table:table-cell>
          <table:table-cell office:value-type="float" office:value="179.410072">
            <text:p>179,410072</text:p>
          </table:table-cell>
        </table:table-row>
        <table:table-row table:style-name="ro1">
          <table:table-cell office:value-type="float" office:value="1315.02768113">
            <text:p>1315,02768113</text:p>
          </table:table-cell>
          <table:table-cell office:value-type="float" office:value="194.98489943">
            <text:p>194,98489943</text:p>
          </table:table-cell>
          <table:table-cell office:value-type="float" office:value="1243">
            <text:p>1243</text:p>
          </table:table-cell>
          <table:table-cell office:value-type="string">
            <text:p>Faculté des Sciences</text:p>
          </table:table-cell>
          <table:table-cell office:value-type="string">
            <text:p>70013200</text:p>
          </table:table-cell>
          <table:table-cell office:value-type="string">
            <text:p>7</text:p>
          </table:table-cell>
          <table:table-cell office:value-type="string">
            <text:p>00132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316.02044">
            <text:p>1316,02044</text:p>
          </table:table-cell>
          <table:table-cell office:value-type="float" office:value="195.058019">
            <text:p>195,058019</text:p>
          </table:table-cell>
        </table:table-row>
        <table:table-row table:style-name="ro1">
          <table:table-cell office:value-type="float" office:value="2398.80828446">
            <text:p>2398,80828446</text:p>
          </table:table-cell>
          <table:table-cell office:value-type="float" office:value="303.69991291">
            <text:p>303,69991291</text:p>
          </table:table-cell>
          <table:table-cell office:value-type="float" office:value="1244">
            <text:p>1244</text:p>
          </table:table-cell>
          <table:table-cell office:value-type="string">
            <text:p>Faculté des Sciences</text:p>
          </table:table-cell>
          <table:table-cell office:value-type="string">
            <text:p>70013200</text:p>
          </table:table-cell>
          <table:table-cell office:value-type="string">
            <text:p>7</text:p>
          </table:table-cell>
          <table:table-cell office:value-type="string">
            <text:p>00132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2400.61278">
            <text:p>2400,61278</text:p>
          </table:table-cell>
          <table:table-cell office:value-type="float" office:value="303.81368">
            <text:p>303,81368</text:p>
          </table:table-cell>
        </table:table-row>
        <table:table-row table:style-name="ro1">
          <table:table-cell office:value-type="float" office:value="19.41039689">
            <text:p>19,41039689</text:p>
          </table:table-cell>
          <table:table-cell office:value-type="float" office:value="17.68998309">
            <text:p>17,68998309</text:p>
          </table:table-cell>
          <table:table-cell office:value-type="float" office:value="1245">
            <text:p>1245</text:p>
          </table:table-cell>
          <table:table-cell office:value-type="string">
            <text:p>Institut de Pharmacologie</text:p>
          </table:table-cell>
          <table:table-cell office:value-type="string">
            <text:p>99999999</text:p>
          </table:table-cell>
          <table:table-cell table:number-columns-repeated="3"/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9.42503">
            <text:p>19,42503</text:p>
          </table:table-cell>
          <table:table-cell office:value-type="float" office:value="17.696656">
            <text:p>17,696656</text:p>
          </table:table-cell>
        </table:table-row>
        <table:table-row table:style-name="ro1">
          <table:table-cell office:value-type="float" office:value="696.27283755">
            <text:p>696,27283755</text:p>
          </table:table-cell>
          <table:table-cell office:value-type="float" office:value="111.43657065">
            <text:p>111,43657065</text:p>
          </table:table-cell>
          <table:table-cell office:value-type="float" office:value="1246">
            <text:p>1246</text:p>
          </table:table-cell>
          <table:table-cell office:value-type="string">
            <text:p>Centre Sportif Univ. Motte Rouge</text:p>
          </table:table-cell>
          <table:table-cell office:value-type="string">
            <text:p>70000200</text:p>
          </table:table-cell>
          <table:table-cell office:value-type="string">
            <text:p>7</text:p>
          </table:table-cell>
          <table:table-cell office:value-type="string">
            <text:p>00002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696.79719">
            <text:p>696,79719</text:p>
          </table:table-cell>
          <table:table-cell office:value-type="float" office:value="111.478551">
            <text:p>111,478551</text:p>
          </table:table-cell>
        </table:table-row>
        <table:table-row table:style-name="ro1">
          <table:table-cell office:value-type="float" office:value="74.42330622">
            <text:p>74,42330622</text:p>
          </table:table-cell>
          <table:table-cell office:value-type="float" office:value="43.61921915">
            <text:p>43,61921915</text:p>
          </table:table-cell>
          <table:table-cell office:value-type="float" office:value="1248">
            <text:p>1248</text:p>
          </table:table-cell>
          <table:table-cell office:value-type="string">
            <text:p>Institut de Pharmacologie</text:p>
          </table:table-cell>
          <table:table-cell office:value-type="string">
            <text:p>99999999</text:p>
          </table:table-cell>
          <table:table-cell table:number-columns-repeated="3"/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74.47924">
            <text:p>74,47924</text:p>
          </table:table-cell>
          <table:table-cell office:value-type="float" office:value="43.635642">
            <text:p>43,635642</text:p>
          </table:table-cell>
        </table:table-row>
        <table:table-row table:style-name="ro1">
          <table:table-cell office:value-type="float" office:value="290.88775002">
            <text:p>290,88775002</text:p>
          </table:table-cell>
          <table:table-cell office:value-type="float" office:value="68.33532884">
            <text:p>68,33532884</text:p>
          </table:table-cell>
          <table:table-cell office:value-type="float" office:value="1249">
            <text:p>1249</text:p>
          </table:table-cell>
          <table:table-cell office:value-type="string">
            <text:p>IUT CREUFOP</text:p>
          </table:table-cell>
          <table:table-cell office:value-type="string">
            <text:p>70013700</text:p>
          </table:table-cell>
          <table:table-cell office:value-type="string">
            <text:p>7</text:p>
          </table:table-cell>
          <table:table-cell office:value-type="string">
            <text:p>00137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291.10669">
            <text:p>291,10669</text:p>
          </table:table-cell>
          <table:table-cell office:value-type="float" office:value="68.361029">
            <text:p>68,361029</text:p>
          </table:table-cell>
        </table:table-row>
        <table:table-row table:style-name="ro1">
          <table:table-cell office:value-type="float" office:value="915.85282822">
            <text:p>915,85282822</text:p>
          </table:table-cell>
          <table:table-cell office:value-type="float" office:value="170.85464251">
            <text:p>170,85464251</text:p>
          </table:table-cell>
          <table:table-cell office:value-type="float" office:value="1250">
            <text:p>1250</text:p>
          </table:table-cell>
          <table:table-cell office:value-type="string">
            <text:p>Institut de Pharmacologie</text:p>
          </table:table-cell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916.54047">
            <text:p>916,54047</text:p>
          </table:table-cell>
          <table:table-cell office:value-type="float" office:value="170.91897">
            <text:p>170,91897</text:p>
          </table:table-cell>
        </table:table-row>
        <table:table-row table:style-name="ro1">
          <table:table-cell office:value-type="float" office:value="266.95952496">
            <text:p>266,95952496</text:p>
          </table:table-cell>
          <table:table-cell office:value-type="float" office:value="60.82522968">
            <text:p>60,82522968</text:p>
          </table:table-cell>
          <table:table-cell office:value-type="float" office:value="1254">
            <text:p>1254</text:p>
          </table:table-cell>
          <table:table-cell office:value-type="string">
            <text:p>CNAM</text:p>
          </table:table-cell>
          <table:table-cell office:value-type="string">
            <text:p>70012500</text:p>
          </table:table-cell>
          <table:table-cell office:value-type="string">
            <text:p>7</text:p>
          </table:table-cell>
          <table:table-cell office:value-type="string">
            <text:p>00125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267.16142">
            <text:p>267,16142</text:p>
          </table:table-cell>
          <table:table-cell office:value-type="float" office:value="60.848224">
            <text:p>60,848224</text:p>
          </table:table-cell>
        </table:table-row>
        <table:table-row table:style-name="ro1">
          <table:table-cell office:value-type="float" office:value="930.98938446">
            <text:p>930,98938446</text:p>
          </table:table-cell>
          <table:table-cell office:value-type="float" office:value="114.05534752">
            <text:p>114,05534752</text:p>
          </table:table-cell>
          <table:table-cell office:value-type="float" office:value="1255">
            <text:p>1255</text:p>
          </table:table-cell>
          <table:table-cell office:value-type="string">
            <text:p>Restaurant Universitaire Vert-Bois</text:p>
          </table:table-cell>
          <table:table-cell office:value-type="string">
            <text:p>70019700</text:p>
          </table:table-cell>
          <table:table-cell office:value-type="string">
            <text:p>7</text:p>
          </table:table-cell>
          <table:table-cell office:value-type="string">
            <text:p>00197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931.6881">
            <text:p>931,6881</text:p>
          </table:table-cell>
          <table:table-cell office:value-type="float" office:value="114.098106">
            <text:p>114,098106</text:p>
          </table:table-cell>
        </table:table-row>
        <table:table-row table:style-name="ro1">
          <table:table-cell office:value-type="float" office:value="1153.58677494">
            <text:p>1153,58677494</text:p>
          </table:table-cell>
          <table:table-cell office:value-type="float" office:value="154.62197969">
            <text:p>154,62197969</text:p>
          </table:table-cell>
          <table:table-cell office:value-type="float" office:value="1256">
            <text:p>1256</text:p>
          </table:table-cell>
          <table:table-cell office:value-type="string">
            <text:p>Institut de Pharmacologie</text:p>
          </table:table-cell>
          <table:table-cell office:value-type="string">
            <text:p>99999999</text:p>
          </table:table-cell>
          <table:table-cell table:number-columns-repeated="3"/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154.45668">
            <text:p>1154,45668</text:p>
          </table:table-cell>
          <table:table-cell office:value-type="float" office:value="154.680379">
            <text:p>154,680379</text:p>
          </table:table-cell>
        </table:table-row>
        <table:table-row table:style-name="ro1">
          <table:table-cell office:value-type="float" office:value="339.77200952">
            <text:p>339,77200952</text:p>
          </table:table-cell>
          <table:table-cell office:value-type="float" office:value="72.43297413">
            <text:p>72,43297413</text:p>
          </table:table-cell>
          <table:table-cell office:value-type="float" office:value="1257">
            <text:p>1257</text:p>
          </table:table-cell>
          <table:table-cell office:value-type="string">
            <text:p>Restaurant Universitaire Vert-Bois</text:p>
          </table:table-cell>
          <table:table-cell office:value-type="string">
            <text:p>70019700</text:p>
          </table:table-cell>
          <table:table-cell office:value-type="string">
            <text:p>7</text:p>
          </table:table-cell>
          <table:table-cell office:value-type="string">
            <text:p>00197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340.0263">
            <text:p>340,0263</text:p>
          </table:table-cell>
          <table:table-cell office:value-type="float" office:value="72.460218">
            <text:p>72,460218</text:p>
          </table:table-cell>
        </table:table-row>
        <table:table-row table:style-name="ro1">
          <table:table-cell office:value-type="float" office:value="288.03364695">
            <text:p>288,03364695</text:p>
          </table:table-cell>
          <table:table-cell office:value-type="float" office:value="70.31967305">
            <text:p>70,31967305</text:p>
          </table:table-cell>
          <table:table-cell office:value-type="float" office:value="1258">
            <text:p>1258</text:p>
          </table:table-cell>
          <table:table-cell office:value-type="string">
            <text:p>CNAM</text:p>
          </table:table-cell>
          <table:table-cell office:value-type="string">
            <text:p>70012500</text:p>
          </table:table-cell>
          <table:table-cell office:value-type="string">
            <text:p>7</text:p>
          </table:table-cell>
          <table:table-cell office:value-type="string">
            <text:p>00125</text:p>
          </table:table-cell>
          <table:table-cell office:value-type="string">
            <text:p>00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float" office:value="288.2508">
            <text:p>288,2508</text:p>
          </table:table-cell>
          <table:table-cell office:value-type="float" office:value="70.346118">
            <text:p>70,346118</text:p>
          </table:table-cell>
        </table:table-row>
        <table:table-row table:style-name="ro1">
          <table:table-cell office:value-type="float" office:value="2219.96835403">
            <text:p>2219,96835403</text:p>
          </table:table-cell>
          <table:table-cell office:value-type="float" office:value="283.64993689">
            <text:p>283,64993689</text:p>
          </table:table-cell>
          <table:table-cell office:value-type="float" office:value="1259">
            <text:p>1259</text:p>
          </table:table-cell>
          <table:table-cell office:value-type="string">
            <text:p>Centre Sportif Univ. Motte Rouge</text:p>
          </table:table-cell>
          <table:table-cell office:value-type="string">
            <text:p>70000200</text:p>
          </table:table-cell>
          <table:table-cell office:value-type="string">
            <text:p>7</text:p>
          </table:table-cell>
          <table:table-cell office:value-type="string">
            <text:p>00002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2221.63769">
            <text:p>2221,63769</text:p>
          </table:table-cell>
          <table:table-cell office:value-type="float" office:value="283.756693">
            <text:p>283,756693</text:p>
          </table:table-cell>
        </table:table-row>
        <table:table-row table:style-name="ro1">
          <table:table-cell office:value-type="float" office:value="466.02306567">
            <text:p>466,02306567</text:p>
          </table:table-cell>
          <table:table-cell office:value-type="float" office:value="93.61276041">
            <text:p>93,61276041</text:p>
          </table:table-cell>
          <table:table-cell office:value-type="float" office:value="1260">
            <text:p>1260</text:p>
          </table:table-cell>
          <table:table-cell office:value-type="string">
            <text:p>IUT CREUFOP</text:p>
          </table:table-cell>
          <table:table-cell office:value-type="string">
            <text:p>70012200</text:p>
          </table:table-cell>
          <table:table-cell office:value-type="string">
            <text:p>7</text:p>
          </table:table-cell>
          <table:table-cell office:value-type="string">
            <text:p>00122</text:p>
          </table:table-cell>
          <table:table-cell office:value-type="string">
            <text:p>00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float" office:value="466.37526">
            <text:p>466,37526</text:p>
          </table:table-cell>
          <table:table-cell office:value-type="float" office:value="93.647993">
            <text:p>93,647993</text:p>
          </table:table-cell>
        </table:table-row>
        <table:table-row table:style-name="ro1">
          <table:table-cell office:value-type="float" office:value="252.95872811">
            <text:p>252,95872811</text:p>
          </table:table-cell>
          <table:table-cell office:value-type="float" office:value="64.16819123">
            <text:p>64,16819123</text:p>
          </table:table-cell>
          <table:table-cell office:value-type="float" office:value="1261">
            <text:p>1261</text:p>
          </table:table-cell>
          <table:table-cell office:value-type="string">
            <text:p>Crèche la Petite Sirène</text:p>
          </table:table-cell>
          <table:table-cell table:number-columns-repeated="4"/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253.14878">
            <text:p>253,14878</text:p>
          </table:table-cell>
          <table:table-cell office:value-type="float" office:value="64.192311">
            <text:p>64,192311</text:p>
          </table:table-cell>
        </table:table-row>
        <table:table-row table:style-name="ro1">
          <table:table-cell office:value-type="float" office:value="2072.94199063">
            <text:p>2072,94199063</text:p>
          </table:table-cell>
          <table:table-cell office:value-type="float" office:value="200.86417295">
            <text:p>200,86417295</text:p>
          </table:table-cell>
          <table:table-cell office:value-type="float" office:value="1263">
            <text:p>1263</text:p>
          </table:table-cell>
          <table:table-cell office:value-type="string">
            <text:p>Centre Sportif Univ. Motte Rouge</text:p>
          </table:table-cell>
          <table:table-cell office:value-type="string">
            <text:p>70000200</text:p>
          </table:table-cell>
          <table:table-cell office:value-type="string">
            <text:p>7</text:p>
          </table:table-cell>
          <table:table-cell office:value-type="string">
            <text:p>00002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2074.50042">
            <text:p>2074,50042</text:p>
          </table:table-cell>
          <table:table-cell office:value-type="float" office:value="200.939535">
            <text:p>200,939535</text:p>
          </table:table-cell>
        </table:table-row>
        <table:table-row table:style-name="ro1">
          <table:table-cell office:value-type="float" office:value="534.22893124">
            <text:p>534,22893124</text:p>
          </table:table-cell>
          <table:table-cell office:value-type="float" office:value="101.91417172">
            <text:p>101,91417172</text:p>
          </table:table-cell>
          <table:table-cell office:value-type="float" office:value="1264">
            <text:p>1264</text:p>
          </table:table-cell>
          <table:table-cell office:value-type="string">
            <text:p>IUT CREUFOP</text:p>
          </table:table-cell>
          <table:table-cell office:value-type="string">
            <text:p>70013700</text:p>
          </table:table-cell>
          <table:table-cell office:value-type="string">
            <text:p>7</text:p>
          </table:table-cell>
          <table:table-cell office:value-type="string">
            <text:p>00137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534.63093">
            <text:p>534,63093</text:p>
          </table:table-cell>
          <table:table-cell office:value-type="float" office:value="101.952676">
            <text:p>101,952676</text:p>
          </table:table-cell>
        </table:table-row>
        <table:table-row table:style-name="ro1">
          <table:table-cell office:value-type="float" office:value="719.09016545">
            <text:p>719,09016545</text:p>
          </table:table-cell>
          <table:table-cell office:value-type="float" office:value="119.44181578">
            <text:p>119,44181578</text:p>
          </table:table-cell>
          <table:table-cell office:value-type="float" office:value="1266">
            <text:p>1266</text:p>
          </table:table-cell>
          <table:table-cell office:value-type="string">
            <text:p>Institut d'Hématologie E.Jeanbrau</text:p>
          </table:table-cell>
          <table:table-cell office:value-type="string">
            <text:p>70019300</text:p>
          </table:table-cell>
          <table:table-cell office:value-type="string">
            <text:p>7</text:p>
          </table:table-cell>
          <table:table-cell office:value-type="string">
            <text:p>70193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719.63104">
            <text:p>719,63104</text:p>
          </table:table-cell>
          <table:table-cell office:value-type="float" office:value="119.486749">
            <text:p>119,486749</text:p>
          </table:table-cell>
        </table:table-row>
        <table:table-row table:style-name="ro1">
          <table:table-cell office:value-type="float" office:value="906.48437243">
            <text:p>906,48437243</text:p>
          </table:table-cell>
          <table:table-cell office:value-type="float" office:value="136.5123291">
            <text:p>136,5123291</text:p>
          </table:table-cell>
          <table:table-cell office:value-type="float" office:value="1267">
            <text:p>1267</text:p>
          </table:table-cell>
          <table:table-cell office:value-type="string">
            <text:p>IUT CREUFOP</text:p>
          </table:table-cell>
          <table:table-cell office:value-type="string">
            <text:p>70012200</text:p>
          </table:table-cell>
          <table:table-cell office:value-type="string">
            <text:p>7</text:p>
          </table:table-cell>
          <table:table-cell office:value-type="string">
            <text:p>00122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907.16692">
            <text:p>907,16692</text:p>
          </table:table-cell>
          <table:table-cell office:value-type="float" office:value="136.563369">
            <text:p>136,563369</text:p>
          </table:table-cell>
        </table:table-row>
        <table:table-row table:style-name="ro1">
          <table:table-cell office:value-type="float" office:value="7400.12649684">
            <text:p>7400,12649684</text:p>
          </table:table-cell>
          <table:table-cell office:value-type="float" office:value="519.60555549">
            <text:p>519,60555549</text:p>
          </table:table-cell>
          <table:table-cell office:value-type="float" office:value="1269">
            <text:p>1269</text:p>
          </table:table-cell>
          <table:table-cell office:value-type="string">
            <text:p>Institut d'Hématologie E.Jeanbrau</text:p>
          </table:table-cell>
          <table:table-cell office:value-type="string">
            <text:p>70019300</text:p>
          </table:table-cell>
          <table:table-cell office:value-type="string">
            <text:p>7</text:p>
          </table:table-cell>
          <table:table-cell office:value-type="string">
            <text:p>70193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7405.68835">
            <text:p>7405,68835</text:p>
          </table:table-cell>
          <table:table-cell office:value-type="float" office:value="519.800911">
            <text:p>519,800911</text:p>
          </table:table-cell>
        </table:table-row>
        <table:table-row table:style-name="ro1">
          <table:table-cell office:value-type="float" office:value="653.8218311">
            <text:p>653,8218311</text:p>
          </table:table-cell>
          <table:table-cell office:value-type="float" office:value="108.40743295">
            <text:p>108,40743295</text:p>
          </table:table-cell>
          <table:table-cell office:value-type="float" office:value="1270">
            <text:p>1270</text:p>
          </table:table-cell>
          <table:table-cell office:value-type="string">
            <text:p>IUT CREUFOP</text:p>
          </table:table-cell>
          <table:table-cell office:value-type="string">
            <text:p>70013700</text:p>
          </table:table-cell>
          <table:table-cell office:value-type="string">
            <text:p>7</text:p>
          </table:table-cell>
          <table:table-cell office:value-type="string">
            <text:p>00137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654.31037">
            <text:p>654,31037</text:p>
          </table:table-cell>
          <table:table-cell office:value-type="float" office:value="108.447868">
            <text:p>108,447868</text:p>
          </table:table-cell>
        </table:table-row>
        <table:table-row table:style-name="ro1">
          <table:table-cell office:value-type="float" office:value="3075.87630956">
            <text:p>3075,87630956</text:p>
          </table:table-cell>
          <table:table-cell office:value-type="float" office:value="311.59689255">
            <text:p>311,59689255</text:p>
          </table:table-cell>
          <table:table-cell office:value-type="float" office:value="1272">
            <text:p>1272</text:p>
          </table:table-cell>
          <table:table-cell office:value-type="string">
            <text:p>IUT CREUFOP</text:p>
          </table:table-cell>
          <table:table-cell office:value-type="string">
            <text:p>70013700</text:p>
          </table:table-cell>
          <table:table-cell office:value-type="string">
            <text:p>7</text:p>
          </table:table-cell>
          <table:table-cell office:value-type="string">
            <text:p>00137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3078.18831">
            <text:p>3078,18831</text:p>
          </table:table-cell>
          <table:table-cell office:value-type="float" office:value="311.713259">
            <text:p>311,713259</text:p>
          </table:table-cell>
        </table:table-row>
        <table:table-row table:style-name="ro1">
          <table:table-cell office:value-type="float" office:value="2372.31833288">
            <text:p>2372,31833288</text:p>
          </table:table-cell>
          <table:table-cell office:value-type="float" office:value="364.12133356">
            <text:p>364,12133356</text:p>
          </table:table-cell>
          <table:table-cell office:value-type="float" office:value="1274">
            <text:p>1274</text:p>
          </table:table-cell>
          <table:table-cell office:value-type="string">
            <text:p>CNRS</text:p>
          </table:table-cell>
          <table:table-cell table:number-columns-repeated="4"/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2374.10387">
            <text:p>2374,10387</text:p>
          </table:table-cell>
          <table:table-cell office:value-type="float" office:value="364.258122">
            <text:p>364,258122</text:p>
          </table:table-cell>
        </table:table-row>
        <table:table-row table:style-name="ro1">
          <table:table-cell office:value-type="float" office:value="26.82373437">
            <text:p>26,82373437</text:p>
          </table:table-cell>
          <table:table-cell office:value-type="float" office:value="25.66953313">
            <text:p>25,66953313</text:p>
          </table:table-cell>
          <table:table-cell office:value-type="float" office:value="1275">
            <text:p>1275</text:p>
          </table:table-cell>
          <table:table-cell office:value-type="string">
            <text:p>CINES</text:p>
          </table:table-cell>
          <table:table-cell office:value-type="string">
            <text:p>70012400</text:p>
          </table:table-cell>
          <table:table-cell office:value-type="string">
            <text:p>7</text:p>
          </table:table-cell>
          <table:table-cell office:value-type="string">
            <text:p>00124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26.84378">
            <text:p>26,84378</text:p>
          </table:table-cell>
          <table:table-cell office:value-type="float" office:value="25.679216">
            <text:p>25,679216</text:p>
          </table:table-cell>
        </table:table-row>
        <table:table-row table:style-name="ro1">
          <table:table-cell office:value-type="float" office:value="1389.60015935">
            <text:p>1389,60015935</text:p>
          </table:table-cell>
          <table:table-cell office:value-type="float" office:value="196.98590358">
            <text:p>196,98590358</text:p>
          </table:table-cell>
          <table:table-cell office:value-type="float" office:value="1276">
            <text:p>1276</text:p>
          </table:table-cell>
          <table:table-cell office:value-type="string">
            <text:p>INSERM</text:p>
          </table:table-cell>
          <table:table-cell office:value-type="string">
            <text:p>70006700</text:p>
          </table:table-cell>
          <table:table-cell office:value-type="string">
            <text:p>7</text:p>
          </table:table-cell>
          <table:table-cell office:value-type="string">
            <text:p>00067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390.64388">
            <text:p>1390,64388</text:p>
          </table:table-cell>
          <table:table-cell office:value-type="float" office:value="197.060129">
            <text:p>197,060129</text:p>
          </table:table-cell>
        </table:table-row>
        <table:table-row table:style-name="ro1">
          <table:table-cell office:value-type="float" office:value="1119.87187822">
            <text:p>1119,87187822</text:p>
          </table:table-cell>
          <table:table-cell office:value-type="float" office:value="133.86158394">
            <text:p>133,86158394</text:p>
          </table:table-cell>
          <table:table-cell office:value-type="float" office:value="1279">
            <text:p>1279</text:p>
          </table:table-cell>
          <table:table-cell office:value-type="string">
            <text:p>IUT CREUFOP</text:p>
          </table:table-cell>
          <table:table-cell office:value-type="string">
            <text:p>70013700</text:p>
          </table:table-cell>
          <table:table-cell office:value-type="string">
            <text:p>7</text:p>
          </table:table-cell>
          <table:table-cell office:value-type="string">
            <text:p>00137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120.71404">
            <text:p>1120,71404</text:p>
          </table:table-cell>
          <table:table-cell office:value-type="float" office:value="133.911904">
            <text:p>133,911904</text:p>
          </table:table-cell>
        </table:table-row>
        <table:table-row table:style-name="ro1">
          <table:table-cell office:value-type="float" office:value="406.53063753">
            <text:p>406,53063753</text:p>
          </table:table-cell>
          <table:table-cell office:value-type="float" office:value="81.52092342">
            <text:p>81,52092342</text:p>
          </table:table-cell>
          <table:table-cell office:value-type="float" office:value="1280">
            <text:p>1280</text:p>
          </table:table-cell>
          <table:table-cell office:value-type="string">
            <text:p>IUT CREUFOP</text:p>
          </table:table-cell>
          <table:table-cell office:value-type="string">
            <text:p>88888888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float" office:value="406.83396">
            <text:p>406,83396</text:p>
          </table:table-cell>
          <table:table-cell office:value-type="float" office:value="81.55136">
            <text:p>81,55136</text:p>
          </table:table-cell>
        </table:table-row>
        <table:table-row table:style-name="ro1">
          <table:table-cell office:value-type="float" office:value="774.02170922">
            <text:p>774,02170922</text:p>
          </table:table-cell>
          <table:table-cell office:value-type="float" office:value="169.64398928">
            <text:p>169,64398928</text:p>
          </table:table-cell>
          <table:table-cell office:value-type="float" office:value="1281">
            <text:p>1281</text:p>
          </table:table-cell>
          <table:table-cell office:value-type="string">
            <text:p>Cité Universitaire Vert-Bois</text:p>
          </table:table-cell>
          <table:table-cell office:value-type="string">
            <text:p>70019700</text:p>
          </table:table-cell>
          <table:table-cell office:value-type="string">
            <text:p>7</text:p>
          </table:table-cell>
          <table:table-cell office:value-type="string">
            <text:p>00197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774.60343">
            <text:p>774,60343</text:p>
          </table:table-cell>
          <table:table-cell office:value-type="float" office:value="169.707909">
            <text:p>169,707909</text:p>
          </table:table-cell>
        </table:table-row>
        <table:table-row table:style-name="ro1">
          <table:table-cell office:value-type="float" office:value="911.01280274">
            <text:p>911,01280274</text:p>
          </table:table-cell>
          <table:table-cell office:value-type="float" office:value="136.71642895">
            <text:p>136,71642895</text:p>
          </table:table-cell>
          <table:table-cell office:value-type="float" office:value="1282">
            <text:p>1282</text:p>
          </table:table-cell>
          <table:table-cell office:value-type="string">
            <text:p>IUT CREUFOP</text:p>
          </table:table-cell>
          <table:table-cell office:value-type="string">
            <text:p>70013700</text:p>
          </table:table-cell>
          <table:table-cell office:value-type="string">
            <text:p>7</text:p>
          </table:table-cell>
          <table:table-cell office:value-type="string">
            <text:p>00137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911.69459">
            <text:p>911,69459</text:p>
          </table:table-cell>
          <table:table-cell office:value-type="float" office:value="136.767434">
            <text:p>136,767434</text:p>
          </table:table-cell>
        </table:table-row>
        <table:table-row table:style-name="ro1">
          <table:table-cell office:value-type="float" office:value="656.19037801">
            <text:p>656,19037801</text:p>
          </table:table-cell>
          <table:table-cell office:value-type="float" office:value="108.53135986">
            <text:p>108,53135986</text:p>
          </table:table-cell>
          <table:table-cell office:value-type="float" office:value="1283">
            <text:p>1283</text:p>
          </table:table-cell>
          <table:table-cell office:value-type="string">
            <text:p>IUT CREUFOP</text:p>
          </table:table-cell>
          <table:table-cell office:value-type="string">
            <text:p>70013700</text:p>
          </table:table-cell>
          <table:table-cell office:value-type="string">
            <text:p>7</text:p>
          </table:table-cell>
          <table:table-cell office:value-type="string">
            <text:p>00137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656.68287">
            <text:p>656,68287</text:p>
          </table:table-cell>
          <table:table-cell office:value-type="float" office:value="108.571942">
            <text:p>108,571942</text:p>
          </table:table-cell>
        </table:table-row>
        <table:table-row table:style-name="ro1">
          <table:table-cell office:value-type="float" office:value="967.87083756">
            <text:p>967,87083756</text:p>
          </table:table-cell>
          <table:table-cell office:value-type="float" office:value="189.23051179">
            <text:p>189,23051179</text:p>
          </table:table-cell>
          <table:table-cell office:value-type="float" office:value="1284">
            <text:p>1284</text:p>
          </table:table-cell>
          <table:table-cell office:value-type="string">
            <text:p>Institut d'Hématologie E.Jeanbrau</text:p>
          </table:table-cell>
          <table:table-cell office:value-type="string">
            <text:p>70019300</text:p>
          </table:table-cell>
          <table:table-cell office:value-type="string">
            <text:p>7</text:p>
          </table:table-cell>
          <table:table-cell office:value-type="string">
            <text:p>70193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968.59439">
            <text:p>968,59439</text:p>
          </table:table-cell>
          <table:table-cell office:value-type="float" office:value="189.301308">
            <text:p>189,301308</text:p>
          </table:table-cell>
        </table:table-row>
        <table:table-row table:style-name="ro1">
          <table:table-cell office:value-type="float" office:value="638.80393746">
            <text:p>638,80393746</text:p>
          </table:table-cell>
          <table:table-cell office:value-type="float" office:value="130.6907277">
            <text:p>130,6907277</text:p>
          </table:table-cell>
          <table:table-cell office:value-type="float" office:value="1286">
            <text:p>1286</text:p>
          </table:table-cell>
          <table:table-cell office:value-type="string">
            <text:p>Ecole élémentaire Jules Ferry</text:p>
          </table:table-cell>
          <table:table-cell office:value-type="string">
            <text:p>00042601</text:p>
          </table:table-cell>
          <table:table-cell office:value-type="string">
            <text:p>0</text:p>
          </table:table-cell>
          <table:table-cell office:value-type="string">
            <text:p>00426</text:p>
          </table:table-cell>
          <table:table-cell office:value-type="string">
            <text:p>01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639.28351">
            <text:p>639,28351</text:p>
          </table:table-cell>
          <table:table-cell office:value-type="float" office:value="130.73955">
            <text:p>130,73955</text:p>
          </table:table-cell>
        </table:table-row>
        <table:table-row table:style-name="ro1">
          <table:table-cell office:value-type="float" office:value="754.42830931">
            <text:p>754,42830931</text:p>
          </table:table-cell>
          <table:table-cell office:value-type="float" office:value="168.90593961">
            <text:p>168,90593961</text:p>
          </table:table-cell>
          <table:table-cell office:value-type="float" office:value="1287">
            <text:p>1287</text:p>
          </table:table-cell>
          <table:table-cell office:value-type="string">
            <text:p>Cité Universitaire Vert-Bois</text:p>
          </table:table-cell>
          <table:table-cell office:value-type="string">
            <text:p>70019700</text:p>
          </table:table-cell>
          <table:table-cell office:value-type="string">
            <text:p>7</text:p>
          </table:table-cell>
          <table:table-cell office:value-type="string">
            <text:p>00197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754.99293">
            <text:p>754,99293</text:p>
          </table:table-cell>
          <table:table-cell office:value-type="float" office:value="168.969371">
            <text:p>168,969371</text:p>
          </table:table-cell>
        </table:table-row>
        <table:table-row table:style-name="ro1">
          <table:table-cell office:value-type="float" office:value="332.49130004">
            <text:p>332,49130004</text:p>
          </table:table-cell>
          <table:table-cell office:value-type="float" office:value="97.76566055">
            <text:p>97,76566055</text:p>
          </table:table-cell>
          <table:table-cell office:value-type="float" office:value="1289">
            <text:p>1289</text:p>
          </table:table-cell>
          <table:table-cell office:value-type="string">
            <text:p>Ecole maternelle Térésa</text:p>
          </table:table-cell>
          <table:table-cell office:value-type="string">
            <text:p>00042701</text:p>
          </table:table-cell>
          <table:table-cell office:value-type="string">
            <text:p>0</text:p>
          </table:table-cell>
          <table:table-cell office:value-type="string">
            <text:p>00427</text:p>
          </table:table-cell>
          <table:table-cell office:value-type="string">
            <text:p>01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332.74059">
            <text:p>332,74059</text:p>
          </table:table-cell>
          <table:table-cell office:value-type="float" office:value="97.802338">
            <text:p>97,802338</text:p>
          </table:table-cell>
        </table:table-row>
        <table:table-row table:style-name="ro1">
          <table:table-cell office:value-type="float" office:value="346.22252496">
            <text:p>346,22252496</text:p>
          </table:table-cell>
          <table:table-cell office:value-type="float" office:value="74.82947961">
            <text:p>74,82947961</text:p>
          </table:table-cell>
          <table:table-cell office:value-type="float" office:value="1290">
            <text:p>1290</text:p>
          </table:table-cell>
          <table:table-cell office:value-type="string">
            <text:p>IUT CREUFOP</text:p>
          </table:table-cell>
          <table:table-cell office:value-type="string">
            <text:p>70013700</text:p>
          </table:table-cell>
          <table:table-cell office:value-type="string">
            <text:p>7</text:p>
          </table:table-cell>
          <table:table-cell office:value-type="string">
            <text:p>00137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346.48187">
            <text:p>346,48187</text:p>
          </table:table-cell>
          <table:table-cell office:value-type="float" office:value="74.857534">
            <text:p>74,857534</text:p>
          </table:table-cell>
        </table:table-row>
        <table:table-row table:style-name="ro1">
          <table:table-cell office:value-type="float" office:value="3003.8925469">
            <text:p>3003,8925469</text:p>
          </table:table-cell>
          <table:table-cell office:value-type="float" office:value="341.79269224">
            <text:p>341,79269224</text:p>
          </table:table-cell>
          <table:table-cell office:value-type="float" office:value="1292">
            <text:p>1292</text:p>
          </table:table-cell>
          <table:table-cell office:value-type="string">
            <text:p>Ecole d'Architecture</text:p>
          </table:table-cell>
          <table:table-cell office:value-type="string">
            <text:p>70012100</text:p>
          </table:table-cell>
          <table:table-cell office:value-type="string">
            <text:p>7</text:p>
          </table:table-cell>
          <table:table-cell office:value-type="string">
            <text:p>00121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3006.14612">
            <text:p>3006,14612</text:p>
          </table:table-cell>
          <table:table-cell office:value-type="float" office:value="341.920886">
            <text:p>341,920886</text:p>
          </table:table-cell>
        </table:table-row>
        <table:table-row table:style-name="ro1">
          <table:table-cell office:value-type="float" office:value="1500.7963372">
            <text:p>1500,7963372</text:p>
          </table:table-cell>
          <table:table-cell office:value-type="float" office:value="202.04867286">
            <text:p>202,04867286</text:p>
          </table:table-cell>
          <table:table-cell office:value-type="float" office:value="1293">
            <text:p>1293</text:p>
          </table:table-cell>
          <table:table-cell office:value-type="string">
            <text:p>IUT CREUFOP</text:p>
          </table:table-cell>
          <table:table-cell office:value-type="string">
            <text:p>70013700</text:p>
          </table:table-cell>
          <table:table-cell office:value-type="string">
            <text:p>7</text:p>
          </table:table-cell>
          <table:table-cell office:value-type="string">
            <text:p>00137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501.92265">
            <text:p>1501,92265</text:p>
          </table:table-cell>
          <table:table-cell office:value-type="float" office:value="202.124033">
            <text:p>202,124033</text:p>
          </table:table-cell>
        </table:table-row>
        <table:table-row table:style-name="ro1">
          <table:table-cell office:value-type="float" office:value="770.61146243">
            <text:p>770,61146243</text:p>
          </table:table-cell>
          <table:table-cell office:value-type="float" office:value="169.92762163">
            <text:p>169,92762163</text:p>
          </table:table-cell>
          <table:table-cell office:value-type="float" office:value="1295">
            <text:p>1295</text:p>
          </table:table-cell>
          <table:table-cell office:value-type="string">
            <text:p>Cité Universitaire Vert-Bois</text:p>
          </table:table-cell>
          <table:table-cell office:value-type="string">
            <text:p>70019700</text:p>
          </table:table-cell>
          <table:table-cell office:value-type="string">
            <text:p>7</text:p>
          </table:table-cell>
          <table:table-cell office:value-type="string">
            <text:p>00197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771.18826">
            <text:p>771,18826</text:p>
          </table:table-cell>
          <table:table-cell office:value-type="float" office:value="169.991428">
            <text:p>169,991428</text:p>
          </table:table-cell>
        </table:table-row>
        <table:table-row table:style-name="ro1">
          <table:table-cell office:value-type="float" office:value="779.93214068">
            <text:p>779,93214068</text:p>
          </table:table-cell>
          <table:table-cell office:value-type="float" office:value="169.82381957">
            <text:p>169,82381957</text:p>
          </table:table-cell>
          <table:table-cell office:value-type="float" office:value="1296">
            <text:p>1296</text:p>
          </table:table-cell>
          <table:table-cell office:value-type="string">
            <text:p>Cité Universitaire Vert-Bois</text:p>
          </table:table-cell>
          <table:table-cell office:value-type="string">
            <text:p>70019700</text:p>
          </table:table-cell>
          <table:table-cell office:value-type="string">
            <text:p>7</text:p>
          </table:table-cell>
          <table:table-cell office:value-type="string">
            <text:p>00197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780.52">
            <text:p>780,52</text:p>
          </table:table-cell>
          <table:table-cell office:value-type="float" office:value="169.887657">
            <text:p>169,887657</text:p>
          </table:table-cell>
        </table:table-row>
        <table:table-row table:style-name="ro1">
          <table:table-cell office:value-type="float" office:value="545.85740624">
            <text:p>545,85740624</text:p>
          </table:table-cell>
          <table:table-cell office:value-type="float" office:value="96.0320118">
            <text:p>96,0320118</text:p>
          </table:table-cell>
          <table:table-cell office:value-type="float" office:value="1297">
            <text:p>1297</text:p>
          </table:table-cell>
          <table:table-cell office:value-type="string">
            <text:p>Ecole maternelle Averroes</text:p>
          </table:table-cell>
          <table:table-cell office:value-type="string">
            <text:p>00036901</text:p>
          </table:table-cell>
          <table:table-cell office:value-type="string">
            <text:p>0</text:p>
          </table:table-cell>
          <table:table-cell office:value-type="string">
            <text:p>00369</text:p>
          </table:table-cell>
          <table:table-cell office:value-type="string">
            <text:p>01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546.2659">
            <text:p>546,2659</text:p>
          </table:table-cell>
          <table:table-cell office:value-type="float" office:value="96.068016">
            <text:p>96,068016</text:p>
          </table:table-cell>
        </table:table-row>
        <table:table-row table:style-name="ro1">
          <table:table-cell office:value-type="float" office:value="773.84269054">
            <text:p>773,84269054</text:p>
          </table:table-cell>
          <table:table-cell office:value-type="float" office:value="169.61422922">
            <text:p>169,61422922</text:p>
          </table:table-cell>
          <table:table-cell office:value-type="float" office:value="1299">
            <text:p>1299</text:p>
          </table:table-cell>
          <table:table-cell office:value-type="string">
            <text:p>Cité Universitaire Vert-Bois</text:p>
          </table:table-cell>
          <table:table-cell office:value-type="string">
            <text:p>70019700</text:p>
          </table:table-cell>
          <table:table-cell office:value-type="string">
            <text:p>7</text:p>
          </table:table-cell>
          <table:table-cell office:value-type="string">
            <text:p>00197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774.42101">
            <text:p>774,42101</text:p>
          </table:table-cell>
          <table:table-cell office:value-type="float" office:value="169.677816">
            <text:p>169,677816</text:p>
          </table:table-cell>
        </table:table-row>
        <table:table-row table:style-name="ro1">
          <table:table-cell office:value-type="float" office:value="962.40362769">
            <text:p>962,40362769</text:p>
          </table:table-cell>
          <table:table-cell office:value-type="float" office:value="190.13922436">
            <text:p>190,13922436</text:p>
          </table:table-cell>
          <table:table-cell office:value-type="float" office:value="1301">
            <text:p>1301</text:p>
          </table:table-cell>
          <table:table-cell office:value-type="string">
            <text:p>Cité universitaire Vert-Bois</text:p>
          </table:table-cell>
          <table:table-cell table:number-columns-repeated="4"/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963.1198">
            <text:p>963,1198</text:p>
          </table:table-cell>
          <table:table-cell office:value-type="float" office:value="190.21033">
            <text:p>190,21033</text:p>
          </table:table-cell>
        </table:table-row>
        <table:table-row table:style-name="ro1">
          <table:table-cell office:value-type="float" office:value="1511.30421252">
            <text:p>1511,30421252</text:p>
          </table:table-cell>
          <table:table-cell office:value-type="float" office:value="240.35164987">
            <text:p>240,35164987</text:p>
          </table:table-cell>
          <table:table-cell office:value-type="float" office:value="1202">
            <text:p>1202</text:p>
          </table:table-cell>
          <table:table-cell office:value-type="string">
            <text:p>Faculté des Sciences</text:p>
          </table:table-cell>
          <table:table-cell office:value-type="string">
            <text:p>70013200</text:p>
          </table:table-cell>
          <table:table-cell office:value-type="string">
            <text:p>7</text:p>
          </table:table-cell>
          <table:table-cell office:value-type="string">
            <text:p>00132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512.44638">
            <text:p>1512,44638</text:p>
          </table:table-cell>
          <table:table-cell office:value-type="float" office:value="240.442825">
            <text:p>240,442825</text:p>
          </table:table-cell>
        </table:table-row>
        <table:table-row table:style-name="ro1">
          <table:table-cell office:value-type="float" office:value="15816.28018432">
            <text:p>15816,28018432</text:p>
          </table:table-cell>
          <table:table-cell office:value-type="float" office:value="1181.85661485">
            <text:p>1181,85661485</text:p>
          </table:table-cell>
          <table:table-cell office:value-type="float" office:value="1203">
            <text:p>1203</text:p>
          </table:table-cell>
          <table:table-cell office:value-type="string">
            <text:p>C.H.U Arnaud de Villeneuve</text:p>
          </table:table-cell>
          <table:table-cell office:value-type="string">
            <text:p>70016200</text:p>
          </table:table-cell>
          <table:table-cell office:value-type="string">
            <text:p>7</text:p>
          </table:table-cell>
          <table:table-cell office:value-type="string">
            <text:p>00162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5828.24106">
            <text:p>15828,24106</text:p>
          </table:table-cell>
          <table:table-cell office:value-type="float" office:value="1182.302611">
            <text:p>1182,302611</text:p>
          </table:table-cell>
        </table:table-row>
        <table:table-row table:style-name="ro1">
          <table:table-cell office:value-type="float" office:value="530.23060314">
            <text:p>530,23060314</text:p>
          </table:table-cell>
          <table:table-cell office:value-type="float" office:value="122.07218899">
            <text:p>122,07218899</text:p>
          </table:table-cell>
          <table:table-cell office:value-type="float" office:value="1206">
            <text:p>1206</text:p>
          </table:table-cell>
          <table:table-cell office:value-type="string">
            <text:p>Cité Universitaire la Colombière</text:p>
          </table:table-cell>
          <table:table-cell office:value-type="string">
            <text:p>70019600</text:p>
          </table:table-cell>
          <table:table-cell office:value-type="string">
            <text:p>7</text:p>
          </table:table-cell>
          <table:table-cell office:value-type="string">
            <text:p>00196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530.63077">
            <text:p>530,63077</text:p>
          </table:table-cell>
          <table:table-cell office:value-type="float" office:value="122.118172">
            <text:p>122,118172</text:p>
          </table:table-cell>
        </table:table-row>
        <table:table-row table:style-name="ro1">
          <table:table-cell office:value-type="float" office:value="39.16601563">
            <text:p>39,16601563</text:p>
          </table:table-cell>
          <table:table-cell office:value-type="float" office:value="28.86196975">
            <text:p>28,86196975</text:p>
          </table:table-cell>
          <table:table-cell office:value-type="float" office:value="1211">
            <text:p>1211</text:p>
          </table:table-cell>
          <table:table-cell office:value-type="string">
            <text:p>Théâtre d'O</text:p>
          </table:table-cell>
          <table:table-cell office:value-type="string">
            <text:p>70019000</text:p>
          </table:table-cell>
          <table:table-cell office:value-type="string">
            <text:p>7</text:p>
          </table:table-cell>
          <table:table-cell office:value-type="string">
            <text:p>00190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39.19612">
            <text:p>39,19612</text:p>
          </table:table-cell>
          <table:table-cell office:value-type="float" office:value="28.873057">
            <text:p>28,873057</text:p>
          </table:table-cell>
        </table:table-row>
        <table:table-row table:style-name="ro1">
          <table:table-cell office:value-type="float" office:value="2385.27422793">
            <text:p>2385,27422793</text:p>
          </table:table-cell>
          <table:table-cell office:value-type="float" office:value="351.50185582">
            <text:p>351,50185582</text:p>
          </table:table-cell>
          <table:table-cell office:value-type="float" office:value="1213">
            <text:p>1213</text:p>
          </table:table-cell>
          <table:table-cell office:value-type="string">
            <text:p>Collège les Escholiers</text:p>
          </table:table-cell>
          <table:table-cell office:value-type="string">
            <text:p>70011600</text:p>
          </table:table-cell>
          <table:table-cell office:value-type="string">
            <text:p>7</text:p>
          </table:table-cell>
          <table:table-cell office:value-type="string">
            <text:p>00116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2387.07231">
            <text:p>2387,07231</text:p>
          </table:table-cell>
          <table:table-cell office:value-type="float" office:value="351.633977">
            <text:p>351,633977</text:p>
          </table:table-cell>
        </table:table-row>
        <table:table-row table:style-name="ro1">
          <table:table-cell office:value-type="float" office:value="1663.51162489">
            <text:p>1663,51162489</text:p>
          </table:table-cell>
          <table:table-cell office:value-type="float" office:value="406.6626788">
            <text:p>406,6626788</text:p>
          </table:table-cell>
          <table:table-cell office:value-type="float" office:value="1217">
            <text:p>1217</text:p>
          </table:table-cell>
          <table:table-cell office:value-type="string">
            <text:p>Faculté Paul Valéry</text:p>
          </table:table-cell>
          <table:table-cell office:value-type="string">
            <text:p>70013300</text:p>
          </table:table-cell>
          <table:table-cell office:value-type="string">
            <text:p>7</text:p>
          </table:table-cell>
          <table:table-cell office:value-type="string">
            <text:p>00133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664.7726">
            <text:p>1664,7726</text:p>
          </table:table-cell>
          <table:table-cell office:value-type="float" office:value="406.816095">
            <text:p>406,816095</text:p>
          </table:table-cell>
        </table:table-row>
        <table:table-row table:style-name="ro1">
          <table:table-cell office:value-type="float" office:value="2951.23520314">
            <text:p>2951,23520314</text:p>
          </table:table-cell>
          <table:table-cell office:value-type="float" office:value="447.77129103">
            <text:p>447,77129103</text:p>
          </table:table-cell>
          <table:table-cell office:value-type="float" office:value="1219">
            <text:p>1219</text:p>
          </table:table-cell>
          <table:table-cell office:value-type="string">
            <text:p>Faculté des Sciences</text:p>
          </table:table-cell>
          <table:table-cell office:value-type="string">
            <text:p>70013200</text:p>
          </table:table-cell>
          <table:table-cell office:value-type="string">
            <text:p>7</text:p>
          </table:table-cell>
          <table:table-cell office:value-type="string">
            <text:p>00132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2953.45905">
            <text:p>2953,45905</text:p>
          </table:table-cell>
          <table:table-cell office:value-type="float" office:value="447.940713">
            <text:p>447,940713</text:p>
          </table:table-cell>
        </table:table-row>
        <table:table-row table:style-name="ro1">
          <table:table-cell office:value-type="float" office:value="1113.78637496">
            <text:p>1113,78637496</text:p>
          </table:table-cell>
          <table:table-cell office:value-type="float" office:value="182.22952031">
            <text:p>182,22952031</text:p>
          </table:table-cell>
          <table:table-cell office:value-type="float" office:value="1225">
            <text:p>1225</text:p>
          </table:table-cell>
          <table:table-cell office:value-type="string">
            <text:p>Faculté des Sciences</text:p>
          </table:table-cell>
          <table:table-cell office:value-type="string">
            <text:p>70013200</text:p>
          </table:table-cell>
          <table:table-cell office:value-type="string">
            <text:p>7</text:p>
          </table:table-cell>
          <table:table-cell office:value-type="string">
            <text:p>00132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114.6278">
            <text:p>1114,6278</text:p>
          </table:table-cell>
          <table:table-cell office:value-type="float" office:value="182.29798">
            <text:p>182,29798</text:p>
          </table:table-cell>
        </table:table-row>
        <table:table-row table:style-name="ro1">
          <table:table-cell office:value-type="float" office:value="87.74441253">
            <text:p>87,74441253</text:p>
          </table:table-cell>
          <table:table-cell office:value-type="float" office:value="37.48469536">
            <text:p>37,48469536</text:p>
          </table:table-cell>
          <table:table-cell office:value-type="float" office:value="1229">
            <text:p>1229</text:p>
          </table:table-cell>
          <table:table-cell office:value-type="string">
            <text:p>Faculté Paul Valéry</text:p>
          </table:table-cell>
          <table:table-cell office:value-type="string">
            <text:p>70013300</text:p>
          </table:table-cell>
          <table:table-cell office:value-type="string">
            <text:p>7</text:p>
          </table:table-cell>
          <table:table-cell office:value-type="string">
            <text:p>00133</text:p>
          </table:table-cell>
          <table:table-cell office:value-type="string">
            <text:p>00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float" office:value="87.80993">
            <text:p>87,80993</text:p>
          </table:table-cell>
          <table:table-cell office:value-type="float" office:value="37.498694">
            <text:p>37,498694</text:p>
          </table:table-cell>
        </table:table-row>
        <table:table-row table:style-name="ro1">
          <table:table-cell office:value-type="float" office:value="4089.09117822">
            <text:p>4089,09117822</text:p>
          </table:table-cell>
          <table:table-cell office:value-type="float" office:value="363.48370488">
            <text:p>363,48370488</text:p>
          </table:table-cell>
          <table:table-cell office:value-type="float" office:value="1231">
            <text:p>1231</text:p>
          </table:table-cell>
          <table:table-cell office:value-type="string">
            <text:p>Faculté Paul Valéry</text:p>
          </table:table-cell>
          <table:table-cell office:value-type="string">
            <text:p>70013300</text:p>
          </table:table-cell>
          <table:table-cell office:value-type="string">
            <text:p>7</text:p>
          </table:table-cell>
          <table:table-cell office:value-type="string">
            <text:p>00133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4092.17591">
            <text:p>4092,17591</text:p>
          </table:table-cell>
          <table:table-cell office:value-type="float" office:value="363.620533">
            <text:p>363,620533</text:p>
          </table:table-cell>
        </table:table-row>
        <table:table-row table:style-name="ro1">
          <table:table-cell office:value-type="float" office:value="1151.58963754">
            <text:p>1151,58963754</text:p>
          </table:table-cell>
          <table:table-cell office:value-type="float" office:value="142.52396583">
            <text:p>142,52396583</text:p>
          </table:table-cell>
          <table:table-cell office:value-type="float" office:value="1237">
            <text:p>1237</text:p>
          </table:table-cell>
          <table:table-cell office:value-type="string">
            <text:p>Faculté Paul Valéry</text:p>
          </table:table-cell>
          <table:table-cell office:value-type="string">
            <text:p>70013300</text:p>
          </table:table-cell>
          <table:table-cell office:value-type="string">
            <text:p>7</text:p>
          </table:table-cell>
          <table:table-cell office:value-type="string">
            <text:p>00133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152.45809">
            <text:p>1152,45809</text:p>
          </table:table-cell>
          <table:table-cell office:value-type="float" office:value="142.577992">
            <text:p>142,577992</text:p>
          </table:table-cell>
        </table:table-row>
        <table:table-row table:style-name="ro1">
          <table:table-cell office:value-type="float" office:value="1632.51926516">
            <text:p>1632,51926516</text:p>
          </table:table-cell>
          <table:table-cell office:value-type="float" office:value="242.29433449">
            <text:p>242,29433449</text:p>
          </table:table-cell>
          <table:table-cell office:value-type="float" office:value="1240">
            <text:p>1240</text:p>
          </table:table-cell>
          <table:table-cell office:value-type="string">
            <text:p>Faculté Paul Valéry</text:p>
          </table:table-cell>
          <table:table-cell office:value-type="string">
            <text:p>70013300</text:p>
          </table:table-cell>
          <table:table-cell office:value-type="string">
            <text:p>7</text:p>
          </table:table-cell>
          <table:table-cell office:value-type="string">
            <text:p>00133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633.7484">
            <text:p>1633,7484</text:p>
          </table:table-cell>
          <table:table-cell office:value-type="float" office:value="242.385592">
            <text:p>242,385592</text:p>
          </table:table-cell>
        </table:table-row>
        <table:table-row table:style-name="ro1">
          <table:table-cell office:value-type="float" office:value="2288.52419718">
            <text:p>2288,52419718</text:p>
          </table:table-cell>
          <table:table-cell office:value-type="float" office:value="302.31829063">
            <text:p>302,31829063</text:p>
          </table:table-cell>
          <table:table-cell office:value-type="float" office:value="1247">
            <text:p>1247</text:p>
          </table:table-cell>
          <table:table-cell office:value-type="string">
            <text:p>Faculté des Sciences</text:p>
          </table:table-cell>
          <table:table-cell office:value-type="string">
            <text:p>70013200</text:p>
          </table:table-cell>
          <table:table-cell office:value-type="string">
            <text:p>7</text:p>
          </table:table-cell>
          <table:table-cell office:value-type="string">
            <text:p>00132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2290.24945">
            <text:p>2290,24945</text:p>
          </table:table-cell>
          <table:table-cell office:value-type="float" office:value="302.431674">
            <text:p>302,431674</text:p>
          </table:table-cell>
        </table:table-row>
        <table:table-row table:style-name="ro1">
          <table:table-cell office:value-type="float" office:value="678.80021876">
            <text:p>678,80021876</text:p>
          </table:table-cell>
          <table:table-cell office:value-type="float" office:value="167.14720527">
            <text:p>167,14720527</text:p>
          </table:table-cell>
          <table:table-cell office:value-type="float" office:value="1092">
            <text:p>1092</text:p>
          </table:table-cell>
          <table:table-cell office:value-type="string">
            <text:p>C.H.U Lapeyronie</text:p>
          </table:table-cell>
          <table:table-cell office:value-type="string">
            <text:p>70016500</text:p>
          </table:table-cell>
          <table:table-cell office:value-type="string">
            <text:p>7</text:p>
          </table:table-cell>
          <table:table-cell office:value-type="string">
            <text:p>00165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679.31611">
            <text:p>679,31611</text:p>
          </table:table-cell>
          <table:table-cell office:value-type="float" office:value="167.211275">
            <text:p>167,211275</text:p>
          </table:table-cell>
        </table:table-row>
        <table:table-row table:style-name="ro1">
          <table:table-cell office:value-type="float" office:value="432.93354064">
            <text:p>432,93354064</text:p>
          </table:table-cell>
          <table:table-cell office:value-type="float" office:value="92.29604454">
            <text:p>92,29604454</text:p>
          </table:table-cell>
          <table:table-cell office:value-type="float" office:value="1097">
            <text:p>1097</text:p>
          </table:table-cell>
          <table:table-cell office:value-type="string">
            <text:p>Cité universitaire le Triolet</text:p>
          </table:table-cell>
          <table:table-cell office:value-type="string">
            <text:p>70019500</text:p>
          </table:table-cell>
          <table:table-cell office:value-type="string">
            <text:p>7</text:p>
          </table:table-cell>
          <table:table-cell office:value-type="string">
            <text:p>00195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433.26222">
            <text:p>433,26222</text:p>
          </table:table-cell>
          <table:table-cell office:value-type="float" office:value="92.33084">
            <text:p>92,33084</text:p>
          </table:table-cell>
        </table:table-row>
        <table:table-row table:style-name="ro1">
          <table:table-cell office:value-type="float" office:value="88.83123755">
            <text:p>88,83123755</text:p>
          </table:table-cell>
          <table:table-cell office:value-type="float" office:value="39.59400649">
            <text:p>39,59400649</text:p>
          </table:table-cell>
          <table:table-cell office:value-type="float" office:value="1102">
            <text:p>1102</text:p>
          </table:table-cell>
          <table:table-cell office:value-type="string">
            <text:p>C.H.U Saint Eloi</text:p>
          </table:table-cell>
          <table:table-cell office:value-type="string">
            <text:p>70016400</text:p>
          </table:table-cell>
          <table:table-cell office:value-type="string">
            <text:p>7</text:p>
          </table:table-cell>
          <table:table-cell office:value-type="string">
            <text:p>00164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88.89954">
            <text:p>88,89954</text:p>
          </table:table-cell>
          <table:table-cell office:value-type="float" office:value="39.609179">
            <text:p>39,609179</text:p>
          </table:table-cell>
        </table:table-row>
        <table:table-row table:style-name="ro1">
          <table:table-cell office:value-type="float" office:value="224.70199373">
            <text:p>224,70199373</text:p>
          </table:table-cell>
          <table:table-cell office:value-type="float" office:value="86.72439135">
            <text:p>86,72439135</text:p>
          </table:table-cell>
          <table:table-cell office:value-type="float" office:value="1104">
            <text:p>1104</text:p>
          </table:table-cell>
          <table:table-cell office:value-type="string">
            <text:p>C.H.U Lapeyronie</text:p>
          </table:table-cell>
          <table:table-cell office:value-type="string">
            <text:p>70016500</text:p>
          </table:table-cell>
          <table:table-cell office:value-type="string">
            <text:p>7</text:p>
          </table:table-cell>
          <table:table-cell office:value-type="string">
            <text:p>00165</text:p>
          </table:table-cell>
          <table:table-cell office:value-type="string">
            <text:p>00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float" office:value="224.87315">
            <text:p>224,87315</text:p>
          </table:table-cell>
          <table:table-cell office:value-type="float" office:value="86.757225">
            <text:p>86,757225</text:p>
          </table:table-cell>
        </table:table-row>
        <table:table-row table:style-name="ro1">
          <table:table-cell office:value-type="float" office:value="429.79738434">
            <text:p>429,79738434</text:p>
          </table:table-cell>
          <table:table-cell office:value-type="float" office:value="92.48362079">
            <text:p>92,48362079</text:p>
          </table:table-cell>
          <table:table-cell office:value-type="float" office:value="1105">
            <text:p>1105</text:p>
          </table:table-cell>
          <table:table-cell office:value-type="string">
            <text:p>Cité universitaire le Triolet</text:p>
          </table:table-cell>
          <table:table-cell office:value-type="string">
            <text:p>70019500</text:p>
          </table:table-cell>
          <table:table-cell office:value-type="string">
            <text:p>7</text:p>
          </table:table-cell>
          <table:table-cell office:value-type="string">
            <text:p>00195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430.12485">
            <text:p>430,12485</text:p>
          </table:table-cell>
          <table:table-cell office:value-type="float" office:value="92.518807">
            <text:p>92,518807</text:p>
          </table:table-cell>
        </table:table-row>
        <table:table-row table:style-name="ro1">
          <table:table-cell office:value-type="float" office:value="134.62717185">
            <text:p>134,62717185</text:p>
          </table:table-cell>
          <table:table-cell office:value-type="float" office:value="46.44914049">
            <text:p>46,44914049</text:p>
          </table:table-cell>
          <table:table-cell office:value-type="float" office:value="1107">
            <text:p>1107</text:p>
          </table:table-cell>
          <table:table-cell office:value-type="string">
            <text:p>C.H.U Lapeyronie</text:p>
          </table:table-cell>
          <table:table-cell office:value-type="string">
            <text:p>70016500</text:p>
          </table:table-cell>
          <table:table-cell office:value-type="string">
            <text:p>7</text:p>
          </table:table-cell>
          <table:table-cell office:value-type="string">
            <text:p>00165</text:p>
          </table:table-cell>
          <table:table-cell office:value-type="string">
            <text:p>00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float" office:value="134.73011">
            <text:p>134,73011</text:p>
          </table:table-cell>
          <table:table-cell office:value-type="float" office:value="46.466887">
            <text:p>46,466887</text:p>
          </table:table-cell>
        </table:table-row>
        <table:table-row table:style-name="ro1">
          <table:table-cell office:value-type="float" office:value="1070.20556578">
            <text:p>1070,20556578</text:p>
          </table:table-cell>
          <table:table-cell office:value-type="float" office:value="146.8132287">
            <text:p>146,8132287</text:p>
          </table:table-cell>
          <table:table-cell office:value-type="float" office:value="1108">
            <text:p>1108</text:p>
          </table:table-cell>
          <table:table-cell office:value-type="string">
            <text:p>C.E.M.H <text:s/>T.A.M Les Hirondelles</text:p>
          </table:table-cell>
          <table:table-cell office:value-type="string">
            <text:p>70020400</text:p>
          </table:table-cell>
          <table:table-cell office:value-type="string">
            <text:p>7</text:p>
          </table:table-cell>
          <table:table-cell office:value-type="string">
            <text:p>00204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071.02107">
            <text:p>1071,02107</text:p>
          </table:table-cell>
          <table:table-cell office:value-type="float" office:value="146.868975">
            <text:p>146,868975</text:p>
          </table:table-cell>
        </table:table-row>
        <table:table-row table:style-name="ro1">
          <table:table-cell office:value-type="float" office:value="1070.20823458">
            <text:p>1070,20823458</text:p>
          </table:table-cell>
          <table:table-cell office:value-type="float" office:value="146.81332855">
            <text:p>146,81332855</text:p>
          </table:table-cell>
          <table:table-cell office:value-type="float" office:value="1109">
            <text:p>1109</text:p>
          </table:table-cell>
          <table:table-cell office:value-type="string">
            <text:p>C.E.M.H <text:s/>T.A.M Les Hirondelles</text:p>
          </table:table-cell>
          <table:table-cell office:value-type="string">
            <text:p>70020400</text:p>
          </table:table-cell>
          <table:table-cell office:value-type="string">
            <text:p>7</text:p>
          </table:table-cell>
          <table:table-cell office:value-type="string">
            <text:p>00204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071.02538">
            <text:p>1071,02538</text:p>
          </table:table-cell>
          <table:table-cell office:value-type="float" office:value="146.869074">
            <text:p>146,869074</text:p>
          </table:table-cell>
        </table:table-row>
        <table:table-row table:style-name="ro1">
          <table:table-cell office:value-type="float" office:value="60.97515623">
            <text:p>60,97515623</text:p>
          </table:table-cell>
          <table:table-cell office:value-type="float" office:value="31.52330241">
            <text:p>31,52330241</text:p>
          </table:table-cell>
          <table:table-cell office:value-type="float" office:value="1111">
            <text:p>1111</text:p>
          </table:table-cell>
          <table:table-cell office:value-type="string">
            <text:p>Cité universitaire le Triolet</text:p>
          </table:table-cell>
          <table:table-cell office:value-type="string">
            <text:p>70019500</text:p>
          </table:table-cell>
          <table:table-cell office:value-type="string">
            <text:p>7</text:p>
          </table:table-cell>
          <table:table-cell office:value-type="string">
            <text:p>00195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61.02135">
            <text:p>61,02135</text:p>
          </table:table-cell>
          <table:table-cell office:value-type="float" office:value="31.535252">
            <text:p>31,535252</text:p>
          </table:table-cell>
        </table:table-row>
        <table:table-row table:style-name="ro1">
          <table:table-cell office:value-type="float" office:value="621.42382825">
            <text:p>621,42382825</text:p>
          </table:table-cell>
          <table:table-cell office:value-type="float" office:value="129.93801818">
            <text:p>129,93801818</text:p>
          </table:table-cell>
          <table:table-cell office:value-type="float" office:value="1112">
            <text:p>1112</text:p>
          </table:table-cell>
          <table:table-cell office:value-type="string">
            <text:p>C.E.M.H <text:s/>T.A.M Les Hirondelles</text:p>
          </table:table-cell>
          <table:table-cell office:value-type="string">
            <text:p>70020400</text:p>
          </table:table-cell>
          <table:table-cell office:value-type="string">
            <text:p>7</text:p>
          </table:table-cell>
          <table:table-cell office:value-type="string">
            <text:p>00204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621.89822">
            <text:p>621,89822</text:p>
          </table:table-cell>
          <table:table-cell office:value-type="float" office:value="129.987313">
            <text:p>129,987313</text:p>
          </table:table-cell>
        </table:table-row>
        <table:table-row table:style-name="ro1">
          <table:table-cell office:value-type="float" office:value="64.68771873">
            <text:p>64,68771873</text:p>
          </table:table-cell>
          <table:table-cell office:value-type="float" office:value="32.17627993">
            <text:p>32,17627993</text:p>
          </table:table-cell>
          <table:table-cell office:value-type="float" office:value="1113">
            <text:p>1113</text:p>
          </table:table-cell>
          <table:table-cell office:value-type="string">
            <text:p>C.H.U Saint Eloi</text:p>
          </table:table-cell>
          <table:table-cell office:value-type="string">
            <text:p>70016500</text:p>
          </table:table-cell>
          <table:table-cell office:value-type="string">
            <text:p>7</text:p>
          </table:table-cell>
          <table:table-cell office:value-type="string">
            <text:p>00165</text:p>
          </table:table-cell>
          <table:table-cell office:value-type="string">
            <text:p>00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float" office:value="64.73679">
            <text:p>64,73679</text:p>
          </table:table-cell>
          <table:table-cell office:value-type="float" office:value="32.188478">
            <text:p>32,188478</text:p>
          </table:table-cell>
        </table:table-row>
        <table:table-row table:style-name="ro1">
          <table:table-cell office:value-type="float" office:value="708.04375933">
            <text:p>708,04375933</text:p>
          </table:table-cell>
          <table:table-cell office:value-type="float" office:value="150.46364891">
            <text:p>150,46364891</text:p>
          </table:table-cell>
          <table:table-cell office:value-type="float" office:value="1114">
            <text:p>1114</text:p>
          </table:table-cell>
          <table:table-cell office:value-type="string">
            <text:p>C.H.U Saint Eloi</text:p>
          </table:table-cell>
          <table:table-cell office:value-type="string">
            <text:p>70016400</text:p>
          </table:table-cell>
          <table:table-cell office:value-type="string">
            <text:p>7</text:p>
          </table:table-cell>
          <table:table-cell office:value-type="string">
            <text:p>00164</text:p>
          </table:table-cell>
          <table:table-cell office:value-type="string">
            <text:p>00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float" office:value="708.58154">
            <text:p>708,58154</text:p>
          </table:table-cell>
          <table:table-cell office:value-type="float" office:value="150.520839">
            <text:p>150,520839</text:p>
          </table:table-cell>
        </table:table-row>
        <table:table-row table:style-name="ro1">
          <table:table-cell office:value-type="float" office:value="431.72329998">
            <text:p>431,72329998</text:p>
          </table:table-cell>
          <table:table-cell office:value-type="float" office:value="91.81816295">
            <text:p>91,81816295</text:p>
          </table:table-cell>
          <table:table-cell office:value-type="float" office:value="1116">
            <text:p>1116</text:p>
          </table:table-cell>
          <table:table-cell office:value-type="string">
            <text:p>Cité universitaire le Triolet</text:p>
          </table:table-cell>
          <table:table-cell office:value-type="string">
            <text:p>70019500</text:p>
          </table:table-cell>
          <table:table-cell office:value-type="string">
            <text:p>7</text:p>
          </table:table-cell>
          <table:table-cell office:value-type="string">
            <text:p>00195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432.0512">
            <text:p>432,0512</text:p>
          </table:table-cell>
          <table:table-cell office:value-type="float" office:value="91.853138">
            <text:p>91,853138</text:p>
          </table:table-cell>
        </table:table-row>
        <table:table-row table:style-name="ro1">
          <table:table-cell office:value-type="float" office:value="988.22354399">
            <text:p>988,22354399</text:p>
          </table:table-cell>
          <table:table-cell office:value-type="float" office:value="179.87566478">
            <text:p>179,87566478</text:p>
          </table:table-cell>
          <table:table-cell office:value-type="float" office:value="1119">
            <text:p>1119</text:p>
          </table:table-cell>
          <table:table-cell office:value-type="string">
            <text:p>C.H.U Saint Eloi</text:p>
          </table:table-cell>
          <table:table-cell office:value-type="string">
            <text:p>70016400</text:p>
          </table:table-cell>
          <table:table-cell office:value-type="string">
            <text:p>7</text:p>
          </table:table-cell>
          <table:table-cell office:value-type="string">
            <text:p>00164</text:p>
          </table:table-cell>
          <table:table-cell office:value-type="string">
            <text:p>00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float" office:value="988.97565">
            <text:p>988,97565</text:p>
          </table:table-cell>
          <table:table-cell office:value-type="float" office:value="179.943349">
            <text:p>179,943349</text:p>
          </table:table-cell>
        </table:table-row>
        <table:table-row table:style-name="ro1">
          <table:table-cell office:value-type="float" office:value="434.4218406">
            <text:p>434,4218406</text:p>
          </table:table-cell>
          <table:table-cell office:value-type="float" office:value="92.66728134">
            <text:p>92,66728134</text:p>
          </table:table-cell>
          <table:table-cell office:value-type="float" office:value="1120">
            <text:p>1120</text:p>
          </table:table-cell>
          <table:table-cell office:value-type="string">
            <text:p>Cité universitaire le Triolet</text:p>
          </table:table-cell>
          <table:table-cell office:value-type="string">
            <text:p>70019500</text:p>
          </table:table-cell>
          <table:table-cell office:value-type="string">
            <text:p>7</text:p>
          </table:table-cell>
          <table:table-cell office:value-type="string">
            <text:p>00195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434.75333">
            <text:p>434,75333</text:p>
          </table:table-cell>
          <table:table-cell office:value-type="float" office:value="92.702827">
            <text:p>92,702827</text:p>
          </table:table-cell>
        </table:table-row>
        <table:table-row table:style-name="ro1">
          <table:table-cell office:value-type="float" office:value="426.45967809">
            <text:p>426,45967809</text:p>
          </table:table-cell>
          <table:table-cell office:value-type="float" office:value="87.77594084">
            <text:p>87,77594084</text:p>
          </table:table-cell>
          <table:table-cell office:value-type="float" office:value="1121">
            <text:p>1121</text:p>
          </table:table-cell>
          <table:table-cell office:value-type="string">
            <text:p>C.H.U Saint Eloi</text:p>
          </table:table-cell>
          <table:table-cell office:value-type="string">
            <text:p>70016400</text:p>
          </table:table-cell>
          <table:table-cell office:value-type="string">
            <text:p>7</text:p>
          </table:table-cell>
          <table:table-cell office:value-type="string">
            <text:p>00164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426.78323">
            <text:p>426,78323</text:p>
          </table:table-cell>
          <table:table-cell office:value-type="float" office:value="87.809343">
            <text:p>87,809343</text:p>
          </table:table-cell>
        </table:table-row>
        <table:table-row table:style-name="ro1">
          <table:table-cell office:value-type="float" office:value="428.26159686">
            <text:p>428,26159686</text:p>
          </table:table-cell>
          <table:table-cell office:value-type="float" office:value="89.70667567">
            <text:p>89,70667567</text:p>
          </table:table-cell>
          <table:table-cell office:value-type="float" office:value="1122">
            <text:p>1122</text:p>
          </table:table-cell>
          <table:table-cell office:value-type="string">
            <text:p>C.H.U Saint Eloi</text:p>
          </table:table-cell>
          <table:table-cell office:value-type="string">
            <text:p>70016400</text:p>
          </table:table-cell>
          <table:table-cell office:value-type="string">
            <text:p>7</text:p>
          </table:table-cell>
          <table:table-cell office:value-type="string">
            <text:p>00164</text:p>
          </table:table-cell>
          <table:table-cell office:value-type="string">
            <text:p>00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float" office:value="428.58781">
            <text:p>428,58781</text:p>
          </table:table-cell>
          <table:table-cell office:value-type="float" office:value="89.740546">
            <text:p>89,740546</text:p>
          </table:table-cell>
        </table:table-row>
        <table:table-row table:style-name="ro1">
          <table:table-cell office:value-type="float" office:value="923.24130611">
            <text:p>923,24130611</text:p>
          </table:table-cell>
          <table:table-cell office:value-type="float" office:value="182.19866616">
            <text:p>182,19866616</text:p>
          </table:table-cell>
          <table:table-cell office:value-type="float" office:value="1124">
            <text:p>1124</text:p>
          </table:table-cell>
          <table:table-cell office:value-type="string">
            <text:p>C.H.U Saint Eloi</text:p>
          </table:table-cell>
          <table:table-cell office:value-type="string">
            <text:p>70016400</text:p>
          </table:table-cell>
          <table:table-cell office:value-type="string">
            <text:p>7</text:p>
          </table:table-cell>
          <table:table-cell office:value-type="string">
            <text:p>00164</text:p>
          </table:table-cell>
          <table:table-cell office:value-type="string">
            <text:p>00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float" office:value="923.94189">
            <text:p>923,94189</text:p>
          </table:table-cell>
          <table:table-cell office:value-type="float" office:value="182.267233">
            <text:p>182,267233</text:p>
          </table:table-cell>
        </table:table-row>
        <table:table-row table:style-name="ro1">
          <table:table-cell office:value-type="float" office:value="1091.22463734">
            <text:p>1091,22463734</text:p>
          </table:table-cell>
          <table:table-cell office:value-type="float" office:value="195.75491818">
            <text:p>195,75491818</text:p>
          </table:table-cell>
          <table:table-cell office:value-type="float" office:value="1125">
            <text:p>1125</text:p>
          </table:table-cell>
          <table:table-cell office:value-type="string">
            <text:p>Cité universitaire le Triolet</text:p>
          </table:table-cell>
          <table:table-cell office:value-type="string">
            <text:p>70019500</text:p>
          </table:table-cell>
          <table:table-cell office:value-type="string">
            <text:p>7</text:p>
          </table:table-cell>
          <table:table-cell office:value-type="string">
            <text:p>00195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092.05109">
            <text:p>1092,05109</text:p>
          </table:table-cell>
          <table:table-cell office:value-type="float" office:value="195.829411">
            <text:p>195,829411</text:p>
          </table:table-cell>
        </table:table-row>
        <table:table-row table:style-name="ro1">
          <table:table-cell office:value-type="float" office:value="583.95466556">
            <text:p>583,95466556</text:p>
          </table:table-cell>
          <table:table-cell office:value-type="float" office:value="154.80997283">
            <text:p>154,80997283</text:p>
          </table:table-cell>
          <table:table-cell office:value-type="float" office:value="1127">
            <text:p>1127</text:p>
          </table:table-cell>
          <table:table-cell office:value-type="string">
            <text:p>C.H.U Saint Eloi</text:p>
          </table:table-cell>
          <table:table-cell office:value-type="string">
            <text:p>70016400</text:p>
          </table:table-cell>
          <table:table-cell office:value-type="string">
            <text:p>7</text:p>
          </table:table-cell>
          <table:table-cell office:value-type="string">
            <text:p>00164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584.39871">
            <text:p>584,39871</text:p>
          </table:table-cell>
          <table:table-cell office:value-type="float" office:value="154.868771">
            <text:p>154,868771</text:p>
          </table:table-cell>
        </table:table-row>
        <table:table-row table:style-name="ro1">
          <table:table-cell office:value-type="float" office:value="428.90967186">
            <text:p>428,90967186</text:p>
          </table:table-cell>
          <table:table-cell office:value-type="float" office:value="92.18757804">
            <text:p>92,18757804</text:p>
          </table:table-cell>
          <table:table-cell office:value-type="float" office:value="1128">
            <text:p>1128</text:p>
          </table:table-cell>
          <table:table-cell office:value-type="string">
            <text:p>Cité universitaire le Triolet</text:p>
          </table:table-cell>
          <table:table-cell office:value-type="string">
            <text:p>70019500</text:p>
          </table:table-cell>
          <table:table-cell office:value-type="string">
            <text:p>7</text:p>
          </table:table-cell>
          <table:table-cell office:value-type="string">
            <text:p>00195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429.23638">
            <text:p>429,23638</text:p>
          </table:table-cell>
          <table:table-cell office:value-type="float" office:value="92.222716">
            <text:p>92,222716</text:p>
          </table:table-cell>
        </table:table-row>
        <table:table-row table:style-name="ro1">
          <table:table-cell office:value-type="float" office:value="407.3572875">
            <text:p>407,3572875</text:p>
          </table:table-cell>
          <table:table-cell office:value-type="float" office:value="83.06820473">
            <text:p>83,06820473</text:p>
          </table:table-cell>
          <table:table-cell office:value-type="float" office:value="1130">
            <text:p>1130</text:p>
          </table:table-cell>
          <table:table-cell office:value-type="string">
            <text:p>C.H.U Saint Eloi</text:p>
          </table:table-cell>
          <table:table-cell office:value-type="string">
            <text:p>70016400</text:p>
          </table:table-cell>
          <table:table-cell office:value-type="string">
            <text:p>7</text:p>
          </table:table-cell>
          <table:table-cell office:value-type="string">
            <text:p>00164</text:p>
          </table:table-cell>
          <table:table-cell office:value-type="string">
            <text:p>00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float" office:value="407.66751">
            <text:p>407,66751</text:p>
          </table:table-cell>
          <table:table-cell office:value-type="float" office:value="83.099701">
            <text:p>83,099701</text:p>
          </table:table-cell>
        </table:table-row>
        <table:table-row table:style-name="ro1">
          <table:table-cell office:value-type="float" office:value="121.26561249">
            <text:p>121,26561249</text:p>
          </table:table-cell>
          <table:table-cell office:value-type="float" office:value="86.60388044">
            <text:p>86,60388044</text:p>
          </table:table-cell>
          <table:table-cell office:value-type="float" office:value="1131">
            <text:p>1131</text:p>
          </table:table-cell>
          <table:table-cell office:value-type="string">
            <text:p>Eglise Sainte Bernadette</text:p>
          </table:table-cell>
          <table:table-cell table:number-columns-repeated="4"/>
          <table:table-cell office:value-type="string">
            <text:p>CE</text:p>
          </table:table-cell>
          <table:table-cell table:number-columns-repeated="2" office:value-type="float" office:value="0">
            <text:p>0</text:p>
          </table:table-cell>
          <table:table-cell office:value-type="float" office:value="121.35582">
            <text:p>121,35582</text:p>
          </table:table-cell>
          <table:table-cell office:value-type="float" office:value="86.636613">
            <text:p>86,636613</text:p>
          </table:table-cell>
        </table:table-row>
        <table:table-row table:style-name="ro1">
          <table:table-cell office:value-type="float" office:value="3277.11555948">
            <text:p>3277,11555948</text:p>
          </table:table-cell>
          <table:table-cell office:value-type="float" office:value="319.46525278">
            <text:p>319,46525278</text:p>
          </table:table-cell>
          <table:table-cell office:value-type="float" office:value="1134">
            <text:p>1134</text:p>
          </table:table-cell>
          <table:table-cell office:value-type="string">
            <text:p>C.E.M.H <text:s/>T.A.M Les Hirondelles</text:p>
          </table:table-cell>
          <table:table-cell office:value-type="string">
            <text:p>70020400</text:p>
          </table:table-cell>
          <table:table-cell office:value-type="string">
            <text:p>7</text:p>
          </table:table-cell>
          <table:table-cell office:value-type="string">
            <text:p>00204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3279.606">
            <text:p>3279,606</text:p>
          </table:table-cell>
          <table:table-cell office:value-type="float" office:value="319.586773">
            <text:p>319,586773</text:p>
          </table:table-cell>
        </table:table-row>
        <table:table-row table:style-name="ro1">
          <table:table-cell office:value-type="float" office:value="107.99792814">
            <text:p>107,99792814</text:p>
          </table:table-cell>
          <table:table-cell office:value-type="float" office:value="41.70518063">
            <text:p>41,70518063</text:p>
          </table:table-cell>
          <table:table-cell office:value-type="float" office:value="1135">
            <text:p>1135</text:p>
          </table:table-cell>
          <table:table-cell office:value-type="string">
            <text:p>Octroi</text:p>
          </table:table-cell>
          <table:table-cell office:value-type="string">
            <text:p>00059000</text:p>
          </table:table-cell>
          <table:table-cell office:value-type="string">
            <text:p>0</text:p>
          </table:table-cell>
          <table:table-cell office:value-type="string">
            <text:p>00590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08.08">
            <text:p>108,08</text:p>
          </table:table-cell>
          <table:table-cell office:value-type="float" office:value="41.721034">
            <text:p>41,721034</text:p>
          </table:table-cell>
        </table:table-row>
        <table:table-row table:style-name="ro1">
          <table:table-cell office:value-type="float" office:value="86.37503752">
            <text:p>86,37503752</text:p>
          </table:table-cell>
          <table:table-cell office:value-type="float" office:value="37.9462735">
            <text:p>37,9462735</text:p>
          </table:table-cell>
          <table:table-cell office:value-type="float" office:value="1137">
            <text:p>1137</text:p>
          </table:table-cell>
          <table:table-cell office:value-type="string">
            <text:p>Cité universitaire le Triolet</text:p>
          </table:table-cell>
          <table:table-cell office:value-type="string">
            <text:p>70019500</text:p>
          </table:table-cell>
          <table:table-cell office:value-type="string">
            <text:p>7</text:p>
          </table:table-cell>
          <table:table-cell office:value-type="string">
            <text:p>00195</text:p>
          </table:table-cell>
          <table:table-cell office:value-type="string">
            <text:p>00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float" office:value="86.4411">
            <text:p>86,4411</text:p>
          </table:table-cell>
          <table:table-cell office:value-type="float" office:value="37.960764">
            <text:p>37,960764</text:p>
          </table:table-cell>
        </table:table-row>
        <table:table-row table:style-name="ro1">
          <table:table-cell office:value-type="float" office:value="498.33384664">
            <text:p>498,33384664</text:p>
          </table:table-cell>
          <table:table-cell office:value-type="float" office:value="137.398531">
            <text:p>137,398531</text:p>
          </table:table-cell>
          <table:table-cell office:value-type="float" office:value="1138">
            <text:p>1138</text:p>
          </table:table-cell>
          <table:table-cell office:value-type="string">
            <text:p>Cité universitaire le Triolet</text:p>
          </table:table-cell>
          <table:table-cell office:value-type="string">
            <text:p>70019500</text:p>
          </table:table-cell>
          <table:table-cell office:value-type="string">
            <text:p>7</text:p>
          </table:table-cell>
          <table:table-cell office:value-type="string">
            <text:p>00195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498.71113">
            <text:p>498,71113</text:p>
          </table:table-cell>
          <table:table-cell office:value-type="float" office:value="137.450741">
            <text:p>137,450741</text:p>
          </table:table-cell>
        </table:table-row>
        <table:table-row table:style-name="ro1">
          <table:table-cell office:value-type="float" office:value="4608.83068236">
            <text:p>4608,83068236</text:p>
          </table:table-cell>
          <table:table-cell office:value-type="float" office:value="281.51578474">
            <text:p>281,51578474</text:p>
          </table:table-cell>
          <table:table-cell office:value-type="float" office:value="1139">
            <text:p>1139</text:p>
          </table:table-cell>
          <table:table-cell office:value-type="string">
            <text:p>GS François Mitterand</text:p>
          </table:table-cell>
          <table:table-cell table:number-columns-repeated="4"/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4612.33116">
            <text:p>4612,33116</text:p>
          </table:table-cell>
          <table:table-cell office:value-type="float" office:value="281.62231">
            <text:p>281,62231</text:p>
          </table:table-cell>
        </table:table-row>
        <table:table-row table:style-name="ro1">
          <table:table-cell office:value-type="float" office:value="216.85010616">
            <text:p>216,85010616</text:p>
          </table:table-cell>
          <table:table-cell office:value-type="float" office:value="71.3239206">
            <text:p>71,3239206</text:p>
          </table:table-cell>
          <table:table-cell office:value-type="float" office:value="1140">
            <text:p>1140</text:p>
          </table:table-cell>
          <table:table-cell office:value-type="string">
            <text:p>Cité universitaire le Triolet</text:p>
          </table:table-cell>
          <table:table-cell office:value-type="string">
            <text:p>70019500</text:p>
          </table:table-cell>
          <table:table-cell office:value-type="string">
            <text:p>7</text:p>
          </table:table-cell>
          <table:table-cell office:value-type="string">
            <text:p>00195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217.01463">
            <text:p>217,01463</text:p>
          </table:table-cell>
          <table:table-cell office:value-type="float" office:value="71.350946">
            <text:p>71,350946</text:p>
          </table:table-cell>
        </table:table-row>
        <table:table-row table:style-name="ro1">
          <table:table-cell office:value-type="float" office:value="2523.18163768">
            <text:p>2523,18163768</text:p>
          </table:table-cell>
          <table:table-cell office:value-type="float" office:value="537.41400969">
            <text:p>537,41400969</text:p>
          </table:table-cell>
          <table:table-cell office:value-type="float" office:value="1143">
            <text:p>1143</text:p>
          </table:table-cell>
          <table:table-cell office:value-type="string">
            <text:p>C.H.U Guy de Chauliac</text:p>
          </table:table-cell>
          <table:table-cell office:value-type="string">
            <text:p>70016400</text:p>
          </table:table-cell>
          <table:table-cell office:value-type="string">
            <text:p>7</text:p>
          </table:table-cell>
          <table:table-cell office:value-type="string">
            <text:p>00164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2525.09596">
            <text:p>2525,09596</text:p>
          </table:table-cell>
          <table:table-cell office:value-type="float" office:value="537.617291">
            <text:p>537,617291</text:p>
          </table:table-cell>
        </table:table-row>
        <table:table-row table:style-name="ro1">
          <table:table-cell office:value-type="float" office:value="989.32756267">
            <text:p>989,32756267</text:p>
          </table:table-cell>
          <table:table-cell office:value-type="float" office:value="137.00630075">
            <text:p>137,00630075</text:p>
          </table:table-cell>
          <table:table-cell office:value-type="float" office:value="1145">
            <text:p>1145</text:p>
          </table:table-cell>
          <table:table-cell office:value-type="string">
            <text:p>C.H.U Guy de Chauliac</text:p>
          </table:table-cell>
          <table:table-cell office:value-type="string">
            <text:p>70016300</text:p>
          </table:table-cell>
          <table:table-cell office:value-type="string">
            <text:p>7</text:p>
          </table:table-cell>
          <table:table-cell office:value-type="string">
            <text:p>00163</text:p>
          </table:table-cell>
          <table:table-cell office:value-type="string">
            <text:p>00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float" office:value="990.07911">
            <text:p>990,07911</text:p>
          </table:table-cell>
          <table:table-cell office:value-type="float" office:value="137.058465">
            <text:p>137,058465</text:p>
          </table:table-cell>
        </table:table-row>
        <table:table-row table:style-name="ro1">
          <table:table-cell office:value-type="float" office:value="120.97857501">
            <text:p>120,97857501</text:p>
          </table:table-cell>
          <table:table-cell office:value-type="float" office:value="86.60522648">
            <text:p>86,60522648</text:p>
          </table:table-cell>
          <table:table-cell office:value-type="float" office:value="1146">
            <text:p>1146</text:p>
          </table:table-cell>
          <table:table-cell office:value-type="string">
            <text:p>Eglise Saint Paul</text:p>
          </table:table-cell>
          <table:table-cell office:value-type="string">
            <text:p>00166000</text:p>
          </table:table-cell>
          <table:table-cell office:value-type="string">
            <text:p>0</text:p>
          </table:table-cell>
          <table:table-cell office:value-type="string">
            <text:p>01660</text:p>
          </table:table-cell>
          <table:table-cell office:value-type="string">
            <text:p>00</text:p>
          </table:table-cell>
          <table:table-cell office:value-type="string">
            <text:p>CE</text:p>
          </table:table-cell>
          <table:table-cell table:number-columns-repeated="2" office:value-type="float" office:value="0">
            <text:p>0</text:p>
          </table:table-cell>
          <table:table-cell office:value-type="float" office:value="121.07021">
            <text:p>121,07021</text:p>
          </table:table-cell>
          <table:table-cell office:value-type="float" office:value="86.638295">
            <text:p>86,638295</text:p>
          </table:table-cell>
        </table:table-row>
        <table:table-row table:style-name="ro1">
          <table:table-cell office:value-type="float" office:value="19.83203124">
            <text:p>19,83203124</text:p>
          </table:table-cell>
          <table:table-cell office:value-type="float" office:value="17.81647957">
            <text:p>17,81647957</text:p>
          </table:table-cell>
          <table:table-cell office:value-type="float" office:value="1147">
            <text:p>1147</text:p>
          </table:table-cell>
          <table:table-cell office:value-type="string">
            <text:p>Centre de Secours Guizonnier</text:p>
          </table:table-cell>
          <table:table-cell office:value-type="string">
            <text:p>70009000</text:p>
          </table:table-cell>
          <table:table-cell office:value-type="string">
            <text:p>7</text:p>
          </table:table-cell>
          <table:table-cell office:value-type="string">
            <text:p>00090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9.84659">
            <text:p>19,84659</text:p>
          </table:table-cell>
          <table:table-cell office:value-type="float" office:value="17.823017">
            <text:p>17,823017</text:p>
          </table:table-cell>
        </table:table-row>
        <table:table-row table:style-name="ro1">
          <table:table-cell office:value-type="float" office:value="592.87819989">
            <text:p>592,87819989</text:p>
          </table:table-cell>
          <table:table-cell office:value-type="float" office:value="144.61610887">
            <text:p>144,61610887</text:p>
          </table:table-cell>
          <table:table-cell office:value-type="float" office:value="1149">
            <text:p>1149</text:p>
          </table:table-cell>
          <table:table-cell office:value-type="string">
            <text:p>Faculté des Sciences</text:p>
          </table:table-cell>
          <table:table-cell office:value-type="string">
            <text:p>70013200</text:p>
          </table:table-cell>
          <table:table-cell office:value-type="string">
            <text:p>7</text:p>
          </table:table-cell>
          <table:table-cell office:value-type="string">
            <text:p>00132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593.33087">
            <text:p>593,33087</text:p>
          </table:table-cell>
          <table:table-cell office:value-type="float" office:value="144.670764">
            <text:p>144,670764</text:p>
          </table:table-cell>
        </table:table-row>
        <table:table-row table:style-name="ro1">
          <table:table-cell office:value-type="float" office:value="287.53205624">
            <text:p>287,53205624</text:p>
          </table:table-cell>
          <table:table-cell office:value-type="float" office:value="106.3709292">
            <text:p>106,3709292</text:p>
          </table:table-cell>
          <table:table-cell office:value-type="float" office:value="1150">
            <text:p>1150</text:p>
          </table:table-cell>
          <table:table-cell office:value-type="string">
            <text:p>C.H.U Guy de Chauliac</text:p>
          </table:table-cell>
          <table:table-cell office:value-type="string">
            <text:p>70016400</text:p>
          </table:table-cell>
          <table:table-cell office:value-type="string">
            <text:p>7</text:p>
          </table:table-cell>
          <table:table-cell office:value-type="string">
            <text:p>00164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287.75045">
            <text:p>287,75045</text:p>
          </table:table-cell>
          <table:table-cell office:value-type="float" office:value="106.411046">
            <text:p>106,411046</text:p>
          </table:table-cell>
        </table:table-row>
        <table:table-row table:style-name="ro1">
          <table:table-cell office:value-type="float" office:value="974.14027505">
            <text:p>974,14027505</text:p>
          </table:table-cell>
          <table:table-cell office:value-type="float" office:value="223.80918351">
            <text:p>223,80918351</text:p>
          </table:table-cell>
          <table:table-cell office:value-type="float" office:value="1151">
            <text:p>1151</text:p>
          </table:table-cell>
          <table:table-cell office:value-type="string">
            <text:p>Eglise Saint Paul</text:p>
          </table:table-cell>
          <table:table-cell office:value-type="string">
            <text:p>00166000</text:p>
          </table:table-cell>
          <table:table-cell office:value-type="string">
            <text:p>0</text:p>
          </table:table-cell>
          <table:table-cell office:value-type="string">
            <text:p>01660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974.88161">
            <text:p>974,88161</text:p>
          </table:table-cell>
          <table:table-cell office:value-type="float" office:value="223.894576">
            <text:p>223,894576</text:p>
          </table:table-cell>
        </table:table-row>
        <table:table-row table:style-name="ro1">
          <table:table-cell office:value-type="float" office:value="602.55153752">
            <text:p>602,55153752</text:p>
          </table:table-cell>
          <table:table-cell office:value-type="float" office:value="140.52129441">
            <text:p>140,52129441</text:p>
          </table:table-cell>
          <table:table-cell office:value-type="float" office:value="1153">
            <text:p>1153</text:p>
          </table:table-cell>
          <table:table-cell office:value-type="string">
            <text:p>C.H.U Arnaud de Villeneuve</text:p>
          </table:table-cell>
          <table:table-cell office:value-type="string">
            <text:p>70016600</text:p>
          </table:table-cell>
          <table:table-cell office:value-type="string">
            <text:p>7</text:p>
          </table:table-cell>
          <table:table-cell office:value-type="string">
            <text:p>00166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603.00863">
            <text:p>603,00863</text:p>
          </table:table-cell>
          <table:table-cell office:value-type="float" office:value="140.574502">
            <text:p>140,574502</text:p>
          </table:table-cell>
        </table:table-row>
        <table:table-row table:style-name="ro1">
          <table:table-cell office:value-type="float" office:value="1910.08381553">
            <text:p>1910,08381553</text:p>
          </table:table-cell>
          <table:table-cell office:value-type="float" office:value="230.43316802">
            <text:p>230,43316802</text:p>
          </table:table-cell>
          <table:table-cell office:value-type="float" office:value="1156">
            <text:p>1156</text:p>
          </table:table-cell>
          <table:table-cell office:value-type="string">
            <text:p>Centre de Secours Guizonnier</text:p>
          </table:table-cell>
          <table:table-cell office:value-type="string">
            <text:p>70009000</text:p>
          </table:table-cell>
          <table:table-cell office:value-type="string">
            <text:p>7</text:p>
          </table:table-cell>
          <table:table-cell office:value-type="string">
            <text:p>00090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911.53543">
            <text:p>1911,53543</text:p>
          </table:table-cell>
          <table:table-cell office:value-type="float" office:value="230.520846">
            <text:p>230,520846</text:p>
          </table:table-cell>
        </table:table-row>
        <table:table-row table:style-name="ro1">
          <table:table-cell office:value-type="float" office:value="383.64247183">
            <text:p>383,64247183</text:p>
          </table:table-cell>
          <table:table-cell office:value-type="float" office:value="85.55669931">
            <text:p>85,55669931</text:p>
          </table:table-cell>
          <table:table-cell office:value-type="float" office:value="1157">
            <text:p>1157</text:p>
          </table:table-cell>
          <table:table-cell office:value-type="string">
            <text:p>Centre de Secours Guizonnier</text:p>
          </table:table-cell>
          <table:table-cell office:value-type="string">
            <text:p>70009000</text:p>
          </table:table-cell>
          <table:table-cell office:value-type="string">
            <text:p>7</text:p>
          </table:table-cell>
          <table:table-cell office:value-type="string">
            <text:p>00090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383.93296">
            <text:p>383,93296</text:p>
          </table:table-cell>
          <table:table-cell office:value-type="float" office:value="85.588881">
            <text:p>85,588881</text:p>
          </table:table-cell>
        </table:table-row>
        <table:table-row table:style-name="ro1">
          <table:table-cell office:value-type="float" office:value="56.55354373">
            <text:p>56,55354373</text:p>
          </table:table-cell>
          <table:table-cell office:value-type="float" office:value="30.08420739">
            <text:p>30,08420739</text:p>
          </table:table-cell>
          <table:table-cell office:value-type="float" office:value="1158">
            <text:p>1158</text:p>
          </table:table-cell>
          <table:table-cell office:value-type="string">
            <text:p>Centre de Secours Guizonnier</text:p>
          </table:table-cell>
          <table:table-cell office:value-type="string">
            <text:p>70009000</text:p>
          </table:table-cell>
          <table:table-cell office:value-type="string">
            <text:p>7</text:p>
          </table:table-cell>
          <table:table-cell office:value-type="string">
            <text:p>00090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56.59614">
            <text:p>56,59614</text:p>
          </table:table-cell>
          <table:table-cell office:value-type="float" office:value="30.095533">
            <text:p>30,095533</text:p>
          </table:table-cell>
        </table:table-row>
        <table:table-row table:style-name="ro1">
          <table:table-cell office:value-type="float" office:value="1464.15544082">
            <text:p>1464,15544082</text:p>
          </table:table-cell>
          <table:table-cell office:value-type="float" office:value="206.99307769">
            <text:p>206,99307769</text:p>
          </table:table-cell>
          <table:table-cell office:value-type="float" office:value="1159">
            <text:p>1159</text:p>
          </table:table-cell>
          <table:table-cell office:value-type="string">
            <text:p>Faculté des Sciences</text:p>
          </table:table-cell>
          <table:table-cell office:value-type="string">
            <text:p>70013200</text:p>
          </table:table-cell>
          <table:table-cell office:value-type="string">
            <text:p>7</text:p>
          </table:table-cell>
          <table:table-cell office:value-type="string">
            <text:p>00132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465.26732">
            <text:p>1465,26732</text:p>
          </table:table-cell>
          <table:table-cell office:value-type="float" office:value="207.071853">
            <text:p>207,071853</text:p>
          </table:table-cell>
        </table:table-row>
        <table:table-row table:style-name="ro1">
          <table:table-cell office:value-type="float" office:value="214.90403123">
            <text:p>214,90403123</text:p>
          </table:table-cell>
          <table:table-cell office:value-type="float" office:value="59.59040269">
            <text:p>59,59040269</text:p>
          </table:table-cell>
          <table:table-cell office:value-type="float" office:value="1160">
            <text:p>1160</text:p>
          </table:table-cell>
          <table:table-cell office:value-type="string">
            <text:p>Faculté Paul Valéry</text:p>
          </table:table-cell>
          <table:table-cell office:value-type="string">
            <text:p>70013300</text:p>
          </table:table-cell>
          <table:table-cell office:value-type="string">
            <text:p>7</text:p>
          </table:table-cell>
          <table:table-cell office:value-type="string">
            <text:p>00133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215.06688">
            <text:p>215,06688</text:p>
          </table:table-cell>
          <table:table-cell office:value-type="float" office:value="59.613021">
            <text:p>59,613021</text:p>
          </table:table-cell>
        </table:table-row>
        <table:table-row table:style-name="ro1">
          <table:table-cell office:value-type="float" office:value="716.36941557">
            <text:p>716,36941557</text:p>
          </table:table-cell>
          <table:table-cell office:value-type="float" office:value="130.18457197">
            <text:p>130,18457197</text:p>
          </table:table-cell>
          <table:table-cell office:value-type="float" office:value="1161">
            <text:p>1161</text:p>
          </table:table-cell>
          <table:table-cell office:value-type="string">
            <text:p>Faculté des Sciences</text:p>
          </table:table-cell>
          <table:table-cell office:value-type="string">
            <text:p>70013200</text:p>
          </table:table-cell>
          <table:table-cell office:value-type="string">
            <text:p>7</text:p>
          </table:table-cell>
          <table:table-cell office:value-type="string">
            <text:p>00132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716.91203">
            <text:p>716,91203</text:p>
          </table:table-cell>
          <table:table-cell office:value-type="float" office:value="130.234006">
            <text:p>130,234006</text:p>
          </table:table-cell>
        </table:table-row>
        <table:table-row table:style-name="ro1">
          <table:table-cell office:value-type="float" office:value="99.15950941">
            <text:p>99,15950941</text:p>
          </table:table-cell>
          <table:table-cell office:value-type="float" office:value="45.27835528">
            <text:p>45,27835528</text:p>
          </table:table-cell>
          <table:table-cell office:value-type="float" office:value="1162">
            <text:p>1162</text:p>
          </table:table-cell>
          <table:table-cell office:value-type="string">
            <text:p>Faculté des Sciences</text:p>
          </table:table-cell>
          <table:table-cell office:value-type="string">
            <text:p>70013200</text:p>
          </table:table-cell>
          <table:table-cell office:value-type="string">
            <text:p>7</text:p>
          </table:table-cell>
          <table:table-cell office:value-type="string">
            <text:p>00132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99.23416">
            <text:p>99,23416</text:p>
          </table:table-cell>
          <table:table-cell office:value-type="float" office:value="45.295396">
            <text:p>45,295396</text:p>
          </table:table-cell>
        </table:table-row>
        <table:table-row table:style-name="ro1">
          <table:table-cell office:value-type="float" office:value="1467.71360023">
            <text:p>1467,71360023</text:p>
          </table:table-cell>
          <table:table-cell office:value-type="float" office:value="206.44850893">
            <text:p>206,44850893</text:p>
          </table:table-cell>
          <table:table-cell office:value-type="float" office:value="1164">
            <text:p>1164</text:p>
          </table:table-cell>
          <table:table-cell office:value-type="string">
            <text:p>Faculté Paul Valéry</text:p>
          </table:table-cell>
          <table:table-cell office:value-type="string">
            <text:p>70013200</text:p>
          </table:table-cell>
          <table:table-cell office:value-type="string">
            <text:p>7</text:p>
          </table:table-cell>
          <table:table-cell office:value-type="string">
            <text:p>00132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468.82688">
            <text:p>1468,82688</text:p>
          </table:table-cell>
          <table:table-cell office:value-type="float" office:value="206.527002">
            <text:p>206,527002</text:p>
          </table:table-cell>
        </table:table-row>
        <table:table-row table:style-name="ro1">
          <table:table-cell office:value-type="float" office:value="559.70169695">
            <text:p>559,70169695</text:p>
          </table:table-cell>
          <table:table-cell office:value-type="float" office:value="103.52794298">
            <text:p>103,52794298</text:p>
          </table:table-cell>
          <table:table-cell office:value-type="float" office:value="1165">
            <text:p>1165</text:p>
          </table:table-cell>
          <table:table-cell office:value-type="string">
            <text:p>Théâtre d'O</text:p>
          </table:table-cell>
          <table:table-cell office:value-type="string">
            <text:p>70019000</text:p>
          </table:table-cell>
          <table:table-cell office:value-type="string">
            <text:p>7</text:p>
          </table:table-cell>
          <table:table-cell office:value-type="string">
            <text:p>00190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560.12511">
            <text:p>560,12511</text:p>
          </table:table-cell>
          <table:table-cell office:value-type="float" office:value="103.567122">
            <text:p>103,567122</text:p>
          </table:table-cell>
        </table:table-row>
        <table:table-row table:style-name="ro1">
          <table:table-cell office:value-type="float" office:value="113.85793117">
            <text:p>113,85793117</text:p>
          </table:table-cell>
          <table:table-cell office:value-type="float" office:value="43.71961429">
            <text:p>43,71961429</text:p>
          </table:table-cell>
          <table:table-cell office:value-type="float" office:value="1166">
            <text:p>1166</text:p>
          </table:table-cell>
          <table:table-cell office:value-type="string">
            <text:p>Théâtre d'O</text:p>
          </table:table-cell>
          <table:table-cell office:value-type="string">
            <text:p>70019000</text:p>
          </table:table-cell>
          <table:table-cell office:value-type="string">
            <text:p>7</text:p>
          </table:table-cell>
          <table:table-cell office:value-type="string">
            <text:p>00190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13.94352">
            <text:p>113,94352</text:p>
          </table:table-cell>
          <table:table-cell office:value-type="float" office:value="43.736107">
            <text:p>43,736107</text:p>
          </table:table-cell>
        </table:table-row>
        <table:table-row table:style-name="ro1">
          <table:table-cell office:value-type="float" office:value="1209.80219388">
            <text:p>1209,80219388</text:p>
          </table:table-cell>
          <table:table-cell office:value-type="float" office:value="168.67620884">
            <text:p>168,67620884</text:p>
          </table:table-cell>
          <table:table-cell office:value-type="float" office:value="1167">
            <text:p>1167</text:p>
          </table:table-cell>
          <table:table-cell office:value-type="string">
            <text:p>Faculté des Sciences</text:p>
          </table:table-cell>
          <table:table-cell office:value-type="string">
            <text:p>70013200</text:p>
          </table:table-cell>
          <table:table-cell office:value-type="string">
            <text:p>7</text:p>
          </table:table-cell>
          <table:table-cell office:value-type="string">
            <text:p>00132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210.71612">
            <text:p>1210,71612</text:p>
          </table:table-cell>
          <table:table-cell office:value-type="float" office:value="168.740226">
            <text:p>168,740226</text:p>
          </table:table-cell>
        </table:table-row>
        <table:table-row table:style-name="ro1">
          <table:table-cell office:value-type="float" office:value="1495.27038397">
            <text:p>1495,27038397</text:p>
          </table:table-cell>
          <table:table-cell office:value-type="float" office:value="159.86790092">
            <text:p>159,86790092</text:p>
          </table:table-cell>
          <table:table-cell office:value-type="float" office:value="1169">
            <text:p>1169</text:p>
          </table:table-cell>
          <table:table-cell office:value-type="string">
            <text:p>CPAM</text:p>
          </table:table-cell>
          <table:table-cell office:value-type="string">
            <text:p>70017000</text:p>
          </table:table-cell>
          <table:table-cell office:value-type="string">
            <text:p>7</text:p>
          </table:table-cell>
          <table:table-cell office:value-type="string">
            <text:p>00170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496.40263">
            <text:p>1496,40263</text:p>
          </table:table-cell>
          <table:table-cell office:value-type="float" office:value="159.92836">
            <text:p>159,92836</text:p>
          </table:table-cell>
        </table:table-row>
        <table:table-row table:style-name="ro1">
          <table:table-cell office:value-type="float" office:value="2141.22070302">
            <text:p>2141,22070302</text:p>
          </table:table-cell>
          <table:table-cell office:value-type="float" office:value="185.17949951">
            <text:p>185,17949951</text:p>
          </table:table-cell>
          <table:table-cell office:value-type="float" office:value="1170">
            <text:p>1170</text:p>
          </table:table-cell>
          <table:table-cell office:value-type="string">
            <text:p>Faculté des Sciences</text:p>
          </table:table-cell>
          <table:table-cell office:value-type="string">
            <text:p>70013200</text:p>
          </table:table-cell>
          <table:table-cell office:value-type="string">
            <text:p>7</text:p>
          </table:table-cell>
          <table:table-cell office:value-type="string">
            <text:p>00132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2142.83734">
            <text:p>2142,83734</text:p>
          </table:table-cell>
          <table:table-cell office:value-type="float" office:value="185.249399">
            <text:p>185,249399</text:p>
          </table:table-cell>
        </table:table-row>
        <table:table-row table:style-name="ro1">
          <table:table-cell office:value-type="float" office:value="102.82426872">
            <text:p>102,82426872</text:p>
          </table:table-cell>
          <table:table-cell office:value-type="float" office:value="40.61278035">
            <text:p>40,61278035</text:p>
          </table:table-cell>
          <table:table-cell office:value-type="float" office:value="1171">
            <text:p>1171</text:p>
          </table:table-cell>
          <table:table-cell office:value-type="string">
            <text:p>Faculté des Sciences</text:p>
          </table:table-cell>
          <table:table-cell office:value-type="string">
            <text:p>70013200</text:p>
          </table:table-cell>
          <table:table-cell office:value-type="string">
            <text:p>7</text:p>
          </table:table-cell>
          <table:table-cell office:value-type="string">
            <text:p>00132</text:p>
          </table:table-cell>
          <table:table-cell office:value-type="string">
            <text:p>00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float" office:value="102.90217">
            <text:p>102,90217</text:p>
          </table:table-cell>
          <table:table-cell office:value-type="float" office:value="40.628163">
            <text:p>40,628163</text:p>
          </table:table-cell>
        </table:table-row>
        <table:table-row table:style-name="ro1">
          <table:table-cell office:value-type="float" office:value="1783.99664949">
            <text:p>1783,99664949</text:p>
          </table:table-cell>
          <table:table-cell office:value-type="float" office:value="283.40348149">
            <text:p>283,40348149</text:p>
          </table:table-cell>
          <table:table-cell office:value-type="float" office:value="1172">
            <text:p>1172</text:p>
          </table:table-cell>
          <table:table-cell office:value-type="string">
            <text:p>Faculté des Sciences</text:p>
          </table:table-cell>
          <table:table-cell office:value-type="string">
            <text:p>70013200</text:p>
          </table:table-cell>
          <table:table-cell office:value-type="string">
            <text:p>7</text:p>
          </table:table-cell>
          <table:table-cell office:value-type="string">
            <text:p>00132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785.34484">
            <text:p>1785,34484</text:p>
          </table:table-cell>
          <table:table-cell office:value-type="float" office:value="283.511071">
            <text:p>283,511071</text:p>
          </table:table-cell>
        </table:table-row>
        <table:table-row table:style-name="ro1">
          <table:table-cell office:value-type="float" office:value="2654.87369795">
            <text:p>2654,87369795</text:p>
          </table:table-cell>
          <table:table-cell office:value-type="float" office:value="254.50304929">
            <text:p>254,50304929</text:p>
          </table:table-cell>
          <table:table-cell office:value-type="float" office:value="1173">
            <text:p>1173</text:p>
          </table:table-cell>
          <table:table-cell office:value-type="string">
            <text:p>Centre des Impôts Nord et Ouest</text:p>
          </table:table-cell>
          <table:table-cell office:value-type="string">
            <text:p>70002000</text:p>
          </table:table-cell>
          <table:table-cell office:value-type="string">
            <text:p>7</text:p>
          </table:table-cell>
          <table:table-cell office:value-type="string">
            <text:p>00020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2656.88377">
            <text:p>2656,88377</text:p>
          </table:table-cell>
          <table:table-cell office:value-type="float" office:value="254.599229">
            <text:p>254,599229</text:p>
          </table:table-cell>
        </table:table-row>
        <table:table-row table:style-name="ro1">
          <table:table-cell office:value-type="float" office:value="2150.88058961">
            <text:p>2150,88058961</text:p>
          </table:table-cell>
          <table:table-cell office:value-type="float" office:value="232.87316109">
            <text:p>232,87316109</text:p>
          </table:table-cell>
          <table:table-cell office:value-type="float" office:value="1174">
            <text:p>1174</text:p>
          </table:table-cell>
          <table:table-cell office:value-type="string">
            <text:p>Faculté Paul Valéry</text:p>
          </table:table-cell>
          <table:table-cell office:value-type="string">
            <text:p>70013300</text:p>
          </table:table-cell>
          <table:table-cell office:value-type="string">
            <text:p>7</text:p>
          </table:table-cell>
          <table:table-cell office:value-type="string">
            <text:p>00133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2152.50618">
            <text:p>2152,50618</text:p>
          </table:table-cell>
          <table:table-cell office:value-type="float" office:value="232.961554">
            <text:p>232,961554</text:p>
          </table:table-cell>
        </table:table-row>
        <table:table-row table:style-name="ro1">
          <table:table-cell office:value-type="float" office:value="767.8424938">
            <text:p>767,8424938</text:p>
          </table:table-cell>
          <table:table-cell office:value-type="float" office:value="132.80737706">
            <text:p>132,80737706</text:p>
          </table:table-cell>
          <table:table-cell office:value-type="float" office:value="1175">
            <text:p>1175</text:p>
          </table:table-cell>
          <table:table-cell office:value-type="string">
            <text:p>Faculté des Sciences</text:p>
          </table:table-cell>
          <table:table-cell office:value-type="string">
            <text:p>70013200</text:p>
          </table:table-cell>
          <table:table-cell office:value-type="string">
            <text:p>7</text:p>
          </table:table-cell>
          <table:table-cell office:value-type="string">
            <text:p>00132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768.42538">
            <text:p>768,42538</text:p>
          </table:table-cell>
          <table:table-cell office:value-type="float" office:value="132.857849">
            <text:p>132,857849</text:p>
          </table:table-cell>
        </table:table-row>
        <table:table-row table:style-name="ro1">
          <table:table-cell office:value-type="float" office:value="2580.89024998">
            <text:p>2580,89024998</text:p>
          </table:table-cell>
          <table:table-cell office:value-type="float" office:value="253.84323166">
            <text:p>253,84323166</text:p>
          </table:table-cell>
          <table:table-cell office:value-type="float" office:value="1176">
            <text:p>1176</text:p>
          </table:table-cell>
          <table:table-cell office:value-type="string">
            <text:p>Faculté des Sciences</text:p>
          </table:table-cell>
          <table:table-cell office:value-type="string">
            <text:p>70013200</text:p>
          </table:table-cell>
          <table:table-cell office:value-type="string">
            <text:p>7</text:p>
          </table:table-cell>
          <table:table-cell office:value-type="string">
            <text:p>00132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2582.84268">
            <text:p>2582,84268</text:p>
          </table:table-cell>
          <table:table-cell office:value-type="float" office:value="253.939121">
            <text:p>253,939121</text:p>
          </table:table-cell>
        </table:table-row>
        <table:table-row table:style-name="ro1">
          <table:table-cell office:value-type="float" office:value="285.74700308">
            <text:p>285,74700308</text:p>
          </table:table-cell>
          <table:table-cell office:value-type="float" office:value="62.93495933">
            <text:p>62,93495933</text:p>
          </table:table-cell>
          <table:table-cell office:value-type="float" office:value="1177">
            <text:p>1177</text:p>
          </table:table-cell>
          <table:table-cell office:value-type="string">
            <text:p>Faculté des Sciences</text:p>
          </table:table-cell>
          <table:table-cell office:value-type="string">
            <text:p>70013200</text:p>
          </table:table-cell>
          <table:table-cell office:value-type="string">
            <text:p>7</text:p>
          </table:table-cell>
          <table:table-cell office:value-type="string">
            <text:p>00132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285.96305">
            <text:p>285,96305</text:p>
          </table:table-cell>
          <table:table-cell office:value-type="float" office:value="62.958745">
            <text:p>62,958745</text:p>
          </table:table-cell>
        </table:table-row>
        <table:table-row table:style-name="ro1">
          <table:table-cell office:value-type="float" office:value="1585.77648705">
            <text:p>1585,77648705</text:p>
          </table:table-cell>
          <table:table-cell office:value-type="float" office:value="196.32719612">
            <text:p>196,32719612</text:p>
          </table:table-cell>
          <table:table-cell office:value-type="float" office:value="1178">
            <text:p>1178</text:p>
          </table:table-cell>
          <table:table-cell office:value-type="string">
            <text:p>C.H.U Arnaud de Villeneuve</text:p>
          </table:table-cell>
          <table:table-cell office:value-type="string">
            <text:p>70016200</text:p>
          </table:table-cell>
          <table:table-cell office:value-type="string">
            <text:p>7</text:p>
          </table:table-cell>
          <table:table-cell office:value-type="string">
            <text:p>00162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586.97436">
            <text:p>1586,97436</text:p>
          </table:table-cell>
          <table:table-cell office:value-type="float" office:value="196.401">
            <text:p>196,401</text:p>
          </table:table-cell>
        </table:table-row>
        <table:table-row table:style-name="ro1">
          <table:table-cell office:value-type="float" office:value="2531.04483488">
            <text:p>2531,04483488</text:p>
          </table:table-cell>
          <table:table-cell office:value-type="float" office:value="313.86831549">
            <text:p>313,86831549</text:p>
          </table:table-cell>
          <table:table-cell office:value-type="float" office:value="1179">
            <text:p>1179</text:p>
          </table:table-cell>
          <table:table-cell office:value-type="string">
            <text:p>Faculté des Sciences</text:p>
          </table:table-cell>
          <table:table-cell office:value-type="string">
            <text:p>70013200</text:p>
          </table:table-cell>
          <table:table-cell office:value-type="string">
            <text:p>7</text:p>
          </table:table-cell>
          <table:table-cell office:value-type="string">
            <text:p>00132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2532.95454">
            <text:p>2532,95454</text:p>
          </table:table-cell>
          <table:table-cell office:value-type="float" office:value="313.98737">
            <text:p>313,98737</text:p>
          </table:table-cell>
        </table:table-row>
        <table:table-row table:style-name="ro1">
          <table:table-cell office:value-type="float" office:value="65.08203129">
            <text:p>65,08203129</text:p>
          </table:table-cell>
          <table:table-cell office:value-type="float" office:value="38.99486511">
            <text:p>38,99486511</text:p>
          </table:table-cell>
          <table:table-cell office:value-type="float" office:value="1181">
            <text:p>1181</text:p>
          </table:table-cell>
          <table:table-cell office:value-type="string">
            <text:p>Faculté Paul Valéry</text:p>
          </table:table-cell>
          <table:table-cell office:value-type="string">
            <text:p>70013300</text:p>
          </table:table-cell>
          <table:table-cell office:value-type="string">
            <text:p>7</text:p>
          </table:table-cell>
          <table:table-cell office:value-type="string">
            <text:p>00133</text:p>
          </table:table-cell>
          <table:table-cell office:value-type="string">
            <text:p>00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float" office:value="65.1303">
            <text:p>65,1303</text:p>
          </table:table-cell>
          <table:table-cell office:value-type="float" office:value="39.009507">
            <text:p>39,009507</text:p>
          </table:table-cell>
        </table:table-row>
        <table:table-row table:style-name="ro1">
          <table:table-cell office:value-type="float" office:value="308.70595009">
            <text:p>308,70595009</text:p>
          </table:table-cell>
          <table:table-cell office:value-type="float" office:value="101.66364114">
            <text:p>101,66364114</text:p>
          </table:table-cell>
          <table:table-cell office:value-type="float" office:value="1182">
            <text:p>1182</text:p>
          </table:table-cell>
          <table:table-cell office:value-type="string">
            <text:p>Gymnase Jean Bouin</text:p>
          </table:table-cell>
          <table:table-cell office:value-type="string">
            <text:p>00047200</text:p>
          </table:table-cell>
          <table:table-cell office:value-type="string">
            <text:p>0</text:p>
          </table:table-cell>
          <table:table-cell office:value-type="string">
            <text:p>00472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308.94077">
            <text:p>308,94077</text:p>
          </table:table-cell>
          <table:table-cell office:value-type="float" office:value="101.70198">
            <text:p>101,70198</text:p>
          </table:table-cell>
        </table:table-row>
        <table:table-row table:style-name="ro1">
          <table:table-cell office:value-type="float" office:value="426.27709998">
            <text:p>426,27709998</text:p>
          </table:table-cell>
          <table:table-cell office:value-type="float" office:value="85.87236176">
            <text:p>85,87236176</text:p>
          </table:table-cell>
          <table:table-cell office:value-type="float" office:value="1183">
            <text:p>1183</text:p>
          </table:table-cell>
          <table:table-cell office:value-type="string">
            <text:p>Poste</text:p>
          </table:table-cell>
          <table:table-cell office:value-type="string">
            <text:p>70022200</text:p>
          </table:table-cell>
          <table:table-cell office:value-type="string">
            <text:p>7</text:p>
          </table:table-cell>
          <table:table-cell office:value-type="string">
            <text:p>00222</text:p>
          </table:table-cell>
          <table:table-cell office:value-type="string">
            <text:p>00</text:p>
          </table:table-cell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426.60023">
            <text:p>426,60023</text:p>
          </table:table-cell>
          <table:table-cell office:value-type="float" office:value="85.905031">
            <text:p>85,905031</text:p>
          </table:table-cell>
        </table:table-row>
        <table:table-row table:style-name="ro1">
          <table:table-cell office:value-type="float" office:value="216.55853129">
            <text:p>216,55853129</text:p>
          </table:table-cell>
          <table:table-cell office:value-type="float" office:value="62.31137611">
            <text:p>62,31137611</text:p>
          </table:table-cell>
          <table:table-cell office:value-type="float" office:value="1184">
            <text:p>1184</text:p>
          </table:table-cell>
          <table:table-cell office:value-type="string">
            <text:p>Médiathèque J.J Rousseau</text:p>
          </table:table-cell>
          <table:table-cell office:value-type="string">
            <text:p>00244100</text:p>
          </table:table-cell>
          <table:table-cell office:value-type="string">
            <text:p>0</text:p>
          </table:table-cell>
          <table:table-cell office:value-type="string">
            <text:p>02441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216.72283">
            <text:p>216,72283</text:p>
          </table:table-cell>
          <table:table-cell office:value-type="float" office:value="62.334943">
            <text:p>62,334943</text:p>
          </table:table-cell>
        </table:table-row>
        <table:table-row table:style-name="ro1">
          <table:table-cell office:value-type="float" office:value="861.57336568">
            <text:p>861,57336568</text:p>
          </table:table-cell>
          <table:table-cell office:value-type="float" office:value="138.27308452">
            <text:p>138,27308452</text:p>
          </table:table-cell>
          <table:table-cell office:value-type="float" office:value="1185">
            <text:p>1185</text:p>
          </table:table-cell>
          <table:table-cell office:value-type="string">
            <text:p>Faculté Paul Valéry</text:p>
          </table:table-cell>
          <table:table-cell office:value-type="string">
            <text:p>70013300</text:p>
          </table:table-cell>
          <table:table-cell office:value-type="string">
            <text:p>7</text:p>
          </table:table-cell>
          <table:table-cell office:value-type="string">
            <text:p>00133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862.22365">
            <text:p>862,22365</text:p>
          </table:table-cell>
          <table:table-cell office:value-type="float" office:value="138.3251">
            <text:p>138,3251</text:p>
          </table:table-cell>
        </table:table-row>
        <table:table-row table:style-name="ro1">
          <table:table-cell office:value-type="float" office:value="204.20391254">
            <text:p>204,20391254</text:p>
          </table:table-cell>
          <table:table-cell office:value-type="float" office:value="57.18529702">
            <text:p>57,18529702</text:p>
          </table:table-cell>
          <table:table-cell office:value-type="float" office:value="1187">
            <text:p>1187</text:p>
          </table:table-cell>
          <table:table-cell office:value-type="string">
            <text:p>C.H.U Arnaud de Villeneuve</text:p>
          </table:table-cell>
          <table:table-cell office:value-type="string">
            <text:p>88888888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float" office:value="204.35839">
            <text:p>204,35839</text:p>
          </table:table-cell>
          <table:table-cell office:value-type="float" office:value="57.206927">
            <text:p>57,206927</text:p>
          </table:table-cell>
        </table:table-row>
        <table:table-row table:style-name="ro1">
          <table:table-cell office:value-type="float" office:value="1754.63673131">
            <text:p>1754,63673131</text:p>
          </table:table-cell>
          <table:table-cell office:value-type="float" office:value="170.54377445">
            <text:p>170,54377445</text:p>
          </table:table-cell>
          <table:table-cell office:value-type="float" office:value="1188">
            <text:p>1188</text:p>
          </table:table-cell>
          <table:table-cell office:value-type="string">
            <text:p>Collège les Escholiers</text:p>
          </table:table-cell>
          <table:table-cell office:value-type="string">
            <text:p>70011600</text:p>
          </table:table-cell>
          <table:table-cell office:value-type="string">
            <text:p>7</text:p>
          </table:table-cell>
          <table:table-cell office:value-type="string">
            <text:p>00116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755.96304">
            <text:p>1755,96304</text:p>
          </table:table-cell>
          <table:table-cell office:value-type="float" office:value="170.608219">
            <text:p>170,608219</text:p>
          </table:table-cell>
        </table:table-row>
        <table:table-row table:style-name="ro1">
          <table:table-cell office:value-type="float" office:value="1914.92028468">
            <text:p>1914,92028468</text:p>
          </table:table-cell>
          <table:table-cell office:value-type="float" office:value="286.87200941">
            <text:p>286,87200941</text:p>
          </table:table-cell>
          <table:table-cell office:value-type="float" office:value="1190">
            <text:p>1190</text:p>
          </table:table-cell>
          <table:table-cell office:value-type="string">
            <text:p>Faculté des Sciences</text:p>
          </table:table-cell>
          <table:table-cell office:value-type="string">
            <text:p>70013200</text:p>
          </table:table-cell>
          <table:table-cell office:value-type="string">
            <text:p>7</text:p>
          </table:table-cell>
          <table:table-cell office:value-type="string">
            <text:p>00132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916.37335">
            <text:p>1916,37335</text:p>
          </table:table-cell>
          <table:table-cell office:value-type="float" office:value="286.98093">
            <text:p>286,98093</text:p>
          </table:table-cell>
        </table:table-row>
        <table:table-row table:style-name="ro1">
          <table:table-cell office:value-type="float" office:value="2029.96669983">
            <text:p>2029,96669983</text:p>
          </table:table-cell>
          <table:table-cell office:value-type="float" office:value="268.02849184">
            <text:p>268,02849184</text:p>
          </table:table-cell>
          <table:table-cell office:value-type="float" office:value="1191">
            <text:p>1191</text:p>
          </table:table-cell>
          <table:table-cell office:value-type="string">
            <text:p>Faculté des Sciences</text:p>
          </table:table-cell>
          <table:table-cell office:value-type="string">
            <text:p>70013200</text:p>
          </table:table-cell>
          <table:table-cell office:value-type="string">
            <text:p>7</text:p>
          </table:table-cell>
          <table:table-cell office:value-type="string">
            <text:p>00132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2031.50357">
            <text:p>2031,50357</text:p>
          </table:table-cell>
          <table:table-cell office:value-type="float" office:value="268.130228">
            <text:p>268,130228</text:p>
          </table:table-cell>
        </table:table-row>
        <table:table-row table:style-name="ro1">
          <table:table-cell office:value-type="float" office:value="2464.43639347">
            <text:p>2464,43639347</text:p>
          </table:table-cell>
          <table:table-cell office:value-type="float" office:value="326.20593768">
            <text:p>326,20593768</text:p>
          </table:table-cell>
          <table:table-cell office:value-type="float" office:value="1192">
            <text:p>1192</text:p>
          </table:table-cell>
          <table:table-cell office:value-type="string">
            <text:p>Faculté Paul Valéry</text:p>
          </table:table-cell>
          <table:table-cell office:value-type="string">
            <text:p>70013300</text:p>
          </table:table-cell>
          <table:table-cell office:value-type="string">
            <text:p>7</text:p>
          </table:table-cell>
          <table:table-cell office:value-type="string">
            <text:p>00133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2466.29551">
            <text:p>2466,29551</text:p>
          </table:table-cell>
          <table:table-cell office:value-type="float" office:value="326.328624">
            <text:p>326,328624</text:p>
          </table:table-cell>
        </table:table-row>
        <table:table-row table:style-name="ro1">
          <table:table-cell office:value-type="float" office:value="289.38643748">
            <text:p>289,38643748</text:p>
          </table:table-cell>
          <table:table-cell office:value-type="float" office:value="82.77286035">
            <text:p>82,77286035</text:p>
          </table:table-cell>
          <table:table-cell office:value-type="float" office:value="1193">
            <text:p>1193</text:p>
          </table:table-cell>
          <table:table-cell office:value-type="string">
            <text:p>C.H.U Arnaud de Villeneuve</text:p>
          </table:table-cell>
          <table:table-cell office:value-type="string">
            <text:p>88888888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float" office:value="289.6058">
            <text:p>289,6058</text:p>
          </table:table-cell>
          <table:table-cell office:value-type="float" office:value="82.804256">
            <text:p>82,804256</text:p>
          </table:table-cell>
        </table:table-row>
        <table:table-row table:style-name="ro1">
          <table:table-cell office:value-type="float" office:value="29.13479999">
            <text:p>29,13479999</text:p>
          </table:table-cell>
          <table:table-cell office:value-type="float" office:value="22.64921339">
            <text:p>22,64921339</text:p>
          </table:table-cell>
          <table:table-cell office:value-type="float" office:value="1195">
            <text:p>1195</text:p>
          </table:table-cell>
          <table:table-cell office:value-type="string">
            <text:p>Théâtre d'O</text:p>
          </table:table-cell>
          <table:table-cell office:value-type="string">
            <text:p>70019000</text:p>
          </table:table-cell>
          <table:table-cell office:value-type="string">
            <text:p>7</text:p>
          </table:table-cell>
          <table:table-cell office:value-type="string">
            <text:p>00190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29.15695">
            <text:p>29,15695</text:p>
          </table:table-cell>
          <table:table-cell office:value-type="float" office:value="22.657779">
            <text:p>22,657779</text:p>
          </table:table-cell>
        </table:table-row>
        <table:table-row table:style-name="ro1">
          <table:table-cell office:value-type="float" office:value="808.33638433">
            <text:p>808,33638433</text:p>
          </table:table-cell>
          <table:table-cell office:value-type="float" office:value="212.94870375">
            <text:p>212,94870375</text:p>
          </table:table-cell>
          <table:table-cell office:value-type="float" office:value="1196">
            <text:p>1196</text:p>
          </table:table-cell>
          <table:table-cell office:value-type="string">
            <text:p>Domaine de Méric</text:p>
          </table:table-cell>
          <table:table-cell office:value-type="string">
            <text:p>00090500</text:p>
          </table:table-cell>
          <table:table-cell office:value-type="string">
            <text:p>0</text:p>
          </table:table-cell>
          <table:table-cell office:value-type="string">
            <text:p>00905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808.94598">
            <text:p>808,94598</text:p>
          </table:table-cell>
          <table:table-cell office:value-type="float" office:value="213.029109">
            <text:p>213,029109</text:p>
          </table:table-cell>
        </table:table-row>
        <table:table-row table:style-name="ro1">
          <table:table-cell office:value-type="float" office:value="2118.22820336">
            <text:p>2118,22820336</text:p>
          </table:table-cell>
          <table:table-cell office:value-type="float" office:value="196.13388967">
            <text:p>196,13388967</text:p>
          </table:table-cell>
          <table:table-cell office:value-type="float" office:value="1198">
            <text:p>1198</text:p>
          </table:table-cell>
          <table:table-cell table:number-columns-repeated="5"/>
          <table:table-cell office:value-type="string">
            <text:p>BT</text:p>
          </table:table-cell>
          <table:table-cell table:number-columns-repeated="2" office:value-type="float" office:value="0">
            <text:p>0</text:p>
          </table:table-cell>
          <table:table-cell office:value-type="float" office:value="2119.82727">
            <text:p>2119,82727</text:p>
          </table:table-cell>
          <table:table-cell office:value-type="float" office:value="196.207809">
            <text:p>196,207809</text:p>
          </table:table-cell>
        </table:table-row>
        <table:table-row table:style-name="ro1">
          <table:table-cell office:value-type="float" office:value="127.88876251">
            <text:p>127,88876251</text:p>
          </table:table-cell>
          <table:table-cell office:value-type="float" office:value="48.68042159">
            <text:p>48,68042159</text:p>
          </table:table-cell>
          <table:table-cell office:value-type="float" office:value="1199">
            <text:p>1199</text:p>
          </table:table-cell>
          <table:table-cell office:value-type="string">
            <text:p>Théâtre d'O</text:p>
          </table:table-cell>
          <table:table-cell office:value-type="string">
            <text:p>70019000</text:p>
          </table:table-cell>
          <table:table-cell office:value-type="string">
            <text:p>7</text:p>
          </table:table-cell>
          <table:table-cell office:value-type="string">
            <text:p>00190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27.98422">
            <text:p>127,98422</text:p>
          </table:table-cell>
          <table:table-cell office:value-type="float" office:value="48.69857">
            <text:p>48,69857</text:p>
          </table:table-cell>
        </table:table-row>
        <table:table-row table:style-name="ro1">
          <table:table-cell office:value-type="float" office:value="542.40372203">
            <text:p>542,40372203</text:p>
          </table:table-cell>
          <table:table-cell office:value-type="float" office:value="122.63179068">
            <text:p>122,63179068</text:p>
          </table:table-cell>
          <table:table-cell office:value-type="float" office:value="1201">
            <text:p>1201</text:p>
          </table:table-cell>
          <table:table-cell office:value-type="string">
            <text:p>Cité Universitaire la Colombière</text:p>
          </table:table-cell>
          <table:table-cell office:value-type="string">
            <text:p>70019600</text:p>
          </table:table-cell>
          <table:table-cell office:value-type="string">
            <text:p>7</text:p>
          </table:table-cell>
          <table:table-cell office:value-type="string">
            <text:p>00196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542.81378">
            <text:p>542,81378</text:p>
          </table:table-cell>
          <table:table-cell office:value-type="float" office:value="122.678105">
            <text:p>122,678105</text:p>
          </table:table-cell>
        </table:table-row>
        <table:table-row table:style-name="ro1">
          <table:table-cell office:value-type="float" office:value="986.84098445">
            <text:p>986,84098445</text:p>
          </table:table-cell>
          <table:table-cell office:value-type="float" office:value="221.74721273">
            <text:p>221,74721273</text:p>
          </table:table-cell>
          <table:table-cell office:value-type="float" office:value="1103">
            <text:p>1103</text:p>
          </table:table-cell>
          <table:table-cell office:value-type="string">
            <text:p>Foyer des Travailleurs Migrants</text:p>
          </table:table-cell>
          <table:table-cell office:value-type="string">
            <text:p>70020500</text:p>
          </table:table-cell>
          <table:table-cell office:value-type="string">
            <text:p>7</text:p>
          </table:table-cell>
          <table:table-cell office:value-type="string">
            <text:p>00205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987.59098">
            <text:p>987,59098</text:p>
          </table:table-cell>
          <table:table-cell office:value-type="float" office:value="221.831446">
            <text:p>221,831446</text:p>
          </table:table-cell>
        </table:table-row>
        <table:table-row table:style-name="ro1">
          <table:table-cell office:value-type="float" office:value="851.69318742">
            <text:p>851,69318742</text:p>
          </table:table-cell>
          <table:table-cell office:value-type="float" office:value="195.30271794">
            <text:p>195,30271794</text:p>
          </table:table-cell>
          <table:table-cell office:value-type="float" office:value="1106">
            <text:p>1106</text:p>
          </table:table-cell>
          <table:table-cell office:value-type="string">
            <text:p>C.H.U Saint Eloi</text:p>
          </table:table-cell>
          <table:table-cell office:value-type="string">
            <text:p>70016400</text:p>
          </table:table-cell>
          <table:table-cell office:value-type="string">
            <text:p>7</text:p>
          </table:table-cell>
          <table:table-cell office:value-type="string">
            <text:p>00164</text:p>
          </table:table-cell>
          <table:table-cell office:value-type="string">
            <text:p>00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float" office:value="852.34245">
            <text:p>852,34245</text:p>
          </table:table-cell>
          <table:table-cell office:value-type="float" office:value="195.377099">
            <text:p>195,377099</text:p>
          </table:table-cell>
        </table:table-row>
        <table:table-row table:style-name="ro1">
          <table:table-cell office:value-type="float" office:value="424.62109996">
            <text:p>424,62109996</text:p>
          </table:table-cell>
          <table:table-cell office:value-type="float" office:value="91.98297081">
            <text:p>91,98297081</text:p>
          </table:table-cell>
          <table:table-cell office:value-type="float" office:value="1110">
            <text:p>1110</text:p>
          </table:table-cell>
          <table:table-cell office:value-type="string">
            <text:p>Cité universitaire le Triolet</text:p>
          </table:table-cell>
          <table:table-cell office:value-type="string">
            <text:p>70019500</text:p>
          </table:table-cell>
          <table:table-cell office:value-type="string">
            <text:p>7</text:p>
          </table:table-cell>
          <table:table-cell office:value-type="string">
            <text:p>00195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424.94438">
            <text:p>424,94438</text:p>
          </table:table-cell>
          <table:table-cell office:value-type="float" office:value="92.018172">
            <text:p>92,018172</text:p>
          </table:table-cell>
        </table:table-row>
        <table:table-row table:style-name="ro1">
          <table:table-cell office:value-type="float" office:value="5445.59089251">
            <text:p>5445,59089251</text:p>
          </table:table-cell>
          <table:table-cell office:value-type="float" office:value="1098.4044658">
            <text:p>1098,4044658</text:p>
          </table:table-cell>
          <table:table-cell office:value-type="float" office:value="1115">
            <text:p>1115</text:p>
          </table:table-cell>
          <table:table-cell office:value-type="string">
            <text:p>C.H.U Lapeyronie</text:p>
          </table:table-cell>
          <table:table-cell office:value-type="string">
            <text:p>70016500</text:p>
          </table:table-cell>
          <table:table-cell office:value-type="string">
            <text:p>7</text:p>
          </table:table-cell>
          <table:table-cell office:value-type="string">
            <text:p>00165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5449.73466">
            <text:p>5449,73466</text:p>
          </table:table-cell>
          <table:table-cell office:value-type="float" office:value="1098.821506">
            <text:p>1098,821506</text:p>
          </table:table-cell>
        </table:table-row>
        <table:table-row table:style-name="ro1">
          <table:table-cell office:value-type="float" office:value="1205.27455768">
            <text:p>1205,27455768</text:p>
          </table:table-cell>
          <table:table-cell office:value-type="float" office:value="223.27272711">
            <text:p>223,27272711</text:p>
          </table:table-cell>
          <table:table-cell office:value-type="float" office:value="1117">
            <text:p>1117</text:p>
          </table:table-cell>
          <table:table-cell office:value-type="string">
            <text:p>Crèche Louise Guiraud</text:p>
          </table:table-cell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211</text:p>
          </table:table-cell>
          <table:table-cell office:value-type="string">
            <text:p>01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206.18995">
            <text:p>1206,18995</text:p>
          </table:table-cell>
          <table:table-cell office:value-type="float" office:value="223.35782">
            <text:p>223,35782</text:p>
          </table:table-cell>
        </table:table-row>
        <table:table-row table:style-name="ro1">
          <table:table-cell office:value-type="float" office:value="5330.95191589">
            <text:p>5330,95191589</text:p>
          </table:table-cell>
          <table:table-cell office:value-type="float" office:value="977.47122499">
            <text:p>977,47122499</text:p>
          </table:table-cell>
          <table:table-cell office:value-type="float" office:value="1118">
            <text:p>1118</text:p>
          </table:table-cell>
          <table:table-cell office:value-type="string">
            <text:p>C.H.U Lapeyronie</text:p>
          </table:table-cell>
          <table:table-cell office:value-type="string">
            <text:p>70016500</text:p>
          </table:table-cell>
          <table:table-cell office:value-type="string">
            <text:p>7</text:p>
          </table:table-cell>
          <table:table-cell office:value-type="string">
            <text:p>00165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5335.00862">
            <text:p>5335,00862</text:p>
          </table:table-cell>
          <table:table-cell office:value-type="float" office:value="977.843416">
            <text:p>977,843416</text:p>
          </table:table-cell>
        </table:table-row>
        <table:table-row table:style-name="ro1">
          <table:table-cell office:value-type="float" office:value="1702.03230332">
            <text:p>1702,03230332</text:p>
          </table:table-cell>
          <table:table-cell office:value-type="float" office:value="286.92900285">
            <text:p>286,92900285</text:p>
          </table:table-cell>
          <table:table-cell office:value-type="float" office:value="1123">
            <text:p>1123</text:p>
          </table:table-cell>
          <table:table-cell office:value-type="string">
            <text:p>C.H.U Saint Eloi</text:p>
          </table:table-cell>
          <table:table-cell office:value-type="string">
            <text:p>70016400</text:p>
          </table:table-cell>
          <table:table-cell office:value-type="string">
            <text:p>7</text:p>
          </table:table-cell>
          <table:table-cell office:value-type="string">
            <text:p>00164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703.32719">
            <text:p>1703,32719</text:p>
          </table:table-cell>
          <table:table-cell office:value-type="float" office:value="287.037507">
            <text:p>287,037507</text:p>
          </table:table-cell>
        </table:table-row>
        <table:table-row table:style-name="ro1">
          <table:table-cell office:value-type="float" office:value="432.3650532">
            <text:p>432,3650532</text:p>
          </table:table-cell>
          <table:table-cell office:value-type="float" office:value="93.52626335">
            <text:p>93,52626335</text:p>
          </table:table-cell>
          <table:table-cell office:value-type="float" office:value="1126">
            <text:p>1126</text:p>
          </table:table-cell>
          <table:table-cell office:value-type="string">
            <text:p>Cité universitaire le Triolet</text:p>
          </table:table-cell>
          <table:table-cell office:value-type="string">
            <text:p>70019500</text:p>
          </table:table-cell>
          <table:table-cell office:value-type="string">
            <text:p>7</text:p>
          </table:table-cell>
          <table:table-cell office:value-type="string">
            <text:p>00195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432.69379">
            <text:p>432,69379</text:p>
          </table:table-cell>
          <table:table-cell office:value-type="float" office:value="93.561717">
            <text:p>93,561717</text:p>
          </table:table-cell>
        </table:table-row>
        <table:table-row table:style-name="ro1">
          <table:table-cell office:value-type="float" office:value="1373.46921868">
            <text:p>1373,46921868</text:p>
          </table:table-cell>
          <table:table-cell office:value-type="float" office:value="168.53448172">
            <text:p>168,53448172</text:p>
          </table:table-cell>
          <table:table-cell office:value-type="float" office:value="1129">
            <text:p>1129</text:p>
          </table:table-cell>
          <table:table-cell office:value-type="string">
            <text:p>C.H.U Lapeyronie</text:p>
          </table:table-cell>
          <table:table-cell office:value-type="string">
            <text:p>70016500</text:p>
          </table:table-cell>
          <table:table-cell office:value-type="string">
            <text:p>7</text:p>
          </table:table-cell>
          <table:table-cell office:value-type="string">
            <text:p>00165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374.5141">
            <text:p>1374,5141</text:p>
          </table:table-cell>
          <table:table-cell office:value-type="float" office:value="168.598311">
            <text:p>168,598311</text:p>
          </table:table-cell>
        </table:table-row>
        <table:table-row table:style-name="ro1">
          <table:table-cell office:value-type="float" office:value="940.48857194">
            <text:p>940,48857194</text:p>
          </table:table-cell>
          <table:table-cell office:value-type="float" office:value="222.98764303">
            <text:p>222,98764303</text:p>
          </table:table-cell>
          <table:table-cell office:value-type="float" office:value="1132">
            <text:p>1132</text:p>
          </table:table-cell>
          <table:table-cell office:value-type="string">
            <text:p>Eglise Sainte Bernadette</text:p>
          </table:table-cell>
          <table:table-cell table:number-columns-repeated="4"/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941.20647">
            <text:p>941,20647</text:p>
          </table:table-cell>
          <table:table-cell office:value-type="float" office:value="223.07212">
            <text:p>223,07212</text:p>
          </table:table-cell>
        </table:table-row>
        <table:table-row table:style-name="ro1">
          <table:table-cell office:value-type="float" office:value="12690.46054037">
            <text:p>12690,46054037</text:p>
          </table:table-cell>
          <table:table-cell office:value-type="float" office:value="2252.56863936">
            <text:p>2252,56863936</text:p>
          </table:table-cell>
          <table:table-cell office:value-type="float" office:value="1133">
            <text:p>1133</text:p>
          </table:table-cell>
          <table:table-cell office:value-type="string">
            <text:p>C.H.U Saint Eloi</text:p>
          </table:table-cell>
          <table:table-cell office:value-type="string">
            <text:p>70016400</text:p>
          </table:table-cell>
          <table:table-cell office:value-type="string">
            <text:p>7</text:p>
          </table:table-cell>
          <table:table-cell office:value-type="string">
            <text:p>00164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2700.11158">
            <text:p>12700,11158</text:p>
          </table:table-cell>
          <table:table-cell office:value-type="float" office:value="2253.422021">
            <text:p>2253,422021</text:p>
          </table:table-cell>
        </table:table-row>
        <table:table-row table:style-name="ro1">
          <table:table-cell office:value-type="float" office:value="173.81408435">
            <text:p>173,81408435</text:p>
          </table:table-cell>
          <table:table-cell office:value-type="float" office:value="54.97472822">
            <text:p>54,97472822</text:p>
          </table:table-cell>
          <table:table-cell office:value-type="float" office:value="1136">
            <text:p>1136</text:p>
          </table:table-cell>
          <table:table-cell office:value-type="string">
            <text:p>C.H.U Lapeyronie</text:p>
          </table:table-cell>
          <table:table-cell office:value-type="string">
            <text:p>70016600</text:p>
          </table:table-cell>
          <table:table-cell office:value-type="string">
            <text:p>7</text:p>
          </table:table-cell>
          <table:table-cell office:value-type="string">
            <text:p>00166</text:p>
          </table:table-cell>
          <table:table-cell office:value-type="string">
            <text:p>00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float" office:value="173.94615">
            <text:p>173,94615</text:p>
          </table:table-cell>
          <table:table-cell office:value-type="float" office:value="54.995451">
            <text:p>54,995451</text:p>
          </table:table-cell>
        </table:table-row>
        <table:table-row table:style-name="ro1">
          <table:table-cell office:value-type="float" office:value="872.58060315">
            <text:p>872,58060315</text:p>
          </table:table-cell>
          <table:table-cell office:value-type="float" office:value="130.33407944">
            <text:p>130,33407944</text:p>
          </table:table-cell>
          <table:table-cell office:value-type="float" office:value="1141">
            <text:p>1141</text:p>
          </table:table-cell>
          <table:table-cell office:value-type="string">
            <text:p>C.H.U Guy de Chauliac</text:p>
          </table:table-cell>
          <table:table-cell office:value-type="string">
            <text:p>70016300</text:p>
          </table:table-cell>
          <table:table-cell office:value-type="string">
            <text:p>7</text:p>
          </table:table-cell>
          <table:table-cell office:value-type="string">
            <text:p>00163</text:p>
          </table:table-cell>
          <table:table-cell office:value-type="string">
            <text:p>00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float" office:value="873.24196">
            <text:p>873,24196</text:p>
          </table:table-cell>
          <table:table-cell office:value-type="float" office:value="130.383641">
            <text:p>130,383641</text:p>
          </table:table-cell>
        </table:table-row>
        <table:table-row table:style-name="ro1">
          <table:table-cell office:value-type="float" office:value="2194.64831561">
            <text:p>2194,64831561</text:p>
          </table:table-cell>
          <table:table-cell office:value-type="float" office:value="439.25832453">
            <text:p>439,25832453</text:p>
          </table:table-cell>
          <table:table-cell office:value-type="float" office:value="1142">
            <text:p>1142</text:p>
          </table:table-cell>
          <table:table-cell office:value-type="string">
            <text:p>C.H.U Saint Eloi</text:p>
          </table:table-cell>
          <table:table-cell office:value-type="string">
            <text:p>70016400</text:p>
          </table:table-cell>
          <table:table-cell office:value-type="string">
            <text:p>7</text:p>
          </table:table-cell>
          <table:table-cell office:value-type="string">
            <text:p>00164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2196.31214">
            <text:p>2196,31214</text:p>
          </table:table-cell>
          <table:table-cell office:value-type="float" office:value="439.424313">
            <text:p>439,424313</text:p>
          </table:table-cell>
        </table:table-row>
        <table:table-row table:style-name="ro1">
          <table:table-cell office:value-type="float" office:value="392.51629066">
            <text:p>392,51629066</text:p>
          </table:table-cell>
          <table:table-cell office:value-type="float" office:value="128.45763503">
            <text:p>128,45763503</text:p>
          </table:table-cell>
          <table:table-cell office:value-type="float" office:value="1144">
            <text:p>1144</text:p>
          </table:table-cell>
          <table:table-cell office:value-type="string">
            <text:p>C.H.U Guy de Chauliac</text:p>
          </table:table-cell>
          <table:table-cell office:value-type="string">
            <text:p>70016400</text:p>
          </table:table-cell>
          <table:table-cell office:value-type="string">
            <text:p>7</text:p>
          </table:table-cell>
          <table:table-cell office:value-type="string">
            <text:p>00164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392.8144">
            <text:p>392,8144</text:p>
          </table:table-cell>
          <table:table-cell office:value-type="float" office:value="128.506058">
            <text:p>128,506058</text:p>
          </table:table-cell>
        </table:table-row>
        <table:table-row table:style-name="ro1">
          <table:table-cell office:value-type="float" office:value="2549.21322833">
            <text:p>2549,21322833</text:p>
          </table:table-cell>
          <table:table-cell office:value-type="float" office:value="386.66923034">
            <text:p>386,66923034</text:p>
          </table:table-cell>
          <table:table-cell office:value-type="float" office:value="1148">
            <text:p>1148</text:p>
          </table:table-cell>
          <table:table-cell office:value-type="string">
            <text:p>Centre Administratif Benech</text:p>
          </table:table-cell>
          <table:table-cell office:value-type="string">
            <text:p>70019200</text:p>
          </table:table-cell>
          <table:table-cell office:value-type="string">
            <text:p>7</text:p>
          </table:table-cell>
          <table:table-cell office:value-type="string">
            <text:p>00192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2551.15237">
            <text:p>2551,15237</text:p>
          </table:table-cell>
          <table:table-cell office:value-type="float" office:value="386.816098">
            <text:p>386,816098</text:p>
          </table:table-cell>
        </table:table-row>
        <table:table-row table:style-name="ro1">
          <table:table-cell office:value-type="float" office:value="619.59445002">
            <text:p>619,59445002</text:p>
          </table:table-cell>
          <table:table-cell office:value-type="float" office:value="139.4980877">
            <text:p>139,4980877</text:p>
          </table:table-cell>
          <table:table-cell office:value-type="float" office:value="1152">
            <text:p>1152</text:p>
          </table:table-cell>
          <table:table-cell office:value-type="string">
            <text:p>Maison de Quartier Emma Calvé</text:p>
          </table:table-cell>
          <table:table-cell office:value-type="string">
            <text:p>00266200</text:p>
          </table:table-cell>
          <table:table-cell office:value-type="string">
            <text:p>0</text:p>
          </table:table-cell>
          <table:table-cell office:value-type="string">
            <text:p>02662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620.0608">
            <text:p>620,0608</text:p>
          </table:table-cell>
          <table:table-cell office:value-type="float" office:value="139.550232">
            <text:p>139,550232</text:p>
          </table:table-cell>
        </table:table-row>
        <table:table-row table:style-name="ro1">
          <table:table-cell office:value-type="float" office:value="6815.47716292">
            <text:p>6815,47716292</text:p>
          </table:table-cell>
          <table:table-cell office:value-type="float" office:value="879.29208451">
            <text:p>879,29208451</text:p>
          </table:table-cell>
          <table:table-cell office:value-type="float" office:value="1154">
            <text:p>1154</text:p>
          </table:table-cell>
          <table:table-cell office:value-type="string">
            <text:p>C.H.U Guy de Chauliac</text:p>
          </table:table-cell>
          <table:table-cell office:value-type="string">
            <text:p>70016300</text:p>
          </table:table-cell>
          <table:table-cell office:value-type="string">
            <text:p>7</text:p>
          </table:table-cell>
          <table:table-cell office:value-type="string">
            <text:p>00163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6820.65071">
            <text:p>6820,65071</text:p>
          </table:table-cell>
          <table:table-cell office:value-type="float" office:value="879.626456">
            <text:p>879,626456</text:p>
          </table:table-cell>
        </table:table-row>
        <table:table-row table:style-name="ro1">
          <table:table-cell office:value-type="float" office:value="25605.61116823">
            <text:p>25605,61116823</text:p>
          </table:table-cell>
          <table:table-cell office:value-type="float" office:value="1736.96742883">
            <text:p>1736,96742883</text:p>
          </table:table-cell>
          <table:table-cell office:value-type="float" office:value="1155">
            <text:p>1155</text:p>
          </table:table-cell>
          <table:table-cell office:value-type="string">
            <text:p>C.H.U Lapeyronie</text:p>
          </table:table-cell>
          <table:table-cell office:value-type="string">
            <text:p>70016600</text:p>
          </table:table-cell>
          <table:table-cell office:value-type="string">
            <text:p>7</text:p>
          </table:table-cell>
          <table:table-cell office:value-type="string">
            <text:p>00166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25625.05753">
            <text:p>25625,05753</text:p>
          </table:table-cell>
          <table:table-cell office:value-type="float" office:value="1737.626282">
            <text:p>1737,626282</text:p>
          </table:table-cell>
        </table:table-row>
        <table:table-row table:style-name="ro1">
          <table:table-cell office:value-type="float" office:value="2564.72930313">
            <text:p>2564,72930313</text:p>
          </table:table-cell>
          <table:table-cell office:value-type="float" office:value="185.46694452">
            <text:p>185,46694452</text:p>
          </table:table-cell>
          <table:table-cell office:value-type="float" office:value="1163">
            <text:p>1163</text:p>
          </table:table-cell>
          <table:table-cell office:value-type="string">
            <text:p>Restaurant Universitaire Le Triolet</text:p>
          </table:table-cell>
          <table:table-cell office:value-type="string">
            <text:p>70019500</text:p>
          </table:table-cell>
          <table:table-cell office:value-type="string">
            <text:p>7</text:p>
          </table:table-cell>
          <table:table-cell office:value-type="string">
            <text:p>00195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2566.67068">
            <text:p>2566,67068</text:p>
          </table:table-cell>
          <table:table-cell office:value-type="float" office:value="185.537174">
            <text:p>185,537174</text:p>
          </table:table-cell>
        </table:table-row>
        <table:table-row table:style-name="ro1">
          <table:table-cell office:value-type="float" office:value="1340.67661596">
            <text:p>1340,67661596</text:p>
          </table:table-cell>
          <table:table-cell office:value-type="float" office:value="217.50643921">
            <text:p>217,50643921</text:p>
          </table:table-cell>
          <table:table-cell office:value-type="float" office:value="1168">
            <text:p>1168</text:p>
          </table:table-cell>
          <table:table-cell office:value-type="string">
            <text:p>CPAM</text:p>
          </table:table-cell>
          <table:table-cell office:value-type="string">
            <text:p>70022400</text:p>
          </table:table-cell>
          <table:table-cell office:value-type="string">
            <text:p>7</text:p>
          </table:table-cell>
          <table:table-cell office:value-type="string">
            <text:p>00224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341.69321">
            <text:p>1341,69321</text:p>
          </table:table-cell>
          <table:table-cell office:value-type="float" office:value="217.588882">
            <text:p>217,588882</text:p>
          </table:table-cell>
        </table:table-row>
        <table:table-row table:style-name="ro1">
          <table:table-cell office:value-type="float" office:value="133.00972507">
            <text:p>133,00972507</text:p>
          </table:table-cell>
          <table:table-cell office:value-type="float" office:value="59.53459624">
            <text:p>59,53459624</text:p>
          </table:table-cell>
          <table:table-cell office:value-type="float" office:value="1180">
            <text:p>1180</text:p>
          </table:table-cell>
          <table:table-cell office:value-type="string">
            <text:p>C.H.U Arnaud de Villeneuve</text:p>
          </table:table-cell>
          <table:table-cell office:value-type="string">
            <text:p>88888888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float" office:value="133.11059">
            <text:p>133,11059</text:p>
          </table:table-cell>
          <table:table-cell office:value-type="float" office:value="59.557094">
            <text:p>59,557094</text:p>
          </table:table-cell>
        </table:table-row>
        <table:table-row table:style-name="ro1">
          <table:table-cell office:value-type="float" office:value="98.69643433">
            <text:p>98,69643433</text:p>
          </table:table-cell>
          <table:table-cell office:value-type="float" office:value="43.48601898">
            <text:p>43,48601898</text:p>
          </table:table-cell>
          <table:table-cell office:value-type="float" office:value="1186">
            <text:p>1186</text:p>
          </table:table-cell>
          <table:table-cell office:value-type="string">
            <text:p>Faculté Paul Valéry</text:p>
          </table:table-cell>
          <table:table-cell office:value-type="string">
            <text:p>70013300</text:p>
          </table:table-cell>
          <table:table-cell office:value-type="string">
            <text:p>7</text:p>
          </table:table-cell>
          <table:table-cell office:value-type="string">
            <text:p>00133</text:p>
          </table:table-cell>
          <table:table-cell office:value-type="string">
            <text:p>00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float" office:value="98.77075">
            <text:p>98,77075</text:p>
          </table:table-cell>
          <table:table-cell office:value-type="float" office:value="43.502445">
            <text:p>43,502445</text:p>
          </table:table-cell>
        </table:table-row>
        <table:table-row table:style-name="ro1">
          <table:table-cell office:value-type="float" office:value="1488.61965318">
            <text:p>1488,61965318</text:p>
          </table:table-cell>
          <table:table-cell office:value-type="float" office:value="301.21887028">
            <text:p>301,21887028</text:p>
          </table:table-cell>
          <table:table-cell office:value-type="float" office:value="1189">
            <text:p>1189</text:p>
          </table:table-cell>
          <table:table-cell office:value-type="string">
            <text:p>Cité Universitaire la Colombière</text:p>
          </table:table-cell>
          <table:table-cell office:value-type="string">
            <text:p>70019600</text:p>
          </table:table-cell>
          <table:table-cell office:value-type="string">
            <text:p>7</text:p>
          </table:table-cell>
          <table:table-cell office:value-type="string">
            <text:p>00196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489.74372">
            <text:p>1489,74372</text:p>
          </table:table-cell>
          <table:table-cell office:value-type="float" office:value="301.332358">
            <text:p>301,332358</text:p>
          </table:table-cell>
        </table:table-row>
        <table:table-row table:style-name="ro1">
          <table:table-cell office:value-type="float" office:value="7.66980312">
            <text:p>7,66980312</text:p>
          </table:table-cell>
          <table:table-cell office:value-type="float" office:value="12.00682997">
            <text:p>12,00682997</text:p>
          </table:table-cell>
          <table:table-cell office:value-type="float" office:value="1194">
            <text:p>1194</text:p>
          </table:table-cell>
          <table:table-cell office:value-type="string">
            <text:p>Domaine de Méric</text:p>
          </table:table-cell>
          <table:table-cell office:value-type="string">
            <text:p>00090500</text:p>
          </table:table-cell>
          <table:table-cell office:value-type="string">
            <text:p>0</text:p>
          </table:table-cell>
          <table:table-cell office:value-type="string">
            <text:p>00905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7.67569">
            <text:p>7,67569</text:p>
          </table:table-cell>
          <table:table-cell office:value-type="float" office:value="12.011449">
            <text:p>12,011449</text:p>
          </table:table-cell>
        </table:table-row>
        <table:table-row table:style-name="ro1">
          <table:table-cell office:value-type="float" office:value="486.38524992">
            <text:p>486,38524992</text:p>
          </table:table-cell>
          <table:table-cell office:value-type="float" office:value="94.94381616">
            <text:p>94,94381616</text:p>
          </table:table-cell>
          <table:table-cell office:value-type="float" office:value="1197">
            <text:p>1197</text:p>
          </table:table-cell>
          <table:table-cell office:value-type="string">
            <text:p>Collège les Escholiers</text:p>
          </table:table-cell>
          <table:table-cell office:value-type="string">
            <text:p>70011600</text:p>
          </table:table-cell>
          <table:table-cell office:value-type="string">
            <text:p>7</text:p>
          </table:table-cell>
          <table:table-cell office:value-type="string">
            <text:p>00116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486.7512">
            <text:p>486,7512</text:p>
          </table:table-cell>
          <table:table-cell office:value-type="float" office:value="94.979481">
            <text:p>94,979481</text:p>
          </table:table-cell>
        </table:table-row>
        <table:table-row table:style-name="ro1">
          <table:table-cell office:value-type="float" office:value="1950.44324707">
            <text:p>1950,44324707</text:p>
          </table:table-cell>
          <table:table-cell office:value-type="float" office:value="191.81059883">
            <text:p>191,81059883</text:p>
          </table:table-cell>
          <table:table-cell office:value-type="float" office:value="1200">
            <text:p>1200</text:p>
          </table:table-cell>
          <table:table-cell office:value-type="string">
            <text:p>Médiathèque J.J Rousseau</text:p>
          </table:table-cell>
          <table:table-cell office:value-type="string">
            <text:p>70123100</text:p>
          </table:table-cell>
          <table:table-cell office:value-type="string">
            <text:p>7</text:p>
          </table:table-cell>
          <table:table-cell office:value-type="string">
            <text:p>01231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951.92042">
            <text:p>1951,92042</text:p>
          </table:table-cell>
          <table:table-cell office:value-type="float" office:value="191.88328">
            <text:p>191,88328</text:p>
          </table:table-cell>
        </table:table-row>
        <table:table-row table:style-name="ro1">
          <table:table-cell office:value-type="float" office:value="90.61182497">
            <text:p>90,61182497</text:p>
          </table:table-cell>
          <table:table-cell office:value-type="float" office:value="36.2663947">
            <text:p>36,2663947</text:p>
          </table:table-cell>
          <table:table-cell office:value-type="float" office:value="1204">
            <text:p>1204</text:p>
          </table:table-cell>
          <table:table-cell office:value-type="string">
            <text:p>Crèche des souris vertes</text:p>
          </table:table-cell>
          <table:table-cell office:value-type="string">
            <text:p>00074800</text:p>
          </table:table-cell>
          <table:table-cell office:value-type="string">
            <text:p>0</text:p>
          </table:table-cell>
          <table:table-cell office:value-type="string">
            <text:p>00748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90.68007">
            <text:p>90,68007</text:p>
          </table:table-cell>
          <table:table-cell office:value-type="float" office:value="36.280158">
            <text:p>36,280158</text:p>
          </table:table-cell>
        </table:table-row>
        <table:table-row table:style-name="ro1">
          <table:table-cell office:value-type="float" office:value="229.43525429">
            <text:p>229,43525429</text:p>
          </table:table-cell>
          <table:table-cell office:value-type="float" office:value="93.13754749">
            <text:p>93,13754749</text:p>
          </table:table-cell>
          <table:table-cell office:value-type="float" office:value="1205">
            <text:p>1205</text:p>
          </table:table-cell>
          <table:table-cell office:value-type="string">
            <text:p>Faculté Paul Valéry</text:p>
          </table:table-cell>
          <table:table-cell office:value-type="string">
            <text:p>70013300</text:p>
          </table:table-cell>
          <table:table-cell office:value-type="string">
            <text:p>7</text:p>
          </table:table-cell>
          <table:table-cell office:value-type="string">
            <text:p>00133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229.60934">
            <text:p>229,60934</text:p>
          </table:table-cell>
          <table:table-cell office:value-type="float" office:value="93.172598">
            <text:p>93,172598</text:p>
          </table:table-cell>
        </table:table-row>
        <table:table-row table:style-name="ro1">
          <table:table-cell office:value-type="float" office:value="543.79378138">
            <text:p>543,79378138</text:p>
          </table:table-cell>
          <table:table-cell office:value-type="float" office:value="147.17590593">
            <text:p>147,17590593</text:p>
          </table:table-cell>
          <table:table-cell office:value-type="float" office:value="1207">
            <text:p>1207</text:p>
          </table:table-cell>
          <table:table-cell office:value-type="string">
            <text:p>Théâtre d'O</text:p>
          </table:table-cell>
          <table:table-cell office:value-type="string">
            <text:p>70019000</text:p>
          </table:table-cell>
          <table:table-cell office:value-type="string">
            <text:p>7</text:p>
          </table:table-cell>
          <table:table-cell office:value-type="string">
            <text:p>00190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544.20566">
            <text:p>544,20566</text:p>
          </table:table-cell>
          <table:table-cell office:value-type="float" office:value="147.231813">
            <text:p>147,231813</text:p>
          </table:table-cell>
        </table:table-row>
        <table:table-row table:style-name="ro1">
          <table:table-cell office:value-type="float" office:value="259.38011254">
            <text:p>259,38011254</text:p>
          </table:table-cell>
          <table:table-cell office:value-type="float" office:value="73.69148668">
            <text:p>73,69148668</text:p>
          </table:table-cell>
          <table:table-cell office:value-type="float" office:value="1208">
            <text:p>1208</text:p>
          </table:table-cell>
          <table:table-cell office:value-type="string">
            <text:p>Domaine de Méric</text:p>
          </table:table-cell>
          <table:table-cell office:value-type="string">
            <text:p>00091100</text:p>
          </table:table-cell>
          <table:table-cell office:value-type="string">
            <text:p>0</text:p>
          </table:table-cell>
          <table:table-cell office:value-type="string">
            <text:p>00911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259.57451">
            <text:p>259,57451</text:p>
          </table:table-cell>
          <table:table-cell office:value-type="float" office:value="73.71932">
            <text:p>73,71932</text:p>
          </table:table-cell>
        </table:table-row>
        <table:table-row table:style-name="ro1">
          <table:table-cell office:value-type="float" office:value="29.65484065">
            <text:p>29,65484065</text:p>
          </table:table-cell>
          <table:table-cell office:value-type="float" office:value="24.44152971">
            <text:p>24,44152971</text:p>
          </table:table-cell>
          <table:table-cell office:value-type="float" office:value="1209">
            <text:p>1209</text:p>
          </table:table-cell>
          <table:table-cell office:value-type="string">
            <text:p>Théâtre d'O</text:p>
          </table:table-cell>
          <table:table-cell office:value-type="string">
            <text:p>70019000</text:p>
          </table:table-cell>
          <table:table-cell office:value-type="string">
            <text:p>7</text:p>
          </table:table-cell>
          <table:table-cell office:value-type="string">
            <text:p>00190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29.67706">
            <text:p>29,67706</text:p>
          </table:table-cell>
          <table:table-cell office:value-type="float" office:value="24.450646">
            <text:p>24,450646</text:p>
          </table:table-cell>
        </table:table-row>
        <table:table-row table:style-name="ro1">
          <table:table-cell office:value-type="float" office:value="540.06275621">
            <text:p>540,06275621</text:p>
          </table:table-cell>
          <table:table-cell office:value-type="float" office:value="122.82932684">
            <text:p>122,82932684</text:p>
          </table:table-cell>
          <table:table-cell office:value-type="float" office:value="1210">
            <text:p>1210</text:p>
          </table:table-cell>
          <table:table-cell office:value-type="string">
            <text:p>Cité Universitaire la Colombière</text:p>
          </table:table-cell>
          <table:table-cell office:value-type="string">
            <text:p>70019600</text:p>
          </table:table-cell>
          <table:table-cell office:value-type="string">
            <text:p>7</text:p>
          </table:table-cell>
          <table:table-cell office:value-type="string">
            <text:p>00196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540.46816">
            <text:p>540,46816</text:p>
          </table:table-cell>
          <table:table-cell office:value-type="float" office:value="122.875675">
            <text:p>122,875675</text:p>
          </table:table-cell>
        </table:table-row>
        <table:table-row table:style-name="ro1">
          <table:table-cell office:value-type="float" office:value="2000.1175687">
            <text:p>2000,1175687</text:p>
          </table:table-cell>
          <table:table-cell office:value-type="float" office:value="312.26218433">
            <text:p>312,26218433</text:p>
          </table:table-cell>
          <table:table-cell office:value-type="float" office:value="1212">
            <text:p>1212</text:p>
          </table:table-cell>
          <table:table-cell office:value-type="string">
            <text:p>Faculté des Sciences</text:p>
          </table:table-cell>
          <table:table-cell office:value-type="string">
            <text:p>70013200</text:p>
          </table:table-cell>
          <table:table-cell office:value-type="string">
            <text:p>7</text:p>
          </table:table-cell>
          <table:table-cell office:value-type="string">
            <text:p>00132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2001.6307">
            <text:p>2001,6307</text:p>
          </table:table-cell>
          <table:table-cell office:value-type="float" office:value="312.379757">
            <text:p>312,379757</text:p>
          </table:table-cell>
        </table:table-row>
        <table:table-row table:style-name="ro1">
          <table:table-cell office:value-type="float" office:value="1829.1302939">
            <text:p>1829,1302939</text:p>
          </table:table-cell>
          <table:table-cell office:value-type="float" office:value="170.26761538">
            <text:p>170,26761538</text:p>
          </table:table-cell>
          <table:table-cell office:value-type="float" office:value="1214">
            <text:p>1214</text:p>
          </table:table-cell>
          <table:table-cell office:value-type="string">
            <text:p>Faculté Paul Valéry</text:p>
          </table:table-cell>
          <table:table-cell office:value-type="string">
            <text:p>70013300</text:p>
          </table:table-cell>
          <table:table-cell office:value-type="string">
            <text:p>7</text:p>
          </table:table-cell>
          <table:table-cell office:value-type="string">
            <text:p>00133</text:p>
          </table:table-cell>
          <table:table-cell office:value-type="string">
            <text:p>00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float" office:value="1830.5086">
            <text:p>1830,5086</text:p>
          </table:table-cell>
          <table:table-cell office:value-type="float" office:value="170.331732">
            <text:p>170,331732</text:p>
          </table:table-cell>
        </table:table-row>
        <table:table-row table:style-name="ro1">
          <table:table-cell office:value-type="float" office:value="84.90039051">
            <text:p>84,90039051</text:p>
          </table:table-cell>
          <table:table-cell office:value-type="float" office:value="44.20934312">
            <text:p>44,20934312</text:p>
          </table:table-cell>
          <table:table-cell office:value-type="float" office:value="1377">
            <text:p>1377</text:p>
          </table:table-cell>
          <table:table-cell office:value-type="string">
            <text:p>Base de pleine nature Lavalette</text:p>
          </table:table-cell>
          <table:table-cell office:value-type="string">
            <text:p>70001600</text:p>
          </table:table-cell>
          <table:table-cell office:value-type="string">
            <text:p>7</text:p>
          </table:table-cell>
          <table:table-cell office:value-type="string">
            <text:p>00016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84.96212">
            <text:p>84,96212</text:p>
          </table:table-cell>
          <table:table-cell office:value-type="float" office:value="44.225561">
            <text:p>44,225561</text:p>
          </table:table-cell>
        </table:table-row>
        <table:table-row table:style-name="ro1">
          <table:table-cell office:value-type="float" office:value="498.47606873">
            <text:p>498,47606873</text:p>
          </table:table-cell>
          <table:table-cell office:value-type="float" office:value="120.71261702">
            <text:p>120,71261702</text:p>
          </table:table-cell>
          <table:table-cell office:value-type="float" office:value="1378">
            <text:p>1378</text:p>
          </table:table-cell>
          <table:table-cell office:value-type="string">
            <text:p>Parcs Nationaux de France</text:p>
          </table:table-cell>
          <table:table-cell table:number-columns-repeated="4"/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498.84004">
            <text:p>498,84004</text:p>
          </table:table-cell>
          <table:table-cell office:value-type="float" office:value="120.757037">
            <text:p>120,757037</text:p>
          </table:table-cell>
        </table:table-row>
        <table:table-row table:style-name="ro1">
          <table:table-cell office:value-type="float" office:value="399.60951564">
            <text:p>399,60951564</text:p>
          </table:table-cell>
          <table:table-cell office:value-type="float" office:value="100.0901624">
            <text:p>100,0901624</text:p>
          </table:table-cell>
          <table:table-cell office:value-type="float" office:value="1380">
            <text:p>1380</text:p>
          </table:table-cell>
          <table:table-cell office:value-type="string">
            <text:p>Base de pleine nature Lavalette</text:p>
          </table:table-cell>
          <table:table-cell office:value-type="string">
            <text:p>70001600</text:p>
          </table:table-cell>
          <table:table-cell office:value-type="string">
            <text:p>7</text:p>
          </table:table-cell>
          <table:table-cell office:value-type="string">
            <text:p>00016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399.90219">
            <text:p>399,90219</text:p>
          </table:table-cell>
          <table:table-cell office:value-type="float" office:value="100.126786">
            <text:p>100,126786</text:p>
          </table:table-cell>
        </table:table-row>
        <table:table-row table:style-name="ro1">
          <table:table-cell office:value-type="float" office:value="128.71313125">
            <text:p>128,71313125</text:p>
          </table:table-cell>
          <table:table-cell office:value-type="float" office:value="45.52529088">
            <text:p>45,52529088</text:p>
          </table:table-cell>
          <table:table-cell office:value-type="float" office:value="1381">
            <text:p>1381</text:p>
          </table:table-cell>
          <table:table-cell office:value-type="string">
            <text:p>CIRAD</text:p>
          </table:table-cell>
          <table:table-cell office:value-type="string">
            <text:p>99999999</text:p>
          </table:table-cell>
          <table:table-cell table:number-columns-repeated="3"/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float" office:value="128.80728">
            <text:p>128,80728</text:p>
          </table:table-cell>
          <table:table-cell office:value-type="float" office:value="45.541919">
            <text:p>45,541919</text:p>
          </table:table-cell>
        </table:table-row>
        <table:table-row table:style-name="ro1">
          <table:table-cell office:value-type="float" office:value="123.1776156">
            <text:p>123,1776156</text:p>
          </table:table-cell>
          <table:table-cell office:value-type="float" office:value="44.88185081">
            <text:p>44,88185081</text:p>
          </table:table-cell>
          <table:table-cell office:value-type="float" office:value="1382">
            <text:p>1382</text:p>
          </table:table-cell>
          <table:table-cell office:value-type="string">
            <text:p>CIRAD</text:p>
          </table:table-cell>
          <table:table-cell office:value-type="string">
            <text:p>99999999</text:p>
          </table:table-cell>
          <table:table-cell table:number-columns-repeated="3"/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float" office:value="123.26738">
            <text:p>123,26738</text:p>
          </table:table-cell>
          <table:table-cell office:value-type="float" office:value="44.898188">
            <text:p>44,898188</text:p>
          </table:table-cell>
        </table:table-row>
        <table:table-row table:style-name="ro1">
          <table:table-cell office:value-type="float" office:value="1105.61908131">
            <text:p>1105,61908131</text:p>
          </table:table-cell>
          <table:table-cell office:value-type="float" office:value="193.2233705">
            <text:p>193,2233705</text:p>
          </table:table-cell>
          <table:table-cell office:value-type="float" office:value="1384">
            <text:p>1384</text:p>
          </table:table-cell>
          <table:table-cell office:value-type="string">
            <text:p>CIRAD</text:p>
          </table:table-cell>
          <table:table-cell office:value-type="string">
            <text:p>99999999</text:p>
          </table:table-cell>
          <table:table-cell table:number-columns-repeated="3"/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106.42657">
            <text:p>1106,42657</text:p>
          </table:table-cell>
          <table:table-cell office:value-type="float" office:value="193.294195">
            <text:p>193,294195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string">
            <text:p>Hôtel</text:p>
          </table:table-cell>
          <table:table-cell table:number-columns-repeated="4"/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4349.3069">
            <text:p>4349,3069</text:p>
          </table:table-cell>
          <table:table-cell office:value-type="float" office:value="303.141921">
            <text:p>303,141921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5"/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1783.81978">
            <text:p>1783,81978</text:p>
          </table:table-cell>
          <table:table-cell office:value-type="float" office:value="237.78103">
            <text:p>237,78103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string">
            <text:p>Hôtel de Ville</text:p>
          </table:table-cell>
          <table:table-cell table:number-columns-repeated="4"/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float" office:value="269.26241">
            <text:p>269,26241</text:p>
          </table:table-cell>
          <table:table-cell office:value-type="float" office:value="69.336712">
            <text:p>69,336712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string">
            <text:p>Hôtel de Ville</text:p>
          </table:table-cell>
          <table:table-cell table:number-columns-repeated="4"/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float" office:value="246.04566">
            <text:p>246,04566</text:p>
          </table:table-cell>
          <table:table-cell office:value-type="float" office:value="64.168805">
            <text:p>64,168805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string">
            <text:p>Poste de Police Municipale</text:p>
          </table:table-cell>
          <table:table-cell table:number-columns-repeated="4"/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1243.93751">
            <text:p>1243,93751</text:p>
          </table:table-cell>
          <table:table-cell office:value-type="float" office:value="143.207096">
            <text:p>143,207096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string">
            <text:p>Hôtel de Police Nationale Comédie</text:p>
          </table:table-cell>
          <table:table-cell table:number-columns-repeated="4"/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090.11287">
            <text:p>1090,11287</text:p>
          </table:table-cell>
          <table:table-cell office:value-type="float" office:value="160.376201">
            <text:p>160,376201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string">
            <text:p>Hôtel de Police Nationale Mosson</text:p>
          </table:table-cell>
          <table:table-cell table:number-columns-repeated="4"/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552.84216">
            <text:p>552,84216</text:p>
          </table:table-cell>
          <table:table-cell office:value-type="float" office:value="103.302526">
            <text:p>103,302526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string">
            <text:p>Park Eureka</text:p>
          </table:table-cell>
          <table:table-cell table:number-columns-repeated="4"/>
          <table:table-cell office:value-type="string">
            <text:p>NP</text:p>
          </table:table-cell>
          <table:table-cell table:number-columns-repeated="2" office:value-type="float" office:value="0">
            <text:p>0</text:p>
          </table:table-cell>
          <table:table-cell office:value-type="float" office:value="1268.59725">
            <text:p>1268,59725</text:p>
          </table:table-cell>
          <table:table-cell office:value-type="float" office:value="187.982381">
            <text:p>187,982381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string">
            <text:p>Park Eureka</text:p>
          </table:table-cell>
          <table:table-cell table:number-columns-repeated="4"/>
          <table:table-cell office:value-type="string">
            <text:p>NP</text:p>
          </table:table-cell>
          <table:table-cell table:number-columns-repeated="2" office:value-type="float" office:value="0">
            <text:p>0</text:p>
          </table:table-cell>
          <table:table-cell office:value-type="float" office:value="853.20878">
            <text:p>853,20878</text:p>
          </table:table-cell>
          <table:table-cell office:value-type="float" office:value="127.851424">
            <text:p>127,851424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string">
            <text:p>Park Eureka</text:p>
          </table:table-cell>
          <table:table-cell table:number-columns-repeated="4"/>
          <table:table-cell office:value-type="string">
            <text:p>NP</text:p>
          </table:table-cell>
          <table:table-cell table:number-columns-repeated="2" office:value-type="float" office:value="0">
            <text:p>0</text:p>
          </table:table-cell>
          <table:table-cell office:value-type="float" office:value="795.23687">
            <text:p>795,23687</text:p>
          </table:table-cell>
          <table:table-cell office:value-type="float" office:value="126.264136">
            <text:p>126,264136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string">
            <text:p>Park Eureka</text:p>
          </table:table-cell>
          <table:table-cell table:number-columns-repeated="4"/>
          <table:table-cell office:value-type="string">
            <text:p>NP</text:p>
          </table:table-cell>
          <table:table-cell table:number-columns-repeated="2" office:value-type="float" office:value="0">
            <text:p>0</text:p>
          </table:table-cell>
          <table:table-cell office:value-type="float" office:value="624.78341">
            <text:p>624,78341</text:p>
          </table:table-cell>
          <table:table-cell office:value-type="float" office:value="103.976191">
            <text:p>103,976191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string">
            <text:p>Park Eureka</text:p>
          </table:table-cell>
          <table:table-cell table:number-columns-repeated="4"/>
          <table:table-cell office:value-type="string">
            <text:p>NP</text:p>
          </table:table-cell>
          <table:table-cell table:number-columns-repeated="2" office:value-type="float" office:value="0">
            <text:p>0</text:p>
          </table:table-cell>
          <table:table-cell office:value-type="float" office:value="792.43814">
            <text:p>792,43814</text:p>
          </table:table-cell>
          <table:table-cell office:value-type="float" office:value="149.747836">
            <text:p>149,747836</text:p>
          </table:table-cell>
        </table:table-row>
        <table:table-row table:style-name="ro1">
          <table:table-cell office:value-type="float" office:value="778.07916261">
            <text:p>778,07916261</text:p>
          </table:table-cell>
          <table:table-cell office:value-type="float" office:value="169.64105831">
            <text:p>169,64105831</text:p>
          </table:table-cell>
          <table:table-cell office:value-type="float" office:value="1302">
            <text:p>1302</text:p>
          </table:table-cell>
          <table:table-cell office:value-type="string">
            <text:p>Cité Universitaire Vert-Bois</text:p>
          </table:table-cell>
          <table:table-cell office:value-type="string">
            <text:p>70019700</text:p>
          </table:table-cell>
          <table:table-cell office:value-type="string">
            <text:p>7</text:p>
          </table:table-cell>
          <table:table-cell office:value-type="string">
            <text:p>00197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778.66035">
            <text:p>778,66035</text:p>
          </table:table-cell>
          <table:table-cell office:value-type="float" office:value="169.704579">
            <text:p>169,704579</text:p>
          </table:table-cell>
        </table:table-row>
        <table:table-row table:style-name="ro1">
          <table:table-cell office:value-type="float" office:value="3542.53522854">
            <text:p>3542,53522854</text:p>
          </table:table-cell>
          <table:table-cell office:value-type="float" office:value="249.23582247">
            <text:p>249,23582247</text:p>
          </table:table-cell>
          <table:table-cell office:value-type="float" office:value="1303">
            <text:p>1303</text:p>
          </table:table-cell>
          <table:table-cell office:value-type="string">
            <text:p>Palais des Sports Coubertin</text:p>
          </table:table-cell>
          <table:table-cell office:value-type="string">
            <text:p>00061300</text:p>
          </table:table-cell>
          <table:table-cell office:value-type="string">
            <text:p>0</text:p>
          </table:table-cell>
          <table:table-cell office:value-type="string">
            <text:p>00613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3545.18779">
            <text:p>3545,18779</text:p>
          </table:table-cell>
          <table:table-cell office:value-type="float" office:value="249.329236">
            <text:p>249,329236</text:p>
          </table:table-cell>
        </table:table-row>
        <table:table-row table:style-name="ro1">
          <table:table-cell office:value-type="float" office:value="855.05758444">
            <text:p>855,05758444</text:p>
          </table:table-cell>
          <table:table-cell office:value-type="float" office:value="166.19313803">
            <text:p>166,19313803</text:p>
          </table:table-cell>
          <table:table-cell office:value-type="float" office:value="1307">
            <text:p>1307</text:p>
          </table:table-cell>
          <table:table-cell office:value-type="string">
            <text:p>CNRS</text:p>
          </table:table-cell>
          <table:table-cell office:value-type="string">
            <text:p>70006400</text:p>
          </table:table-cell>
          <table:table-cell office:value-type="string">
            <text:p>7</text:p>
          </table:table-cell>
          <table:table-cell office:value-type="string">
            <text:p>00064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855.69671">
            <text:p>855,69671</text:p>
          </table:table-cell>
          <table:table-cell office:value-type="float" office:value="166.255216">
            <text:p>166,255216</text:p>
          </table:table-cell>
        </table:table-row>
        <table:table-row table:style-name="ro1">
          <table:table-cell office:value-type="float" office:value="4562.74275271">
            <text:p>4562,74275271</text:p>
          </table:table-cell>
          <table:table-cell office:value-type="float" office:value="352.37581237">
            <text:p>352,37581237</text:p>
          </table:table-cell>
          <table:table-cell office:value-type="float" office:value="1308">
            <text:p>1308</text:p>
          </table:table-cell>
          <table:table-cell office:value-type="string">
            <text:p>Palais des Sports René Bougnol</text:p>
          </table:table-cell>
          <table:table-cell office:value-type="string">
            <text:p>70061200</text:p>
          </table:table-cell>
          <table:table-cell office:value-type="string">
            <text:p>7</text:p>
          </table:table-cell>
          <table:table-cell office:value-type="string">
            <text:p>00612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4566.15257">
            <text:p>4566,15257</text:p>
          </table:table-cell>
          <table:table-cell office:value-type="float" office:value="352.507163">
            <text:p>352,507163</text:p>
          </table:table-cell>
        </table:table-row>
        <table:table-row table:style-name="ro1">
          <table:table-cell office:value-type="float" office:value="649.65616563">
            <text:p>649,65616563</text:p>
          </table:table-cell>
          <table:table-cell office:value-type="float" office:value="115.27422441">
            <text:p>115,27422441</text:p>
          </table:table-cell>
          <table:table-cell office:value-type="float" office:value="1313">
            <text:p>1313</text:p>
          </table:table-cell>
          <table:table-cell office:value-type="string">
            <text:p>Maison de la solidarité M. Azais</text:p>
          </table:table-cell>
          <table:table-cell office:value-type="string">
            <text:p>00136300</text:p>
          </table:table-cell>
          <table:table-cell office:value-type="string">
            <text:p>0</text:p>
          </table:table-cell>
          <table:table-cell office:value-type="string">
            <text:p>01363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650.14057">
            <text:p>650,14057</text:p>
          </table:table-cell>
          <table:table-cell office:value-type="float" office:value="115.317113">
            <text:p>115,317113</text:p>
          </table:table-cell>
        </table:table-row>
        <table:table-row table:style-name="ro1">
          <table:table-cell office:value-type="float" office:value="1038.29341677">
            <text:p>1038,29341677</text:p>
          </table:table-cell>
          <table:table-cell office:value-type="float" office:value="158.79208033">
            <text:p>158,79208033</text:p>
          </table:table-cell>
          <table:table-cell office:value-type="float" office:value="1317">
            <text:p>1317</text:p>
          </table:table-cell>
          <table:table-cell office:value-type="string">
            <text:p>Clinique Lavalette</text:p>
          </table:table-cell>
          <table:table-cell office:value-type="string">
            <text:p>70015300</text:p>
          </table:table-cell>
          <table:table-cell office:value-type="string">
            <text:p>7</text:p>
          </table:table-cell>
          <table:table-cell office:value-type="string">
            <text:p>00153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039.06882">
            <text:p>1039,06882</text:p>
          </table:table-cell>
          <table:table-cell office:value-type="float" office:value="158.851689">
            <text:p>158,851689</text:p>
          </table:table-cell>
        </table:table-row>
        <table:table-row table:style-name="ro1">
          <table:table-cell office:value-type="float" office:value="4976.45097545">
            <text:p>4976,45097545</text:p>
          </table:table-cell>
          <table:table-cell office:value-type="float" office:value="328.09319245">
            <text:p>328,09319245</text:p>
          </table:table-cell>
          <table:table-cell office:value-type="float" office:value="1319">
            <text:p>1319</text:p>
          </table:table-cell>
          <table:table-cell office:value-type="string">
            <text:p>Serre Amazonienne</text:p>
          </table:table-cell>
          <table:table-cell table:number-columns-repeated="4"/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4980.16321">
            <text:p>4980,16321</text:p>
          </table:table-cell>
          <table:table-cell office:value-type="float" office:value="328.215835">
            <text:p>328,215835</text:p>
          </table:table-cell>
        </table:table-row>
        <table:table-row table:style-name="ro1">
          <table:table-cell office:value-type="float" office:value="4918.30251668">
            <text:p>4918,30251668</text:p>
          </table:table-cell>
          <table:table-cell office:value-type="float" office:value="402.01692994">
            <text:p>402,01692994</text:p>
          </table:table-cell>
          <table:table-cell office:value-type="float" office:value="1322">
            <text:p>1322</text:p>
          </table:table-cell>
          <table:table-cell office:value-type="string">
            <text:p>Complexe sportif</text:p>
          </table:table-cell>
          <table:table-cell office:value-type="string">
            <text:p>99999999</text:p>
          </table:table-cell>
          <table:table-cell table:number-columns-repeated="3"/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4921.97372">
            <text:p>4921,97372</text:p>
          </table:table-cell>
          <table:table-cell office:value-type="float" office:value="402.166876">
            <text:p>402,166876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5"/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058.93804">
            <text:p>1058,93804</text:p>
          </table:table-cell>
          <table:table-cell office:value-type="float" office:value="133.073717">
            <text:p>133,073717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5"/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325.82668">
            <text:p>325,82668</text:p>
          </table:table-cell>
          <table:table-cell office:value-type="float" office:value="87.742968">
            <text:p>87,742968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5"/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350.5964">
            <text:p>350,5964</text:p>
          </table:table-cell>
          <table:table-cell office:value-type="float" office:value="78.014312">
            <text:p>78,014312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5"/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770.32123">
            <text:p>770,32123</text:p>
          </table:table-cell>
          <table:table-cell office:value-type="float" office:value="113.245803">
            <text:p>113,245803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5"/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848.56303">
            <text:p>848,56303</text:p>
          </table:table-cell>
          <table:table-cell office:value-type="float" office:value="123.757024">
            <text:p>123,757024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5"/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706.87002">
            <text:p>706,87002</text:p>
          </table:table-cell>
          <table:table-cell office:value-type="float" office:value="185.8394">
            <text:p>185,8394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5"/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289.79704">
            <text:p>289,79704</text:p>
          </table:table-cell>
          <table:table-cell office:value-type="float" office:value="90.966752">
            <text:p>90,966752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string">
            <text:p>Park Eureka</text:p>
          </table:table-cell>
          <table:table-cell table:number-columns-repeated="4"/>
          <table:table-cell office:value-type="string">
            <text:p>NP</text:p>
          </table:table-cell>
          <table:table-cell table:number-columns-repeated="2" office:value-type="float" office:value="0">
            <text:p>0</text:p>
          </table:table-cell>
          <table:table-cell office:value-type="float" office:value="657.13824">
            <text:p>657,13824</text:p>
          </table:table-cell>
          <table:table-cell office:value-type="float" office:value="108.690951">
            <text:p>108,690951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string">
            <text:p>Park Eureka</text:p>
          </table:table-cell>
          <table:table-cell table:number-columns-repeated="4"/>
          <table:table-cell office:value-type="string">
            <text:p>NP</text:p>
          </table:table-cell>
          <table:table-cell table:number-columns-repeated="2" office:value-type="float" office:value="0">
            <text:p>0</text:p>
          </table:table-cell>
          <table:table-cell office:value-type="float" office:value="1259.77715">
            <text:p>1259,77715</text:p>
          </table:table-cell>
          <table:table-cell office:value-type="float" office:value="189.638066">
            <text:p>189,638066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string">
            <text:p>Park Eureka</text:p>
          </table:table-cell>
          <table:table-cell table:number-columns-repeated="4"/>
          <table:table-cell office:value-type="string">
            <text:p>NP</text:p>
          </table:table-cell>
          <table:table-cell table:number-columns-repeated="2" office:value-type="float" office:value="0">
            <text:p>0</text:p>
          </table:table-cell>
          <table:table-cell office:value-type="float" office:value="3259.6945">
            <text:p>3259,6945</text:p>
          </table:table-cell>
          <table:table-cell office:value-type="float" office:value="324.547669">
            <text:p>324,547669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string">
            <text:p>Park Eureka</text:p>
          </table:table-cell>
          <table:table-cell table:number-columns-repeated="4"/>
          <table:table-cell office:value-type="string">
            <text:p>NP</text:p>
          </table:table-cell>
          <table:table-cell table:number-columns-repeated="2" office:value-type="float" office:value="0">
            <text:p>0</text:p>
          </table:table-cell>
          <table:table-cell office:value-type="float" office:value="705.32293">
            <text:p>705,32293</text:p>
          </table:table-cell>
          <table:table-cell office:value-type="float" office:value="169.985862">
            <text:p>169,985862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string">
            <text:p>CCAS</text:p>
          </table:table-cell>
          <table:table-cell table:number-columns-repeated="4"/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568.051">
            <text:p>568,051</text:p>
          </table:table-cell>
          <table:table-cell office:value-type="float" office:value="122.352806">
            <text:p>122,352806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5"/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882.04962">
            <text:p>882,04962</text:p>
          </table:table-cell>
          <table:table-cell office:value-type="float" office:value="132.359337">
            <text:p>132,359337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5"/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251.7453">
            <text:p>1251,7453</text:p>
          </table:table-cell>
          <table:table-cell office:value-type="float" office:value="156.280551">
            <text:p>156,280551</text:p>
          </table:table-cell>
        </table:table-row>
        <table:table-row table:style-name="ro1">
          <table:table-cell office:value-type="float" office:value="718.65471565">
            <text:p>718,65471565</text:p>
          </table:table-cell>
          <table:table-cell office:value-type="float" office:value="129.98564786">
            <text:p>129,98564786</text:p>
          </table:table-cell>
          <table:table-cell office:value-type="float" office:value="1325">
            <text:p>1325</text:p>
          </table:table-cell>
          <table:table-cell office:value-type="string">
            <text:p>Ecole maternelle Pablo Picasso</text:p>
          </table:table-cell>
          <table:table-cell office:value-type="string">
            <text:p>00039402</text:p>
          </table:table-cell>
          <table:table-cell office:value-type="string">
            <text:p>0</text:p>
          </table:table-cell>
          <table:table-cell office:value-type="string">
            <text:p>00394</text:p>
          </table:table-cell>
          <table:table-cell office:value-type="string">
            <text:p>02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719.1891">
            <text:p>719,1891</text:p>
          </table:table-cell>
          <table:table-cell office:value-type="float" office:value="130.034148">
            <text:p>130,034148</text:p>
          </table:table-cell>
        </table:table-row>
        <table:table-row table:style-name="ro1">
          <table:table-cell office:value-type="float" office:value="2434.84908101">
            <text:p>2434,84908101</text:p>
          </table:table-cell>
          <table:table-cell office:value-type="float" office:value="239.64958735">
            <text:p>239,64958735</text:p>
          </table:table-cell>
          <table:table-cell office:value-type="float" office:value="1327">
            <text:p>1327</text:p>
          </table:table-cell>
          <table:table-cell table:number-columns-repeated="5"/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2436.66218">
            <text:p>2436,66218</text:p>
          </table:table-cell>
          <table:table-cell office:value-type="float" office:value="239.73847">
            <text:p>239,73847</text:p>
          </table:table-cell>
        </table:table-row>
        <table:table-row table:style-name="ro1">
          <table:table-cell office:value-type="float" office:value="1119.24761364">
            <text:p>1119,24761364</text:p>
          </table:table-cell>
          <table:table-cell office:value-type="float" office:value="158.74640702">
            <text:p>158,74640702</text:p>
          </table:table-cell>
          <table:table-cell office:value-type="float" office:value="1329">
            <text:p>1329</text:p>
          </table:table-cell>
          <table:table-cell office:value-type="string">
            <text:p>UFR Staps</text:p>
          </table:table-cell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120.07959">
            <text:p>1120,07959</text:p>
          </table:table-cell>
          <table:table-cell office:value-type="float" office:value="158.805216">
            <text:p>158,805216</text:p>
          </table:table-cell>
        </table:table-row>
        <table:table-row table:style-name="ro1">
          <table:table-cell office:value-type="float" office:value="217.94162496">
            <text:p>217,94162496</text:p>
          </table:table-cell>
          <table:table-cell office:value-type="float" office:value="72.24804738">
            <text:p>72,24804738</text:p>
          </table:table-cell>
          <table:table-cell office:value-type="float" office:value="1332">
            <text:p>1332</text:p>
          </table:table-cell>
          <table:table-cell office:value-type="string">
            <text:p>Ecole élémentaire Docteur Calmette</text:p>
          </table:table-cell>
          <table:table-cell office:value-type="string">
            <text:p>00027904</text:p>
          </table:table-cell>
          <table:table-cell office:value-type="string">
            <text:p>0</text:p>
          </table:table-cell>
          <table:table-cell office:value-type="string">
            <text:p>00279</text:p>
          </table:table-cell>
          <table:table-cell office:value-type="string">
            <text:p>04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218.10209">
            <text:p>218,10209</text:p>
          </table:table-cell>
          <table:table-cell office:value-type="float" office:value="72.274767">
            <text:p>72,274767</text:p>
          </table:table-cell>
        </table:table-row>
        <table:table-row table:style-name="ro1">
          <table:table-cell office:value-type="float" office:value="2445.60878715">
            <text:p>2445,60878715</text:p>
          </table:table-cell>
          <table:table-cell office:value-type="float" office:value="222.16115426">
            <text:p>222,16115426</text:p>
          </table:table-cell>
          <table:table-cell office:value-type="float" office:value="1335">
            <text:p>1335</text:p>
          </table:table-cell>
          <table:table-cell office:value-type="string">
            <text:p>M.P.T Georges Brassens</text:p>
          </table:table-cell>
          <table:table-cell office:value-type="string">
            <text:p>00137700</text:p>
          </table:table-cell>
          <table:table-cell office:value-type="string">
            <text:p>0</text:p>
          </table:table-cell>
          <table:table-cell office:value-type="string">
            <text:p>01377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2447.43155">
            <text:p>2447,43155</text:p>
          </table:table-cell>
          <table:table-cell office:value-type="float" office:value="222.244173">
            <text:p>222,244173</text:p>
          </table:table-cell>
        </table:table-row>
        <table:table-row table:style-name="ro1">
          <table:table-cell office:value-type="float" office:value="1058.79952196">
            <text:p>1058,79952196</text:p>
          </table:table-cell>
          <table:table-cell office:value-type="float" office:value="217.7024153">
            <text:p>217,7024153</text:p>
          </table:table-cell>
          <table:table-cell office:value-type="float" office:value="1338">
            <text:p>1338</text:p>
          </table:table-cell>
          <table:table-cell office:value-type="string">
            <text:p>Ecole de Notariat</text:p>
          </table:table-cell>
          <table:table-cell office:value-type="string">
            <text:p>70011900</text:p>
          </table:table-cell>
          <table:table-cell office:value-type="string">
            <text:p>7</text:p>
          </table:table-cell>
          <table:table-cell office:value-type="string">
            <text:p>00119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059.58447">
            <text:p>1059,58447</text:p>
          </table:table-cell>
          <table:table-cell office:value-type="float" office:value="217.783423">
            <text:p>217,783423</text:p>
          </table:table-cell>
        </table:table-row>
        <table:table-row table:style-name="ro1">
          <table:table-cell office:value-type="float" office:value="2773.85478762">
            <text:p>2773,85478762</text:p>
          </table:table-cell>
          <table:table-cell office:value-type="float" office:value="312.54195344">
            <text:p>312,54195344</text:p>
          </table:table-cell>
          <table:table-cell office:value-type="float" office:value="1340">
            <text:p>1340</text:p>
          </table:table-cell>
          <table:table-cell office:value-type="string">
            <text:p>Collège les Garrigues</text:p>
          </table:table-cell>
          <table:table-cell office:value-type="string">
            <text:p>70010500</text:p>
          </table:table-cell>
          <table:table-cell office:value-type="string">
            <text:p>7</text:p>
          </table:table-cell>
          <table:table-cell office:value-type="string">
            <text:p>00105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2775.91506">
            <text:p>2775,91506</text:p>
          </table:table-cell>
          <table:table-cell office:value-type="float" office:value="312.65806">
            <text:p>312,65806</text:p>
          </table:table-cell>
        </table:table-row>
        <table:table-row table:style-name="ro1">
          <table:table-cell office:value-type="float" office:value="3997.19684404">
            <text:p>3997,19684404</text:p>
          </table:table-cell>
          <table:table-cell office:value-type="float" office:value="352.66307209">
            <text:p>352,66307209</text:p>
          </table:table-cell>
          <table:table-cell office:value-type="float" office:value="1343">
            <text:p>1343</text:p>
          </table:table-cell>
          <table:table-cell table:number-columns-repeated="5"/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4000.159">
            <text:p>4000,159</text:p>
          </table:table-cell>
          <table:table-cell office:value-type="float" office:value="352.793923">
            <text:p>352,793923</text:p>
          </table:table-cell>
        </table:table-row>
        <table:table-row table:style-name="ro1">
          <table:table-cell office:value-type="float" office:value="571.98153753">
            <text:p>571,98153753</text:p>
          </table:table-cell>
          <table:table-cell office:value-type="float" office:value="84.81550088">
            <text:p>84,81550088</text:p>
          </table:table-cell>
          <table:table-cell office:value-type="float" office:value="1344">
            <text:p>1344</text:p>
          </table:table-cell>
          <table:table-cell office:value-type="string">
            <text:p>Tour de Lavalette</text:p>
          </table:table-cell>
          <table:table-cell office:value-type="string">
            <text:p>00062000</text:p>
          </table:table-cell>
          <table:table-cell office:value-type="string">
            <text:p>0</text:p>
          </table:table-cell>
          <table:table-cell office:value-type="string">
            <text:p>00620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572.40542">
            <text:p>572,40542</text:p>
          </table:table-cell>
          <table:table-cell office:value-type="float" office:value="84.846915">
            <text:p>84,846915</text:p>
          </table:table-cell>
        </table:table-row>
        <table:table-row table:style-name="ro1">
          <table:table-cell office:value-type="float" office:value="3968.18489335">
            <text:p>3968,18489335</text:p>
          </table:table-cell>
          <table:table-cell office:value-type="float" office:value="482.44155445">
            <text:p>482,44155445</text:p>
          </table:table-cell>
          <table:table-cell office:value-type="float" office:value="1345">
            <text:p>1345</text:p>
          </table:table-cell>
          <table:table-cell office:value-type="string">
            <text:p>Centre Propara</text:p>
          </table:table-cell>
          <table:table-cell office:value-type="string">
            <text:p>70015100</text:p>
          </table:table-cell>
          <table:table-cell office:value-type="string">
            <text:p>7</text:p>
          </table:table-cell>
          <table:table-cell office:value-type="string">
            <text:p>00151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3971.12754">
            <text:p>3971,12754</text:p>
          </table:table-cell>
          <table:table-cell office:value-type="float" office:value="482.62119">
            <text:p>482,62119</text:p>
          </table:table-cell>
        </table:table-row>
        <table:table-row table:style-name="ro1">
          <table:table-cell office:value-type="float" office:value="176.18405314">
            <text:p>176,18405314</text:p>
          </table:table-cell>
          <table:table-cell office:value-type="float" office:value="61.96423416">
            <text:p>61,96423416</text:p>
          </table:table-cell>
          <table:table-cell office:value-type="float" office:value="1348">
            <text:p>1348</text:p>
          </table:table-cell>
          <table:table-cell office:value-type="string">
            <text:p>Clinique Val d'Aurelle</text:p>
          </table:table-cell>
          <table:table-cell office:value-type="string">
            <text:p>70015900</text:p>
          </table:table-cell>
          <table:table-cell office:value-type="string">
            <text:p>7</text:p>
          </table:table-cell>
          <table:table-cell office:value-type="string">
            <text:p>00159</text:p>
          </table:table-cell>
          <table:table-cell office:value-type="string">
            <text:p>00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float" office:value="176.31481">
            <text:p>176,31481</text:p>
          </table:table-cell>
          <table:table-cell office:value-type="float" office:value="61.987325">
            <text:p>61,987325</text:p>
          </table:table-cell>
        </table:table-row>
        <table:table-row table:style-name="ro1">
          <table:table-cell office:value-type="float" office:value="46.85400002">
            <text:p>46,85400002</text:p>
          </table:table-cell>
          <table:table-cell office:value-type="float" office:value="27.39975094">
            <text:p>27,39975094</text:p>
          </table:table-cell>
          <table:table-cell office:value-type="float" office:value="1351">
            <text:p>1351</text:p>
          </table:table-cell>
          <table:table-cell office:value-type="string">
            <text:p>Clinique Val d'Aurelle</text:p>
          </table:table-cell>
          <table:table-cell office:value-type="string">
            <text:p>70015900</text:p>
          </table:table-cell>
          <table:table-cell office:value-type="string">
            <text:p>7</text:p>
          </table:table-cell>
          <table:table-cell office:value-type="string">
            <text:p>00159</text:p>
          </table:table-cell>
          <table:table-cell office:value-type="string">
            <text:p>00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float" office:value="46.8886">
            <text:p>46,8886</text:p>
          </table:table-cell>
          <table:table-cell office:value-type="float" office:value="27.409854">
            <text:p>27,409854</text:p>
          </table:table-cell>
        </table:table-row>
        <table:table-row table:style-name="ro1">
          <table:table-cell office:value-type="float" office:value="858.22023088">
            <text:p>858,22023088</text:p>
          </table:table-cell>
          <table:table-cell office:value-type="float" office:value="147.28270775">
            <text:p>147,28270775</text:p>
          </table:table-cell>
          <table:table-cell office:value-type="float" office:value="1353">
            <text:p>1353</text:p>
          </table:table-cell>
          <table:table-cell office:value-type="string">
            <text:p>Centre Epidaure</text:p>
          </table:table-cell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858.85471">
            <text:p>858,85471</text:p>
          </table:table-cell>
          <table:table-cell office:value-type="float" office:value="147.337512">
            <text:p>147,337512</text:p>
          </table:table-cell>
        </table:table-row>
        <table:table-row table:style-name="ro1">
          <table:table-cell office:value-type="float" office:value="8714.21118136">
            <text:p>8714,21118136</text:p>
          </table:table-cell>
          <table:table-cell office:value-type="float" office:value="1360.93145792">
            <text:p>1360,93145792</text:p>
          </table:table-cell>
          <table:table-cell office:value-type="float" office:value="1357">
            <text:p>1357</text:p>
          </table:table-cell>
          <table:table-cell office:value-type="string">
            <text:p>Clinique Val d'Aurelle</text:p>
          </table:table-cell>
          <table:table-cell office:value-type="string">
            <text:p>70015900</text:p>
          </table:table-cell>
          <table:table-cell office:value-type="string">
            <text:p>7</text:p>
          </table:table-cell>
          <table:table-cell office:value-type="string">
            <text:p>00159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8720.65875">
            <text:p>8720,65875</text:p>
          </table:table-cell>
          <table:table-cell office:value-type="float" office:value="1361.435296">
            <text:p>1361,435296</text:p>
          </table:table-cell>
        </table:table-row>
        <table:table-row table:style-name="ro1">
          <table:table-cell office:value-type="float" office:value="336.94912499">
            <text:p>336,94912499</text:p>
          </table:table-cell>
          <table:table-cell office:value-type="float" office:value="94.19890151">
            <text:p>94,19890151</text:p>
          </table:table-cell>
          <table:table-cell office:value-type="float" office:value="1361">
            <text:p>1361</text:p>
          </table:table-cell>
          <table:table-cell office:value-type="string">
            <text:p>Parc Zoologique Henry de Lunaret</text:p>
          </table:table-cell>
          <table:table-cell table:number-columns-repeated="4"/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337.19751">
            <text:p>337,19751</text:p>
          </table:table-cell>
          <table:table-cell office:value-type="float" office:value="94.233676">
            <text:p>94,233676</text:p>
          </table:table-cell>
        </table:table-row>
        <table:table-row table:style-name="ro1">
          <table:table-cell office:value-type="float" office:value="4985.26823791">
            <text:p>4985,26823791</text:p>
          </table:table-cell>
          <table:table-cell office:value-type="float" office:value="563.13289731">
            <text:p>563,13289731</text:p>
          </table:table-cell>
          <table:table-cell office:value-type="float" office:value="1362">
            <text:p>1362</text:p>
          </table:table-cell>
          <table:table-cell office:value-type="string">
            <text:p>I.R.D</text:p>
          </table:table-cell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4988.94384">
            <text:p>4988,94384</text:p>
          </table:table-cell>
          <table:table-cell office:value-type="float" office:value="563.340542">
            <text:p>563,340542</text:p>
          </table:table-cell>
        </table:table-row>
        <table:table-row table:style-name="ro1">
          <table:table-cell office:value-type="float" office:value="1456.42022805">
            <text:p>1456,42022805</text:p>
          </table:table-cell>
          <table:table-cell office:value-type="float" office:value="246.46151565">
            <text:p>246,46151565</text:p>
          </table:table-cell>
          <table:table-cell office:value-type="float" office:value="1368">
            <text:p>1368</text:p>
          </table:table-cell>
          <table:table-cell office:value-type="string">
            <text:p>C.E.E.M.A.T</text:p>
          </table:table-cell>
          <table:table-cell office:value-type="string">
            <text:p>99999999</text:p>
          </table:table-cell>
          <table:table-cell table:number-columns-repeated="3"/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457.49609">
            <text:p>1457,49609</text:p>
          </table:table-cell>
          <table:table-cell office:value-type="float" office:value="246.552068">
            <text:p>246,552068</text:p>
          </table:table-cell>
        </table:table-row>
        <table:table-row table:style-name="ro1">
          <table:table-cell office:value-type="float" office:value="524.03596855">
            <text:p>524,03596855</text:p>
          </table:table-cell>
          <table:table-cell office:value-type="float" office:value="136.07808092">
            <text:p>136,07808092</text:p>
          </table:table-cell>
          <table:table-cell office:value-type="float" office:value="1370">
            <text:p>1370</text:p>
          </table:table-cell>
          <table:table-cell office:value-type="string">
            <text:p>C.E.E.M.A.T</text:p>
          </table:table-cell>
          <table:table-cell office:value-type="string">
            <text:p>99999999</text:p>
          </table:table-cell>
          <table:table-cell table:number-columns-repeated="3"/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524.42367">
            <text:p>524,42367</text:p>
          </table:table-cell>
          <table:table-cell office:value-type="float" office:value="136.127841">
            <text:p>136,127841</text:p>
          </table:table-cell>
        </table:table-row>
        <table:table-row table:style-name="ro1">
          <table:table-cell office:value-type="float" office:value="3891.48903438">
            <text:p>3891,48903438</text:p>
          </table:table-cell>
          <table:table-cell office:value-type="float" office:value="296.06418877">
            <text:p>296,06418877</text:p>
          </table:table-cell>
          <table:table-cell office:value-type="float" office:value="1372">
            <text:p>1372</text:p>
          </table:table-cell>
          <table:table-cell office:value-type="string">
            <text:p>Musée Agropolis</text:p>
          </table:table-cell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3894.35151">
            <text:p>3894,35151</text:p>
          </table:table-cell>
          <table:table-cell office:value-type="float" office:value="296.17278">
            <text:p>296,17278</text:p>
          </table:table-cell>
        </table:table-row>
        <table:table-row table:style-name="ro1">
          <table:table-cell office:value-type="float" office:value="3486.28132176">
            <text:p>3486,28132176</text:p>
          </table:table-cell>
          <table:table-cell office:value-type="float" office:value="475.26546721">
            <text:p>475,26546721</text:p>
          </table:table-cell>
          <table:table-cell office:value-type="float" office:value="1374">
            <text:p>1374</text:p>
          </table:table-cell>
          <table:table-cell office:value-type="string">
            <text:p>Lycée Frederic Bazille</text:p>
          </table:table-cell>
          <table:table-cell office:value-type="string">
            <text:p>70009600</text:p>
          </table:table-cell>
          <table:table-cell office:value-type="string">
            <text:p>7</text:p>
          </table:table-cell>
          <table:table-cell office:value-type="string">
            <text:p>00096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3488.84427">
            <text:p>3488,84427</text:p>
          </table:table-cell>
          <table:table-cell office:value-type="float" office:value="475.441216">
            <text:p>475,441216</text:p>
          </table:table-cell>
        </table:table-row>
        <table:table-row table:style-name="ro1">
          <table:table-cell office:value-type="float" office:value="196.72094992">
            <text:p>196,72094992</text:p>
          </table:table-cell>
          <table:table-cell office:value-type="float" office:value="63.57241599">
            <text:p>63,57241599</text:p>
          </table:table-cell>
          <table:table-cell office:value-type="float" office:value="1379">
            <text:p>1379</text:p>
          </table:table-cell>
          <table:table-cell office:value-type="string">
            <text:p>Base de pleine nature Lavalette</text:p>
          </table:table-cell>
          <table:table-cell office:value-type="string">
            <text:p>70001600</text:p>
          </table:table-cell>
          <table:table-cell office:value-type="string">
            <text:p>7</text:p>
          </table:table-cell>
          <table:table-cell office:value-type="string">
            <text:p>00016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196.86466">
            <text:p>196,86466</text:p>
          </table:table-cell>
          <table:table-cell office:value-type="float" office:value="63.595811">
            <text:p>63,595811</text:p>
          </table:table-cell>
        </table:table-row>
        <table:table-row table:style-name="ro1">
          <table:table-cell office:value-type="float" office:value="1939.76617177">
            <text:p>1939,76617177</text:p>
          </table:table-cell>
          <table:table-cell office:value-type="float" office:value="343.4610431">
            <text:p>343,4610431</text:p>
          </table:table-cell>
          <table:table-cell office:value-type="float" office:value="1383">
            <text:p>1383</text:p>
          </table:table-cell>
          <table:table-cell office:value-type="string">
            <text:p>CIRAD</text:p>
          </table:table-cell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941.18222">
            <text:p>1941,18222</text:p>
          </table:table-cell>
          <table:table-cell office:value-type="float" office:value="343.586212">
            <text:p>343,586212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5"/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1024.50208">
            <text:p>1024,50208</text:p>
          </table:table-cell>
          <table:table-cell office:value-type="float" office:value="290.979678">
            <text:p>290,979678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string">
            <text:p>Poste de Police Municipale Durand</text:p>
          </table:table-cell>
          <table:table-cell table:number-columns-repeated="4"/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455.38026">
            <text:p>455,38026</text:p>
          </table:table-cell>
          <table:table-cell office:value-type="float" office:value="86.949175">
            <text:p>86,949175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string">
            <text:p>Park Eureka</text:p>
          </table:table-cell>
          <table:table-cell table:number-columns-repeated="4"/>
          <table:table-cell office:value-type="string">
            <text:p>NP</text:p>
          </table:table-cell>
          <table:table-cell table:number-columns-repeated="2" office:value-type="float" office:value="0">
            <text:p>0</text:p>
          </table:table-cell>
          <table:table-cell office:value-type="float" office:value="1249.70423">
            <text:p>1249,70423</text:p>
          </table:table-cell>
          <table:table-cell office:value-type="float" office:value="170.04671">
            <text:p>170,04671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string">
            <text:p>Park Eureka</text:p>
          </table:table-cell>
          <table:table-cell table:number-columns-repeated="4"/>
          <table:table-cell office:value-type="string">
            <text:p>NP</text:p>
          </table:table-cell>
          <table:table-cell table:number-columns-repeated="2" office:value-type="float" office:value="0">
            <text:p>0</text:p>
          </table:table-cell>
          <table:table-cell office:value-type="float" office:value="951.1772">
            <text:p>951,1772</text:p>
          </table:table-cell>
          <table:table-cell office:value-type="float" office:value="137.179317">
            <text:p>137,179317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string">
            <text:p>Park Eureka</text:p>
          </table:table-cell>
          <table:table-cell table:number-columns-repeated="4"/>
          <table:table-cell office:value-type="string">
            <text:p>NP</text:p>
          </table:table-cell>
          <table:table-cell table:number-columns-repeated="2" office:value-type="float" office:value="0">
            <text:p>0</text:p>
          </table:table-cell>
          <table:table-cell office:value-type="float" office:value="847.96693">
            <text:p>847,96693</text:p>
          </table:table-cell>
          <table:table-cell office:value-type="float" office:value="128.192283">
            <text:p>128,192283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string">
            <text:p>Park Eureka</text:p>
          </table:table-cell>
          <table:table-cell table:number-columns-repeated="4"/>
          <table:table-cell office:value-type="string">
            <text:p>NP</text:p>
          </table:table-cell>
          <table:table-cell table:number-columns-repeated="2" office:value-type="float" office:value="0">
            <text:p>0</text:p>
          </table:table-cell>
          <table:table-cell office:value-type="float" office:value="1106.34053">
            <text:p>1106,34053</text:p>
          </table:table-cell>
          <table:table-cell office:value-type="float" office:value="138.325969">
            <text:p>138,325969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string">
            <text:p>Cap Omega</text:p>
          </table:table-cell>
          <table:table-cell table:number-columns-repeated="4"/>
          <table:table-cell office:value-type="string">
            <text:p>BT</text:p>
          </table:table-cell>
          <table:table-cell table:number-columns-repeated="2" office:value-type="float" office:value="0">
            <text:p>0</text:p>
          </table:table-cell>
          <table:table-cell office:value-type="float" office:value="1872.90281">
            <text:p>1872,90281</text:p>
          </table:table-cell>
          <table:table-cell office:value-type="float" office:value="341.874578">
            <text:p>341,874578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string">
            <text:p>Park Eureka</text:p>
          </table:table-cell>
          <table:table-cell table:number-columns-repeated="4"/>
          <table:table-cell office:value-type="string">
            <text:p>NP</text:p>
          </table:table-cell>
          <table:table-cell table:number-columns-repeated="2" office:value-type="float" office:value="0">
            <text:p>0</text:p>
          </table:table-cell>
          <table:table-cell office:value-type="float" office:value="559.15641">
            <text:p>559,15641</text:p>
          </table:table-cell>
          <table:table-cell office:value-type="float" office:value="97.537099">
            <text:p>97,537099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string">
            <text:p>MIBI</text:p>
          </table:table-cell>
          <table:table-cell table:number-columns-repeated="4"/>
          <table:table-cell office:value-type="string">
            <text:p>BT</text:p>
          </table:table-cell>
          <table:table-cell table:number-columns-repeated="2" office:value-type="float" office:value="0">
            <text:p>0</text:p>
          </table:table-cell>
          <table:table-cell office:value-type="float" office:value="1271.20688">
            <text:p>1271,20688</text:p>
          </table:table-cell>
          <table:table-cell office:value-type="float" office:value="158.32628">
            <text:p>158,32628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string">
            <text:p>Hôtel</text:p>
          </table:table-cell>
          <table:table-cell table:number-columns-repeated="4"/>
          <table:table-cell office:value-type="string">
            <text:p>NP</text:p>
          </table:table-cell>
          <table:table-cell table:number-columns-repeated="2" office:value-type="float" office:value="0">
            <text:p>0</text:p>
          </table:table-cell>
          <table:table-cell office:value-type="float" office:value="2700.14576">
            <text:p>2700,14576</text:p>
          </table:table-cell>
          <table:table-cell office:value-type="float" office:value="228.824595">
            <text:p>228,824595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string">
            <text:p>Maison d'agglomération Mosson</text:p>
          </table:table-cell>
          <table:table-cell table:number-columns-repeated="4"/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341.26935">
            <text:p>341,26935</text:p>
          </table:table-cell>
          <table:table-cell office:value-type="float" office:value="74.294429">
            <text:p>74,294429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string">
            <text:p>Maison d'agglomération Lemasson</text:p>
          </table:table-cell>
          <table:table-cell table:number-columns-repeated="4"/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237.02325">
            <text:p>237,02325</text:p>
          </table:table-cell>
          <table:table-cell office:value-type="float" office:value="63.090408">
            <text:p>63,090408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string">
            <text:p>Maison d'agglomération Beaux-Arts</text:p>
          </table:table-cell>
          <table:table-cell table:number-columns-repeated="4"/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351.95649">
            <text:p>351,95649</text:p>
          </table:table-cell>
          <table:table-cell office:value-type="float" office:value="86.53781">
            <text:p>86,53781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string">
            <text:p>Annexe Ecole</text:p>
          </table:table-cell>
          <table:table-cell table:number-columns-repeated="4"/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636.04827">
            <text:p>636,04827</text:p>
          </table:table-cell>
          <table:table-cell office:value-type="float" office:value="106.649495">
            <text:p>106,649495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string">
            <text:p>E.F.S</text:p>
          </table:table-cell>
          <table:table-cell table:number-columns-repeated="4"/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611.72249">
            <text:p>611,72249</text:p>
          </table:table-cell>
          <table:table-cell office:value-type="float" office:value="102.5705">
            <text:p>102,5705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string">
            <text:p>P.N Brigade canine</text:p>
          </table:table-cell>
          <table:table-cell table:number-columns-repeated="4"/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432.54726">
            <text:p>432,54726</text:p>
          </table:table-cell>
          <table:table-cell office:value-type="float" office:value="84.22259">
            <text:p>84,22259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5"/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435.09897">
            <text:p>435,09897</text:p>
          </table:table-cell>
          <table:table-cell office:value-type="float" office:value="105.033942">
            <text:p>105,033942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5"/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395.28472">
            <text:p>395,28472</text:p>
          </table:table-cell>
          <table:table-cell office:value-type="float" office:value="79.5744">
            <text:p>79,5744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5"/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969.8982">
            <text:p>969,8982</text:p>
          </table:table-cell>
          <table:table-cell office:value-type="float" office:value="124.786658">
            <text:p>124,786658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5"/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247.71477">
            <text:p>247,71477</text:p>
          </table:table-cell>
          <table:table-cell office:value-type="float" office:value="72.349448">
            <text:p>72,349448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5"/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743.9491">
            <text:p>743,9491</text:p>
          </table:table-cell>
          <table:table-cell office:value-type="float" office:value="109.116652">
            <text:p>109,116652</text:p>
          </table:table-cell>
        </table:table-row>
        <table:table-row table:style-name="ro1">
          <table:table-cell office:value-type="float" office:value="813.28439361">
            <text:p>813,28439361</text:p>
          </table:table-cell>
          <table:table-cell office:value-type="float" office:value="165.4033355">
            <text:p>165,4033355</text:p>
          </table:table-cell>
          <table:table-cell office:value-type="float" office:value="1251">
            <text:p>1251</text:p>
          </table:table-cell>
          <table:table-cell office:value-type="string">
            <text:p>Restaurant Universitaire Vert-Bois</text:p>
          </table:table-cell>
          <table:table-cell office:value-type="string">
            <text:p>70019700</text:p>
          </table:table-cell>
          <table:table-cell office:value-type="string">
            <text:p>7</text:p>
          </table:table-cell>
          <table:table-cell office:value-type="string">
            <text:p>00197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813.8956">
            <text:p>813,8956</text:p>
          </table:table-cell>
          <table:table-cell office:value-type="float" office:value="165.465326">
            <text:p>165,465326</text:p>
          </table:table-cell>
        </table:table-row>
        <table:table-row table:style-name="ro1">
          <table:table-cell office:value-type="float" office:value="697.970417">
            <text:p>697,970417</text:p>
          </table:table-cell>
          <table:table-cell office:value-type="float" office:value="238.69005369">
            <text:p>238,69005369</text:p>
          </table:table-cell>
          <table:table-cell office:value-type="float" office:value="1252">
            <text:p>1252</text:p>
          </table:table-cell>
          <table:table-cell office:value-type="string">
            <text:p>Théâtre d'O</text:p>
          </table:table-cell>
          <table:table-cell table:number-columns-repeated="4"/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698.49646">
            <text:p>698,49646</text:p>
          </table:table-cell>
          <table:table-cell office:value-type="float" office:value="238.778843">
            <text:p>238,778843</text:p>
          </table:table-cell>
        </table:table-row>
        <table:table-row table:style-name="ro1">
          <table:table-cell office:value-type="float" office:value="2016.40597148">
            <text:p>2016,40597148</text:p>
          </table:table-cell>
          <table:table-cell office:value-type="float" office:value="181.5041259">
            <text:p>181,5041259</text:p>
          </table:table-cell>
          <table:table-cell office:value-type="float" office:value="1253">
            <text:p>1253</text:p>
          </table:table-cell>
          <table:table-cell office:value-type="string">
            <text:p>Théâtre d'O</text:p>
          </table:table-cell>
          <table:table-cell table:number-columns-repeated="4"/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2017.92253">
            <text:p>2017,92253</text:p>
          </table:table-cell>
          <table:table-cell office:value-type="float" office:value="181.571956">
            <text:p>181,571956</text:p>
          </table:table-cell>
        </table:table-row>
        <table:table-row table:style-name="ro1">
          <table:table-cell office:value-type="float" office:value="2168.37284688">
            <text:p>2168,37284688</text:p>
          </table:table-cell>
          <table:table-cell office:value-type="float" office:value="320.59007189">
            <text:p>320,59007189</text:p>
          </table:table-cell>
          <table:table-cell office:value-type="float" office:value="1262">
            <text:p>1262</text:p>
          </table:table-cell>
          <table:table-cell office:value-type="string">
            <text:p>CNAM</text:p>
          </table:table-cell>
          <table:table-cell office:value-type="string">
            <text:p>70012500</text:p>
          </table:table-cell>
          <table:table-cell office:value-type="string">
            <text:p>7</text:p>
          </table:table-cell>
          <table:table-cell office:value-type="string">
            <text:p>00125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2170.00423">
            <text:p>2170,00423</text:p>
          </table:table-cell>
          <table:table-cell office:value-type="float" office:value="320.710314">
            <text:p>320,710314</text:p>
          </table:table-cell>
        </table:table-row>
        <table:table-row table:style-name="ro1">
          <table:table-cell office:value-type="float" office:value="2486.73669997">
            <text:p>2486,73669997</text:p>
          </table:table-cell>
          <table:table-cell office:value-type="float" office:value="413.77607971">
            <text:p>413,77607971</text:p>
          </table:table-cell>
          <table:table-cell office:value-type="float" office:value="1265">
            <text:p>1265</text:p>
          </table:table-cell>
          <table:table-cell office:value-type="string">
            <text:p>IUT CREUFOP</text:p>
          </table:table-cell>
          <table:table-cell office:value-type="string">
            <text:p>70012200</text:p>
          </table:table-cell>
          <table:table-cell office:value-type="string">
            <text:p>7</text:p>
          </table:table-cell>
          <table:table-cell office:value-type="string">
            <text:p>00122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2488.60076">
            <text:p>2488,60076</text:p>
          </table:table-cell>
          <table:table-cell office:value-type="float" office:value="413.931096">
            <text:p>413,931096</text:p>
          </table:table-cell>
        </table:table-row>
        <table:table-row table:style-name="ro1">
          <table:table-cell office:value-type="float" office:value="911.54975613">
            <text:p>911,54975613</text:p>
          </table:table-cell>
          <table:table-cell office:value-type="float" office:value="190.59069785">
            <text:p>190,59069785</text:p>
          </table:table-cell>
          <table:table-cell office:value-type="float" office:value="1268">
            <text:p>1268</text:p>
          </table:table-cell>
          <table:table-cell office:value-type="string">
            <text:p>Cité Universitaire Vert-Bois</text:p>
          </table:table-cell>
          <table:table-cell office:value-type="string">
            <text:p>70019700</text:p>
          </table:table-cell>
          <table:table-cell office:value-type="string">
            <text:p>7</text:p>
          </table:table-cell>
          <table:table-cell office:value-type="string">
            <text:p>00197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912.23309">
            <text:p>912,23309</text:p>
          </table:table-cell>
          <table:table-cell office:value-type="float" office:value="190.66207">
            <text:p>190,66207</text:p>
          </table:table-cell>
        </table:table-row>
        <table:table-row table:style-name="ro1">
          <table:table-cell office:value-type="float" office:value="34.70568124">
            <text:p>34,70568124</text:p>
          </table:table-cell>
          <table:table-cell office:value-type="float" office:value="21.0835135">
            <text:p>21,0835135</text:p>
          </table:table-cell>
          <table:table-cell office:value-type="float" office:value="1271">
            <text:p>1271</text:p>
          </table:table-cell>
          <table:table-cell office:value-type="string">
            <text:p>CINES</text:p>
          </table:table-cell>
          <table:table-cell office:value-type="string">
            <text:p>70012400</text:p>
          </table:table-cell>
          <table:table-cell office:value-type="string">
            <text:p>7</text:p>
          </table:table-cell>
          <table:table-cell office:value-type="string">
            <text:p>00124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34.7316">
            <text:p>34,7316</text:p>
          </table:table-cell>
          <table:table-cell office:value-type="float" office:value="21.091382">
            <text:p>21,091382</text:p>
          </table:table-cell>
        </table:table-row>
        <table:table-row table:style-name="ro1">
          <table:table-cell office:value-type="float" office:value="1219.55066268">
            <text:p>1219,55066268</text:p>
          </table:table-cell>
          <table:table-cell office:value-type="float" office:value="239.06760796">
            <text:p>239,06760796</text:p>
          </table:table-cell>
          <table:table-cell office:value-type="float" office:value="1273">
            <text:p>1273</text:p>
          </table:table-cell>
          <table:table-cell office:value-type="string">
            <text:p>Institut d'Hématologie E.Jeanbrau</text:p>
          </table:table-cell>
          <table:table-cell office:value-type="string">
            <text:p>70019300</text:p>
          </table:table-cell>
          <table:table-cell office:value-type="string">
            <text:p>7</text:p>
          </table:table-cell>
          <table:table-cell office:value-type="string">
            <text:p>70193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220.46562">
            <text:p>1220,46562</text:p>
          </table:table-cell>
          <table:table-cell office:value-type="float" office:value="239.157084">
            <text:p>239,157084</text:p>
          </table:table-cell>
        </table:table-row>
        <table:table-row table:style-name="ro1">
          <table:table-cell office:value-type="float" office:value="1072.63470623">
            <text:p>1072,63470623</text:p>
          </table:table-cell>
          <table:table-cell office:value-type="float" office:value="159.36066304">
            <text:p>159,36066304</text:p>
          </table:table-cell>
          <table:table-cell office:value-type="float" office:value="1277">
            <text:p>1277</text:p>
          </table:table-cell>
          <table:table-cell office:value-type="string">
            <text:p>Institut d'Hématologie E.Jeanbrau</text:p>
          </table:table-cell>
          <table:table-cell office:value-type="string">
            <text:p>70013400</text:p>
          </table:table-cell>
          <table:table-cell office:value-type="string">
            <text:p>7</text:p>
          </table:table-cell>
          <table:table-cell office:value-type="string">
            <text:p>00134</text:p>
          </table:table-cell>
          <table:table-cell office:value-type="string">
            <text:p>00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float" office:value="1073.4403">
            <text:p>1073,4403</text:p>
          </table:table-cell>
          <table:table-cell office:value-type="float" office:value="159.420594">
            <text:p>159,420594</text:p>
          </table:table-cell>
        </table:table-row>
        <table:table-row table:style-name="ro1">
          <table:table-cell office:value-type="float" office:value="1851.23770622">
            <text:p>1851,23770622</text:p>
          </table:table-cell>
          <table:table-cell office:value-type="float" office:value="384.08512329">
            <text:p>384,08512329</text:p>
          </table:table-cell>
          <table:table-cell office:value-type="float" office:value="1278">
            <text:p>1278</text:p>
          </table:table-cell>
          <table:table-cell office:value-type="string">
            <text:p>CINES</text:p>
          </table:table-cell>
          <table:table-cell office:value-type="string">
            <text:p>70012400</text:p>
          </table:table-cell>
          <table:table-cell office:value-type="string">
            <text:p>7</text:p>
          </table:table-cell>
          <table:table-cell office:value-type="string">
            <text:p>00124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852.62738">
            <text:p>1852,62738</text:p>
          </table:table-cell>
          <table:table-cell office:value-type="float" office:value="384.229117">
            <text:p>384,229117</text:p>
          </table:table-cell>
        </table:table-row>
        <table:table-row table:style-name="ro1">
          <table:table-cell office:value-type="float" office:value="2056.37107802">
            <text:p>2056,37107802</text:p>
          </table:table-cell>
          <table:table-cell office:value-type="float" office:value="553.47396163">
            <text:p>553,47396163</text:p>
          </table:table-cell>
          <table:table-cell office:value-type="float" office:value="1285">
            <text:p>1285</text:p>
          </table:table-cell>
          <table:table-cell office:value-type="string">
            <text:p>Faculté d'Odontologie</text:p>
          </table:table-cell>
          <table:table-cell office:value-type="string">
            <text:p>70013400</text:p>
          </table:table-cell>
          <table:table-cell office:value-type="string">
            <text:p>7</text:p>
          </table:table-cell>
          <table:table-cell office:value-type="string">
            <text:p>00134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2057.9201">
            <text:p>2057,9201</text:p>
          </table:table-cell>
          <table:table-cell office:value-type="float" office:value="553.682337">
            <text:p>553,682337</text:p>
          </table:table-cell>
        </table:table-row>
        <table:table-row table:style-name="ro1">
          <table:table-cell office:value-type="float" office:value="2660.38857829">
            <text:p>2660,38857829</text:p>
          </table:table-cell>
          <table:table-cell office:value-type="float" office:value="302.94859923">
            <text:p>302,94859923</text:p>
          </table:table-cell>
          <table:table-cell office:value-type="float" office:value="1288">
            <text:p>1288</text:p>
          </table:table-cell>
          <table:table-cell office:value-type="string">
            <text:p>IUT CREUFOP</text:p>
          </table:table-cell>
          <table:table-cell office:value-type="string">
            <text:p>70013700</text:p>
          </table:table-cell>
          <table:table-cell office:value-type="string">
            <text:p>7</text:p>
          </table:table-cell>
          <table:table-cell office:value-type="string">
            <text:p>00137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2662.38852">
            <text:p>2662,38852</text:p>
          </table:table-cell>
          <table:table-cell office:value-type="float" office:value="303.062103">
            <text:p>303,062103</text:p>
          </table:table-cell>
        </table:table-row>
        <table:table-row table:style-name="ro1">
          <table:table-cell office:value-type="float" office:value="1916.32403429">
            <text:p>1916,32403429</text:p>
          </table:table-cell>
          <table:table-cell office:value-type="float" office:value="155.286819">
            <text:p>155,286819</text:p>
          </table:table-cell>
          <table:table-cell office:value-type="float" office:value="1291">
            <text:p>1291</text:p>
          </table:table-cell>
          <table:table-cell office:value-type="string">
            <text:p>Centre de Soins Dentaires</text:p>
          </table:table-cell>
          <table:table-cell office:value-type="string">
            <text:p>70020300</text:p>
          </table:table-cell>
          <table:table-cell office:value-type="string">
            <text:p>7</text:p>
          </table:table-cell>
          <table:table-cell office:value-type="string">
            <text:p>00203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917.76248">
            <text:p>1917,76248</text:p>
          </table:table-cell>
          <table:table-cell office:value-type="float" office:value="155.345092">
            <text:p>155,345092</text:p>
          </table:table-cell>
        </table:table-row>
        <table:table-row table:style-name="ro1">
          <table:table-cell office:value-type="float" office:value="4040.22854726">
            <text:p>4040,22854726</text:p>
          </table:table-cell>
          <table:table-cell office:value-type="float" office:value="350.19332634">
            <text:p>350,19332634</text:p>
          </table:table-cell>
          <table:table-cell office:value-type="float" office:value="1294">
            <text:p>1294</text:p>
          </table:table-cell>
          <table:table-cell office:value-type="string">
            <text:p>CNRS</text:p>
          </table:table-cell>
          <table:table-cell table:number-columns-repeated="4"/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4043.26293">
            <text:p>4043,26293</text:p>
          </table:table-cell>
          <table:table-cell office:value-type="float" office:value="350.324117">
            <text:p>350,324117</text:p>
          </table:table-cell>
        </table:table-row>
        <table:table-row table:style-name="ro1">
          <table:table-cell office:value-type="float" office:value="712.75781249">
            <text:p>712,75781249</text:p>
          </table:table-cell>
          <table:table-cell office:value-type="float" office:value="125.03597122">
            <text:p>125,03597122</text:p>
          </table:table-cell>
          <table:table-cell office:value-type="float" office:value="1298">
            <text:p>1298</text:p>
          </table:table-cell>
          <table:table-cell office:value-type="string">
            <text:p>Ecole élémentaire Galilée</text:p>
          </table:table-cell>
          <table:table-cell office:value-type="string">
            <text:p>00037101</text:p>
          </table:table-cell>
          <table:table-cell office:value-type="string">
            <text:p>0</text:p>
          </table:table-cell>
          <table:table-cell office:value-type="string">
            <text:p>00371</text:p>
          </table:table-cell>
          <table:table-cell office:value-type="string">
            <text:p>01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713.29265">
            <text:p>713,29265</text:p>
          </table:table-cell>
          <table:table-cell office:value-type="float" office:value="125.083019">
            <text:p>125,083019</text:p>
          </table:table-cell>
        </table:table-row>
        <table:table-row table:style-name="ro1">
          <table:table-cell office:value-type="float" office:value="4148.26869376">
            <text:p>4148,26869376</text:p>
          </table:table-cell>
          <table:table-cell office:value-type="float" office:value="669.39180453">
            <text:p>669,39180453</text:p>
          </table:table-cell>
          <table:table-cell office:value-type="float" office:value="1300">
            <text:p>1300</text:p>
          </table:table-cell>
          <table:table-cell office:value-type="string">
            <text:p>CNRS</text:p>
          </table:table-cell>
          <table:table-cell office:value-type="string">
            <text:p>70006400</text:p>
          </table:table-cell>
          <table:table-cell office:value-type="string">
            <text:p>7</text:p>
          </table:table-cell>
          <table:table-cell office:value-type="string">
            <text:p>00064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4151.37419">
            <text:p>4151,37419</text:p>
          </table:table-cell>
          <table:table-cell office:value-type="float" office:value="669.642559">
            <text:p>669,642559</text:p>
          </table:table-cell>
        </table:table-row>
        <table:table-row table:style-name="ro1">
          <table:table-cell office:value-type="float" office:value="3912.16407199">
            <text:p>3912,16407199</text:p>
          </table:table-cell>
          <table:table-cell office:value-type="float" office:value="338.55934755">
            <text:p>338,55934755</text:p>
          </table:table-cell>
          <table:table-cell office:value-type="float" office:value="1304">
            <text:p>1304</text:p>
          </table:table-cell>
          <table:table-cell office:value-type="string">
            <text:p>CNRS</text:p>
          </table:table-cell>
          <table:table-cell table:number-columns-repeated="4"/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3915.10007">
            <text:p>3915,10007</text:p>
          </table:table-cell>
          <table:table-cell office:value-type="float" office:value="338.685739">
            <text:p>338,685739</text:p>
          </table:table-cell>
        </table:table-row>
        <table:table-row table:style-name="ro1">
          <table:table-cell office:value-type="float" office:value="480.70775312">
            <text:p>480,70775312</text:p>
          </table:table-cell>
          <table:table-cell office:value-type="float" office:value="93.84108156">
            <text:p>93,84108156</text:p>
          </table:table-cell>
          <table:table-cell office:value-type="float" office:value="1305">
            <text:p>1305</text:p>
          </table:table-cell>
          <table:table-cell office:value-type="string">
            <text:p>CNRS</text:p>
          </table:table-cell>
          <table:table-cell office:value-type="string">
            <text:p>70006400</text:p>
          </table:table-cell>
          <table:table-cell office:value-type="string">
            <text:p>7</text:p>
          </table:table-cell>
          <table:table-cell office:value-type="string">
            <text:p>00064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481.06661">
            <text:p>481,06661</text:p>
          </table:table-cell>
          <table:table-cell office:value-type="float" office:value="93.876271">
            <text:p>93,876271</text:p>
          </table:table-cell>
        </table:table-row>
        <table:table-row table:style-name="ro1">
          <table:table-cell office:value-type="float" office:value="1990.88775135">
            <text:p>1990,88775135</text:p>
          </table:table-cell>
          <table:table-cell office:value-type="float" office:value="210.33597139">
            <text:p>210,33597139</text:p>
          </table:table-cell>
          <table:table-cell office:value-type="float" office:value="1306">
            <text:p>1306</text:p>
          </table:table-cell>
          <table:table-cell office:value-type="string">
            <text:p>Centre TAM</text:p>
          </table:table-cell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992.37591">
            <text:p>1992,37591</text:p>
          </table:table-cell>
          <table:table-cell office:value-type="float" office:value="210.4144">
            <text:p>210,4144</text:p>
          </table:table-cell>
        </table:table-row>
        <table:table-row table:style-name="ro1">
          <table:table-cell office:value-type="float" office:value="391.39836256">
            <text:p>391,39836256</text:p>
          </table:table-cell>
          <table:table-cell office:value-type="float" office:value="112.93736927">
            <text:p>112,93736927</text:p>
          </table:table-cell>
          <table:table-cell office:value-type="float" office:value="1309">
            <text:p>1309</text:p>
          </table:table-cell>
          <table:table-cell office:value-type="string">
            <text:p>CNRS</text:p>
          </table:table-cell>
          <table:table-cell office:value-type="string">
            <text:p>70006400</text:p>
          </table:table-cell>
          <table:table-cell office:value-type="string">
            <text:p>7</text:p>
          </table:table-cell>
          <table:table-cell office:value-type="string">
            <text:p>00064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391.69036">
            <text:p>391,69036</text:p>
          </table:table-cell>
          <table:table-cell office:value-type="float" office:value="112.979619">
            <text:p>112,979619</text:p>
          </table:table-cell>
        </table:table-row>
        <table:table-row table:style-name="ro1">
          <table:table-cell office:value-type="float" office:value="31.87626251">
            <text:p>31,87626251</text:p>
          </table:table-cell>
          <table:table-cell office:value-type="float" office:value="27.19108674">
            <text:p>27,19108674</text:p>
          </table:table-cell>
          <table:table-cell office:value-type="float" office:value="1310">
            <text:p>1310</text:p>
          </table:table-cell>
          <table:table-cell office:value-type="string">
            <text:p>Clinique Réeduc. Fonct. Fontfroide</text:p>
          </table:table-cell>
          <table:table-cell office:value-type="string">
            <text:p>88888888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float" office:value="31.90047">
            <text:p>31,90047</text:p>
          </table:table-cell>
          <table:table-cell office:value-type="float" office:value="27.20141">
            <text:p>27,20141</text:p>
          </table:table-cell>
        </table:table-row>
        <table:table-row table:style-name="ro1">
          <table:table-cell office:value-type="float" office:value="5561.54189102">
            <text:p>5561,54189102</text:p>
          </table:table-cell>
          <table:table-cell office:value-type="float" office:value="329.74200793">
            <text:p>329,74200793</text:p>
          </table:table-cell>
          <table:table-cell office:value-type="float" office:value="1311">
            <text:p>1311</text:p>
          </table:table-cell>
          <table:table-cell office:value-type="string">
            <text:p>Usine de traitement des eaux ARAGO</text:p>
          </table:table-cell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5565.69564">
            <text:p>5565,69564</text:p>
          </table:table-cell>
          <table:table-cell office:value-type="float" office:value="329.865719">
            <text:p>329,865719</text:p>
          </table:table-cell>
        </table:table-row>
        <table:table-row table:style-name="ro1">
          <table:table-cell office:value-type="float" office:value="1631.90351553">
            <text:p>1631,90351553</text:p>
          </table:table-cell>
          <table:table-cell office:value-type="float" office:value="252.18724895">
            <text:p>252,18724895</text:p>
          </table:table-cell>
          <table:table-cell office:value-type="float" office:value="1312">
            <text:p>1312</text:p>
          </table:table-cell>
          <table:table-cell office:value-type="string">
            <text:p>CNRS</text:p>
          </table:table-cell>
          <table:table-cell office:value-type="string">
            <text:p>70006400</text:p>
          </table:table-cell>
          <table:table-cell office:value-type="string">
            <text:p>7</text:p>
          </table:table-cell>
          <table:table-cell office:value-type="string">
            <text:p>00064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633.12122">
            <text:p>1633,12122</text:p>
          </table:table-cell>
          <table:table-cell office:value-type="float" office:value="252.281418">
            <text:p>252,281418</text:p>
          </table:table-cell>
        </table:table-row>
        <table:table-row table:style-name="ro1">
          <table:table-cell office:value-type="float" office:value="755.28956885">
            <text:p>755,28956885</text:p>
          </table:table-cell>
          <table:table-cell office:value-type="float" office:value="117.78201127">
            <text:p>117,78201127</text:p>
          </table:table-cell>
          <table:table-cell office:value-type="float" office:value="1314">
            <text:p>1314</text:p>
          </table:table-cell>
          <table:table-cell office:value-type="string">
            <text:p>Ecole élémentaire Marc Bloch</text:p>
          </table:table-cell>
          <table:table-cell office:value-type="string">
            <text:p>00036606</text:p>
          </table:table-cell>
          <table:table-cell office:value-type="string">
            <text:p>0</text:p>
          </table:table-cell>
          <table:table-cell office:value-type="string">
            <text:p>00366</text:p>
          </table:table-cell>
          <table:table-cell office:value-type="string">
            <text:p>06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755.85432">
            <text:p>755,85432</text:p>
          </table:table-cell>
          <table:table-cell office:value-type="float" office:value="117.826173">
            <text:p>117,826173</text:p>
          </table:table-cell>
        </table:table-row>
        <table:table-row table:style-name="ro1">
          <table:table-cell office:value-type="float" office:value="544.27539385">
            <text:p>544,27539385</text:p>
          </table:table-cell>
          <table:table-cell office:value-type="float" office:value="95.62615704">
            <text:p>95,62615704</text:p>
          </table:table-cell>
          <table:table-cell office:value-type="float" office:value="1315">
            <text:p>1315</text:p>
          </table:table-cell>
          <table:table-cell office:value-type="string">
            <text:p>Ecole maternelle Copernic</text:p>
          </table:table-cell>
          <table:table-cell office:value-type="string">
            <text:p>00036701</text:p>
          </table:table-cell>
          <table:table-cell office:value-type="string">
            <text:p>0</text:p>
          </table:table-cell>
          <table:table-cell office:value-type="string">
            <text:p>00367</text:p>
          </table:table-cell>
          <table:table-cell office:value-type="string">
            <text:p>01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544.68301">
            <text:p>544,68301</text:p>
          </table:table-cell>
          <table:table-cell office:value-type="float" office:value="95.662006">
            <text:p>95,662006</text:p>
          </table:table-cell>
        </table:table-row>
        <table:table-row table:style-name="ro1">
          <table:table-cell office:value-type="float" office:value="1138.24513762">
            <text:p>1138,24513762</text:p>
          </table:table-cell>
          <table:table-cell office:value-type="float" office:value="135.69959627">
            <text:p>135,69959627</text:p>
          </table:table-cell>
          <table:table-cell office:value-type="float" office:value="1316">
            <text:p>1316</text:p>
          </table:table-cell>
          <table:table-cell office:value-type="string">
            <text:p>Ecole maternelle Indira Gandhi</text:p>
          </table:table-cell>
          <table:table-cell office:value-type="string">
            <text:p>00036101</text:p>
          </table:table-cell>
          <table:table-cell office:value-type="string">
            <text:p>0</text:p>
          </table:table-cell>
          <table:table-cell office:value-type="string">
            <text:p>00361</text:p>
          </table:table-cell>
          <table:table-cell office:value-type="string">
            <text:p>01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1139.09343">
            <text:p>1139,09343</text:p>
          </table:table-cell>
          <table:table-cell office:value-type="float" office:value="135.750174">
            <text:p>135,750174</text:p>
          </table:table-cell>
        </table:table-row>
        <table:table-row table:style-name="ro1">
          <table:table-cell office:value-type="float" office:value="1924.1838843">
            <text:p>1924,1838843</text:p>
          </table:table-cell>
          <table:table-cell office:value-type="float" office:value="284.75124132">
            <text:p>284,75124132</text:p>
          </table:table-cell>
          <table:table-cell office:value-type="float" office:value="1318">
            <text:p>1318</text:p>
          </table:table-cell>
          <table:table-cell office:value-type="string">
            <text:p>Clinique Fontfroide</text:p>
          </table:table-cell>
          <table:table-cell office:value-type="string">
            <text:p>70015200</text:p>
          </table:table-cell>
          <table:table-cell office:value-type="string">
            <text:p>7</text:p>
          </table:table-cell>
          <table:table-cell office:value-type="string">
            <text:p>00152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925.61826">
            <text:p>1925,61826</text:p>
          </table:table-cell>
          <table:table-cell office:value-type="float" office:value="284.857709">
            <text:p>284,857709</text:p>
          </table:table-cell>
        </table:table-row>
        <table:table-row table:style-name="ro1">
          <table:table-cell office:value-type="float" office:value="1835.32483773">
            <text:p>1835,32483773</text:p>
          </table:table-cell>
          <table:table-cell office:value-type="float" office:value="183.85743664">
            <text:p>183,85743664</text:p>
          </table:table-cell>
          <table:table-cell office:value-type="float" office:value="1320">
            <text:p>1320</text:p>
          </table:table-cell>
          <table:table-cell office:value-type="string">
            <text:p>Ecole élémentaire Kurosawa</text:p>
          </table:table-cell>
          <table:table-cell office:value-type="string">
            <text:p>00036002</text:p>
          </table:table-cell>
          <table:table-cell office:value-type="string">
            <text:p>0</text:p>
          </table:table-cell>
          <table:table-cell office:value-type="string">
            <text:p>00360</text:p>
          </table:table-cell>
          <table:table-cell office:value-type="string">
            <text:p>02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1836.69194">
            <text:p>1836,69194</text:p>
          </table:table-cell>
          <table:table-cell office:value-type="float" office:value="183.926079">
            <text:p>183,926079</text:p>
          </table:table-cell>
        </table:table-row>
        <table:table-row table:style-name="ro1">
          <table:table-cell office:value-type="float" office:value="437.62500002">
            <text:p>437,62500002</text:p>
          </table:table-cell>
          <table:table-cell office:value-type="float" office:value="86.25354881">
            <text:p>86,25354881</text:p>
          </table:table-cell>
          <table:table-cell office:value-type="float" office:value="1321">
            <text:p>1321</text:p>
          </table:table-cell>
          <table:table-cell office:value-type="string">
            <text:p>Serre Amazonienne</text:p>
          </table:table-cell>
          <table:table-cell table:number-columns-repeated="4"/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437.95081">
            <text:p>437,95081</text:p>
          </table:table-cell>
          <table:table-cell office:value-type="float" office:value="86.285672">
            <text:p>86,285672</text:p>
          </table:table-cell>
        </table:table-row>
        <table:table-row table:style-name="ro1">
          <table:table-cell office:value-type="float" office:value="627.19731251">
            <text:p>627,19731251</text:p>
          </table:table-cell>
          <table:table-cell office:value-type="float" office:value="156.95489481">
            <text:p>156,95489481</text:p>
          </table:table-cell>
          <table:table-cell office:value-type="float" office:value="1323">
            <text:p>1323</text:p>
          </table:table-cell>
          <table:table-cell office:value-type="string">
            <text:p>A.I.D.E.R</text:p>
          </table:table-cell>
          <table:table-cell office:value-type="string">
            <text:p>70015000</text:p>
          </table:table-cell>
          <table:table-cell office:value-type="string">
            <text:p>7</text:p>
          </table:table-cell>
          <table:table-cell office:value-type="string">
            <text:p>00150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627.66333">
            <text:p>627,66333</text:p>
          </table:table-cell>
          <table:table-cell office:value-type="float" office:value="157.013422">
            <text:p>157,013422</text:p>
          </table:table-cell>
        </table:table-row>
        <table:table-row table:style-name="ro1">
          <table:table-cell office:value-type="float" office:value="1751.04697467">
            <text:p>1751,04697467</text:p>
          </table:table-cell>
          <table:table-cell office:value-type="float" office:value="323.98597186">
            <text:p>323,98597186</text:p>
          </table:table-cell>
          <table:table-cell office:value-type="float" office:value="1324">
            <text:p>1324</text:p>
          </table:table-cell>
          <table:table-cell office:value-type="string">
            <text:p>C.H.U Bellevue</text:p>
          </table:table-cell>
          <table:table-cell office:value-type="string">
            <text:p>70016000</text:p>
          </table:table-cell>
          <table:table-cell office:value-type="string">
            <text:p>7</text:p>
          </table:table-cell>
          <table:table-cell office:value-type="string">
            <text:p>00160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752.35012">
            <text:p>1752,35012</text:p>
          </table:table-cell>
          <table:table-cell office:value-type="float" office:value="324.106568">
            <text:p>324,106568</text:p>
          </table:table-cell>
        </table:table-row>
        <table:table-row table:style-name="ro1">
          <table:table-cell office:value-type="float" office:value="1255.41680698">
            <text:p>1255,41680698</text:p>
          </table:table-cell>
          <table:table-cell office:value-type="float" office:value="249.91192076">
            <text:p>249,91192076</text:p>
          </table:table-cell>
          <table:table-cell office:value-type="float" office:value="1326">
            <text:p>1326</text:p>
          </table:table-cell>
          <table:table-cell office:value-type="string">
            <text:p>A.I.D.E.R</text:p>
          </table:table-cell>
          <table:table-cell office:value-type="string">
            <text:p>70015000</text:p>
          </table:table-cell>
          <table:table-cell office:value-type="string">
            <text:p>7</text:p>
          </table:table-cell>
          <table:table-cell office:value-type="string">
            <text:p>00150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256.35425">
            <text:p>1256,35425</text:p>
          </table:table-cell>
          <table:table-cell office:value-type="float" office:value="250.004755">
            <text:p>250,004755</text:p>
          </table:table-cell>
        </table:table-row>
        <table:table-row table:style-name="ro1">
          <table:table-cell office:value-type="float" office:value="1138.24359677">
            <text:p>1138,24359677</text:p>
          </table:table-cell>
          <table:table-cell office:value-type="float" office:value="135.69949623">
            <text:p>135,69949623</text:p>
          </table:table-cell>
          <table:table-cell office:value-type="float" office:value="1328">
            <text:p>1328</text:p>
          </table:table-cell>
          <table:table-cell office:value-type="string">
            <text:p>E.P.H.D.A Carriera</text:p>
          </table:table-cell>
          <table:table-cell table:number-columns-repeated="4"/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1139.09037">
            <text:p>1139,09037</text:p>
          </table:table-cell>
          <table:table-cell office:value-type="float" office:value="135.749979">
            <text:p>135,749979</text:p>
          </table:table-cell>
        </table:table-row>
        <table:table-row table:style-name="ro1">
          <table:table-cell office:value-type="float" office:value="1574.5989535">
            <text:p>1574,5989535</text:p>
          </table:table-cell>
          <table:table-cell office:value-type="float" office:value="273.37245919">
            <text:p>273,37245919</text:p>
          </table:table-cell>
          <table:table-cell office:value-type="float" office:value="1330">
            <text:p>1330</text:p>
          </table:table-cell>
          <table:table-cell office:value-type="string">
            <text:p>C.H.U Bellevue</text:p>
          </table:table-cell>
          <table:table-cell office:value-type="string">
            <text:p>70016000</text:p>
          </table:table-cell>
          <table:table-cell office:value-type="string">
            <text:p>7</text:p>
          </table:table-cell>
          <table:table-cell office:value-type="string">
            <text:p>00160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575.769">
            <text:p>1575,769</text:p>
          </table:table-cell>
          <table:table-cell office:value-type="float" office:value="273.473991">
            <text:p>273,473991</text:p>
          </table:table-cell>
        </table:table-row>
        <table:table-row table:style-name="ro1">
          <table:table-cell office:value-type="float" office:value="806.81993516">
            <text:p>806,81993516</text:p>
          </table:table-cell>
          <table:table-cell office:value-type="float" office:value="122.87612785">
            <text:p>122,87612785</text:p>
          </table:table-cell>
          <table:table-cell office:value-type="float" office:value="1331">
            <text:p>1331</text:p>
          </table:table-cell>
          <table:table-cell table:number-columns-repeated="5"/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807.41907">
            <text:p>807,41907</text:p>
          </table:table-cell>
          <table:table-cell office:value-type="float" office:value="122.921892">
            <text:p>122,921892</text:p>
          </table:table-cell>
        </table:table-row>
        <table:table-row table:style-name="ro1">
          <table:table-cell office:value-type="float" office:value="132.86328127">
            <text:p>132,86328127</text:p>
          </table:table-cell>
          <table:table-cell office:value-type="float" office:value="46.56862653">
            <text:p>46,56862653</text:p>
          </table:table-cell>
          <table:table-cell office:value-type="float" office:value="1333">
            <text:p>1333</text:p>
          </table:table-cell>
          <table:table-cell office:value-type="string">
            <text:p>Ecole élémentaire Docteur Calmette</text:p>
          </table:table-cell>
          <table:table-cell office:value-type="string">
            <text:p>00027904</text:p>
          </table:table-cell>
          <table:table-cell office:value-type="string">
            <text:p>0</text:p>
          </table:table-cell>
          <table:table-cell office:value-type="string">
            <text:p>00279</text:p>
          </table:table-cell>
          <table:table-cell office:value-type="string">
            <text:p>04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132.96253">
            <text:p>132,96253</text:p>
          </table:table-cell>
          <table:table-cell office:value-type="float" office:value="46.585968">
            <text:p>46,585968</text:p>
          </table:table-cell>
        </table:table-row>
        <table:table-row table:style-name="ro1">
          <table:table-cell office:value-type="float" office:value="1051.02250612">
            <text:p>1051,02250612</text:p>
          </table:table-cell>
          <table:table-cell office:value-type="float" office:value="267.52849681">
            <text:p>267,52849681</text:p>
          </table:table-cell>
          <table:table-cell office:value-type="float" office:value="1334">
            <text:p>1334</text:p>
          </table:table-cell>
          <table:table-cell office:value-type="string">
            <text:p>Ecole élémentaire Docteur Calmette</text:p>
          </table:table-cell>
          <table:table-cell office:value-type="string">
            <text:p>00027904</text:p>
          </table:table-cell>
          <table:table-cell office:value-type="string">
            <text:p>0</text:p>
          </table:table-cell>
          <table:table-cell office:value-type="string">
            <text:p>00279</text:p>
          </table:table-cell>
          <table:table-cell office:value-type="string">
            <text:p>04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1051.80328">
            <text:p>1051,80328</text:p>
          </table:table-cell>
          <table:table-cell office:value-type="float" office:value="267.627873">
            <text:p>267,627873</text:p>
          </table:table-cell>
        </table:table-row>
        <table:table-row table:style-name="ro1">
          <table:table-cell office:value-type="float" office:value="724.37524071">
            <text:p>724,37524071</text:p>
          </table:table-cell>
          <table:table-cell office:value-type="float" office:value="109.61975105">
            <text:p>109,61975105</text:p>
          </table:table-cell>
          <table:table-cell office:value-type="float" office:value="1336">
            <text:p>1336</text:p>
          </table:table-cell>
          <table:table-cell office:value-type="string">
            <text:p>Ecole maternelle Jacques Prévert</text:p>
          </table:table-cell>
          <table:table-cell office:value-type="string">
            <text:p>00031702</text:p>
          </table:table-cell>
          <table:table-cell office:value-type="string">
            <text:p>0</text:p>
          </table:table-cell>
          <table:table-cell office:value-type="string">
            <text:p>00317</text:p>
          </table:table-cell>
          <table:table-cell office:value-type="string">
            <text:p>02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724.91241">
            <text:p>724,91241</text:p>
          </table:table-cell>
          <table:table-cell office:value-type="float" office:value="109.660419">
            <text:p>109,660419</text:p>
          </table:table-cell>
        </table:table-row>
        <table:table-row table:style-name="ro1">
          <table:table-cell office:value-type="float" office:value="402.59008759">
            <text:p>402,59008759</text:p>
          </table:table-cell>
          <table:table-cell office:value-type="float" office:value="117.74453684">
            <text:p>117,74453684</text:p>
          </table:table-cell>
          <table:table-cell office:value-type="float" office:value="1337">
            <text:p>1337</text:p>
          </table:table-cell>
          <table:table-cell office:value-type="string">
            <text:p>M.P.T Georges Brassens</text:p>
          </table:table-cell>
          <table:table-cell office:value-type="string">
            <text:p>70010500</text:p>
          </table:table-cell>
          <table:table-cell office:value-type="string">
            <text:p>7</text:p>
          </table:table-cell>
          <table:table-cell office:value-type="string">
            <text:p>00105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402.88838">
            <text:p>402,88838</text:p>
          </table:table-cell>
          <table:table-cell office:value-type="float" office:value="117.788121">
            <text:p>117,788121</text:p>
          </table:table-cell>
        </table:table-row>
        <table:table-row table:style-name="ro1">
          <table:table-cell office:value-type="float" office:value="1430.14089056">
            <text:p>1430,14089056</text:p>
          </table:table-cell>
          <table:table-cell office:value-type="float" office:value="249.83264912">
            <text:p>249,83264912</text:p>
          </table:table-cell>
          <table:table-cell office:value-type="float" office:value="1339">
            <text:p>1339</text:p>
          </table:table-cell>
          <table:table-cell office:value-type="string">
            <text:p>Ecole maternelle Agrippa d'Aubigné</text:p>
          </table:table-cell>
          <table:table-cell office:value-type="string">
            <text:p>00028003</text:p>
          </table:table-cell>
          <table:table-cell office:value-type="string">
            <text:p>0</text:p>
          </table:table-cell>
          <table:table-cell office:value-type="string">
            <text:p>00280</text:p>
          </table:table-cell>
          <table:table-cell office:value-type="string">
            <text:p>03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1431.2023">
            <text:p>1431,2023</text:p>
          </table:table-cell>
          <table:table-cell office:value-type="float" office:value="249.924976">
            <text:p>249,924976</text:p>
          </table:table-cell>
        </table:table-row>
        <table:table-row table:style-name="ro1">
          <table:table-cell office:value-type="float" office:value="7.21918126">
            <text:p>7,21918126</text:p>
          </table:table-cell>
          <table:table-cell office:value-type="float" office:value="11.19273237">
            <text:p>11,19273237</text:p>
          </table:table-cell>
          <table:table-cell office:value-type="float" office:value="1341">
            <text:p>1341</text:p>
          </table:table-cell>
          <table:table-cell office:value-type="string">
            <text:p>C.N.F.P.T</text:p>
          </table:table-cell>
          <table:table-cell office:value-type="string">
            <text:p>70002500</text:p>
          </table:table-cell>
          <table:table-cell office:value-type="string">
            <text:p>7</text:p>
          </table:table-cell>
          <table:table-cell office:value-type="string">
            <text:p>00025</text:p>
          </table:table-cell>
          <table:table-cell office:value-type="string">
            <text:p>00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float" office:value="7.22458">
            <text:p>7,22458</text:p>
          </table:table-cell>
          <table:table-cell office:value-type="float" office:value="11.19688">
            <text:p>11,19688</text:p>
          </table:table-cell>
        </table:table-row>
        <table:table-row table:style-name="ro1">
          <table:table-cell office:value-type="float" office:value="182.72091248">
            <text:p>182,72091248</text:p>
          </table:table-cell>
          <table:table-cell office:value-type="float" office:value="58.35923965">
            <text:p>58,35923965</text:p>
          </table:table-cell>
          <table:table-cell office:value-type="float" office:value="1342">
            <text:p>1342</text:p>
          </table:table-cell>
          <table:table-cell office:value-type="string">
            <text:p>Clinique Val d'Aurelle</text:p>
          </table:table-cell>
          <table:table-cell office:value-type="string">
            <text:p>70015900</text:p>
          </table:table-cell>
          <table:table-cell office:value-type="string">
            <text:p>7</text:p>
          </table:table-cell>
          <table:table-cell office:value-type="string">
            <text:p>00159</text:p>
          </table:table-cell>
          <table:table-cell office:value-type="string">
            <text:p>00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float" office:value="182.85632">
            <text:p>182,85632</text:p>
          </table:table-cell>
          <table:table-cell office:value-type="float" office:value="58.380756">
            <text:p>58,380756</text:p>
          </table:table-cell>
        </table:table-row>
        <table:table-row table:style-name="ro1">
          <table:table-cell office:value-type="float" office:value="1335.59154383">
            <text:p>1335,59154383</text:p>
          </table:table-cell>
          <table:table-cell office:value-type="float" office:value="337.28345102">
            <text:p>337,28345102</text:p>
          </table:table-cell>
          <table:table-cell office:value-type="float" office:value="1346">
            <text:p>1346</text:p>
          </table:table-cell>
          <table:table-cell office:value-type="string">
            <text:p>C.N.F.P.T</text:p>
          </table:table-cell>
          <table:table-cell office:value-type="string">
            <text:p>70002500</text:p>
          </table:table-cell>
          <table:table-cell office:value-type="string">
            <text:p>7</text:p>
          </table:table-cell>
          <table:table-cell office:value-type="string">
            <text:p>00025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336.58123">
            <text:p>1336,58123</text:p>
          </table:table-cell>
          <table:table-cell office:value-type="float" office:value="337.408565">
            <text:p>337,408565</text:p>
          </table:table-cell>
        </table:table-row>
        <table:table-row table:style-name="ro1">
          <table:table-cell office:value-type="float" office:value="73.67318744">
            <text:p>73,67318744</text:p>
          </table:table-cell>
          <table:table-cell office:value-type="float" office:value="34.39645521">
            <text:p>34,39645521</text:p>
          </table:table-cell>
          <table:table-cell office:value-type="float" office:value="1347">
            <text:p>1347</text:p>
          </table:table-cell>
          <table:table-cell office:value-type="string">
            <text:p>C.N.F.P.T</text:p>
          </table:table-cell>
          <table:table-cell office:value-type="string">
            <text:p>70002500</text:p>
          </table:table-cell>
          <table:table-cell office:value-type="string">
            <text:p>7</text:p>
          </table:table-cell>
          <table:table-cell office:value-type="string">
            <text:p>00025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73.72769">
            <text:p>73,72769</text:p>
          </table:table-cell>
          <table:table-cell office:value-type="float" office:value="34.409174">
            <text:p>34,409174</text:p>
          </table:table-cell>
        </table:table-row>
        <table:table-row table:style-name="ro1">
          <table:table-cell office:value-type="float" office:value="288.34993735">
            <text:p>288,34993735</text:p>
          </table:table-cell>
          <table:table-cell office:value-type="float" office:value="102.46175888">
            <text:p>102,46175888</text:p>
          </table:table-cell>
          <table:table-cell office:value-type="float" office:value="1349">
            <text:p>1349</text:p>
          </table:table-cell>
          <table:table-cell office:value-type="string">
            <text:p>Clinique Val d'Aurelle</text:p>
          </table:table-cell>
          <table:table-cell office:value-type="string">
            <text:p>70015900</text:p>
          </table:table-cell>
          <table:table-cell office:value-type="string">
            <text:p>7</text:p>
          </table:table-cell>
          <table:table-cell office:value-type="string">
            <text:p>00159</text:p>
          </table:table-cell>
          <table:table-cell office:value-type="string">
            <text:p>00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float" office:value="288.56339">
            <text:p>288,56339</text:p>
          </table:table-cell>
          <table:table-cell office:value-type="float" office:value="102.49952">
            <text:p>102,49952</text:p>
          </table:table-cell>
        </table:table-row>
        <table:table-row table:style-name="ro1">
          <table:table-cell office:value-type="float" office:value="49.46475003">
            <text:p>49,46475003</text:p>
          </table:table-cell>
          <table:table-cell office:value-type="float" office:value="28.13382523">
            <text:p>28,13382523</text:p>
          </table:table-cell>
          <table:table-cell office:value-type="float" office:value="1350">
            <text:p>1350</text:p>
          </table:table-cell>
          <table:table-cell office:value-type="string">
            <text:p>Clinique Val d'Aurelle</text:p>
          </table:table-cell>
          <table:table-cell office:value-type="string">
            <text:p>70015900</text:p>
          </table:table-cell>
          <table:table-cell office:value-type="string">
            <text:p>7</text:p>
          </table:table-cell>
          <table:table-cell office:value-type="string">
            <text:p>00159</text:p>
          </table:table-cell>
          <table:table-cell office:value-type="string">
            <text:p>00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float" office:value="49.50146">
            <text:p>49,50146</text:p>
          </table:table-cell>
          <table:table-cell office:value-type="float" office:value="28.144262">
            <text:p>28,144262</text:p>
          </table:table-cell>
        </table:table-row>
        <table:table-row table:style-name="ro1">
          <table:table-cell office:value-type="float" office:value="1169.97649567">
            <text:p>1169,97649567</text:p>
          </table:table-cell>
          <table:table-cell office:value-type="float" office:value="136.3241586">
            <text:p>136,3241586</text:p>
          </table:table-cell>
          <table:table-cell office:value-type="float" office:value="1352">
            <text:p>1352</text:p>
          </table:table-cell>
          <table:table-cell table:number-columns-repeated="5"/>
          <table:table-cell office:value-type="string">
            <text:p>NP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1170.84106">
            <text:p>1170,84106</text:p>
          </table:table-cell>
          <table:table-cell office:value-type="float" office:value="136.374716">
            <text:p>136,374716</text:p>
          </table:table-cell>
        </table:table-row>
        <table:table-row table:style-name="ro1">
          <table:table-cell office:value-type="float" office:value="43.93366249">
            <text:p>43,93366249</text:p>
          </table:table-cell>
          <table:table-cell office:value-type="float" office:value="29.81907384">
            <text:p>29,81907384</text:p>
          </table:table-cell>
          <table:table-cell office:value-type="float" office:value="1354">
            <text:p>1354</text:p>
          </table:table-cell>
          <table:table-cell office:value-type="string">
            <text:p>Clinique Val d'Aurelle</text:p>
          </table:table-cell>
          <table:table-cell office:value-type="string">
            <text:p>70015900</text:p>
          </table:table-cell>
          <table:table-cell office:value-type="string">
            <text:p>7</text:p>
          </table:table-cell>
          <table:table-cell office:value-type="string">
            <text:p>00159</text:p>
          </table:table-cell>
          <table:table-cell office:value-type="string">
            <text:p>00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float" office:value="43.96632">
            <text:p>43,96632</text:p>
          </table:table-cell>
          <table:table-cell office:value-type="float" office:value="29.830029">
            <text:p>29,830029</text:p>
          </table:table-cell>
        </table:table-row>
        <table:table-row table:style-name="ro1">
          <table:table-cell office:value-type="float" office:value="33.79337501">
            <text:p>33,79337501</text:p>
          </table:table-cell>
          <table:table-cell office:value-type="float" office:value="27.82923643">
            <text:p>27,82923643</text:p>
          </table:table-cell>
          <table:table-cell office:value-type="float" office:value="1355">
            <text:p>1355</text:p>
          </table:table-cell>
          <table:table-cell office:value-type="string">
            <text:p>Clinique Val d'Aurelle</text:p>
          </table:table-cell>
          <table:table-cell office:value-type="string">
            <text:p>70015900</text:p>
          </table:table-cell>
          <table:table-cell office:value-type="string">
            <text:p>7</text:p>
          </table:table-cell>
          <table:table-cell office:value-type="string">
            <text:p>00159</text:p>
          </table:table-cell>
          <table:table-cell office:value-type="string">
            <text:p>00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float" office:value="33.81803">
            <text:p>33,81803</text:p>
          </table:table-cell>
          <table:table-cell office:value-type="float" office:value="27.839453">
            <text:p>27,839453</text:p>
          </table:table-cell>
        </table:table-row>
        <table:table-row table:style-name="ro1">
          <table:table-cell office:value-type="float" office:value="1006.00582184">
            <text:p>1006,00582184</text:p>
          </table:table-cell>
          <table:table-cell office:value-type="float" office:value="182.40792786">
            <text:p>182,40792786</text:p>
          </table:table-cell>
          <table:table-cell office:value-type="float" office:value="1356">
            <text:p>1356</text:p>
          </table:table-cell>
          <table:table-cell office:value-type="string">
            <text:p>Institut Bouisson Bertrand</text:p>
          </table:table-cell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006.74822">
            <text:p>1006,74822</text:p>
          </table:table-cell>
          <table:table-cell office:value-type="float" office:value="182.475385">
            <text:p>182,475385</text:p>
          </table:table-cell>
        </table:table-row>
        <table:table-row table:style-name="ro1">
          <table:table-cell office:value-type="float" office:value="341.68710003">
            <text:p>341,68710003</text:p>
          </table:table-cell>
          <table:table-cell office:value-type="float" office:value="85.87185431">
            <text:p>85,87185431</text:p>
          </table:table-cell>
          <table:table-cell office:value-type="float" office:value="1358">
            <text:p>1358</text:p>
          </table:table-cell>
          <table:table-cell office:value-type="string">
            <text:p>Crèche Agropolis</text:p>
          </table:table-cell>
          <table:table-cell office:value-type="string">
            <text:p>00020300</text:p>
          </table:table-cell>
          <table:table-cell office:value-type="string">
            <text:p>0</text:p>
          </table:table-cell>
          <table:table-cell office:value-type="string">
            <text:p>00203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341.93871">
            <text:p>341,93871</text:p>
          </table:table-cell>
          <table:table-cell office:value-type="float" office:value="85.903289">
            <text:p>85,903289</text:p>
          </table:table-cell>
        </table:table-row>
        <table:table-row table:style-name="ro1">
          <table:table-cell office:value-type="float" office:value="203.30550946">
            <text:p>203,30550946</text:p>
          </table:table-cell>
          <table:table-cell office:value-type="float" office:value="79.25615728">
            <text:p>79,25615728</text:p>
          </table:table-cell>
          <table:table-cell office:value-type="float" office:value="1359">
            <text:p>1359</text:p>
          </table:table-cell>
          <table:table-cell office:value-type="string">
            <text:p>Parc Zoologique Henry de Lunaret</text:p>
          </table:table-cell>
          <table:table-cell table:number-columns-repeated="4"/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203.45478">
            <text:p>203,45478</text:p>
          </table:table-cell>
          <table:table-cell office:value-type="float" office:value="79.285365">
            <text:p>79,285365</text:p>
          </table:table-cell>
        </table:table-row>
        <table:table-row table:style-name="ro1">
          <table:table-cell office:value-type="float" office:value="190.12039998">
            <text:p>190,12039998</text:p>
          </table:table-cell>
          <table:table-cell office:value-type="float" office:value="70.29240421">
            <text:p>70,29240421</text:p>
          </table:table-cell>
          <table:table-cell office:value-type="float" office:value="1360">
            <text:p>1360</text:p>
          </table:table-cell>
          <table:table-cell office:value-type="string">
            <text:p>Parc Zoologique Henry de Lunaret</text:p>
          </table:table-cell>
          <table:table-cell table:number-columns-repeated="4"/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190.26104">
            <text:p>190,26104</text:p>
          </table:table-cell>
          <table:table-cell office:value-type="float" office:value="70.318305">
            <text:p>70,318305</text:p>
          </table:table-cell>
        </table:table-row>
        <table:table-row table:style-name="ro1">
          <table:table-cell office:value-type="float" office:value="1557.31002494">
            <text:p>1557,31002494</text:p>
          </table:table-cell>
          <table:table-cell office:value-type="float" office:value="223.80312714">
            <text:p>223,80312714</text:p>
          </table:table-cell>
          <table:table-cell office:value-type="float" office:value="1363">
            <text:p>1363</text:p>
          </table:table-cell>
          <table:table-cell office:value-type="string">
            <text:p>C.E.E.M.A.T</text:p>
          </table:table-cell>
          <table:table-cell office:value-type="string">
            <text:p>99999999</text:p>
          </table:table-cell>
          <table:table-cell table:number-columns-repeated="3"/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558.45778">
            <text:p>1558,45778</text:p>
          </table:table-cell>
          <table:table-cell office:value-type="float" office:value="223.885612">
            <text:p>223,885612</text:p>
          </table:table-cell>
        </table:table-row>
        <table:table-row table:style-name="ro1">
          <table:table-cell office:value-type="float" office:value="226.33209068">
            <text:p>226,33209068</text:p>
          </table:table-cell>
          <table:table-cell office:value-type="float" office:value="60.18799685">
            <text:p>60,18799685</text:p>
          </table:table-cell>
          <table:table-cell office:value-type="float" office:value="1364">
            <text:p>1364</text:p>
          </table:table-cell>
          <table:table-cell office:value-type="string">
            <text:p>C.E.M.A.G.R.E.F</text:p>
          </table:table-cell>
          <table:table-cell office:value-type="string">
            <text:p>99999999</text:p>
          </table:table-cell>
          <table:table-cell table:number-columns-repeated="3"/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float" office:value="226.49876">
            <text:p>226,49876</text:p>
          </table:table-cell>
          <table:table-cell office:value-type="float" office:value="60.210149">
            <text:p>60,210149</text:p>
          </table:table-cell>
        </table:table-row>
        <table:table-row table:style-name="ro1">
          <table:table-cell office:value-type="float" office:value="1329.77990317">
            <text:p>1329,77990317</text:p>
          </table:table-cell>
          <table:table-cell office:value-type="float" office:value="163.14809026">
            <text:p>163,14809026</text:p>
          </table:table-cell>
          <table:table-cell office:value-type="float" office:value="1365">
            <text:p>1365</text:p>
          </table:table-cell>
          <table:table-cell office:value-type="string">
            <text:p>C.E.E.M.A.T</text:p>
          </table:table-cell>
          <table:table-cell office:value-type="string">
            <text:p>99999999</text:p>
          </table:table-cell>
          <table:table-cell table:number-columns-repeated="3"/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330.75954">
            <text:p>1330,75954</text:p>
          </table:table-cell>
          <table:table-cell office:value-type="float" office:value="163.208056">
            <text:p>163,208056</text:p>
          </table:table-cell>
        </table:table-row>
        <table:table-row table:style-name="ro1">
          <table:table-cell office:value-type="float" office:value="1222.22179372">
            <text:p>1222,22179372</text:p>
          </table:table-cell>
          <table:table-cell office:value-type="float" office:value="212.43644752">
            <text:p>212,43644752</text:p>
          </table:table-cell>
          <table:table-cell office:value-type="float" office:value="1366">
            <text:p>1366</text:p>
          </table:table-cell>
          <table:table-cell office:value-type="string">
            <text:p>C.E.M.A.G.R.E.F</text:p>
          </table:table-cell>
          <table:table-cell office:value-type="string">
            <text:p>99999999</text:p>
          </table:table-cell>
          <table:table-cell table:number-columns-repeated="3"/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223.11985">
            <text:p>1223,11985</text:p>
          </table:table-cell>
          <table:table-cell office:value-type="float" office:value="212.51454">
            <text:p>212,51454</text:p>
          </table:table-cell>
        </table:table-row>
        <table:table-row table:style-name="ro1">
          <table:table-cell office:value-type="float" office:value="111.9981843">
            <text:p>111,9981843</text:p>
          </table:table-cell>
          <table:table-cell office:value-type="float" office:value="53.1098597">
            <text:p>53,1098597</text:p>
          </table:table-cell>
          <table:table-cell office:value-type="float" office:value="1367">
            <text:p>1367</text:p>
          </table:table-cell>
          <table:table-cell office:value-type="string">
            <text:p>C.E.E.M.A.T</text:p>
          </table:table-cell>
          <table:table-cell office:value-type="string">
            <text:p>99999999</text:p>
          </table:table-cell>
          <table:table-cell table:number-columns-repeated="3"/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12.0812">
            <text:p>112,0812</text:p>
          </table:table-cell>
          <table:table-cell office:value-type="float" office:value="53.129486">
            <text:p>53,129486</text:p>
          </table:table-cell>
        </table:table-row>
        <table:table-row table:style-name="ro1">
          <table:table-cell office:value-type="float" office:value="2190.01780616">
            <text:p>2190,01780616</text:p>
          </table:table-cell>
          <table:table-cell office:value-type="float" office:value="225.66726539">
            <text:p>225,66726539</text:p>
          </table:table-cell>
          <table:table-cell office:value-type="float" office:value="1369">
            <text:p>1369</text:p>
          </table:table-cell>
          <table:table-cell office:value-type="string">
            <text:p>C.E.E.M.A.T</text:p>
          </table:table-cell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2191.62922">
            <text:p>2191,62922</text:p>
          </table:table-cell>
          <table:table-cell office:value-type="float" office:value="225.750018">
            <text:p>225,750018</text:p>
          </table:table-cell>
        </table:table-row>
        <table:table-row table:style-name="ro1">
          <table:table-cell office:value-type="float" office:value="24.34256249">
            <text:p>24,34256249</text:p>
          </table:table-cell>
          <table:table-cell office:value-type="float" office:value="18.89238513">
            <text:p>18,89238513</text:p>
          </table:table-cell>
          <table:table-cell office:value-type="float" office:value="1371">
            <text:p>1371</text:p>
          </table:table-cell>
          <table:table-cell office:value-type="string">
            <text:p>E.N.G.R.E.F</text:p>
          </table:table-cell>
          <table:table-cell office:value-type="string">
            <text:p>70012300</text:p>
          </table:table-cell>
          <table:table-cell office:value-type="string">
            <text:p>7</text:p>
          </table:table-cell>
          <table:table-cell office:value-type="string">
            <text:p>00123</text:p>
          </table:table-cell>
          <table:table-cell office:value-type="string">
            <text:p>00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float" office:value="24.36041">
            <text:p>24,36041</text:p>
          </table:table-cell>
          <table:table-cell office:value-type="float" office:value="18.899295">
            <text:p>18,899295</text:p>
          </table:table-cell>
        </table:table-row>
        <table:table-row table:style-name="ro1">
          <table:table-cell office:value-type="float" office:value="1013.1681561">
            <text:p>1013,1681561</text:p>
          </table:table-cell>
          <table:table-cell office:value-type="float" office:value="195.67683441">
            <text:p>195,67683441</text:p>
          </table:table-cell>
          <table:table-cell office:value-type="float" office:value="1373">
            <text:p>1373</text:p>
          </table:table-cell>
          <table:table-cell office:value-type="string">
            <text:p>E.N.G.R.E.F</text:p>
          </table:table-cell>
          <table:table-cell office:value-type="string">
            <text:p>70012300</text:p>
          </table:table-cell>
          <table:table-cell office:value-type="string">
            <text:p>7</text:p>
          </table:table-cell>
          <table:table-cell office:value-type="string">
            <text:p>00123</text:p>
          </table:table-cell>
          <table:table-cell office:value-type="string">
            <text:p>0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013.91284">
            <text:p>1013,91284</text:p>
          </table:table-cell>
          <table:table-cell office:value-type="float" office:value="195.748854">
            <text:p>195,748854</text:p>
          </table:table-cell>
        </table:table-row>
        <table:table-row table:style-name="ro1">
          <table:table-cell office:value-type="float" office:value="1534.41376925">
            <text:p>1534,41376925</text:p>
          </table:table-cell>
          <table:table-cell office:value-type="float" office:value="258.3354294">
            <text:p>258,3354294</text:p>
          </table:table-cell>
          <table:table-cell office:value-type="float" office:value="1375">
            <text:p>1375</text:p>
          </table:table-cell>
          <table:table-cell office:value-type="string">
            <text:p>CIHEA</text:p>
          </table:table-cell>
          <table:table-cell office:value-type="string">
            <text:p>99999999</text:p>
          </table:table-cell>
          <table:table-cell office:value-type="string">
            <text:p>0</text:p>
          </table:table-cell>
          <table:table-cell office:value-type="string">
            <text:p>00000</text:p>
          </table:table-cell>
          <table:table-cell office:value-type="string">
            <text:p>0</text:p>
          </table:table-cell>
          <table:table-cell office:value-type="string">
            <text:p>B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535.53871">
            <text:p>1535,53871</text:p>
          </table:table-cell>
          <table:table-cell office:value-type="float" office:value="258.430609">
            <text:p>258,430609</text:p>
          </table:table-cell>
        </table:table-row>
        <table:table-row table:style-name="ro1">
          <table:table-cell office:value-type="float" office:value="522.03081888">
            <text:p>522,03081888</text:p>
          </table:table-cell>
          <table:table-cell office:value-type="float" office:value="125.88563606">
            <text:p>125,88563606</text:p>
          </table:table-cell>
          <table:table-cell office:value-type="float" office:value="1376">
            <text:p>1376</text:p>
          </table:table-cell>
          <table:table-cell office:value-type="string">
            <text:p>Base de pleine nature Lavalette</text:p>
          </table:table-cell>
          <table:table-cell office:value-type="string">
            <text:p>70001600</text:p>
          </table:table-cell>
          <table:table-cell office:value-type="string">
            <text:p>7</text:p>
          </table:table-cell>
          <table:table-cell office:value-type="string">
            <text:p>00016</text:p>
          </table:table-cell>
          <table:table-cell office:value-type="string">
            <text:p>00</text:p>
          </table:table-cell>
          <table:table-cell office:value-type="string">
            <text:p>BC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522.41198">
            <text:p>522,41198</text:p>
          </table:table-cell>
          <table:table-cell office:value-type="float" office:value="125.931969">
            <text:p>125,931969</text:p>
          </table:table-cell>
        </table:table-row>
      </table:table>
      <table:table table:name="Métadonnées" table:style-name="ta1" table:print="false">
        <table:table-column table:style-name="co12" table:default-cell-style-name="Default"/>
        <table:table-row table:style-name="ro1">
          <table:table-cell office:value-type="string">
            <text:p><text:s text:c="3"/>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<text:s/></text:p>
          </table:table-cell>
        </table:table-row>
        <table:table-row table:style-name="ro1">
          <table:table-cell office:value-type="string">
            <text:p>--------------------------------------------------</text:p>
          </table:table-cell>
        </table:table-row>
        <table:table-row table:style-name="ro1">
          <table:table-cell office:value-type="string">
            <text:p>Données publiques ouvertes - Montpellier Territoire Numérique</text:p>
          </table:table-cell>
        </table:table-row>
        <table:table-row table:style-name="ro1">
          <table:table-cell office:value-type="string">
            <text:p>--------------------------------------------------</text:p>
          </table:table-cell>
        </table:table-row>
        <table:table-row table:style-name="ro1">
          <table:table-cell office:value-type="string">
            <text:p>Fiche métadonnées</text:p>
          </table:table-cell>
        </table:table-row>
        <table:table-row table:style-name="ro1">
          <table:table-cell office:value-type="string">
            <text:p>--------------------------------------------------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ID : 52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TITRE : Bâtiment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IDENTIFIANT : VilleMTP_MTP_Bâtiments_2011_v2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DESCRIPTION : Cette donnée spatiale renseigne l’emplacement de l’ensemble des bâtiments non résidentiels de la commune de Montpellier. Il s’agit à la fois de bâtiments publics, mais aussi certaines constructions privées comme les églises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COUVERTUTE GÉOGRAPHIQUE : Ville de Montpellie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LANGUE : françai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DATE PUBLICATION : 2011-10-12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PÉRIODE VALIDITÉE : Annuell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MISE À JOUR : 2013-01-11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PRORIÉTAIRE : Ville de Montpellie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DIFFUSEUR : Ville de Montpellie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CATÉGORIE : Equipement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THÈME INSPIRE : Structure, constructions humaine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LICENCE : LICENCE OUVERTE / OPEN LICENCE http://www.etalab.gouv.fr/pages/licence-ouverte-open-licence-5899923.html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MOTS CLÉS : bâtiment ; construction ; ouvrage ; immobilier ; montpellie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TARIFICATION : Gratuite</text:p>
          </table:table-cell>
        </table:table-row>
        <table:table-row table:style-name="ro1" table:number-rows-repeated="5">
          <table:table-cell/>
        </table:table-row>
        <table:table-row table:style-name="ro1">
          <table:table-cell office:value-type="string">
            <text:p>--------------------------------------------------</text:p>
          </table:table-cell>
        </table:table-row>
        <table:table-row table:style-name="ro1">
          <table:table-cell office:value-type="string">
            <text:p>Site : http://opendata.montpelliernumerique.fr</text:p>
          </table:table-cell>
        </table:table-row>
        <table:table-row table:style-name="ro1">
          <table:table-cell office:value-type="string">
            <text:p>--------------------------------------------------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1">11/01/2013</text:date>, <text:time>10:58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date>2013-01-11T10:58:04.39</dc:date>
    <dc:creator>Jérémie Valentin</dc:creator>
    <meta:editing-duration>PT37S</meta:editing-duration>
    <meta:editing-cycles>2</meta:editing-cycles>
    <meta:document-statistic meta:table-count="2" meta:cell-count="17474" meta:object-count="0"/>
  </office:meta>
</office:document-meta>
</file>